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4">
      <style:text-properties fo:color="#000000"/>
    </style:style>
    <style:style style:family="text" style:name="T2" style:display-name="T2" style:parent-style-name="CharStyle7">
      <style:text-properties fo:color="#000000"/>
    </style:style>
    <style:style style:family="text" style:name="T3" style:display-name="T3" style:parent-style-name="CharStyle9">
      <style:text-properties fo:color="#000000"/>
    </style:style>
    <style:style style:family="text" style:name="T4" style:display-name="T4" style:parent-style-name="CharStyle11">
      <style:text-properties fo:color="#000000"/>
    </style:style>
    <style:style style:family="text" style:name="T5" style:display-name="T5" style:parent-style-name="CharStyle11">
      <style:text-properties fo:color="#000000" fo:background-color="#80FFFF"/>
    </style:style>
    <style:style style:family="text" style:name="T6" style:display-name="T6" style:parent-style-name="CharStyle14">
      <style:text-properties fo:color="#000000"/>
    </style:style>
    <style:style style:family="text" style:name="T7" style:display-name="T7" style:parent-style-name="CharStyle14">
      <style:text-properties fo:color="#000000" fo:background-color="#80FFFF"/>
    </style:style>
    <style:style style:family="text" style:name="T8" style:display-name="T8" style:parent-style-name="CharStyle16">
      <style:text-properties fo:color="#000000"/>
    </style:style>
    <style:style style:family="text" style:name="T9" style:display-name="T9" style:parent-style-name="CharStyle16">
      <style:text-properties fo:color="#000000" fo:background-color="#80FFFF"/>
    </style:style>
    <style:style style:family="text" style:name="T10" style:display-name="T10" style:parent-style-name="CharStyle6">
      <style:text-properties fo:color="#000000"/>
    </style:style>
    <style:style style:family="text" style:name="T11" style:display-name="T11" style:parent-style-name="CharStyle6">
      <style:text-properties fo:color="#000000" fo:background-color="#80FFFF"/>
    </style:style>
    <style:style style:family="text" style:name="T12" style:display-name="T12" style:parent-style-name="CharStyle6">
      <style:text-properties style:text-position="25%" fo:color="#000000" fo:background-color="#80FFFF"/>
    </style:style>
    <style:style style:family="text" style:name="T14" style:display-name="T14" style:parent-style-name="CharStyle21">
      <style:text-properties fo:color="#000000"/>
    </style:style>
    <style:style style:family="text" style:name="T16" style:display-name="T16" style:parent-style-name="CharStyle21">
      <style:text-properties fo:color="#000000" fo:background-color="#80FFFF"/>
    </style:style>
    <style:style style:family="text" style:name="T17" style:display-name="T17" style:parent-style-name="CharStyle6">
      <style:text-properties style:text-position="-25%" fo:color="#000000" fo:background-color="#80FFFF"/>
    </style:style>
    <style:style style:family="text" style:name="T19" style:display-name="T19" style:parent-style-name="CharStyle23">
      <style:text-properties fo:color="#000000"/>
    </style:style>
    <style:style style:family="text" style:name="T20" style:display-name="T20" style:parent-style-name="CharStyle25">
      <style:text-properties fo:color="#000000" fo:background-color="#80FFFF"/>
    </style:style>
    <style:style style:family="text" style:name="T21" style:display-name="T21" style:parent-style-name="CharStyle25">
      <style:text-properties fo:color="#000000"/>
    </style:style>
    <style:style style:family="text" style:name="T22" style:display-name="T22" style:parent-style-name="CharStyle27">
      <style:text-properties fo:color="#000000"/>
    </style:style>
    <style:style style:family="text" style:name="T24" style:display-name="T24" style:parent-style-name="CharStyle29">
      <style:text-properties fo:color="#000000"/>
    </style:style>
    <style:style style:family="text" style:name="T25" style:display-name="T25" style:parent-style-name="CharStyle31">
      <style:text-properties fo:color="#000000"/>
    </style:style>
    <style:style style:family="text" style:name="T26" style:display-name="T26" style:parent-style-name="CharStyle32">
      <style:text-properties fo:color="#000000" fo:background-color="#80FFFF"/>
    </style:style>
    <style:style style:family="text" style:name="T27" style:display-name="T27" style:parent-style-name="CharStyle33">
      <style:text-properties fo:color="#000000"/>
    </style:style>
    <style:style style:family="text" style:name="T28" style:display-name="T28" style:parent-style-name="CharStyle34">
      <style:text-properties fo:color="#000000" fo:background-color="#80FFFF"/>
    </style:style>
    <style:style style:family="text" style:name="T29" style:display-name="T29" style:parent-style-name="CharStyle34">
      <style:text-properties fo:color="#000000"/>
    </style:style>
    <style:style style:family="text" style:name="T30" style:display-name="T30" style:parent-style-name="CharStyle35">
      <style:text-properties fo:color="#000000"/>
    </style:style>
    <style:style style:family="text" style:name="T31" style:display-name="T31" style:parent-style-name="CharStyle35">
      <style:text-properties fo:color="#000000" fo:background-color="#80FFFF"/>
    </style:style>
    <style:style style:family="text" style:name="T32" style:display-name="T32" style:parent-style-name="CharStyle36">
      <style:text-properties fo:color="#000000"/>
    </style:style>
    <style:style style:family="text" style:name="T33" style:display-name="T33" style:parent-style-name="CharStyle27">
      <style:text-properties fo:color="#000000" fo:background-color="#80FFFF"/>
    </style:style>
    <style:style style:family="text" style:name="T34" style:display-name="T34" style:parent-style-name="CharStyle38">
      <style:text-properties fo:color="#000000" fo:background-color="#80FFFF"/>
    </style:style>
    <style:style style:family="text" style:name="T35" style:display-name="T35" style:parent-style-name="CharStyle39">
      <style:text-properties fo:color="#000000"/>
    </style:style>
    <style:style style:family="text" style:name="T37" style:display-name="T37" style:parent-style-name="CharStyle29">
      <style:text-properties fo:color="#000000" fo:background-color="#80FFFF"/>
    </style:style>
    <style:style style:family="text" style:name="T40" style:display-name="T40" style:parent-style-name="CharStyle40">
      <style:text-properties fo:color="#000000"/>
    </style:style>
    <style:style style:family="text" style:name="T41" style:display-name="T41" style:parent-style-name="CharStyle42">
      <style:text-properties fo:color="#000000" fo:background-color="#80FFFF"/>
    </style:style>
    <style:style style:family="text" style:name="T42" style:display-name="T42" style:parent-style-name="CharStyle43">
      <style:text-properties fo:color="#000000" fo:background-color="#80FFFF"/>
    </style:style>
    <style:style style:family="text" style:name="T43" style:display-name="T43" style:parent-style-name="CharStyle43">
      <style:text-properties fo:color="#000000"/>
    </style:style>
    <style:style style:family="text" style:name="T44" style:display-name="T44" style:parent-style-name="CharStyle16">
      <style:text-properties style:text-position="25%" fo:color="#000000" fo:background-color="#80FFFF"/>
    </style:style>
    <style:style style:family="text" style:name="T46" style:display-name="T46" style:parent-style-name="CharStyle44">
      <style:text-properties fo:color="#000000"/>
    </style:style>
    <style:style style:family="text" style:name="T47" style:display-name="T47" style:parent-style-name="CharStyle44">
      <style:text-properties fo:color="#000000" fo:background-color="#80FFFF"/>
    </style:style>
    <style:style style:family="text" style:name="T48" style:display-name="T48" style:parent-style-name="CharStyle32">
      <style:text-properties fo:color="#000000"/>
    </style:style>
    <style:style style:family="text" style:name="T49" style:display-name="T49" style:parent-style-name="CharStyle45">
      <style:text-properties fo:color="#000000"/>
    </style:style>
    <style:style style:family="paragraph" style:name="P70" style:display-name="P70" style:parent-style-name="Style3" style:list-style-name="">
      <style:paragraph-properties fo:background-color="transparent" fo:margin-left="0.000cm" fo:text-indent="0.000cm" fo:text-align="left" style:page-number="auto"/>
      <style:text-properties/>
    </style:style>
    <style:style style:family="paragraph" style:name="P71" style:display-name="P71" style:parent-style-name="Style5">
      <style:paragraph-properties fo:background-color="transparent" fo:margin-left="0.000cm" fo:text-indent="0.000cm" fo:text-align="left" style:page-number="auto"/>
      <style:text-properties/>
    </style:style>
    <style:style style:family="paragraph" style:name="P72" style:display-name="P72" style:parent-style-name="Style8" style:list-style-name="">
      <style:paragraph-properties fo:background-color="transparent" fo:margin-left="0.000cm" fo:text-indent="0.000cm" fo:text-align="left" style:page-number="auto"/>
      <style:text-properties/>
    </style:style>
    <style:style style:family="paragraph" style:name="P73" style:display-name="P73" style:parent-style-name="Style10">
      <style:paragraph-properties fo:background-color="transparent" fo:margin-left="0.000cm" fo:text-indent="0.000cm" fo:text-align="left" style:page-number="auto"/>
      <style:text-properties/>
    </style:style>
    <style:style style:family="paragraph" style:name="P74" style:display-name="P74" style:parent-style-name="Style10">
      <style:paragraph-properties fo:background-color="transparent" fo:margin-left="0.000cm" fo:text-indent="0.000cm" fo:text-align="left" style:page-number="auto"/>
      <style:text-properties/>
    </style:style>
    <style:style style:family="paragraph" style:name="P75" style:display-name="P75" style:parent-style-name="Style10">
      <style:paragraph-properties fo:background-color="transparent" fo:margin-left="0.000cm" fo:text-indent="0.000cm" fo:text-align="left" style:page-number="auto"/>
      <style:text-properties/>
    </style:style>
    <style:style style:family="paragraph" style:name="P76" style:display-name="P76" style:parent-style-name="Style12">
      <style:paragraph-properties fo:background-color="transparent" fo:margin-left="0.000cm" fo:text-indent="0.000cm" fo:text-align="left" style:page-number="auto"/>
      <style:text-properties/>
    </style:style>
    <style:style style:family="paragraph" style:name="P77" style:display-name="P77" style:parent-style-name="Style12">
      <style:paragraph-properties fo:background-color="transparent" fo:margin-left="0.000cm" fo:text-indent="0.000cm" fo:text-align="left" style:page-number="auto"/>
      <style:text-properties/>
    </style:style>
    <style:style style:family="paragraph" style:name="P78" style:display-name="P78" style:parent-style-name="Style3" style:list-style-name="">
      <style:paragraph-properties fo:background-color="transparent" fo:margin-left="0.000cm" fo:text-indent="0.000cm" fo:text-align="left" style:page-number="auto"/>
      <style:text-properties/>
    </style:style>
    <style:style style:family="paragraph" style:name="P79" style:display-name="P79" style:parent-style-name="Style15">
      <style:paragraph-properties fo:background-color="transparent" fo:margin-left="0.000cm" fo:text-indent="0.000cm" fo:text-align="left" style:page-number="auto"/>
      <style:text-properties/>
    </style:style>
    <style:style style:family="paragraph" style:name="P80" style:display-name="P80" style:parent-style-name="Style15">
      <style:paragraph-properties fo:background-color="transparent" fo:margin-left="0.000cm" fo:text-indent="0.000cm" fo:text-align="left" style:page-number="auto"/>
      <style:text-properties/>
    </style:style>
    <style:style style:family="paragraph" style:name="P81" style:display-name="P81" style:parent-style-name="Style15">
      <style:paragraph-properties fo:background-color="transparent" fo:margin-left="0.000cm" fo:text-indent="0.000cm" fo:text-align="left" style:page-number="auto"/>
      <style:text-properties/>
    </style:style>
    <style:style style:family="paragraph" style:name="P82" style:display-name="P82" style:parent-style-name="Style5">
      <style:paragraph-properties fo:background-color="transparent" fo:margin-left="0.000cm" fo:text-indent="0.000cm" fo:text-align="left" style:page-number="auto"/>
      <style:text-properties/>
    </style:style>
    <style:style style:family="paragraph" style:name="P83" style:display-name="P83" style:parent-style-name="Style5">
      <style:paragraph-properties fo:background-color="transparent" fo:margin-left="0.000cm" fo:text-indent="0.635cm" fo:text-align="left" style:page-number="auto"/>
      <style:text-properties/>
    </style:style>
    <style:style style:family="paragraph" style:name="P84" style:display-name="P84" style:parent-style-name="Style5">
      <style:paragraph-properties fo:background-color="transparent" fo:margin-left="0.000cm" fo:text-indent="0.635cm" fo:text-align="left" style:page-number="auto"/>
      <style:text-properties/>
    </style:style>
    <style:style style:family="paragraph" style:name="P85" style:display-name="P85" style:parent-style-name="Style5">
      <style:paragraph-properties fo:background-color="transparent" fo:margin-left="0.000cm" fo:text-indent="0.635cm" fo:text-align="left" style:page-number="auto"/>
      <style:text-properties/>
    </style:style>
    <style:style style:family="paragraph" style:name="P86" style:display-name="P86" style:parent-style-name="Style5">
      <style:paragraph-properties fo:background-color="transparent" fo:margin-left="0.000cm" fo:text-indent="0.635cm" fo:text-align="left" style:page-number="auto"/>
      <style:text-properties/>
    </style:style>
    <style:style style:family="paragraph" style:name="P87" style:display-name="P87" style:parent-style-name="Style5">
      <style:paragraph-properties fo:background-color="transparent" fo:margin-left="0.000cm" fo:text-indent="0.635cm" fo:text-align="left" style:page-number="auto"/>
      <style:text-properties/>
    </style:style>
    <style:style style:family="paragraph" style:name="P88" style:display-name="P88" style:parent-style-name="Style5">
      <style:paragraph-properties fo:background-color="transparent" fo:margin-left="0.000cm" fo:text-indent="0.635cm" fo:text-align="left" style:page-number="auto"/>
      <style:text-properties/>
    </style:style>
    <style:style style:family="paragraph" style:name="P89" style:display-name="P89" style:parent-style-name="Style5">
      <style:paragraph-properties fo:background-color="transparent" fo:margin-left="0.000cm" fo:text-indent="0.635cm" fo:text-align="left" style:page-number="auto"/>
      <style:text-properties/>
    </style:style>
    <style:style style:family="paragraph" style:name="P92" style:display-name="P92" style:parent-style-name="Style20">
      <style:paragraph-properties fo:background-color="transparent" fo:margin-left="0.000cm" fo:text-indent="0.000cm" fo:text-align="left" style:page-number="auto"/>
      <style:text-properties/>
    </style:style>
    <style:style style:family="paragraph" style:name="P93" style:display-name="P93" style:parent-style-name="Style20">
      <style:paragraph-properties fo:background-color="transparent" fo:margin-left="0.000cm" fo:text-indent="0.000cm" fo:text-align="left" style:page-number="auto"/>
      <style:text-properties/>
    </style:style>
    <style:style style:family="paragraph" style:name="P94" style:display-name="P94" style:parent-style-name="Style5">
      <style:paragraph-properties fo:background-color="transparent" fo:margin-left="0.000cm" fo:text-indent="0.635cm" fo:text-align="left" style:page-number="auto"/>
      <style:text-properties/>
    </style:style>
    <style:style style:family="paragraph" style:name="P95" style:display-name="P95" style:parent-style-name="Style5">
      <style:paragraph-properties fo:background-color="transparent" fo:margin-left="0.000cm" fo:text-indent="0.635cm" fo:text-align="left" style:page-number="auto"/>
      <style:text-properties/>
    </style:style>
    <style:style style:family="paragraph" style:name="P96" style:display-name="P96" style:parent-style-name="Style5">
      <style:paragraph-properties fo:background-color="transparent" fo:margin-left="0.000cm" fo:text-indent="0.635cm" fo:text-align="left" style:page-number="auto"/>
      <style:text-properties/>
    </style:style>
    <style:style style:family="paragraph" style:name="P97" style:display-name="P97" style:parent-style-name="Style5">
      <style:paragraph-properties fo:background-color="transparent" fo:margin-left="0.000cm" fo:text-indent="0.635cm" fo:text-align="left" style:page-number="auto"/>
      <style:text-properties/>
    </style:style>
    <style:style style:family="paragraph" style:name="P98" style:display-name="P98" style:parent-style-name="Style5">
      <style:paragraph-properties fo:background-color="transparent" fo:margin-left="0.000cm" fo:text-indent="0.635cm" fo:text-align="left" style:page-number="auto"/>
      <style:text-properties/>
    </style:style>
    <style:style style:family="paragraph" style:name="P99" style:display-name="P99" style:parent-style-name="Style5">
      <style:paragraph-properties fo:background-color="transparent" fo:margin-left="0.000cm" fo:text-indent="0.635cm" fo:text-align="left" style:page-number="auto"/>
      <style:text-properties/>
    </style:style>
    <style:style style:family="paragraph" style:name="P100" style:display-name="P100" style:parent-style-name="Style5">
      <style:paragraph-properties fo:background-color="transparent" fo:margin-left="0.000cm" fo:text-indent="0.635cm" fo:text-align="left" style:page-number="auto"/>
      <style:text-properties/>
    </style:style>
    <style:style style:family="paragraph" style:name="P101" style:display-name="P101" style:parent-style-name="Style5">
      <style:paragraph-properties fo:background-color="transparent" fo:margin-left="0.000cm" fo:text-indent="0.635cm" fo:text-align="left" style:page-number="auto"/>
      <style:text-properties/>
    </style:style>
    <style:style style:family="paragraph" style:name="P102" style:display-name="P102" style:parent-style-name="Style5">
      <style:paragraph-properties fo:background-color="transparent" fo:margin-left="0.000cm" fo:text-indent="0.635cm" fo:text-align="left" style:page-number="auto"/>
      <style:text-properties/>
    </style:style>
    <style:style style:family="paragraph" style:name="P103" style:display-name="P103" style:parent-style-name="Style5">
      <style:paragraph-properties fo:background-color="transparent" fo:margin-left="0.000cm" fo:text-indent="0.635cm" fo:text-align="left" style:page-number="auto"/>
      <style:text-properties/>
    </style:style>
    <style:style style:family="paragraph" style:name="P104" style:display-name="P104" style:parent-style-name="Style5">
      <style:paragraph-properties fo:background-color="transparent" fo:margin-left="0.000cm" fo:text-indent="0.635cm" fo:text-align="left" style:page-number="auto"/>
      <style:text-properties/>
    </style:style>
    <style:style style:family="paragraph" style:name="P105" style:display-name="P105" style:parent-style-name="Style5">
      <style:paragraph-properties fo:background-color="transparent" fo:margin-left="0.000cm" fo:text-indent="0.635cm" fo:text-align="left" style:page-number="auto"/>
      <style:text-properties/>
    </style:style>
    <style:style style:family="paragraph" style:name="P106" style:display-name="P106" style:parent-style-name="Style5">
      <style:paragraph-properties fo:background-color="transparent" fo:margin-left="0.000cm" fo:text-indent="0.635cm" fo:text-align="left" style:page-number="auto"/>
      <style:text-properties/>
    </style:style>
    <style:style style:family="paragraph" style:name="P107" style:display-name="P107" style:parent-style-name="Style5">
      <style:paragraph-properties fo:background-color="transparent" fo:margin-left="0.000cm" fo:text-indent="0.635cm" fo:text-align="left" style:page-number="auto"/>
      <style:text-properties/>
    </style:style>
    <style:style style:family="paragraph" style:name="P108" style:display-name="P108" style:parent-style-name="Style5">
      <style:paragraph-properties fo:background-color="transparent" fo:margin-left="0.000cm" fo:text-indent="0.000cm" fo:text-align="left" style:page-number="auto"/>
      <style:text-properties/>
    </style:style>
    <style:style style:family="paragraph" style:name="P109" style:display-name="P109" style:parent-style-name="Style5">
      <style:paragraph-properties fo:background-color="transparent" fo:margin-left="0.000cm" fo:text-indent="0.635cm" fo:text-align="left" style:page-number="auto"/>
      <style:text-properties/>
    </style:style>
    <style:style style:family="paragraph" style:name="P110" style:display-name="P110" style:parent-style-name="Style5">
      <style:paragraph-properties fo:background-color="transparent" fo:margin-left="0.000cm" fo:text-indent="0.635cm" fo:text-align="left" style:page-number="auto"/>
      <style:text-properties/>
    </style:style>
    <style:style style:family="paragraph" style:name="P111" style:display-name="P111" style:parent-style-name="Style5">
      <style:paragraph-properties fo:background-color="transparent" fo:margin-left="0.000cm" fo:text-indent="0.635cm" fo:text-align="left" style:page-number="auto"/>
      <style:text-properties/>
    </style:style>
    <style:style style:family="paragraph" style:name="P112" style:display-name="P112" style:parent-style-name="Style5">
      <style:paragraph-properties fo:background-color="transparent" fo:margin-left="0.000cm" fo:text-indent="0.635cm" fo:text-align="left" style:page-number="auto"/>
      <style:text-properties/>
    </style:style>
    <style:style style:family="paragraph" style:name="P114" style:display-name="P114" style:parent-style-name="Style20">
      <style:paragraph-properties fo:background-color="transparent" fo:margin-left="0.000cm" fo:text-indent="0.000cm" fo:text-align="left" style:page-number="auto"/>
      <style:text-properties/>
    </style:style>
    <style:style style:family="paragraph" style:name="P115" style:display-name="P115" style:parent-style-name="Style20">
      <style:paragraph-properties fo:background-color="transparent" fo:margin-left="0.000cm" fo:text-indent="0.000cm" fo:text-align="left" style:page-number="auto"/>
      <style:text-properties/>
    </style:style>
    <style:style style:family="paragraph" style:name="P116" style:display-name="P116" style:parent-style-name="Style5">
      <style:paragraph-properties fo:background-color="transparent" fo:margin-left="0.000cm" fo:text-indent="0.635cm" fo:text-align="left" style:page-number="auto"/>
      <style:text-properties/>
    </style:style>
    <style:style style:family="paragraph" style:name="P117" style:display-name="P117" style:parent-style-name="Style5">
      <style:paragraph-properties fo:background-color="transparent" fo:margin-left="0.000cm" fo:text-indent="0.635cm" fo:text-align="left" style:page-number="auto"/>
      <style:text-properties/>
    </style:style>
    <style:style style:family="paragraph" style:name="P118" style:display-name="P118" style:parent-style-name="Style5">
      <style:paragraph-properties fo:background-color="transparent" fo:margin-left="0.000cm" fo:text-indent="0.635cm" fo:text-align="left" style:page-number="auto"/>
      <style:text-properties/>
    </style:style>
    <style:style style:family="paragraph" style:name="P119" style:display-name="P119" style:parent-style-name="Style5">
      <style:paragraph-properties fo:background-color="transparent" fo:margin-left="0.000cm" fo:text-indent="0.635cm" fo:text-align="left" style:page-number="auto"/>
      <style:text-properties/>
    </style:style>
    <style:style style:family="paragraph" style:name="P120" style:display-name="P120" style:parent-style-name="Style5">
      <style:paragraph-properties fo:background-color="transparent" fo:margin-left="0.000cm" fo:text-indent="0.635cm" fo:text-align="left" style:page-number="auto"/>
      <style:text-properties/>
    </style:style>
    <style:style style:family="paragraph" style:name="P121" style:display-name="P121" style:parent-style-name="Style5">
      <style:paragraph-properties fo:background-color="transparent" fo:margin-left="0.000cm" fo:text-indent="0.635cm" fo:text-align="left" style:page-number="auto"/>
      <style:text-properties/>
    </style:style>
    <style:style style:family="paragraph" style:name="P122" style:display-name="P122" style:parent-style-name="Style5">
      <style:paragraph-properties fo:background-color="transparent" fo:margin-left="0.000cm" fo:text-indent="0.635cm" fo:text-align="left" style:page-number="auto"/>
      <style:text-properties/>
    </style:style>
    <style:style style:family="paragraph" style:name="P123" style:display-name="P123" style:parent-style-name="Style5">
      <style:paragraph-properties fo:background-color="transparent" fo:margin-left="0.000cm" fo:text-indent="0.635cm" fo:text-align="left" style:page-number="auto"/>
      <style:text-properties/>
    </style:style>
    <style:style style:family="paragraph" style:name="P124" style:display-name="P124" style:parent-style-name="Style5">
      <style:paragraph-properties fo:background-color="transparent" fo:margin-left="0.000cm" fo:text-indent="0.635cm" fo:text-align="left" style:page-number="auto"/>
      <style:text-properties/>
    </style:style>
    <style:style style:family="paragraph" style:name="P125" style:display-name="P125" style:parent-style-name="Style5">
      <style:paragraph-properties fo:background-color="transparent" fo:margin-left="0.000cm" fo:text-indent="0.635cm" fo:text-align="left" style:page-number="auto"/>
      <style:text-properties/>
    </style:style>
    <style:style style:family="paragraph" style:name="P126" style:display-name="P126" style:parent-style-name="Style5">
      <style:paragraph-properties fo:background-color="transparent" fo:margin-left="0.000cm" fo:text-indent="0.635cm" fo:text-align="left" style:page-number="auto"/>
      <style:text-properties/>
    </style:style>
    <style:style style:family="paragraph" style:name="P127" style:display-name="P127" style:parent-style-name="Style5">
      <style:paragraph-properties fo:background-color="transparent" fo:margin-left="0.000cm" fo:text-indent="0.635cm" fo:text-align="left" style:page-number="auto"/>
      <style:text-properties/>
    </style:style>
    <style:style style:family="paragraph" style:name="P128" style:display-name="P128" style:parent-style-name="Style5">
      <style:paragraph-properties fo:background-color="transparent" fo:margin-left="0.000cm" fo:text-indent="0.635cm" fo:text-align="left" style:page-number="auto"/>
      <style:text-properties/>
    </style:style>
    <style:style style:family="paragraph" style:name="P129" style:display-name="P129" style:parent-style-name="Style5">
      <style:paragraph-properties fo:background-color="transparent" fo:margin-left="0.000cm" fo:text-indent="0.000cm" fo:text-align="left" style:page-number="auto"/>
      <style:text-properties/>
    </style:style>
    <style:style style:family="paragraph" style:name="P130" style:display-name="P130" style:parent-style-name="Style5">
      <style:paragraph-properties fo:background-color="transparent" fo:margin-left="0.000cm" fo:text-indent="0.635cm" fo:text-align="left" style:page-number="auto"/>
      <style:text-properties/>
    </style:style>
    <style:style style:family="paragraph" style:name="P131" style:display-name="P131" style:parent-style-name="Style5">
      <style:paragraph-properties fo:background-color="transparent" fo:margin-left="0.000cm" fo:text-indent="0.635cm" fo:text-align="left" style:page-number="auto"/>
      <style:text-properties/>
    </style:style>
    <style:style style:family="paragraph" style:name="P132" style:display-name="P132" style:parent-style-name="Style5">
      <style:paragraph-properties fo:background-color="transparent" fo:margin-left="0.000cm" fo:text-indent="0.635cm" fo:text-align="left" style:page-number="auto"/>
      <style:text-properties/>
    </style:style>
    <style:style style:family="paragraph" style:name="P134" style:display-name="P134" style:parent-style-name="Style20">
      <style:paragraph-properties fo:background-color="transparent" fo:margin-left="0.000cm" fo:text-indent="0.000cm" fo:text-align="left" style:page-number="auto"/>
      <style:text-properties/>
    </style:style>
    <style:style style:family="paragraph" style:name="P135" style:display-name="P135" style:parent-style-name="Style20">
      <style:paragraph-properties fo:background-color="transparent" fo:margin-left="0.000cm" fo:text-indent="0.000cm" fo:text-align="left" style:page-number="auto"/>
      <style:text-properties/>
    </style:style>
    <style:style style:family="paragraph" style:name="P136" style:display-name="P136" style:parent-style-name="Style5">
      <style:paragraph-properties fo:background-color="transparent" fo:margin-left="0.000cm" fo:text-indent="0.635cm" fo:text-align="left" style:page-number="auto"/>
      <style:text-properties/>
    </style:style>
    <style:style style:family="paragraph" style:name="P137" style:display-name="P137" style:parent-style-name="Style5">
      <style:paragraph-properties fo:background-color="transparent" fo:margin-left="0.000cm" fo:text-indent="0.635cm" fo:text-align="left" style:page-number="auto"/>
      <style:text-properties/>
    </style:style>
    <style:style style:family="paragraph" style:name="P138" style:display-name="P138" style:parent-style-name="Style5">
      <style:paragraph-properties fo:background-color="transparent" fo:margin-left="0.000cm" fo:text-indent="0.635cm" fo:text-align="left" style:page-number="auto"/>
      <style:text-properties/>
    </style:style>
    <style:style style:family="paragraph" style:name="P139" style:display-name="P139" style:parent-style-name="Style5">
      <style:paragraph-properties fo:background-color="transparent" fo:margin-left="0.000cm" fo:text-indent="0.635cm" fo:text-align="left" style:page-number="auto"/>
      <style:text-properties/>
    </style:style>
    <style:style style:family="paragraph" style:name="P140" style:display-name="P140" style:parent-style-name="Style5">
      <style:paragraph-properties fo:background-color="transparent" fo:margin-left="0.000cm" fo:text-indent="0.000cm" fo:text-align="left" style:page-number="auto"/>
      <style:text-properties/>
    </style:style>
    <style:style style:family="paragraph" style:name="P141" style:display-name="P141" style:parent-style-name="Style5">
      <style:paragraph-properties fo:background-color="transparent" fo:margin-left="0.000cm" fo:text-indent="0.635cm" fo:text-align="left" style:page-number="auto"/>
      <style:text-properties/>
    </style:style>
    <style:style style:family="paragraph" style:name="P142" style:display-name="P142" style:parent-style-name="Style5">
      <style:paragraph-properties fo:background-color="transparent" fo:margin-left="0.000cm" fo:text-indent="0.635cm" fo:text-align="left" style:page-number="auto"/>
      <style:text-properties/>
    </style:style>
    <style:style style:family="paragraph" style:name="P143" style:display-name="P143" style:parent-style-name="Style5">
      <style:paragraph-properties fo:background-color="transparent" fo:margin-left="0.000cm" fo:text-indent="0.635cm" fo:text-align="left" style:page-number="auto"/>
      <style:text-properties/>
    </style:style>
    <style:style style:family="paragraph" style:name="P144" style:display-name="P144" style:parent-style-name="Style5">
      <style:paragraph-properties fo:background-color="transparent" fo:margin-left="0.000cm" fo:text-indent="0.635cm" fo:text-align="left" style:page-number="auto"/>
      <style:text-properties/>
    </style:style>
    <style:style style:family="paragraph" style:name="P146" style:display-name="P146" style:parent-style-name="Style20">
      <style:paragraph-properties fo:background-color="transparent" fo:margin-left="0.000cm" fo:text-indent="0.000cm" fo:text-align="left" style:page-number="auto"/>
      <style:text-properties/>
    </style:style>
    <style:style style:family="paragraph" style:name="P147" style:display-name="P147" style:parent-style-name="Style20">
      <style:paragraph-properties fo:background-color="transparent" fo:margin-left="0.000cm" fo:text-indent="0.000cm" fo:text-align="left" style:page-number="auto"/>
      <style:text-properties/>
    </style:style>
    <style:style style:family="paragraph" style:name="P148" style:display-name="P148" style:parent-style-name="Style5">
      <style:paragraph-properties fo:background-color="transparent" fo:margin-left="0.000cm" fo:text-indent="0.635cm" fo:text-align="left" style:page-number="auto"/>
      <style:text-properties/>
    </style:style>
    <style:style style:family="paragraph" style:name="P149" style:display-name="P149" style:parent-style-name="Style5">
      <style:paragraph-properties fo:background-color="transparent" fo:margin-left="0.000cm" fo:text-indent="0.635cm" fo:text-align="left" style:page-number="auto"/>
      <style:text-properties/>
    </style:style>
    <style:style style:family="paragraph" style:name="P150" style:display-name="P150" style:parent-style-name="Style5">
      <style:paragraph-properties fo:background-color="transparent" fo:margin-left="0.000cm" fo:text-indent="0.635cm" fo:text-align="left" style:page-number="auto"/>
      <style:text-properties/>
    </style:style>
    <style:style style:family="paragraph" style:name="P151" style:display-name="P151" style:parent-style-name="Style5">
      <style:paragraph-properties fo:background-color="transparent" fo:margin-left="0.000cm" fo:text-indent="0.635cm" fo:text-align="left" style:page-number="auto"/>
      <style:text-properties/>
    </style:style>
    <style:style style:family="paragraph" style:name="P152" style:display-name="P152" style:parent-style-name="Style5">
      <style:paragraph-properties fo:background-color="transparent" fo:margin-left="0.000cm" fo:text-indent="0.000cm" fo:text-align="left" style:page-number="auto"/>
      <style:text-properties/>
    </style:style>
    <style:style style:family="paragraph" style:name="P153" style:display-name="P153" style:parent-style-name="Style5">
      <style:paragraph-properties fo:background-color="transparent" fo:margin-left="0.000cm" fo:text-indent="0.635cm" fo:text-align="left" style:page-number="auto"/>
      <style:text-properties/>
    </style:style>
    <style:style style:family="paragraph" style:name="P154" style:display-name="P154" style:parent-style-name="Style5">
      <style:paragraph-properties fo:background-color="transparent" fo:margin-left="0.000cm" fo:text-indent="0.635cm" fo:text-align="left" style:page-number="auto"/>
      <style:text-properties/>
    </style:style>
    <style:style style:family="paragraph" style:name="P155" style:display-name="P155" style:parent-style-name="Style5">
      <style:paragraph-properties fo:background-color="transparent" fo:margin-left="0.000cm" fo:text-indent="0.635cm" fo:text-align="left" style:page-number="auto"/>
      <style:text-properties/>
    </style:style>
    <style:style style:family="paragraph" style:name="P158" style:display-name="P158" style:parent-style-name="Style20">
      <style:paragraph-properties fo:background-color="transparent" fo:margin-left="0.000cm" fo:text-indent="0.000cm" fo:text-align="left" style:page-number="auto"/>
      <style:text-properties/>
    </style:style>
    <style:style style:family="paragraph" style:name="P159" style:display-name="P159" style:parent-style-name="Style20">
      <style:paragraph-properties fo:background-color="transparent" fo:margin-left="0.000cm" fo:text-indent="0.000cm" fo:text-align="left" style:page-number="auto"/>
      <style:text-properties/>
    </style:style>
    <style:style style:family="paragraph" style:name="P160" style:display-name="P160" style:parent-style-name="Style5">
      <style:paragraph-properties fo:background-color="transparent" fo:margin-left="0.000cm" fo:text-indent="0.000cm" fo:text-align="left" style:page-number="auto"/>
      <style:text-properties/>
    </style:style>
    <style:style style:family="paragraph" style:name="P161" style:display-name="P161" style:parent-style-name="Style5">
      <style:paragraph-properties fo:background-color="transparent" fo:margin-left="0.000cm" fo:text-indent="0.635cm" fo:text-align="left" style:page-number="auto"/>
      <style:text-properties/>
    </style:style>
    <style:style style:family="paragraph" style:name="P162" style:display-name="P162" style:parent-style-name="Style5">
      <style:paragraph-properties fo:background-color="transparent" fo:margin-left="0.000cm" fo:text-indent="0.635cm" fo:text-align="left" style:page-number="auto"/>
      <style:text-properties/>
    </style:style>
    <style:style style:family="paragraph" style:name="P163" style:display-name="P163" style:parent-style-name="Style5">
      <style:paragraph-properties fo:background-color="transparent" fo:margin-left="0.000cm" fo:text-indent="0.635cm" fo:text-align="left" style:page-number="auto"/>
      <style:text-properties/>
    </style:style>
    <style:style style:family="paragraph" style:name="P164" style:display-name="P164" style:parent-style-name="Style5">
      <style:paragraph-properties fo:background-color="transparent" fo:margin-left="0.000cm" fo:text-indent="0.635cm" fo:text-align="left" style:page-number="auto"/>
      <style:text-properties/>
    </style:style>
    <style:style style:family="paragraph" style:name="P165" style:display-name="P165" style:parent-style-name="Style5">
      <style:paragraph-properties fo:background-color="transparent" fo:margin-left="0.000cm" fo:text-indent="0.635cm" fo:text-align="left" style:page-number="auto"/>
      <style:text-properties/>
    </style:style>
    <style:style style:family="paragraph" style:name="P166" style:display-name="P166" style:parent-style-name="Style5">
      <style:paragraph-properties fo:background-color="transparent" fo:margin-left="0.000cm" fo:text-indent="0.635cm" fo:text-align="left" style:page-number="auto"/>
      <style:text-properties/>
    </style:style>
    <style:style style:family="paragraph" style:name="P167" style:display-name="P167" style:parent-style-name="Style5">
      <style:paragraph-properties fo:background-color="transparent" fo:margin-left="0.000cm" fo:text-indent="0.635cm" fo:text-align="left" style:page-number="auto"/>
      <style:text-properties/>
    </style:style>
    <style:style style:family="paragraph" style:name="P168" style:display-name="P168" style:parent-style-name="Style5">
      <style:paragraph-properties fo:background-color="transparent" fo:margin-left="0.000cm" fo:text-indent="0.635cm" fo:text-align="left" style:page-number="auto"/>
      <style:text-properties/>
    </style:style>
    <style:style style:family="paragraph" style:name="P169" style:display-name="P169" style:parent-style-name="Style5">
      <style:paragraph-properties fo:background-color="transparent" fo:margin-left="0.000cm" fo:text-indent="0.635cm" fo:text-align="left" style:page-number="auto"/>
      <style:text-properties/>
    </style:style>
    <style:style style:family="paragraph" style:name="P170" style:display-name="P170" style:parent-style-name="Style5">
      <style:paragraph-properties fo:background-color="transparent" fo:margin-left="0.000cm" fo:text-indent="0.635cm" fo:text-align="left" style:page-number="auto"/>
      <style:text-properties/>
    </style:style>
    <style:style style:family="paragraph" style:name="P171" style:display-name="P171" style:parent-style-name="Style5">
      <style:paragraph-properties fo:background-color="transparent" fo:margin-left="0.000cm" fo:text-indent="0.635cm" fo:text-align="left" style:page-number="auto"/>
      <style:text-properties/>
    </style:style>
    <style:style style:family="paragraph" style:name="P172" style:display-name="P172" style:parent-style-name="Style5">
      <style:paragraph-properties fo:background-color="transparent" fo:margin-left="0.000cm" fo:text-indent="0.635cm" fo:text-align="left" style:page-number="auto"/>
      <style:text-properties/>
    </style:style>
    <style:style style:family="paragraph" style:name="P173" style:display-name="P173" style:parent-style-name="Style5">
      <style:paragraph-properties fo:background-color="transparent" fo:margin-left="0.000cm" fo:text-indent="0.635cm" fo:text-align="left" style:page-number="auto"/>
      <style:text-properties/>
    </style:style>
    <style:style style:family="paragraph" style:name="P174" style:display-name="P174" style:parent-style-name="Style5">
      <style:paragraph-properties fo:background-color="transparent" fo:margin-left="0.000cm" fo:text-indent="0.635cm" fo:text-align="left" style:page-number="auto"/>
      <style:text-properties/>
    </style:style>
    <style:style style:family="paragraph" style:name="P175" style:display-name="P175" style:parent-style-name="Style5">
      <style:paragraph-properties fo:background-color="transparent" fo:margin-left="0.000cm" fo:text-indent="0.635cm" fo:text-align="left" style:page-number="auto"/>
      <style:text-properties/>
    </style:style>
    <style:style style:family="paragraph" style:name="P176" style:display-name="P176" style:parent-style-name="Style5">
      <style:paragraph-properties fo:background-color="transparent" fo:margin-left="0.000cm" fo:text-indent="0.635cm" fo:text-align="left" style:page-number="auto"/>
      <style:text-properties/>
    </style:style>
    <style:style style:family="paragraph" style:name="P177" style:display-name="P177" style:parent-style-name="Style5">
      <style:paragraph-properties fo:background-color="transparent" fo:margin-left="0.000cm" fo:text-indent="0.635cm" fo:text-align="left" style:page-number="auto"/>
      <style:text-properties/>
    </style:style>
    <style:style style:family="paragraph" style:name="P178" style:display-name="P178" style:parent-style-name="Style5">
      <style:paragraph-properties fo:background-color="transparent" fo:margin-left="0.000cm" fo:text-indent="0.635cm" fo:text-align="left" style:page-number="auto"/>
      <style:text-properties/>
    </style:style>
    <style:style style:family="paragraph" style:name="P179" style:display-name="P179" style:parent-style-name="Style5">
      <style:paragraph-properties fo:background-color="transparent" fo:margin-left="0.000cm" fo:text-indent="0.635cm" fo:text-align="left" style:page-number="auto"/>
      <style:text-properties/>
    </style:style>
    <style:style style:family="paragraph" style:name="P180" style:display-name="P180" style:parent-style-name="Style5">
      <style:paragraph-properties fo:background-color="transparent" fo:margin-left="0.000cm" fo:text-indent="0.635cm" fo:text-align="left" style:page-number="auto"/>
      <style:text-properties/>
    </style:style>
    <style:style style:family="paragraph" style:name="P181" style:display-name="P181" style:parent-style-name="Style5">
      <style:paragraph-properties fo:background-color="transparent" fo:margin-left="0.000cm" fo:text-indent="0.635cm" fo:text-align="left" style:page-number="auto"/>
      <style:text-properties/>
    </style:style>
    <style:style style:family="paragraph" style:name="P182" style:display-name="P182" style:parent-style-name="Style5">
      <style:paragraph-properties fo:background-color="transparent" fo:margin-left="0.000cm" fo:text-indent="0.635cm" fo:text-align="left" style:page-number="auto"/>
      <style:text-properties/>
    </style:style>
    <style:style style:family="paragraph" style:name="P184" style:display-name="P184" style:parent-style-name="Style20">
      <style:paragraph-properties fo:background-color="transparent" fo:margin-left="0.000cm" fo:text-indent="0.000cm" fo:text-align="left" style:page-number="auto"/>
      <style:text-properties/>
    </style:style>
    <style:style style:family="paragraph" style:name="P185" style:display-name="P185" style:parent-style-name="Style20">
      <style:paragraph-properties fo:background-color="transparent" fo:margin-left="0.000cm" fo:text-indent="0.000cm" fo:text-align="left" style:page-number="auto"/>
      <style:text-properties/>
    </style:style>
    <style:style style:family="paragraph" style:name="P186" style:display-name="P186" style:parent-style-name="Style5">
      <style:paragraph-properties fo:background-color="transparent" fo:margin-left="0.000cm" fo:text-indent="0.000cm" fo:text-align="left" style:page-number="auto"/>
      <style:text-properties/>
    </style:style>
    <style:style style:family="paragraph" style:name="P187" style:display-name="P187" style:parent-style-name="Style5">
      <style:paragraph-properties fo:background-color="transparent" fo:margin-left="0.000cm" fo:text-indent="0.635cm" fo:text-align="left" style:page-number="auto"/>
      <style:text-properties/>
    </style:style>
    <style:style style:family="paragraph" style:name="P188" style:display-name="P188" style:parent-style-name="Style5">
      <style:paragraph-properties fo:background-color="transparent" fo:margin-left="0.000cm" fo:text-indent="0.635cm" fo:text-align="left" style:page-number="auto"/>
      <style:text-properties/>
    </style:style>
    <style:style style:family="paragraph" style:name="P189" style:display-name="P189" style:parent-style-name="Style5">
      <style:paragraph-properties fo:background-color="transparent" fo:margin-left="0.000cm" fo:text-indent="0.000cm" fo:text-align="left" style:page-number="auto"/>
      <style:text-properties/>
    </style:style>
    <style:style style:family="paragraph" style:name="P190" style:display-name="P190" style:parent-style-name="Style24" style:list-style-name="">
      <style:paragraph-properties fo:background-color="transparent" fo:margin-left="0.000cm" fo:text-indent="0.000cm" fo:text-align="left" style:page-number="auto"/>
      <style:text-properties/>
    </style:style>
    <style:style style:family="paragraph" style:name="P191" style:display-name="P191" style:parent-style-name="Style5">
      <style:paragraph-properties fo:background-color="transparent" fo:margin-left="0.000cm" fo:text-indent="0.635cm" fo:text-align="left" style:page-number="auto"/>
      <style:text-properties/>
    </style:style>
    <style:style style:family="paragraph" style:name="P192" style:display-name="P192" style:parent-style-name="Style5">
      <style:paragraph-properties fo:background-color="transparent" fo:margin-left="0.000cm" fo:text-indent="0.635cm" fo:text-align="left" style:page-number="auto"/>
      <style:text-properties/>
    </style:style>
    <style:style style:family="paragraph" style:name="P193" style:display-name="P193" style:parent-style-name="Style5">
      <style:paragraph-properties fo:background-color="transparent" fo:margin-left="0.000cm" fo:text-indent="0.635cm" fo:text-align="left" style:page-number="auto"/>
      <style:text-properties/>
    </style:style>
    <style:style style:family="paragraph" style:name="P194" style:display-name="P194" style:parent-style-name="Style26">
      <style:paragraph-properties fo:background-color="transparent" fo:margin-left="0.000cm" fo:text-indent="0.000cm" fo:text-align="left" style:page-number="auto"/>
      <style:text-properties/>
    </style:style>
    <style:style style:family="paragraph" style:name="P195" style:display-name="P195" style:parent-style-name="Style15">
      <style:paragraph-properties fo:background-color="transparent" fo:margin-left="0.000cm" fo:text-indent="0.635cm" fo:text-align="left" style:page-number="auto"/>
      <style:text-properties/>
    </style:style>
    <style:style style:family="paragraph" style:name="P198" style:display-name="P198" style:parent-style-name="Style20">
      <style:paragraph-properties fo:background-color="transparent" fo:margin-left="0.000cm" fo:text-indent="0.000cm" fo:text-align="left" style:page-number="auto"/>
      <style:text-properties/>
    </style:style>
    <style:style style:family="paragraph" style:name="P199" style:display-name="P199" style:parent-style-name="Style5">
      <style:paragraph-properties fo:background-color="transparent" fo:margin-left="0.000cm" fo:text-indent="0.000cm" fo:text-align="left" style:page-number="auto"/>
      <style:text-properties/>
    </style:style>
    <style:style style:family="paragraph" style:name="P200" style:display-name="P200" style:parent-style-name="Style5">
      <style:paragraph-properties fo:background-color="transparent" fo:margin-left="0.000cm" fo:text-indent="0.635cm" fo:text-align="left" style:page-number="auto"/>
      <style:text-properties/>
    </style:style>
    <style:style style:family="paragraph" style:name="P201" style:display-name="P201" style:parent-style-name="Style5">
      <style:paragraph-properties fo:background-color="transparent" fo:margin-left="0.000cm" fo:text-indent="0.635cm" fo:text-align="left" style:page-number="auto"/>
      <style:text-properties/>
    </style:style>
    <style:style style:family="paragraph" style:name="P202" style:display-name="P202" style:parent-style-name="Style5">
      <style:paragraph-properties fo:background-color="transparent" fo:margin-left="0.000cm" fo:text-indent="0.635cm" fo:text-align="left" style:page-number="auto"/>
      <style:text-properties/>
    </style:style>
    <style:style style:family="paragraph" style:name="P203" style:display-name="P203" style:parent-style-name="Style20">
      <style:paragraph-properties fo:background-color="transparent" fo:margin-left="0.000cm" fo:text-indent="0.000cm" fo:text-align="left" style:page-number="auto"/>
      <style:text-properties/>
    </style:style>
    <style:style style:family="paragraph" style:name="P204" style:display-name="P204" style:parent-style-name="Style5">
      <style:paragraph-properties fo:background-color="transparent" fo:margin-left="0.000cm" fo:text-indent="0.635cm" fo:text-align="left" style:page-number="auto"/>
      <style:text-properties/>
    </style:style>
    <style:style style:family="paragraph" style:name="P205" style:display-name="P205" style:parent-style-name="Style5">
      <style:paragraph-properties fo:background-color="transparent" fo:margin-left="0.000cm" fo:text-indent="0.635cm" fo:text-align="left" style:page-number="auto"/>
      <style:text-properties/>
    </style:style>
    <style:style style:family="paragraph" style:name="P206" style:display-name="P206" style:parent-style-name="Style5">
      <style:paragraph-properties fo:background-color="transparent" fo:margin-left="0.000cm" fo:text-indent="0.635cm" fo:text-align="left" style:page-number="auto"/>
      <style:text-properties/>
    </style:style>
    <style:style style:family="paragraph" style:name="P207" style:display-name="P207" style:parent-style-name="Style5">
      <style:paragraph-properties fo:background-color="transparent" fo:margin-left="0.000cm" fo:text-indent="0.635cm" fo:text-align="left" style:page-number="auto"/>
      <style:text-properties/>
    </style:style>
    <style:style style:family="paragraph" style:name="P208" style:display-name="P208" style:parent-style-name="Style5">
      <style:paragraph-properties fo:background-color="transparent" fo:margin-left="0.000cm" fo:text-indent="0.635cm" fo:text-align="left" style:page-number="auto"/>
      <style:text-properties/>
    </style:style>
    <style:style style:family="paragraph" style:name="P209" style:display-name="P209" style:parent-style-name="Style5">
      <style:paragraph-properties fo:background-color="transparent" fo:margin-left="0.000cm" fo:text-indent="0.635cm" fo:text-align="left" style:page-number="auto"/>
      <style:text-properties/>
    </style:style>
    <style:style style:family="paragraph" style:name="P210" style:display-name="P210" style:parent-style-name="Style5">
      <style:paragraph-properties fo:background-color="transparent" fo:margin-left="0.000cm" fo:text-indent="0.635cm" fo:text-align="left" style:page-number="auto"/>
      <style:text-properties/>
    </style:style>
    <style:style style:family="paragraph" style:name="P211" style:display-name="P211" style:parent-style-name="Style5">
      <style:paragraph-properties fo:background-color="transparent" fo:margin-left="0.000cm" fo:text-indent="0.635cm" fo:text-align="left" style:page-number="auto"/>
      <style:text-properties/>
    </style:style>
    <style:style style:family="paragraph" style:name="P212" style:display-name="P212" style:parent-style-name="Style5">
      <style:paragraph-properties fo:background-color="transparent" fo:margin-left="0.000cm" fo:text-indent="0.635cm" fo:text-align="left" style:page-number="auto"/>
      <style:text-properties/>
    </style:style>
    <style:style style:family="paragraph" style:name="P213" style:display-name="P213" style:parent-style-name="Style20">
      <style:paragraph-properties fo:background-color="transparent" fo:margin-left="0.000cm" fo:text-indent="0.000cm" fo:text-align="left" style:page-number="auto"/>
      <style:text-properties/>
    </style:style>
    <style:style style:family="paragraph" style:name="P215" style:display-name="P215" style:parent-style-name="Style20">
      <style:paragraph-properties fo:background-color="transparent" fo:margin-left="0.000cm" fo:text-indent="0.000cm" fo:text-align="left" style:page-number="auto"/>
      <style:text-properties/>
    </style:style>
    <style:style style:family="paragraph" style:name="P216" style:display-name="P216" style:parent-style-name="Style20">
      <style:paragraph-properties fo:background-color="transparent" fo:margin-left="0.000cm" fo:text-indent="0.000cm" fo:text-align="left" style:page-number="auto"/>
      <style:text-properties/>
    </style:style>
    <style:style style:family="paragraph" style:name="P217" style:display-name="P217" style:parent-style-name="Style5">
      <style:paragraph-properties fo:background-color="transparent" fo:margin-left="0.000cm" fo:text-indent="0.000cm" fo:text-align="left" style:page-number="auto"/>
      <style:text-properties/>
    </style:style>
    <style:style style:family="paragraph" style:name="P218" style:display-name="P218" style:parent-style-name="Style5">
      <style:paragraph-properties fo:background-color="transparent" fo:margin-left="0.000cm" fo:text-indent="0.635cm" fo:text-align="left" style:page-number="auto"/>
      <style:text-properties/>
    </style:style>
    <style:style style:family="paragraph" style:name="P219" style:display-name="P219" style:parent-style-name="Style5">
      <style:paragraph-properties fo:background-color="transparent" fo:margin-left="0.000cm" fo:text-indent="0.635cm" fo:text-align="left" style:page-number="auto"/>
      <style:text-properties/>
    </style:style>
    <style:style style:family="paragraph" style:name="P220" style:display-name="P220" style:parent-style-name="Style5">
      <style:paragraph-properties fo:background-color="transparent" fo:margin-left="0.000cm" fo:text-indent="0.635cm" fo:text-align="left" style:page-number="auto"/>
      <style:text-properties/>
    </style:style>
    <style:style style:family="paragraph" style:name="P221" style:display-name="P221" style:parent-style-name="Style5">
      <style:paragraph-properties fo:background-color="transparent" fo:margin-left="0.000cm" fo:text-indent="0.635cm" fo:text-align="left" style:page-number="auto"/>
      <style:text-properties/>
    </style:style>
    <style:style style:family="paragraph" style:name="P222" style:display-name="P222" style:parent-style-name="Style5">
      <style:paragraph-properties fo:background-color="transparent" fo:margin-left="0.000cm" fo:text-indent="0.635cm" fo:text-align="left" style:page-number="auto"/>
      <style:text-properties/>
    </style:style>
    <style:style style:family="paragraph" style:name="P223" style:display-name="P223" style:parent-style-name="Style5">
      <style:paragraph-properties fo:background-color="transparent" fo:margin-left="0.000cm" fo:text-indent="0.635cm" fo:text-align="left" style:page-number="auto"/>
      <style:text-properties/>
    </style:style>
    <style:style style:family="paragraph" style:name="P224" style:display-name="P224" style:parent-style-name="Style5">
      <style:paragraph-properties fo:background-color="transparent" fo:margin-left="0.000cm" fo:text-indent="0.000cm" fo:text-align="left" style:page-number="auto"/>
      <style:text-properties/>
    </style:style>
    <style:style style:family="paragraph" style:name="P225" style:display-name="P225" style:parent-style-name="Style5">
      <style:paragraph-properties fo:background-color="transparent" fo:margin-left="0.000cm" fo:text-indent="0.635cm" fo:text-align="left" style:page-number="auto"/>
      <style:text-properties/>
    </style:style>
    <style:style style:family="paragraph" style:name="P226" style:display-name="P226" style:parent-style-name="Style5">
      <style:paragraph-properties fo:background-color="transparent" fo:margin-left="0.000cm" fo:text-indent="0.000cm" fo:text-align="left" style:page-number="auto"/>
      <style:text-properties/>
    </style:style>
    <style:style style:family="paragraph" style:name="P227" style:display-name="P227" style:parent-style-name="Style5">
      <style:paragraph-properties fo:background-color="transparent" fo:margin-left="0.000cm" fo:text-indent="0.635cm" fo:text-align="left" style:page-number="auto"/>
      <style:text-properties/>
    </style:style>
    <style:style style:family="paragraph" style:name="P228" style:display-name="P228" style:parent-style-name="Style5">
      <style:paragraph-properties fo:background-color="transparent" fo:margin-left="0.000cm" fo:text-indent="0.635cm" fo:text-align="left" style:page-number="auto"/>
      <style:text-properties/>
    </style:style>
    <style:style style:family="paragraph" style:name="P229" style:display-name="P229" style:parent-style-name="Style5">
      <style:paragraph-properties fo:background-color="transparent" fo:margin-left="0.000cm" fo:text-indent="0.635cm" fo:text-align="left" style:page-number="auto"/>
      <style:text-properties/>
    </style:style>
    <style:style style:family="paragraph" style:name="P231" style:display-name="P231" style:parent-style-name="Style5">
      <style:paragraph-properties fo:background-color="transparent" fo:margin-left="0.000cm" fo:text-indent="0.000cm" fo:text-align="left" style:page-number="auto"/>
      <style:text-properties/>
    </style:style>
    <style:style style:family="paragraph" style:name="P232" style:display-name="P232" style:parent-style-name="Style5">
      <style:paragraph-properties fo:background-color="transparent" fo:margin-left="0.000cm" fo:text-indent="0.635cm" fo:text-align="left" style:page-number="auto"/>
      <style:text-properties/>
    </style:style>
    <style:style style:family="paragraph" style:name="P233" style:display-name="P233" style:parent-style-name="Style5">
      <style:paragraph-properties fo:background-color="transparent" fo:margin-left="0.000cm" fo:text-indent="0.635cm" fo:text-align="left" style:page-number="auto"/>
      <style:text-properties/>
    </style:style>
    <style:style style:family="paragraph" style:name="P234" style:display-name="P234" style:parent-style-name="Style5">
      <style:paragraph-properties fo:background-color="transparent" fo:margin-left="0.000cm" fo:text-indent="0.635cm" fo:text-align="left" style:page-number="auto"/>
      <style:text-properties/>
    </style:style>
    <style:style style:family="paragraph" style:name="P235" style:display-name="P235" style:parent-style-name="Style5">
      <style:paragraph-properties fo:background-color="transparent" fo:margin-left="0.000cm" fo:text-indent="0.635cm" fo:text-align="left" style:page-number="auto"/>
      <style:text-properties/>
    </style:style>
    <style:style style:family="paragraph" style:name="P236" style:display-name="P236" style:parent-style-name="Style5">
      <style:paragraph-properties fo:background-color="transparent" fo:margin-left="0.000cm" fo:text-indent="0.635cm" fo:text-align="left" style:page-number="auto"/>
      <style:text-properties/>
    </style:style>
    <style:style style:family="paragraph" style:name="P237" style:display-name="P237" style:parent-style-name="Style5">
      <style:paragraph-properties fo:background-color="transparent" fo:margin-left="0.000cm" fo:text-indent="0.635cm" fo:text-align="left" style:page-number="auto"/>
      <style:text-properties/>
    </style:style>
    <style:style style:family="paragraph" style:name="P238" style:display-name="P238" style:parent-style-name="Style20">
      <style:paragraph-properties fo:background-color="transparent" fo:margin-left="0.000cm" fo:text-indent="0.000cm" fo:text-align="left" style:page-number="auto"/>
      <style:text-properties/>
    </style:style>
    <style:style style:family="paragraph" style:name="P239" style:display-name="P239" style:parent-style-name="Style5">
      <style:paragraph-properties fo:background-color="transparent" fo:margin-left="0.000cm" fo:text-indent="0.000cm" fo:text-align="left" style:page-number="auto"/>
      <style:text-properties/>
    </style:style>
    <style:style style:family="paragraph" style:name="P240" style:display-name="P240" style:parent-style-name="Style5">
      <style:paragraph-properties fo:background-color="transparent" fo:margin-left="0.000cm" fo:text-indent="0.635cm" fo:text-align="left" style:page-number="auto"/>
      <style:text-properties/>
    </style:style>
    <style:style style:family="paragraph" style:name="P241" style:display-name="P241" style:parent-style-name="Style5">
      <style:paragraph-properties fo:background-color="transparent" fo:margin-left="0.000cm" fo:text-indent="0.635cm" fo:text-align="left" style:page-number="auto"/>
      <style:text-properties/>
    </style:style>
    <style:style style:family="paragraph" style:name="P242" style:display-name="P242" style:parent-style-name="Style5">
      <style:paragraph-properties fo:background-color="transparent" fo:margin-left="0.000cm" fo:text-indent="0.635cm" fo:text-align="left" style:page-number="auto"/>
      <style:text-properties/>
    </style:style>
    <style:style style:family="paragraph" style:name="P243" style:display-name="P243" style:parent-style-name="Style5">
      <style:paragraph-properties fo:background-color="transparent" fo:margin-left="0.000cm" fo:text-indent="0.635cm" fo:text-align="left" style:page-number="auto"/>
      <style:text-properties/>
    </style:style>
    <style:style style:family="paragraph" style:name="P244" style:display-name="P244" style:parent-style-name="Style5">
      <style:paragraph-properties fo:background-color="transparent" fo:margin-left="0.000cm" fo:text-indent="0.635cm" fo:text-align="left" style:page-number="auto"/>
      <style:text-properties/>
    </style:style>
    <style:style style:family="paragraph" style:name="P246" style:display-name="P246" style:parent-style-name="Style20">
      <style:paragraph-properties fo:background-color="transparent" fo:margin-left="0.000cm" fo:text-indent="0.000cm" fo:text-align="left" style:page-number="auto"/>
      <style:text-properties/>
    </style:style>
    <style:style style:family="paragraph" style:name="P247" style:display-name="P247" style:parent-style-name="Style20">
      <style:paragraph-properties fo:background-color="transparent" fo:margin-left="0.000cm" fo:text-indent="0.000cm" fo:text-align="left" style:page-number="auto"/>
      <style:text-properties/>
    </style:style>
    <style:style style:family="paragraph" style:name="P248" style:display-name="P248" style:parent-style-name="Style5">
      <style:paragraph-properties fo:background-color="transparent" fo:margin-left="0.000cm" fo:text-indent="0.000cm" fo:text-align="left" style:page-number="auto"/>
      <style:text-properties/>
    </style:style>
    <style:style style:family="paragraph" style:name="P249" style:display-name="P249" style:parent-style-name="Style5">
      <style:paragraph-properties fo:background-color="transparent" fo:margin-left="0.000cm" fo:text-indent="0.635cm" fo:text-align="left" style:page-number="auto"/>
      <style:text-properties/>
    </style:style>
    <style:style style:family="paragraph" style:name="P250" style:display-name="P250" style:parent-style-name="Style5">
      <style:paragraph-properties fo:background-color="transparent" fo:margin-left="0.000cm" fo:text-indent="0.635cm" fo:text-align="left" style:page-number="auto"/>
      <style:text-properties/>
    </style:style>
    <style:style style:family="paragraph" style:name="P251" style:display-name="P251" style:parent-style-name="Style5">
      <style:paragraph-properties fo:background-color="transparent" fo:margin-left="0.000cm" fo:text-indent="0.635cm" fo:text-align="left" style:page-number="auto"/>
      <style:text-properties/>
    </style:style>
    <style:style style:family="paragraph" style:name="P252" style:display-name="P252" style:parent-style-name="Style5">
      <style:paragraph-properties fo:background-color="transparent" fo:margin-left="0.000cm" fo:text-indent="0.635cm" fo:text-align="left" style:page-number="auto"/>
      <style:text-properties/>
    </style:style>
    <style:style style:family="paragraph" style:name="P253" style:display-name="P253" style:parent-style-name="Style5">
      <style:paragraph-properties fo:background-color="transparent" fo:margin-left="0.000cm" fo:text-indent="0.635cm" fo:text-align="left" style:page-number="auto"/>
      <style:text-properties/>
    </style:style>
    <style:style style:family="paragraph" style:name="P254" style:display-name="P254" style:parent-style-name="Style5">
      <style:paragraph-properties fo:background-color="transparent" fo:margin-left="0.000cm" fo:text-indent="0.635cm" fo:text-align="left" style:page-number="auto"/>
      <style:text-properties/>
    </style:style>
    <style:style style:family="paragraph" style:name="P255" style:display-name="P255" style:parent-style-name="Style5">
      <style:paragraph-properties fo:background-color="transparent" fo:margin-left="0.000cm" fo:text-indent="0.635cm" fo:text-align="left" style:page-number="auto"/>
      <style:text-properties/>
    </style:style>
    <style:style style:family="paragraph" style:name="P256" style:display-name="P256" style:parent-style-name="Style5">
      <style:paragraph-properties fo:background-color="transparent" fo:margin-left="0.000cm" fo:text-indent="0.635cm" fo:text-align="left" style:page-number="auto"/>
      <style:text-properties/>
    </style:style>
    <style:style style:family="paragraph" style:name="P257" style:display-name="P257" style:parent-style-name="Style5">
      <style:paragraph-properties fo:background-color="transparent" fo:margin-left="0.000cm" fo:text-indent="0.635cm" fo:text-align="left" style:page-number="auto"/>
      <style:text-properties/>
    </style:style>
    <style:style style:family="paragraph" style:name="P258" style:display-name="P258" style:parent-style-name="Style5">
      <style:paragraph-properties fo:background-color="transparent" fo:margin-left="0.000cm" fo:text-indent="0.635cm" fo:text-align="left" style:page-number="auto"/>
      <style:text-properties/>
    </style:style>
    <style:style style:family="paragraph" style:name="P259" style:display-name="P259" style:parent-style-name="Style30">
      <style:paragraph-properties fo:background-color="transparent" fo:margin-left="0.000cm" fo:text-indent="0.000cm" fo:text-align="left" style:page-number="auto"/>
      <style:text-properties/>
    </style:style>
    <style:style style:family="paragraph" style:name="P260" style:display-name="P260" style:parent-style-name="Style5">
      <style:paragraph-properties fo:background-color="transparent" fo:margin-left="0.000cm" fo:text-indent="0.635cm" fo:text-align="left" style:page-number="auto"/>
      <style:text-properties/>
    </style:style>
    <style:style style:family="paragraph" style:name="P261" style:display-name="P261" style:parent-style-name="Style5">
      <style:paragraph-properties fo:background-color="transparent" fo:margin-left="0.000cm" fo:text-indent="0.635cm" fo:text-align="left" style:page-number="auto"/>
      <style:text-properties/>
    </style:style>
    <style:style style:family="paragraph" style:name="P262" style:display-name="P262" style:parent-style-name="Style5">
      <style:paragraph-properties fo:background-color="transparent" fo:margin-left="0.000cm" fo:text-indent="0.635cm" fo:text-align="left" style:page-number="auto"/>
      <style:text-properties/>
    </style:style>
    <style:style style:family="paragraph" style:name="P263" style:display-name="P263" style:parent-style-name="Style5">
      <style:paragraph-properties fo:background-color="transparent" fo:margin-left="0.000cm" fo:text-indent="0.635cm" fo:text-align="left" style:page-number="auto"/>
      <style:text-properties/>
    </style:style>
    <style:style style:family="paragraph" style:name="P265" style:display-name="P265" style:parent-style-name="Style20">
      <style:paragraph-properties fo:background-color="transparent" fo:margin-left="0.000cm" fo:text-indent="0.000cm" fo:text-align="left" style:page-number="auto"/>
      <style:text-properties/>
    </style:style>
    <style:style style:family="paragraph" style:name="P266" style:display-name="P266" style:parent-style-name="Style5">
      <style:paragraph-properties fo:background-color="transparent" fo:margin-left="0.000cm" fo:text-indent="0.000cm" fo:text-align="left" style:page-number="auto"/>
      <style:text-properties/>
    </style:style>
    <style:style style:family="paragraph" style:name="P267" style:display-name="P267" style:parent-style-name="Style5">
      <style:paragraph-properties fo:background-color="transparent" fo:margin-left="0.000cm" fo:text-indent="0.635cm" fo:text-align="left" style:page-number="auto"/>
      <style:text-properties/>
    </style:style>
    <style:style style:family="paragraph" style:name="P268" style:display-name="P268" style:parent-style-name="Style5">
      <style:paragraph-properties fo:background-color="transparent" fo:margin-left="0.000cm" fo:text-indent="0.635cm" fo:text-align="left" style:page-number="auto"/>
      <style:text-properties/>
    </style:style>
    <style:style style:family="paragraph" style:name="P269" style:display-name="P269" style:parent-style-name="Style5">
      <style:paragraph-properties fo:background-color="transparent" fo:margin-left="0.000cm" fo:text-indent="0.635cm" fo:text-align="left" style:page-number="auto"/>
      <style:text-properties/>
    </style:style>
    <style:style style:family="paragraph" style:name="P270" style:display-name="P270" style:parent-style-name="Style5">
      <style:paragraph-properties fo:background-color="transparent" fo:margin-left="0.000cm" fo:text-indent="0.635cm" fo:text-align="left" style:page-number="auto"/>
      <style:text-properties/>
    </style:style>
    <style:style style:family="paragraph" style:name="P271" style:display-name="P271" style:parent-style-name="Style5">
      <style:paragraph-properties fo:background-color="transparent" fo:margin-left="0.000cm" fo:text-indent="0.635cm" fo:text-align="left" style:page-number="auto"/>
      <style:text-properties/>
    </style:style>
    <style:style style:family="paragraph" style:name="P272" style:display-name="P272" style:parent-style-name="Style5">
      <style:paragraph-properties fo:background-color="transparent" fo:margin-left="0.000cm" fo:text-indent="0.635cm" fo:text-align="left" style:page-number="auto"/>
      <style:text-properties/>
    </style:style>
    <style:style style:family="paragraph" style:name="P273" style:display-name="P273" style:parent-style-name="Style5">
      <style:paragraph-properties fo:background-color="transparent" fo:margin-left="0.000cm" fo:text-indent="0.635cm" fo:text-align="left" style:page-number="auto"/>
      <style:text-properties/>
    </style:style>
    <style:style style:family="paragraph" style:name="P274" style:display-name="P274" style:parent-style-name="Style5">
      <style:paragraph-properties fo:background-color="transparent" fo:margin-left="0.000cm" fo:text-indent="0.635cm" fo:text-align="left" style:page-number="auto"/>
      <style:text-properties/>
    </style:style>
    <style:style style:family="paragraph" style:name="P275" style:display-name="P275" style:parent-style-name="Style5">
      <style:paragraph-properties fo:background-color="transparent" fo:margin-left="0.000cm" fo:text-indent="0.635cm" fo:text-align="left" style:page-number="auto"/>
      <style:text-properties/>
    </style:style>
    <style:style style:family="paragraph" style:name="P276" style:display-name="P276" style:parent-style-name="Style5">
      <style:paragraph-properties fo:background-color="transparent" fo:margin-left="0.000cm" fo:text-indent="0.635cm" fo:text-align="left" style:page-number="auto"/>
      <style:text-properties/>
    </style:style>
    <style:style style:family="paragraph" style:name="P277" style:display-name="P277" style:parent-style-name="Style5">
      <style:paragraph-properties fo:background-color="transparent" fo:margin-left="0.000cm" fo:text-indent="0.635cm" fo:text-align="left" style:page-number="auto"/>
      <style:text-properties/>
    </style:style>
    <style:style style:family="paragraph" style:name="P278" style:display-name="P278" style:parent-style-name="Style5">
      <style:paragraph-properties fo:background-color="transparent" fo:margin-left="0.000cm" fo:text-indent="0.635cm" fo:text-align="left" style:page-number="auto"/>
      <style:text-properties/>
    </style:style>
    <style:style style:family="paragraph" style:name="P279" style:display-name="P279" style:parent-style-name="Style5">
      <style:paragraph-properties fo:background-color="transparent" fo:margin-left="0.000cm" fo:text-indent="0.000cm" fo:text-align="left" style:page-number="auto"/>
      <style:text-properties/>
    </style:style>
    <style:style style:family="paragraph" style:name="P280" style:display-name="P280" style:parent-style-name="Style5">
      <style:paragraph-properties fo:background-color="transparent" fo:margin-left="0.000cm" fo:text-indent="0.635cm" fo:text-align="left" style:page-number="auto"/>
      <style:text-properties/>
    </style:style>
    <style:style style:family="paragraph" style:name="P281" style:display-name="P281" style:parent-style-name="Style5">
      <style:paragraph-properties fo:background-color="transparent" fo:margin-left="0.000cm" fo:text-indent="0.635cm" fo:text-align="left" style:page-number="auto"/>
      <style:text-properties/>
    </style:style>
    <style:style style:family="paragraph" style:name="P282" style:display-name="P282" style:parent-style-name="Style5">
      <style:paragraph-properties fo:background-color="transparent" fo:margin-left="0.000cm" fo:text-indent="0.635cm" fo:text-align="left" style:page-number="auto"/>
      <style:text-properties/>
    </style:style>
    <style:style style:family="paragraph" style:name="P283" style:display-name="P283" style:parent-style-name="Style5">
      <style:paragraph-properties fo:background-color="transparent" fo:margin-left="0.000cm" fo:text-indent="0.635cm" fo:text-align="left" style:page-number="auto"/>
      <style:text-properties/>
    </style:style>
    <style:style style:family="paragraph" style:name="P284" style:display-name="P284" style:parent-style-name="Style5">
      <style:paragraph-properties fo:background-color="transparent" fo:margin-left="0.000cm" fo:text-indent="0.635cm" fo:text-align="left" style:page-number="auto"/>
      <style:text-properties/>
    </style:style>
    <style:style style:family="paragraph" style:name="P285" style:display-name="P285" style:parent-style-name="Style5">
      <style:paragraph-properties fo:background-color="transparent" fo:margin-left="0.000cm" fo:text-indent="0.635cm" fo:text-align="left" style:page-number="auto"/>
      <style:text-properties/>
    </style:style>
    <style:style style:family="paragraph" style:name="P286" style:display-name="P286" style:parent-style-name="Style5">
      <style:paragraph-properties fo:background-color="transparent" fo:margin-left="0.000cm" fo:text-indent="0.635cm" fo:text-align="left" style:page-number="auto"/>
      <style:text-properties/>
    </style:style>
    <style:style style:family="paragraph" style:name="P287" style:display-name="P287" style:parent-style-name="Style5">
      <style:paragraph-properties fo:background-color="transparent" fo:margin-left="0.000cm" fo:text-indent="0.635cm" fo:text-align="left" style:page-number="auto"/>
      <style:text-properties/>
    </style:style>
    <style:style style:family="paragraph" style:name="P288" style:display-name="P288" style:parent-style-name="Style5">
      <style:paragraph-properties fo:background-color="transparent" fo:margin-left="0.000cm" fo:text-indent="0.635cm" fo:text-align="left" style:page-number="auto"/>
      <style:text-properties/>
    </style:style>
    <style:style style:family="paragraph" style:name="P289" style:display-name="P289" style:parent-style-name="Style5">
      <style:paragraph-properties fo:background-color="transparent" fo:margin-left="0.000cm" fo:text-indent="0.635cm" fo:text-align="left" style:page-number="auto"/>
      <style:text-properties/>
    </style:style>
    <style:style style:family="paragraph" style:name="P290" style:display-name="P290" style:parent-style-name="Style5">
      <style:paragraph-properties fo:background-color="transparent" fo:margin-left="0.000cm" fo:text-indent="0.635cm" fo:text-align="left" style:page-number="auto"/>
      <style:text-properties/>
    </style:style>
    <style:style style:family="paragraph" style:name="P291" style:display-name="P291" style:parent-style-name="Style5">
      <style:paragraph-properties fo:background-color="transparent" fo:margin-left="0.000cm" fo:text-indent="0.635cm" fo:text-align="left" style:page-number="auto"/>
      <style:text-properties/>
    </style:style>
    <style:style style:family="paragraph" style:name="P293" style:display-name="P293" style:parent-style-name="Style20">
      <style:paragraph-properties fo:background-color="transparent" fo:margin-left="0.000cm" fo:text-indent="0.000cm" fo:text-align="left" style:page-number="auto"/>
      <style:text-properties/>
    </style:style>
    <style:style style:family="paragraph" style:name="P294" style:display-name="P294" style:parent-style-name="Style20">
      <style:paragraph-properties fo:background-color="transparent" fo:margin-left="0.000cm" fo:text-indent="0.000cm" fo:text-align="left" style:page-number="auto"/>
      <style:text-properties/>
    </style:style>
    <style:style style:family="paragraph" style:name="P295" style:display-name="P295" style:parent-style-name="Style5">
      <style:paragraph-properties fo:background-color="transparent" fo:margin-left="0.000cm" fo:text-indent="0.635cm" fo:text-align="left" style:page-number="auto"/>
      <style:text-properties/>
    </style:style>
    <style:style style:family="paragraph" style:name="P296" style:display-name="P296" style:parent-style-name="Style5">
      <style:paragraph-properties fo:background-color="transparent" fo:margin-left="0.000cm" fo:text-indent="0.635cm" fo:text-align="left" style:page-number="auto"/>
      <style:text-properties/>
    </style:style>
    <style:style style:family="paragraph" style:name="P297" style:display-name="P297" style:parent-style-name="Style5">
      <style:paragraph-properties fo:background-color="transparent" fo:margin-left="0.000cm" fo:text-indent="0.635cm" fo:text-align="left" style:page-number="auto"/>
      <style:text-properties/>
    </style:style>
    <style:style style:family="paragraph" style:name="P298" style:display-name="P298" style:parent-style-name="Style5">
      <style:paragraph-properties fo:background-color="transparent" fo:margin-left="0.000cm" fo:text-indent="0.635cm" fo:text-align="left" style:page-number="auto"/>
      <style:text-properties/>
    </style:style>
    <style:style style:family="paragraph" style:name="P299" style:display-name="P299" style:parent-style-name="Style5">
      <style:paragraph-properties fo:background-color="transparent" fo:margin-left="0.000cm" fo:text-indent="0.635cm" fo:text-align="left" style:page-number="auto"/>
      <style:text-properties/>
    </style:style>
    <style:style style:family="paragraph" style:name="P300" style:display-name="P300" style:parent-style-name="Style5">
      <style:paragraph-properties fo:background-color="transparent" fo:margin-left="0.000cm" fo:text-indent="0.635cm" fo:text-align="left" style:page-number="auto"/>
      <style:text-properties/>
    </style:style>
    <style:style style:family="paragraph" style:name="P301" style:display-name="P301" style:parent-style-name="Style5">
      <style:paragraph-properties fo:background-color="transparent" fo:margin-left="0.000cm" fo:text-indent="0.635cm" fo:text-align="left" style:page-number="auto"/>
      <style:text-properties/>
    </style:style>
    <style:style style:family="paragraph" style:name="P302" style:display-name="P302" style:parent-style-name="Style5">
      <style:paragraph-properties fo:background-color="transparent" fo:margin-left="0.000cm" fo:text-indent="0.635cm" fo:text-align="left" style:page-number="auto"/>
      <style:text-properties/>
    </style:style>
    <style:style style:family="paragraph" style:name="P303" style:display-name="P303" style:parent-style-name="Style5">
      <style:paragraph-properties fo:background-color="transparent" fo:margin-left="0.000cm" fo:text-indent="0.635cm" fo:text-align="left" style:page-number="auto"/>
      <style:text-properties/>
    </style:style>
    <style:style style:family="paragraph" style:name="P304" style:display-name="P304" style:parent-style-name="Style5">
      <style:paragraph-properties fo:background-color="transparent" fo:margin-left="0.000cm" fo:text-indent="0.635cm" fo:text-align="left" style:page-number="auto"/>
      <style:text-properties/>
    </style:style>
    <style:style style:family="paragraph" style:name="P305" style:display-name="P305" style:parent-style-name="Style5">
      <style:paragraph-properties fo:background-color="transparent" fo:margin-left="0.000cm" fo:text-indent="0.635cm" fo:text-align="left" style:page-number="auto"/>
      <style:text-properties/>
    </style:style>
    <style:style style:family="paragraph" style:name="P306" style:display-name="P306" style:parent-style-name="Style5">
      <style:paragraph-properties fo:background-color="transparent" fo:margin-left="0.000cm" fo:text-indent="0.635cm" fo:text-align="left" style:page-number="auto"/>
      <style:text-properties/>
    </style:style>
    <style:style style:family="paragraph" style:name="P307" style:display-name="P307" style:parent-style-name="Style5">
      <style:paragraph-properties fo:background-color="transparent" fo:margin-left="0.000cm" fo:text-indent="0.000cm" fo:text-align="left" style:page-number="auto"/>
      <style:text-properties/>
    </style:style>
    <style:style style:family="paragraph" style:name="P308" style:display-name="P308" style:parent-style-name="Style5">
      <style:paragraph-properties fo:background-color="transparent" fo:margin-left="0.000cm" fo:text-indent="0.635cm" fo:text-align="left" style:page-number="auto"/>
      <style:text-properties/>
    </style:style>
    <style:style style:family="paragraph" style:name="P309" style:display-name="P309" style:parent-style-name="Style5">
      <style:paragraph-properties fo:background-color="transparent" fo:margin-left="0.000cm" fo:text-indent="0.635cm" fo:text-align="left" style:page-number="auto"/>
      <style:text-properties/>
    </style:style>
    <style:style style:family="paragraph" style:name="P310" style:display-name="P310" style:parent-style-name="Style5">
      <style:paragraph-properties fo:background-color="transparent" fo:margin-left="0.000cm" fo:text-indent="0.635cm" fo:text-align="left" style:page-number="auto"/>
      <style:text-properties/>
    </style:style>
    <style:style style:family="paragraph" style:name="P311" style:display-name="P311" style:parent-style-name="Style5">
      <style:paragraph-properties fo:background-color="transparent" fo:margin-left="0.000cm" fo:text-indent="0.635cm" fo:text-align="left" style:page-number="auto"/>
      <style:text-properties/>
    </style:style>
    <style:style style:family="paragraph" style:name="P312" style:display-name="P312" style:parent-style-name="Style5">
      <style:paragraph-properties fo:background-color="transparent" fo:margin-left="0.000cm" fo:text-indent="0.635cm" fo:text-align="left" style:page-number="auto"/>
      <style:text-properties/>
    </style:style>
    <style:style style:family="paragraph" style:name="P313" style:display-name="P313" style:parent-style-name="Style5">
      <style:paragraph-properties fo:background-color="transparent" fo:margin-left="0.000cm" fo:text-indent="0.635cm" fo:text-align="left" style:page-number="auto"/>
      <style:text-properties/>
    </style:style>
    <style:style style:family="paragraph" style:name="P314" style:display-name="P314" style:parent-style-name="Style5">
      <style:paragraph-properties fo:background-color="transparent" fo:margin-left="0.000cm" fo:text-indent="0.000cm" fo:text-align="left" style:page-number="auto"/>
      <style:text-properties/>
    </style:style>
    <style:style style:family="paragraph" style:name="P315" style:display-name="P315" style:parent-style-name="Style5">
      <style:paragraph-properties fo:background-color="transparent" fo:margin-left="0.000cm" fo:text-indent="0.635cm" fo:text-align="left" style:page-number="auto"/>
      <style:text-properties/>
    </style:style>
    <style:style style:family="paragraph" style:name="P318" style:display-name="P318" style:parent-style-name="Style20">
      <style:paragraph-properties fo:background-color="transparent" fo:margin-left="0.000cm" fo:text-indent="0.000cm" fo:text-align="left" style:page-number="auto"/>
      <style:text-properties/>
    </style:style>
    <style:style style:family="paragraph" style:name="P319" style:display-name="P319" style:parent-style-name="Style20">
      <style:paragraph-properties fo:background-color="transparent" fo:margin-left="0.000cm" fo:text-indent="0.000cm" fo:text-align="left" style:page-number="auto"/>
      <style:text-properties/>
    </style:style>
    <style:style style:family="paragraph" style:name="P320" style:display-name="P320" style:parent-style-name="Style5">
      <style:paragraph-properties fo:background-color="transparent" fo:margin-left="0.000cm" fo:text-indent="0.000cm" fo:text-align="left" style:page-number="auto"/>
      <style:text-properties/>
    </style:style>
    <style:style style:family="paragraph" style:name="P321" style:display-name="P321" style:parent-style-name="Style5">
      <style:paragraph-properties fo:background-color="transparent" fo:margin-left="0.000cm" fo:text-indent="0.635cm" fo:text-align="left" style:page-number="auto"/>
      <style:text-properties/>
    </style:style>
    <style:style style:family="paragraph" style:name="P322" style:display-name="P322" style:parent-style-name="Style5">
      <style:paragraph-properties fo:background-color="transparent" fo:margin-left="0.000cm" fo:text-indent="0.635cm" fo:text-align="left" style:page-number="auto"/>
      <style:text-properties/>
    </style:style>
    <style:style style:family="paragraph" style:name="P323" style:display-name="P323" style:parent-style-name="Style5">
      <style:paragraph-properties fo:background-color="transparent" fo:margin-left="0.000cm" fo:text-indent="0.635cm" fo:text-align="left" style:page-number="auto"/>
      <style:text-properties/>
    </style:style>
    <style:style style:family="paragraph" style:name="P324" style:display-name="P324" style:parent-style-name="Style5">
      <style:paragraph-properties fo:background-color="transparent" fo:margin-left="0.000cm" fo:text-indent="0.000cm" fo:text-align="left" style:page-number="auto"/>
      <style:text-properties/>
    </style:style>
    <style:style style:family="paragraph" style:name="P325" style:display-name="P325" style:parent-style-name="Style5">
      <style:paragraph-properties fo:background-color="transparent" fo:margin-left="0.000cm" fo:text-indent="0.635cm" fo:text-align="left" style:page-number="auto"/>
      <style:text-properties/>
    </style:style>
    <style:style style:family="paragraph" style:name="P326" style:display-name="P326" style:parent-style-name="Style5">
      <style:paragraph-properties fo:background-color="transparent" fo:margin-left="0.000cm" fo:text-indent="0.635cm" fo:text-align="left" style:page-number="auto"/>
      <style:text-properties/>
    </style:style>
    <style:style style:family="paragraph" style:name="P327" style:display-name="P327" style:parent-style-name="Style5">
      <style:paragraph-properties fo:background-color="transparent" fo:margin-left="0.000cm" fo:text-indent="0.635cm" fo:text-align="left" style:page-number="auto"/>
      <style:text-properties/>
    </style:style>
    <style:style style:family="paragraph" style:name="P328" style:display-name="P328" style:parent-style-name="Style5">
      <style:paragraph-properties fo:background-color="transparent" fo:margin-left="0.000cm" fo:text-indent="0.635cm" fo:text-align="left" style:page-number="auto"/>
      <style:text-properties/>
    </style:style>
    <style:style style:family="paragraph" style:name="P331" style:display-name="P331" style:parent-style-name="Style20">
      <style:paragraph-properties fo:background-color="transparent" fo:margin-left="0.000cm" fo:text-indent="0.000cm" fo:text-align="left" style:page-number="auto"/>
      <style:text-properties/>
    </style:style>
    <style:style style:family="paragraph" style:name="P332" style:display-name="P332" style:parent-style-name="Style20">
      <style:paragraph-properties fo:background-color="transparent" fo:margin-left="0.000cm" fo:text-indent="0.000cm" fo:text-align="left" style:page-number="auto"/>
      <style:text-properties/>
    </style:style>
    <style:style style:family="paragraph" style:name="P333" style:display-name="P333" style:parent-style-name="Style5">
      <style:paragraph-properties fo:background-color="transparent" fo:margin-left="0.000cm" fo:text-indent="0.000cm" fo:text-align="left" style:page-number="auto"/>
      <style:text-properties/>
    </style:style>
    <style:style style:family="paragraph" style:name="P334" style:display-name="P334" style:parent-style-name="Style5">
      <style:paragraph-properties fo:background-color="transparent" fo:margin-left="0.000cm" fo:text-indent="0.000cm" fo:text-align="left" style:page-number="auto"/>
      <style:text-properties/>
    </style:style>
    <style:style style:family="paragraph" style:name="P335" style:display-name="P335" style:parent-style-name="Style5">
      <style:paragraph-properties fo:background-color="transparent" fo:margin-left="0.000cm" fo:text-indent="0.635cm" fo:text-align="left" style:page-number="auto"/>
      <style:text-properties/>
    </style:style>
    <style:style style:family="paragraph" style:name="P336" style:display-name="P336" style:parent-style-name="Style5">
      <style:paragraph-properties fo:background-color="transparent" fo:margin-left="0.000cm" fo:text-indent="0.635cm" fo:text-align="left" style:page-number="auto"/>
      <style:text-properties/>
    </style:style>
    <style:style style:family="paragraph" style:name="P337" style:display-name="P337" style:parent-style-name="Style5">
      <style:paragraph-properties fo:background-color="transparent" fo:margin-left="0.000cm" fo:text-indent="0.635cm" fo:text-align="left" style:page-number="auto"/>
      <style:text-properties/>
    </style:style>
    <style:style style:family="paragraph" style:name="P338" style:display-name="P338" style:parent-style-name="Style5">
      <style:paragraph-properties fo:background-color="transparent" fo:margin-left="0.000cm" fo:text-indent="0.635cm" fo:text-align="left" style:page-number="auto"/>
      <style:text-properties/>
    </style:style>
    <style:style style:family="paragraph" style:name="P339" style:display-name="P339" style:parent-style-name="Style5">
      <style:paragraph-properties fo:background-color="transparent" fo:margin-left="0.000cm" fo:text-indent="0.635cm" fo:text-align="left" style:page-number="auto"/>
      <style:text-properties/>
    </style:style>
    <style:style style:family="paragraph" style:name="P340" style:display-name="P340" style:parent-style-name="Style5">
      <style:paragraph-properties fo:background-color="transparent" fo:margin-left="0.000cm" fo:text-indent="0.635cm" fo:text-align="left" style:page-number="auto"/>
      <style:text-properties/>
    </style:style>
    <style:style style:family="paragraph" style:name="P341" style:display-name="P341" style:parent-style-name="Style5">
      <style:paragraph-properties fo:background-color="transparent" fo:margin-left="0.000cm" fo:text-indent="0.000cm" fo:text-align="left" style:page-number="auto"/>
      <style:text-properties/>
    </style:style>
    <style:style style:family="paragraph" style:name="P342" style:display-name="P342" style:parent-style-name="Style5">
      <style:paragraph-properties fo:background-color="transparent" fo:margin-left="0.000cm" fo:text-indent="0.635cm" fo:text-align="left" style:page-number="auto"/>
      <style:text-properties/>
    </style:style>
    <style:style style:family="paragraph" style:name="P343" style:display-name="P343" style:parent-style-name="Style5">
      <style:paragraph-properties fo:background-color="transparent" fo:margin-left="0.000cm" fo:text-indent="0.635cm" fo:text-align="left" style:page-number="auto"/>
      <style:text-properties/>
    </style:style>
    <style:style style:family="paragraph" style:name="P344" style:display-name="P344" style:parent-style-name="Style5">
      <style:paragraph-properties fo:background-color="transparent" fo:margin-left="0.000cm" fo:text-indent="0.635cm" fo:text-align="left" style:page-number="auto"/>
      <style:text-properties/>
    </style:style>
    <style:style style:family="paragraph" style:name="P345" style:display-name="P345" style:parent-style-name="Style5">
      <style:paragraph-properties fo:background-color="transparent" fo:margin-left="0.000cm" fo:text-indent="0.635cm" fo:text-align="left" style:page-number="auto"/>
      <style:text-properties/>
    </style:style>
    <style:style style:family="paragraph" style:name="P346" style:display-name="P346" style:parent-style-name="Style5">
      <style:paragraph-properties fo:background-color="transparent" fo:margin-left="0.000cm" fo:text-indent="0.635cm" fo:text-align="left" style:page-number="auto"/>
      <style:text-properties/>
    </style:style>
    <style:style style:family="paragraph" style:name="P347" style:display-name="P347" style:parent-style-name="Style5">
      <style:paragraph-properties fo:background-color="transparent" fo:margin-left="0.000cm" fo:text-indent="0.635cm" fo:text-align="left" style:page-number="auto"/>
      <style:text-properties/>
    </style:style>
    <style:style style:family="paragraph" style:name="P348" style:display-name="P348" style:parent-style-name="Style15">
      <style:paragraph-properties fo:background-color="transparent" fo:margin-left="0.000cm" fo:text-indent="0.635cm" fo:text-align="left" style:page-number="auto"/>
      <style:text-properties/>
    </style:style>
    <style:style style:family="paragraph" style:name="P349" style:display-name="P349" style:parent-style-name="Style12">
      <style:paragraph-properties fo:background-color="transparent" fo:margin-left="0.000cm" fo:text-indent="0.000cm" fo:text-align="left" style:page-number="auto"/>
      <style:text-properties/>
    </style:style>
    <style:style style:family="paragraph" style:name="P351" style:display-name="P351" style:parent-style-name="Style20">
      <style:paragraph-properties fo:background-color="transparent" fo:margin-left="0.000cm" fo:text-indent="0.000cm" fo:text-align="left" style:page-number="auto"/>
      <style:text-properties/>
    </style:style>
    <style:style style:family="paragraph" style:name="P352" style:display-name="P352" style:parent-style-name="Style20">
      <style:paragraph-properties fo:background-color="transparent" fo:margin-left="0.000cm" fo:text-indent="0.000cm" fo:text-align="left" style:page-number="auto"/>
      <style:text-properties/>
    </style:style>
    <style:style style:family="paragraph" style:name="P353" style:display-name="P353" style:parent-style-name="Style5">
      <style:paragraph-properties fo:background-color="transparent" fo:margin-left="0.000cm" fo:text-indent="0.000cm" fo:text-align="left" style:page-number="auto"/>
      <style:text-properties/>
    </style:style>
    <style:style style:family="paragraph" style:name="P354" style:display-name="P354" style:parent-style-name="Style5">
      <style:paragraph-properties fo:background-color="transparent" fo:margin-left="0.000cm" fo:text-indent="0.635cm" fo:text-align="left" style:page-number="auto"/>
      <style:text-properties/>
    </style:style>
    <style:style style:family="paragraph" style:name="P355" style:display-name="P355" style:parent-style-name="Style5">
      <style:paragraph-properties fo:background-color="transparent" fo:margin-left="0.000cm" fo:text-indent="0.635cm" fo:text-align="left" style:page-number="auto"/>
      <style:text-properties/>
    </style:style>
    <style:style style:family="paragraph" style:name="P356" style:display-name="P356" style:parent-style-name="Style5">
      <style:paragraph-properties fo:background-color="transparent" fo:margin-left="0.000cm" fo:text-indent="0.635cm" fo:text-align="left" style:page-number="auto"/>
      <style:text-properties/>
    </style:style>
    <style:style style:family="paragraph" style:name="P357" style:display-name="P357" style:parent-style-name="Style5">
      <style:paragraph-properties fo:background-color="transparent" fo:margin-left="0.000cm" fo:text-indent="0.635cm" fo:text-align="left" style:page-number="auto"/>
      <style:text-properties/>
    </style:style>
    <style:style style:family="paragraph" style:name="P358" style:display-name="P358" style:parent-style-name="Style5">
      <style:paragraph-properties fo:background-color="transparent" fo:margin-left="0.000cm" fo:text-indent="0.635cm" fo:text-align="left" style:page-number="auto"/>
      <style:text-properties/>
    </style:style>
    <style:style style:family="paragraph" style:name="P359" style:display-name="P359" style:parent-style-name="Style5">
      <style:paragraph-properties fo:background-color="transparent" fo:margin-left="0.000cm" fo:text-indent="0.635cm" fo:text-align="left" style:page-number="auto"/>
      <style:text-properties/>
    </style:style>
    <style:style style:family="paragraph" style:name="P360" style:display-name="P360" style:parent-style-name="Style5">
      <style:paragraph-properties fo:background-color="transparent" fo:margin-left="0.000cm" fo:text-indent="0.635cm" fo:text-align="left" style:page-number="auto"/>
      <style:text-properties/>
    </style:style>
    <style:style style:family="paragraph" style:name="P361" style:display-name="P361" style:parent-style-name="Style5">
      <style:paragraph-properties fo:background-color="transparent" fo:margin-left="0.000cm" fo:text-indent="0.635cm" fo:text-align="left" style:page-number="auto"/>
      <style:text-properties/>
    </style:style>
    <style:style style:family="paragraph" style:name="P362" style:display-name="P362" style:parent-style-name="Style5">
      <style:paragraph-properties fo:background-color="transparent" fo:margin-left="0.000cm" fo:text-indent="0.000cm" fo:text-align="left" style:page-number="auto"/>
      <style:text-properties/>
    </style:style>
    <style:style style:family="paragraph" style:name="P363" style:display-name="P363" style:parent-style-name="Style5">
      <style:paragraph-properties fo:background-color="transparent" fo:margin-left="0.000cm" fo:text-indent="0.635cm" fo:text-align="left" style:page-number="auto"/>
      <style:text-properties/>
    </style:style>
    <style:style style:family="paragraph" style:name="P364" style:display-name="P364" style:parent-style-name="Style5">
      <style:paragraph-properties fo:background-color="transparent" fo:margin-left="0.000cm" fo:text-indent="0.635cm" fo:text-align="left" style:page-number="auto"/>
      <style:text-properties/>
    </style:style>
    <style:style style:family="paragraph" style:name="P365" style:display-name="P365" style:parent-style-name="Style5">
      <style:paragraph-properties fo:background-color="transparent" fo:margin-left="0.000cm" fo:text-indent="0.635cm" fo:text-align="left" style:page-number="auto"/>
      <style:text-properties/>
    </style:style>
    <style:style style:family="paragraph" style:name="P366" style:display-name="P366" style:parent-style-name="Style5">
      <style:paragraph-properties fo:background-color="transparent" fo:margin-left="0.000cm" fo:text-indent="0.635cm" fo:text-align="left" style:page-number="auto"/>
      <style:text-properties/>
    </style:style>
    <style:style style:family="paragraph" style:name="P367" style:display-name="P367" style:parent-style-name="Style5">
      <style:paragraph-properties fo:background-color="transparent" fo:margin-left="0.000cm" fo:text-indent="0.635cm" fo:text-align="left" style:page-number="auto"/>
      <style:text-properties/>
    </style:style>
    <style:style style:family="paragraph" style:name="P368" style:display-name="P368" style:parent-style-name="Style5">
      <style:paragraph-properties fo:background-color="transparent" fo:margin-left="0.000cm" fo:text-indent="0.635cm" fo:text-align="left" style:page-number="auto"/>
      <style:text-properties/>
    </style:style>
    <style:style style:family="paragraph" style:name="P369" style:display-name="P369" style:parent-style-name="Style26">
      <style:paragraph-properties fo:background-color="transparent" fo:margin-left="0.000cm" fo:text-indent="0.000cm" fo:text-align="left" style:page-number="auto"/>
      <style:text-properties/>
    </style:style>
    <style:style style:family="paragraph" style:name="P372" style:display-name="P372" style:parent-style-name="Style20">
      <style:paragraph-properties fo:background-color="transparent" fo:margin-left="0.000cm" fo:text-indent="0.000cm" fo:text-align="left" style:page-number="auto"/>
      <style:text-properties/>
    </style:style>
    <style:style style:family="paragraph" style:name="P373" style:display-name="P373" style:parent-style-name="Style20">
      <style:paragraph-properties fo:background-color="transparent" fo:margin-left="0.000cm" fo:text-indent="0.000cm" fo:text-align="left" style:page-number="auto"/>
      <style:text-properties/>
    </style:style>
    <style:style style:family="paragraph" style:name="P374" style:display-name="P374" style:parent-style-name="Style5">
      <style:paragraph-properties fo:background-color="transparent" fo:margin-left="0.000cm" fo:text-indent="0.000cm" fo:text-align="left" style:page-number="auto"/>
      <style:text-properties/>
    </style:style>
    <style:style style:family="paragraph" style:name="P375" style:display-name="P375" style:parent-style-name="Style5">
      <style:paragraph-properties fo:background-color="transparent" fo:margin-left="0.000cm" fo:text-indent="0.635cm" fo:text-align="left" style:page-number="auto"/>
      <style:text-properties/>
    </style:style>
    <style:style style:family="paragraph" style:name="P376" style:display-name="P376" style:parent-style-name="Style5">
      <style:paragraph-properties fo:background-color="transparent" fo:margin-left="0.000cm" fo:text-indent="0.635cm" fo:text-align="left" style:page-number="auto"/>
      <style:text-properties/>
    </style:style>
    <style:style style:family="paragraph" style:name="P377" style:display-name="P377" style:parent-style-name="Style5">
      <style:paragraph-properties fo:background-color="transparent" fo:margin-left="0.000cm" fo:text-indent="0.635cm" fo:text-align="left" style:page-number="auto"/>
      <style:text-properties/>
    </style:style>
    <style:style style:family="paragraph" style:name="P378" style:display-name="P378" style:parent-style-name="Style5">
      <style:paragraph-properties fo:background-color="transparent" fo:margin-left="0.000cm" fo:text-indent="0.635cm" fo:text-align="left" style:page-number="auto"/>
      <style:text-properties/>
    </style:style>
    <style:style style:family="paragraph" style:name="P379" style:display-name="P379" style:parent-style-name="Style5">
      <style:paragraph-properties fo:background-color="transparent" fo:margin-left="0.000cm" fo:text-indent="0.635cm" fo:text-align="left" style:page-number="auto"/>
      <style:text-properties/>
    </style:style>
    <style:style style:family="paragraph" style:name="P380" style:display-name="P380" style:parent-style-name="Style5">
      <style:paragraph-properties fo:background-color="transparent" fo:margin-left="0.000cm" fo:text-indent="0.635cm" fo:text-align="left" style:page-number="auto"/>
      <style:text-properties/>
    </style:style>
    <style:style style:family="paragraph" style:name="P381" style:display-name="P381" style:parent-style-name="Style5">
      <style:paragraph-properties fo:background-color="transparent" fo:margin-left="0.000cm" fo:text-indent="0.635cm" fo:text-align="left" style:page-number="auto"/>
      <style:text-properties/>
    </style:style>
    <style:style style:family="paragraph" style:name="P382" style:display-name="P382" style:parent-style-name="Style5">
      <style:paragraph-properties fo:background-color="transparent" fo:margin-left="0.000cm" fo:text-indent="0.635cm" fo:text-align="left" style:page-number="auto"/>
      <style:text-properties/>
    </style:style>
    <style:style style:family="paragraph" style:name="P383" style:display-name="P383" style:parent-style-name="Style5">
      <style:paragraph-properties fo:background-color="transparent" fo:margin-left="0.000cm" fo:text-indent="0.635cm" fo:text-align="left" style:page-number="auto"/>
      <style:text-properties/>
    </style:style>
    <style:style style:family="paragraph" style:name="P384" style:display-name="P384" style:parent-style-name="Style5">
      <style:paragraph-properties fo:background-color="transparent" fo:margin-left="0.000cm" fo:text-indent="0.635cm" fo:text-align="left" style:page-number="auto"/>
      <style:text-properties/>
    </style:style>
    <style:style style:family="paragraph" style:name="P385" style:display-name="P385" style:parent-style-name="Style5">
      <style:paragraph-properties fo:background-color="transparent" fo:margin-left="0.000cm" fo:text-indent="0.635cm" fo:text-align="left" style:page-number="auto"/>
      <style:text-properties/>
    </style:style>
    <style:style style:family="paragraph" style:name="P386" style:display-name="P386" style:parent-style-name="Style5">
      <style:paragraph-properties fo:background-color="transparent" fo:margin-left="0.000cm" fo:text-indent="0.635cm" fo:text-align="left" style:page-number="auto"/>
      <style:text-properties/>
    </style:style>
    <style:style style:family="paragraph" style:name="P387" style:display-name="P387" style:parent-style-name="Style5">
      <style:paragraph-properties fo:background-color="transparent" fo:margin-left="0.000cm" fo:text-indent="0.635cm" fo:text-align="left" style:page-number="auto"/>
      <style:text-properties/>
    </style:style>
    <style:style style:family="paragraph" style:name="P388" style:display-name="P388" style:parent-style-name="Style5">
      <style:paragraph-properties fo:background-color="transparent" fo:margin-left="0.000cm" fo:text-indent="0.635cm" fo:text-align="left" style:page-number="auto"/>
      <style:text-properties/>
    </style:style>
    <style:style style:family="paragraph" style:name="P391" style:display-name="P391" style:parent-style-name="Style20">
      <style:paragraph-properties fo:background-color="transparent" fo:margin-left="0.000cm" fo:text-indent="0.000cm" fo:text-align="left" style:page-number="auto"/>
      <style:text-properties/>
    </style:style>
    <style:style style:family="paragraph" style:name="P392" style:display-name="P392" style:parent-style-name="Style20">
      <style:paragraph-properties fo:background-color="transparent" fo:margin-left="0.000cm" fo:text-indent="0.000cm" fo:text-align="left" style:page-number="auto"/>
      <style:text-properties/>
    </style:style>
    <style:style style:family="paragraph" style:name="P393" style:display-name="P393" style:parent-style-name="Style5">
      <style:paragraph-properties fo:background-color="transparent" fo:margin-left="0.000cm" fo:text-indent="0.000cm" fo:text-align="left" style:page-number="auto"/>
      <style:text-properties/>
    </style:style>
    <style:style style:family="paragraph" style:name="P394" style:display-name="P394" style:parent-style-name="Style5">
      <style:paragraph-properties fo:background-color="transparent" fo:margin-left="0.000cm" fo:text-indent="0.635cm" fo:text-align="left" style:page-number="auto"/>
      <style:text-properties/>
    </style:style>
    <style:style style:family="paragraph" style:name="P395" style:display-name="P395" style:parent-style-name="Style5">
      <style:paragraph-properties fo:background-color="transparent" fo:margin-left="0.000cm" fo:text-indent="0.635cm" fo:text-align="left" style:page-number="auto"/>
      <style:text-properties/>
    </style:style>
    <style:style style:family="paragraph" style:name="P396" style:display-name="P396" style:parent-style-name="Style5">
      <style:paragraph-properties fo:background-color="transparent" fo:margin-left="0.000cm" fo:text-indent="0.635cm" fo:text-align="left" style:page-number="auto"/>
      <style:text-properties/>
    </style:style>
    <style:style style:family="paragraph" style:name="P397" style:display-name="P397" style:parent-style-name="Style5">
      <style:paragraph-properties fo:background-color="transparent" fo:margin-left="0.000cm" fo:text-indent="0.635cm" fo:text-align="left" style:page-number="auto"/>
      <style:text-properties/>
    </style:style>
    <style:style style:family="paragraph" style:name="P398" style:display-name="P398" style:parent-style-name="Style5">
      <style:paragraph-properties fo:background-color="transparent" fo:margin-left="0.000cm" fo:text-indent="0.635cm" fo:text-align="left" style:page-number="auto"/>
      <style:text-properties/>
    </style:style>
    <style:style style:family="paragraph" style:name="P399" style:display-name="P399" style:parent-style-name="Style5">
      <style:paragraph-properties fo:background-color="transparent" fo:margin-left="0.000cm" fo:text-indent="0.635cm" fo:text-align="left" style:page-number="auto"/>
      <style:text-properties/>
    </style:style>
    <style:style style:family="paragraph" style:name="P400" style:display-name="P400" style:parent-style-name="Style5">
      <style:paragraph-properties fo:background-color="transparent" fo:margin-left="0.000cm" fo:text-indent="0.635cm" fo:text-align="left" style:page-number="auto"/>
      <style:text-properties/>
    </style:style>
    <style:style style:family="paragraph" style:name="P401" style:display-name="P401" style:parent-style-name="Style5">
      <style:paragraph-properties fo:background-color="transparent" fo:margin-left="0.000cm" fo:text-indent="0.635cm" fo:text-align="left" style:page-number="auto"/>
      <style:text-properties/>
    </style:style>
    <style:style style:family="paragraph" style:name="P402" style:display-name="P402" style:parent-style-name="Style5">
      <style:paragraph-properties fo:background-color="transparent" fo:margin-left="0.000cm" fo:text-indent="0.000cm" fo:text-align="left" style:page-number="auto"/>
      <style:text-properties/>
    </style:style>
    <style:style style:family="paragraph" style:name="P403" style:display-name="P403" style:parent-style-name="Style5">
      <style:paragraph-properties fo:background-color="transparent" fo:margin-left="0.000cm" fo:text-indent="0.635cm" fo:text-align="left" style:page-number="auto"/>
      <style:text-properties/>
    </style:style>
    <style:style style:family="paragraph" style:name="P404" style:display-name="P404" style:parent-style-name="Style5">
      <style:paragraph-properties fo:background-color="transparent" fo:margin-left="0.000cm" fo:text-indent="0.635cm" fo:text-align="left" style:page-number="auto"/>
      <style:text-properties/>
    </style:style>
    <style:style style:family="paragraph" style:name="P405" style:display-name="P405" style:parent-style-name="Style5">
      <style:paragraph-properties fo:background-color="transparent" fo:margin-left="0.000cm" fo:text-indent="0.635cm" fo:text-align="left" style:page-number="auto"/>
      <style:text-properties/>
    </style:style>
    <style:style style:family="paragraph" style:name="P406" style:display-name="P406" style:parent-style-name="Style5">
      <style:paragraph-properties fo:background-color="transparent" fo:margin-left="0.000cm" fo:text-indent="0.635cm" fo:text-align="left" style:page-number="auto"/>
      <style:text-properties/>
    </style:style>
    <style:style style:family="paragraph" style:name="P407" style:display-name="P407" style:parent-style-name="Style5">
      <style:paragraph-properties fo:background-color="transparent" fo:margin-left="0.000cm" fo:text-indent="0.635cm" fo:text-align="left" style:page-number="auto"/>
      <style:text-properties/>
    </style:style>
    <style:style style:family="paragraph" style:name="P409" style:display-name="P409" style:parent-style-name="Style20">
      <style:paragraph-properties fo:background-color="transparent" fo:margin-left="0.000cm" fo:text-indent="0.000cm" fo:text-align="left" style:page-number="auto"/>
      <style:text-properties/>
    </style:style>
    <style:style style:family="paragraph" style:name="P410" style:display-name="P410" style:parent-style-name="Style20">
      <style:paragraph-properties fo:background-color="transparent" fo:margin-left="0.000cm" fo:text-indent="0.000cm" fo:text-align="left" style:page-number="auto"/>
      <style:text-properties/>
    </style:style>
    <style:style style:family="paragraph" style:name="P411" style:display-name="P411" style:parent-style-name="Style5">
      <style:paragraph-properties fo:background-color="transparent" fo:margin-left="0.000cm" fo:text-indent="0.635cm" fo:text-align="left" style:page-number="auto"/>
      <style:text-properties/>
    </style:style>
    <style:style style:family="paragraph" style:name="P412" style:display-name="P412" style:parent-style-name="Style5">
      <style:paragraph-properties fo:background-color="transparent" fo:margin-left="0.000cm" fo:text-indent="0.635cm" fo:text-align="left" style:page-number="auto"/>
      <style:text-properties/>
    </style:style>
    <style:style style:family="paragraph" style:name="P413" style:display-name="P413" style:parent-style-name="Style5">
      <style:paragraph-properties fo:background-color="transparent" fo:margin-left="0.000cm" fo:text-indent="0.635cm" fo:text-align="left" style:page-number="auto"/>
      <style:text-properties/>
    </style:style>
    <style:style style:family="paragraph" style:name="P414" style:display-name="P414" style:parent-style-name="Style5">
      <style:paragraph-properties fo:background-color="transparent" fo:margin-left="0.000cm" fo:text-indent="0.635cm" fo:text-align="left" style:page-number="auto"/>
      <style:text-properties/>
    </style:style>
    <style:style style:family="paragraph" style:name="P415" style:display-name="P415" style:parent-style-name="Style5">
      <style:paragraph-properties fo:background-color="transparent" fo:margin-left="0.000cm" fo:text-indent="0.635cm" fo:text-align="left" style:page-number="auto"/>
      <style:text-properties/>
    </style:style>
    <style:style style:family="paragraph" style:name="P416" style:display-name="P416" style:parent-style-name="Style5">
      <style:paragraph-properties fo:background-color="transparent" fo:margin-left="0.000cm" fo:text-indent="0.635cm" fo:text-align="left" style:page-number="auto"/>
      <style:text-properties/>
    </style:style>
    <style:style style:family="paragraph" style:name="P417" style:display-name="P417" style:parent-style-name="Style5">
      <style:paragraph-properties fo:background-color="transparent" fo:margin-left="0.000cm" fo:text-indent="0.635cm" fo:text-align="left" style:page-number="auto"/>
      <style:text-properties/>
    </style:style>
    <style:style style:family="paragraph" style:name="P418" style:display-name="P418" style:parent-style-name="Style5">
      <style:paragraph-properties fo:background-color="transparent" fo:margin-left="0.000cm" fo:text-indent="0.635cm" fo:text-align="left" style:page-number="auto"/>
      <style:text-properties/>
    </style:style>
    <style:style style:family="paragraph" style:name="P419" style:display-name="P419" style:parent-style-name="Style5">
      <style:paragraph-properties fo:background-color="transparent" fo:margin-left="0.000cm" fo:text-indent="0.635cm" fo:text-align="left" style:page-number="auto"/>
      <style:text-properties/>
    </style:style>
    <style:style style:family="paragraph" style:name="P420" style:display-name="P420" style:parent-style-name="Style5">
      <style:paragraph-properties fo:background-color="transparent" fo:margin-left="0.000cm" fo:text-indent="0.000cm" fo:text-align="left" style:page-number="auto"/>
      <style:text-properties/>
    </style:style>
    <style:style style:family="paragraph" style:name="P421" style:display-name="P421" style:parent-style-name="Style5">
      <style:paragraph-properties fo:background-color="transparent" fo:margin-left="0.000cm" fo:text-indent="0.635cm" fo:text-align="left" style:page-number="auto"/>
      <style:text-properties/>
    </style:style>
    <style:style style:family="paragraph" style:name="P422" style:display-name="P422" style:parent-style-name="Style5">
      <style:paragraph-properties fo:background-color="transparent" fo:margin-left="0.000cm" fo:text-indent="0.635cm" fo:text-align="left" style:page-number="auto"/>
      <style:text-properties/>
    </style:style>
    <style:style style:family="paragraph" style:name="P424" style:display-name="P424" style:parent-style-name="Style20">
      <style:paragraph-properties fo:background-color="transparent" fo:margin-left="0.000cm" fo:text-indent="0.000cm" fo:text-align="left" style:page-number="auto"/>
      <style:text-properties/>
    </style:style>
    <style:style style:family="paragraph" style:name="P425" style:display-name="P425" style:parent-style-name="Style5">
      <style:paragraph-properties fo:background-color="transparent" fo:margin-left="0.000cm" fo:text-indent="0.000cm" fo:text-align="left" style:page-number="auto"/>
      <style:text-properties/>
    </style:style>
    <style:style style:family="paragraph" style:name="P426" style:display-name="P426" style:parent-style-name="Style5">
      <style:paragraph-properties fo:background-color="transparent" fo:margin-left="0.000cm" fo:text-indent="0.635cm" fo:text-align="left" style:page-number="auto"/>
      <style:text-properties/>
    </style:style>
    <style:style style:family="paragraph" style:name="P427" style:display-name="P427" style:parent-style-name="Style5">
      <style:paragraph-properties fo:background-color="transparent" fo:margin-left="0.000cm" fo:text-indent="0.635cm" fo:text-align="left" style:page-number="auto"/>
      <style:text-properties/>
    </style:style>
    <style:style style:family="paragraph" style:name="P428" style:display-name="P428" style:parent-style-name="Style5">
      <style:paragraph-properties fo:background-color="transparent" fo:margin-left="0.000cm" fo:text-indent="0.635cm" fo:text-align="left" style:page-number="auto"/>
      <style:text-properties/>
    </style:style>
    <style:style style:family="paragraph" style:name="P429" style:display-name="P429" style:parent-style-name="Style5">
      <style:paragraph-properties fo:background-color="transparent" fo:margin-left="0.000cm" fo:text-indent="0.635cm" fo:text-align="left" style:page-number="auto"/>
      <style:text-properties/>
    </style:style>
    <style:style style:family="paragraph" style:name="P430" style:display-name="P430" style:parent-style-name="Style5">
      <style:paragraph-properties fo:background-color="transparent" fo:margin-left="0.000cm" fo:text-indent="0.635cm" fo:text-align="left" style:page-number="auto"/>
      <style:text-properties/>
    </style:style>
    <style:style style:family="paragraph" style:name="P431" style:display-name="P431" style:parent-style-name="Style5">
      <style:paragraph-properties fo:background-color="transparent" fo:margin-left="0.000cm" fo:text-indent="0.635cm" fo:text-align="left" style:page-number="auto"/>
      <style:text-properties/>
    </style:style>
    <style:style style:family="paragraph" style:name="P432" style:display-name="P432" style:parent-style-name="Style20">
      <style:paragraph-properties fo:background-color="transparent" fo:margin-left="0.000cm" fo:text-indent="0.000cm" fo:text-align="left" style:page-number="auto"/>
      <style:text-properties/>
    </style:style>
    <style:style style:family="paragraph" style:name="P433" style:display-name="P433" style:parent-style-name="Style5">
      <style:paragraph-properties fo:background-color="transparent" fo:margin-left="0.000cm" fo:text-indent="0.635cm" fo:text-align="left" style:page-number="auto"/>
      <style:text-properties/>
    </style:style>
    <style:style style:family="paragraph" style:name="P434" style:display-name="P434" style:parent-style-name="Style5">
      <style:paragraph-properties fo:background-color="transparent" fo:margin-left="0.000cm" fo:text-indent="0.635cm" fo:text-align="left" style:page-number="auto"/>
      <style:text-properties/>
    </style:style>
    <style:style style:family="paragraph" style:name="P435" style:display-name="P435" style:parent-style-name="Style5">
      <style:paragraph-properties fo:background-color="transparent" fo:margin-left="0.000cm" fo:text-indent="0.635cm" fo:text-align="left" style:page-number="auto"/>
      <style:text-properties/>
    </style:style>
    <style:style style:family="paragraph" style:name="P436" style:display-name="P436" style:parent-style-name="Style5">
      <style:paragraph-properties fo:background-color="transparent" fo:margin-left="0.000cm" fo:text-indent="0.635cm" fo:text-align="left" style:page-number="auto"/>
      <style:text-properties/>
    </style:style>
    <style:style style:family="paragraph" style:name="P437" style:display-name="P437" style:parent-style-name="Style5">
      <style:paragraph-properties fo:background-color="transparent" fo:margin-left="0.000cm" fo:text-indent="0.635cm" fo:text-align="left" style:page-number="auto"/>
      <style:text-properties/>
    </style:style>
    <style:style style:family="paragraph" style:name="P438" style:display-name="P438" style:parent-style-name="Style5">
      <style:paragraph-properties fo:background-color="transparent" fo:margin-left="0.000cm" fo:text-indent="0.635cm" fo:text-align="left" style:page-number="auto"/>
      <style:text-properties/>
    </style:style>
    <style:style style:family="paragraph" style:name="P439" style:display-name="P439" style:parent-style-name="Style5">
      <style:paragraph-properties fo:background-color="transparent" fo:margin-left="0.000cm" fo:text-indent="0.635cm" fo:text-align="left" style:page-number="auto"/>
      <style:text-properties/>
    </style:style>
    <style:style style:family="paragraph" style:name="P440" style:display-name="P440" style:parent-style-name="Style5">
      <style:paragraph-properties fo:background-color="transparent" fo:margin-left="0.000cm" fo:text-indent="0.635cm" fo:text-align="left" style:page-number="auto"/>
      <style:text-properties/>
    </style:style>
    <style:style style:family="paragraph" style:name="P441" style:display-name="P441" style:parent-style-name="Style5">
      <style:paragraph-properties fo:background-color="transparent" fo:margin-left="0.000cm" fo:text-indent="0.635cm" fo:text-align="left" style:page-number="auto">
        <style:tab-stops>
          <style:tab-stop style:position="5.550cm" style:type="left"/>
        </style:tab-stops>
      </style:paragraph-properties>
      <style:text-properties/>
    </style:style>
    <style:style style:family="paragraph" style:name="P442" style:display-name="P442" style:parent-style-name="Style5">
      <style:paragraph-properties fo:background-color="transparent" fo:margin-left="0.000cm" fo:text-indent="0.635cm" fo:text-align="left" style:page-number="auto"/>
      <style:text-properties/>
    </style:style>
    <style:style style:family="paragraph" style:name="P443" style:display-name="P443" style:parent-style-name="Style5">
      <style:paragraph-properties fo:background-color="transparent" fo:margin-left="0.000cm" fo:text-indent="0.635cm" fo:text-align="left" style:page-number="auto"/>
      <style:text-properties/>
    </style:style>
    <style:style style:family="paragraph" style:name="P446" style:display-name="P446" style:parent-style-name="Style20">
      <style:paragraph-properties fo:background-color="transparent" fo:margin-left="0.000cm" fo:text-indent="0.000cm" fo:text-align="left" style:page-number="auto"/>
      <style:text-properties/>
    </style:style>
    <style:style style:family="paragraph" style:name="P447" style:display-name="P447" style:parent-style-name="Style20">
      <style:paragraph-properties fo:background-color="transparent" fo:margin-left="0.000cm" fo:text-indent="0.000cm" fo:text-align="left" style:page-number="auto"/>
      <style:text-properties/>
    </style:style>
    <style:style style:family="paragraph" style:name="P448" style:display-name="P448" style:parent-style-name="Style5">
      <style:paragraph-properties fo:background-color="transparent" fo:margin-left="0.000cm" fo:text-indent="0.635cm" fo:text-align="left" style:page-number="auto"/>
      <style:text-properties/>
    </style:style>
    <style:style style:family="paragraph" style:name="P449" style:display-name="P449" style:parent-style-name="Style5">
      <style:paragraph-properties fo:background-color="transparent" fo:margin-left="0.000cm" fo:text-indent="0.635cm" fo:text-align="left" style:page-number="auto"/>
      <style:text-properties/>
    </style:style>
    <style:style style:family="paragraph" style:name="P450" style:display-name="P450" style:parent-style-name="Style5">
      <style:paragraph-properties fo:background-color="transparent" fo:margin-left="0.000cm" fo:text-indent="0.635cm" fo:text-align="left" style:page-number="auto"/>
      <style:text-properties/>
    </style:style>
    <style:style style:family="paragraph" style:name="P451" style:display-name="P451" style:parent-style-name="Style5">
      <style:paragraph-properties fo:background-color="transparent" fo:margin-left="0.000cm" fo:text-indent="0.000cm" fo:text-align="left" style:page-number="auto"/>
      <style:text-properties/>
    </style:style>
    <style:style style:family="paragraph" style:name="P452" style:display-name="P452" style:parent-style-name="Style5">
      <style:paragraph-properties fo:background-color="transparent" fo:margin-left="0.000cm" fo:text-indent="0.635cm" fo:text-align="left" style:page-number="auto"/>
      <style:text-properties/>
    </style:style>
    <style:style style:family="paragraph" style:name="P453" style:display-name="P453" style:parent-style-name="Style5">
      <style:paragraph-properties fo:background-color="transparent" fo:margin-left="0.000cm" fo:text-indent="0.635cm" fo:text-align="left" style:page-number="auto"/>
      <style:text-properties/>
    </style:style>
    <style:style style:family="paragraph" style:name="P454" style:display-name="P454" style:parent-style-name="Style5">
      <style:paragraph-properties fo:background-color="transparent" fo:margin-left="0.000cm" fo:text-indent="0.635cm" fo:text-align="left" style:page-number="auto"/>
      <style:text-properties/>
    </style:style>
    <style:style style:family="paragraph" style:name="P455" style:display-name="P455" style:parent-style-name="Style5">
      <style:paragraph-properties fo:background-color="transparent" fo:margin-left="0.000cm" fo:text-indent="0.635cm" fo:text-align="left" style:page-number="auto"/>
      <style:text-properties/>
    </style:style>
    <style:style style:family="paragraph" style:name="P456" style:display-name="P456" style:parent-style-name="Style5">
      <style:paragraph-properties fo:background-color="transparent" fo:margin-left="0.000cm" fo:text-indent="0.635cm" fo:text-align="left" style:page-number="auto"/>
      <style:text-properties/>
    </style:style>
    <style:style style:family="paragraph" style:name="P457" style:display-name="P457" style:parent-style-name="Style5">
      <style:paragraph-properties fo:background-color="transparent" fo:margin-left="0.000cm" fo:text-indent="0.635cm" fo:text-align="left" style:page-number="auto"/>
      <style:text-properties/>
    </style:style>
    <style:style style:family="paragraph" style:name="P459" style:display-name="P459" style:parent-style-name="Style20">
      <style:paragraph-properties fo:background-color="transparent" fo:margin-left="0.000cm" fo:text-indent="0.000cm" fo:text-align="left" style:page-number="auto"/>
      <style:text-properties/>
    </style:style>
    <style:style style:family="paragraph" style:name="P460" style:display-name="P460" style:parent-style-name="Style20">
      <style:paragraph-properties fo:background-color="transparent" fo:margin-left="0.000cm" fo:text-indent="0.000cm" fo:text-align="left" style:page-number="auto"/>
      <style:text-properties/>
    </style:style>
    <style:style style:family="paragraph" style:name="P461" style:display-name="P461" style:parent-style-name="Style5">
      <style:paragraph-properties fo:background-color="transparent" fo:margin-left="0.000cm" fo:text-indent="0.635cm" fo:text-align="left" style:page-number="auto"/>
      <style:text-properties/>
    </style:style>
    <style:style style:family="paragraph" style:name="P462" style:display-name="P462" style:parent-style-name="Style5">
      <style:paragraph-properties fo:background-color="transparent" fo:margin-left="0.000cm" fo:text-indent="0.635cm" fo:text-align="left" style:page-number="auto"/>
      <style:text-properties/>
    </style:style>
    <style:style style:family="paragraph" style:name="P463" style:display-name="P463" style:parent-style-name="Style5">
      <style:paragraph-properties fo:background-color="transparent" fo:margin-left="0.000cm" fo:text-indent="0.635cm" fo:text-align="left" style:page-number="auto"/>
      <style:text-properties/>
    </style:style>
    <style:style style:family="paragraph" style:name="P464" style:display-name="P464" style:parent-style-name="Style5">
      <style:paragraph-properties fo:background-color="transparent" fo:margin-left="0.000cm" fo:text-indent="0.635cm" fo:text-align="left" style:page-number="auto"/>
      <style:text-properties/>
    </style:style>
    <style:style style:family="paragraph" style:name="P465" style:display-name="P465" style:parent-style-name="Style5">
      <style:paragraph-properties fo:background-color="transparent" fo:margin-left="0.000cm" fo:text-indent="0.635cm" fo:text-align="left" style:page-number="auto"/>
      <style:text-properties/>
    </style:style>
    <style:style style:family="paragraph" style:name="P466" style:display-name="P466" style:parent-style-name="Style5">
      <style:paragraph-properties fo:background-color="transparent" fo:margin-left="0.000cm" fo:text-indent="0.635cm" fo:text-align="left" style:page-number="auto"/>
      <style:text-properties/>
    </style:style>
    <style:style style:family="paragraph" style:name="P467" style:display-name="P467" style:parent-style-name="Style5">
      <style:paragraph-properties fo:background-color="transparent" fo:margin-left="0.000cm" fo:text-indent="0.635cm" fo:text-align="left" style:page-number="auto"/>
      <style:text-properties/>
    </style:style>
    <style:style style:family="paragraph" style:name="P468" style:display-name="P468" style:parent-style-name="Style5">
      <style:paragraph-properties fo:background-color="transparent" fo:margin-left="0.000cm" fo:text-indent="0.635cm" fo:text-align="left" style:page-number="auto"/>
      <style:text-properties/>
    </style:style>
    <style:style style:family="paragraph" style:name="P469" style:display-name="P469" style:parent-style-name="Style5">
      <style:paragraph-properties fo:background-color="transparent" fo:margin-left="0.000cm" fo:text-indent="0.635cm" fo:text-align="left" style:page-number="auto"/>
      <style:text-properties/>
    </style:style>
    <style:style style:family="paragraph" style:name="P470" style:display-name="P470" style:parent-style-name="Style5">
      <style:paragraph-properties fo:background-color="transparent" fo:margin-left="0.000cm" fo:text-indent="0.635cm" fo:text-align="left" style:page-number="auto"/>
      <style:text-properties/>
    </style:style>
    <style:style style:family="paragraph" style:name="P471" style:display-name="P471" style:parent-style-name="Style5">
      <style:paragraph-properties fo:background-color="transparent" fo:margin-left="0.000cm" fo:text-indent="0.635cm" fo:text-align="left" style:page-number="auto"/>
      <style:text-properties/>
    </style:style>
    <style:style style:family="paragraph" style:name="P472" style:display-name="P472" style:parent-style-name="Style5">
      <style:paragraph-properties fo:background-color="transparent" fo:margin-left="0.000cm" fo:text-indent="0.635cm" fo:text-align="left" style:page-number="auto"/>
      <style:text-properties/>
    </style:style>
    <style:style style:family="paragraph" style:name="P473" style:display-name="P473" style:parent-style-name="Style37">
      <style:paragraph-properties fo:background-color="transparent" fo:margin-left="0.000cm" fo:text-indent="0.000cm" fo:text-align="left" style:page-number="auto"/>
      <style:text-properties/>
    </style:style>
    <style:style style:family="paragraph" style:name="P474" style:display-name="P474" style:parent-style-name="Style5">
      <style:paragraph-properties fo:background-color="transparent" fo:margin-left="0.000cm" fo:text-indent="0.635cm" fo:text-align="left" style:page-number="auto"/>
      <style:text-properties/>
    </style:style>
    <style:style style:family="paragraph" style:name="P475" style:display-name="P475" style:parent-style-name="Style5">
      <style:paragraph-properties fo:background-color="transparent" fo:margin-left="0.000cm" fo:text-indent="0.635cm" fo:text-align="left" style:page-number="auto">
        <style:tab-stops>
          <style:tab-stop style:position="6.610cm" style:type="left"/>
        </style:tab-stops>
      </style:paragraph-properties>
      <style:text-properties/>
    </style:style>
    <style:style style:family="paragraph" style:name="P476" style:display-name="P476" style:parent-style-name="Style5">
      <style:paragraph-properties fo:background-color="transparent" fo:margin-left="0.000cm" fo:text-indent="0.635cm" fo:text-align="left" style:page-number="auto"/>
      <style:text-properties/>
    </style:style>
    <style:style style:family="paragraph" style:name="P477" style:display-name="P477" style:parent-style-name="Style5">
      <style:paragraph-properties fo:background-color="transparent" fo:margin-left="0.000cm" fo:text-indent="0.635cm" fo:text-align="left" style:page-number="auto"/>
      <style:text-properties/>
    </style:style>
    <style:style style:family="paragraph" style:name="P478" style:display-name="P478" style:parent-style-name="Style5">
      <style:paragraph-properties fo:background-color="transparent" fo:margin-left="0.000cm" fo:text-indent="0.635cm" fo:text-align="left" style:page-number="auto"/>
      <style:text-properties/>
    </style:style>
    <style:style style:family="paragraph" style:name="P480" style:display-name="P480" style:parent-style-name="Style20">
      <style:paragraph-properties fo:background-color="transparent" fo:margin-left="0.000cm" fo:text-indent="0.000cm" fo:text-align="left" style:page-number="auto"/>
      <style:text-properties/>
    </style:style>
    <style:style style:family="paragraph" style:name="P481" style:display-name="P481" style:parent-style-name="Style5">
      <style:paragraph-properties fo:background-color="transparent" fo:margin-left="0.000cm" fo:text-indent="0.635cm" fo:text-align="left" style:page-number="auto"/>
      <style:text-properties/>
    </style:style>
    <style:style style:family="paragraph" style:name="P482" style:display-name="P482" style:parent-style-name="Style5">
      <style:paragraph-properties fo:background-color="transparent" fo:margin-left="0.000cm" fo:text-indent="0.635cm" fo:text-align="left" style:page-number="auto"/>
      <style:text-properties/>
    </style:style>
    <style:style style:family="paragraph" style:name="P483" style:display-name="P483" style:parent-style-name="Style5">
      <style:paragraph-properties fo:background-color="transparent" fo:margin-left="0.000cm" fo:text-indent="0.635cm" fo:text-align="left" style:page-number="auto"/>
      <style:text-properties/>
    </style:style>
    <style:style style:family="paragraph" style:name="P484" style:display-name="P484" style:parent-style-name="Style5">
      <style:paragraph-properties fo:background-color="transparent" fo:margin-left="0.000cm" fo:text-indent="0.635cm" fo:text-align="left" style:page-number="auto"/>
      <style:text-properties/>
    </style:style>
    <style:style style:family="paragraph" style:name="P485" style:display-name="P485" style:parent-style-name="Style5">
      <style:paragraph-properties fo:background-color="transparent" fo:margin-left="0.000cm" fo:text-indent="0.000cm" fo:text-align="left" style:page-number="auto"/>
      <style:text-properties/>
    </style:style>
    <style:style style:family="paragraph" style:name="P486" style:display-name="P486" style:parent-style-name="Style5">
      <style:paragraph-properties fo:background-color="transparent" fo:margin-left="0.000cm" fo:text-indent="0.635cm" fo:text-align="left" style:page-number="auto"/>
      <style:text-properties/>
    </style:style>
    <style:style style:family="paragraph" style:name="P487" style:display-name="P487" style:parent-style-name="Style5">
      <style:paragraph-properties fo:background-color="transparent" fo:margin-left="0.000cm" fo:text-indent="0.635cm" fo:text-align="left" style:page-number="auto"/>
      <style:text-properties/>
    </style:style>
    <style:style style:family="paragraph" style:name="P488" style:display-name="P488" style:parent-style-name="Style5">
      <style:paragraph-properties fo:background-color="transparent" fo:margin-left="0.000cm" fo:text-indent="0.635cm" fo:text-align="left" style:page-number="auto"/>
      <style:text-properties/>
    </style:style>
    <style:style style:family="paragraph" style:name="P489" style:display-name="P489" style:parent-style-name="Style5">
      <style:paragraph-properties fo:background-color="transparent" fo:margin-left="0.000cm" fo:text-indent="0.635cm" fo:text-align="left" style:page-number="auto"/>
      <style:text-properties/>
    </style:style>
    <style:style style:family="paragraph" style:name="P490" style:display-name="P490" style:parent-style-name="Style5">
      <style:paragraph-properties fo:background-color="transparent" fo:margin-left="0.000cm" fo:text-indent="0.635cm" fo:text-align="left" style:page-number="auto"/>
      <style:text-properties/>
    </style:style>
    <style:style style:family="paragraph" style:name="P491" style:display-name="P491" style:parent-style-name="Style5">
      <style:paragraph-properties fo:background-color="transparent" fo:margin-left="0.000cm" fo:text-indent="0.635cm" fo:text-align="left" style:page-number="auto"/>
      <style:text-properties/>
    </style:style>
    <style:style style:family="paragraph" style:name="P492" style:display-name="P492" style:parent-style-name="Style5">
      <style:paragraph-properties fo:background-color="transparent" fo:margin-left="0.000cm" fo:text-indent="0.635cm" fo:text-align="left" style:page-number="auto"/>
      <style:text-properties/>
    </style:style>
    <style:style style:family="paragraph" style:name="P493" style:display-name="P493" style:parent-style-name="Style5">
      <style:paragraph-properties fo:background-color="transparent" fo:margin-left="0.000cm" fo:text-indent="0.635cm" fo:text-align="left" style:page-number="auto"/>
      <style:text-properties/>
    </style:style>
    <style:style style:family="paragraph" style:name="P494" style:display-name="P494" style:parent-style-name="Style15">
      <style:paragraph-properties fo:background-color="transparent" fo:margin-left="0.000cm" fo:text-indent="0.000cm" fo:text-align="left" style:page-number="auto"/>
      <style:text-properties/>
    </style:style>
    <style:style style:family="paragraph" style:name="P495" style:display-name="P495" style:parent-style-name="Style12">
      <style:paragraph-properties fo:background-color="transparent" fo:margin-left="0.000cm" fo:text-indent="0.000cm" fo:text-align="left" style:page-number="auto"/>
      <style:text-properties/>
    </style:style>
    <style:style style:family="paragraph" style:name="P498" style:display-name="P498" style:parent-style-name="Style20">
      <style:paragraph-properties fo:background-color="transparent" fo:margin-left="0.000cm" fo:text-indent="0.000cm" fo:text-align="left" style:page-number="auto"/>
      <style:text-properties/>
    </style:style>
    <style:style style:family="paragraph" style:name="P499" style:display-name="P499" style:parent-style-name="Style5">
      <style:paragraph-properties fo:background-color="transparent" fo:margin-left="0.000cm" fo:text-indent="0.000cm" fo:text-align="left" style:page-number="auto"/>
      <style:text-properties/>
    </style:style>
    <style:style style:family="paragraph" style:name="P500" style:display-name="P500" style:parent-style-name="Style5">
      <style:paragraph-properties fo:background-color="transparent" fo:margin-left="0.000cm" fo:text-indent="0.635cm" fo:text-align="left" style:page-number="auto"/>
      <style:text-properties/>
    </style:style>
    <style:style style:family="paragraph" style:name="P501" style:display-name="P501" style:parent-style-name="Style5">
      <style:paragraph-properties fo:background-color="transparent" fo:margin-left="0.000cm" fo:text-indent="0.635cm" fo:text-align="left" style:page-number="auto"/>
      <style:text-properties/>
    </style:style>
    <style:style style:family="paragraph" style:name="P502" style:display-name="P502" style:parent-style-name="Style5">
      <style:paragraph-properties fo:background-color="transparent" fo:margin-left="0.000cm" fo:text-indent="0.635cm" fo:text-align="left" style:page-number="auto"/>
      <style:text-properties/>
    </style:style>
    <style:style style:family="paragraph" style:name="P503" style:display-name="P503" style:parent-style-name="Style5">
      <style:paragraph-properties fo:background-color="transparent" fo:margin-left="0.000cm" fo:text-indent="0.635cm" fo:text-align="left" style:page-number="auto"/>
      <style:text-properties/>
    </style:style>
    <style:style style:family="paragraph" style:name="P504" style:display-name="P504" style:parent-style-name="Style5">
      <style:paragraph-properties fo:background-color="transparent" fo:margin-left="0.000cm" fo:text-indent="0.635cm" fo:text-align="left" style:page-number="auto"/>
      <style:text-properties/>
    </style:style>
    <style:style style:family="paragraph" style:name="P505" style:display-name="P505" style:parent-style-name="Style5">
      <style:paragraph-properties fo:background-color="transparent" fo:margin-left="0.000cm" fo:text-indent="0.635cm" fo:text-align="left" style:page-number="auto"/>
      <style:text-properties/>
    </style:style>
    <style:style style:family="paragraph" style:name="P506" style:display-name="P506" style:parent-style-name="Style5">
      <style:paragraph-properties fo:background-color="transparent" fo:margin-left="0.000cm" fo:text-indent="0.635cm" fo:text-align="left" style:page-number="auto"/>
      <style:text-properties/>
    </style:style>
    <style:style style:family="paragraph" style:name="P507" style:display-name="P507" style:parent-style-name="Style5">
      <style:paragraph-properties fo:background-color="transparent" fo:margin-left="0.000cm" fo:text-indent="0.635cm" fo:text-align="left" style:page-number="auto"/>
      <style:text-properties/>
    </style:style>
    <style:style style:family="paragraph" style:name="P508" style:display-name="P508" style:parent-style-name="Style5">
      <style:paragraph-properties fo:background-color="transparent" fo:margin-left="0.000cm" fo:text-indent="0.635cm" fo:text-align="left" style:page-number="auto"/>
      <style:text-properties/>
    </style:style>
    <style:style style:family="paragraph" style:name="P509" style:display-name="P509" style:parent-style-name="Style5">
      <style:paragraph-properties fo:background-color="transparent" fo:margin-left="0.000cm" fo:text-indent="0.000cm" fo:text-align="left" style:page-number="auto"/>
      <style:text-properties/>
    </style:style>
    <style:style style:family="paragraph" style:name="P510" style:display-name="P510" style:parent-style-name="Style5">
      <style:paragraph-properties fo:background-color="transparent" fo:margin-left="0.000cm" fo:text-indent="0.000cm" fo:text-align="left" style:page-number="auto"/>
      <style:text-properties/>
    </style:style>
    <style:style style:family="paragraph" style:name="P511" style:display-name="P511" style:parent-style-name="Style20">
      <style:paragraph-properties fo:background-color="transparent" fo:margin-left="0.000cm" fo:text-indent="0.000cm" fo:text-align="left" style:page-number="auto"/>
      <style:text-properties/>
    </style:style>
    <style:style style:family="paragraph" style:name="P513" style:display-name="P513" style:parent-style-name="Style20">
      <style:paragraph-properties fo:background-color="transparent" fo:margin-left="0.000cm" fo:text-indent="0.000cm" fo:text-align="left" style:page-number="auto"/>
      <style:text-properties/>
    </style:style>
    <style:style style:family="paragraph" style:name="P514" style:display-name="P514" style:parent-style-name="Style5">
      <style:paragraph-properties fo:background-color="transparent" fo:margin-left="0.000cm" fo:text-indent="0.635cm" fo:text-align="left" style:page-number="auto"/>
      <style:text-properties/>
    </style:style>
    <style:style style:family="paragraph" style:name="P515" style:display-name="P515" style:parent-style-name="Style5">
      <style:paragraph-properties fo:background-color="transparent" fo:margin-left="0.000cm" fo:text-indent="0.635cm" fo:text-align="left" style:page-number="auto"/>
      <style:text-properties/>
    </style:style>
    <style:style style:family="paragraph" style:name="P516" style:display-name="P516" style:parent-style-name="Style5">
      <style:paragraph-properties fo:background-color="transparent" fo:margin-left="0.000cm" fo:text-indent="0.635cm" fo:text-align="left" style:page-number="auto"/>
      <style:text-properties/>
    </style:style>
    <style:style style:family="paragraph" style:name="P517" style:display-name="P517" style:parent-style-name="Style5">
      <style:paragraph-properties fo:background-color="transparent" fo:margin-left="0.000cm" fo:text-indent="0.635cm" fo:text-align="left" style:page-number="auto"/>
      <style:text-properties/>
    </style:style>
    <style:style style:family="paragraph" style:name="P518" style:display-name="P518" style:parent-style-name="Style5">
      <style:paragraph-properties fo:background-color="transparent" fo:margin-left="0.000cm" fo:text-indent="0.635cm" fo:text-align="left" style:page-number="auto"/>
      <style:text-properties/>
    </style:style>
    <style:style style:family="paragraph" style:name="P519" style:display-name="P519" style:parent-style-name="Style5">
      <style:paragraph-properties fo:background-color="transparent" fo:margin-left="0.000cm" fo:text-indent="0.635cm" fo:text-align="left" style:page-number="auto"/>
      <style:text-properties/>
    </style:style>
    <style:style style:family="paragraph" style:name="P520" style:display-name="P520" style:parent-style-name="Style5">
      <style:paragraph-properties fo:background-color="transparent" fo:margin-left="0.000cm" fo:text-indent="0.000cm" fo:text-align="left" style:page-number="auto"/>
      <style:text-properties/>
    </style:style>
    <style:style style:family="paragraph" style:name="P521" style:display-name="P521" style:parent-style-name="Style24" style:list-style-name="">
      <style:paragraph-properties fo:background-color="transparent" fo:margin-left="0.000cm" fo:text-indent="0.000cm" fo:text-align="left" style:page-number="auto"/>
      <style:text-properties/>
    </style:style>
    <style:style style:family="paragraph" style:name="P522" style:display-name="P522" style:parent-style-name="Style5">
      <style:paragraph-properties fo:background-color="transparent" fo:margin-left="0.000cm" fo:text-indent="0.635cm" fo:text-align="left" style:page-number="auto"/>
      <style:text-properties/>
    </style:style>
    <style:style style:family="paragraph" style:name="P523" style:display-name="P523" style:parent-style-name="Style5">
      <style:paragraph-properties fo:background-color="transparent" fo:margin-left="0.000cm" fo:text-indent="0.635cm" fo:text-align="left" style:page-number="auto"/>
      <style:text-properties/>
    </style:style>
    <style:style style:family="paragraph" style:name="P525" style:display-name="P525" style:parent-style-name="Style20">
      <style:paragraph-properties fo:background-color="transparent" fo:margin-left="0.000cm" fo:text-indent="0.000cm" fo:text-align="left" style:page-number="auto"/>
      <style:text-properties/>
    </style:style>
    <style:style style:family="paragraph" style:name="P526" style:display-name="P526" style:parent-style-name="Style20">
      <style:paragraph-properties fo:background-color="transparent" fo:margin-left="0.000cm" fo:text-indent="0.000cm" fo:text-align="left" style:page-number="auto"/>
      <style:text-properties/>
    </style:style>
    <style:style style:family="paragraph" style:name="P527" style:display-name="P527" style:parent-style-name="Style5">
      <style:paragraph-properties fo:background-color="transparent" fo:margin-left="0.000cm" fo:text-indent="0.000cm" fo:text-align="left" style:page-number="auto"/>
      <style:text-properties/>
    </style:style>
    <style:style style:family="paragraph" style:name="P528" style:display-name="P528" style:parent-style-name="Style5">
      <style:paragraph-properties fo:background-color="transparent" fo:margin-left="0.000cm" fo:text-indent="0.635cm" fo:text-align="left" style:page-number="auto"/>
      <style:text-properties/>
    </style:style>
    <style:style style:family="paragraph" style:name="P529" style:display-name="P529" style:parent-style-name="Style5">
      <style:paragraph-properties fo:background-color="transparent" fo:margin-left="0.000cm" fo:text-indent="0.635cm" fo:text-align="left" style:page-number="auto"/>
      <style:text-properties/>
    </style:style>
    <style:style style:family="paragraph" style:name="P530" style:display-name="P530" style:parent-style-name="Style5">
      <style:paragraph-properties fo:background-color="transparent" fo:margin-left="0.000cm" fo:text-indent="0.635cm" fo:text-align="left" style:page-number="auto"/>
      <style:text-properties/>
    </style:style>
    <style:style style:family="paragraph" style:name="P531" style:display-name="P531" style:parent-style-name="Style5">
      <style:paragraph-properties fo:background-color="transparent" fo:margin-left="0.000cm" fo:text-indent="0.635cm" fo:text-align="left" style:page-number="auto"/>
      <style:text-properties/>
    </style:style>
    <style:style style:family="paragraph" style:name="P532" style:display-name="P532" style:parent-style-name="Style5">
      <style:paragraph-properties fo:background-color="transparent" fo:margin-left="0.000cm" fo:text-indent="0.635cm" fo:text-align="left" style:page-number="auto"/>
      <style:text-properties/>
    </style:style>
    <style:style style:family="paragraph" style:name="P533" style:display-name="P533" style:parent-style-name="Style5">
      <style:paragraph-properties fo:background-color="transparent" fo:margin-left="0.000cm" fo:text-indent="0.635cm" fo:text-align="left" style:page-number="auto"/>
      <style:text-properties/>
    </style:style>
    <style:style style:family="paragraph" style:name="P535" style:display-name="P535" style:parent-style-name="Style20">
      <style:paragraph-properties fo:background-color="transparent" fo:margin-left="0.000cm" fo:text-indent="0.000cm" fo:text-align="left" style:page-number="auto"/>
      <style:text-properties/>
    </style:style>
    <style:style style:family="paragraph" style:name="P536" style:display-name="P536" style:parent-style-name="Style5">
      <style:paragraph-properties fo:background-color="transparent" fo:margin-left="0.000cm" fo:text-indent="0.000cm" fo:text-align="left" style:page-number="auto"/>
      <style:text-properties/>
    </style:style>
    <style:style style:family="paragraph" style:name="P537" style:display-name="P537" style:parent-style-name="Style5">
      <style:paragraph-properties fo:background-color="transparent" fo:margin-left="0.000cm" fo:text-indent="0.635cm" fo:text-align="left" style:page-number="auto"/>
      <style:text-properties/>
    </style:style>
    <style:style style:family="paragraph" style:name="P538" style:display-name="P538" style:parent-style-name="Style5">
      <style:paragraph-properties fo:background-color="transparent" fo:margin-left="0.000cm" fo:text-indent="0.000cm" fo:text-align="left" style:page-number="auto"/>
      <style:text-properties/>
    </style:style>
    <style:style style:family="paragraph" style:name="P539" style:display-name="P539" style:parent-style-name="Style5">
      <style:paragraph-properties fo:background-color="transparent" fo:margin-left="0.000cm" fo:text-indent="0.635cm" fo:text-align="left" style:page-number="auto"/>
      <style:text-properties/>
    </style:style>
    <style:style style:family="paragraph" style:name="P540" style:display-name="P540" style:parent-style-name="Style5">
      <style:paragraph-properties fo:background-color="transparent" fo:margin-left="0.000cm" fo:text-indent="0.635cm" fo:text-align="left" style:page-number="auto"/>
      <style:text-properties/>
    </style:style>
    <style:style style:family="paragraph" style:name="P541" style:display-name="P541" style:parent-style-name="Style20">
      <style:paragraph-properties fo:background-color="transparent" fo:margin-left="0.000cm" fo:text-indent="0.000cm" fo:text-align="left" style:page-number="auto"/>
      <style:text-properties/>
    </style:style>
    <style:style style:family="paragraph" style:name="P542" style:display-name="P542" style:parent-style-name="Style5">
      <style:paragraph-properties fo:background-color="transparent" fo:margin-left="0.000cm" fo:text-indent="0.000cm" fo:text-align="left" style:page-number="auto"/>
      <style:text-properties/>
    </style:style>
    <style:style style:family="paragraph" style:name="P543" style:display-name="P543" style:parent-style-name="Style5">
      <style:paragraph-properties fo:background-color="transparent" fo:margin-left="0.000cm" fo:text-indent="0.635cm" fo:text-align="left" style:page-number="auto"/>
      <style:text-properties/>
    </style:style>
    <style:style style:family="paragraph" style:name="P544" style:display-name="P544" style:parent-style-name="Style5">
      <style:paragraph-properties fo:background-color="transparent" fo:margin-left="0.000cm" fo:text-indent="0.635cm" fo:text-align="left" style:page-number="auto"/>
      <style:text-properties/>
    </style:style>
    <style:style style:family="paragraph" style:name="P545" style:display-name="P545" style:parent-style-name="Style5">
      <style:paragraph-properties fo:background-color="transparent" fo:margin-left="0.000cm" fo:text-indent="0.635cm" fo:text-align="left" style:page-number="auto"/>
      <style:text-properties/>
    </style:style>
    <style:style style:family="paragraph" style:name="P546" style:display-name="P546" style:parent-style-name="Style5">
      <style:paragraph-properties fo:background-color="transparent" fo:margin-left="0.000cm" fo:text-indent="0.635cm" fo:text-align="left" style:page-number="auto"/>
      <style:text-properties/>
    </style:style>
    <style:style style:family="paragraph" style:name="P547" style:display-name="P547" style:parent-style-name="Style5">
      <style:paragraph-properties fo:background-color="transparent" fo:margin-left="0.000cm" fo:text-indent="0.635cm" fo:text-align="left" style:page-number="auto"/>
      <style:text-properties/>
    </style:style>
    <style:style style:family="paragraph" style:name="P548" style:display-name="P548" style:parent-style-name="Style5">
      <style:paragraph-properties fo:background-color="transparent" fo:margin-left="0.000cm" fo:text-indent="0.635cm" fo:text-align="left" style:page-number="auto"/>
      <style:text-properties/>
    </style:style>
    <style:style style:family="paragraph" style:name="P549" style:display-name="P549" style:parent-style-name="Style5">
      <style:paragraph-properties fo:background-color="transparent" fo:margin-left="0.000cm" fo:text-indent="0.635cm" fo:text-align="left" style:page-number="auto"/>
      <style:text-properties/>
    </style:style>
    <style:style style:family="paragraph" style:name="P550" style:display-name="P550" style:parent-style-name="Style5">
      <style:paragraph-properties fo:background-color="transparent" fo:margin-left="0.000cm" fo:text-indent="0.635cm" fo:text-align="left" style:page-number="auto"/>
      <style:text-properties/>
    </style:style>
    <style:style style:family="paragraph" style:name="P551" style:display-name="P551" style:parent-style-name="Style5">
      <style:paragraph-properties fo:background-color="transparent" fo:margin-left="0.000cm" fo:text-indent="0.635cm" fo:text-align="left" style:page-number="auto"/>
      <style:text-properties/>
    </style:style>
    <style:style style:family="paragraph" style:name="P553" style:display-name="P553" style:parent-style-name="Style26">
      <style:paragraph-properties fo:background-color="transparent" fo:margin-left="0.000cm" fo:text-indent="0.000cm" fo:text-align="left" style:page-number="auto"/>
      <style:text-properties/>
    </style:style>
    <style:style style:family="paragraph" style:name="P554" style:display-name="P554" style:parent-style-name="Style20">
      <style:paragraph-properties fo:background-color="transparent" fo:margin-left="0.000cm" fo:text-indent="0.000cm" fo:text-align="left" style:page-number="auto"/>
      <style:text-properties/>
    </style:style>
    <style:style style:family="paragraph" style:name="P555" style:display-name="P555" style:parent-style-name="Style5">
      <style:paragraph-properties fo:background-color="transparent" fo:margin-left="0.000cm" fo:text-indent="0.635cm" fo:text-align="left" style:page-number="auto"/>
      <style:text-properties/>
    </style:style>
    <style:style style:family="paragraph" style:name="P556" style:display-name="P556" style:parent-style-name="Style5">
      <style:paragraph-properties fo:background-color="transparent" fo:margin-left="0.000cm" fo:text-indent="0.635cm" fo:text-align="left" style:page-number="auto"/>
      <style:text-properties/>
    </style:style>
    <style:style style:family="paragraph" style:name="P557" style:display-name="P557" style:parent-style-name="Style5">
      <style:paragraph-properties fo:background-color="transparent" fo:margin-left="0.000cm" fo:text-indent="0.635cm" fo:text-align="left" style:page-number="auto"/>
      <style:text-properties/>
    </style:style>
    <style:style style:family="paragraph" style:name="P558" style:display-name="P558" style:parent-style-name="Style5">
      <style:paragraph-properties fo:background-color="transparent" fo:margin-left="0.000cm" fo:text-indent="0.635cm" fo:text-align="left" style:page-number="auto"/>
      <style:text-properties/>
    </style:style>
    <style:style style:family="paragraph" style:name="P559" style:display-name="P559" style:parent-style-name="Style5">
      <style:paragraph-properties fo:background-color="transparent" fo:margin-left="0.000cm" fo:text-indent="0.635cm" fo:text-align="left" style:page-number="auto"/>
      <style:text-properties/>
    </style:style>
    <style:style style:family="paragraph" style:name="P560" style:display-name="P560" style:parent-style-name="Style5">
      <style:paragraph-properties fo:background-color="transparent" fo:margin-left="0.000cm" fo:text-indent="0.635cm" fo:text-align="left" style:page-number="auto"/>
      <style:text-properties/>
    </style:style>
    <style:style style:family="paragraph" style:name="P561" style:display-name="P561" style:parent-style-name="Style5">
      <style:paragraph-properties fo:background-color="transparent" fo:margin-left="0.000cm" fo:text-indent="0.635cm" fo:text-align="left" style:page-number="auto"/>
      <style:text-properties/>
    </style:style>
    <style:style style:family="paragraph" style:name="P562" style:display-name="P562" style:parent-style-name="Style5">
      <style:paragraph-properties fo:background-color="transparent" fo:margin-left="0.000cm" fo:text-indent="0.635cm" fo:text-align="left" style:page-number="auto"/>
      <style:text-properties/>
    </style:style>
    <style:style style:family="paragraph" style:name="P563" style:display-name="P563" style:parent-style-name="Style5">
      <style:paragraph-properties fo:background-color="transparent" fo:margin-left="0.000cm" fo:text-indent="0.000cm" fo:text-align="left" style:page-number="auto"/>
      <style:text-properties/>
    </style:style>
    <style:style style:family="paragraph" style:name="P564" style:display-name="P564" style:parent-style-name="Style5">
      <style:paragraph-properties fo:background-color="transparent" fo:margin-left="0.000cm" fo:text-indent="0.635cm" fo:text-align="left" style:page-number="auto"/>
      <style:text-properties/>
    </style:style>
    <style:style style:family="paragraph" style:name="P565" style:display-name="P565" style:parent-style-name="Style5">
      <style:paragraph-properties fo:background-color="transparent" fo:margin-left="0.000cm" fo:text-indent="0.635cm" fo:text-align="left" style:page-number="auto"/>
      <style:text-properties/>
    </style:style>
    <style:style style:family="paragraph" style:name="P566" style:display-name="P566" style:parent-style-name="Style5">
      <style:paragraph-properties fo:background-color="transparent" fo:margin-left="0.000cm" fo:text-indent="0.635cm" fo:text-align="left" style:page-number="auto"/>
      <style:text-properties/>
    </style:style>
    <style:style style:family="paragraph" style:name="P567" style:display-name="P567" style:parent-style-name="Style5">
      <style:paragraph-properties fo:background-color="transparent" fo:margin-left="0.000cm" fo:text-indent="0.635cm" fo:text-align="left" style:page-number="auto"/>
      <style:text-properties/>
    </style:style>
    <style:style style:family="paragraph" style:name="P568" style:display-name="P568" style:parent-style-name="Style5">
      <style:paragraph-properties fo:background-color="transparent" fo:margin-left="0.000cm" fo:text-indent="0.635cm" fo:text-align="left" style:page-number="auto"/>
      <style:text-properties/>
    </style:style>
    <style:style style:family="paragraph" style:name="P569" style:display-name="P569" style:parent-style-name="Style5">
      <style:paragraph-properties fo:background-color="transparent" fo:margin-left="0.000cm" fo:text-indent="0.635cm" fo:text-align="left" style:page-number="auto"/>
      <style:text-properties/>
    </style:style>
    <style:style style:family="paragraph" style:name="P570" style:display-name="P570" style:parent-style-name="Style5">
      <style:paragraph-properties fo:background-color="transparent" fo:margin-left="0.635cm" fo:text-indent="-0.635cm" fo:text-align="left" style:page-number="auto"/>
      <style:text-properties/>
    </style:style>
    <style:style style:family="paragraph" style:name="P571" style:display-name="P571" style:parent-style-name="Style5">
      <style:paragraph-properties fo:background-color="transparent" fo:margin-left="0.000cm" fo:text-indent="0.635cm" fo:text-align="left" style:page-number="auto"/>
      <style:text-properties/>
    </style:style>
    <style:style style:family="paragraph" style:name="P572" style:display-name="P572" style:parent-style-name="Style5">
      <style:paragraph-properties fo:background-color="transparent" fo:margin-left="0.000cm" fo:text-indent="0.635cm" fo:text-align="left" style:page-number="auto"/>
      <style:text-properties/>
    </style:style>
    <style:style style:family="paragraph" style:name="P573" style:display-name="P573" style:parent-style-name="Style5">
      <style:paragraph-properties fo:background-color="transparent" fo:margin-left="0.000cm" fo:text-indent="0.635cm" fo:text-align="left" style:page-number="auto"/>
      <style:text-properties/>
    </style:style>
    <style:style style:family="paragraph" style:name="P575" style:display-name="P575" style:parent-style-name="Style20">
      <style:paragraph-properties fo:background-color="transparent" fo:margin-left="0.000cm" fo:text-indent="0.000cm" fo:text-align="left" style:page-number="auto"/>
      <style:text-properties/>
    </style:style>
    <style:style style:family="paragraph" style:name="P576" style:display-name="P576" style:parent-style-name="Style20">
      <style:paragraph-properties fo:background-color="transparent" fo:margin-left="0.000cm" fo:text-indent="0.000cm" fo:text-align="left" style:page-number="auto"/>
      <style:text-properties/>
    </style:style>
    <style:style style:family="paragraph" style:name="P577" style:display-name="P577" style:parent-style-name="Style5">
      <style:paragraph-properties fo:background-color="transparent" fo:margin-left="0.000cm" fo:text-indent="0.000cm" fo:text-align="left" style:page-number="auto"/>
      <style:text-properties/>
    </style:style>
    <style:style style:family="paragraph" style:name="P578" style:display-name="P578" style:parent-style-name="Style5">
      <style:paragraph-properties fo:background-color="transparent" fo:margin-left="0.000cm" fo:text-indent="0.635cm" fo:text-align="left" style:page-number="auto"/>
      <style:text-properties/>
    </style:style>
    <style:style style:family="paragraph" style:name="P579" style:display-name="P579" style:parent-style-name="Style5">
      <style:paragraph-properties fo:background-color="transparent" fo:margin-left="0.000cm" fo:text-indent="0.635cm" fo:text-align="left" style:page-number="auto"/>
      <style:text-properties/>
    </style:style>
    <style:style style:family="paragraph" style:name="P580" style:display-name="P580" style:parent-style-name="Style5">
      <style:paragraph-properties fo:background-color="transparent" fo:margin-left="0.000cm" fo:text-indent="0.635cm" fo:text-align="left" style:page-number="auto"/>
      <style:text-properties/>
    </style:style>
    <style:style style:family="paragraph" style:name="P581" style:display-name="P581" style:parent-style-name="Style5">
      <style:paragraph-properties fo:background-color="transparent" fo:margin-left="0.000cm" fo:text-indent="0.635cm" fo:text-align="left" style:page-number="auto"/>
      <style:text-properties/>
    </style:style>
    <style:style style:family="paragraph" style:name="P582" style:display-name="P582" style:parent-style-name="Style5">
      <style:paragraph-properties fo:background-color="transparent" fo:margin-left="0.000cm" fo:text-indent="0.635cm" fo:text-align="left" style:page-number="auto"/>
      <style:text-properties/>
    </style:style>
    <style:style style:family="paragraph" style:name="P583" style:display-name="P583" style:parent-style-name="Style5">
      <style:paragraph-properties fo:background-color="transparent" fo:margin-left="0.000cm" fo:text-indent="0.635cm" fo:text-align="left" style:page-number="auto"/>
      <style:text-properties/>
    </style:style>
    <style:style style:family="paragraph" style:name="P584" style:display-name="P584" style:parent-style-name="Style5">
      <style:paragraph-properties fo:background-color="transparent" fo:margin-left="0.000cm" fo:text-indent="0.635cm" fo:text-align="left" style:page-number="auto"/>
      <style:text-properties/>
    </style:style>
    <style:style style:family="paragraph" style:name="P585" style:display-name="P585" style:parent-style-name="Style5">
      <style:paragraph-properties fo:background-color="transparent" fo:margin-left="0.000cm" fo:text-indent="0.635cm" fo:text-align="left" style:page-number="auto"/>
      <style:text-properties/>
    </style:style>
    <style:style style:family="paragraph" style:name="P586" style:display-name="P586" style:parent-style-name="Style5">
      <style:paragraph-properties fo:background-color="transparent" fo:margin-left="0.000cm" fo:text-indent="0.635cm" fo:text-align="left" style:page-number="auto"/>
      <style:text-properties/>
    </style:style>
    <style:style style:family="paragraph" style:name="P587" style:display-name="P587" style:parent-style-name="Style5">
      <style:paragraph-properties fo:background-color="transparent" fo:margin-left="0.000cm" fo:text-indent="0.635cm" fo:text-align="left" style:page-number="auto"/>
      <style:text-properties/>
    </style:style>
    <style:style style:family="paragraph" style:name="P588" style:display-name="P588" style:parent-style-name="Style5">
      <style:paragraph-properties fo:background-color="transparent" fo:margin-left="0.000cm" fo:text-indent="0.635cm" fo:text-align="left" style:page-number="auto"/>
      <style:text-properties/>
    </style:style>
    <style:style style:family="paragraph" style:name="P589" style:display-name="P589" style:parent-style-name="Style5">
      <style:paragraph-properties fo:background-color="transparent" fo:margin-left="0.000cm" fo:text-indent="0.635cm" fo:text-align="left" style:page-number="auto">
        <style:tab-stops>
          <style:tab-stop style:position="2.153cm" style:leader-style="dotted" style:leader-text="-" style:type="left"/>
        </style:tab-stops>
      </style:paragraph-properties>
      <style:text-properties/>
    </style:style>
    <style:style style:family="paragraph" style:name="P590" style:display-name="P590" style:parent-style-name="Style5">
      <style:paragraph-properties fo:background-color="transparent" fo:margin-left="0.000cm" fo:text-indent="0.635cm" fo:text-align="left" style:page-number="auto"/>
      <style:text-properties/>
    </style:style>
    <style:style style:family="paragraph" style:name="P591" style:display-name="P591" style:parent-style-name="Style5">
      <style:paragraph-properties fo:background-color="transparent" fo:margin-left="0.000cm" fo:text-indent="0.000cm" fo:text-align="left" style:page-number="auto"/>
      <style:text-properties/>
    </style:style>
    <style:style style:family="paragraph" style:name="P592" style:display-name="P592" style:parent-style-name="Style5">
      <style:paragraph-properties fo:background-color="transparent" fo:margin-left="0.000cm" fo:text-indent="0.635cm" fo:text-align="left" style:page-number="auto"/>
      <style:text-properties/>
    </style:style>
    <style:style style:family="paragraph" style:name="P593" style:display-name="P593" style:parent-style-name="Style5">
      <style:paragraph-properties fo:background-color="transparent" fo:margin-left="0.000cm" fo:text-indent="0.635cm" fo:text-align="left" style:page-number="auto"/>
      <style:text-properties/>
    </style:style>
    <style:style style:family="paragraph" style:name="P594" style:display-name="P594" style:parent-style-name="Style5">
      <style:paragraph-properties fo:background-color="transparent" fo:margin-left="0.000cm" fo:text-indent="0.635cm" fo:text-align="left" style:page-number="auto"/>
      <style:text-properties/>
    </style:style>
    <style:style style:family="paragraph" style:name="P595" style:display-name="P595" style:parent-style-name="Style5">
      <style:paragraph-properties fo:background-color="transparent" fo:margin-left="0.000cm" fo:text-indent="0.635cm" fo:text-align="left" style:page-number="auto"/>
      <style:text-properties/>
    </style:style>
    <style:style style:family="paragraph" style:name="P596" style:display-name="P596" style:parent-style-name="Style5">
      <style:paragraph-properties fo:background-color="transparent" fo:margin-left="0.000cm" fo:text-indent="0.000cm" fo:text-align="left" style:page-number="auto"/>
      <style:text-properties/>
    </style:style>
    <style:style style:family="paragraph" style:name="P597" style:display-name="P597" style:parent-style-name="Style5">
      <style:paragraph-properties fo:background-color="transparent" fo:margin-left="0.000cm" fo:text-indent="0.635cm" fo:text-align="left" style:page-number="auto"/>
      <style:text-properties/>
    </style:style>
    <style:style style:family="paragraph" style:name="P600" style:display-name="P600" style:parent-style-name="Style20">
      <style:paragraph-properties fo:background-color="transparent" fo:margin-left="0.000cm" fo:text-indent="0.000cm" fo:text-align="left" style:page-number="auto"/>
      <style:text-properties/>
    </style:style>
    <style:style style:family="paragraph" style:name="P601" style:display-name="P601" style:parent-style-name="Style20">
      <style:paragraph-properties fo:background-color="transparent" fo:margin-left="0.000cm" fo:text-indent="0.000cm" fo:text-align="left" style:page-number="auto"/>
      <style:text-properties/>
    </style:style>
    <style:style style:family="paragraph" style:name="P602" style:display-name="P602" style:parent-style-name="Style5">
      <style:paragraph-properties fo:background-color="transparent" fo:margin-left="0.000cm" fo:text-indent="0.635cm" fo:text-align="left" style:page-number="auto"/>
      <style:text-properties/>
    </style:style>
    <style:style style:family="paragraph" style:name="P603" style:display-name="P603" style:parent-style-name="Style5">
      <style:paragraph-properties fo:background-color="transparent" fo:margin-left="0.000cm" fo:text-indent="0.635cm" fo:text-align="left" style:page-number="auto"/>
      <style:text-properties/>
    </style:style>
    <style:style style:family="paragraph" style:name="P604" style:display-name="P604" style:parent-style-name="Style5">
      <style:paragraph-properties fo:background-color="transparent" fo:margin-left="0.000cm" fo:text-indent="0.635cm" fo:text-align="left" style:page-number="auto"/>
      <style:text-properties/>
    </style:style>
    <style:style style:family="paragraph" style:name="P605" style:display-name="P605" style:parent-style-name="Style5">
      <style:paragraph-properties fo:background-color="transparent" fo:margin-left="0.000cm" fo:text-indent="0.635cm" fo:text-align="left" style:page-number="auto"/>
      <style:text-properties/>
    </style:style>
    <style:style style:family="paragraph" style:name="P606" style:display-name="P606" style:parent-style-name="Style5">
      <style:paragraph-properties fo:background-color="transparent" fo:margin-left="0.000cm" fo:text-indent="0.635cm" fo:text-align="left" style:page-number="auto"/>
      <style:text-properties/>
    </style:style>
    <style:style style:family="paragraph" style:name="P607" style:display-name="P607" style:parent-style-name="Style5">
      <style:paragraph-properties fo:background-color="transparent" fo:margin-left="0.000cm" fo:text-indent="0.635cm" fo:text-align="left" style:page-number="auto"/>
      <style:text-properties/>
    </style:style>
    <style:style style:family="paragraph" style:name="P608" style:display-name="P608" style:parent-style-name="Style5">
      <style:paragraph-properties fo:background-color="transparent" fo:margin-left="0.000cm" fo:text-indent="0.635cm" fo:text-align="left" style:page-number="auto"/>
      <style:text-properties/>
    </style:style>
    <style:style style:family="paragraph" style:name="P609" style:display-name="P609" style:parent-style-name="Style5">
      <style:paragraph-properties fo:background-color="transparent" fo:margin-left="0.000cm" fo:text-indent="0.635cm" fo:text-align="left" style:page-number="auto"/>
      <style:text-properties/>
    </style:style>
    <style:style style:family="paragraph" style:name="P610" style:display-name="P610" style:parent-style-name="Style5">
      <style:paragraph-properties fo:background-color="transparent" fo:margin-left="0.000cm" fo:text-indent="0.635cm" fo:text-align="left" style:page-number="auto"/>
      <style:text-properties/>
    </style:style>
    <style:style style:family="paragraph" style:name="P611" style:display-name="P611" style:parent-style-name="Style5">
      <style:paragraph-properties fo:background-color="transparent" fo:margin-left="0.000cm" fo:text-indent="0.000cm" fo:text-align="left" style:page-number="auto"/>
      <style:text-properties/>
    </style:style>
    <style:style style:family="paragraph" style:name="P612" style:display-name="P612" style:parent-style-name="Style5">
      <style:paragraph-properties fo:background-color="transparent" fo:margin-left="0.000cm" fo:text-indent="0.635cm" fo:text-align="left" style:page-number="auto"/>
      <style:text-properties/>
    </style:style>
    <style:style style:family="paragraph" style:name="P613" style:display-name="P613" style:parent-style-name="Style5">
      <style:paragraph-properties fo:background-color="transparent" fo:margin-left="0.000cm" fo:text-indent="0.635cm" fo:text-align="left" style:page-number="auto"/>
      <style:text-properties/>
    </style:style>
    <style:style style:family="paragraph" style:name="P614" style:display-name="P614" style:parent-style-name="Style5">
      <style:paragraph-properties fo:background-color="transparent" fo:margin-left="0.000cm" fo:text-indent="0.635cm" fo:text-align="left" style:page-number="auto"/>
      <style:text-properties/>
    </style:style>
    <style:style style:family="paragraph" style:name="P615" style:display-name="P615" style:parent-style-name="Style5">
      <style:paragraph-properties fo:background-color="transparent" fo:margin-left="0.000cm" fo:text-indent="0.635cm" fo:text-align="left" style:page-number="auto"/>
      <style:text-properties/>
    </style:style>
    <style:style style:family="paragraph" style:name="P616" style:display-name="P616" style:parent-style-name="Style5">
      <style:paragraph-properties fo:background-color="transparent" fo:margin-left="0.000cm" fo:text-indent="0.635cm" fo:text-align="left" style:page-number="auto"/>
      <style:text-properties/>
    </style:style>
    <style:style style:family="paragraph" style:name="P617" style:display-name="P617" style:parent-style-name="Style5">
      <style:paragraph-properties fo:background-color="transparent" fo:margin-left="0.000cm" fo:text-indent="0.635cm" fo:text-align="left" style:page-number="auto"/>
      <style:text-properties/>
    </style:style>
    <style:style style:family="paragraph" style:name="P618" style:display-name="P618" style:parent-style-name="Style5">
      <style:paragraph-properties fo:background-color="transparent" fo:margin-left="0.000cm" fo:text-indent="0.635cm" fo:text-align="left" style:page-number="auto"/>
      <style:text-properties/>
    </style:style>
    <style:style style:family="paragraph" style:name="P619" style:display-name="P619" style:parent-style-name="Style15">
      <style:paragraph-properties fo:background-color="transparent" fo:margin-left="0.000cm" fo:text-indent="0.000cm" fo:text-align="left" style:page-number="auto"/>
      <style:text-properties/>
    </style:style>
    <style:style style:family="paragraph" style:name="P620" style:display-name="P620" style:parent-style-name="Style15">
      <style:paragraph-properties fo:background-color="transparent" fo:margin-left="0.000cm" fo:text-indent="0.000cm" fo:text-align="left" style:page-number="auto"/>
      <style:text-properties/>
    </style:style>
    <style:style style:family="paragraph" style:name="P621" style:display-name="P621" style:parent-style-name="Style5">
      <style:paragraph-properties fo:background-color="transparent" fo:margin-left="0.000cm" fo:text-indent="0.000cm" fo:text-align="left" style:page-number="auto"/>
      <style:text-properties/>
    </style:style>
    <style:style style:family="paragraph" style:name="P622" style:display-name="P622" style:parent-style-name="Style5">
      <style:paragraph-properties fo:background-color="transparent" fo:margin-left="0.000cm" fo:text-indent="0.635cm" fo:text-align="left" style:page-number="auto"/>
      <style:text-properties/>
    </style:style>
    <style:style style:family="paragraph" style:name="P623" style:display-name="P623" style:parent-style-name="Style5">
      <style:paragraph-properties fo:background-color="transparent" fo:margin-left="0.000cm" fo:text-indent="0.635cm" fo:text-align="left" style:page-number="auto"/>
      <style:text-properties/>
    </style:style>
    <style:style style:family="paragraph" style:name="P624" style:display-name="P624" style:parent-style-name="Style5">
      <style:paragraph-properties fo:background-color="transparent" fo:margin-left="0.000cm" fo:text-indent="0.635cm" fo:text-align="left" style:page-number="auto"/>
      <style:text-properties/>
    </style:style>
    <style:style style:family="paragraph" style:name="P625" style:display-name="P625" style:parent-style-name="Style5">
      <style:paragraph-properties fo:background-color="transparent" fo:margin-left="0.000cm" fo:text-indent="0.635cm" fo:text-align="left" style:page-number="auto"/>
      <style:text-properties/>
    </style:style>
    <style:style style:family="paragraph" style:name="P626" style:display-name="P626" style:parent-style-name="Style5">
      <style:paragraph-properties fo:background-color="transparent" fo:margin-left="0.000cm" fo:text-indent="0.635cm" fo:text-align="left" style:page-number="auto"/>
      <style:text-properties/>
    </style:style>
    <style:style style:family="paragraph" style:name="P627" style:display-name="P627" style:parent-style-name="Style5">
      <style:paragraph-properties fo:background-color="transparent" fo:margin-left="0.000cm" fo:text-indent="0.635cm" fo:text-align="left" style:page-number="auto"/>
      <style:text-properties/>
    </style:style>
    <style:style style:family="paragraph" style:name="P628" style:display-name="P628" style:parent-style-name="Style5">
      <style:paragraph-properties fo:background-color="transparent" fo:margin-left="0.000cm" fo:text-indent="0.635cm" fo:text-align="left" style:page-number="auto"/>
      <style:text-properties/>
    </style:style>
    <style:style style:family="paragraph" style:name="P629" style:display-name="P629" style:parent-style-name="Style5">
      <style:paragraph-properties fo:background-color="transparent" fo:margin-left="0.000cm" fo:text-indent="0.635cm" fo:text-align="left" style:page-number="auto"/>
      <style:text-properties/>
    </style:style>
    <style:style style:family="paragraph" style:name="P630" style:display-name="P630" style:parent-style-name="Style5">
      <style:paragraph-properties fo:background-color="transparent" fo:margin-left="0.000cm" fo:text-indent="0.000cm" fo:text-align="left" style:page-number="auto"/>
      <style:text-properties/>
    </style:style>
    <style:style style:family="paragraph" style:name="P631" style:display-name="P631" style:parent-style-name="Style5">
      <style:paragraph-properties fo:background-color="transparent" fo:margin-left="0.000cm" fo:text-indent="0.635cm" fo:text-align="left" style:page-number="auto"/>
      <style:text-properties/>
    </style:style>
    <style:style style:family="paragraph" style:name="P632" style:display-name="P632" style:parent-style-name="Style5">
      <style:paragraph-properties fo:background-color="transparent" fo:margin-left="0.000cm" fo:text-indent="0.635cm" fo:text-align="left" style:page-number="auto"/>
      <style:text-properties/>
    </style:style>
    <style:style style:family="paragraph" style:name="P633" style:display-name="P633" style:parent-style-name="Style5">
      <style:paragraph-properties fo:background-color="transparent" fo:margin-left="0.000cm" fo:text-indent="0.635cm" fo:text-align="left" style:page-number="auto"/>
      <style:text-properties/>
    </style:style>
    <style:style style:family="paragraph" style:name="P634" style:display-name="P634" style:parent-style-name="Style15">
      <style:paragraph-properties fo:background-color="transparent" fo:margin-left="0.000cm" fo:text-indent="0.635cm" fo:text-align="left" style:page-number="auto">
        <style:tab-stops>
          <style:tab-stop style:position="7.422cm" style:type="left"/>
        </style:tab-stops>
      </style:paragraph-properties>
      <style:text-properties/>
    </style:style>
    <style:style style:family="paragraph" style:name="P636" style:display-name="P636" style:parent-style-name="Style20">
      <style:paragraph-properties fo:background-color="transparent" fo:margin-left="0.000cm" fo:text-indent="0.000cm" fo:text-align="left" style:page-number="auto"/>
      <style:text-properties/>
    </style:style>
    <style:style style:family="paragraph" style:name="P637" style:display-name="P637" style:parent-style-name="Style20">
      <style:paragraph-properties fo:background-color="transparent" fo:margin-left="0.000cm" fo:text-indent="0.000cm" fo:text-align="left" style:page-number="auto"/>
      <style:text-properties/>
    </style:style>
    <style:style style:family="paragraph" style:name="P638" style:display-name="P638" style:parent-style-name="Style5">
      <style:paragraph-properties fo:background-color="transparent" fo:margin-left="0.000cm" fo:text-indent="0.635cm" fo:text-align="left" style:page-number="auto"/>
      <style:text-properties/>
    </style:style>
    <style:style style:family="paragraph" style:name="P639" style:display-name="P639" style:parent-style-name="Style5">
      <style:paragraph-properties fo:background-color="transparent" fo:margin-left="0.000cm" fo:text-indent="0.635cm" fo:text-align="left" style:page-number="auto"/>
      <style:text-properties/>
    </style:style>
    <style:style style:family="paragraph" style:name="P640" style:display-name="P640" style:parent-style-name="Style5">
      <style:paragraph-properties fo:background-color="transparent" fo:margin-left="0.000cm" fo:text-indent="0.635cm" fo:text-align="left" style:page-number="auto"/>
      <style:text-properties/>
    </style:style>
    <style:style style:family="paragraph" style:name="P641" style:display-name="P641" style:parent-style-name="Style5">
      <style:paragraph-properties fo:background-color="transparent" fo:margin-left="0.000cm" fo:text-indent="0.635cm" fo:text-align="left" style:page-number="auto"/>
      <style:text-properties/>
    </style:style>
    <style:style style:family="paragraph" style:name="P642" style:display-name="P642" style:parent-style-name="Style5">
      <style:paragraph-properties fo:background-color="transparent" fo:margin-left="0.000cm" fo:text-indent="0.000cm" fo:text-align="left" style:page-number="auto"/>
      <style:text-properties/>
    </style:style>
    <style:style style:family="paragraph" style:name="P643" style:display-name="P643" style:parent-style-name="Style5">
      <style:paragraph-properties fo:background-color="transparent" fo:margin-left="0.000cm" fo:text-indent="0.635cm" fo:text-align="left" style:page-number="auto"/>
      <style:text-properties/>
    </style:style>
    <style:style style:family="paragraph" style:name="P644" style:display-name="P644" style:parent-style-name="Style5">
      <style:paragraph-properties fo:background-color="transparent" fo:margin-left="0.000cm" fo:text-indent="0.635cm" fo:text-align="left" style:page-number="auto"/>
      <style:text-properties/>
    </style:style>
    <style:style style:family="paragraph" style:name="P645" style:display-name="P645" style:parent-style-name="Style5">
      <style:paragraph-properties fo:background-color="transparent" fo:margin-left="0.000cm" fo:text-indent="0.635cm" fo:text-align="left" style:page-number="auto"/>
      <style:text-properties/>
    </style:style>
    <style:style style:family="paragraph" style:name="P646" style:display-name="P646" style:parent-style-name="Style5">
      <style:paragraph-properties fo:background-color="transparent" fo:margin-left="0.000cm" fo:text-indent="0.635cm" fo:text-align="left" style:page-number="auto"/>
      <style:text-properties/>
    </style:style>
    <style:style style:family="paragraph" style:name="P647" style:display-name="P647" style:parent-style-name="Style5">
      <style:paragraph-properties fo:background-color="transparent" fo:margin-left="0.000cm" fo:text-indent="0.635cm" fo:text-align="left" style:page-number="auto"/>
      <style:text-properties/>
    </style:style>
    <style:style style:family="paragraph" style:name="P648" style:display-name="P648" style:parent-style-name="Style5">
      <style:paragraph-properties fo:background-color="transparent" fo:margin-left="0.000cm" fo:text-indent="0.635cm" fo:text-align="left" style:page-number="auto"/>
      <style:text-properties/>
    </style:style>
    <style:style style:family="paragraph" style:name="P649" style:display-name="P649" style:parent-style-name="Style26">
      <style:paragraph-properties fo:background-color="transparent" fo:margin-left="0.000cm" fo:text-indent="0.000cm" fo:text-align="left" style:page-number="auto"/>
      <style:text-properties/>
    </style:style>
    <style:style style:family="paragraph" style:name="P651" style:display-name="P651" style:parent-style-name="Style5">
      <style:paragraph-properties fo:background-color="transparent" fo:margin-left="0.000cm" fo:text-indent="0.000cm" fo:text-align="left" style:page-number="auto"/>
      <style:text-properties/>
    </style:style>
    <style:style style:family="paragraph" style:name="P652" style:display-name="P652" style:parent-style-name="Style5">
      <style:paragraph-properties fo:background-color="transparent" fo:margin-left="0.000cm" fo:text-indent="0.635cm" fo:text-align="left" style:page-number="auto"/>
      <style:text-properties/>
    </style:style>
    <style:style style:family="paragraph" style:name="P653" style:display-name="P653" style:parent-style-name="Style5">
      <style:paragraph-properties fo:background-color="transparent" fo:margin-left="0.000cm" fo:text-indent="0.635cm" fo:text-align="left" style:page-number="auto"/>
      <style:text-properties/>
    </style:style>
    <style:style style:family="paragraph" style:name="P654" style:display-name="P654" style:parent-style-name="Style5">
      <style:paragraph-properties fo:background-color="transparent" fo:margin-left="0.000cm" fo:text-indent="0.635cm" fo:text-align="left" style:page-number="auto"/>
      <style:text-properties/>
    </style:style>
    <style:style style:family="paragraph" style:name="P655" style:display-name="P655" style:parent-style-name="Style20">
      <style:paragraph-properties fo:background-color="transparent" fo:margin-left="0.000cm" fo:text-indent="0.000cm" fo:text-align="left" style:page-number="auto"/>
      <style:text-properties/>
    </style:style>
    <style:style style:family="paragraph" style:name="P656" style:display-name="P656" style:parent-style-name="Style5">
      <style:paragraph-properties fo:background-color="transparent" fo:margin-left="0.000cm" fo:text-indent="0.000cm" fo:text-align="left" style:page-number="auto"/>
      <style:text-properties/>
    </style:style>
    <style:style style:family="paragraph" style:name="P657" style:display-name="P657" style:parent-style-name="Style5">
      <style:paragraph-properties fo:background-color="transparent" fo:margin-left="0.000cm" fo:text-indent="0.635cm" fo:text-align="left" style:page-number="auto"/>
      <style:text-properties/>
    </style:style>
    <style:style style:family="paragraph" style:name="P658" style:display-name="P658" style:parent-style-name="Style5">
      <style:paragraph-properties fo:background-color="transparent" fo:margin-left="0.000cm" fo:text-indent="0.635cm" fo:text-align="left" style:page-number="auto"/>
      <style:text-properties/>
    </style:style>
    <style:style style:family="paragraph" style:name="P659" style:display-name="P659" style:parent-style-name="Style5">
      <style:paragraph-properties fo:background-color="transparent" fo:margin-left="0.000cm" fo:text-indent="0.000cm" fo:text-align="left" style:page-number="auto"/>
      <style:text-properties/>
    </style:style>
    <style:style style:family="paragraph" style:name="P660" style:display-name="P660" style:parent-style-name="Style5">
      <style:paragraph-properties fo:background-color="transparent" fo:margin-left="0.000cm" fo:text-indent="0.635cm" fo:text-align="left" style:page-number="auto"/>
      <style:text-properties/>
    </style:style>
    <style:style style:family="paragraph" style:name="P663" style:display-name="P663" style:parent-style-name="Style20">
      <style:paragraph-properties fo:background-color="transparent" fo:margin-left="0.000cm" fo:text-indent="0.000cm" fo:text-align="left" style:page-number="auto"/>
      <style:text-properties/>
    </style:style>
    <style:style style:family="paragraph" style:name="P664" style:display-name="P664" style:parent-style-name="Style20">
      <style:paragraph-properties fo:background-color="transparent" fo:margin-left="0.000cm" fo:text-indent="0.000cm" fo:text-align="left" style:page-number="auto"/>
      <style:text-properties/>
    </style:style>
    <style:style style:family="paragraph" style:name="P665" style:display-name="P665" style:parent-style-name="Style5">
      <style:paragraph-properties fo:background-color="transparent" fo:margin-left="0.000cm" fo:text-indent="0.000cm" fo:text-align="left" style:page-number="auto"/>
      <style:text-properties/>
    </style:style>
    <style:style style:family="paragraph" style:name="P666" style:display-name="P666" style:parent-style-name="Style5">
      <style:paragraph-properties fo:background-color="transparent" fo:margin-left="0.000cm" fo:text-indent="0.635cm" fo:text-align="left" style:page-number="auto"/>
      <style:text-properties/>
    </style:style>
    <style:style style:family="paragraph" style:name="P667" style:display-name="P667" style:parent-style-name="Style5">
      <style:paragraph-properties fo:background-color="transparent" fo:margin-left="0.000cm" fo:text-indent="0.635cm" fo:text-align="left" style:page-number="auto"/>
      <style:text-properties/>
    </style:style>
    <style:style style:family="paragraph" style:name="P668" style:display-name="P668" style:parent-style-name="Style5">
      <style:paragraph-properties fo:background-color="transparent" fo:margin-left="0.000cm" fo:text-indent="0.635cm" fo:text-align="left" style:page-number="auto"/>
      <style:text-properties/>
    </style:style>
    <style:style style:family="paragraph" style:name="P669" style:display-name="P669" style:parent-style-name="Style5">
      <style:paragraph-properties fo:background-color="transparent" fo:margin-left="0.000cm" fo:text-indent="0.635cm" fo:text-align="left" style:page-number="auto"/>
      <style:text-properties/>
    </style:style>
    <style:style style:family="paragraph" style:name="P670" style:display-name="P670" style:parent-style-name="Style5">
      <style:paragraph-properties fo:background-color="transparent" fo:margin-left="0.000cm" fo:text-indent="0.635cm" fo:text-align="left" style:page-number="auto"/>
      <style:text-properties/>
    </style:style>
    <style:style style:family="paragraph" style:name="P671" style:display-name="P671" style:parent-style-name="Style5">
      <style:paragraph-properties fo:background-color="transparent" fo:margin-left="0.000cm" fo:text-indent="0.635cm" fo:text-align="left" style:page-number="auto"/>
      <style:text-properties/>
    </style:style>
    <style:style style:family="paragraph" style:name="P672" style:display-name="P672" style:parent-style-name="Style5">
      <style:paragraph-properties fo:background-color="transparent" fo:margin-left="0.000cm" fo:text-indent="0.635cm" fo:text-align="left" style:page-number="auto"/>
      <style:text-properties/>
    </style:style>
    <style:style style:family="paragraph" style:name="P673" style:display-name="P673" style:parent-style-name="Style5">
      <style:paragraph-properties fo:background-color="transparent" fo:margin-left="0.000cm" fo:text-indent="0.635cm" fo:text-align="left" style:page-number="auto"/>
      <style:text-properties/>
    </style:style>
    <style:style style:family="paragraph" style:name="P674" style:display-name="P674" style:parent-style-name="Style5">
      <style:paragraph-properties fo:background-color="transparent" fo:margin-left="0.000cm" fo:text-indent="0.635cm" fo:text-align="left" style:page-number="auto"/>
      <style:text-properties/>
    </style:style>
    <style:style style:family="paragraph" style:name="P675" style:display-name="P675" style:parent-style-name="Style5">
      <style:paragraph-properties fo:background-color="transparent" fo:margin-left="0.000cm" fo:text-indent="0.635cm" fo:text-align="left" style:page-number="auto"/>
      <style:text-properties/>
    </style:style>
    <style:style style:family="paragraph" style:name="P676" style:display-name="P676" style:parent-style-name="Style5">
      <style:paragraph-properties fo:background-color="transparent" fo:margin-left="0.000cm" fo:text-indent="0.000cm" fo:text-align="left" style:page-number="auto"/>
      <style:text-properties/>
    </style:style>
    <style:style style:family="paragraph" style:name="P677" style:display-name="P677" style:parent-style-name="Style5">
      <style:paragraph-properties fo:background-color="transparent" fo:margin-left="0.000cm" fo:text-indent="0.635cm" fo:text-align="left" style:page-number="auto"/>
      <style:text-properties/>
    </style:style>
    <style:style style:family="paragraph" style:name="P678" style:display-name="P678" style:parent-style-name="Style5">
      <style:paragraph-properties fo:background-color="transparent" fo:margin-left="0.000cm" fo:text-indent="0.635cm" fo:text-align="left" style:page-number="auto"/>
      <style:text-properties/>
    </style:style>
    <style:style style:family="paragraph" style:name="P679" style:display-name="P679" style:parent-style-name="Style5">
      <style:paragraph-properties fo:background-color="transparent" fo:margin-left="0.000cm" fo:text-indent="0.635cm" fo:text-align="left" style:page-number="auto"/>
      <style:text-properties/>
    </style:style>
    <style:style style:family="paragraph" style:name="P680" style:display-name="P680" style:parent-style-name="Style5">
      <style:paragraph-properties fo:background-color="transparent" fo:margin-left="0.000cm" fo:text-indent="0.635cm" fo:text-align="left" style:page-number="auto"/>
      <style:text-properties/>
    </style:style>
    <style:style style:family="paragraph" style:name="P681" style:display-name="P681" style:parent-style-name="Style5">
      <style:paragraph-properties fo:background-color="transparent" fo:margin-left="0.000cm" fo:text-indent="0.635cm" fo:text-align="left" style:page-number="auto"/>
      <style:text-properties/>
    </style:style>
    <style:style style:family="paragraph" style:name="P682" style:display-name="P682" style:parent-style-name="Style5">
      <style:paragraph-properties fo:background-color="transparent" fo:margin-left="0.000cm" fo:text-indent="0.635cm" fo:text-align="left" style:page-number="auto">
        <style:tab-stops>
          <style:tab-stop style:position="6.128cm" style:type="left"/>
        </style:tab-stops>
      </style:paragraph-properties>
      <style:text-properties/>
    </style:style>
    <style:style style:family="paragraph" style:name="P683" style:display-name="P683" style:parent-style-name="Style5">
      <style:paragraph-properties fo:background-color="transparent" fo:margin-left="0.000cm" fo:text-indent="0.635cm" fo:text-align="left" style:page-number="auto"/>
      <style:text-properties/>
    </style:style>
    <style:style style:family="paragraph" style:name="P684" style:display-name="P684" style:parent-style-name="Style5">
      <style:paragraph-properties fo:background-color="transparent" fo:margin-left="0.000cm" fo:text-indent="0.635cm" fo:text-align="left" style:page-number="auto"/>
      <style:text-properties/>
    </style:style>
    <style:style style:family="paragraph" style:name="P685" style:display-name="P685" style:parent-style-name="Style5">
      <style:paragraph-properties fo:background-color="transparent" fo:margin-left="0.000cm" fo:text-indent="0.635cm" fo:text-align="left" style:page-number="auto"/>
      <style:text-properties/>
    </style:style>
    <style:style style:family="paragraph" style:name="P686" style:display-name="P686" style:parent-style-name="Style5">
      <style:paragraph-properties fo:background-color="transparent" fo:margin-left="0.000cm" fo:text-indent="0.635cm" fo:text-align="left" style:page-number="auto"/>
      <style:text-properties/>
    </style:style>
    <style:style style:family="paragraph" style:name="P687" style:display-name="P687" style:parent-style-name="Style5">
      <style:paragraph-properties fo:background-color="transparent" fo:margin-left="0.000cm" fo:text-indent="0.635cm" fo:text-align="left" style:page-number="auto"/>
      <style:text-properties/>
    </style:style>
    <style:style style:family="paragraph" style:name="P689" style:display-name="P689" style:parent-style-name="Style20">
      <style:paragraph-properties fo:background-color="transparent" fo:margin-left="0.000cm" fo:text-indent="0.000cm" fo:text-align="left" style:page-number="auto"/>
      <style:text-properties/>
    </style:style>
    <style:style style:family="paragraph" style:name="P690" style:display-name="P690" style:parent-style-name="Style5">
      <style:paragraph-properties fo:background-color="transparent" fo:margin-left="0.000cm" fo:text-indent="0.000cm" fo:text-align="left" style:page-number="auto"/>
      <style:text-properties/>
    </style:style>
    <style:style style:family="paragraph" style:name="P691" style:display-name="P691" style:parent-style-name="Style5">
      <style:paragraph-properties fo:background-color="transparent" fo:margin-left="0.000cm" fo:text-indent="0.635cm" fo:text-align="left" style:page-number="auto"/>
      <style:text-properties/>
    </style:style>
    <style:style style:family="paragraph" style:name="P692" style:display-name="P692" style:parent-style-name="Style5">
      <style:paragraph-properties fo:background-color="transparent" fo:margin-left="0.000cm" fo:text-indent="0.635cm" fo:text-align="left" style:page-number="auto"/>
      <style:text-properties/>
    </style:style>
    <style:style style:family="paragraph" style:name="P693" style:display-name="P693" style:parent-style-name="Style5">
      <style:paragraph-properties fo:background-color="transparent" fo:margin-left="0.000cm" fo:text-indent="0.635cm" fo:text-align="left" style:page-number="auto"/>
      <style:text-properties/>
    </style:style>
    <style:style style:family="paragraph" style:name="P694" style:display-name="P694" style:parent-style-name="Style5">
      <style:paragraph-properties fo:background-color="transparent" fo:margin-left="0.000cm" fo:text-indent="0.635cm" fo:text-align="left" style:page-number="auto"/>
      <style:text-properties/>
    </style:style>
    <style:style style:family="paragraph" style:name="P695" style:display-name="P695" style:parent-style-name="Style5">
      <style:paragraph-properties fo:background-color="transparent" fo:margin-left="0.000cm" fo:text-indent="0.635cm" fo:text-align="left" style:page-number="auto"/>
      <style:text-properties/>
    </style:style>
    <style:style style:family="paragraph" style:name="P696" style:display-name="P696" style:parent-style-name="Style5">
      <style:paragraph-properties fo:background-color="transparent" fo:margin-left="0.000cm" fo:text-indent="0.635cm" fo:text-align="left" style:page-number="auto"/>
      <style:text-properties/>
    </style:style>
    <style:style style:family="paragraph" style:name="P697" style:display-name="P697" style:parent-style-name="Style5">
      <style:paragraph-properties fo:background-color="transparent" fo:margin-left="0.000cm" fo:text-indent="0.635cm" fo:text-align="left" style:page-number="auto"/>
      <style:text-properties/>
    </style:style>
    <style:style style:family="paragraph" style:name="P698" style:display-name="P698" style:parent-style-name="Style5">
      <style:paragraph-properties fo:background-color="transparent" fo:margin-left="0.000cm" fo:text-indent="0.635cm" fo:text-align="left" style:page-number="auto"/>
      <style:text-properties/>
    </style:style>
    <style:style style:family="paragraph" style:name="P699" style:display-name="P699" style:parent-style-name="Style5">
      <style:paragraph-properties fo:background-color="transparent" fo:margin-left="0.000cm" fo:text-indent="0.635cm" fo:text-align="left" style:page-number="auto"/>
      <style:text-properties/>
    </style:style>
    <style:style style:family="paragraph" style:name="P700" style:display-name="P700" style:parent-style-name="Style5">
      <style:paragraph-properties fo:background-color="transparent" fo:margin-left="0.000cm" fo:text-indent="0.635cm" fo:text-align="left" style:page-number="auto"/>
      <style:text-properties/>
    </style:style>
    <style:style style:family="paragraph" style:name="P701" style:display-name="P701" style:parent-style-name="Style5">
      <style:paragraph-properties fo:background-color="transparent" fo:margin-left="0.000cm" fo:text-indent="0.635cm" fo:text-align="left" style:page-number="auto"/>
      <style:text-properties/>
    </style:style>
    <style:style style:family="paragraph" style:name="P702" style:display-name="P702" style:parent-style-name="Style5">
      <style:paragraph-properties fo:background-color="transparent" fo:margin-left="0.000cm" fo:text-indent="0.635cm" fo:text-align="left" style:page-number="auto"/>
      <style:text-properties/>
    </style:style>
    <style:style style:family="paragraph" style:name="P703" style:display-name="P703" style:parent-style-name="Style5">
      <style:paragraph-properties fo:background-color="transparent" fo:margin-left="0.000cm" fo:text-indent="0.635cm" fo:text-align="left" style:page-number="auto"/>
      <style:text-properties/>
    </style:style>
    <style:style style:family="paragraph" style:name="P704" style:display-name="P704" style:parent-style-name="Style5">
      <style:paragraph-properties fo:background-color="transparent" fo:margin-left="0.000cm" fo:text-indent="0.635cm" fo:text-align="left" style:page-number="auto"/>
      <style:text-properties/>
    </style:style>
    <style:style style:family="paragraph" style:name="P705" style:display-name="P705" style:parent-style-name="Style5">
      <style:paragraph-properties fo:background-color="transparent" fo:margin-left="0.000cm" fo:text-indent="0.635cm" fo:text-align="left" style:page-number="auto"/>
      <style:text-properties/>
    </style:style>
    <style:style style:family="paragraph" style:name="P708" style:display-name="P708" style:parent-style-name="Style20">
      <style:paragraph-properties fo:background-color="transparent" fo:margin-left="0.000cm" fo:text-indent="0.000cm" fo:text-align="left" style:page-number="auto"/>
      <style:text-properties/>
    </style:style>
    <style:style style:family="paragraph" style:name="P709" style:display-name="P709" style:parent-style-name="Style20">
      <style:paragraph-properties fo:background-color="transparent" fo:margin-left="0.000cm" fo:text-indent="0.000cm" fo:text-align="left" style:page-number="auto"/>
      <style:text-properties/>
    </style:style>
    <style:style style:family="paragraph" style:name="P710" style:display-name="P710" style:parent-style-name="Style5">
      <style:paragraph-properties fo:background-color="transparent" fo:margin-left="0.000cm" fo:text-indent="0.000cm" fo:text-align="left" style:page-number="auto"/>
      <style:text-properties/>
    </style:style>
    <style:style style:family="paragraph" style:name="P711" style:display-name="P711" style:parent-style-name="Style5">
      <style:paragraph-properties fo:background-color="transparent" fo:margin-left="0.000cm" fo:text-indent="0.635cm" fo:text-align="left" style:page-number="auto"/>
      <style:text-properties/>
    </style:style>
    <style:style style:family="paragraph" style:name="P712" style:display-name="P712" style:parent-style-name="Style5">
      <style:paragraph-properties fo:background-color="transparent" fo:margin-left="0.000cm" fo:text-indent="0.635cm" fo:text-align="left" style:page-number="auto"/>
      <style:text-properties/>
    </style:style>
    <style:style style:family="paragraph" style:name="P713" style:display-name="P713" style:parent-style-name="Style5">
      <style:paragraph-properties fo:background-color="transparent" fo:margin-left="0.000cm" fo:text-indent="0.635cm" fo:text-align="left" style:page-number="auto"/>
      <style:text-properties/>
    </style:style>
    <style:style style:family="paragraph" style:name="P714" style:display-name="P714" style:parent-style-name="Style5">
      <style:paragraph-properties fo:background-color="transparent" fo:margin-left="0.000cm" fo:text-indent="0.635cm" fo:text-align="left" style:page-number="auto"/>
      <style:text-properties/>
    </style:style>
    <style:style style:family="paragraph" style:name="P715" style:display-name="P715" style:parent-style-name="Style5">
      <style:paragraph-properties fo:background-color="transparent" fo:margin-left="0.000cm" fo:text-indent="0.635cm" fo:text-align="left" style:page-number="auto"/>
      <style:text-properties/>
    </style:style>
    <style:style style:family="paragraph" style:name="P716" style:display-name="P716" style:parent-style-name="Style5">
      <style:paragraph-properties fo:background-color="transparent" fo:margin-left="0.000cm" fo:text-indent="0.635cm" fo:text-align="left" style:page-number="auto"/>
      <style:text-properties/>
    </style:style>
    <style:style style:family="paragraph" style:name="P717" style:display-name="P717" style:parent-style-name="Style5">
      <style:paragraph-properties fo:background-color="transparent" fo:margin-left="0.000cm" fo:text-indent="0.635cm" fo:text-align="left" style:page-number="auto"/>
      <style:text-properties/>
    </style:style>
    <style:style style:family="paragraph" style:name="P718" style:display-name="P718" style:parent-style-name="Style5">
      <style:paragraph-properties fo:background-color="transparent" fo:margin-left="0.000cm" fo:text-indent="0.635cm" fo:text-align="left" style:page-number="auto"/>
      <style:text-properties/>
    </style:style>
    <style:style style:family="paragraph" style:name="P719" style:display-name="P719" style:parent-style-name="Style5">
      <style:paragraph-properties fo:background-color="transparent" fo:margin-left="0.000cm" fo:text-indent="0.635cm" fo:text-align="left" style:page-number="auto"/>
      <style:text-properties/>
    </style:style>
    <style:style style:family="paragraph" style:name="P720" style:display-name="P720" style:parent-style-name="Style5">
      <style:paragraph-properties fo:background-color="transparent" fo:margin-left="0.000cm" fo:text-indent="0.635cm" fo:text-align="left" style:page-number="auto"/>
      <style:text-properties/>
    </style:style>
    <style:style style:family="paragraph" style:name="P721" style:display-name="P721" style:parent-style-name="Style5">
      <style:paragraph-properties fo:background-color="transparent" fo:margin-left="0.000cm" fo:text-indent="0.635cm" fo:text-align="left" style:page-number="auto"/>
      <style:text-properties/>
    </style:style>
    <style:style style:family="paragraph" style:name="P722" style:display-name="P722" style:parent-style-name="Style5">
      <style:paragraph-properties fo:background-color="transparent" fo:margin-left="0.000cm" fo:text-indent="0.635cm" fo:text-align="left" style:page-number="auto"/>
      <style:text-properties/>
    </style:style>
    <style:style style:family="paragraph" style:name="P723" style:display-name="P723" style:parent-style-name="Style5">
      <style:paragraph-properties fo:background-color="transparent" fo:margin-left="0.000cm" fo:text-indent="0.635cm" fo:text-align="left" style:page-number="auto"/>
      <style:text-properties/>
    </style:style>
    <style:style style:family="paragraph" style:name="P724" style:display-name="P724" style:parent-style-name="Style5">
      <style:paragraph-properties fo:background-color="transparent" fo:margin-left="0.000cm" fo:text-indent="0.635cm" fo:text-align="left" style:page-number="auto"/>
      <style:text-properties/>
    </style:style>
    <style:style style:family="paragraph" style:name="P725" style:display-name="P725" style:parent-style-name="Style5">
      <style:paragraph-properties fo:background-color="transparent" fo:margin-left="0.000cm" fo:text-indent="0.635cm" fo:text-align="left" style:page-number="auto"/>
      <style:text-properties/>
    </style:style>
    <style:style style:family="paragraph" style:name="P726" style:display-name="P726" style:parent-style-name="Style5">
      <style:paragraph-properties fo:background-color="transparent" fo:margin-left="0.000cm" fo:text-indent="0.635cm" fo:text-align="left" style:page-number="auto"/>
      <style:text-properties/>
    </style:style>
    <style:style style:family="paragraph" style:name="P727" style:display-name="P727" style:parent-style-name="Style5">
      <style:paragraph-properties fo:background-color="transparent" fo:margin-left="0.000cm" fo:text-indent="0.635cm" fo:text-align="left" style:page-number="auto"/>
      <style:text-properties/>
    </style:style>
    <style:style style:family="paragraph" style:name="P728" style:display-name="P728" style:parent-style-name="Style5">
      <style:paragraph-properties fo:background-color="transparent" fo:margin-left="0.000cm" fo:text-indent="0.635cm" fo:text-align="left" style:page-number="auto"/>
      <style:text-properties/>
    </style:style>
    <style:style style:family="paragraph" style:name="P730" style:display-name="P730" style:parent-style-name="Style20">
      <style:paragraph-properties fo:background-color="transparent" fo:margin-left="0.000cm" fo:text-indent="0.000cm" fo:text-align="left" style:page-number="auto"/>
      <style:text-properties/>
    </style:style>
    <style:style style:family="paragraph" style:name="P731" style:display-name="P731" style:parent-style-name="Style5">
      <style:paragraph-properties fo:background-color="transparent" fo:margin-left="0.000cm" fo:text-indent="0.000cm" fo:text-align="left" style:page-number="auto"/>
      <style:text-properties/>
    </style:style>
    <style:style style:family="paragraph" style:name="P732" style:display-name="P732" style:parent-style-name="Style5">
      <style:paragraph-properties fo:background-color="transparent" fo:margin-left="0.000cm" fo:text-indent="0.635cm" fo:text-align="left" style:page-number="auto"/>
      <style:text-properties/>
    </style:style>
    <style:style style:family="paragraph" style:name="P733" style:display-name="P733" style:parent-style-name="Style5">
      <style:paragraph-properties fo:background-color="transparent" fo:margin-left="0.000cm" fo:text-indent="0.635cm" fo:text-align="left" style:page-number="auto"/>
      <style:text-properties/>
    </style:style>
    <style:style style:family="paragraph" style:name="P734" style:display-name="P734" style:parent-style-name="Style5">
      <style:paragraph-properties fo:background-color="transparent" fo:margin-left="0.000cm" fo:text-indent="0.635cm" fo:text-align="left" style:page-number="auto"/>
      <style:text-properties/>
    </style:style>
    <style:style style:family="paragraph" style:name="P735" style:display-name="P735" style:parent-style-name="Style5">
      <style:paragraph-properties fo:background-color="transparent" fo:margin-left="0.000cm" fo:text-indent="0.635cm" fo:text-align="left" style:page-number="auto"/>
      <style:text-properties/>
    </style:style>
    <style:style style:family="paragraph" style:name="P736" style:display-name="P736" style:parent-style-name="Style5">
      <style:paragraph-properties fo:background-color="transparent" fo:margin-left="0.000cm" fo:text-indent="0.635cm" fo:text-align="left" style:page-number="auto"/>
      <style:text-properties/>
    </style:style>
    <style:style style:family="paragraph" style:name="P737" style:display-name="P737" style:parent-style-name="Style5">
      <style:paragraph-properties fo:background-color="transparent" fo:margin-left="0.000cm" fo:text-indent="0.635cm" fo:text-align="left" style:page-number="auto"/>
      <style:text-properties/>
    </style:style>
    <style:style style:family="paragraph" style:name="P738" style:display-name="P738" style:parent-style-name="Style5">
      <style:paragraph-properties fo:background-color="transparent" fo:margin-left="0.000cm" fo:text-indent="0.635cm" fo:text-align="left" style:page-number="auto"/>
      <style:text-properties/>
    </style:style>
    <style:style style:family="paragraph" style:name="P739" style:display-name="P739" style:parent-style-name="Style5">
      <style:paragraph-properties fo:background-color="transparent" fo:margin-left="0.000cm" fo:text-indent="0.635cm" fo:text-align="left" style:page-number="auto"/>
      <style:text-properties/>
    </style:style>
    <style:style style:family="paragraph" style:name="P740" style:display-name="P740" style:parent-style-name="Style5">
      <style:paragraph-properties fo:background-color="transparent" fo:margin-left="0.000cm" fo:text-indent="0.635cm" fo:text-align="left" style:page-number="auto"/>
      <style:text-properties/>
    </style:style>
    <style:style style:family="paragraph" style:name="P741" style:display-name="P741" style:parent-style-name="Style5">
      <style:paragraph-properties fo:background-color="transparent" fo:margin-left="0.000cm" fo:text-indent="0.635cm" fo:text-align="left" style:page-number="auto"/>
      <style:text-properties/>
    </style:style>
    <style:style style:family="paragraph" style:name="P742" style:display-name="P742" style:parent-style-name="Style5">
      <style:paragraph-properties fo:background-color="transparent" fo:margin-left="0.000cm" fo:text-indent="0.635cm" fo:text-align="left" style:page-number="auto"/>
      <style:text-properties/>
    </style:style>
    <style:style style:family="paragraph" style:name="P743" style:display-name="P743" style:parent-style-name="Style5">
      <style:paragraph-properties fo:background-color="transparent" fo:margin-left="0.000cm" fo:text-indent="0.635cm" fo:text-align="left" style:page-number="auto"/>
      <style:text-properties/>
    </style:style>
    <style:style style:family="paragraph" style:name="P744" style:display-name="P744" style:parent-style-name="Style5">
      <style:paragraph-properties fo:background-color="transparent" fo:margin-left="0.000cm" fo:text-indent="0.635cm" fo:text-align="left" style:page-number="auto"/>
      <style:text-properties/>
    </style:style>
    <style:style style:family="paragraph" style:name="P745" style:display-name="P745" style:parent-style-name="Style5">
      <style:paragraph-properties fo:background-color="transparent" fo:margin-left="0.000cm" fo:text-indent="0.635cm" fo:text-align="left" style:page-number="auto"/>
      <style:text-properties/>
    </style:style>
    <style:style style:family="paragraph" style:name="P746" style:display-name="P746" style:parent-style-name="Style5">
      <style:paragraph-properties fo:background-color="transparent" fo:margin-left="0.000cm" fo:text-indent="0.635cm" fo:text-align="left" style:page-number="auto"/>
      <style:text-properties/>
    </style:style>
    <style:style style:family="paragraph" style:name="P747" style:display-name="P747" style:parent-style-name="Style5">
      <style:paragraph-properties fo:background-color="transparent" fo:margin-left="0.000cm" fo:text-indent="0.635cm" fo:text-align="left" style:page-number="auto"/>
      <style:text-properties/>
    </style:style>
    <style:style style:family="paragraph" style:name="P748" style:display-name="P748" style:parent-style-name="Style5">
      <style:paragraph-properties fo:background-color="transparent" fo:margin-left="0.000cm" fo:text-indent="0.635cm" fo:text-align="left" style:page-number="auto"/>
      <style:text-properties/>
    </style:style>
    <style:style style:family="paragraph" style:name="P749" style:display-name="P749" style:parent-style-name="Style5">
      <style:paragraph-properties fo:background-color="transparent" fo:margin-left="0.000cm" fo:text-indent="0.000cm" fo:text-align="left" style:page-number="auto"/>
      <style:text-properties/>
    </style:style>
    <style:style style:family="paragraph" style:name="P750" style:display-name="P750" style:parent-style-name="Style5">
      <style:paragraph-properties fo:background-color="transparent" fo:margin-left="0.000cm" fo:text-indent="0.635cm" fo:text-align="left" style:page-number="auto"/>
      <style:text-properties/>
    </style:style>
    <style:style style:family="paragraph" style:name="P751" style:display-name="P751" style:parent-style-name="Style5">
      <style:paragraph-properties fo:background-color="transparent" fo:margin-left="0.000cm" fo:text-indent="0.635cm" fo:text-align="left" style:page-number="auto"/>
      <style:text-properties/>
    </style:style>
    <style:style style:family="paragraph" style:name="P752" style:display-name="P752" style:parent-style-name="Style5">
      <style:paragraph-properties fo:background-color="transparent" fo:margin-left="0.000cm" fo:text-indent="0.635cm" fo:text-align="left" style:page-number="auto"/>
      <style:text-properties/>
    </style:style>
    <style:style style:family="paragraph" style:name="P753" style:display-name="P753" style:parent-style-name="Style5">
      <style:paragraph-properties fo:background-color="transparent" fo:margin-left="0.000cm" fo:text-indent="0.635cm" fo:text-align="left" style:page-number="auto"/>
      <style:text-properties/>
    </style:style>
    <style:style style:family="paragraph" style:name="P754" style:display-name="P754" style:parent-style-name="Style5">
      <style:paragraph-properties fo:background-color="transparent" fo:margin-left="0.000cm" fo:text-indent="0.635cm" fo:text-align="left" style:page-number="auto"/>
      <style:text-properties/>
    </style:style>
    <style:style style:family="paragraph" style:name="P755" style:display-name="P755" style:parent-style-name="Style5">
      <style:paragraph-properties fo:background-color="transparent" fo:margin-left="0.000cm" fo:text-indent="0.635cm" fo:text-align="left" style:page-number="auto"/>
      <style:text-properties/>
    </style:style>
    <style:style style:family="paragraph" style:name="P757" style:display-name="P757" style:parent-style-name="Style20">
      <style:paragraph-properties fo:background-color="transparent" fo:margin-left="0.000cm" fo:text-indent="0.000cm" fo:text-align="left" style:page-number="auto"/>
      <style:text-properties/>
    </style:style>
    <style:style style:family="paragraph" style:name="P758" style:display-name="P758" style:parent-style-name="Style5">
      <style:paragraph-properties fo:background-color="transparent" fo:margin-left="0.000cm" fo:text-indent="0.635cm" fo:text-align="left" style:page-number="auto"/>
      <style:text-properties/>
    </style:style>
    <style:style style:family="paragraph" style:name="P759" style:display-name="P759" style:parent-style-name="Style5">
      <style:paragraph-properties fo:background-color="transparent" fo:margin-left="0.000cm" fo:text-indent="0.635cm" fo:text-align="left" style:page-number="auto"/>
      <style:text-properties/>
    </style:style>
    <style:style style:family="paragraph" style:name="P760" style:display-name="P760" style:parent-style-name="Style5">
      <style:paragraph-properties fo:background-color="transparent" fo:margin-left="0.000cm" fo:text-indent="0.635cm" fo:text-align="left" style:page-number="auto"/>
      <style:text-properties/>
    </style:style>
    <style:style style:family="paragraph" style:name="P761" style:display-name="P761" style:parent-style-name="Style5">
      <style:paragraph-properties fo:background-color="transparent" fo:margin-left="0.000cm" fo:text-indent="0.635cm" fo:text-align="left" style:page-number="auto"/>
      <style:text-properties/>
    </style:style>
    <style:style style:family="paragraph" style:name="P762" style:display-name="P762" style:parent-style-name="Style5">
      <style:paragraph-properties fo:background-color="transparent" fo:margin-left="0.000cm" fo:text-indent="0.635cm" fo:text-align="left" style:page-number="auto"/>
      <style:text-properties/>
    </style:style>
    <style:style style:family="paragraph" style:name="P763" style:display-name="P763" style:parent-style-name="Style5">
      <style:paragraph-properties fo:background-color="transparent" fo:margin-left="0.000cm" fo:text-indent="0.635cm" fo:text-align="left" style:page-number="auto"/>
      <style:text-properties/>
    </style:style>
    <style:style style:family="paragraph" style:name="P764" style:display-name="P764" style:parent-style-name="Style5">
      <style:paragraph-properties fo:background-color="transparent" fo:margin-left="0.000cm" fo:text-indent="0.635cm" fo:text-align="left" style:page-number="auto"/>
      <style:text-properties/>
    </style:style>
    <style:style style:family="paragraph" style:name="P765" style:display-name="P765" style:parent-style-name="Style5">
      <style:paragraph-properties fo:background-color="transparent" fo:margin-left="0.000cm" fo:text-indent="0.635cm" fo:text-align="left" style:page-number="auto"/>
      <style:text-properties/>
    </style:style>
    <style:style style:family="paragraph" style:name="P766" style:display-name="P766" style:parent-style-name="Style5">
      <style:paragraph-properties fo:background-color="transparent" fo:margin-left="0.000cm" fo:text-indent="0.635cm" fo:text-align="left" style:page-number="auto"/>
      <style:text-properties/>
    </style:style>
    <style:style style:family="paragraph" style:name="P767" style:display-name="P767" style:parent-style-name="Style5">
      <style:paragraph-properties fo:background-color="transparent" fo:margin-left="0.000cm" fo:text-indent="0.000cm" fo:text-align="left" style:page-number="auto"/>
      <style:text-properties/>
    </style:style>
    <style:style style:family="paragraph" style:name="P768" style:display-name="P768" style:parent-style-name="Style5">
      <style:paragraph-properties fo:background-color="transparent" fo:margin-left="0.000cm" fo:text-indent="0.635cm" fo:text-align="left" style:page-number="auto"/>
      <style:text-properties/>
    </style:style>
    <style:style style:family="paragraph" style:name="P769" style:display-name="P769" style:parent-style-name="Style5">
      <style:paragraph-properties fo:background-color="transparent" fo:margin-left="0.000cm" fo:text-indent="0.635cm" fo:text-align="left" style:page-number="auto"/>
      <style:text-properties/>
    </style:style>
    <style:style style:family="paragraph" style:name="P770" style:display-name="P770" style:parent-style-name="Style5">
      <style:paragraph-properties fo:background-color="transparent" fo:margin-left="0.000cm" fo:text-indent="0.635cm" fo:text-align="left" style:page-number="auto"/>
      <style:text-properties/>
    </style:style>
    <style:style style:family="paragraph" style:name="P771" style:display-name="P771" style:parent-style-name="Style30">
      <style:paragraph-properties fo:background-color="transparent" fo:margin-left="0.000cm" fo:text-indent="0.000cm" fo:text-align="left" style:page-number="auto"/>
      <style:text-properties/>
    </style:style>
    <style:style style:family="paragraph" style:name="P772" style:display-name="P772" style:parent-style-name="Style5">
      <style:paragraph-properties fo:background-color="transparent" fo:margin-left="0.000cm" fo:text-indent="0.000cm" fo:text-align="left" style:page-number="auto"/>
      <style:text-properties/>
    </style:style>
    <style:style style:family="paragraph" style:name="P773" style:display-name="P773" style:parent-style-name="Style5">
      <style:paragraph-properties fo:background-color="transparent" fo:margin-left="0.000cm" fo:text-indent="0.635cm" fo:text-align="left" style:page-number="auto"/>
      <style:text-properties/>
    </style:style>
    <style:style style:family="paragraph" style:name="P774" style:display-name="P774" style:parent-style-name="Style5">
      <style:paragraph-properties fo:background-color="transparent" fo:margin-left="0.000cm" fo:text-indent="0.635cm" fo:text-align="left" style:page-number="auto"/>
      <style:text-properties/>
    </style:style>
    <style:style style:family="paragraph" style:name="P775" style:display-name="P775" style:parent-style-name="Style5">
      <style:paragraph-properties fo:background-color="transparent" fo:margin-left="0.000cm" fo:text-indent="0.635cm" fo:text-align="left" style:page-number="auto"/>
      <style:text-properties/>
    </style:style>
    <style:style style:family="paragraph" style:name="P777" style:display-name="P777" style:parent-style-name="Style20">
      <style:paragraph-properties fo:background-color="transparent" fo:margin-left="0.000cm" fo:text-indent="0.000cm" fo:text-align="left" style:page-number="auto"/>
      <style:text-properties/>
    </style:style>
    <style:style style:family="paragraph" style:name="P778" style:display-name="P778" style:parent-style-name="Style20">
      <style:paragraph-properties fo:background-color="transparent" fo:margin-left="0.000cm" fo:text-indent="0.000cm" fo:text-align="left" style:page-number="auto"/>
      <style:text-properties/>
    </style:style>
    <style:style style:family="paragraph" style:name="P779" style:display-name="P779" style:parent-style-name="Style5">
      <style:paragraph-properties fo:background-color="transparent" fo:margin-left="0.000cm" fo:text-indent="0.000cm" fo:text-align="left" style:page-number="auto"/>
      <style:text-properties/>
    </style:style>
    <style:style style:family="paragraph" style:name="P780" style:display-name="P780" style:parent-style-name="Style5">
      <style:paragraph-properties fo:background-color="transparent" fo:margin-left="0.000cm" fo:text-indent="0.635cm" fo:text-align="left" style:page-number="auto"/>
      <style:text-properties/>
    </style:style>
    <style:style style:family="paragraph" style:name="P781" style:display-name="P781" style:parent-style-name="Style5">
      <style:paragraph-properties fo:background-color="transparent" fo:margin-left="0.000cm" fo:text-indent="0.635cm" fo:text-align="left" style:page-number="auto"/>
      <style:text-properties/>
    </style:style>
    <style:style style:family="paragraph" style:name="P782" style:display-name="P782" style:parent-style-name="Style5">
      <style:paragraph-properties fo:background-color="transparent" fo:margin-left="0.000cm" fo:text-indent="0.635cm" fo:text-align="left" style:page-number="auto"/>
      <style:text-properties/>
    </style:style>
    <style:style style:family="paragraph" style:name="P783" style:display-name="P783" style:parent-style-name="Style5">
      <style:paragraph-properties fo:background-color="transparent" fo:margin-left="0.000cm" fo:text-indent="0.635cm" fo:text-align="left" style:page-number="auto"/>
      <style:text-properties/>
    </style:style>
    <style:style style:family="paragraph" style:name="P784" style:display-name="P784" style:parent-style-name="Style5">
      <style:paragraph-properties fo:background-color="transparent" fo:margin-left="0.000cm" fo:text-indent="0.635cm" fo:text-align="left" style:page-number="auto"/>
      <style:text-properties/>
    </style:style>
    <style:style style:family="paragraph" style:name="P785" style:display-name="P785" style:parent-style-name="Style5">
      <style:paragraph-properties fo:background-color="transparent" fo:margin-left="0.000cm" fo:text-indent="0.000cm" fo:text-align="left" style:page-number="auto"/>
      <style:text-properties/>
    </style:style>
    <style:style style:family="paragraph" style:name="P786" style:display-name="P786" style:parent-style-name="Style5">
      <style:paragraph-properties fo:background-color="transparent" fo:margin-left="0.000cm" fo:text-indent="0.635cm" fo:text-align="left" style:page-number="auto"/>
      <style:text-properties/>
    </style:style>
    <style:style style:family="paragraph" style:name="P787" style:display-name="P787" style:parent-style-name="Style5">
      <style:paragraph-properties fo:background-color="transparent" fo:margin-left="0.000cm" fo:text-indent="0.635cm" fo:text-align="left" style:page-number="auto"/>
      <style:text-properties/>
    </style:style>
    <style:style style:family="paragraph" style:name="P788" style:display-name="P788" style:parent-style-name="Style5">
      <style:paragraph-properties fo:background-color="transparent" fo:margin-left="0.000cm" fo:text-indent="0.635cm" fo:text-align="left" style:page-number="auto"/>
      <style:text-properties/>
    </style:style>
    <style:style style:family="paragraph" style:name="P789" style:display-name="P789" style:parent-style-name="Style5">
      <style:paragraph-properties fo:background-color="transparent" fo:margin-left="0.000cm" fo:text-indent="0.635cm" fo:text-align="left" style:page-number="auto"/>
      <style:text-properties/>
    </style:style>
    <style:style style:family="paragraph" style:name="P790" style:display-name="P790" style:parent-style-name="Style5">
      <style:paragraph-properties fo:background-color="transparent" fo:margin-left="0.000cm" fo:text-indent="0.635cm" fo:text-align="left" style:page-number="auto"/>
      <style:text-properties/>
    </style:style>
    <style:style style:family="paragraph" style:name="P791" style:display-name="P791" style:parent-style-name="Style5">
      <style:paragraph-properties fo:background-color="transparent" fo:margin-left="0.000cm" fo:text-indent="0.635cm" fo:text-align="left" style:page-number="auto"/>
      <style:text-properties/>
    </style:style>
    <style:style style:family="paragraph" style:name="P792" style:display-name="P792" style:parent-style-name="Style5">
      <style:paragraph-properties fo:background-color="transparent" fo:margin-left="0.000cm" fo:text-indent="0.635cm" fo:text-align="left" style:page-number="auto"/>
      <style:text-properties/>
    </style:style>
    <style:style style:family="paragraph" style:name="P793" style:display-name="P793" style:parent-style-name="Style15">
      <style:paragraph-properties fo:background-color="transparent" fo:margin-left="0.000cm" fo:text-indent="0.000cm" fo:text-align="left" style:page-number="auto"/>
      <style:text-properties/>
    </style:style>
    <style:style style:family="paragraph" style:name="P794" style:display-name="P794" style:parent-style-name="Style12">
      <style:paragraph-properties fo:background-color="transparent" fo:margin-left="0.000cm" fo:text-indent="0.000cm" fo:text-align="left" style:page-number="auto"/>
      <style:text-properties/>
    </style:style>
    <style:style style:family="paragraph" style:name="P796" style:display-name="P796" style:parent-style-name="Style20">
      <style:paragraph-properties fo:background-color="transparent" fo:margin-left="0.000cm" fo:text-indent="0.000cm" fo:text-align="left" style:page-number="auto"/>
      <style:text-properties/>
    </style:style>
    <style:style style:family="paragraph" style:name="P797" style:display-name="P797" style:parent-style-name="Style20">
      <style:paragraph-properties fo:background-color="transparent" fo:margin-left="0.000cm" fo:text-indent="0.000cm" fo:text-align="left" style:page-number="auto"/>
      <style:text-properties/>
    </style:style>
    <style:style style:family="paragraph" style:name="P798" style:display-name="P798" style:parent-style-name="Style5">
      <style:paragraph-properties fo:background-color="transparent" fo:margin-left="0.000cm" fo:text-indent="0.000cm" fo:text-align="left" style:page-number="auto"/>
      <style:text-properties/>
    </style:style>
    <style:style style:family="paragraph" style:name="P799" style:display-name="P799" style:parent-style-name="Style5">
      <style:paragraph-properties fo:background-color="transparent" fo:margin-left="0.000cm" fo:text-indent="0.635cm" fo:text-align="left" style:page-number="auto"/>
      <style:text-properties/>
    </style:style>
    <style:style style:family="paragraph" style:name="P800" style:display-name="P800" style:parent-style-name="Style5">
      <style:paragraph-properties fo:background-color="transparent" fo:margin-left="0.000cm" fo:text-indent="0.635cm" fo:text-align="left" style:page-number="auto"/>
      <style:text-properties/>
    </style:style>
    <style:style style:family="paragraph" style:name="P801" style:display-name="P801" style:parent-style-name="Style5">
      <style:paragraph-properties fo:background-color="transparent" fo:margin-left="0.000cm" fo:text-indent="0.635cm" fo:text-align="left" style:page-number="auto"/>
      <style:text-properties/>
    </style:style>
    <style:style style:family="paragraph" style:name="P802" style:display-name="P802" style:parent-style-name="Style5">
      <style:paragraph-properties fo:background-color="transparent" fo:margin-left="0.000cm" fo:text-indent="0.635cm" fo:text-align="left" style:page-number="auto"/>
      <style:text-properties/>
    </style:style>
    <style:style style:family="paragraph" style:name="P803" style:display-name="P803" style:parent-style-name="Style5">
      <style:paragraph-properties fo:background-color="transparent" fo:margin-left="0.000cm" fo:text-indent="0.635cm" fo:text-align="left" style:page-number="auto"/>
      <style:text-properties/>
    </style:style>
    <style:style style:family="paragraph" style:name="P804" style:display-name="P804" style:parent-style-name="Style5">
      <style:paragraph-properties fo:background-color="transparent" fo:margin-left="0.000cm" fo:text-indent="0.635cm" fo:text-align="left" style:page-number="auto"/>
      <style:text-properties/>
    </style:style>
    <style:style style:family="paragraph" style:name="P805" style:display-name="P805" style:parent-style-name="Style5">
      <style:paragraph-properties fo:background-color="transparent" fo:margin-left="0.000cm" fo:text-indent="0.635cm" fo:text-align="left" style:page-number="auto"/>
      <style:text-properties/>
    </style:style>
    <style:style style:family="paragraph" style:name="P806" style:display-name="P806" style:parent-style-name="Style5">
      <style:paragraph-properties fo:background-color="transparent" fo:margin-left="0.000cm" fo:text-indent="0.635cm" fo:text-align="left" style:page-number="auto"/>
      <style:text-properties/>
    </style:style>
    <style:style style:family="paragraph" style:name="P807" style:display-name="P807" style:parent-style-name="Style5">
      <style:paragraph-properties fo:background-color="transparent" fo:margin-left="0.000cm" fo:text-indent="0.635cm" fo:text-align="left" style:page-number="auto"/>
      <style:text-properties/>
    </style:style>
    <style:style style:family="paragraph" style:name="P808" style:display-name="P808" style:parent-style-name="Style5">
      <style:paragraph-properties fo:background-color="transparent" fo:margin-left="0.000cm" fo:text-indent="0.000cm" fo:text-align="left" style:page-number="auto"/>
      <style:text-properties/>
    </style:style>
    <style:style style:family="paragraph" style:name="P810" style:display-name="P810" style:parent-style-name="Style20">
      <style:paragraph-properties fo:background-color="transparent" fo:margin-left="0.000cm" fo:text-indent="0.000cm" fo:text-align="left" style:page-number="auto"/>
      <style:text-properties/>
    </style:style>
    <style:style style:family="paragraph" style:name="P811" style:display-name="P811" style:parent-style-name="Style5">
      <style:paragraph-properties fo:background-color="transparent" fo:margin-left="0.000cm" fo:text-indent="0.000cm" fo:text-align="left" style:page-number="auto"/>
      <style:text-properties/>
    </style:style>
    <style:style style:family="paragraph" style:name="P812" style:display-name="P812" style:parent-style-name="Style5">
      <style:paragraph-properties fo:background-color="transparent" fo:margin-left="0.000cm" fo:text-indent="0.635cm" fo:text-align="left" style:page-number="auto"/>
      <style:text-properties/>
    </style:style>
    <style:style style:family="paragraph" style:name="P813" style:display-name="P813" style:parent-style-name="Style5">
      <style:paragraph-properties fo:background-color="transparent" fo:margin-left="0.000cm" fo:text-indent="0.635cm" fo:text-align="left" style:page-number="auto"/>
      <style:text-properties/>
    </style:style>
    <style:style style:family="paragraph" style:name="P814" style:display-name="P814" style:parent-style-name="Style5">
      <style:paragraph-properties fo:background-color="transparent" fo:margin-left="0.000cm" fo:text-indent="0.635cm" fo:text-align="left" style:page-number="auto"/>
      <style:text-properties/>
    </style:style>
    <style:style style:family="paragraph" style:name="P815" style:display-name="P815" style:parent-style-name="Style5">
      <style:paragraph-properties fo:background-color="transparent" fo:margin-left="0.000cm" fo:text-indent="0.000cm" fo:text-align="left" style:page-number="auto"/>
      <style:text-properties/>
    </style:style>
    <style:style style:family="paragraph" style:name="P816" style:display-name="P816" style:parent-style-name="Style5">
      <style:paragraph-properties fo:background-color="transparent" fo:margin-left="0.000cm" fo:text-indent="0.635cm" fo:text-align="left" style:page-number="auto"/>
      <style:text-properties/>
    </style:style>
    <style:style style:family="paragraph" style:name="P817" style:display-name="P817" style:parent-style-name="Style5">
      <style:paragraph-properties fo:background-color="transparent" fo:margin-left="0.000cm" fo:text-indent="0.635cm" fo:text-align="left" style:page-number="auto"/>
      <style:text-properties/>
    </style:style>
    <style:style style:family="paragraph" style:name="P818" style:display-name="P818" style:parent-style-name="Style5">
      <style:paragraph-properties fo:background-color="transparent" fo:margin-left="0.000cm" fo:text-indent="0.635cm" fo:text-align="left" style:page-number="auto"/>
      <style:text-properties/>
    </style:style>
    <style:style style:family="paragraph" style:name="P819" style:display-name="P819" style:parent-style-name="Style5">
      <style:paragraph-properties fo:background-color="transparent" fo:margin-left="0.000cm" fo:text-indent="0.635cm" fo:text-align="left" style:page-number="auto"/>
      <style:text-properties/>
    </style:style>
    <style:style style:family="paragraph" style:name="P820" style:display-name="P820" style:parent-style-name="Style5">
      <style:paragraph-properties fo:background-color="transparent" fo:margin-left="0.000cm" fo:text-indent="0.635cm" fo:text-align="left" style:page-number="auto"/>
      <style:text-properties/>
    </style:style>
    <style:style style:family="paragraph" style:name="P821" style:display-name="P821" style:parent-style-name="Style5">
      <style:paragraph-properties fo:background-color="transparent" fo:margin-left="0.000cm" fo:text-indent="0.635cm" fo:text-align="left" style:page-number="auto"/>
      <style:text-properties/>
    </style:style>
    <style:style style:family="paragraph" style:name="P822" style:display-name="P822" style:parent-style-name="Style5">
      <style:paragraph-properties fo:background-color="transparent" fo:margin-left="0.000cm" fo:text-indent="0.635cm" fo:text-align="left" style:page-number="auto"/>
      <style:text-properties/>
    </style:style>
    <style:style style:family="paragraph" style:name="P823" style:display-name="P823" style:parent-style-name="Style5">
      <style:paragraph-properties fo:background-color="transparent" fo:margin-left="0.000cm" fo:text-indent="0.635cm" fo:text-align="left" style:page-number="auto"/>
      <style:text-properties/>
    </style:style>
    <style:style style:family="paragraph" style:name="P826" style:display-name="P826" style:parent-style-name="Style20">
      <style:paragraph-properties fo:background-color="transparent" fo:margin-left="0.000cm" fo:text-indent="0.000cm" fo:text-align="left" style:page-number="auto"/>
      <style:text-properties/>
    </style:style>
    <style:style style:family="paragraph" style:name="P827" style:display-name="P827" style:parent-style-name="Style20">
      <style:paragraph-properties fo:background-color="transparent" fo:margin-left="0.000cm" fo:text-indent="0.000cm" fo:text-align="left" style:page-number="auto"/>
      <style:text-properties/>
    </style:style>
    <style:style style:family="paragraph" style:name="P828" style:display-name="P828" style:parent-style-name="Style5">
      <style:paragraph-properties fo:background-color="transparent" fo:margin-left="0.000cm" fo:text-indent="0.000cm" fo:text-align="left" style:page-number="auto"/>
      <style:text-properties/>
    </style:style>
    <style:style style:family="paragraph" style:name="P829" style:display-name="P829" style:parent-style-name="Style5">
      <style:paragraph-properties fo:background-color="transparent" fo:margin-left="0.000cm" fo:text-indent="0.635cm" fo:text-align="left" style:page-number="auto"/>
      <style:text-properties/>
    </style:style>
    <style:style style:family="paragraph" style:name="P830" style:display-name="P830" style:parent-style-name="Style5">
      <style:paragraph-properties fo:background-color="transparent" fo:margin-left="0.000cm" fo:text-indent="0.635cm" fo:text-align="left" style:page-number="auto"/>
      <style:text-properties/>
    </style:style>
    <style:style style:family="paragraph" style:name="P831" style:display-name="P831" style:parent-style-name="Style5">
      <style:paragraph-properties fo:background-color="transparent" fo:margin-left="0.000cm" fo:text-indent="0.635cm" fo:text-align="left" style:page-number="auto"/>
      <style:text-properties/>
    </style:style>
    <style:style style:family="paragraph" style:name="P832" style:display-name="P832" style:parent-style-name="Style5">
      <style:paragraph-properties fo:background-color="transparent" fo:margin-left="0.000cm" fo:text-indent="0.635cm" fo:text-align="left" style:page-number="auto"/>
      <style:text-properties/>
    </style:style>
    <style:style style:family="paragraph" style:name="P833" style:display-name="P833" style:parent-style-name="Style5">
      <style:paragraph-properties fo:background-color="transparent" fo:margin-left="0.000cm" fo:text-indent="0.635cm" fo:text-align="left" style:page-number="auto"/>
      <style:text-properties/>
    </style:style>
    <style:style style:family="paragraph" style:name="P834" style:display-name="P834" style:parent-style-name="Style5">
      <style:paragraph-properties fo:background-color="transparent" fo:margin-left="0.000cm" fo:text-indent="0.635cm" fo:text-align="left" style:page-number="auto"/>
      <style:text-properties/>
    </style:style>
    <style:style style:family="paragraph" style:name="P835" style:display-name="P835" style:parent-style-name="Style5">
      <style:paragraph-properties fo:background-color="transparent" fo:margin-left="0.000cm" fo:text-indent="0.635cm" fo:text-align="left" style:page-number="auto"/>
      <style:text-properties/>
    </style:style>
    <style:style style:family="paragraph" style:name="P836" style:display-name="P836" style:parent-style-name="Style30">
      <style:paragraph-properties fo:background-color="transparent" fo:margin-left="0.000cm" fo:text-indent="0.000cm" fo:text-align="left" style:page-number="auto"/>
      <style:text-properties/>
    </style:style>
    <style:style style:family="paragraph" style:name="P837" style:display-name="P837" style:parent-style-name="Style5">
      <style:paragraph-properties fo:background-color="transparent" fo:margin-left="0.000cm" fo:text-indent="0.635cm" fo:text-align="left" style:page-number="auto"/>
      <style:text-properties/>
    </style:style>
    <style:style style:family="paragraph" style:name="P839" style:display-name="P839" style:parent-style-name="Style5">
      <style:paragraph-properties fo:background-color="transparent" fo:margin-left="0.000cm" fo:text-indent="0.000cm" fo:text-align="left" style:page-number="auto"/>
      <style:text-properties/>
    </style:style>
    <style:style style:family="paragraph" style:name="P840" style:display-name="P840" style:parent-style-name="Style5">
      <style:paragraph-properties fo:background-color="transparent" fo:margin-left="0.000cm" fo:text-indent="0.635cm" fo:text-align="left" style:page-number="auto"/>
      <style:text-properties/>
    </style:style>
    <style:style style:family="paragraph" style:name="P841" style:display-name="P841" style:parent-style-name="Style5">
      <style:paragraph-properties fo:background-color="transparent" fo:margin-left="0.000cm" fo:text-indent="0.635cm" fo:text-align="left" style:page-number="auto"/>
      <style:text-properties/>
    </style:style>
    <style:style style:family="paragraph" style:name="P842" style:display-name="P842" style:parent-style-name="Style5">
      <style:paragraph-properties fo:background-color="transparent" fo:margin-left="0.000cm" fo:text-indent="0.635cm" fo:text-align="left" style:page-number="auto"/>
      <style:text-properties/>
    </style:style>
    <style:style style:family="paragraph" style:name="P843" style:display-name="P843" style:parent-style-name="Style20">
      <style:paragraph-properties fo:background-color="transparent" fo:margin-left="0.000cm" fo:text-indent="0.000cm" fo:text-align="left" style:page-number="auto"/>
      <style:text-properties/>
    </style:style>
    <style:style style:family="paragraph" style:name="P844" style:display-name="P844" style:parent-style-name="Style5">
      <style:paragraph-properties fo:background-color="transparent" fo:margin-left="0.000cm" fo:text-indent="0.000cm" fo:text-align="left" style:page-number="auto"/>
      <style:text-properties/>
    </style:style>
    <style:style style:family="paragraph" style:name="P845" style:display-name="P845" style:parent-style-name="Style5">
      <style:paragraph-properties fo:background-color="transparent" fo:margin-left="0.000cm" fo:text-indent="0.635cm" fo:text-align="left" style:page-number="auto"/>
      <style:text-properties/>
    </style:style>
    <style:style style:family="paragraph" style:name="P846" style:display-name="P846" style:parent-style-name="Style5">
      <style:paragraph-properties fo:background-color="transparent" fo:margin-left="0.000cm" fo:text-indent="0.635cm" fo:text-align="left" style:page-number="auto"/>
      <style:text-properties/>
    </style:style>
    <style:style style:family="paragraph" style:name="P848" style:display-name="P848" style:parent-style-name="Style20">
      <style:paragraph-properties fo:background-color="transparent" fo:margin-left="0.000cm" fo:text-indent="0.000cm" fo:text-align="left" style:page-number="auto"/>
      <style:text-properties/>
    </style:style>
    <style:style style:family="paragraph" style:name="P849" style:display-name="P849" style:parent-style-name="Style5">
      <style:paragraph-properties fo:background-color="transparent" fo:margin-left="0.000cm" fo:text-indent="0.000cm" fo:text-align="left" style:page-number="auto"/>
      <style:text-properties/>
    </style:style>
    <style:style style:family="paragraph" style:name="P850" style:display-name="P850" style:parent-style-name="Style5">
      <style:paragraph-properties fo:background-color="transparent" fo:margin-left="0.000cm" fo:text-indent="0.635cm" fo:text-align="left" style:page-number="auto"/>
      <style:text-properties/>
    </style:style>
    <style:style style:family="paragraph" style:name="P851" style:display-name="P851" style:parent-style-name="Style5">
      <style:paragraph-properties fo:background-color="transparent" fo:margin-left="0.000cm" fo:text-indent="0.635cm" fo:text-align="left" style:page-number="auto"/>
      <style:text-properties/>
    </style:style>
    <style:style style:family="paragraph" style:name="P852" style:display-name="P852" style:parent-style-name="Style5">
      <style:paragraph-properties fo:background-color="transparent" fo:margin-left="0.000cm" fo:text-indent="0.635cm" fo:text-align="left" style:page-number="auto"/>
      <style:text-properties/>
    </style:style>
    <style:style style:family="paragraph" style:name="P853" style:display-name="P853" style:parent-style-name="Style5">
      <style:paragraph-properties fo:background-color="transparent" fo:margin-left="0.000cm" fo:text-indent="0.000cm" fo:text-align="left" style:page-number="auto"/>
      <style:text-properties/>
    </style:style>
    <style:style style:family="paragraph" style:name="P854" style:display-name="P854" style:parent-style-name="Style5">
      <style:paragraph-properties fo:background-color="transparent" fo:margin-left="0.000cm" fo:text-indent="0.635cm" fo:text-align="left" style:page-number="auto"/>
      <style:text-properties/>
    </style:style>
    <style:style style:family="paragraph" style:name="P855" style:display-name="P855" style:parent-style-name="Style5">
      <style:paragraph-properties fo:background-color="transparent" fo:margin-left="0.000cm" fo:text-indent="0.635cm" fo:text-align="left" style:page-number="auto"/>
      <style:text-properties/>
    </style:style>
    <style:style style:family="paragraph" style:name="P856" style:display-name="P856" style:parent-style-name="Style5">
      <style:paragraph-properties fo:background-color="transparent" fo:margin-left="0.000cm" fo:text-indent="0.635cm" fo:text-align="left" style:page-number="auto"/>
      <style:text-properties/>
    </style:style>
    <style:style style:family="paragraph" style:name="P857" style:display-name="P857" style:parent-style-name="Style5">
      <style:paragraph-properties fo:background-color="transparent" fo:margin-left="0.000cm" fo:text-indent="0.635cm" fo:text-align="left" style:page-number="auto"/>
      <style:text-properties/>
    </style:style>
    <style:style style:family="paragraph" style:name="P858" style:display-name="P858" style:parent-style-name="Style5">
      <style:paragraph-properties fo:background-color="transparent" fo:margin-left="0.000cm" fo:text-indent="0.635cm" fo:text-align="left" style:page-number="auto"/>
      <style:text-properties/>
    </style:style>
    <style:style style:family="paragraph" style:name="P859" style:display-name="P859" style:parent-style-name="Style5">
      <style:paragraph-properties fo:background-color="transparent" fo:margin-left="0.000cm" fo:text-indent="0.000cm" fo:text-align="left" style:page-number="auto"/>
      <style:text-properties/>
    </style:style>
    <style:style style:family="paragraph" style:name="P860" style:display-name="P860" style:parent-style-name="Style5">
      <style:paragraph-properties fo:background-color="transparent" fo:margin-left="0.000cm" fo:text-indent="0.635cm" fo:text-align="left" style:page-number="auto"/>
      <style:text-properties/>
    </style:style>
    <style:style style:family="paragraph" style:name="P861" style:display-name="P861" style:parent-style-name="Style5">
      <style:paragraph-properties fo:background-color="transparent" fo:margin-left="0.000cm" fo:text-indent="0.635cm" fo:text-align="left" style:page-number="auto"/>
      <style:text-properties/>
    </style:style>
    <style:style style:family="paragraph" style:name="P862" style:display-name="P862" style:parent-style-name="Style5">
      <style:paragraph-properties fo:background-color="transparent" fo:margin-left="0.000cm" fo:text-indent="0.635cm" fo:text-align="left" style:page-number="auto"/>
      <style:text-properties/>
    </style:style>
    <style:style style:family="paragraph" style:name="P863" style:display-name="P863" style:parent-style-name="Style5">
      <style:paragraph-properties fo:background-color="transparent" fo:margin-left="0.000cm" fo:text-indent="0.635cm" fo:text-align="left" style:page-number="auto"/>
      <style:text-properties/>
    </style:style>
    <style:style style:family="paragraph" style:name="P866" style:display-name="P866" style:parent-style-name="Style20">
      <style:paragraph-properties fo:background-color="transparent" fo:margin-left="0.000cm" fo:text-indent="0.000cm" fo:text-align="left" style:page-number="auto"/>
      <style:text-properties/>
    </style:style>
    <style:style style:family="paragraph" style:name="P867" style:display-name="P867" style:parent-style-name="Style5">
      <style:paragraph-properties fo:background-color="transparent" fo:margin-left="0.000cm" fo:text-indent="0.000cm" fo:text-align="left" style:page-number="auto"/>
      <style:text-properties/>
    </style:style>
    <style:style style:family="paragraph" style:name="P868" style:display-name="P868" style:parent-style-name="Style5">
      <style:paragraph-properties fo:background-color="transparent" fo:margin-left="0.000cm" fo:text-indent="0.635cm" fo:text-align="left" style:page-number="auto"/>
      <style:text-properties/>
    </style:style>
    <style:style style:family="paragraph" style:name="P869" style:display-name="P869" style:parent-style-name="Style5">
      <style:paragraph-properties fo:background-color="transparent" fo:margin-left="0.000cm" fo:text-indent="0.635cm" fo:text-align="left" style:page-number="auto"/>
      <style:text-properties/>
    </style:style>
    <style:style style:family="paragraph" style:name="P870" style:display-name="P870" style:parent-style-name="Style5">
      <style:paragraph-properties fo:background-color="transparent" fo:margin-left="0.000cm" fo:text-indent="0.635cm" fo:text-align="left" style:page-number="auto"/>
      <style:text-properties/>
    </style:style>
    <style:style style:family="paragraph" style:name="P871" style:display-name="P871" style:parent-style-name="Style5">
      <style:paragraph-properties fo:background-color="transparent" fo:margin-left="0.000cm" fo:text-indent="0.635cm" fo:text-align="left" style:page-number="auto"/>
      <style:text-properties/>
    </style:style>
    <style:style style:family="paragraph" style:name="P872" style:display-name="P872" style:parent-style-name="Style5">
      <style:paragraph-properties fo:background-color="transparent" fo:margin-left="0.000cm" fo:text-indent="0.635cm" fo:text-align="left" style:page-number="auto"/>
      <style:text-properties/>
    </style:style>
    <style:style style:family="paragraph" style:name="P873" style:display-name="P873" style:parent-style-name="Style5">
      <style:paragraph-properties fo:background-color="transparent" fo:margin-left="0.000cm" fo:text-indent="0.635cm" fo:text-align="left" style:page-number="auto"/>
      <style:text-properties/>
    </style:style>
    <style:style style:family="paragraph" style:name="P874" style:display-name="P874" style:parent-style-name="Style5">
      <style:paragraph-properties fo:background-color="transparent" fo:margin-left="0.000cm" fo:text-indent="0.635cm" fo:text-align="left" style:page-number="auto"/>
      <style:text-properties/>
    </style:style>
    <style:style style:family="paragraph" style:name="P875" style:display-name="P875" style:parent-style-name="Style5">
      <style:paragraph-properties fo:background-color="transparent" fo:margin-left="0.000cm" fo:text-indent="0.635cm" fo:text-align="left" style:page-number="auto"/>
      <style:text-properties/>
    </style:style>
    <style:style style:family="paragraph" style:name="P876" style:display-name="P876" style:parent-style-name="Style20">
      <style:paragraph-properties fo:background-color="transparent" fo:margin-left="0.000cm" fo:text-indent="0.000cm" fo:text-align="left" style:page-number="auto"/>
      <style:text-properties/>
    </style:style>
    <style:style style:family="paragraph" style:name="P877" style:display-name="P877" style:parent-style-name="Style41">
      <style:paragraph-properties fo:background-color="transparent" fo:margin-left="0.000cm" fo:text-indent="0.000cm" fo:text-align="left" style:page-number="auto"/>
      <style:text-properties/>
    </style:style>
    <style:style style:family="paragraph" style:name="P878" style:display-name="P878" style:parent-style-name="Style5">
      <style:paragraph-properties fo:background-color="transparent" fo:margin-left="0.000cm" fo:text-indent="0.000cm" fo:text-align="left" style:page-number="auto"/>
      <style:text-properties/>
    </style:style>
    <style:style style:family="paragraph" style:name="P879" style:display-name="P879" style:parent-style-name="Style5">
      <style:paragraph-properties fo:background-color="transparent" fo:margin-left="0.000cm" fo:text-indent="0.635cm" fo:text-align="left" style:page-number="auto"/>
      <style:text-properties/>
    </style:style>
    <style:style style:family="paragraph" style:name="P880" style:display-name="P880" style:parent-style-name="Style5">
      <style:paragraph-properties fo:background-color="transparent" fo:margin-left="0.000cm" fo:text-indent="0.635cm" fo:text-align="left" style:page-number="auto"/>
      <style:text-properties/>
    </style:style>
    <style:style style:family="paragraph" style:name="P882" style:display-name="P882" style:parent-style-name="Style20">
      <style:paragraph-properties fo:background-color="transparent" fo:margin-left="0.000cm" fo:text-indent="0.000cm" fo:text-align="left" style:page-number="auto"/>
      <style:text-properties/>
    </style:style>
    <style:style style:family="paragraph" style:name="P883" style:display-name="P883" style:parent-style-name="Style5">
      <style:paragraph-properties fo:background-color="transparent" fo:margin-left="0.000cm" fo:text-indent="0.000cm" fo:text-align="left" style:page-number="auto"/>
      <style:text-properties/>
    </style:style>
    <style:style style:family="paragraph" style:name="P884" style:display-name="P884" style:parent-style-name="Style5">
      <style:paragraph-properties fo:background-color="transparent" fo:margin-left="0.000cm" fo:text-indent="0.635cm" fo:text-align="left" style:page-number="auto"/>
      <style:text-properties/>
    </style:style>
    <style:style style:family="paragraph" style:name="P885" style:display-name="P885" style:parent-style-name="Style5">
      <style:paragraph-properties fo:background-color="transparent" fo:margin-left="0.000cm" fo:text-indent="0.635cm" fo:text-align="left" style:page-number="auto"/>
      <style:text-properties/>
    </style:style>
    <style:style style:family="paragraph" style:name="P886" style:display-name="P886" style:parent-style-name="Style5">
      <style:paragraph-properties fo:background-color="transparent" fo:margin-left="0.000cm" fo:text-indent="0.635cm" fo:text-align="left" style:page-number="auto"/>
      <style:text-properties/>
    </style:style>
    <style:style style:family="paragraph" style:name="P887" style:display-name="P887" style:parent-style-name="Style5">
      <style:paragraph-properties fo:background-color="transparent" fo:margin-left="0.000cm" fo:text-indent="0.635cm" fo:text-align="left" style:page-number="auto"/>
      <style:text-properties/>
    </style:style>
    <style:style style:family="paragraph" style:name="P888" style:display-name="P888" style:parent-style-name="Style20">
      <style:paragraph-properties fo:background-color="transparent" fo:margin-left="0.000cm" fo:text-indent="0.000cm" fo:text-align="left" style:page-number="auto"/>
      <style:text-properties/>
    </style:style>
    <style:style style:family="paragraph" style:name="P889" style:display-name="P889" style:parent-style-name="Style5">
      <style:paragraph-properties fo:background-color="transparent" fo:margin-left="0.000cm" fo:text-indent="0.000cm" fo:text-align="left" style:page-number="auto"/>
      <style:text-properties/>
    </style:style>
    <style:style style:family="paragraph" style:name="P890" style:display-name="P890" style:parent-style-name="Style5">
      <style:paragraph-properties fo:background-color="transparent" fo:margin-left="0.000cm" fo:text-indent="0.635cm" fo:text-align="left" style:page-number="auto"/>
      <style:text-properties/>
    </style:style>
    <style:style style:family="paragraph" style:name="P891" style:display-name="P891" style:parent-style-name="Style5">
      <style:paragraph-properties fo:background-color="transparent" fo:margin-left="0.000cm" fo:text-indent="0.635cm" fo:text-align="left" style:page-number="auto"/>
      <style:text-properties/>
    </style:style>
    <style:style style:family="paragraph" style:name="P892" style:display-name="P892" style:parent-style-name="Style15">
      <style:paragraph-properties fo:background-color="transparent" fo:margin-left="0.000cm" fo:text-indent="0.000cm" fo:text-align="left" style:page-number="auto">
        <style:tab-stops>
          <style:tab-stop style:position="6.941cm" style:type="left"/>
        </style:tab-stops>
      </style:paragraph-properties>
      <style:text-properties/>
    </style:style>
    <style:style style:family="paragraph" style:name="P894" style:display-name="P894" style:parent-style-name="Style20">
      <style:paragraph-properties fo:background-color="transparent" fo:margin-left="0.000cm" fo:text-indent="0.000cm" fo:text-align="left" style:page-number="auto"/>
      <style:text-properties/>
    </style:style>
    <style:style style:family="paragraph" style:name="P895" style:display-name="P895" style:parent-style-name="Style5">
      <style:paragraph-properties fo:background-color="transparent" fo:margin-left="0.000cm" fo:text-indent="0.000cm" fo:text-align="left" style:page-number="auto"/>
      <style:text-properties/>
    </style:style>
    <style:style style:family="paragraph" style:name="P896" style:display-name="P896" style:parent-style-name="Style5">
      <style:paragraph-properties fo:background-color="transparent" fo:margin-left="0.000cm" fo:text-indent="0.635cm" fo:text-align="left" style:page-number="auto"/>
      <style:text-properties/>
    </style:style>
    <style:style style:family="paragraph" style:name="P897" style:display-name="P897" style:parent-style-name="Style5">
      <style:paragraph-properties fo:background-color="transparent" fo:margin-left="0.000cm" fo:text-indent="0.635cm" fo:text-align="left" style:page-number="auto"/>
      <style:text-properties/>
    </style:style>
    <style:style style:family="paragraph" style:name="P898" style:display-name="P898" style:parent-style-name="Style5">
      <style:paragraph-properties fo:background-color="transparent" fo:margin-left="0.000cm" fo:text-indent="0.000cm" fo:text-align="left" style:page-number="auto"/>
      <style:text-properties/>
    </style:style>
    <style:style style:family="paragraph" style:name="P899" style:display-name="P899" style:parent-style-name="Style5">
      <style:paragraph-properties fo:background-color="transparent" fo:margin-left="0.000cm" fo:text-indent="0.635cm" fo:text-align="left" style:page-number="auto"/>
      <style:text-properties/>
    </style:style>
    <style:style style:family="paragraph" style:name="P900" style:display-name="P900" style:parent-style-name="Style5">
      <style:paragraph-properties fo:background-color="transparent" fo:margin-left="0.000cm" fo:text-indent="0.635cm" fo:text-align="left" style:page-number="auto"/>
      <style:text-properties/>
    </style:style>
    <style:style style:family="paragraph" style:name="P901" style:display-name="P901" style:parent-style-name="Style5">
      <style:paragraph-properties fo:background-color="transparent" fo:margin-left="0.000cm" fo:text-indent="0.635cm" fo:text-align="left" style:page-number="auto"/>
      <style:text-properties/>
    </style:style>
    <style:style style:family="paragraph" style:name="P904" style:display-name="P904" style:parent-style-name="Style20">
      <style:paragraph-properties fo:background-color="transparent" fo:margin-left="0.000cm" fo:text-indent="0.000cm" fo:text-align="left" style:page-number="auto"/>
      <style:text-properties/>
    </style:style>
    <style:style style:family="paragraph" style:name="P905" style:display-name="P905" style:parent-style-name="Style20">
      <style:paragraph-properties fo:background-color="transparent" fo:margin-left="0.000cm" fo:text-indent="0.000cm" fo:text-align="left" style:page-number="auto"/>
      <style:text-properties/>
    </style:style>
    <style:style style:family="paragraph" style:name="P906" style:display-name="P906" style:parent-style-name="Style5">
      <style:paragraph-properties fo:background-color="transparent" fo:margin-left="0.000cm" fo:text-indent="0.000cm" fo:text-align="left" style:page-number="auto"/>
      <style:text-properties/>
    </style:style>
    <style:style style:family="paragraph" style:name="P907" style:display-name="P907" style:parent-style-name="Style5">
      <style:paragraph-properties fo:background-color="transparent" fo:margin-left="0.000cm" fo:text-indent="0.635cm" fo:text-align="left" style:page-number="auto"/>
      <style:text-properties/>
    </style:style>
    <style:style style:family="paragraph" style:name="P908" style:display-name="P908" style:parent-style-name="Style5">
      <style:paragraph-properties fo:background-color="transparent" fo:margin-left="0.000cm" fo:text-indent="0.635cm" fo:text-align="left" style:page-number="auto"/>
      <style:text-properties/>
    </style:style>
    <style:style style:family="paragraph" style:name="P909" style:display-name="P909" style:parent-style-name="Style5">
      <style:paragraph-properties fo:background-color="transparent" fo:margin-left="0.000cm" fo:text-indent="0.000cm" fo:text-align="left" style:page-number="auto"/>
      <style:text-properties/>
    </style:style>
    <style:style style:family="paragraph" style:name="P910" style:display-name="P910" style:parent-style-name="Style5">
      <style:paragraph-properties fo:background-color="transparent" fo:margin-left="0.000cm" fo:text-indent="0.635cm" fo:text-align="left" style:page-number="auto"/>
      <style:text-properties/>
    </style:style>
    <style:style style:family="paragraph" style:name="P911" style:display-name="P911" style:parent-style-name="Style5">
      <style:paragraph-properties fo:background-color="transparent" fo:margin-left="0.000cm" fo:text-indent="0.635cm" fo:text-align="left" style:page-number="auto"/>
      <style:text-properties/>
    </style:style>
    <style:style style:family="paragraph" style:name="P912" style:display-name="P912" style:parent-style-name="Style5">
      <style:paragraph-properties fo:background-color="transparent" fo:margin-left="0.000cm" fo:text-indent="0.635cm" fo:text-align="left" style:page-number="auto"/>
      <style:text-properties/>
    </style:style>
    <style:style style:family="paragraph" style:name="P913" style:display-name="P913" style:parent-style-name="Style5">
      <style:paragraph-properties fo:background-color="transparent" fo:margin-left="0.000cm" fo:text-indent="0.635cm" fo:text-align="left" style:page-number="auto"/>
      <style:text-properties/>
    </style:style>
    <style:style style:family="paragraph" style:name="P916" style:display-name="P916" style:parent-style-name="Style20">
      <style:paragraph-properties fo:background-color="transparent" fo:margin-left="0.000cm" fo:text-indent="0.000cm" fo:text-align="left" style:page-number="auto"/>
      <style:text-properties/>
    </style:style>
    <style:style style:family="paragraph" style:name="P917" style:display-name="P917" style:parent-style-name="Style20">
      <style:paragraph-properties fo:background-color="transparent" fo:margin-left="0.000cm" fo:text-indent="0.000cm" fo:text-align="left" style:page-number="auto"/>
      <style:text-properties/>
    </style:style>
    <style:style style:family="paragraph" style:name="P918" style:display-name="P918" style:parent-style-name="Style5">
      <style:paragraph-properties fo:background-color="transparent" fo:margin-left="0.000cm" fo:text-indent="0.000cm" fo:text-align="left" style:page-number="auto"/>
      <style:text-properties/>
    </style:style>
    <style:style style:family="paragraph" style:name="P919" style:display-name="P919" style:parent-style-name="Style5">
      <style:paragraph-properties fo:background-color="transparent" fo:margin-left="0.000cm" fo:text-indent="0.635cm" fo:text-align="left" style:page-number="auto"/>
      <style:text-properties/>
    </style:style>
    <style:style style:family="paragraph" style:name="P920" style:display-name="P920" style:parent-style-name="Style5">
      <style:paragraph-properties fo:background-color="transparent" fo:margin-left="0.000cm" fo:text-indent="0.635cm" fo:text-align="left" style:page-number="auto"/>
      <style:text-properties/>
    </style:style>
    <style:style style:family="paragraph" style:name="P921" style:display-name="P921" style:parent-style-name="Style5">
      <style:paragraph-properties fo:background-color="transparent" fo:margin-left="0.000cm" fo:text-indent="0.635cm" fo:text-align="left" style:page-number="auto"/>
      <style:text-properties/>
    </style:style>
    <style:style style:family="paragraph" style:name="P922" style:display-name="P922" style:parent-style-name="Style5">
      <style:paragraph-properties fo:background-color="transparent" fo:margin-left="0.000cm" fo:text-indent="0.635cm" fo:text-align="left" style:page-number="auto"/>
      <style:text-properties/>
    </style:style>
    <style:style style:family="paragraph" style:name="P923" style:display-name="P923" style:parent-style-name="Style5">
      <style:paragraph-properties fo:background-color="transparent" fo:margin-left="0.000cm" fo:text-indent="0.635cm" fo:text-align="left" style:page-number="auto"/>
      <style:text-properties/>
    </style:style>
    <style:style style:family="paragraph" style:name="P924" style:display-name="P924" style:parent-style-name="Style5">
      <style:paragraph-properties fo:background-color="transparent" fo:margin-left="0.000cm" fo:text-indent="0.635cm" fo:text-align="left" style:page-number="auto"/>
      <style:text-properties/>
    </style:style>
    <style:style style:family="paragraph" style:name="P925" style:display-name="P925" style:parent-style-name="Style5">
      <style:paragraph-properties fo:background-color="transparent" fo:margin-left="0.000cm" fo:text-indent="0.635cm" fo:text-align="left" style:page-number="auto"/>
      <style:text-properties/>
    </style:style>
    <style:style style:family="paragraph" style:name="P926" style:display-name="P926" style:parent-style-name="Style5">
      <style:paragraph-properties fo:background-color="transparent" fo:margin-left="0.000cm" fo:text-indent="0.635cm" fo:text-align="left" style:page-number="auto"/>
      <style:text-properties/>
    </style:style>
    <style:style style:family="paragraph" style:name="P927" style:display-name="P927" style:parent-style-name="Style5">
      <style:paragraph-properties fo:background-color="transparent" fo:margin-left="0.000cm" fo:text-indent="0.635cm" fo:text-align="left" style:page-number="auto"/>
      <style:text-properties/>
    </style:style>
    <style:style style:family="paragraph" style:name="P928" style:display-name="P928" style:parent-style-name="Style5">
      <style:paragraph-properties fo:background-color="transparent" fo:margin-left="0.000cm" fo:text-indent="0.635cm" fo:text-align="left" style:page-number="auto"/>
      <style:text-properties/>
    </style:style>
    <style:style style:family="paragraph" style:name="P929" style:display-name="P929" style:parent-style-name="Style5">
      <style:paragraph-properties fo:background-color="transparent" fo:margin-left="0.000cm" fo:text-indent="0.635cm" fo:text-align="left" style:page-number="auto"/>
      <style:text-properties/>
    </style:style>
    <style:style style:family="paragraph" style:name="P930" style:display-name="P930" style:parent-style-name="Style5">
      <style:paragraph-properties fo:background-color="transparent" fo:margin-left="0.000cm" fo:text-indent="0.635cm" fo:text-align="left" style:page-number="auto"/>
      <style:text-properties/>
    </style:style>
    <style:style style:family="paragraph" style:name="P931" style:display-name="P931" style:parent-style-name="Style5">
      <style:paragraph-properties fo:background-color="transparent" fo:margin-left="0.000cm" fo:text-indent="0.000cm" fo:text-align="left" style:page-number="auto"/>
      <style:text-properties/>
    </style:style>
    <style:style style:family="paragraph" style:name="P932" style:display-name="P932" style:parent-style-name="Style5">
      <style:paragraph-properties fo:background-color="transparent" fo:margin-left="0.000cm" fo:text-indent="0.635cm" fo:text-align="left" style:page-number="auto"/>
      <style:text-properties/>
    </style:style>
    <style:style style:family="paragraph" style:name="P933" style:display-name="P933" style:parent-style-name="Style5">
      <style:paragraph-properties fo:background-color="transparent" fo:margin-left="0.000cm" fo:text-indent="0.635cm" fo:text-align="left" style:page-number="auto"/>
      <style:text-properties/>
    </style:style>
    <style:style style:family="paragraph" style:name="P934" style:display-name="P934" style:parent-style-name="Style5">
      <style:paragraph-properties fo:background-color="transparent" fo:margin-left="0.000cm" fo:text-indent="0.635cm" fo:text-align="left" style:page-number="auto"/>
      <style:text-properties/>
    </style:style>
    <style:style style:family="paragraph" style:name="P935" style:display-name="P935" style:parent-style-name="Style5">
      <style:paragraph-properties fo:background-color="transparent" fo:margin-left="0.000cm" fo:text-indent="0.635cm" fo:text-align="left" style:page-number="auto"/>
      <style:text-properties/>
    </style:style>
    <style:style style:family="paragraph" style:name="P936" style:display-name="P936" style:parent-style-name="Style5">
      <style:paragraph-properties fo:background-color="transparent" fo:margin-left="0.000cm" fo:text-indent="0.635cm" fo:text-align="left" style:page-number="auto"/>
      <style:text-properties/>
    </style:style>
    <style:style style:family="paragraph" style:name="P937" style:display-name="P937" style:parent-style-name="Style5">
      <style:paragraph-properties fo:background-color="transparent" fo:margin-left="0.000cm" fo:text-indent="0.635cm" fo:text-align="left" style:page-number="auto"/>
      <style:text-properties/>
    </style:style>
    <style:style style:family="paragraph" style:name="P938" style:display-name="P938" style:parent-style-name="Style5">
      <style:paragraph-properties fo:background-color="transparent" fo:margin-left="0.000cm" fo:text-indent="0.635cm" fo:text-align="left" style:page-number="auto"/>
      <style:text-properties/>
    </style:style>
    <style:style style:family="paragraph" style:name="P939" style:display-name="P939" style:parent-style-name="Style5">
      <style:paragraph-properties fo:background-color="transparent" fo:margin-left="0.000cm" fo:text-indent="0.635cm" fo:text-align="left" style:page-number="auto"/>
      <style:text-properties/>
    </style:style>
    <style:style style:family="paragraph" style:name="P942" style:display-name="P942" style:parent-style-name="Style20">
      <style:paragraph-properties fo:background-color="transparent" fo:margin-left="0.000cm" fo:text-indent="0.000cm" fo:text-align="left" style:page-number="auto"/>
      <style:text-properties/>
    </style:style>
    <style:style style:family="paragraph" style:name="P943" style:display-name="P943" style:parent-style-name="Style20">
      <style:paragraph-properties fo:background-color="transparent" fo:margin-left="0.000cm" fo:text-indent="0.000cm" fo:text-align="left" style:page-number="auto"/>
      <style:text-properties/>
    </style:style>
    <style:style style:family="paragraph" style:name="P944" style:display-name="P944" style:parent-style-name="Style5">
      <style:paragraph-properties fo:background-color="transparent" fo:margin-left="0.000cm" fo:text-indent="0.000cm" fo:text-align="left" style:page-number="auto"/>
      <style:text-properties/>
    </style:style>
    <style:style style:family="paragraph" style:name="P945" style:display-name="P945" style:parent-style-name="Style5">
      <style:paragraph-properties fo:background-color="transparent" fo:margin-left="0.000cm" fo:text-indent="0.635cm" fo:text-align="left" style:page-number="auto"/>
      <style:text-properties/>
    </style:style>
    <style:style style:family="paragraph" style:name="P946" style:display-name="P946" style:parent-style-name="Style5">
      <style:paragraph-properties fo:background-color="transparent" fo:margin-left="0.000cm" fo:text-indent="0.635cm" fo:text-align="left" style:page-number="auto"/>
      <style:text-properties/>
    </style:style>
    <style:style style:family="paragraph" style:name="P947" style:display-name="P947" style:parent-style-name="Style5">
      <style:paragraph-properties fo:background-color="transparent" fo:margin-left="0.000cm" fo:text-indent="0.635cm" fo:text-align="left" style:page-number="auto"/>
      <style:text-properties/>
    </style:style>
    <style:style style:family="paragraph" style:name="P948" style:display-name="P948" style:parent-style-name="Style5">
      <style:paragraph-properties fo:background-color="transparent" fo:margin-left="0.000cm" fo:text-indent="0.635cm" fo:text-align="left" style:page-number="auto"/>
      <style:text-properties/>
    </style:style>
    <style:style style:family="paragraph" style:name="P949" style:display-name="P949" style:parent-style-name="Style5">
      <style:paragraph-properties fo:background-color="transparent" fo:margin-left="0.000cm" fo:text-indent="0.635cm" fo:text-align="left" style:page-number="auto"/>
      <style:text-properties/>
    </style:style>
    <style:style style:family="paragraph" style:name="P950" style:display-name="P950" style:parent-style-name="Style5">
      <style:paragraph-properties fo:background-color="transparent" fo:margin-left="0.000cm" fo:text-indent="0.635cm" fo:text-align="left" style:page-number="auto"/>
      <style:text-properties/>
    </style:style>
    <style:style style:family="paragraph" style:name="P951" style:display-name="P951" style:parent-style-name="Style5">
      <style:paragraph-properties fo:background-color="transparent" fo:margin-left="0.000cm" fo:text-indent="0.635cm" fo:text-align="left" style:page-number="auto"/>
      <style:text-properties/>
    </style:style>
    <style:style style:family="paragraph" style:name="P952" style:display-name="P952" style:parent-style-name="Style5">
      <style:paragraph-properties fo:background-color="transparent" fo:margin-left="0.000cm" fo:text-indent="0.635cm" fo:text-align="left" style:page-number="auto"/>
      <style:text-properties/>
    </style:style>
    <style:style style:family="paragraph" style:name="P953" style:display-name="P953" style:parent-style-name="Style24" style:list-style-name="">
      <style:paragraph-properties fo:background-color="transparent" fo:margin-left="0.000cm" fo:text-indent="0.000cm" fo:text-align="left" style:page-number="auto"/>
      <style:text-properties/>
    </style:style>
    <style:style style:family="paragraph" style:name="P954" style:display-name="P954" style:parent-style-name="Style5">
      <style:paragraph-properties fo:background-color="transparent" fo:margin-left="0.000cm" fo:text-indent="0.635cm" fo:text-align="left" style:page-number="auto"/>
      <style:text-properties/>
    </style:style>
    <style:style style:family="paragraph" style:name="P955" style:display-name="P955" style:parent-style-name="Style5">
      <style:paragraph-properties fo:background-color="transparent" fo:margin-left="0.000cm" fo:text-indent="0.635cm" fo:text-align="left" style:page-number="auto"/>
      <style:text-properties/>
    </style:style>
    <style:style style:family="paragraph" style:name="P958" style:display-name="P958" style:parent-style-name="Style20">
      <style:paragraph-properties fo:background-color="transparent" fo:margin-left="0.000cm" fo:text-indent="0.000cm" fo:text-align="left" style:page-number="auto"/>
      <style:text-properties/>
    </style:style>
    <style:style style:family="paragraph" style:name="P959" style:display-name="P959" style:parent-style-name="Style20">
      <style:paragraph-properties fo:background-color="transparent" fo:margin-left="0.000cm" fo:text-indent="0.000cm" fo:text-align="left" style:page-number="auto"/>
      <style:text-properties/>
    </style:style>
    <style:style style:family="paragraph" style:name="P960" style:display-name="P960" style:parent-style-name="Style5">
      <style:paragraph-properties fo:background-color="transparent" fo:margin-left="0.000cm" fo:text-indent="0.635cm" fo:text-align="left" style:page-number="auto"/>
      <style:text-properties/>
    </style:style>
    <style:style style:family="paragraph" style:name="P961" style:display-name="P961" style:parent-style-name="Style5">
      <style:paragraph-properties fo:background-color="transparent" fo:margin-left="0.000cm" fo:text-indent="0.635cm" fo:text-align="left" style:page-number="auto"/>
      <style:text-properties/>
    </style:style>
    <style:style style:family="paragraph" style:name="P962" style:display-name="P962" style:parent-style-name="Style5">
      <style:paragraph-properties fo:background-color="transparent" fo:margin-left="0.000cm" fo:text-indent="0.635cm" fo:text-align="left" style:page-number="auto"/>
      <style:text-properties/>
    </style:style>
    <style:style style:family="paragraph" style:name="P963" style:display-name="P963" style:parent-style-name="Style5">
      <style:paragraph-properties fo:background-color="transparent" fo:margin-left="0.000cm" fo:text-indent="0.635cm" fo:text-align="left" style:page-number="auto"/>
      <style:text-properties/>
    </style:style>
    <style:style style:family="paragraph" style:name="P964" style:display-name="P964" style:parent-style-name="Style5">
      <style:paragraph-properties fo:background-color="transparent" fo:margin-left="0.000cm" fo:text-indent="0.635cm" fo:text-align="left" style:page-number="auto"/>
      <style:text-properties/>
    </style:style>
    <style:style style:family="paragraph" style:name="P965" style:display-name="P965" style:parent-style-name="Style5">
      <style:paragraph-properties fo:background-color="transparent" fo:margin-left="0.000cm" fo:text-indent="0.635cm" fo:text-align="left" style:page-number="auto"/>
      <style:text-properties/>
    </style:style>
    <style:style style:family="paragraph" style:name="P966" style:display-name="P966" style:parent-style-name="Style5">
      <style:paragraph-properties fo:background-color="transparent" fo:margin-left="0.000cm" fo:text-indent="0.635cm" fo:text-align="left" style:page-number="auto"/>
      <style:text-properties/>
    </style:style>
    <style:style style:family="paragraph" style:name="P967" style:display-name="P967" style:parent-style-name="Style5">
      <style:paragraph-properties fo:background-color="transparent" fo:margin-left="0.000cm" fo:text-indent="0.635cm" fo:text-align="left" style:page-number="auto"/>
      <style:text-properties/>
    </style:style>
    <style:style style:family="paragraph" style:name="P968" style:display-name="P968" style:parent-style-name="Style5">
      <style:paragraph-properties fo:background-color="transparent" fo:margin-left="0.000cm" fo:text-indent="0.635cm" fo:text-align="left" style:page-number="auto"/>
      <style:text-properties/>
    </style:style>
    <style:style style:family="paragraph" style:name="P969" style:display-name="P969" style:parent-style-name="Style5">
      <style:paragraph-properties fo:background-color="transparent" fo:margin-left="0.000cm" fo:text-indent="0.635cm" fo:text-align="left" style:page-number="auto"/>
      <style:text-properties/>
    </style:style>
    <style:style style:family="paragraph" style:name="P970" style:display-name="P970" style:parent-style-name="Style5">
      <style:paragraph-properties fo:background-color="transparent" fo:margin-left="0.000cm" fo:text-indent="0.635cm" fo:text-align="left" style:page-number="auto"/>
      <style:text-properties/>
    </style:style>
    <style:style style:family="paragraph" style:name="P971" style:display-name="P971" style:parent-style-name="Style5">
      <style:paragraph-properties fo:background-color="transparent" fo:margin-left="0.000cm" fo:text-indent="0.635cm" fo:text-align="left" style:page-number="auto"/>
      <style:text-properties/>
    </style:style>
    <style:style style:family="paragraph" style:name="P972" style:display-name="P972" style:parent-style-name="Style5">
      <style:paragraph-properties fo:background-color="transparent" fo:margin-left="0.000cm" fo:text-indent="0.635cm" fo:text-align="left" style:page-number="auto"/>
      <style:text-properties/>
    </style:style>
    <style:style style:family="paragraph" style:name="P973" style:display-name="P973" style:parent-style-name="Style5">
      <style:paragraph-properties fo:background-color="transparent" fo:margin-left="0.000cm" fo:text-indent="0.635cm" fo:text-align="left" style:page-number="auto"/>
      <style:text-properties/>
    </style:style>
    <style:style style:family="paragraph" style:name="P974" style:display-name="P974" style:parent-style-name="Style5">
      <style:paragraph-properties fo:background-color="transparent" fo:margin-left="0.000cm" fo:text-indent="0.635cm" fo:text-align="left" style:page-number="auto"/>
      <style:text-properties/>
    </style:style>
    <style:style style:family="paragraph" style:name="P976" style:display-name="P976" style:parent-style-name="Style20">
      <style:paragraph-properties fo:background-color="transparent" fo:margin-left="0.000cm" fo:text-indent="0.000cm" fo:text-align="left" style:page-number="auto"/>
      <style:text-properties/>
    </style:style>
    <style:style style:family="paragraph" style:name="P977" style:display-name="P977" style:parent-style-name="Style20">
      <style:paragraph-properties fo:background-color="transparent" fo:margin-left="0.000cm" fo:text-indent="0.000cm" fo:text-align="left" style:page-number="auto"/>
      <style:text-properties/>
    </style:style>
    <style:style style:family="paragraph" style:name="P978" style:display-name="P978" style:parent-style-name="Style5">
      <style:paragraph-properties fo:background-color="transparent" fo:margin-left="0.000cm" fo:text-indent="0.000cm" fo:text-align="left" style:page-number="auto"/>
      <style:text-properties/>
    </style:style>
    <style:style style:family="paragraph" style:name="P979" style:display-name="P979" style:parent-style-name="Style5">
      <style:paragraph-properties fo:background-color="transparent" fo:margin-left="0.000cm" fo:text-indent="0.635cm" fo:text-align="left" style:page-number="auto"/>
      <style:text-properties/>
    </style:style>
    <style:style style:family="paragraph" style:name="P980" style:display-name="P980" style:parent-style-name="Style5">
      <style:paragraph-properties fo:background-color="transparent" fo:margin-left="0.000cm" fo:text-indent="0.635cm" fo:text-align="left" style:page-number="auto"/>
      <style:text-properties/>
    </style:style>
    <style:style style:family="paragraph" style:name="P981" style:display-name="P981" style:parent-style-name="Style5">
      <style:paragraph-properties fo:background-color="transparent" fo:margin-left="0.000cm" fo:text-indent="0.635cm" fo:text-align="left" style:page-number="auto"/>
      <style:text-properties/>
    </style:style>
    <style:style style:family="paragraph" style:name="P982" style:display-name="P982" style:parent-style-name="Style5">
      <style:paragraph-properties fo:background-color="transparent" fo:margin-left="0.000cm" fo:text-indent="0.635cm" fo:text-align="left" style:page-number="auto"/>
      <style:text-properties/>
    </style:style>
    <style:style style:family="paragraph" style:name="P983" style:display-name="P983" style:parent-style-name="Style5">
      <style:paragraph-properties fo:background-color="transparent" fo:margin-left="0.000cm" fo:text-indent="0.635cm" fo:text-align="left" style:page-number="auto"/>
      <style:text-properties/>
    </style:style>
    <style:style style:family="paragraph" style:name="P984" style:display-name="P984" style:parent-style-name="Style5">
      <style:paragraph-properties fo:background-color="transparent" fo:margin-left="0.000cm" fo:text-indent="0.635cm" fo:text-align="left" style:page-number="auto"/>
      <style:text-properties/>
    </style:style>
    <style:style style:family="paragraph" style:name="P985" style:display-name="P985" style:parent-style-name="Style5">
      <style:paragraph-properties fo:background-color="transparent" fo:margin-left="0.000cm" fo:text-indent="0.000cm" fo:text-align="left" style:page-number="auto"/>
      <style:text-properties/>
    </style:style>
    <style:style style:family="paragraph" style:name="P986" style:display-name="P986" style:parent-style-name="Style5">
      <style:paragraph-properties fo:background-color="transparent" fo:margin-left="0.000cm" fo:text-indent="0.635cm" fo:text-align="left" style:page-number="auto"/>
      <style:text-properties/>
    </style:style>
    <style:style style:family="paragraph" style:name="P987" style:display-name="P987" style:parent-style-name="Style5">
      <style:paragraph-properties fo:background-color="transparent" fo:margin-left="0.000cm" fo:text-indent="0.635cm" fo:text-align="left" style:page-number="auto"/>
      <style:text-properties/>
    </style:style>
    <style:style style:family="paragraph" style:name="P988" style:display-name="P988" style:parent-style-name="Style5">
      <style:paragraph-properties fo:background-color="transparent" fo:margin-left="0.000cm" fo:text-indent="0.635cm" fo:text-align="left" style:page-number="auto"/>
      <style:text-properties/>
    </style:style>
    <style:style style:family="paragraph" style:name="P989" style:display-name="P989" style:parent-style-name="Style5">
      <style:paragraph-properties fo:background-color="transparent" fo:margin-left="0.000cm" fo:text-indent="0.635cm" fo:text-align="left" style:page-number="auto"/>
      <style:text-properties/>
    </style:style>
    <style:style style:family="paragraph" style:name="P990" style:display-name="P990" style:parent-style-name="Style5">
      <style:paragraph-properties fo:background-color="transparent" fo:margin-left="0.000cm" fo:text-indent="0.635cm" fo:text-align="left" style:page-number="auto"/>
      <style:text-properties/>
    </style:style>
    <style:style style:family="paragraph" style:name="P991" style:display-name="P991" style:parent-style-name="Style5">
      <style:paragraph-properties fo:background-color="transparent" fo:margin-left="0.000cm" fo:text-indent="0.635cm" fo:text-align="left" style:page-number="auto"/>
      <style:text-properties/>
    </style:style>
    <style:style style:family="paragraph" style:name="P992" style:display-name="P992" style:parent-style-name="Style5">
      <style:paragraph-properties fo:background-color="transparent" fo:margin-left="0.000cm" fo:text-indent="0.635cm" fo:text-align="left" style:page-number="auto"/>
      <style:text-properties/>
    </style:style>
    <style:style style:family="paragraph" style:name="P993" style:display-name="P993" style:parent-style-name="Style5">
      <style:paragraph-properties fo:background-color="transparent" fo:margin-left="0.000cm" fo:text-indent="0.635cm" fo:text-align="left" style:page-number="auto"/>
      <style:text-properties/>
    </style:style>
    <style:style style:family="paragraph" style:name="P995" style:display-name="P995" style:parent-style-name="Style20">
      <style:paragraph-properties fo:background-color="transparent" fo:margin-left="0.000cm" fo:text-indent="0.000cm" fo:text-align="left" style:page-number="auto"/>
      <style:text-properties/>
    </style:style>
    <style:style style:family="paragraph" style:name="P996" style:display-name="P996" style:parent-style-name="Style20">
      <style:paragraph-properties fo:background-color="transparent" fo:margin-left="0.000cm" fo:text-indent="0.000cm" fo:text-align="left" style:page-number="auto"/>
      <style:text-properties/>
    </style:style>
    <style:style style:family="paragraph" style:name="P997" style:display-name="P997" style:parent-style-name="Style5">
      <style:paragraph-properties fo:background-color="transparent" fo:margin-left="0.000cm" fo:text-indent="0.000cm" fo:text-align="left" style:page-number="auto"/>
      <style:text-properties/>
    </style:style>
    <style:style style:family="paragraph" style:name="P998" style:display-name="P998" style:parent-style-name="Style5">
      <style:paragraph-properties fo:background-color="transparent" fo:margin-left="0.000cm" fo:text-indent="0.635cm" fo:text-align="left" style:page-number="auto"/>
      <style:text-properties/>
    </style:style>
    <style:style style:family="paragraph" style:name="P999" style:display-name="P999" style:parent-style-name="Style5">
      <style:paragraph-properties fo:background-color="transparent" fo:margin-left="0.000cm" fo:text-indent="0.635cm" fo:text-align="left" style:page-number="auto"/>
      <style:text-properties/>
    </style:style>
    <style:style style:family="paragraph" style:name="P1000" style:display-name="P1000" style:parent-style-name="Style5">
      <style:paragraph-properties fo:background-color="transparent" fo:margin-left="0.000cm" fo:text-indent="0.635cm" fo:text-align="left" style:page-number="auto"/>
      <style:text-properties/>
    </style:style>
    <style:style style:family="paragraph" style:name="P1001" style:display-name="P1001" style:parent-style-name="Style5">
      <style:paragraph-properties fo:background-color="transparent" fo:margin-left="0.000cm" fo:text-indent="0.635cm" fo:text-align="left" style:page-number="auto"/>
      <style:text-properties/>
    </style:style>
    <style:style style:family="paragraph" style:name="P1002" style:display-name="P1002" style:parent-style-name="Style24" style:list-style-name="">
      <style:paragraph-properties fo:background-color="transparent" fo:margin-left="0.000cm" fo:text-indent="0.000cm" fo:text-align="left" style:page-number="auto"/>
      <style:text-properties/>
    </style:style>
    <style:style style:family="paragraph" style:name="P1003" style:display-name="P1003" style:parent-style-name="Style5">
      <style:paragraph-properties fo:background-color="transparent" fo:margin-left="0.000cm" fo:text-indent="0.635cm" fo:text-align="left" style:page-number="auto"/>
      <style:text-properties/>
    </style:style>
    <style:style style:family="paragraph" style:name="P1004" style:display-name="P1004" style:parent-style-name="Style5">
      <style:paragraph-properties fo:background-color="transparent" fo:margin-left="0.000cm" fo:text-indent="0.635cm" fo:text-align="left" style:page-number="auto"/>
      <style:text-properties/>
    </style:style>
    <style:style style:family="paragraph" style:name="P1005" style:display-name="P1005" style:parent-style-name="Style5">
      <style:paragraph-properties fo:background-color="transparent" fo:margin-left="0.000cm" fo:text-indent="0.000cm" fo:text-align="left" style:page-number="auto"/>
      <style:text-properties/>
    </style:style>
    <style:style style:family="paragraph" style:name="P1006" style:display-name="P1006" style:parent-style-name="Style5">
      <style:paragraph-properties fo:background-color="transparent" fo:margin-left="0.000cm" fo:text-indent="0.635cm" fo:text-align="left" style:page-number="auto"/>
      <style:text-properties/>
    </style:style>
    <style:style style:family="paragraph" style:name="P1007" style:display-name="P1007" style:parent-style-name="Style5">
      <style:paragraph-properties fo:background-color="transparent" fo:margin-left="0.000cm" fo:text-indent="0.635cm" fo:text-align="left" style:page-number="auto"/>
      <style:text-properties/>
    </style:style>
    <style:style style:family="paragraph" style:name="P1008" style:display-name="P1008" style:parent-style-name="Style5">
      <style:paragraph-properties fo:background-color="transparent" fo:margin-left="0.000cm" fo:text-indent="0.635cm" fo:text-align="left" style:page-number="auto"/>
      <style:text-properties/>
    </style:style>
    <style:style style:family="paragraph" style:name="P1009" style:display-name="P1009" style:parent-style-name="Style5">
      <style:paragraph-properties fo:background-color="transparent" fo:margin-left="0.000cm" fo:text-indent="0.635cm" fo:text-align="left" style:page-number="auto"/>
      <style:text-properties/>
    </style:style>
    <style:style style:family="paragraph" style:name="P1011" style:display-name="P1011" style:parent-style-name="Style20">
      <style:paragraph-properties fo:background-color="transparent" fo:margin-left="0.000cm" fo:text-indent="0.000cm" fo:text-align="left" style:page-number="auto"/>
      <style:text-properties/>
    </style:style>
    <style:style style:family="paragraph" style:name="P1012" style:display-name="P1012" style:parent-style-name="Style20">
      <style:paragraph-properties fo:background-color="transparent" fo:margin-left="0.000cm" fo:text-indent="0.000cm" fo:text-align="left" style:page-number="auto"/>
      <style:text-properties/>
    </style:style>
    <style:style style:family="paragraph" style:name="P1013" style:display-name="P1013" style:parent-style-name="Style5">
      <style:paragraph-properties fo:background-color="transparent" fo:margin-left="0.000cm" fo:text-indent="0.000cm" fo:text-align="left" style:page-number="auto"/>
      <style:text-properties/>
    </style:style>
    <style:style style:family="paragraph" style:name="P1014" style:display-name="P1014" style:parent-style-name="Style5">
      <style:paragraph-properties fo:background-color="transparent" fo:margin-left="0.000cm" fo:text-indent="0.635cm" fo:text-align="left" style:page-number="auto"/>
      <style:text-properties/>
    </style:style>
    <style:style style:family="paragraph" style:name="P1015" style:display-name="P1015" style:parent-style-name="Style5">
      <style:paragraph-properties fo:background-color="transparent" fo:margin-left="0.000cm" fo:text-indent="0.635cm" fo:text-align="left" style:page-number="auto"/>
      <style:text-properties/>
    </style:style>
    <style:style style:family="paragraph" style:name="P1016" style:display-name="P1016" style:parent-style-name="Style5">
      <style:paragraph-properties fo:background-color="transparent" fo:margin-left="0.000cm" fo:text-indent="0.635cm" fo:text-align="left" style:page-number="auto"/>
      <style:text-properties/>
    </style:style>
    <style:style style:family="paragraph" style:name="P1017" style:display-name="P1017" style:parent-style-name="Style5">
      <style:paragraph-properties fo:background-color="transparent" fo:margin-left="0.000cm" fo:text-indent="0.635cm" fo:text-align="left" style:page-number="auto"/>
      <style:text-properties/>
    </style:style>
    <style:style style:family="paragraph" style:name="P1018" style:display-name="P1018" style:parent-style-name="Style5">
      <style:paragraph-properties fo:background-color="transparent" fo:margin-left="0.000cm" fo:text-indent="0.635cm" fo:text-align="left" style:page-number="auto"/>
      <style:text-properties/>
    </style:style>
    <style:style style:family="paragraph" style:name="P1019" style:display-name="P1019" style:parent-style-name="Style5">
      <style:paragraph-properties fo:background-color="transparent" fo:margin-left="0.000cm" fo:text-indent="0.635cm" fo:text-align="left" style:page-number="auto"/>
      <style:text-properties/>
    </style:style>
    <style:style style:family="paragraph" style:name="P1020" style:display-name="P1020" style:parent-style-name="Style5">
      <style:paragraph-properties fo:background-color="transparent" fo:margin-left="0.000cm" fo:text-indent="0.635cm" fo:text-align="left" style:page-number="auto"/>
      <style:text-properties/>
    </style:style>
    <style:style style:family="paragraph" style:name="P1021" style:display-name="P1021" style:parent-style-name="Style5">
      <style:paragraph-properties fo:background-color="transparent" fo:margin-left="0.000cm" fo:text-indent="0.000cm" fo:text-align="left" style:page-number="auto"/>
      <style:text-properties/>
    </style:style>
    <style:style style:family="paragraph" style:name="P1022" style:display-name="P1022" style:parent-style-name="Style5">
      <style:paragraph-properties fo:background-color="transparent" fo:margin-left="0.000cm" fo:text-indent="0.635cm" fo:text-align="left" style:page-number="auto"/>
      <style:text-properties/>
    </style:style>
    <style:style style:family="paragraph" style:name="P1023" style:display-name="P1023" style:parent-style-name="Style5">
      <style:paragraph-properties fo:background-color="transparent" fo:margin-left="0.000cm" fo:text-indent="0.635cm" fo:text-align="left" style:page-number="auto"/>
      <style:text-properties/>
    </style:style>
    <style:style style:family="paragraph" style:name="P1024" style:display-name="P1024" style:parent-style-name="Style15">
      <style:paragraph-properties fo:background-color="transparent" fo:margin-left="0.000cm" fo:text-indent="0.000cm" fo:text-align="left" style:page-number="auto">
        <style:tab-stops>
          <style:tab-stop style:position="6.909cm" style:type="left"/>
        </style:tab-stops>
      </style:paragraph-properties>
      <style:text-properties/>
    </style:style>
    <style:style style:family="paragraph" style:name="P1027" style:display-name="P1027" style:parent-style-name="Style20">
      <style:paragraph-properties fo:background-color="transparent" fo:margin-left="0.000cm" fo:text-indent="0.000cm" fo:text-align="left" style:page-number="auto"/>
      <style:text-properties/>
    </style:style>
    <style:style style:family="paragraph" style:name="P1028" style:display-name="P1028" style:parent-style-name="Style20">
      <style:paragraph-properties fo:background-color="transparent" fo:margin-left="0.000cm" fo:text-indent="0.000cm" fo:text-align="left" style:page-number="auto"/>
      <style:text-properties/>
    </style:style>
    <style:style style:family="paragraph" style:name="P1029" style:display-name="P1029" style:parent-style-name="Style5">
      <style:paragraph-properties fo:background-color="transparent" fo:margin-left="0.000cm" fo:text-indent="0.000cm" fo:text-align="left" style:page-number="auto"/>
      <style:text-properties/>
    </style:style>
    <style:style style:family="paragraph" style:name="P1030" style:display-name="P1030" style:parent-style-name="Style5">
      <style:paragraph-properties fo:background-color="transparent" fo:margin-left="0.000cm" fo:text-indent="0.635cm" fo:text-align="left" style:page-number="auto"/>
      <style:text-properties/>
    </style:style>
    <style:style style:family="paragraph" style:name="P1031" style:display-name="P1031" style:parent-style-name="Style5">
      <style:paragraph-properties fo:background-color="transparent" fo:margin-left="0.000cm" fo:text-indent="0.635cm" fo:text-align="left" style:page-number="auto"/>
      <style:text-properties/>
    </style:style>
    <style:style style:family="paragraph" style:name="P1032" style:display-name="P1032" style:parent-style-name="Style5">
      <style:paragraph-properties fo:background-color="transparent" fo:margin-left="0.000cm" fo:text-indent="0.635cm" fo:text-align="left" style:page-number="auto"/>
      <style:text-properties/>
    </style:style>
    <style:style style:family="paragraph" style:name="P1033" style:display-name="P1033" style:parent-style-name="Style5">
      <style:paragraph-properties fo:background-color="transparent" fo:margin-left="0.000cm" fo:text-indent="0.635cm" fo:text-align="left" style:page-number="auto"/>
      <style:text-properties/>
    </style:style>
    <style:style style:family="paragraph" style:name="P1034" style:display-name="P1034" style:parent-style-name="Style5">
      <style:paragraph-properties fo:background-color="transparent" fo:margin-left="0.000cm" fo:text-indent="0.635cm" fo:text-align="left" style:page-number="auto"/>
      <style:text-properties/>
    </style:style>
    <style:style style:family="paragraph" style:name="P1035" style:display-name="P1035" style:parent-style-name="Style5">
      <style:paragraph-properties fo:background-color="transparent" fo:margin-left="0.000cm" fo:text-indent="0.635cm" fo:text-align="left" style:page-number="auto"/>
      <style:text-properties/>
    </style:style>
    <style:style style:family="paragraph" style:name="P1036" style:display-name="P1036" style:parent-style-name="Style5">
      <style:paragraph-properties fo:background-color="transparent" fo:margin-left="0.000cm" fo:text-indent="0.000cm" fo:text-align="left" style:page-number="auto"/>
      <style:text-properties/>
    </style:style>
    <style:style style:family="paragraph" style:name="P1037" style:display-name="P1037" style:parent-style-name="Style5">
      <style:paragraph-properties fo:background-color="transparent" fo:margin-left="0.000cm" fo:text-indent="0.635cm" fo:text-align="left" style:page-number="auto"/>
      <style:text-properties/>
    </style:style>
    <style:style style:family="paragraph" style:name="P1038" style:display-name="P1038" style:parent-style-name="Style5">
      <style:paragraph-properties fo:background-color="transparent" fo:margin-left="0.000cm" fo:text-indent="0.635cm" fo:text-align="left" style:page-number="auto"/>
      <style:text-properties/>
    </style:style>
    <style:style style:family="paragraph" style:name="P1039" style:display-name="P1039" style:parent-style-name="Style5">
      <style:paragraph-properties fo:background-color="transparent" fo:margin-left="0.000cm" fo:text-indent="0.635cm" fo:text-align="left" style:page-number="auto"/>
      <style:text-properties/>
    </style:style>
    <style:style style:family="paragraph" style:name="P1040" style:display-name="P1040" style:parent-style-name="Style5">
      <style:paragraph-properties fo:background-color="transparent" fo:margin-left="0.000cm" fo:text-indent="0.635cm" fo:text-align="left" style:page-number="auto"/>
      <style:text-properties/>
    </style:style>
    <style:style style:family="paragraph" style:name="P1041" style:display-name="P1041" style:parent-style-name="Style5">
      <style:paragraph-properties fo:background-color="transparent" fo:margin-left="0.000cm" fo:text-indent="0.635cm" fo:text-align="left" style:page-number="auto"/>
      <style:text-properties/>
    </style:style>
    <style:style style:family="paragraph" style:name="P1042" style:display-name="P1042" style:parent-style-name="Style5">
      <style:paragraph-properties fo:background-color="transparent" fo:margin-left="0.000cm" fo:text-indent="0.635cm" fo:text-align="left" style:page-number="auto"/>
      <style:text-properties/>
    </style:style>
    <style:style style:family="paragraph" style:name="P1043" style:display-name="P1043" style:parent-style-name="Style5">
      <style:paragraph-properties fo:background-color="transparent" fo:margin-left="0.000cm" fo:text-indent="0.635cm" fo:text-align="left" style:page-number="auto"/>
      <style:text-properties/>
    </style:style>
    <style:style style:family="paragraph" style:name="P1044" style:display-name="P1044" style:parent-style-name="Style5">
      <style:paragraph-properties fo:background-color="transparent" fo:margin-left="0.000cm" fo:text-indent="0.635cm" fo:text-align="left" style:page-number="auto"/>
      <style:text-properties/>
    </style:style>
    <style:style style:family="paragraph" style:name="P1045" style:display-name="P1045" style:parent-style-name="Style26">
      <style:paragraph-properties fo:background-color="transparent" fo:margin-left="0.000cm" fo:text-indent="0.000cm" fo:text-align="left" style:page-number="auto"/>
      <style:text-properties/>
    </style:style>
    <style:style style:family="paragraph" style:name="P1048" style:display-name="P1048" style:parent-style-name="Style20">
      <style:paragraph-properties fo:background-color="transparent" fo:margin-left="0.000cm" fo:text-indent="0.000cm" fo:text-align="left" style:page-number="auto"/>
      <style:text-properties/>
    </style:style>
    <style:style style:family="paragraph" style:name="P1049" style:display-name="P1049" style:parent-style-name="Style20">
      <style:paragraph-properties fo:background-color="transparent" fo:margin-left="0.000cm" fo:text-indent="0.000cm" fo:text-align="left" style:page-number="auto"/>
      <style:text-properties/>
    </style:style>
    <style:style style:family="paragraph" style:name="P1050" style:display-name="P1050" style:parent-style-name="Style5">
      <style:paragraph-properties fo:background-color="transparent" fo:margin-left="0.000cm" fo:text-indent="0.000cm" fo:text-align="left" style:page-number="auto"/>
      <style:text-properties/>
    </style:style>
    <style:style style:family="paragraph" style:name="P1051" style:display-name="P1051" style:parent-style-name="Style5">
      <style:paragraph-properties fo:background-color="transparent" fo:margin-left="0.000cm" fo:text-indent="0.635cm" fo:text-align="left" style:page-number="auto"/>
      <style:text-properties/>
    </style:style>
    <style:style style:family="paragraph" style:name="P1052" style:display-name="P1052" style:parent-style-name="Style5">
      <style:paragraph-properties fo:background-color="transparent" fo:margin-left="0.000cm" fo:text-indent="0.635cm" fo:text-align="left" style:page-number="auto"/>
      <style:text-properties/>
    </style:style>
    <style:style style:family="paragraph" style:name="P1053" style:display-name="P1053" style:parent-style-name="Style5">
      <style:paragraph-properties fo:background-color="transparent" fo:margin-left="0.000cm" fo:text-indent="0.635cm" fo:text-align="left" style:page-number="auto"/>
      <style:text-properties/>
    </style:style>
    <style:style style:family="paragraph" style:name="P1054" style:display-name="P1054" style:parent-style-name="Style5">
      <style:paragraph-properties fo:background-color="transparent" fo:margin-left="0.000cm" fo:text-indent="0.635cm" fo:text-align="left" style:page-number="auto"/>
      <style:text-properties/>
    </style:style>
    <style:style style:family="paragraph" style:name="P1055" style:display-name="P1055" style:parent-style-name="Style5">
      <style:paragraph-properties fo:background-color="transparent" fo:margin-left="0.000cm" fo:text-indent="0.000cm" fo:text-align="left" style:page-number="auto"/>
      <style:text-properties/>
    </style:style>
    <style:style style:family="paragraph" style:name="P1056" style:display-name="P1056" style:parent-style-name="Style5">
      <style:paragraph-properties fo:background-color="transparent" fo:margin-left="0.000cm" fo:text-indent="0.635cm" fo:text-align="left" style:page-number="auto"/>
      <style:text-properties/>
    </style:style>
    <style:style style:family="paragraph" style:name="P1057" style:display-name="P1057" style:parent-style-name="Style5">
      <style:paragraph-properties fo:background-color="transparent" fo:margin-left="0.000cm" fo:text-indent="0.635cm" fo:text-align="left" style:page-number="auto"/>
      <style:text-properties/>
    </style:style>
    <style:style style:family="paragraph" style:name="P1060" style:display-name="P1060" style:parent-style-name="Style20">
      <style:paragraph-properties fo:background-color="transparent" fo:margin-left="0.000cm" fo:text-indent="0.000cm" fo:text-align="left" style:page-number="auto"/>
      <style:text-properties/>
    </style:style>
    <style:style style:family="paragraph" style:name="P1061" style:display-name="P1061" style:parent-style-name="Style20">
      <style:paragraph-properties fo:background-color="transparent" fo:margin-left="0.000cm" fo:text-indent="0.000cm" fo:text-align="left" style:page-number="auto"/>
      <style:text-properties/>
    </style:style>
    <style:style style:family="paragraph" style:name="P1062" style:display-name="P1062" style:parent-style-name="Style5">
      <style:paragraph-properties fo:background-color="transparent" fo:margin-left="0.000cm" fo:text-indent="0.000cm" fo:text-align="left" style:page-number="auto"/>
      <style:text-properties/>
    </style:style>
    <style:style style:family="paragraph" style:name="P1063" style:display-name="P1063" style:parent-style-name="Style5">
      <style:paragraph-properties fo:background-color="transparent" fo:margin-left="0.000cm" fo:text-indent="0.635cm" fo:text-align="left" style:page-number="auto"/>
      <style:text-properties/>
    </style:style>
    <style:style style:family="paragraph" style:name="P1064" style:display-name="P1064" style:parent-style-name="Style5">
      <style:paragraph-properties fo:background-color="transparent" fo:margin-left="0.000cm" fo:text-indent="0.635cm" fo:text-align="left" style:page-number="auto"/>
      <style:text-properties/>
    </style:style>
    <style:style style:family="paragraph" style:name="P1065" style:display-name="P1065" style:parent-style-name="Style5">
      <style:paragraph-properties fo:background-color="transparent" fo:margin-left="0.000cm" fo:text-indent="0.000cm" fo:text-align="left" style:page-number="auto"/>
      <style:text-properties/>
    </style:style>
    <style:style style:family="paragraph" style:name="P1066" style:display-name="P1066" style:parent-style-name="Style5">
      <style:paragraph-properties fo:background-color="transparent" fo:margin-left="0.000cm" fo:text-indent="0.635cm" fo:text-align="left" style:page-number="auto"/>
      <style:text-properties/>
    </style:style>
    <style:style style:family="paragraph" style:name="P1067" style:display-name="P1067" style:parent-style-name="Style5">
      <style:paragraph-properties fo:background-color="transparent" fo:margin-left="0.000cm" fo:text-indent="0.000cm" fo:text-align="left" style:page-number="auto"/>
      <style:text-properties/>
    </style:style>
    <style:style style:family="paragraph" style:name="P1068" style:display-name="P1068" style:parent-style-name="Style5">
      <style:paragraph-properties fo:background-color="transparent" fo:margin-left="0.000cm" fo:text-indent="0.635cm" fo:text-align="left" style:page-number="auto"/>
      <style:text-properties/>
    </style:style>
    <style:style style:family="paragraph" style:name="P1069" style:display-name="P1069" style:parent-style-name="Style5">
      <style:paragraph-properties fo:background-color="transparent" fo:margin-left="0.000cm" fo:text-indent="0.635cm" fo:text-align="left" style:page-number="auto"/>
      <style:text-properties/>
    </style:style>
    <style:style style:family="paragraph" style:name="P1070" style:display-name="P1070" style:parent-style-name="Style5">
      <style:paragraph-properties fo:background-color="transparent" fo:margin-left="0.000cm" fo:text-indent="0.635cm" fo:text-align="left" style:page-number="auto"/>
      <style:text-properties/>
    </style:style>
    <style:style style:family="paragraph" style:name="P1071" style:display-name="P1071" style:parent-style-name="Style5">
      <style:paragraph-properties fo:background-color="transparent" fo:margin-left="0.000cm" fo:text-indent="0.635cm" fo:text-align="left" style:page-number="auto"/>
      <style:text-properties/>
    </style:style>
    <style:style style:family="paragraph" style:name="P1072" style:display-name="P1072" style:parent-style-name="Style5">
      <style:paragraph-properties fo:background-color="transparent" fo:margin-left="0.000cm" fo:text-indent="0.635cm" fo:text-align="left" style:page-number="auto"/>
      <style:text-properties/>
    </style:style>
    <style:style style:family="paragraph" style:name="P1074" style:display-name="P1074" style:parent-style-name="Style20">
      <style:paragraph-properties fo:background-color="transparent" fo:margin-left="0.000cm" fo:text-indent="0.000cm" fo:text-align="left" style:page-number="auto"/>
      <style:text-properties/>
    </style:style>
    <style:style style:family="paragraph" style:name="P1075" style:display-name="P1075" style:parent-style-name="Style5">
      <style:paragraph-properties fo:background-color="transparent" fo:margin-left="0.000cm" fo:text-indent="0.000cm" fo:text-align="left" style:page-number="auto"/>
      <style:text-properties/>
    </style:style>
    <style:style style:family="paragraph" style:name="P1076" style:display-name="P1076" style:parent-style-name="Style5">
      <style:paragraph-properties fo:background-color="transparent" fo:margin-left="0.000cm" fo:text-indent="0.635cm" fo:text-align="left" style:page-number="auto"/>
      <style:text-properties/>
    </style:style>
    <style:style style:family="paragraph" style:name="P1077" style:display-name="P1077" style:parent-style-name="Style5">
      <style:paragraph-properties fo:background-color="transparent" fo:margin-left="0.000cm" fo:text-indent="0.635cm" fo:text-align="left" style:page-number="auto"/>
      <style:text-properties/>
    </style:style>
    <style:style style:family="paragraph" style:name="P1078" style:display-name="P1078" style:parent-style-name="Style5">
      <style:paragraph-properties fo:background-color="transparent" fo:margin-left="0.000cm" fo:text-indent="0.635cm" fo:text-align="left" style:page-number="auto"/>
      <style:text-properties/>
    </style:style>
    <style:style style:family="paragraph" style:name="P1079" style:display-name="P1079" style:parent-style-name="Style5">
      <style:paragraph-properties fo:background-color="transparent" fo:margin-left="0.000cm" fo:text-indent="0.635cm" fo:text-align="left" style:page-number="auto"/>
      <style:text-properties/>
    </style:style>
    <style:style style:family="paragraph" style:name="P1080" style:display-name="P1080" style:parent-style-name="Style5">
      <style:paragraph-properties fo:background-color="transparent" fo:margin-left="0.000cm" fo:text-indent="0.635cm" fo:text-align="left" style:page-number="auto"/>
      <style:text-properties/>
    </style:style>
    <style:style style:family="paragraph" style:name="P1081" style:display-name="P1081" style:parent-style-name="Style5">
      <style:paragraph-properties fo:background-color="transparent" fo:margin-left="0.000cm" fo:text-indent="0.635cm" fo:text-align="left" style:page-number="auto"/>
      <style:text-properties/>
    </style:style>
    <style:style style:family="paragraph" style:name="P1082" style:display-name="P1082" style:parent-style-name="Style5">
      <style:paragraph-properties fo:background-color="transparent" fo:margin-left="0.000cm" fo:text-indent="0.635cm" fo:text-align="left" style:page-number="auto"/>
      <style:text-properties/>
    </style:style>
    <style:style style:family="paragraph" style:name="P1083" style:display-name="P1083" style:parent-style-name="Style5">
      <style:paragraph-properties fo:background-color="transparent" fo:margin-left="0.000cm" fo:text-indent="0.635cm" fo:text-align="left" style:page-number="auto"/>
      <style:text-properties/>
    </style:style>
    <style:style style:family="paragraph" style:name="P1084" style:display-name="P1084" style:parent-style-name="Style5">
      <style:paragraph-properties fo:background-color="transparent" fo:margin-left="0.000cm" fo:text-indent="0.000cm" fo:text-align="left" style:page-number="auto"/>
      <style:text-properties/>
    </style:style>
    <style:style style:family="paragraph" style:name="P1085" style:display-name="P1085" style:parent-style-name="Style5">
      <style:paragraph-properties fo:background-color="transparent" fo:margin-left="0.000cm" fo:text-indent="0.635cm" fo:text-align="left" style:page-number="auto"/>
      <style:text-properties/>
    </style:style>
    <style:style style:family="paragraph" style:name="P1086" style:display-name="P1086" style:parent-style-name="Style5">
      <style:paragraph-properties fo:background-color="transparent" fo:margin-left="0.000cm" fo:text-indent="0.635cm" fo:text-align="left" style:page-number="auto"/>
      <style:text-properties/>
    </style:style>
    <style:style style:family="paragraph" style:name="P1087" style:display-name="P1087" style:parent-style-name="Style5">
      <style:paragraph-properties fo:background-color="transparent" fo:margin-left="0.000cm" fo:text-indent="0.635cm" fo:text-align="left" style:page-number="auto"/>
      <style:text-properties/>
    </style:style>
    <style:style style:family="paragraph" style:name="P1088" style:display-name="P1088" style:parent-style-name="Style5">
      <style:paragraph-properties fo:background-color="transparent" fo:margin-left="0.000cm" fo:text-indent="0.635cm" fo:text-align="left" style:page-number="auto"/>
      <style:text-properties/>
    </style:style>
    <style:style style:family="paragraph" style:name="P1091" style:display-name="P1091" style:parent-style-name="Style20">
      <style:paragraph-properties fo:background-color="transparent" fo:margin-left="0.000cm" fo:text-indent="0.000cm" fo:text-align="left" style:page-number="auto"/>
      <style:text-properties/>
    </style:style>
    <style:style style:family="paragraph" style:name="P1092" style:display-name="P1092" style:parent-style-name="Style20">
      <style:paragraph-properties fo:background-color="transparent" fo:margin-left="0.000cm" fo:text-indent="0.000cm" fo:text-align="left" style:page-number="auto"/>
      <style:text-properties/>
    </style:style>
    <style:style style:family="paragraph" style:name="P1093" style:display-name="P1093" style:parent-style-name="Style5">
      <style:paragraph-properties fo:background-color="transparent" fo:margin-left="0.000cm" fo:text-indent="0.000cm" fo:text-align="left" style:page-number="auto"/>
      <style:text-properties/>
    </style:style>
    <style:style style:family="paragraph" style:name="P1094" style:display-name="P1094" style:parent-style-name="Style5">
      <style:paragraph-properties fo:background-color="transparent" fo:margin-left="0.000cm" fo:text-indent="0.635cm" fo:text-align="left" style:page-number="auto"/>
      <style:text-properties/>
    </style:style>
    <style:style style:family="paragraph" style:name="P1095" style:display-name="P1095" style:parent-style-name="Style5">
      <style:paragraph-properties fo:background-color="transparent" fo:margin-left="0.000cm" fo:text-indent="0.635cm" fo:text-align="left" style:page-number="auto"/>
      <style:text-properties/>
    </style:style>
    <style:style style:family="paragraph" style:name="P1096" style:display-name="P1096" style:parent-style-name="Style5">
      <style:paragraph-properties fo:background-color="transparent" fo:margin-left="0.000cm" fo:text-indent="0.635cm" fo:text-align="left" style:page-number="auto"/>
      <style:text-properties/>
    </style:style>
    <style:style style:family="paragraph" style:name="P1097" style:display-name="P1097" style:parent-style-name="Style5">
      <style:paragraph-properties fo:background-color="transparent" fo:margin-left="0.000cm" fo:text-indent="0.000cm" fo:text-align="left" style:page-number="auto"/>
      <style:text-properties/>
    </style:style>
    <style:style style:family="paragraph" style:name="P1098" style:display-name="P1098" style:parent-style-name="Style5">
      <style:paragraph-properties fo:background-color="transparent" fo:margin-left="0.000cm" fo:text-indent="0.635cm" fo:text-align="left" style:page-number="auto"/>
      <style:text-properties/>
    </style:style>
    <style:style style:family="paragraph" style:name="P1099" style:display-name="P1099" style:parent-style-name="Style5">
      <style:paragraph-properties fo:background-color="transparent" fo:margin-left="0.000cm" fo:text-indent="0.635cm" fo:text-align="left" style:page-number="auto"/>
      <style:text-properties/>
    </style:style>
    <style:style style:family="paragraph" style:name="P1100" style:display-name="P1100" style:parent-style-name="Style5">
      <style:paragraph-properties fo:background-color="transparent" fo:margin-left="0.000cm" fo:text-indent="0.635cm" fo:text-align="left" style:page-number="auto"/>
      <style:text-properties/>
    </style:style>
    <style:style style:family="paragraph" style:name="P1102" style:display-name="P1102" style:parent-style-name="Style20">
      <style:paragraph-properties fo:background-color="transparent" fo:margin-left="0.000cm" fo:text-indent="0.000cm" fo:text-align="left" style:page-number="auto"/>
      <style:text-properties/>
    </style:style>
    <style:style style:family="paragraph" style:name="P1103" style:display-name="P1103" style:parent-style-name="Style5">
      <style:paragraph-properties fo:background-color="transparent" fo:margin-left="0.000cm" fo:text-indent="0.000cm" fo:text-align="left" style:page-number="auto"/>
      <style:text-properties/>
    </style:style>
    <style:style style:family="paragraph" style:name="P1104" style:display-name="P1104" style:parent-style-name="Style5">
      <style:paragraph-properties fo:background-color="transparent" fo:margin-left="0.000cm" fo:text-indent="0.635cm" fo:text-align="left" style:page-number="auto"/>
      <style:text-properties/>
    </style:style>
    <style:style style:family="paragraph" style:name="P1105" style:display-name="P1105" style:parent-style-name="Style5">
      <style:paragraph-properties fo:background-color="transparent" fo:margin-left="0.000cm" fo:text-indent="0.635cm" fo:text-align="left" style:page-number="auto"/>
      <style:text-properties/>
    </style:style>
    <style:style style:family="paragraph" style:name="P1106" style:display-name="P1106" style:parent-style-name="Style5">
      <style:paragraph-properties fo:background-color="transparent" fo:margin-left="0.000cm" fo:text-indent="0.635cm" fo:text-align="left" style:page-number="auto"/>
      <style:text-properties/>
    </style:style>
    <style:style style:family="paragraph" style:name="P1107" style:display-name="P1107" style:parent-style-name="Style5">
      <style:paragraph-properties fo:background-color="transparent" fo:margin-left="0.000cm" fo:text-indent="0.635cm" fo:text-align="left" style:page-number="auto"/>
      <style:text-properties/>
    </style:style>
    <style:style style:family="paragraph" style:name="P1108" style:display-name="P1108" style:parent-style-name="Style5">
      <style:paragraph-properties fo:background-color="transparent" fo:margin-left="0.000cm" fo:text-indent="0.635cm" fo:text-align="left" style:page-number="auto"/>
      <style:text-properties/>
    </style:style>
    <style:style style:family="paragraph" style:name="P1109" style:display-name="P1109" style:parent-style-name="Style5">
      <style:paragraph-properties fo:background-color="transparent" fo:margin-left="0.000cm" fo:text-indent="0.635cm" fo:text-align="left" style:page-number="auto"/>
      <style:text-properties/>
    </style:style>
    <style:style style:family="paragraph" style:name="P1110" style:display-name="P1110" style:parent-style-name="Style5">
      <style:paragraph-properties fo:background-color="transparent" fo:margin-left="0.000cm" fo:text-indent="0.635cm" fo:text-align="left" style:page-number="auto"/>
      <style:text-properties/>
    </style:style>
    <style:style style:family="paragraph" style:name="P1111" style:display-name="P1111" style:parent-style-name="Style5">
      <style:paragraph-properties fo:background-color="transparent" fo:margin-left="0.000cm" fo:text-indent="0.635cm" fo:text-align="left" style:page-number="auto"/>
      <style:text-properties/>
    </style:style>
    <style:style style:family="paragraph" style:name="P1112" style:display-name="P1112" style:parent-style-name="Style5">
      <style:paragraph-properties fo:background-color="transparent" fo:margin-left="0.000cm" fo:text-indent="0.635cm" fo:text-align="left" style:page-number="auto"/>
      <style:text-properties/>
    </style:style>
    <style:style style:family="paragraph" style:name="P1113" style:display-name="P1113" style:parent-style-name="Style5">
      <style:paragraph-properties fo:background-color="transparent" fo:margin-left="0.000cm" fo:text-indent="0.000cm" fo:text-align="left" style:page-number="auto"/>
      <style:text-properties/>
    </style:style>
    <style:style style:family="paragraph" style:name="P1114" style:display-name="P1114" style:parent-style-name="Style5">
      <style:paragraph-properties fo:background-color="transparent" fo:margin-left="0.000cm" fo:text-indent="0.635cm" fo:text-align="left" style:page-number="auto"/>
      <style:text-properties/>
    </style:style>
    <style:style style:family="paragraph" style:name="P1115" style:display-name="P1115" style:parent-style-name="Style5">
      <style:paragraph-properties fo:background-color="transparent" fo:margin-left="0.000cm" fo:text-indent="0.000cm" fo:text-align="left" style:page-number="auto"/>
      <style:text-properties/>
    </style:style>
    <style:style style:family="paragraph" style:name="P1116" style:display-name="P1116" style:parent-style-name="Style5">
      <style:paragraph-properties fo:background-color="transparent" fo:margin-left="0.000cm" fo:text-indent="0.635cm" fo:text-align="left" style:page-number="auto"/>
      <style:text-properties/>
    </style:style>
    <style:style style:family="paragraph" style:name="P1117" style:display-name="P1117" style:parent-style-name="Style5">
      <style:paragraph-properties fo:background-color="transparent" fo:margin-left="0.000cm" fo:text-indent="0.635cm" fo:text-align="left" style:page-number="auto"/>
      <style:text-properties/>
    </style:style>
    <style:style style:family="paragraph" style:name="P1120" style:display-name="P1120" style:parent-style-name="Style20">
      <style:paragraph-properties fo:background-color="transparent" fo:margin-left="0.000cm" fo:text-indent="0.000cm" fo:text-align="left" style:page-number="auto"/>
      <style:text-properties/>
    </style:style>
    <style:style style:family="paragraph" style:name="P1121" style:display-name="P1121" style:parent-style-name="Style5">
      <style:paragraph-properties fo:background-color="transparent" fo:margin-left="0.000cm" fo:text-indent="0.000cm" fo:text-align="left" style:page-number="auto"/>
      <style:text-properties/>
    </style:style>
    <style:style style:family="paragraph" style:name="P1122" style:display-name="P1122" style:parent-style-name="Style5">
      <style:paragraph-properties fo:background-color="transparent" fo:margin-left="0.000cm" fo:text-indent="0.635cm" fo:text-align="left" style:page-number="auto"/>
      <style:text-properties/>
    </style:style>
    <style:style style:family="paragraph" style:name="P1123" style:display-name="P1123" style:parent-style-name="Style5">
      <style:paragraph-properties fo:background-color="transparent" fo:margin-left="0.000cm" fo:text-indent="0.635cm" fo:text-align="left" style:page-number="auto"/>
      <style:text-properties/>
    </style:style>
    <style:style style:family="paragraph" style:name="P1124" style:display-name="P1124" style:parent-style-name="Style20">
      <style:paragraph-properties fo:background-color="transparent" fo:margin-left="0.000cm" fo:text-indent="0.000cm" fo:text-align="left" style:page-number="auto"/>
      <style:text-properties/>
    </style:style>
    <style:style style:family="paragraph" style:name="P1125" style:display-name="P1125" style:parent-style-name="Style5">
      <style:paragraph-properties fo:background-color="transparent" fo:margin-left="0.000cm" fo:text-indent="0.000cm" fo:text-align="left" style:page-number="auto"/>
      <style:text-properties/>
    </style:style>
    <style:style style:family="paragraph" style:name="P1126" style:display-name="P1126" style:parent-style-name="Style5">
      <style:paragraph-properties fo:background-color="transparent" fo:margin-left="0.000cm" fo:text-indent="0.635cm" fo:text-align="left" style:page-number="auto"/>
      <style:text-properties/>
    </style:style>
    <style:style style:family="paragraph" style:name="P1127" style:display-name="P1127" style:parent-style-name="Style5">
      <style:paragraph-properties fo:background-color="transparent" fo:margin-left="0.000cm" fo:text-indent="0.635cm" fo:text-align="left" style:page-number="auto"/>
      <style:text-properties/>
    </style:style>
    <style:style style:family="paragraph" style:name="P1128" style:display-name="P1128" style:parent-style-name="Style5">
      <style:paragraph-properties fo:background-color="transparent" fo:margin-left="0.000cm" fo:text-indent="0.635cm" fo:text-align="left" style:page-number="auto"/>
      <style:text-properties/>
    </style:style>
    <style:style style:family="paragraph" style:name="P1129" style:display-name="P1129" style:parent-style-name="Style5">
      <style:paragraph-properties fo:background-color="transparent" fo:margin-left="0.000cm" fo:text-indent="0.635cm" fo:text-align="left" style:page-number="auto"/>
      <style:text-properties/>
    </style:style>
    <style:style style:family="paragraph" style:name="P1130" style:display-name="P1130" style:parent-style-name="Style5">
      <style:paragraph-properties fo:background-color="transparent" fo:margin-left="0.000cm" fo:text-indent="0.635cm" fo:text-align="left" style:page-number="auto"/>
      <style:text-properties/>
    </style:style>
    <style:style style:family="paragraph" style:name="P1131" style:display-name="P1131" style:parent-style-name="Style5">
      <style:paragraph-properties fo:background-color="transparent" fo:margin-left="0.000cm" fo:text-indent="0.635cm" fo:text-align="left" style:page-number="auto"/>
      <style:text-properties/>
    </style:style>
    <style:style style:family="paragraph" style:name="P1132" style:display-name="P1132" style:parent-style-name="Style5">
      <style:paragraph-properties fo:background-color="transparent" fo:margin-left="0.000cm" fo:text-indent="0.635cm" fo:text-align="left" style:page-number="auto"/>
      <style:text-properties/>
    </style:style>
    <style:style style:family="paragraph" style:name="P1133" style:display-name="P1133" style:parent-style-name="Style5">
      <style:paragraph-properties fo:background-color="transparent" fo:margin-left="0.000cm" fo:text-indent="0.635cm" fo:text-align="left" style:page-number="auto"/>
      <style:text-properties/>
    </style:style>
    <style:style style:family="paragraph" style:name="P1134" style:display-name="P1134" style:parent-style-name="Style5">
      <style:paragraph-properties fo:background-color="transparent" fo:margin-left="0.000cm" fo:text-indent="0.635cm" fo:text-align="left" style:page-number="auto"/>
      <style:text-properties/>
    </style:style>
    <style:style style:family="paragraph" style:name="P1135" style:display-name="P1135" style:parent-style-name="Style5">
      <style:paragraph-properties fo:background-color="transparent" fo:margin-left="0.000cm" fo:text-indent="0.635cm" fo:text-align="left" style:page-number="auto"/>
      <style:text-properties/>
    </style:style>
    <style:style style:family="paragraph" style:name="P1137" style:display-name="P1137" style:parent-style-name="Style20">
      <style:paragraph-properties fo:background-color="transparent" fo:margin-left="0.000cm" fo:text-indent="0.000cm" fo:text-align="left" style:page-number="auto"/>
      <style:text-properties/>
    </style:style>
    <style:style style:family="paragraph" style:name="P1138" style:display-name="P1138" style:parent-style-name="Style20">
      <style:paragraph-properties fo:background-color="transparent" fo:margin-left="0.000cm" fo:text-indent="0.000cm" fo:text-align="left" style:page-number="auto"/>
      <style:text-properties/>
    </style:style>
    <style:style style:family="paragraph" style:name="P1139" style:display-name="P1139" style:parent-style-name="Style5">
      <style:paragraph-properties fo:background-color="transparent" fo:margin-left="0.000cm" fo:text-indent="0.635cm" fo:text-align="left" style:page-number="auto"/>
      <style:text-properties/>
    </style:style>
    <style:style style:family="paragraph" style:name="P1140" style:display-name="P1140" style:parent-style-name="Style5">
      <style:paragraph-properties fo:background-color="transparent" fo:margin-left="0.000cm" fo:text-indent="0.635cm" fo:text-align="left" style:page-number="auto"/>
      <style:text-properties/>
    </style:style>
    <style:style style:family="paragraph" style:name="P1141" style:display-name="P1141" style:parent-style-name="Style5">
      <style:paragraph-properties fo:background-color="transparent" fo:margin-left="0.000cm" fo:text-indent="0.635cm" fo:text-align="left" style:page-number="auto"/>
      <style:text-properties/>
    </style:style>
    <style:style style:family="paragraph" style:name="P1142" style:display-name="P1142" style:parent-style-name="Style5">
      <style:paragraph-properties fo:background-color="transparent" fo:margin-left="0.000cm" fo:text-indent="0.635cm" fo:text-align="left" style:page-number="auto"/>
      <style:text-properties/>
    </style:style>
    <style:style style:family="paragraph" style:name="P1143" style:display-name="P1143" style:parent-style-name="Style5">
      <style:paragraph-properties fo:background-color="transparent" fo:margin-left="0.000cm" fo:text-indent="0.635cm" fo:text-align="left" style:page-number="auto"/>
      <style:text-properties/>
    </style:style>
    <style:style style:family="paragraph" style:name="P1144" style:display-name="P1144" style:parent-style-name="Style5">
      <style:paragraph-properties fo:background-color="transparent" fo:margin-left="0.000cm" fo:text-indent="0.635cm" fo:text-align="left" style:page-number="auto"/>
      <style:text-properties/>
    </style:style>
    <style:style style:family="paragraph" style:name="P1145" style:display-name="P1145" style:parent-style-name="Style5">
      <style:paragraph-properties fo:background-color="transparent" fo:margin-left="0.000cm" fo:text-indent="0.635cm" fo:text-align="left" style:page-number="auto"/>
      <style:text-properties/>
    </style:style>
    <style:style style:family="paragraph" style:name="P1146" style:display-name="P1146" style:parent-style-name="Style5">
      <style:paragraph-properties fo:background-color="transparent" fo:margin-left="0.000cm" fo:text-indent="0.635cm" fo:text-align="left" style:page-number="auto"/>
      <style:text-properties/>
    </style:style>
    <style:style style:family="paragraph" style:name="P1147" style:display-name="P1147" style:parent-style-name="Style5">
      <style:paragraph-properties fo:background-color="transparent" fo:margin-left="0.000cm" fo:text-indent="0.635cm" fo:text-align="left" style:page-number="auto"/>
      <style:text-properties/>
    </style:style>
    <style:style style:family="paragraph" style:name="P1148" style:display-name="P1148" style:parent-style-name="Style5">
      <style:paragraph-properties fo:background-color="transparent" fo:margin-left="0.000cm" fo:text-indent="0.000cm" fo:text-align="left" style:page-number="auto"/>
      <style:text-properties/>
    </style:style>
    <style:style style:family="paragraph" style:name="P1149" style:display-name="P1149" style:parent-style-name="Style5">
      <style:paragraph-properties fo:background-color="transparent" fo:margin-left="0.000cm" fo:text-indent="0.635cm" fo:text-align="left" style:page-number="auto"/>
      <style:text-properties/>
    </style:style>
    <style:style style:family="paragraph" style:name="P1150" style:display-name="P1150" style:parent-style-name="Style5">
      <style:paragraph-properties fo:background-color="transparent" fo:margin-left="0.000cm" fo:text-indent="0.635cm" fo:text-align="left" style:page-number="auto"/>
      <style:text-properties/>
    </style:style>
    <style:style style:family="paragraph" style:name="P1151" style:display-name="P1151" style:parent-style-name="Style5">
      <style:paragraph-properties fo:background-color="transparent" fo:margin-left="0.000cm" fo:text-indent="0.635cm" fo:text-align="left" style:page-number="auto"/>
      <style:text-properties/>
    </style:style>
    <style:style style:family="paragraph" style:name="P1152" style:display-name="P1152" style:parent-style-name="Style5">
      <style:paragraph-properties fo:background-color="transparent" fo:margin-left="0.000cm" fo:text-indent="0.635cm" fo:text-align="left" style:page-number="auto"/>
      <style:text-properties/>
    </style:style>
    <style:style style:family="paragraph" style:name="P1153" style:display-name="P1153" style:parent-style-name="Style5">
      <style:paragraph-properties fo:background-color="transparent" fo:margin-left="0.000cm" fo:text-indent="0.635cm" fo:text-align="left" style:page-number="auto"/>
      <style:text-properties/>
    </style:style>
    <style:style style:family="paragraph" style:name="P1154" style:display-name="P1154" style:parent-style-name="Style5">
      <style:paragraph-properties fo:background-color="transparent" fo:margin-left="0.000cm" fo:text-indent="0.635cm" fo:text-align="left" style:page-number="auto"/>
      <style:text-properties/>
    </style:style>
    <style:style style:family="paragraph" style:name="P1155" style:display-name="P1155" style:parent-style-name="Style5">
      <style:paragraph-properties fo:background-color="transparent" fo:margin-left="0.000cm" fo:text-indent="0.635cm" fo:text-align="left" style:page-number="auto"/>
      <style:text-properties/>
    </style:style>
    <style:style style:family="paragraph" style:name="P1156" style:display-name="P1156" style:parent-style-name="Style5">
      <style:paragraph-properties fo:background-color="transparent" fo:margin-left="0.000cm" fo:text-indent="0.635cm" fo:text-align="left" style:page-number="auto"/>
      <style:text-properties/>
    </style:style>
    <style:style style:family="paragraph" style:name="P1157" style:display-name="P1157" style:parent-style-name="Style5">
      <style:paragraph-properties fo:background-color="transparent" fo:margin-left="0.000cm" fo:text-indent="0.635cm" fo:text-align="left" style:page-number="auto">
        <style:tab-stops>
          <style:tab-stop style:position="6.922cm" style:type="left"/>
        </style:tab-stops>
      </style:paragraph-properties>
      <style:text-properties/>
    </style:style>
    <style:style style:family="paragraph" style:name="P1161" style:display-name="P1161" style:parent-style-name="Style20">
      <style:paragraph-properties fo:background-color="transparent" fo:margin-left="0.000cm" fo:text-indent="0.000cm" fo:text-align="left" style:page-number="auto"/>
      <style:text-properties/>
    </style:style>
    <style:style style:family="paragraph" style:name="P1162" style:display-name="P1162" style:parent-style-name="Style20">
      <style:paragraph-properties fo:background-color="transparent" fo:margin-left="0.000cm" fo:text-indent="0.000cm" fo:text-align="left" style:page-number="auto"/>
      <style:text-properties/>
    </style:style>
    <style:style style:family="paragraph" style:name="P1163" style:display-name="P1163" style:parent-style-name="Style5">
      <style:paragraph-properties fo:background-color="transparent" fo:margin-left="0.000cm" fo:text-indent="0.000cm" fo:text-align="left" style:page-number="auto"/>
      <style:text-properties/>
    </style:style>
    <style:style style:family="paragraph" style:name="P1164" style:display-name="P1164" style:parent-style-name="Style5">
      <style:paragraph-properties fo:background-color="transparent" fo:margin-left="0.000cm" fo:text-indent="0.635cm" fo:text-align="left" style:page-number="auto"/>
      <style:text-properties/>
    </style:style>
    <style:style style:family="paragraph" style:name="P1165" style:display-name="P1165" style:parent-style-name="Style5">
      <style:paragraph-properties fo:background-color="transparent" fo:margin-left="0.000cm" fo:text-indent="0.635cm" fo:text-align="left" style:page-number="auto"/>
      <style:text-properties/>
    </style:style>
    <style:style style:family="paragraph" style:name="P1166" style:display-name="P1166" style:parent-style-name="Style5">
      <style:paragraph-properties fo:background-color="transparent" fo:margin-left="0.000cm" fo:text-indent="0.635cm" fo:text-align="left" style:page-number="auto">
        <style:tab-stops>
          <style:tab-stop style:position="5.150cm" style:type="left"/>
        </style:tab-stops>
      </style:paragraph-properties>
      <style:text-properties/>
    </style:style>
    <style:style style:family="paragraph" style:name="P1167" style:display-name="P1167" style:parent-style-name="Style5">
      <style:paragraph-properties fo:background-color="transparent" fo:margin-left="0.000cm" fo:text-indent="0.635cm" fo:text-align="left" style:page-number="auto"/>
      <style:text-properties/>
    </style:style>
    <style:style style:family="paragraph" style:name="P1168" style:display-name="P1168" style:parent-style-name="Style5">
      <style:paragraph-properties fo:background-color="transparent" fo:margin-left="0.000cm" fo:text-indent="0.635cm" fo:text-align="left" style:page-number="auto"/>
      <style:text-properties/>
    </style:style>
    <style:style style:family="paragraph" style:name="P1169" style:display-name="P1169" style:parent-style-name="Style5">
      <style:paragraph-properties fo:background-color="transparent" fo:margin-left="0.000cm" fo:text-indent="0.635cm" fo:text-align="left" style:page-number="auto"/>
      <style:text-properties/>
    </style:style>
    <style:style style:family="paragraph" style:name="P1170" style:display-name="P1170" style:parent-style-name="Style5">
      <style:paragraph-properties fo:background-color="transparent" fo:margin-left="0.000cm" fo:text-indent="0.635cm" fo:text-align="left" style:page-number="auto"/>
      <style:text-properties/>
    </style:style>
    <style:style style:family="paragraph" style:name="P1171" style:display-name="P1171" style:parent-style-name="Style5">
      <style:paragraph-properties fo:background-color="transparent" fo:margin-left="0.000cm" fo:text-indent="0.635cm" fo:text-align="left" style:page-number="auto"/>
      <style:text-properties/>
    </style:style>
    <style:style style:family="paragraph" style:name="P1172" style:display-name="P1172" style:parent-style-name="Style5">
      <style:paragraph-properties fo:background-color="transparent" fo:margin-left="0.000cm" fo:text-indent="0.635cm" fo:text-align="left" style:page-number="auto"/>
      <style:text-properties/>
    </style:style>
    <style:style style:family="paragraph" style:name="P1173" style:display-name="P1173" style:parent-style-name="Style5">
      <style:paragraph-properties fo:background-color="transparent" fo:margin-left="0.000cm" fo:text-indent="0.635cm" fo:text-align="left" style:page-number="auto"/>
      <style:text-properties/>
    </style:style>
    <style:style style:family="paragraph" style:name="P1174" style:display-name="P1174" style:parent-style-name="Style5">
      <style:paragraph-properties fo:background-color="transparent" fo:margin-left="0.000cm" fo:text-indent="0.635cm" fo:text-align="left" style:page-number="auto"/>
      <style:text-properties/>
    </style:style>
    <style:style style:family="paragraph" style:name="P1175" style:display-name="P1175" style:parent-style-name="Style5">
      <style:paragraph-properties fo:background-color="transparent" fo:margin-left="0.000cm" fo:text-indent="0.635cm" fo:text-align="left" style:page-number="auto"/>
      <style:text-properties/>
    </style:style>
    <style:style style:family="paragraph" style:name="P1176" style:display-name="P1176" style:parent-style-name="Style5">
      <style:paragraph-properties fo:background-color="transparent" fo:margin-left="0.000cm" fo:text-indent="0.000cm" fo:text-align="left" style:page-number="auto"/>
      <style:text-properties/>
    </style:style>
    <style:style style:family="paragraph" style:name="P1177" style:display-name="P1177" style:parent-style-name="Style5">
      <style:paragraph-properties fo:background-color="transparent" fo:margin-left="0.000cm" fo:text-indent="0.635cm" fo:text-align="left" style:page-number="auto"/>
      <style:text-properties/>
    </style:style>
    <style:style style:family="paragraph" style:name="P1178" style:display-name="P1178" style:parent-style-name="Style5">
      <style:paragraph-properties fo:background-color="transparent" fo:margin-left="0.000cm" fo:text-indent="0.635cm" fo:text-align="left" style:page-number="auto"/>
      <style:text-properties/>
    </style:style>
    <style:style style:family="paragraph" style:name="P1179" style:display-name="P1179" style:parent-style-name="Style5">
      <style:paragraph-properties fo:background-color="transparent" fo:margin-left="0.000cm" fo:text-indent="0.635cm" fo:text-align="left" style:page-number="auto"/>
      <style:text-properties/>
    </style:style>
    <style:style style:family="paragraph" style:name="P1180" style:display-name="P1180" style:parent-style-name="Style5">
      <style:paragraph-properties fo:background-color="transparent" fo:margin-left="0.000cm" fo:text-indent="0.000cm" fo:text-align="left" style:page-number="auto"/>
      <style:text-properties/>
    </style:style>
    <style:style style:family="paragraph" style:name="P1181" style:display-name="P1181" style:parent-style-name="Style5">
      <style:paragraph-properties fo:background-color="transparent" fo:margin-left="0.000cm" fo:text-indent="0.635cm" fo:text-align="left" style:page-number="auto"/>
      <style:text-properties/>
    </style:style>
    <style:style style:family="paragraph" style:name="P1182" style:display-name="P1182" style:parent-style-name="Style5">
      <style:paragraph-properties fo:background-color="transparent" fo:margin-left="0.000cm" fo:text-indent="0.635cm" fo:text-align="left" style:page-number="auto"/>
      <style:text-properties/>
    </style:style>
    <style:style style:family="paragraph" style:name="P1183" style:display-name="P1183" style:parent-style-name="Style20">
      <style:paragraph-properties fo:background-color="transparent" fo:margin-left="0.000cm" fo:text-indent="0.000cm" fo:text-align="left" style:page-number="auto"/>
      <style:text-properties/>
    </style:style>
    <style:style style:family="paragraph" style:name="P1185" style:display-name="P1185" style:parent-style-name="Style20">
      <style:paragraph-properties fo:background-color="transparent" fo:margin-left="0.000cm" fo:text-indent="0.000cm" fo:text-align="left" style:page-number="auto"/>
      <style:text-properties/>
    </style:style>
    <style:style style:family="paragraph" style:name="P1186" style:display-name="P1186" style:parent-style-name="Style20">
      <style:paragraph-properties fo:background-color="transparent" fo:margin-left="0.000cm" fo:text-indent="0.000cm" fo:text-align="left" style:page-number="auto"/>
      <style:text-properties/>
    </style:style>
    <style:style style:family="paragraph" style:name="P1187" style:display-name="P1187" style:parent-style-name="Style5">
      <style:paragraph-properties fo:background-color="transparent" fo:margin-left="0.000cm" fo:text-indent="0.635cm" fo:text-align="left" style:page-number="auto"/>
      <style:text-properties/>
    </style:style>
    <style:style style:family="paragraph" style:name="P1188" style:display-name="P1188" style:parent-style-name="Style5">
      <style:paragraph-properties fo:background-color="transparent" fo:margin-left="0.000cm" fo:text-indent="0.635cm" fo:text-align="left" style:page-number="auto"/>
      <style:text-properties/>
    </style:style>
    <style:style style:family="paragraph" style:name="P1189" style:display-name="P1189" style:parent-style-name="Style5">
      <style:paragraph-properties fo:background-color="transparent" fo:margin-left="0.000cm" fo:text-indent="0.635cm" fo:text-align="left" style:page-number="auto"/>
      <style:text-properties/>
    </style:style>
    <style:style style:family="paragraph" style:name="P1190" style:display-name="P1190" style:parent-style-name="Style5">
      <style:paragraph-properties fo:background-color="transparent" fo:margin-left="0.000cm" fo:text-indent="0.635cm" fo:text-align="left" style:page-number="auto"/>
      <style:text-properties/>
    </style:style>
    <style:style style:family="paragraph" style:name="P1191" style:display-name="P1191" style:parent-style-name="Style5">
      <style:paragraph-properties fo:background-color="transparent" fo:margin-left="0.000cm" fo:text-indent="0.635cm" fo:text-align="left" style:page-number="auto"/>
      <style:text-properties/>
    </style:style>
    <style:style style:family="paragraph" style:name="P1192" style:display-name="P1192" style:parent-style-name="Style5">
      <style:paragraph-properties fo:background-color="transparent" fo:margin-left="0.000cm" fo:text-indent="0.000cm" fo:text-align="left" style:page-number="auto"/>
      <style:text-properties/>
    </style:style>
    <style:style style:family="paragraph" style:name="P1193" style:display-name="P1193" style:parent-style-name="Style5">
      <style:paragraph-properties fo:background-color="transparent" fo:margin-left="0.000cm" fo:text-indent="0.635cm" fo:text-align="left" style:page-number="auto"/>
      <style:text-properties/>
    </style:style>
    <style:style style:family="paragraph" style:name="P1194" style:display-name="P1194" style:parent-style-name="Style5">
      <style:paragraph-properties fo:background-color="transparent" fo:margin-left="0.000cm" fo:text-indent="0.000cm" fo:text-align="left" style:page-number="auto"/>
      <style:text-properties/>
    </style:style>
    <style:style style:family="paragraph" style:name="P1195" style:display-name="P1195" style:parent-style-name="Style5">
      <style:paragraph-properties fo:background-color="transparent" fo:margin-left="0.000cm" fo:text-indent="0.635cm" fo:text-align="left" style:page-number="auto"/>
      <style:text-properties/>
    </style:style>
    <style:style style:family="paragraph" style:name="P1196" style:display-name="P1196" style:parent-style-name="Style5">
      <style:paragraph-properties fo:background-color="transparent" fo:margin-left="0.000cm" fo:text-indent="0.635cm" fo:text-align="left" style:page-number="auto"/>
      <style:text-properties/>
    </style:style>
    <style:style style:family="paragraph" style:name="P1197" style:display-name="P1197" style:parent-style-name="Style5">
      <style:paragraph-properties fo:background-color="transparent" fo:margin-left="0.000cm" fo:text-indent="0.635cm" fo:text-align="left" style:page-number="auto"/>
      <style:text-properties/>
    </style:style>
    <style:style style:family="paragraph" style:name="P1199" style:display-name="P1199" style:parent-style-name="Style20">
      <style:paragraph-properties fo:background-color="transparent" fo:margin-left="0.000cm" fo:text-indent="0.000cm" fo:text-align="left" style:page-number="auto"/>
      <style:text-properties/>
    </style:style>
    <style:style style:family="paragraph" style:name="P1200" style:display-name="P1200" style:parent-style-name="Style5">
      <style:paragraph-properties fo:background-color="transparent" fo:margin-left="0.000cm" fo:text-indent="0.000cm" fo:text-align="left" style:page-number="auto"/>
      <style:text-properties/>
    </style:style>
    <style:style style:family="paragraph" style:name="P1201" style:display-name="P1201" style:parent-style-name="Style5">
      <style:paragraph-properties fo:background-color="transparent" fo:margin-left="0.000cm" fo:text-indent="0.635cm" fo:text-align="left" style:page-number="auto"/>
      <style:text-properties/>
    </style:style>
    <style:style style:family="paragraph" style:name="P1202" style:display-name="P1202" style:parent-style-name="Style5">
      <style:paragraph-properties fo:background-color="transparent" fo:margin-left="0.000cm" fo:text-indent="0.635cm" fo:text-align="left" style:page-number="auto"/>
      <style:text-properties/>
    </style:style>
    <style:style style:family="paragraph" style:name="P1203" style:display-name="P1203" style:parent-style-name="Style5">
      <style:paragraph-properties fo:background-color="transparent" fo:margin-left="0.000cm" fo:text-indent="0.635cm" fo:text-align="left" style:page-number="auto"/>
      <style:text-properties/>
    </style:style>
    <style:style style:family="paragraph" style:name="P1204" style:display-name="P1204" style:parent-style-name="Style5">
      <style:paragraph-properties fo:background-color="transparent" fo:margin-left="0.000cm" fo:text-indent="0.635cm" fo:text-align="left" style:page-number="auto"/>
      <style:text-properties/>
    </style:style>
    <style:style style:family="paragraph" style:name="P1205" style:display-name="P1205" style:parent-style-name="Style5">
      <style:paragraph-properties fo:background-color="transparent" fo:margin-left="0.000cm" fo:text-indent="0.635cm" fo:text-align="left" style:page-number="auto"/>
      <style:text-properties/>
    </style:style>
    <style:style style:family="paragraph" style:name="P1206" style:display-name="P1206" style:parent-style-name="Style5">
      <style:paragraph-properties fo:background-color="transparent" fo:margin-left="0.000cm" fo:text-indent="0.635cm" fo:text-align="left" style:page-number="auto"/>
      <style:text-properties/>
    </style:style>
    <style:style style:family="paragraph" style:name="P1207" style:display-name="P1207" style:parent-style-name="Style5">
      <style:paragraph-properties fo:background-color="transparent" fo:margin-left="0.000cm" fo:text-indent="0.635cm" fo:text-align="left" style:page-number="auto"/>
      <style:text-properties/>
    </style:style>
    <style:style style:family="paragraph" style:name="P1208" style:display-name="P1208" style:parent-style-name="Style5">
      <style:paragraph-properties fo:background-color="transparent" fo:margin-left="0.000cm" fo:text-indent="0.635cm" fo:text-align="left" style:page-number="auto"/>
      <style:text-properties/>
    </style:style>
    <style:style style:family="paragraph" style:name="P1209" style:display-name="P1209" style:parent-style-name="Style5">
      <style:paragraph-properties fo:background-color="transparent" fo:margin-left="0.000cm" fo:text-indent="0.635cm" fo:text-align="left" style:page-number="auto"/>
      <style:text-properties/>
    </style:style>
    <style:style style:family="paragraph" style:name="P1210" style:display-name="P1210" style:parent-style-name="Style5">
      <style:paragraph-properties fo:background-color="transparent" fo:margin-left="0.000cm" fo:text-indent="0.635cm" fo:text-align="left" style:page-number="auto">
        <style:tab-stops>
          <style:tab-stop style:position="6.236cm" style:type="left"/>
        </style:tab-stops>
      </style:paragraph-properties>
      <style:text-properties/>
    </style:style>
    <style:style style:family="paragraph" style:name="P1211" style:display-name="P1211" style:parent-style-name="Style5">
      <style:paragraph-properties fo:background-color="transparent" fo:margin-left="0.000cm" fo:text-indent="0.000cm" fo:text-align="left" style:page-number="auto"/>
      <style:text-properties/>
    </style:style>
    <style:style style:family="paragraph" style:name="P1212" style:display-name="P1212" style:parent-style-name="Style5">
      <style:paragraph-properties fo:background-color="transparent" fo:margin-left="0.000cm" fo:text-indent="0.635cm" fo:text-align="left" style:page-number="auto"/>
      <style:text-properties/>
    </style:style>
    <style:style style:family="paragraph" style:name="P1213" style:display-name="P1213" style:parent-style-name="Style5">
      <style:paragraph-properties fo:background-color="transparent" fo:margin-left="0.000cm" fo:text-indent="0.635cm" fo:text-align="left" style:page-number="auto"/>
      <style:text-properties/>
    </style:style>
    <style:style style:family="paragraph" style:name="P1214" style:display-name="P1214" style:parent-style-name="Style5">
      <style:paragraph-properties fo:background-color="transparent" fo:margin-left="0.000cm" fo:text-indent="0.635cm" fo:text-align="left" style:page-number="auto"/>
      <style:text-properties/>
    </style:style>
    <style:style style:family="paragraph" style:name="P1215" style:display-name="P1215" style:parent-style-name="Style5">
      <style:paragraph-properties fo:background-color="transparent" fo:margin-left="0.000cm" fo:text-indent="0.635cm" fo:text-align="left" style:page-number="auto"/>
      <style:text-properties/>
    </style:style>
    <style:style style:family="paragraph" style:name="P1216" style:display-name="P1216" style:parent-style-name="Style5">
      <style:paragraph-properties fo:background-color="transparent" fo:margin-left="0.000cm" fo:text-indent="0.635cm" fo:text-align="left" style:page-number="auto"/>
      <style:text-properties/>
    </style:style>
    <style:style style:family="paragraph" style:name="P1217" style:display-name="P1217" style:parent-style-name="Style5">
      <style:paragraph-properties fo:background-color="transparent" fo:margin-left="0.000cm" fo:text-indent="0.635cm" fo:text-align="left" style:page-number="auto"/>
      <style:text-properties/>
    </style:style>
    <style:style style:family="paragraph" style:name="P1218" style:display-name="P1218" style:parent-style-name="Style5">
      <style:paragraph-properties fo:background-color="transparent" fo:margin-left="0.000cm" fo:text-indent="0.635cm" fo:text-align="left" style:page-number="auto"/>
      <style:text-properties/>
    </style:style>
    <style:style style:family="paragraph" style:name="P1219" style:display-name="P1219" style:parent-style-name="Style5">
      <style:paragraph-properties fo:background-color="transparent" fo:margin-left="0.000cm" fo:text-indent="0.635cm" fo:text-align="left" style:page-number="auto"/>
      <style:text-properties/>
    </style:style>
    <style:style style:family="paragraph" style:name="P1221" style:display-name="P1221" style:parent-style-name="Style20">
      <style:paragraph-properties fo:background-color="transparent" fo:margin-left="0.000cm" fo:text-indent="0.000cm" fo:text-align="left" style:page-number="auto"/>
      <style:text-properties/>
    </style:style>
    <style:style style:family="paragraph" style:name="P1222" style:display-name="P1222" style:parent-style-name="Style5">
      <style:paragraph-properties fo:background-color="transparent" fo:margin-left="0.000cm" fo:text-indent="0.000cm" fo:text-align="left" style:page-number="auto"/>
      <style:text-properties/>
    </style:style>
    <style:style style:family="paragraph" style:name="P1223" style:display-name="P1223" style:parent-style-name="Style5">
      <style:paragraph-properties fo:background-color="transparent" fo:margin-left="0.000cm" fo:text-indent="0.635cm" fo:text-align="left" style:page-number="auto"/>
      <style:text-properties/>
    </style:style>
    <style:style style:family="paragraph" style:name="P1224" style:display-name="P1224" style:parent-style-name="Style5">
      <style:paragraph-properties fo:background-color="transparent" fo:margin-left="0.000cm" fo:text-indent="0.635cm" fo:text-align="left" style:page-number="auto"/>
      <style:text-properties/>
    </style:style>
    <style:style style:family="paragraph" style:name="P1225" style:display-name="P1225" style:parent-style-name="Style5">
      <style:paragraph-properties fo:background-color="transparent" fo:margin-left="0.000cm" fo:text-indent="0.635cm" fo:text-align="left" style:page-number="auto"/>
      <style:text-properties/>
    </style:style>
    <style:style style:family="paragraph" style:name="P1226" style:display-name="P1226" style:parent-style-name="Style5">
      <style:paragraph-properties fo:background-color="transparent" fo:margin-left="0.000cm" fo:text-indent="0.635cm" fo:text-align="left" style:page-number="auto"/>
      <style:text-properties/>
    </style:style>
    <style:style style:family="paragraph" style:name="P1227" style:display-name="P1227" style:parent-style-name="Style5">
      <style:paragraph-properties fo:background-color="transparent" fo:margin-left="0.000cm" fo:text-indent="0.635cm" fo:text-align="left" style:page-number="auto"/>
      <style:text-properties/>
    </style:style>
    <style:style style:family="paragraph" style:name="P1228" style:display-name="P1228" style:parent-style-name="Style5">
      <style:paragraph-properties fo:background-color="transparent" fo:margin-left="0.000cm" fo:text-indent="0.635cm" fo:text-align="left" style:page-number="auto"/>
      <style:text-properties/>
    </style:style>
    <style:style style:family="paragraph" style:name="P1229" style:display-name="P1229" style:parent-style-name="Style5">
      <style:paragraph-properties fo:background-color="transparent" fo:margin-left="0.000cm" fo:text-indent="0.635cm" fo:text-align="left" style:page-number="auto"/>
      <style:text-properties/>
    </style:style>
    <style:style style:family="paragraph" style:name="P1230" style:display-name="P1230" style:parent-style-name="Style5">
      <style:paragraph-properties fo:background-color="transparent" fo:margin-left="0.000cm" fo:text-indent="0.635cm" fo:text-align="left" style:page-number="auto"/>
      <style:text-properties/>
    </style:style>
    <style:style style:family="paragraph" style:name="P1231" style:display-name="P1231" style:parent-style-name="Style20">
      <style:paragraph-properties fo:background-color="transparent" fo:margin-left="0.000cm" fo:text-indent="0.000cm" fo:text-align="left" style:page-number="auto"/>
      <style:text-properties/>
    </style:style>
    <style:style style:family="paragraph" style:name="P1232" style:display-name="P1232" style:parent-style-name="Style5">
      <style:paragraph-properties fo:background-color="transparent" fo:margin-left="0.000cm" fo:text-indent="0.635cm" fo:text-align="left" style:page-number="auto"/>
      <style:text-properties/>
    </style:style>
    <style:style style:family="paragraph" style:name="P1233" style:display-name="P1233" style:parent-style-name="Style5">
      <style:paragraph-properties fo:background-color="transparent" fo:margin-left="0.000cm" fo:text-indent="0.635cm" fo:text-align="left" style:page-number="auto"/>
      <style:text-properties/>
    </style:style>
    <style:style style:family="paragraph" style:name="P1234" style:display-name="P1234" style:parent-style-name="Style5">
      <style:paragraph-properties fo:background-color="transparent" fo:margin-left="0.000cm" fo:text-indent="0.635cm" fo:text-align="left" style:page-number="auto"/>
      <style:text-properties/>
    </style:style>
    <style:style style:family="paragraph" style:name="P1235" style:display-name="P1235" style:parent-style-name="Style5">
      <style:paragraph-properties fo:background-color="transparent" fo:margin-left="0.000cm" fo:text-indent="0.635cm" fo:text-align="left" style:page-number="auto"/>
      <style:text-properties/>
    </style:style>
    <style:style style:family="paragraph" style:name="P1236" style:display-name="P1236" style:parent-style-name="Style5">
      <style:paragraph-properties fo:background-color="transparent" fo:margin-left="0.000cm" fo:text-indent="0.635cm" fo:text-align="left" style:page-number="auto"/>
      <style:text-properties/>
    </style:style>
    <style:style style:family="paragraph" style:name="P1237" style:display-name="P1237" style:parent-style-name="Style5">
      <style:paragraph-properties fo:background-color="transparent" fo:margin-left="0.000cm" fo:text-indent="0.635cm" fo:text-align="left" style:page-number="auto"/>
      <style:text-properties/>
    </style:style>
    <style:style style:family="paragraph" style:name="P1238" style:display-name="P1238" style:parent-style-name="Style5">
      <style:paragraph-properties fo:background-color="transparent" fo:margin-left="0.000cm" fo:text-indent="0.635cm" fo:text-align="left" style:page-number="auto"/>
      <style:text-properties/>
    </style:style>
    <style:style style:family="paragraph" style:name="P1239" style:display-name="P1239" style:parent-style-name="Style5">
      <style:paragraph-properties fo:background-color="transparent" fo:margin-left="0.000cm" fo:text-indent="0.635cm" fo:text-align="left" style:page-number="auto"/>
      <style:text-properties/>
    </style:style>
    <style:style style:family="paragraph" style:name="P1240" style:display-name="P1240" style:parent-style-name="Style5">
      <style:paragraph-properties fo:background-color="transparent" fo:margin-left="0.000cm" fo:text-indent="0.635cm" fo:text-align="left" style:page-number="auto"/>
      <style:text-properties/>
    </style:style>
    <style:style style:family="paragraph" style:name="P1241" style:display-name="P1241" style:parent-style-name="Style5">
      <style:paragraph-properties fo:background-color="transparent" fo:margin-left="0.000cm" fo:text-indent="0.635cm" fo:text-align="left" style:page-number="auto"/>
      <style:text-properties/>
    </style:style>
    <style:style style:family="paragraph" style:name="P1242" style:display-name="P1242" style:parent-style-name="Style15">
      <style:paragraph-properties fo:background-color="transparent" fo:margin-left="0.000cm" fo:text-indent="0.000cm" fo:text-align="left" style:page-number="auto"/>
      <style:text-properties/>
    </style:style>
    <style:style style:family="paragraph" style:name="P1243" style:display-name="P1243" style:parent-style-name="Style26">
      <style:paragraph-properties fo:background-color="transparent" fo:margin-left="0.000cm" fo:text-indent="0.000cm" fo:text-align="left" style:page-number="auto"/>
      <style:text-properties/>
    </style:style>
    <style:style style:family="paragraph" style:name="P1245" style:display-name="P1245" style:parent-style-name="Style20">
      <style:paragraph-properties fo:background-color="transparent" fo:margin-left="0.000cm" fo:text-indent="0.000cm" fo:text-align="left" style:page-number="auto"/>
      <style:text-properties/>
    </style:style>
    <style:style style:family="paragraph" style:name="P1246" style:display-name="P1246" style:parent-style-name="Style20">
      <style:paragraph-properties fo:background-color="transparent" fo:margin-left="0.000cm" fo:text-indent="0.000cm" fo:text-align="left" style:page-number="auto"/>
      <style:text-properties/>
    </style:style>
    <style:style style:family="paragraph" style:name="P1247" style:display-name="P1247" style:parent-style-name="Style5">
      <style:paragraph-properties fo:background-color="transparent" fo:margin-left="0.000cm" fo:text-indent="0.635cm" fo:text-align="left" style:page-number="auto"/>
      <style:text-properties/>
    </style:style>
    <style:style style:family="paragraph" style:name="P1248" style:display-name="P1248" style:parent-style-name="Style5">
      <style:paragraph-properties fo:background-color="transparent" fo:margin-left="0.000cm" fo:text-indent="0.635cm" fo:text-align="left" style:page-number="auto"/>
      <style:text-properties/>
    </style:style>
    <style:style style:family="paragraph" style:name="P1249" style:display-name="P1249" style:parent-style-name="Style5">
      <style:paragraph-properties fo:background-color="transparent" fo:margin-left="0.000cm" fo:text-indent="0.635cm" fo:text-align="left" style:page-number="auto"/>
      <style:text-properties/>
    </style:style>
    <style:style style:family="paragraph" style:name="P1250" style:display-name="P1250" style:parent-style-name="Style5">
      <style:paragraph-properties fo:background-color="transparent" fo:margin-left="0.000cm" fo:text-indent="0.635cm" fo:text-align="left" style:page-number="auto"/>
      <style:text-properties/>
    </style:style>
    <style:style style:family="paragraph" style:name="P1251" style:display-name="P1251" style:parent-style-name="Style5">
      <style:paragraph-properties fo:background-color="transparent" fo:margin-left="0.000cm" fo:text-indent="0.635cm" fo:text-align="left" style:page-number="auto"/>
      <style:text-properties/>
    </style:style>
    <style:style style:family="paragraph" style:name="P1252" style:display-name="P1252" style:parent-style-name="Style5">
      <style:paragraph-properties fo:background-color="transparent" fo:margin-left="0.000cm" fo:text-indent="0.635cm" fo:text-align="left" style:page-number="auto"/>
      <style:text-properties/>
    </style:style>
    <style:style style:family="paragraph" style:name="P1253" style:display-name="P1253" style:parent-style-name="Style5">
      <style:paragraph-properties fo:background-color="transparent" fo:margin-left="0.000cm" fo:text-indent="0.635cm" fo:text-align="left" style:page-number="auto"/>
      <style:text-properties/>
    </style:style>
    <style:style style:family="paragraph" style:name="P1254" style:display-name="P1254" style:parent-style-name="Style5">
      <style:paragraph-properties fo:background-color="transparent" fo:margin-left="0.000cm" fo:text-indent="0.635cm" fo:text-align="left" style:page-number="auto"/>
      <style:text-properties/>
    </style:style>
    <style:style style:family="paragraph" style:name="P1255" style:display-name="P1255" style:parent-style-name="Style5">
      <style:paragraph-properties fo:background-color="transparent" fo:margin-left="0.000cm" fo:text-indent="0.635cm" fo:text-align="left" style:page-number="auto"/>
      <style:text-properties/>
    </style:style>
    <style:style style:family="paragraph" style:name="P1256" style:display-name="P1256" style:parent-style-name="Style5">
      <style:paragraph-properties fo:background-color="transparent" fo:margin-left="0.000cm" fo:text-indent="0.000cm" fo:text-align="left" style:page-number="auto"/>
      <style:text-properties/>
    </style:style>
    <style:style style:family="paragraph" style:name="P1257" style:display-name="P1257" style:parent-style-name="Style5">
      <style:paragraph-properties fo:background-color="transparent" fo:margin-left="0.000cm" fo:text-indent="0.635cm" fo:text-align="left" style:page-number="auto"/>
      <style:text-properties/>
    </style:style>
    <style:style style:family="paragraph" style:name="P1258" style:display-name="P1258" style:parent-style-name="Style5">
      <style:paragraph-properties fo:background-color="transparent" fo:margin-left="0.000cm" fo:text-indent="0.000cm" fo:text-align="left" style:page-number="auto"/>
      <style:text-properties/>
    </style:style>
    <style:style style:family="paragraph" style:name="P1259" style:display-name="P1259" style:parent-style-name="Style5">
      <style:paragraph-properties fo:background-color="transparent" fo:margin-left="0.000cm" fo:text-indent="0.635cm" fo:text-align="left" style:page-number="auto"/>
      <style:text-properties/>
    </style:style>
    <style:style style:family="paragraph" style:name="P1260" style:display-name="P1260" style:parent-style-name="Style5">
      <style:paragraph-properties fo:background-color="transparent" fo:margin-left="0.000cm" fo:text-indent="0.635cm" fo:text-align="left" style:page-number="auto"/>
      <style:text-properties/>
    </style:style>
    <style:style style:family="paragraph" style:name="P1261" style:display-name="P1261" style:parent-style-name="Style26">
      <style:paragraph-properties fo:background-color="transparent" fo:margin-left="0.000cm" fo:text-indent="0.000cm" fo:text-align="left" style:page-number="auto"/>
      <style:text-properties/>
    </style:style>
    <style:style style:family="paragraph" style:name="P1263" style:display-name="P1263" style:parent-style-name="Style20">
      <style:paragraph-properties fo:background-color="transparent" fo:margin-left="0.000cm" fo:text-indent="0.000cm" fo:text-align="left" style:page-number="auto"/>
      <style:text-properties/>
    </style:style>
    <style:style style:family="paragraph" style:name="P1264" style:display-name="P1264" style:parent-style-name="Style5">
      <style:paragraph-properties fo:background-color="transparent" fo:margin-left="0.000cm" fo:text-indent="0.000cm" fo:text-align="left" style:page-number="auto"/>
      <style:text-properties/>
    </style:style>
    <style:style style:family="paragraph" style:name="P1265" style:display-name="P1265" style:parent-style-name="Style5">
      <style:paragraph-properties fo:background-color="transparent" fo:margin-left="0.000cm" fo:text-indent="0.635cm" fo:text-align="left" style:page-number="auto"/>
      <style:text-properties/>
    </style:style>
    <style:style style:family="paragraph" style:name="P1266" style:display-name="P1266" style:parent-style-name="Style5">
      <style:paragraph-properties fo:background-color="transparent" fo:margin-left="0.000cm" fo:text-indent="0.635cm" fo:text-align="left" style:page-number="auto"/>
      <style:text-properties/>
    </style:style>
    <style:style style:family="paragraph" style:name="P1267" style:display-name="P1267" style:parent-style-name="Style5">
      <style:paragraph-properties fo:background-color="transparent" fo:margin-left="0.000cm" fo:text-indent="0.635cm" fo:text-align="left" style:page-number="auto"/>
      <style:text-properties/>
    </style:style>
    <style:style style:family="paragraph" style:name="P1268" style:display-name="P1268" style:parent-style-name="Style5">
      <style:paragraph-properties fo:background-color="transparent" fo:margin-left="0.000cm" fo:text-indent="0.635cm" fo:text-align="left" style:page-number="auto"/>
      <style:text-properties/>
    </style:style>
    <style:style style:family="paragraph" style:name="P1269" style:display-name="P1269" style:parent-style-name="Style5">
      <style:paragraph-properties fo:background-color="transparent" fo:margin-left="0.000cm" fo:text-indent="0.635cm" fo:text-align="left" style:page-number="auto"/>
      <style:text-properties/>
    </style:style>
    <style:style style:family="paragraph" style:name="P1270" style:display-name="P1270">
      <style:paragraph-properties style:page-number="auto"/>
      <style:text-properties fo:font-size="5.pt" style:font-size-asian="5.pt" style:font-size-complex="5.pt"/>
    </style:style>
    <style:style style:family="paragraph" style:name="P1271" style:display-name="P1271">
      <style:paragraph-properties style:page-number="auto"/>
      <style:text-properties fo:font-size="5.0000000000000003e-002pt" style:font-size-asian="5.0000000000000003e-002pt" style:font-size-complex="5.0000000000000003e-002pt"/>
    </style:style>
    <style:style style:family="paragraph" style:name="P1273" style:display-name="P1273" style:parent-style-name="Style3" style:master-page-name="PageStyle0" style:list-style-name="">
      <style:paragraph-properties fo:background-color="transparent" fo:margin-left="0.000cm" fo:text-indent="0.000cm" fo:text-align="left" style:page-number="auto"/>
      <style:text-properties/>
    </style:style>
    <style:style style:name="Sect0" style:family="section">
      <style:section-properties fo:margin-left="0.635cm" fo:margin-right="0.635cm">
        <style:columns fo:column-count="1" fo:column-gap="1.270cm"/>
      </style:section-properties>
    </style:style>
  </office:automatic-styles>
  <office:body>
    <office:text>
      <text:section text:style-name="Sect0" text:name="Section0">
        <text:h text:outline-level="2" text:style-name="P1273"><text:bookmark-start text:name="bookmark0"/><text:span text:style-name="CharStyle4">Povesti Jána Kalinčáka.</text:span><text:bookmark-end text:name="bookmark0"/></text:h>
        <text:p text:style-name="P71"><text:span text:style-name="CharStyle7">Sväzok III.</text:span></text:p>
        <text:h text:outline-level="1" text:style-name="P72"><text:bookmark-start text:name="bookmark2"/><text:span text:style-name="CharStyle9">Milkov hrob.</text:span><text:bookmark-end text:name="bookmark2"/></text:h>
        <text:p text:style-name="P73"><text:span text:style-name="CharStyle11">Druhé, ilustrované vydanie.</text:span></text:p>
        <text:p text:style-name="P74"><text:span text:style-name="CharStyle11">Nákladom Kn</text:span><text:span text:style-name="T5">í</text:span><text:span text:style-name="CharStyle11">htlačiarskeho </text:span><text:span text:style-name="T5">úč</text:span><text:span text:style-name="CharStyle11">astinárskeho spolku v Turčianskom Sv. Martine.</text:span></text:p>
        <text:p text:style-name="P75"><text:span text:style-name="T5">19</text:span><text:span text:style-name="CharStyle11">22</text:span><text:span text:style-name="T5">.</text:span></text:p>
        <text:p text:style-name="P76"><text:span text:style-name="CharStyle14">0</text:span><text:span text:style-name="T7">^</text:span><text:span text:style-name="CharStyle14">3/</text:span></text:p>
        <text:p text:style-name="P77"><text:span text:style-name="T7">&amp;</text:span></text:p>
        <text:h text:outline-level="2" text:style-name="P78"><text:bookmark-start text:name="bookmark4"/><text:span text:style-name="CharStyle4">Milkov hrob.</text:span><text:bookmark-end text:name="bookmark4"/></text:h>
        <text:p text:style-name="P79"><text:span text:style-name="CharStyle16">(Orol Tatránsky, 1845.)</text:span></text:p>
        <text:p text:style-name="P80"><text:span text:style-name="CharStyle16">Tlačil Knihtl</text:span><text:span text:style-name="T9">a</text:span><text:span text:style-name="CharStyle16">čiars</text:span><text:span text:style-name="T9">ky</text:span><text:span text:style-name="CharStyle16"><text:s text:c="1"/>účastinársky spolok.</text:span></text:p>
        <text:p text:style-name="P81"><text:span text:style-name="CharStyle16">Zaspievalo vtáča na kosodrevin</text:span><text:span text:style-name="T9">e: </text:span><text:span text:style-name="CharStyle16">čo komu súdené, veru ho neminie.</text:span></text:p>
        <text:p text:style-name="P82"><text:span text:style-name="CharStyle7">1.</text:span></text:p>
        <text:p text:style-name="P83"><text:span text:style-name="CharStyle6">Nad starou Nitrou dávno slnko zahaslo: svetlá po domoch rednú, iba kde-tu kyvoce sa ešte žiara z oblokov a osvetľuje tmavú noc.</text:span></text:p>
        <text:p text:style-name="P84"><text:span text:style-name="CharStyle6">Na uhle ulíc pod zámkom stojí malý domec</text:span><text:span text:style-name="T11">.</text:span><text:span text:style-name="CharStyle6"><text:s text:c="1"/>v ňom pri pohárikoch sedia ešte traja veselí š</text:span><text:span text:style-name="T11">uhaj</text:span><text:span text:style-name="CharStyle6">c</text:span><text:span text:style-name="T11">i</text:span><text:span text:style-name="CharStyle6"><text:s text:c="1"/>a krátia si čas horlivým rozhovorom, tak že ani na jednom nebadať, že by sa mu chcelo ísť domov, hoci hlásnik už dávno odhlásil jedenástu.</text:span></text:p>
        <text:p text:style-name="P85"><text:span text:style-name="CharStyle6">odrazu všetci traja zatíchnu. Každý pozerá dolu, každý sa tratí sám v </text:span><text:span text:style-name="T11">s</text:span><text:span text:style-name="CharStyle6">ebe, ale ani jednému nepríde na um. že by už bolo treba ísť domov, lebo čože má človek tak neskoro doma robiť, a okrem toho je sobota, teda treba si trošku odpočinúť, keď sa človek celý týždeň v škole namoždí a natrápi.</text:span></text:p>
        <text:p text:style-name="P86"><text:span text:style-name="CharStyle6">„No, čo</text:span><text:span text:style-name="T11">ž</text:span><text:span text:style-name="CharStyle6">e tak mlčíte, chlapci?</text:span><text:span text:style-name="T12">4</text:span><text:span text:style-name="T11">'</text:span><text:span text:style-name="CharStyle6"><text:s text:c="1"/>zavolá naostatok Janko, „veď sa hádam ešte za dobrú noc nemodlíte?</text:span><text:span text:style-name="T12">1</text:span><text:span text:style-name="T11">'</text:span></text:p>
        <text:p text:style-name="P87"><text:span text:style-name="CharStyle6">„Nuž a </text:span><text:span text:style-name="T11">t</text:span><text:span text:style-name="CharStyle6">y čo sám mlčíš? Len by si ty, prosím ťa, nedával iným radu, ale sám niečo začni“, odpovie Ondej.</text:span></text:p>
        <text:p text:style-name="P88"><text:span text:style-name="CharStyle6">„Bratia</text:span><text:span text:style-name="T11">,</text:span><text:span text:style-name="CharStyle6"><text:s text:c="1"/>viete vy čo?“ povie na to Milko. „Nezapierajte sa jeden do druhého. Ale ja by som vám dobrú radu dal, keby ste ma chceli poslúchnuť.“</text:span></text:p>
        <text:p text:style-name="P89"><text:span text:style-name="CharStyle6">„Dobre</text:span><text:span text:style-name="T11">,</text:span><text:span text:style-name="CharStyle6"><text:s text:c="1"/>dobre!“ odvetia obidvaja. </text:span><text:span text:style-name="T11">..</text:span><text:span text:style-name="CharStyle6">Či ho vidíš, odkiaľ pravda vyšla!“</text:span></text:p>
        <text:p text:style-name="P92"><text:span text:style-name="CharStyle21">7</text:span></text:p>
        <text:p text:style-name="P93"><text:span text:style-name="CharStyle21">6</text:span></text:p>
        <text:p text:style-name="P94"><text:span text:style-name="CharStyle6">„Počujte. Budeme každý po poriadku rozprávať jednu rozprávku, veď beztoho dnes už nič</text:span><text:span text:style-name="T11">^</text:span><text:span text:style-name="CharStyle6">robiť nebudeme. Začni od kraja. Janko !</text:span><text:span text:style-name="T11">“</text:span></text:p>
        <text:p text:style-name="P95"><text:span text:style-name="CharStyle6">„Čože, odkdaľže? </text:span><text:span text:style-name="T11">.</text:span><text:span text:style-name="CharStyle6">.. Veď som ich ja ke dys</text:span><text:span text:style-name="T11">ď</text:span><text:span text:style-name="CharStyle6"><text:s text:c="1"/>kopu vedel </text:span><text:span text:style-name="T11">—</text:span><text:span text:style-name="CharStyle6"><text:s text:c="1"/>a teraz mi ani jedna na um </text:span><text:span text:style-name="T11">ne</text:span><text:span text:style-name="CharStyle6">schodí. Počka</text:span><text:span text:style-name="T11">jte</text:span><text:span text:style-name="CharStyle6">že tr</text:span><text:span text:style-name="T11">o</text:span><text:span text:style-name="CharStyle6">chu ...“</text:span></text:p>
        <text:p text:style-name="P96"><text:span text:style-name="T11">A</text:span><text:span text:style-name="CharStyle6"><text:s text:c="1"/>tu si Janko po myk</text:span><text:span text:style-name="T11">ne</text:span><text:span text:style-name="CharStyle6"><text:s text:c="1"/>čiapku trochu z</text:span><text:span text:style-name="T11">a </text:span><text:span text:style-name="CharStyle6">ucho, poškrabe sa za uchom, čelo stiahne a myslí.</text:span></text:p>
        <text:p text:style-name="P97"><text:span text:style-name="CharStyle6">„Eh, čo by to tam toľko myslel!“ povie Ondrej. „Len od kraja, na príklad: Bol raz jeden krá</text:span><text:span text:style-name="T11">ľ</text:span><text:span text:style-name="CharStyle6">...“</text:span></text:p>
        <text:p text:style-name="P98"><text:span text:style-name="CharStyle6">„Ja nedbám“, odvetí Janko. „Teda dobre: Bo</text:span><text:span text:style-name="T11">]</text:span><text:span text:style-name="CharStyle6"><text:s text:c="1"/>raz jeden kráľ ...“</text:span></text:p>
        <text:p text:style-name="P99"><text:span text:style-name="CharStyle6">„Ale ten kráľ umrel“, skočí mu Milko do reči.</text:span></text:p>
        <text:p text:style-name="P100"><text:span text:style-name="CharStyle6">„Mlč, mlč“, vyriekne Janko. </text:span><text:span text:style-name="T11">_</text:span><text:span text:style-name="CharStyle6">,Čo sa miešaš do reči? Keď príde na teba rad, potom sa ohlás. Teda: Bol raz jeden kráľ </text:span><text:span text:style-name="T11">.</text:span><text:span text:style-name="CharStyle6"><text:s text:c="1"/></text:span><text:span text:style-name="T11">.</text:span><text:span text:style-name="CharStyle6"><text:s text:c="1"/>.“</text:span></text:p>
        <text:p text:style-name="P101"><text:span text:style-name="CharStyle6">„A ten mal králika, či je nie pravda?“ zavolajú obidvaja so smiechom.</text:span></text:p>
        <text:p text:style-name="P102"><text:span text:style-name="CharStyle6">„Chlapci, veru vám nebudem rozprávať, ak nebudete mlčať No, pst: Bo</text:span><text:span text:style-name="T12">1</text:span><text:span text:style-name="T11">!</text:span><text:span text:style-name="CharStyle6"><text:s text:c="1"/>raz jeden krá</text:span><text:span text:style-name="T11">ľ..</text:span></text:p>
        <text:p text:style-name="P103"><text:span text:style-name="CharStyle6">Tu sa jeho kamaráti pustia do smiechu.</text:span></text:p>
        <text:p text:style-name="P104"><text:span text:style-name="CharStyle6">„Janko, vieš ty čo: daj ty tomu pokoj! Už vidíme, že ti to nejde: lebo, vidíš, ten kráľ mal králika.“</text:span></text:p>
        <text:p text:style-name="P105"><text:span text:style-name="CharStyle6">„Veď ja nedbám, robte si, </text:span><text:span text:style-name="T11">.</text:span><text:span text:style-name="CharStyle6">ako chcete; ale ty, Ondrej, ty mi tiež povedz, čo chceš s tvojím králikom?“</text:span></text:p>
        <text:p text:style-name="P106"><text:span text:style-name="CharStyle6">„Ale nelámže si ty hlavu na tom! Nuž či nevieš, že sme i my mali kedysi kráľa — a teraz máme králika“, odpovie Ondrej so smiechom.</text:span></text:p>
        <text:p text:style-name="P107"><text:span text:style-name="CharStyle6">„Nerob posmechy z nášho Mat</text:span><text:span text:style-name="T11">i</text:span><text:span text:style-name="CharStyle6">aša</text:span><text:span text:style-name="T11">“^</text:span><text:span text:style-name="CharStyle6"><text:s text:c="1"/>ohlási sa Milko. „Hoci je on mladý šuhaj</text:span><text:span text:style-name="T11">,</text:span><text:span text:style-name="CharStyle6"><text:s text:c="1"/>ale dočkaj.</text:span></text:p>
        <text:p text:style-name="P108"><text:span text:style-name="CharStyle6">uvidíš, čo bude z neho. Jeho otec rúbal Turkov</text:span><text:span text:style-name="T11">,</text:span><text:span text:style-name="CharStyle6"><text:s text:c="1"/>ako makovice; v pokoji zasa chytil na </text:span><text:span text:style-name="T11">u</text:span><text:span text:style-name="CharStyle6">zdu sebevoľníkov, čo chceli krajinu na ruby obrátiť. A jeho syn, uvidíte, nebude horší. Ja vďačne pôjdem za ním do boja. Hej, chlapci, bude t</text:span><text:span text:style-name="T11">o </text:span><text:span text:style-name="CharStyle6">svet! Počkajte len, veď už skoro pôjde na Turka. Počul som, že pápežskí vyslanci chodia už okolo a povzbudzujú kresťanský ľud na vojnu proti neverným. . </text:span><text:span text:style-name="T11">.</text:span><text:span text:style-name="CharStyle6"><text:s text:c="1"/>A Matiaš? Ten sa ani vody, ani ohňa nebojí. Komu lepšie, ako nám, keď máme takého šuhaja na tróne?“</text:span></text:p>
        <text:p text:style-name="P109"><text:span text:style-name="CharStyle6">„No, len ty nepleť“, ozve sa žartovný Ondrej.</text:span></text:p>
        <text:p text:style-name="P110"><text:span text:style-name="CharStyle6">„Veď ja viem, že sa tebe nič nepáči“, horliv</text:span><text:span text:style-name="T11">é</text:span><text:span text:style-name="CharStyle6"><text:s text:c="1"/>odsekne Milko. „Sedieť za pecou</text:span><text:span text:style-name="T11">,</text:span><text:span text:style-name="CharStyle6"><text:s text:c="1"/>kde ťa guľka nedôjde, a pri mamičke sa hláskať, to je pre teba. Ale, nech som dobrý, Matiaš skoro niečo začne. Hej, bude sa to rúbať!“</text:span></text:p>
        <text:p text:style-name="P111"><text:span text:style-name="CharStyle6">, Dajže si ty pokoj, človeče!“ skočí mu d</text:span><text:span text:style-name="T11">p </text:span><text:span text:style-name="CharStyle6">reči Ondrej. „Keby to niekto iný povedal</text:span><text:span text:style-name="T11">,</text:span><text:span text:style-name="CharStyle6"><text:s text:c="1"/>ne- riekol by som nič. Ale ty? — ej, inde tebe myseľ chodí — veď ja viem.“</text:span></text:p>
        <text:p text:style-name="P112"><text:span text:style-name="CharStyle6">„A kdeže mi chodí</text:span><text:span text:style-name="T11">,</text:span><text:span text:style-name="CharStyle6"><text:s text:c="1"/>povedz?“ zvedavý spýta sa Milko. „Čo sa ty nazdávaš o mne? Ja ti síce nič nepoviem, ale onedlho uvidíš.“</text:span></text:p>
        <text:p text:style-name="P114"><text:span text:style-name="CharStyle21">8</text:span></text:p>
        <text:p text:style-name="P115"><text:span text:style-name="T16">J</text:span></text:p>
        <text:p text:style-name="P116"><text:span text:style-name="CharStyle6">„Ani ti netreba povedať, veď my to všetko vieme.“</text:span></text:p>
        <text:p text:style-name="P117"><text:span text:style-name="CharStyle6">„A čo viete?“</text:span></text:p>
        <text:p text:style-name="P118"><text:span text:style-name="CharStyle6">„Tie čiemé oči, tie bledé líčka, tie vlásky ako havran!“</text:span></text:p>
        <text:p text:style-name="P119"><text:span text:style-name="CharStyle6">„Ty, komu by sa to nepáčilo?“</text:span></text:p>
        <text:p text:style-name="P120"><text:span text:style-name="CharStyle6">„Len si neder jazyk na daromnicu“, odsekne Milko. „Môže sa komukoľvek čokoľvek páčiť, ale ja nič nechcem.“</text:span></text:p>
        <text:p text:style-name="P121"><text:span text:style-name="CharStyle6">„Aha, tu ho máte? Či nevie, o čom sa hovorí? No, Milko, už je to raz s tebou zle“, pre- rečie Ondrej.</text:span></text:p>
        <text:p text:style-name="P122"><text:span text:style-name="CharStyle6">„Len keby ste vy, bratia, darmo netárali!“ odpovedá na to Milko s polovičatým ú - sm</text:span><text:span text:style-name="T11">ec</text:span><text:span text:style-name="CharStyle6">hom.</text:span></text:p>
        <text:p text:style-name="P123"><text:span text:style-name="CharStyle6">A Janko, podoprúc si bradu oboma rukami, pozerá naňho po</text:span><text:span text:style-name="T11">tm</text:span><text:span text:style-name="CharStyle6">ešilým zrakom a povie:</text:span></text:p>
        <text:p text:style-name="P124"><text:span text:style-name="CharStyle6">„Tára</text:span><text:span text:style-name="T11">l</text:span><text:span text:style-name="CharStyle6">i, netárali! A čo mi dáš, keď ti ešte viac poviem? — Ondrejko, počuj, čo som ti zas včera nezbadal. Milko, čo s</text:span><text:span text:style-name="T11">'</text:span><text:span text:style-name="CharStyle6">a takým svätým rohí</text:span><text:span text:style-name="T11">,</text:span><text:span text:style-name="CharStyle6"><text:s text:c="1"/>ide s nami do kostola. Začne sa modliť. Medlil sa tak skrúšene, a keď modlitbu končil, tak hlboko vzdychol a začal sa sem i ta obzerať.“</text:span></text:p>
        <text:p text:style-name="P125"><text:span text:style-name="CharStyle6">Ondrej sa ohlásiť</text:span></text:p>
        <text:p text:style-name="P126"><text:span text:style-name="CharStyle6">„To si darmo tam hľadal, čo si hľadal, ale počkaj len troška: keď do Žiliny prídeme,, tam sa môžeš poobzerať, a bezpochyby viacej uvidíš, ako včera.“</text:span></text:p>
        <text:p text:style-name="P127"><text:span text:style-name="CharStyle6">„Ale, chlapci, mlčte — dajte pokoj takým pletkám. Ja som teraz nie veľmi dobrej vôle: približujú sa zkúšky, je veľa roboty. Poďme, bratila domov!“</text:span></text:p>
        <text:p text:style-name="P128"><text:span text:style-name="CharStyle6">„Dobre, dobre, Milko! Dobrú noc! Nech sa ti pekne sníva o niekom“, hovorí Ondrej </text:span><text:span text:style-name="T11">—</text:span><text:span text:style-name="CharStyle6"><text:s text:c="1"/>a </text:span><text:span text:style-name="T11">š</text:span><text:span text:style-name="CharStyle6">uhajci roztratili sa po uliciach Nitry</text:span><text:span text:style-name="T11">.</text:span></text:p>
        <text:p text:style-name="P129"><text:span text:style-name="T11">l</text:span><text:span text:style-name="CharStyle6">i.</text:span></text:p>
        <text:p text:style-name="P130"><text:span text:style-name="CharStyle6">Pekná, krásna je uhorská krajina a šťastný je, kto sa jej synom nazýva. Tam dolu tečie Dunaj, rieka vážna, starodávna, omývajúca brehy zeme svojich detí, a šumí ticho, ako hlas nočných duchov, lebo nastane deň, keď polmesiac </text:span><text:span text:style-name="T11">s</text:span><text:span text:style-name="CharStyle6"><text:s text:c="1"/></text:span><text:span text:style-name="T11">r</text:span><text:span text:style-name="CharStyle6">o</text:span><text:span text:style-name="T11"><text:s text:c="1"/></text:span><text:span text:style-name="CharStyle6">zvlnenými konskými chvosty na jej brehoch zastane, a zablyštia sa oči nepo- </text:span><text:span text:style-name="T11">č</text:span><text:span text:style-name="CharStyle6">e</text:span><text:span text:style-name="T11">t</text:span><text:span text:style-name="CharStyle6">rv</text:span><text:span text:style-name="T11">eh</text:span><text:span text:style-name="CharStyle6"><text:s text:c="1"/>h</text:span><text:span text:style-name="T11">ôr</text:span><text:span text:style-name="CharStyle6">d východných. Dajte, nebožiatka, dajte vlastný život za vašu rodnú zem, lebo kr </text:span><text:span text:style-name="T11">'o</text:span><text:span text:style-name="CharStyle6">cht</text:span><text:span text:style-name="T11">i</text:span><text:span text:style-name="CharStyle6">v</text:span><text:span text:style-name="T11">ý</text:span><text:span text:style-name="CharStyle6"><text:s text:c="1"/>divoch nemá srdca ľudského, nemá milosrdenstva. A Dunaj plače v svojom koryte. T</text:span><text:span text:style-name="T11">am</text:span><text:span text:style-name="CharStyle6"><text:s text:c="1"/>zasa odhora vypínajú sa velebné vrchy, </text:span><text:span text:style-name="T11">■</text:span><text:span text:style-name="CharStyle6">ktorých končiare do</text:span><text:span text:style-name="T11">s</text:span><text:span text:style-name="CharStyle6">ahujú do neb</text:span><text:span text:style-name="T11">a,</text:span><text:span text:style-name="CharStyle6"><text:s text:c="1"/>a zelená </text:span><text:span text:style-name="T11">k </text:span><text:span text:style-name="CharStyle6">r farba nádeje pekne oko pasie, pekne duš</text:span><text:span text:style-name="T11">u </text:span><text:span text:style-name="CharStyle6">pe</text:span><text:span text:style-name="T11">s</text:span><text:span text:style-name="CharStyle6">t</text:span><text:span text:style-name="T11">f</text:span><text:span text:style-name="CharStyle6"><text:s text:c="1"/>a napája ju citom vrelým</text:span><text:span text:style-name="T11">,</text:span><text:span text:style-name="CharStyle6"><text:s text:c="1"/>životaplným. a </text:span><text:span text:style-name="T11">n</text:span><text:span text:style-name="CharStyle6">ikdy noha vraha, čo dolné kraje Uhorska </text:span><text:span text:style-name="T11">dénc</text:span><text:span text:style-name="CharStyle6">e</text:span><text:span text:style-name="T11">,</text:span><text:span text:style-name="CharStyle6"><text:s text:c="1"/>neprekročí tieto ozrutné vrcholce, a </text:span><text:span text:style-name="T11">zrú</text:span><text:span text:style-name="CharStyle6"><text:s text:c="1"/>medzi škár vrchov svojich pozerajú deti </text:span><text:span text:style-name="T11">vi</text:span><text:span text:style-name="CharStyle6"><text:s text:c="1"/></text:span><text:span text:style-name="T11">č</text:span><text:span text:style-name="CharStyle6">n</text:span><text:span text:style-name="T11">ý</text:span><text:span text:style-name="CharStyle6">ch hôr na b</text:span><text:span text:style-name="T11">i</text:span><text:span text:style-name="CharStyle6">edné kr</text:span><text:span text:style-name="T11">äj</text:span><text:span text:style-name="CharStyle6">e dunajské, ktoré zlý poha</text:span><text:span text:style-name="T11">n</text:span><text:span text:style-name="CharStyle6"><text:s text:c="1"/>plieni ohňom a mečom. I ozvú sa hlasy medzi horami, hory zahučia, zašumia, a hukot ich sa ozve, odraziac sa od štítov šedivých skál a od nebotyčných vrchov, široko- ďaleko: riečky pochytajú ten hlas, spoja sa vo vln</text:span><text:span text:style-name="T11">e </text:span><text:span text:style-name="CharStyle6">tokom Váhu, ktorý pyšne a s treskotom sa va</text:span><text:span text:style-name="T11">ň.</text:span><text:span text:style-name="CharStyle6"><text:s text:c="1"/>privolávajúc bratovi Dunaju: „Neboj </text:span><text:span text:style-name="T11">š</text:span><text:span text:style-name="CharStyle6">a, n</text:span><text:span text:style-name="T11">en</text:span><text:span text:style-name="CharStyle6">oj s</text:span><text:span text:style-name="T11">*a</text:span><text:span text:style-name="CharStyle6"><text:s text:c="1"/>a nešum tak smutne, veď ešte žijú ch</text:span><text:span text:style-name="T11">l</text:span><text:span text:style-name="CharStyle6">apci na horách, čo do očú pozrú pohanovi.“</text:span></text:p>
        <text:p text:style-name="P131"><text:span text:style-name="CharStyle6">Tak šumí Dunaj</text:span><text:span text:style-name="T11">,</text:span><text:span text:style-name="CharStyle6"><text:s text:c="1"/>ták Šumí Váh, také sa nesú hlasy po zelenom Považ</text:span><text:span text:style-name="T11">í</text:span><text:span text:style-name="CharStyle6">. . .</text:span></text:p>
        <text:p text:style-name="P132"><text:span text:style-name="CharStyle6">A na tom zelenom Považí, medzi </text:span><text:span text:style-name="T11">ho</text:span><text:span text:style-name="CharStyle6">rami- </text:span><text:span text:style-name="T17">r</text:span><text:span text:style-name="CharStyle6"><text:s text:c="1"/>dolami </text:span><text:span text:style-name="T11">l</text:span><text:span text:style-name="CharStyle6">eží Žilina, mesto starodávné a slá</text:span><text:span text:style-name="T11">vn</text:span><text:span text:style-name="CharStyle6">é kedysi i teraz. A v tom meste, v tej </text:span><text:span text:style-name="T11">^H</text:span><text:span text:style-name="CharStyle6">i</text:span><text:span text:style-name="T11">ne</text:span><text:span text:style-name="CharStyle6"><text:s text:c="1"/>už dáv</text:span><text:span text:style-name="T11">n</text:span><text:span text:style-name="CharStyle6">o rak hlučne nebolo. ako teraz.</text:span></text:p>
        <text:p text:style-name="P134"><text:span text:style-name="CharStyle21">10</text:span></text:p>
        <text:p text:style-name="P135"><text:span text:style-name="CharStyle21">li</text:span></text:p>
        <text:p text:style-name="P136"><text:span text:style-name="CharStyle6">Kráľ Matiaš dosadol na slávny trón uhorský, šuhaj šestnásťročný, </text:span><text:span text:style-name="T11">ne</text:span><text:span text:style-name="CharStyle6">zkúsený, ale plný ducha a života </text:span><text:span text:style-name="T11">—</text:span><text:span text:style-name="CharStyle6"><text:s text:c="1"/>a celá krajina sa raduje n</text:span><text:span text:style-name="T11">a</text:span><text:span text:style-name="CharStyle6">d jeho povýšením. A prečo</text:span><text:span text:style-name="T11">,</text:span><text:span text:style-name="CharStyle6"><text:s text:c="1"/>hy sa neradovala? Hej, vie to každý dobre, že v ňom vrie čistá uhorská krv, očakáva každý, že on porozumie ľudu svojmu a ľud jeho jem</text:span><text:span text:style-name="T11">u</text:span><text:span text:style-name="CharStyle6">... A aký je stav zeme uhorskej? Turci ak sa tisnú, tak sa tisnú d</text:span><text:span text:style-name="T11">ó</text:span><text:span text:style-name="CharStyle6"><text:s text:c="1"/>krajiny. A kto ich beh zastaví? Sily pol sveta vedú na nepripravenú, roztrhanú</text:span><text:span text:style-name="T11">,</text:span><text:span text:style-name="CharStyle6"><text:s text:c="1"/>roztratenú krajinu, a nikoho niet, koho by </text:span><text:span text:style-name="T11">«</text:span><text:span text:style-name="CharStyle6">s</text:span><text:span text:style-name="T11">|</text:span><text:span text:style-name="CharStyle6">a báli. Starý Hu</text:span><text:span text:style-name="T11">ňa</text:span><text:span text:style-name="CharStyle6">d oči zatvoril, J iskra je už starý a Silád</text:span><text:span text:style-name="T11">! </text:span><text:span text:style-name="CharStyle6">nie mladý; Jiskra užíva života v Šariši, </text:span><text:span text:style-name="T11">Spí</text:span><text:span text:style-name="CharStyle6">š</text:span><text:span text:style-name="T11"><text:s text:c="1"/></text:span><text:span text:style-name="CharStyle6">i a Trenčíne, S</text:span><text:span text:style-name="T11">i</text:span><text:span text:style-name="CharStyle6">lád</text:span><text:span text:style-name="T11">í</text:span><text:span text:style-name="CharStyle6"><text:s text:c="1"/>varí pomstu na nepriateľov. Ladislava Huňad</text:span><text:span text:style-name="T11">a</text:span><text:span text:style-name="CharStyle6"><text:s text:c="1"/>o život pripravivších, a zabúda už n</text:span><text:span text:style-name="T11">a</text:span><text:span text:style-name="CharStyle6"><text:s text:c="1"/>Belehrad, ktorý </text:span><text:span text:style-name="T11">l</text:span><text:span text:style-name="CharStyle6">en nedávno tak víťazne bol bránil. Pomocou Siládibo bol Matiaš Huňad, syn jeho švagra, na trón posadený, a Matiaš teraz rozposielal písma po všetkých stoliciach, v ktorých pánov zemanov pozdravuje a pýta o ďalšiu pomoc.</text:span></text:p>
        <text:p text:style-name="P137"><text:span text:style-name="CharStyle6">V Žiline je veselo. Pán Jiskra sa vrátil s cesty so svojou družinou, záležajúcou z pánov Horného Uhorska a z jeho českých vodcov. </text:span><text:span text:style-name="T11">Ó</text:span><text:span text:style-name="CharStyle6">n bol pánu Matiašovi v ústrety až v Strážniciach, kde ho menom Horných Uhier, ako kráľa celej krajiny</text:span><text:span text:style-name="T11">,</text:span><text:span text:style-name="CharStyle6"><text:s text:c="1"/>privítal. Páni z celého Trenčína prišli do Ž li</text:span><text:span text:style-name="T11">ny</text:span><text:span text:style-name="CharStyle6">. aby počuli, čo je vôľa kráľova a ako sa to na Rákoši pri volení dialo.</text:span></text:p>
        <text:p text:style-name="P138"><text:span text:style-name="CharStyle6">Radný dom žilinský je celý na nohách. Mnoho ľudstva sa dnu hrnie i von vychádza. Páni z okolia prichádzajú na koňoch, ako na Rákoš na di</text:span><text:span text:style-name="T11">é</text:span><text:span text:style-name="CharStyle6">tu; českí páni zsi</text:span><text:span text:style-name="T11">s</text:span><text:span text:style-name="CharStyle6"><text:s text:c="1"/>prichodia </text:span><text:span text:style-name="T11">s</text:span><text:span text:style-name="CharStyle6">o svojimi v Tatrách už </text:span><text:span text:style-name="T11">zo</text:span><text:span text:style-name="CharStyle6">šedivelým</text:span><text:span text:style-name="T11">i</text:span><text:span text:style-name="CharStyle6"><text:s text:c="1"/>vojakmi. Mesto je ta</text:span><text:span text:style-name="T11">k</text:span><text:span text:style-name="CharStyle6"><text:s text:c="1"/>ľudom preplnené, že už niet ani len kde hrachom hodiť.</text:span></text:p>
        <text:p text:style-name="P139"><text:span text:style-name="CharStyle6">Odrazu všetko ut</text:span><text:span text:style-name="T11">í</text:span><text:span text:style-name="CharStyle6">chne. </text:span><text:span text:style-name="T11">Z</text:span><text:span text:style-name="CharStyle6"><text:s text:c="1"/>domu pána rých </text:span></text:p>
        <text:p text:style-name="P140"><text:span text:style-name="T11">tá</text:span><text:span text:style-name="CharStyle6">ra mestského idú v dlhom rade: pán Jiskra. Komorovský. Pankrác a viacej vodcov vojska Jiskrovho, eden</text:span><text:span text:style-name="T11"><text:s text:c="1"/>í</text:span><text:span text:style-name="CharStyle6"><text:s text:c="1"/>vojenskými panciermi; pán hlavný išpán Trenčianskej stolice, vicišpáni a celý stoličný úrad v ľahkých uhorských šatách pod zlatom a striebrom; potom žilinský rych- tár Dlhohorský s celým slávnym úradom žilinským. Ticho idú a pokojne, ako bratia; </text:span><text:span text:style-name="T11">iiíčt</text:span><text:span text:style-name="CharStyle6"><text:s text:c="1"/>rozdielu medzi nimi, a jednako všetko sa tak vidí, že by sa každý rád s pánom rychtárom sh</text:span><text:span text:style-name="T11">ev</text:span><text:span text:style-name="CharStyle6">árať, hoci je nie pánom zámkov a stolíc: </text:span><text:span text:style-name="T11">l</text:span><text:span text:style-name="CharStyle6">ebo každý vie, že je muž bohatý, múdry a pokojný. K tomu mesto Žilina je silné a dôležité pre celé okolie: lebo je pevne ohradené a pán Dlhohorský mu je hlavou.</text:span></text:p>
        <text:p text:style-name="P141"><text:span text:style-name="CharStyle6">Páni prešli cez ulicu; v radnom dome je ticho, iba, keď prišly najvyšie osoby do paloty, zahučalo so všetkých strán „vivat!“, </text:span><text:span text:style-name="T11">s</text:span><text:span text:style-name="CharStyle6">ž </text:span><text:span text:style-name="T11">s</text:span><text:span text:style-name="CharStyle6">a celé stavanie ozývalo.</text:span></text:p>
        <text:p text:style-name="P142"><text:span text:style-name="CharStyle6">Hlavný išpán ponúka pána Jiskru, aby si za vrch stola zasadol</text:span><text:span text:style-name="T11">,</text:span><text:span text:style-name="CharStyle6"><text:s text:c="1"/>ale Jiskra odpovedá, že on tam. kde treba bojovať, žiada, aby sa všetko podľa jeho vôle riadilo, ale v stoličných shr</text:span><text:span text:style-name="T11">o</text:span><text:span text:style-name="CharStyle6">- maždeniach sa svedčí, aby zkúse</text:span><text:span text:style-name="T11">nej</text:span><text:span text:style-name="CharStyle6">š</text:span><text:span text:style-name="T11">f</text:span><text:span text:style-name="CharStyle6"><text:s text:c="1"/>viedli radu. Zasadol si teda hlavný išpán za vrch stola, Jiskr</text:span><text:span text:style-name="T11">a</text:span><text:span text:style-name="CharStyle6"><text:s text:c="1"/>s jeho pánmi po pravom, v</text:span><text:span text:style-name="T11">ic</text:span><text:span text:style-name="CharStyle6">e- išpá</text:span><text:span text:style-name="T11">ni</text:span><text:span text:style-name="CharStyle6"><text:s text:c="1"/></text:span><text:span text:style-name="T11">2</text:span><text:span text:style-name="CharStyle6"><text:s text:c="1"/>stoličný úrad po ľavom boku; žilinský </text:span><text:span text:style-name="T11">úr</text:span><text:span text:style-name="CharStyle6">ad sedí na ko</text:span><text:span text:style-name="T11">nc</text:span><text:span text:style-name="CharStyle6">i a pán r</text:span><text:span text:style-name="T11">yc</text:span><text:span text:style-name="CharStyle6">htár oproti hlavnému išpánovi sdola.</text:span></text:p>
        <text:p text:style-name="P143"><text:span text:style-name="CharStyle6">Všetko sa utíši a hlavný išpán prevezme slovo:</text:span></text:p>
        <text:p text:style-name="P144"><text:span text:style-name="CharStyle6">„Slávne zemianstvo</text:span><text:span text:style-name="T11">,</text:span><text:span text:style-name="CharStyle6"><text:s text:c="1"/>slávné stavy! Srdce mo</text:span><text:span text:style-name="T11">j</text:span><text:span text:style-name="CharStyle6">e sa teší nad húfnym shromaždením vaším a mo</text:span><text:span text:style-name="T11">tá</text:span><text:span text:style-name="CharStyle6"><text:s text:c="1"/>hlava, v službe vlasti zošedivelá, bud</text:span><text:span text:style-name="T11">e</text:span><text:span text:style-name="CharStyle6"><text:s text:c="1"/></text:span><text:span text:style-name="T11">s</text:span><text:span text:style-name="CharStyle6">a pokojne do hrob</text:span><text:span text:style-name="T11">u'</text:span><text:span text:style-name="CharStyle6">kloniť</text:span><text:span text:style-name="T11">,</text:span><text:span text:style-name="CharStyle6"><text:s text:c="1"/>keď oko vi delo va</text:span><text:span text:style-name="T11">š</text:span><text:span text:style-name="CharStyle6">u statočnosť </text:span><text:span text:style-name="T11">a</text:span><text:span text:style-name="CharStyle6"><text:s text:c="1"/>hotovosť zastávať krajinu a úprimne sa starať o veci verejné a po-</text:span></text:p>
        <text:p text:style-name="P146"><text:span text:style-name="CharStyle21">12</text:span></text:p>
        <text:p text:style-name="P147"><text:span text:style-name="CharStyle21">13</text:span></text:p>
        <text:p text:style-name="P148"><text:span text:style-name="CharStyle6">spolité; lebo, verte, jeden cit, j</text:span><text:span text:style-name="T11">é</text:span><text:span text:style-name="CharStyle6">dna myšlienka</text:span><text:span text:style-name="T11">,</text:span><text:span text:style-name="CharStyle6"><text:s text:c="1"/></text:span><text:span text:style-name="T11">j</text:span><text:span text:style-name="CharStyle6">edna vôľa má nás spojovať všetkých k jednému cieľu </text:span><text:span text:style-name="T11">—</text:span><text:span text:style-name="CharStyle6"><text:s text:c="1"/>k žitiu za vlasť a k vernosti k vyvolenému kráľovi. Kto z vás nerozpamätá sa na Varn</text:span><text:span text:style-name="T11">ú</text:span><text:span text:style-name="CharStyle6">? kto nie na časy Huňadove a smrť </text:span><text:span text:style-name="T11">"</text:span><text:span text:style-name="CharStyle6"><text:s text:c="1"/>jeho ? Komu neprichádza na pamäť sila Maho- medova? Kto z vás nevie, že je náš kráľ mladý a tak azda ešte i slabý na odvrátenie nešťastia od našej vlasti? </text:span><text:span text:style-name="T11">—</text:span><text:span text:style-name="CharStyle6"><text:s text:c="1"/>Ale načo vám toto všetko pripomínam? Nie to je cieľ nášho shroma- ždenia. Na </text:span><text:span text:style-name="T11">Ŕ</text:span><text:span text:style-name="CharStyle6">ákoši je Matiaš za kráľa vyvolený</text:span><text:span text:style-name="T11">,</text:span><text:span text:style-name="CharStyle6"><text:s text:c="1"/>krv otcovská, čo v ňom tečie, vzbudzuje v nás veľkú nádej; už prišiel do Budína, sadol na trón svojej hodnosti a ako uhorský kráľ posiela vám svoje pozdravenie a svoje rozkazy!“ „Vivat kráľ Matiaš!“</text:span></text:p>
        <text:p text:style-name="P149"><text:span text:style-name="CharStyle6">„Vivat hlavný išpán!“ ozvalo sa po palote. Stoličný notarius vstane</text:span><text:span text:style-name="T11">,</text:span><text:span text:style-name="CharStyle6"><text:s text:c="1"/>pomaly sa hrmot a krik tíši — vezme jeden papier s hŕby, ktorá pred ním leží, utre si ústa, vykrúti fúzy a takto začne:</text:span></text:p>
        <text:p text:style-name="P150"><text:span text:style-name="CharStyle6">„My Matiaš prvý, z božej milosti kráľ uhorský atď. atď. Šťastia a požehnania milým nám stavom slávnej Trenčianskej stolice. Z vôle božej a podľa zákonného volenia sme na trón slávneho kráľovstva uhorského so všetkým poriadkom a ako sa svedčí povýšení, a tak podľa zákona a obyčaje </text:span><text:span text:style-name="T11">me</text:span><text:span text:style-name="CharStyle6">dio harum literarum re- galium slávnym stavom et omnibus quorum in- terest, na vedomie dávame, že my, do vôle božej sa oddá</text:span><text:span text:style-name="T11">va</text:span><text:span text:style-name="CharStyle6">júc, hodnosť kráľovskú na seba prijímame, ako to už skrze poslov slávneho kráľovstva uhorského, ktor</text:span><text:span text:style-name="T11">í</text:span><text:span text:style-name="CharStyle6"><text:s text:c="1"/>nás ešte</text:span><text:span text:style-name="T11"><text:s text:c="1"/></text:span><text:span text:style-name="CharStyle6">v Čechách menom národa ako svojho kráľa vítali a my sme im zachovanie všetkých práv krajinských </text:span><text:span text:style-name="T11">ďú</text:span><text:span text:style-name="CharStyle6">h</text:span><text:span text:style-name="T11">jii.</text:span><text:span text:style-name="CharStyle6"><text:s text:c="1"/>verným a milým stavom známo bude.</text:span></text:p>
        <text:p text:style-name="P151"><text:span text:style-name="CharStyle6">Ďa</text:span><text:span text:style-name="T11">l</text:span><text:span text:style-name="CharStyle6">ej oznamujeme slávnym stavom, že po</text:span></text:p>
        <text:p text:style-name="P152"><text:span text:style-name="CharStyle6">d</text:span><text:span text:style-name="T11"><text:s text:c="1"/></text:span><text:span text:style-name="CharStyle6">ľa zákona a obyčaje na utvrdenie hodnosti kráľ</text:span><text:span text:style-name="T11">ov</text:span><text:span text:style-name="CharStyle6">skej hneď po vyvolení kráľa korunovanie nasleduje: koruna však slávnej krajiny našej </text:span><text:span text:style-name="T11">y</text:span><text:span text:style-name="CharStyle6"><text:s text:c="1"/>rukách cisára Fridric</text:span><text:span text:style-name="T11">h</text:span><text:span text:style-name="CharStyle6">a, ešte od časov Elizabety, ktorá ju pred rokmi do Viedne pre svojho syna, slávnej pamiatky Ladislava, bola zaniesla, sa nachádza. Fridrich však ju od času korunovania bratranca svojho Ladislava vždy u seba zadržuje a na všetky prosby </text:span><text:span text:style-name="T11">a</text:span><text:span text:style-name="CharStyle6"><text:s text:c="1"/>napomínania naše vydať nechce, ba čo viac ešte na nabádanie nepriateľov rodiny našej nádvorníka Ladislava Garu, Mikuláša Ujlaka, Žigmunda grófa B. Jánskeho, grófov z rodu Frangepánskeho a iných Cillovskej rodiny priateľov sa sám vo Viedenskom Novom Meste za kráľa uhorského korunovať dal: umienili sme si teda spomenutú korunu, aby sa zmätky v krajine nest</text:span><text:span text:style-name="T11">á</text:span><text:span text:style-name="CharStyle6">ly, čím skorej ozbrojenou rukou vydobyť.</text:span></text:p>
        <text:p text:style-name="P153"><text:span text:style-name="CharStyle6">Oznamujeme, nakladáme a žiadame teda slávné stavy, aby sa čím skorej, i ich pomoc, k vojsku, pod vedením milého ujca nášho, pána Siládiho stojacemu, pripojila, aby sme tak s väčšou mocou cieľ náš čím skôr obsiahnuť mohli atď.“</text:span></text:p>
        <text:p text:style-name="P154"><text:span text:style-name="CharStyle6">Pán notarius prestane čítať, položí papier na stôl, sadne si a pozre dookola. Hlavný išpán vstane a začne hovori</text:span><text:span text:style-name="T11">ť</text:span><text:span text:style-name="CharStyle6">:</text:span></text:p>
        <text:p text:style-name="P155"><text:span text:style-name="CharStyle6">„Slávné stavy, páni bratia! Počuli sme kráľovský rozkaz, ktorý podľa smyslu práv krajiny do cela spravodlivé vyzýva nás proti Fridrichovi: ja teda mienim, aby sa slávné zemianstvo čím </text:span><text:span text:style-name="T11">S</text:span><text:span text:style-name="CharStyle6">kôr sobralo, dane rozpísa</text:span><text:span text:style-name="T11">h </text:span><text:span text:style-name="CharStyle6">a každý si, nakoľko možno, svojho poddanstv</text:span><text:span text:style-name="T11">o </text:span><text:span text:style-name="CharStyle6">k sebe pripojil, lebo mnoho máme pred sebou</text:span><text:span text:style-name="T11">,</text:span><text:span text:style-name="CharStyle6"><text:s text:c="1"/>a síce: dokiaľ je kráľ Matiaš nie korunovaný, vždy sa domácich nepokojov obávať máme; od</text:span></text:p>
        <text:p text:style-name="P158"><text:span text:style-name="CharStyle21">15</text:span></text:p>
        <text:p text:style-name="P159"><text:span text:style-name="CharStyle23">14</text:span></text:p>
        <text:p text:style-name="P160"><text:span text:style-name="CharStyle6">západu hrozí Fridrich, od východní Mohamed, a sily naše sú slabé. Ak čas zmeškáme, čo potom? Slávné stavy, tam budú naše svobody</text:span><text:span text:style-name="T11">' </text:span><text:span text:style-name="CharStyle6">Zle bude s požehnanou našou krajinou! Pamätajme na Varn</text:span><text:span text:style-name="T11">ú</text:span><text:span text:style-name="CharStyle6"><text:s text:c="1"/>a na nešťastné časy bojov medzi Ladislavom a Elizabetou!“</text:span></text:p>
        <text:p text:style-name="P161"><text:span text:style-name="T11">U</text:span><text:span text:style-name="CharStyle6">tíchne, pozre na Jiskru a sadne si. ZôkoL vôkol je ticho </text:span><text:span text:style-name="T11">—</text:span><text:span text:style-name="CharStyle6"><text:s text:c="1"/>iba odrazu zahučí:</text:span></text:p>
        <text:p text:style-name="P162"><text:span text:style-name="T11">„</text:span><text:span text:style-name="CharStyle6">Vivat kráľ Matiaš! Na vojnu, na vojnu!“</text:span></text:p>
        <text:p text:style-name="P163"><text:span text:style-name="CharStyle6">V jednom kúte, kde je najviac natisnutého ľudu, niekto povie potichu:</text:span></text:p>
        <text:p text:style-name="P164"><text:span text:style-name="CharStyle6">„Neverte mu, to je siládista!“</text:span></text:p>
        <text:p text:style-name="P165"><text:span text:style-name="CharStyle6">„Čo, pán brat? Veru pravdu máte. Hej, veď ja to dobre viem, však pán Ga</text:span><text:span text:style-name="T11">ra</text:span><text:span text:style-name="CharStyle6">, palatín, tiež to isté myslí. Vie on, že sú to kúsky starého Siládiho, tak ako i volenie Matiaša. Nuž či toho zemäni za kráľa vyvolili? Siládi ho vyvolil </text:span><text:span text:style-name="T11">— </text:span><text:span text:style-name="CharStyle6">jeho vojaci </text:span><text:span text:style-name="T11">h</text:span><text:span text:style-name="CharStyle6">o vyvolili — a to Pán Boh vie, z akých kútov sveta posbieraní ľudia. Ej, m</text:span><text:span text:style-name="T11">á</text:span><text:span text:style-name="CharStyle6">j- meže sa na pozore. Pán palatín písal, že je Matiaš za kráľa len natisnutý. A čo, či je Siládi celé zemianstvo?“</text:span></text:p>
        <text:p text:style-name="P166"><text:span text:style-name="CharStyle6">„Ej, pán brat“, ozve sa druhý, „neverte palatínovi, ten sa bojí o svoju kožu.“</text:span></text:p>
        <text:p text:style-name="P167"><text:span text:style-name="CharStyle6">„Ako je, tak je, ale je to pravda. Ja ne</text:span><text:span text:style-name="T11">j</text:span><text:span text:style-name="CharStyle6">dem na vojnu.“</text:span></text:p>
        <text:p text:style-name="P168"><text:span text:style-name="CharStyle6">„Keď sa vám nepáči“, odpovie druhý prvému, „urobte si, čo chcete, a keď pravdu máte, ozvite sa, veď vám nikto nezabraňuje, a</text:span><text:span text:style-name="T11">i</text:span><text:span text:style-name="CharStyle6">e vás prosím, poriadok nerušte, lebo </text:span><text:span text:style-name="T11">—</text:span><text:span text:style-name="CharStyle6">“</text:span></text:p>
        <text:p text:style-name="P169"><text:span text:style-name="CharStyle6">Túto hádku spozoroval tu jeden, tam druhý, a tak sa rozišla po celej palote. Hlavný išpán, vidiac všeobecný ruch, prehovoril:</text:span></text:p>
        <text:p text:style-name="P170"><text:span text:style-name="CharStyle6">„Páni bratia, kto má ešte za vec alebo p</text:span><text:span text:style-name="T11">io</text:span><text:span text:style-name="CharStyle6">ti nej niečo povedať, nech vstane a ozve sa!</text:span><text:span text:style-name="T11">“</text:span></text:p>
        <text:p text:style-name="P171"><text:span text:style-name="CharStyle6">Ticho.</text:span></text:p>
        <text:p text:style-name="P172"><text:span text:style-name="CharStyle6">„Ešte raz hovorím, aby ste sa ozvali, keď máte niečo oproti.“</text:span></text:p>
        <text:p text:style-name="P173"><text:span text:style-name="CharStyle6">Ticho.</text:span></text:p>
        <text:p text:style-name="P174"><text:span text:style-name="T11">„</text:span><text:span text:style-name="CharStyle6">Z pomoci božej sa teda uzaviera insu. rekc</text:span><text:span text:style-name="T11">i</text:span><text:span text:style-name="CharStyle6">a v slávnej stolici a každý z nás je povinný o týždeň sa ustanoviť v Žiline.“</text:span></text:p>
        <text:p text:style-name="P175"><text:span text:style-name="CharStyle6">„Vivat kráľ Matiaš! Vivat hlavný išpán! Sláva!“ zahučí, a shromaždenie sa rozchád</text:span><text:span text:style-name="T11">'</text:span><text:span text:style-name="CharStyle6">za.</text:span></text:p>
        <text:p text:style-name="P176"><text:span text:style-name="CharStyle6">„Môžete si vy vravieť, uzavierať, kričať, koľko chcete. To si ja ani do päty nevezmem“, hovorí jeden odchádzajúci.</text:span></text:p>
        <text:p text:style-name="P177"><text:span text:style-name="CharStyle6">Druhý:</text:span></text:p>
        <text:p text:style-name="P178"><text:span text:style-name="CharStyle6">„Ani nevieš, prečo a začo, a len sa choď biť; choďte si, keď sa vám páči.“</text:span></text:p>
        <text:p text:style-name="P179"><text:span text:style-name="CharStyle6">Tretí:</text:span></text:p>
        <text:p text:style-name="P180"><text:span text:style-name="CharStyle6">„No len no! Pán Jiskra mlčal, i Ko</text:span><text:span text:style-name="T11">m</text:span><text:span text:style-name="CharStyle6">o</text:span><text:span text:style-name="T11">. </text:span><text:span text:style-name="CharStyle6">rovský, i Pankrác mlčal. Len si choďte; ja budem držať s tým, kto je môjmu domu najbližší; veď sa nahľadíte!“</text:span></text:p>
        <text:p text:style-name="P181"><text:span text:style-name="CharStyle6">„Hej, pán brat, nehovorte už teraz proti decizii! Ci vás so tri razy nevyvolávali?“</text:span></text:p>
        <text:p text:style-name="P182"><text:span text:style-name="CharStyle6">„Ja“, odpovie tretí, „načo by si to človek hlavu lámal, keď vie okrem toho</text:span><text:span text:style-name="T11">,</text:span><text:span text:style-name="CharStyle6"><text:s text:c="1"/>že z toho nič</text:span></text:p>
        <text:p text:style-name="P184"><text:span text:style-name="CharStyle21">1</text:span><text:span text:style-name="T16">6</text:span></text:p>
        <text:p text:style-name="P185"><text:span text:style-name="CharStyle21">17</text:span></text:p>
        <text:p text:style-name="P186"><text:span text:style-name="CharStyle6">nebude. </text:span><text:span text:style-name="T11">č</text:span><text:span text:style-name="CharStyle6">i ste nepočuli, aké sa chýry roznášajú? To len vám povedám, ako vám, aby sa to ďalej neroznieslo, že je pán palatín</text:span><text:span text:style-name="T11"><text:s text:c="1"/></text:span><text:span text:style-name="CharStyle6">s voľbou kráľa nespokojný, a viete, pán palatín bol vždy proti Huňadovcom; i my sme s Jiskrom bývali proti nim, a tak s palatín</text:span><text:span text:style-name="T11">ô</text:span><text:span text:style-name="CharStyle6">m máme jednu</text:span><text:span text:style-name="T11">,</text:span><text:span text:style-name="CharStyle6"><text:s text:c="1"/>vec, a hoci je Matiaš i kráľom, nuž čože je viac? Či my preto máme nedôslednými zostať? S Ga- rom sme držali, a s ním i dodržíme. Viete, ako sme pri Lučenci Matiašovho otca vyčistili? Či to teraz s jeho synom nemôžeme urobiť? </text:span><text:span text:style-name="T11">A </text:span><text:span text:style-name="CharStyle6">viete, čo? Dobre je žiť v takých časoch, kde niet ani pána, ani kráľa. Človek si berie, čo chce; robí, čo chce; bije, koho chce, a plakať mu nedá: a pán Jiskra s pal</text:span><text:span text:style-name="T11">l</text:span><text:span text:style-name="CharStyle6">atínom zas niečo takého začnú. Jedným slovom, my nejdeme na Viedeň. Pán palatín vyvolil cisára Fridricha za nášho kráľa, a my t</text:span><text:span text:style-name="T11">i</text:span><text:span text:style-name="CharStyle6">ež toho chceme. Vivat;</text:span><text:span text:style-name="T11"><text:s text:c="1"/>‘</text:span></text:p>
        <text:p text:style-name="P187"><text:span text:style-name="CharStyle6">Z toho sa strhne krik a svada. Kráľovská strana a Jiskrova začnú jedna do druhej do- dievať</text:span><text:span text:style-name="T11">-</text:span><text:span text:style-name="CharStyle6">a preháňať sa po Žiline. „Vivat Siládi! vivat Gara! vivat Jiskra!“ ozýva sa, až tak dudnie. Počuješ, čo len chceš na svete. I také sa ti do ušú dostane, čo by si nerád počul. Tu sa sypú blesky a strely, tam durkajú hromy a paromy, štrkocú šable, blyštia sa </text:span><text:span text:style-name="T11">fo</text:span><text:span text:style-name="CharStyle6">koše a valašky; počuť si nadávať do loptošov a huncútov, počuť volať: „Proces mu dajte dehonestationis, fiškálnu akciu, kriminálny proces“, — a kto by si to všetko zapamätal a vyrozumel v tej trme-v</text:span><text:span text:style-name="T11">r</text:span><text:span text:style-name="CharStyle6">me, v tej motani</text:span><text:span text:style-name="T11">ne</text:span><text:span text:style-name="CharStyle6"><text:s text:c="1"/>a pračke, v tom kriku a preklínaní.</text:span></text:p>
        <text:p text:style-name="P188"><text:span text:style-name="CharStyle6">Naraz zahučí: „Vivat hlavný išpán!“ a „Vivat Jiskra!“ až sa otriasajú žilinské múry. Prichodia oba títo velikáši k rozpustilým zem</text:span><text:span text:style-name="T11">a</text:span><text:span text:style-name="CharStyle6">nom, krikom sem zavolaní. Jiskra káže, i hlavný išpán káže, aby sa rozišli, a tak i jedna</text:span></text:p>
        <text:p text:style-name="P189"><text:span text:style-name="T11">i</text:span><text:span text:style-name="CharStyle6"><text:s text:c="1"/>druhá strana, zubmi škrípajúc a pastami hroziac, odchádza a tratí sa, ale jednako ešte kde-tu počuť zďaleka sa ozývať: „Kujoni, lop- ť</text:span><text:span text:style-name="T11">b</text:span><text:span text:style-name="CharStyle6">ši, naničhodníci, jazerá a strely, matere a ent</text:span><text:span text:style-name="T11">ý</text:span><text:span text:style-name="CharStyle6">, paromy a hromy!“</text:span></text:p>
        <text:h text:outline-level="3" text:style-name="P190"><text:bookmark-start text:name="bookmark6"/><text:span text:style-name="T20">in</text:span><text:span text:style-name="CharStyle25">.</text:span><text:bookmark-end text:name="bookmark6"/></text:h>
        <text:p text:style-name="P191"><text:span text:style-name="CharStyle6">Starý hrad je teraz už len smutná srúca- nina, ktorá svoje dávné časy zabudnúť nemôže a preto ustavične sa pozerá do zrkadla popod jeho skaly hučiaceho Váhu, a v tom zrkadle vidí aspoň tôňu svojej minulej slávy. Starý hrad je teraz len srúcanina, ale za dávnych časov bývalo to inak, a či chcete, či nechcete</text:span><text:span text:style-name="T11">;</text:span><text:span text:style-name="CharStyle6"><text:s text:c="1"/>budem vám o ňom aspoň niečo rozprávať, keď vám všetko nemôžem.</text:span></text:p>
        <text:p text:style-name="P192"><text:span text:style-name="CharStyle6">Od dávnych časov Starý hrad bol majet- nosťou slávneho rodu Pankrácovskéh</text:span><text:span text:style-name="T11">o</text:span><text:span text:style-name="CharStyle6">; za časov Jiskrových bol ohniskom mnohých činov</text:span><text:span text:style-name="T11">, </text:span><text:span text:style-name="CharStyle6">lebo pán Pankrác, dedičný pán Starého hradu, vládol nad celým Turcom, a čokoľvek sa v Turci alebo na okolí vykonať malo, to sa všetko najprv na Starom hrade vyvariť muselo. Podda</text:span><text:span text:style-name="T11">ní</text:span><text:span text:style-name="CharStyle6"><text:s text:c="1"/>sa báli Starého hradu, lebo čo jeho pán zažiadal, to sa stať muselo; zemäni sa naň hnevali, lebo si ich Pankrác nevážil, mysliac si, že načo by sa mal silný slabému poklonkovať, keď slabší tak tancovať musí, ako s</text:span><text:span text:style-name="T11">'a </text:span><text:span text:style-name="CharStyle6">mu od no</text:span><text:span text:style-name="T11">č</text:span><text:span text:style-name="CharStyle6">nejšieho zahudie, Pán Pankrác bol mocný, lebo sa okolo neho starí, v bojoch zošediveli a vycvičení vojaci českí ustavične otáčali, tak že sa Starý hrad stal strašným pre celé okolie.</text:span></text:p>
        <text:p text:style-name="P193"><text:span text:style-name="CharStyle6">Ale sa zato i všelijaké, nie vždy dobré povesti </text:span><text:span text:style-name="T11">lo</text:span><text:span text:style-name="CharStyle6">znášaly o Starom hrade a o pánu Pan- krácovi. Starí ľudia spomínali, že otec teraj-</text:span></text:p>
        <text:p text:style-name="P194"><text:span text:style-name="CharStyle27">2</text:span></text:p>
        <text:p text:style-name="P195"><text:span text:style-name="CharStyle16">Kalinčák III.</text:span></text:p>
        <text:p text:style-name="P198"><text:span text:style-name="T16">18</text:span></text:p>
        <text:p text:style-name="P199"><text:span text:style-name="CharStyle6">šieho pána bol inakší človek, ku každému milý, od každého ctený</text:span><text:span text:style-name="T11">.</text:span><text:span text:style-name="CharStyle6"><text:s text:c="1"/>Ľud si však teraz myslel, že je Starý hrad v spojení so zlým; zemäni šomrali, a keď sa nejaký človek v okolí na veky ztratil, alebo keď bol niekto v noci prepadnutý, jeho dom podpálený a všetko, čo mal, sobra</text:span><text:span text:style-name="T11">t</text:span><text:span text:style-name="CharStyle6">é, vždy mysleli, že to ľudia zo Starého hradu alebo zo Stre</text:span><text:span text:style-name="T11">d</text:span><text:span text:style-name="CharStyle6">ná urobili</text:span><text:span text:style-name="T11">,</text:span><text:span text:style-name="CharStyle6"><text:s text:c="1"/>lebo Strečno tiež nebolo lepšie, ba niektorí vraveli, že je desať ráz horšie, ako Starý</text:span><text:span text:style-name="T11">; </text:span><text:span text:style-name="CharStyle6">hrad.</text:span></text:p>
        <text:p text:style-name="P200"><text:span text:style-name="CharStyle6">Celé okolie si tiež rozprávalo</text:span><text:span text:style-name="T12">1</text:span><text:span text:style-name="CharStyle6"><text:s text:c="1"/>o mladom pánovi, ktorý v Nitre dokončieval školy, lenže chýry tieto boly celkom iné. Hoci sa vraví, že jablko nepadá ďaleko od stromu, jednako to ľudia tiež veria, že sa vnukovia obyčajne na starých rodičov dávajú. A vskutku, pán Milko bol dobré dieťa, človek tichý, ľudský; mnohí vraveli, že nevie ani vody zamútiť, ale tí, čo ho bližšie znali, rozprávali, že hoc je ku každému prívetivý, tam, kde sa bezprávie robí, ako statočný človek, chytá stranu ukrivdenému.</text:span></text:p>
        <text:p text:style-name="P201"><text:span text:style-name="CharStyle6">„Dobre, že si tu, synku“, hovorí starý Pan- krác svojmu z Nitry prišlému Milkovi, „to ma veru teší, </text:span><text:span text:style-name="T11">—</text:span><text:span text:style-name="CharStyle6"><text:s text:c="1"/>predsa, predsa raz už i ty niečo začneš. Keď som ja bol mladý, vtedy sme na učenie toľko nedržali; trochu šťastia, trochu sily v pästi, a dobré časy človeku všetko pri- niesly. Tak som sa stal i ja pánom, celý Turiec ma počúva, a sám cisár Fridrich sa nehanbí s Pankrácom v pokoji žiť. A čože mám z toho, že sa ma ľudia boja, že si ma ľudia: vážia, a viac nič? Ale, synku, všetko to tebe k dobrému, lebo prečo by si ty nemohol byť kedysi aspoň palatínom uhorskej krajiny, ak ju svet do tých čias nerozšklbe</text:span><text:span text:style-name="T11"><text:s text:c="1"/></text:span><text:span text:style-name="CharStyle6">? “</text:span></text:p>
        <text:p text:style-name="P202"><text:span text:style-name="CharStyle6">„Otecko môj</text:span><text:span text:style-name="T11">“</text:span><text:span text:style-name="CharStyle6"><text:s text:c="1"/>odpovie Milko, „nejdú moje</text:span></text:p>
        <text:p text:style-name="P203"><text:span text:style-name="T16">i 9</text:span></text:p>
        <text:p text:style-name="P204"><text:span text:style-name="CharStyle6">žiadosti až tak ďaleko. Keď si zaslúžim a kra- j</text:span><text:span text:style-name="T11">i</text:span><text:span text:style-name="CharStyle6">na moje zás</text:span><text:span text:style-name="T11">l</text:span><text:span text:style-name="CharStyle6">uhy uzná, nedbám, keď budem z pomoci božej i povýšený; ale aby som pre svoju ctižiadosť vlasti svojej škodiť mal, to nikdy nechcem a nikdy nespravím. ..“</text:span></text:p>
        <text:p text:style-name="P205"><text:span text:style-name="CharStyle6">„Zaslúžim, zaslúžim!“ rozkríkne sa otec. „Už si to zasa z tých kníh do hlavy nabral. Čo </text:span><text:span text:style-name="T11">' </text:span><text:span text:style-name="CharStyle6">ctižiadosť? Čo škoda vlasti? Každý nech hľadí, </text:span><text:span text:style-name="T11">,</text:span><text:span text:style-name="CharStyle6"><text:s text:c="1"/>ako sám seba povýši. Čo ti je zo sveta</text:span><text:span text:style-name="T11">,</text:span><text:span text:style-name="CharStyle6"><text:s text:c="1"/>keď len druhým žiješ, a nie sebe?“</text:span></text:p>
        <text:p text:style-name="P206"><text:span text:style-name="CharStyle6">„Otec, otec, keď padne krajina, ak ju svet ro</text:span><text:span text:style-name="T11">í</text:span><text:span text:style-name="CharStyle6">ztrhá, ako ty vravíš, čože bude z nás jednotlivcov? Či my tiež nezhynieme, keď celok zahynie?“</text:span></text:p>
        <text:p text:style-name="P207"><text:span text:style-name="CharStyle6">„Mlč, dieťa! Či sa tak treba vôli a smý</text:span><text:span text:style-name="T11">- </text:span><text:span text:style-name="CharStyle6">šľaniu otcovskému spierať, chlapče? Sotva ti vkročí do domu, už ti chce mnohoročnú prácu otcovu na ruby obrátiť! No, a aké si si zlaté zámky </text:span><text:span text:style-name="T11">v</text:span><text:span text:style-name="CharStyle6"><text:s text:c="1"/>povetrí nastaval?“</text:span></text:p>
        <text:p text:style-name="P208"><text:span text:style-name="CharStyle6">„Slúžiť vlasti, viere a </text:span><text:span text:style-name="T11">—</text:span><text:span text:style-name="CharStyle6"><text:s text:c="1"/>Matiašovi.“</text:span></text:p>
        <text:p text:style-name="P209"><text:span text:style-name="CharStyle6">„Tak? Veru si si pekné kúsky vyvolil! Slúžiť vlasti, ktorej nieto; viere, ktorá vieru otca tvojho vyhladiť chce; Matiašovi, ktorý je len lútkou </text:span><text:span text:style-name="T11">Si</text:span><text:span text:style-name="CharStyle6">ládiho. To je pekné! To je krásné! Ha-ha-</text:span><text:span text:style-name="T11">ha!</text:span><text:span text:style-name="CharStyle6"><text:s text:c="1"/>Viac ani slova; teraz budeš ch diť do školy k svojmu otcovi, aby si sa n</text:span><text:span text:style-name="T11">á</text:span><text:span text:style-name="CharStyle6">učil, ak</text:span><text:span text:style-name="T11">o</text:span><text:span text:style-name="CharStyle6"><text:s text:c="1"/>treba žiť na svete!“</text:span></text:p>
        <text:p text:style-name="P210"><text:span text:style-name="CharStyle6">„Daromná bude tvoja práca, drahý otec: syn tvoj nikdy inakším nebude. Nedbám, rob sám, čo chceš, ale </text:span><text:span text:style-name="T11">i</text:span><text:span text:style-name="CharStyle6">nne dovoľ ísť na Viedeň s kráľom Matiašom.“</text:span></text:p>
        <text:p text:style-name="P211"><text:span text:style-name="CharStyle6">„Na Viedeň nepôjdeš. Či chceš, aby Pan</text:span><text:span text:style-name="T11">- </text:span><text:span text:style-name="CharStyle6">krác svojho syna poslal proti Fr</text:span><text:span text:style-name="T11">i</text:span><text:span text:style-name="CharStyle6">d</text:span><text:span text:style-name="T11">r</text:span><text:span text:style-name="CharStyle6">ichovi, svojmu </text:span><text:span text:style-name="T11">naj</text:span><text:span text:style-name="CharStyle6">milo</text:span><text:span text:style-name="T11">s</text:span><text:span text:style-name="CharStyle6">tivejšiemu ochrancovi a priateľovi?“</text:span></text:p>
        <text:p text:style-name="P212"><text:span text:style-name="CharStyle6">„Otec! Keď ti je priateľ, vykonaj uňho.</text:span></text:p>
        <text:p text:style-name="P213"><text:span text:style-name="CharStyle29">2*</text:span></text:p>
        <text:p text:style-name="P215"><text:span text:style-name="CharStyle21">20</text:span></text:p>
        <text:p text:style-name="P216"><text:span text:style-name="CharStyle21">21</text:span></text:p>
        <text:p text:style-name="P217"><text:span text:style-name="CharStyle6">aby vydal </text:span><text:span text:style-name="T11">n</text:span><text:span text:style-name="CharStyle6">ašu korunu. Otec, osvoboď. keď môžeš, krajinu našu od vojny a boja.“</text:span></text:p>
        <text:p text:style-name="P218"><text:span text:style-name="CharStyle6">„Nech </text:span><text:span text:style-name="T11">s</text:span><text:span text:style-name="CharStyle6">a bije, kto chce, mňa do toho nič. Korunu dať Matiaš</text:span><text:span text:style-name="T11">ov</text:span><text:span text:style-name="CharStyle6">i? A načo? Azda Silá- dimu, chýrečnému gubernátorovi? Prečo je nie námestníkom mocný Jiskra? A po smrti jeho Pankrác, a syn Pankrácov nádvorníkom?“</text:span></text:p>
        <text:p text:style-name="P219"><text:span text:style-name="CharStyle6">„Otec môj, právo je sväté; právo uznáva Matiaša za kráľa a my s ním.“</text:span></text:p>
        <text:p text:style-name="P220"><text:span text:style-name="CharStyle6">„Chlapče!“ dupne nohou starý Pankrác. „Ja ho neuznávam, ani ty ho uznávať nesmieš. Preukážem ja svetu, že i Matiaš i S</text:span><text:span text:style-name="T11">i</text:span><text:span text:style-name="CharStyle6">ládi padnú, — len si choďte, uvidíte, čo vám Jiskra a Pankrác z</text:span><text:span text:style-name="T11">á</text:span><text:span text:style-name="CharStyle6">hudú. Či je nie Jiskra alebo</text:span><text:span text:style-name="T11">_</text:span><text:span text:style-name="CharStyle6"><text:s text:c="1"/>Pankrác mocnejší, ako všetci Huňadovci? Či poľský kráľ, potomok veľkého Ludvika, nemá väčšie právo na trón uhorský od Huňadovca, ktorv nie je nič viac, ako hociktorý z Pankrácovcov, alebo hociktorý zemän?“</text:span></text:p>
        <text:p text:style-name="P221"><text:span text:style-name="CharStyle6">„Otec môj drahý, nerúhaj sa kráľovi, vôľou národa vyvolenému! Pomysli na svätosť práva.“</text:span></text:p>
        <text:p text:style-name="P222"><text:span text:style-name="CharStyle6">„Viac ani slova, pôjdeš s Jiskrom, od neho sa budeš učiť; on ti preukáže, že ani práva znať netreba, a človek predsa dobre vyjde.“</text:span></text:p>
        <text:p text:style-name="P223"><text:span text:style-name="CharStyle6">Pankrác zastal, ale jeho</text:span><text:span text:style-name="T11">'</text:span><text:span text:style-name="CharStyle6"><text:s text:c="1"/>oči nabehly krvou a celý sa trasie. Móž by</text:span><text:span text:style-name="T11">ť</text:span><text:span text:style-name="CharStyle6">, že keby Milko nebol jeho synom, už by ani nežil, lebo ľudia vravia, že pred mnohými rokmi matku Milkovu dal pre akýsi odpor do temnice zavrieť, kde i umrela, — a preto, vo svojej starobe mnoho, mnoho prepáči Milkovi, čo by iný životom zaplatil.</text:span></text:p>
        <text:p text:style-name="P224"><text:span text:style-name="CharStyle7">IV.</text:span></text:p>
        <text:p text:style-name="P225"><text:span text:style-name="CharStyle6">Široko-ďaleko lietajú oblaky po nebi, hlboko-vysoko si podúvajú vetry: ale nikdy sa</text:span></text:p>
        <text:p text:style-name="P226"><text:span text:style-name="CharStyle6">tak široko-ďaleko oblaky za krátky čas nero- zídu, ako chýr ľudsk</text:span><text:span text:style-name="T11">ý</text:span><text:span text:style-name="CharStyle6">; nikdy vetry takú hlbinu a výšinu nedosiahnu, ako myseľ ľudská, dobrou povesťou zachytená.</text:span></text:p>
        <text:p text:style-name="P227"><text:span text:style-name="CharStyle6">Ledva sa povesť o výprave Matiašovej na Viedeň po krajine rozišla, ledva dopočuly stolice a jeho ustanoveniach, aby sa každý dvadsiaty muž k vojsku pripojil, a už sa všade robia veľké prípravy. Páni zemäni pripasujú šable, čistia dolománe, kladú kučmy s perom na hlavy</text:span><text:span text:style-name="T11">,</text:span><text:span text:style-name="CharStyle6"><text:s text:c="1"/>a volajúc: „s Bohom, rodina! s Bohom, dom otcovský!“ sadajú na bystré koníky a letia, ako gule, k Dunaju, k Budínu. Húfy ľudstva sa všade ozbrojujú; i starí, i mladí, a najmä chlapci s chuťou berú pušky, cvičia sa v streľbe, učia sa rúbať šabľami, až kým to dobre, dobre n jde. Jaj, budeže to pranica! Jaj, budeže to ruvačka !</text:span></text:p>
        <text:p text:style-name="P228"><text:span text:style-name="CharStyle6">A čože tá Trenčianska stolica? Hej</text:span><text:span text:style-name="T11">.</text:span><text:span text:style-name="CharStyle6"><text:s text:c="1"/>sbie- rajú sa chlapci, schodia sa šuhajci, až je to milá vec na nich pozerať. Pekní sú ako paničky, vyrastení ako sviečky a takí tvrdí</text:span><text:span text:style-name="T11">,</text:span><text:span text:style-name="CharStyle6"><text:s text:c="1"/>ako tie tatranské skaly.</text:span></text:p>
        <text:p text:style-name="P229"><text:span text:style-name="CharStyle6">V Žiline s</text:span><text:span text:style-name="T11">*</text:span><text:span text:style-name="CharStyle6"><text:s text:c="1"/>schodí horný, </text:span><text:span text:style-name="T11">v</text:span><text:span text:style-name="CharStyle6"><text:s text:c="1"/>Trenčíne dolný vidiek. A tá Žilina len tak prekvitá od radosti</text:span><text:span text:style-name="T11">,</text:span><text:span text:style-name="CharStyle6"><text:s text:c="1"/>len sa tak teší zo svojej slávy. Školy sa všade rozpŕchly a mládež beží do otcovských domov zameniť knihy šabľou, lebo treba, aby sa už raz uhorská krajina na nohy sobrala, aby sa zasa časy Jána Huňada prinavrátily, na ktoré nikto v krajine zabudnúť nemôže. T kňazom mnoho na tom záleží</text:span><text:span text:style-name="T11">,</text:span><text:span text:style-name="CharStyle6"><text:s text:c="1"/>aby sa čím skorej vec s Fridrichom dokončila, lebo poslanci pápežskí zas začínajú kázať krížovú výpravu proti neverným. a kým je uhorská krajina na strany potrhaná, kým každý v nej robí tak, ako sa mu páči: beda je kresťanstvu, beda svätej viere,</text:span></text:p>
        <text:p text:style-name="P231"><text:span text:style-name="CharStyle6">lebo krajina uhorská je múrom kresťanstva</text:span><text:span text:style-name="T11">. </text:span><text:span text:style-name="CharStyle6">Kňazi podpaľujú ľud k vojne a hoci nie proti neverným, ľud predsa poslúcha v kostoloch ich múdre rady a hrnie sa do Žiliny.</text:span></text:p>
        <text:p text:style-name="P232"><text:span text:style-name="CharStyle6">Pán Dlhohorský až tak mladne; plno mládeže vrtí sa okolo neho, a</text:span><text:span text:style-name="T11">’</text:span><text:span text:style-name="CharStyle6"><text:s text:c="1"/>čo na nej sily nevidí, to doplňuje nádej v jej zmužilosť a odhodlanosť. Pánu Dlhohorskému sa už sníva o časoch šťastných, o časoch slávnych pre uhorskú krajinu.</text:span></text:p>
        <text:p text:style-name="P233"><text:span text:style-name="CharStyle6">Deň všeobecného sídenia sa blíži. Hlavný išpán prišiel s celým zástupom ľudstva. Najprv sa ustanovily poriadky, ktorí majú doma zostať, aby </text:span><text:span text:style-name="T11">na</text:span><text:span text:style-name="CharStyle6"><text:s text:c="1"/>prisluhovanie sprav</text:span><text:span text:style-name="T11">o</text:span><text:span text:style-name="CharStyle6">dlivosti a práva pozor dali; potom sa rozdelili všetci bojovníci na menšie a väčšie pluky a každý pluk dostal na čelo kapitána.</text:span></text:p>
        <text:p text:style-name="P234"><text:span text:style-name="CharStyle6">Dom Dlhohorských sa až tak hemží od ľudí; i mladé </text:span><text:span text:style-name="T11">i</text:span><text:span text:style-name="CharStyle6"><text:s text:c="1"/>staré by sa rado hneď z prvej ruky dozvedieť, ako veci stoja. Hlavný išpán</text:span><text:span text:style-name="T11">, </text:span><text:span text:style-name="CharStyle6">Dlhohorský a niekoľko z hlavných stoličných pánov radia sa v bočnej izbe; jeden to, druhý to navrhuje, jednému sa to, druhému zas inšie páči alebo nepáči.</text:span></text:p>
        <text:p text:style-name="P235"><text:span text:style-name="CharStyle6">Hlavný išpán sa pýta ha Jiskru. Dlhohorský odpovedá:</text:span></text:p>
        <text:p text:style-name="P236"><text:span text:style-name="CharStyle6">„Pán Bo</text:span><text:span text:style-name="T11">h</text:span><text:span text:style-name="CharStyle6"><text:s text:c="1"/>zná, čo ten zasa kuje! Z</text:span><text:span text:style-name="T11"><text:s text:c="1"/></text:span><text:span text:style-name="CharStyle6">Jeho ľudí a prívržencov ešte ani jeden sa v Žiline neukázal. On, Komorovský, Pankrác a. iní, ako počujem, sedia u Vladimíra na Strečne; neviem, čo chcú, lebo J iskra len potom vychodí so svojimi myšlienkami na svetlo, keď je všetko hotové </text:span><text:span text:style-name="T11">á</text:span><text:span text:style-name="CharStyle6"><text:s text:c="1"/>prevare</text:span><text:span text:style-name="T11">né</text:span><text:span text:style-name="CharStyle6">.“</text:span></text:p>
        <text:p text:style-name="P237"><text:span text:style-name="CharStyle6">„Onehdajší výjav, keď sme z kongregácie vychádzali, akosi mi z hlavy nejde“, odpovie hlavný išpán, „a naši ľudia mi vraveli, že sa</text:span></text:p>
        <text:p text:style-name="P238"><text:span text:style-name="CharStyle21">23</text:span></text:p>
        <text:p text:style-name="P239"><text:span text:style-name="CharStyle6">vraj mnohí zo zemianstva preto nehýbu, že Jiskra s palatín</text:span><text:span text:style-name="T11">om</text:span><text:span text:style-name="CharStyle6"><text:s text:c="1"/>nové povstanie sľubujú.“</text:span></text:p>
        <text:p text:style-name="P240"><text:span text:style-name="CharStyle6">„Pane“, hovorí Dlhohorský, „veru sa mnohí </text:span><text:span text:style-name="T11">h</text:span><text:span text:style-name="CharStyle6">a vašom onehdajšom priateľstve s Ji- </text:span><text:span text:style-name="T11">s</text:span><text:span text:style-name="CharStyle6">krom zastavovali, a viete, že človek, čo ani s jednou, ani s druhou stránkou nedrží, obyčajne od obidvoch zanechaný býva.“</text:span></text:p>
        <text:p text:style-name="P241"><text:span text:style-name="CharStyle6">„Prosím vás, pán rychtár, nesúďte pred časom. Jiskra sám bol vítať Matiaša, uznal ho v jeho hodnosti, a tak som ja s jeho strany, ako Jiskra vždy dôsledne konal, všetko dobré </text:span><text:span text:style-name="T11">oč</text:span><text:span text:style-name="CharStyle6">a- </text:span><text:span text:style-name="T11">ká</text:span><text:span text:style-name="CharStyle6"><text:s text:c="1"/></text:span><text:span text:style-name="T11">an</text:span><text:span text:style-name="CharStyle6"><text:s text:c="1"/>Jednotlivci nech kričia, čo nás do toho; keď raz hlava s nami drží, musia i ostatné údy. Mne na jviac na tom záleží, aby sa najprv Frid- rich</text:span><text:span text:style-name="T11">,</text:span><text:span text:style-name="CharStyle6"><text:s text:c="1"/>ostatná nádej Garu a Cillovcov, stroskotal, potom to všetko ľahšie pôjde. Nech Jiskra robí, čo chce: najprv musíme Budín ratovať, najprv musíme Matiašovi vážnosť a dôveru v kraji</text:span><text:span text:style-name="T11">ne</text:span><text:span text:style-name="CharStyle6"><text:s text:c="1"/>získať.“</text:span></text:p>
        <text:p text:style-name="P242"><text:span text:style-name="CharStyle6">„Tak je, pane, ta</text:span><text:span text:style-name="T11">k</text:span><text:span text:style-name="CharStyle6">“, odpovie Dlhohorský, </text:span><text:span text:style-name="T11">..</text:span><text:span text:style-name="CharStyle6">ale netreba ani na nás samých zabúdať. My </text:span><text:span text:style-name="T11">Šme</text:span><text:span text:style-name="CharStyle6"><text:s text:c="1"/></text:span><text:span text:style-name="T11">S</text:span><text:span text:style-name="CharStyle6">a teraz celkom samostatne za Matiaša prehl</text:span><text:span text:style-name="T11">ás</text:span><text:span text:style-name="CharStyle6">ili, tak že Jiskra, ktorý, keď sa tak vysl</text:span><text:span text:style-name="T11">ov</text:span><text:span text:style-name="CharStyle6">iť mám, je pánom Horných Uhier od Pre- špo</text:span><text:span text:style-name="T11">rku</text:span><text:span text:style-name="CharStyle6"><text:s text:c="1"/>až do</text:span><text:span text:style-name="T11">-</text:span><text:span text:style-name="CharStyle6"><text:s text:c="1"/>Košíc, veľmi ľahko spozorovať mohol</text:span><text:span text:style-name="T11">,</text:span><text:span text:style-name="CharStyle6"><text:s text:c="1"/>že sme my len na príležitosť čakali, aby sme sa nejako od jeho rozkazov osvobodiť mohli. A keby si teraz Jiskra našu väčšiu lásku k uhorskej vlasti za. nevďak k nemu vykladal a nás prepadol, tak že by sme sa ani pohnúť nemohli, čo potom?“</text:span></text:p>
        <text:p text:style-name="P243"><text:span text:style-name="CharStyle6">„To Jiskra neurobí </text:span><text:span text:style-name="T11">—</text:span><text:span text:style-name="CharStyle6"><text:s text:c="1"/>najviac ak by sa od našich vecí utiahol. A keď to urobí, dobre, pre- ukážeme mu, že my i bez jeho pomoci niečo vykonáme.“</text:span></text:p>
        <text:p text:style-name="P244"><text:span text:style-name="CharStyle6">„Dal by Boh, aby sa tak stalo, ale sa mne</text:span></text:p>
        <text:p text:style-name="P246"><text:span text:style-name="CharStyle21">24</text:span></text:p>
        <text:p text:style-name="P247"><text:span text:style-name="CharStyle21">2</text:span><text:span text:style-name="T16">Ô</text:span></text:p>
        <text:p text:style-name="P248"><text:span text:style-name="CharStyle6">t</text:span><text:span text:style-name="T11">e</text:span><text:span text:style-name="CharStyle6">nto </text:span><text:span text:style-name="T11">s</text:span><text:span text:style-name="CharStyle6">t</text:span><text:span text:style-name="T11">av</text:span><text:span text:style-name="CharStyle6"><text:s text:c="1"/>medz</text:span><text:span text:style-name="T11">i</text:span><text:span text:style-name="CharStyle6"><text:s text:c="1"/>istotou a neistotou vonkoncom nepáči.“</text:span></text:p>
        <text:p text:style-name="P249"><text:span text:style-name="CharStyle6">„A čo teda c</text:span><text:span text:style-name="T11">h</text:span><text:span text:style-name="CharStyle6">cete začať?“</text:span></text:p>
        <text:p text:style-name="P250"><text:span text:style-name="CharStyle6">„Čo začať? Pravdu máte, na tento čas inšie začať nemôžeme, iba čo povinnosť káže. Ja, </text:span><text:span text:style-name="T11">a</text:span><text:span text:style-name="CharStyle6">ko nevládny starec, už len doma zlostať musím, a vás nech Pán Boh na vašich cestách sprevádza.“</text:span></text:p>
        <text:p text:style-name="P251"><text:span text:style-name="CharStyle6">Potom sa všetci schytili a vyšli do paloty, kde boli najprednejší páni a mladí shromaž- dení; </text:span><text:span text:style-name="T11">ž</text:span><text:span text:style-name="CharStyle6">atým vyšli na ulicu.</text:span></text:p>
        <text:p text:style-name="P252"><text:span text:style-name="CharStyle6">Na rynku dvanásti muzikanti hrajú, okolo nich hŕba ozbrojencov poskakuje. V pravo sto</text:span><text:span text:style-name="T11">j</text:span><text:span text:style-name="CharStyle6">í na koňoch zemianstvo; mnoho je tam hláv šedivých, veľa f</text:span><text:span text:style-name="T11">ú</text:span><text:span text:style-name="CharStyle6">zatých pánov poblýsk</text:span><text:span text:style-name="T11">uj</text:span><text:span text:style-name="CharStyle6">e </text:span><text:span text:style-name="T11">oč</text:span><text:span text:style-name="CharStyle6">ima, ale viacej šuhajov, pekných ako paničky, mladých ako raňajšie slniečko, obzerá sa po oblokoch domov, lebo sú tam krásné žilinské dievčence. V ľavo stojí pechota, ako by ju do zeme vbi</text:span><text:span text:style-name="T11">l</text:span><text:span text:style-name="CharStyle6">, pevne</text:span><text:span text:style-name="T11">,</text:span><text:span text:style-name="CharStyle6"><text:s text:c="1"/>nepohnutne, a medzitým si kone na pravej strane poskakujú a jazdci sa medzi sebou shovárajú.</text:span></text:p>
        <text:p text:style-name="P253"><text:span text:style-name="CharStyle6">„Hraj, muzika, hraj!“ zakričí mládež, a hudci ako o dušu zaškri</text:span><text:span text:style-name="T11">i</text:span><text:span text:style-name="CharStyle6">pia na husliach, až sa to po celom meste ozvalo, zavreštia na trúbach, zahučia na bubnoch, až sa to len tak po okolí rozliehalo. A to pekné, krásné vojsko tak pozerá očami</text:span><text:span text:style-name="T11">!</text:span><text:span text:style-name="CharStyle6">, že by sa človek nazdal, že hneď nimi celé mesto zapáli; vysuk</text:span><text:span text:style-name="T11">uj</text:span><text:span text:style-name="CharStyle6">e fúzy, búcha rukami na rukoväte šabieľ</text:span><text:span text:style-name="T11">,</text:span><text:span text:style-name="CharStyle6"><text:s text:c="1"/>že ich štrkotom skoro muziku preráža; všetky žily hrajú v ňom tak, že sa ostroha hlboko do boku koňom zaryje, a kone sa spínajú ako tátoše, prskajú ako prs</text:span><text:span text:style-name="T11">i</text:span><text:span text:style-name="CharStyle6">kavice, dusia sa, ako by boly zdivené — a všetko sa to mrví, ako z povinnosti.</text:span></text:p>
        <text:p text:style-name="P254"><text:span text:style-name="CharStyle6">„Zahrajte mi, hudci, ako hora hučí bo sa moje srdce od žiaľu rozpučí!“</text:span></text:p>
        <text:p text:style-name="P255"><text:span text:style-name="CharStyle6">zakričí niekto ta</text:span><text:span text:style-name="T11">'</text:span><text:span text:style-name="CharStyle6">k nahlas, že to celý rýnok počuje, a muzikanti zaškripia: „Zahrajte mi, hudci.“</text:span></text:p>
        <text:p text:style-name="P256"><text:span text:style-name="CharStyle6">„Nehraj, Cigán, nehraj, lebo zle bude s husľami!“ zavolá druhý, a zľaknutí Cigáni hrať prestanú.</text:span></text:p>
        <text:p text:style-name="P257"><text:span text:style-name="CharStyle6">„Nuž, či ho hráš?“ zavolá zas prvý hlas.</text:span></text:p>
        <text:p text:style-name="P258"><text:span text:style-name="CharStyle6">„Nehraj, nehraj, to ti povedám. A vy, pán b</text:span><text:span text:style-name="T11">ia</text:span><text:span text:style-name="CharStyle6">t, čože tu také hrať dávate? Či nie, aby sa vám títo šuhajci do plaču pustili?“ a potom kričí spi</text:span><text:span text:style-name="T11">e</text:span><text:span text:style-name="CharStyle6">vav</text:span><text:span text:style-name="T11">o</text:span><text:span text:style-name="CharStyle6">:</text:span></text:p>
        <text:p text:style-name="P259"><text:span text:style-name="CharStyle31">„Hraj, muzika, hraj veselo, nech sa vojna rúba smelo!“</text:span></text:p>
        <text:p text:style-name="P260"><text:span text:style-name="CharStyle6">A muzika zarinčí: „Hraj, muzika, hraj veselo“, až sa domy zatrasú.</text:span></text:p>
        <text:p text:style-name="P261"><text:span text:style-name="CharStyle6">„Nuž či ho mlčíš, Cigán! Jasná ...</text:span></text:p>
        <text:p text:style-name="P262"><text:span text:style-name="CharStyle6">„Gajdujte, gajdičky zo sivej kozičky, čo sa utopila, keď vodičku pila“ — tú mi zahraj, Cigán!“</text:span></text:p>
        <text:p text:style-name="P263"><text:span text:style-name="CharStyle6">Ale hlas jeho je už prislabý, lebo Cigán je múdry</text:span><text:span text:style-name="T11">,</text:span><text:span text:style-name="CharStyle6"><text:s text:c="1"/>tak škrípe husľami, ako keď škripcom</text:span></text:p>
        <text:p text:style-name="P265"><text:span text:style-name="CharStyle21">2</text:span><text:span text:style-name="T16">6</text:span></text:p>
        <text:p text:style-name="P266"><text:span text:style-name="CharStyle6">taniere šúchajú</text:span><text:span text:style-name="T11">,</text:span><text:span text:style-name="CharStyle6"><text:s text:c="1"/>a široko-ďaleko nič nepočuť, iba „Nech sa vojna rúba smelo“.</text:span></text:p>
        <text:p text:style-name="P267"><text:span text:style-name="CharStyle6">„Keď sa r</text:span><text:span text:style-name="T11">úbi</text:span><text:span text:style-name="CharStyle6">a</text:span><text:span text:style-name="T11">i</text:span><text:span text:style-name="CharStyle6">, nech sa rúba, až na veky vekov!“ zavolá Janko.</text:span></text:p>
        <text:p text:style-name="P268"><text:span text:style-name="CharStyle6">„Ame</text:span><text:span text:style-name="T11">n</text:span><text:span text:style-name="CharStyle6">“, pridá Ondrej. Oba šuhaji mladí, nedávno zo škôl nitrianskych p</text:span><text:span text:style-name="T11">ri</text:span><text:span text:style-name="CharStyle6">šli </text:span><text:span text:style-name="T26">í</text:span><text:span text:style-name="CharStyle6"><text:s text:c="1"/>„Ale, Janko, keď sa to tak rúba a nás dorúba i p</text:span><text:span text:style-name="T11">o</text:span><text:span text:style-name="CharStyle6">- rúba, nuž čo potom?“</text:span></text:p>
        <text:p text:style-name="P269"><text:span text:style-name="CharStyle6">„Ej, </text:span><text:span text:style-name="T11">m</text:span><text:span text:style-name="CharStyle6">estar sa ty o to. </text:span><text:span text:style-name="T11">O</text:span><text:span text:style-name="CharStyle6"><text:s text:c="1"/>tom potom. Ale kde je ten králik, čo sa v Nitre pri pohárikoch tak na tú vojnu strojil, čo tak za kráľa Ma- tiaša horlil?“</text:span></text:p>
        <text:p text:style-name="P270"><text:span text:style-name="CharStyle6">„</text:span><text:span text:style-name="T11">Se</text:span><text:span text:style-name="CharStyle6">dí niekde v kúte a mysl</text:span><text:span text:style-name="T11">í</text:span><text:span text:style-name="CharStyle6"><text:s text:c="1"/></text:span><text:span text:style-name="T11">na</text:span><text:span text:style-name="CharStyle6"><text:s text:c="1"/>svoju Marienku.“</text:span></text:p>
        <text:p text:style-name="P271"><text:span text:style-name="CharStyle6">„Ha</text:span><text:span text:style-name="T11">ba</text:span><text:span text:style-name="CharStyle6">ha! Veru máš pravdu, Ondrejko: kde mu príde na reči, tam ho je plno, ale. keď už príde </text:span><text:span text:style-name="T11">ti</text:span><text:span text:style-name="CharStyle6">a skutok, tam o ň</text:span><text:span text:style-name="T11">o</text:span><text:span text:style-name="CharStyle6">m ani chýru, ani slychu. Ale sa hádam už len pochlapí a aspoň teraz prestane na čierné oči myslieť?“</text:span></text:p>
        <text:p text:style-name="P272"><text:span text:style-name="CharStyle6">„Da</text:span><text:span text:style-name="T11">j</text:span><text:span text:style-name="CharStyle6"><text:s text:c="1"/>ty tomu pokoj</text:span><text:span text:style-name="T11">'</text:span><text:span text:style-name="CharStyle6"><text:s text:c="1"/>Čím hrniec navre, tým páchne. Načože by ten tu </text:span><text:span text:style-name="T11">'</text:span><text:span text:style-name="CharStyle6">bol, iba ak zavadzať. Nemôže očú Maríny Dlhohorske</text:span><text:span text:style-name="T11"><text:s text:c="1"/>j. </text:span><text:span text:style-name="CharStyle6">zniesť, nie by ešte blesk šabieľ.“</text:span></text:p>
        <text:p text:style-name="P273"><text:span text:style-name="CharStyle6">„A škoda toho šuhaja!“ prehodí Janko. „Aký to bol človek, kým sa nedal zmámiť! Naši predstavení si boh vie čo z neho sľubovali, a teraz tu ho máš: ešte sa naostatok so svojím nešťastným otcom s Gánovcami spoja.“</text:span></text:p>
        <text:p text:style-name="P274"><text:span text:style-name="CharStyle6">Dupoce, dupoce niečo za mestom, zadu- poce po uliciach žilinských, zadu</text:span><text:span text:style-name="T11">n</text:span><text:span text:style-name="CharStyle6">oce i na r</text:span><text:span text:style-name="T11">yn</text:span><text:span text:style-name="CharStyle6">ku žilinskom. Janko zavolá:</text:span></text:p>
        <text:p text:style-name="P275"><text:span text:style-name="CharStyle6">„Hľa, hľa, nitriansky králik!“</text:span></text:p>
        <text:p text:style-name="P276"><text:span text:style-name="CharStyle6">Ondrej zakrič</text:span><text:span text:style-name="T11">í</text:span><text:span text:style-name="CharStyle6">:</text:span></text:p>
        <text:p text:style-name="P277"><text:span text:style-name="CharStyle6">„Mv </text:span><text:span text:style-name="T11">p</text:span><text:span text:style-name="CharStyle6"><text:s text:c="1"/>viku, a v</text:span><text:span text:style-name="T11">l</text:span><text:span text:style-name="CharStyle6">k za humny. Víta</text:span><text:span text:style-name="T11">j</text:span><text:span text:style-name="CharStyle6">, bratko, v</text:span><text:span text:style-name="T11">í</text:span><text:span text:style-name="CharStyle6">taj! Pán Bo</text:span><text:span text:style-name="T11">h</text:span><text:span text:style-name="CharStyle6"><text:s text:c="1"/>ťa doniesol. Nuž čože ťa do Žiliny privábilo? Či nie čierné oči?“</text:span></text:p>
        <text:p text:style-name="P278"><text:span text:style-name="CharStyle6">„Bratia, žarty na stranu“, odpovie Milko,</text:span></text:p>
        <text:p text:style-name="P279"><text:span text:style-name="CharStyle6">lebo to on priletel na koni, a bolo poznať, že sa ponáhľal, lebo kôň jeho bol číra pena. „Kde je Dlhohorský?“</text:span></text:p>
        <text:p text:style-name="P280"><text:span text:style-name="CharStyle6">či prísna tvár Milkova a či niečo inšiehp tak zarazilo jeho kamarátov, že sa ho Ondrej spýtal:</text:span></text:p>
        <text:p text:style-name="P281"><text:span text:style-name="CharStyle6">„A s nami na vojnu?“</text:span></text:p>
        <text:p text:style-name="P282"><text:span text:style-name="CharStyle6">„Ako Boh dá“, odsekol mu Milko a na hrdom sivkovi odcválal prosto v tú stranu, kde bol Dlhohorský.</text:span></text:p>
        <text:p text:style-name="P283"><text:span text:style-name="CharStyle6">Priatelia jeho zostali stáť, ako oparení. Zdalo sa im, že sa Milko celkom premenil. Začali sa oba hanbiť</text:span><text:span text:style-name="T11">,</text:span><text:span text:style-name="CharStyle6"><text:s text:c="1"/>že ho tak posmešne privítali.</text:span></text:p>
        <text:p text:style-name="P284"><text:span text:style-name="CharStyle6">Milko priam, ako rychtára zočil, hybko skočil s koňa, poklonil sa mu a prosil ho, aby mu dovolil niečo vážneho zjaviť.</text:span></text:p>
        <text:p text:style-name="P285"><text:span text:style-name="CharStyle6">„Vďačne, pane! Nech sa vám páči dnu! Vy ste mladý Pankrác, či je nie pravda?“</text:span></text:p>
        <text:p text:style-name="P286"><text:span text:style-name="CharStyle6">„Áno.“</text:span></text:p>
        <text:p text:style-name="P287"><text:span text:style-name="CharStyle6">„Zapamätal som si vaše črty od tých čias, čo s</text:span><text:span text:style-name="T11">te</text:span><text:span text:style-name="CharStyle6"><text:s text:c="1"/>v Žiline do školy chod</text:span><text:span text:style-name="T11">í</text:span><text:span text:style-name="CharStyle6">m hoci je to už dávno a akosi nás nenavštevujete.“</text:span></text:p>
        <text:p text:style-name="P288"><text:span text:style-name="CharStyle6">„Môj otec .. .“</text:span></text:p>
        <text:p text:style-name="P289"><text:span text:style-name="T11">..</text:span><text:span text:style-name="CharStyle6">Znám ho, znám ho.“ .</text:span></text:p>
        <text:p text:style-name="P290"><text:span text:style-name="CharStyle6">Medzitým vošli do izby. Milko hovorí:</text:span></text:p>
        <text:p text:style-name="P291"><text:span text:style-name="CharStyle6">„Málo mám času, a tak vám nachytro zjavujem, a</text:span><text:span text:style-name="T11">b</text:span><text:span text:style-name="CharStyle6">y ste všetku silu von zo stolice neposielali. Z niekoľkých krátkych slov môjho otca tuším, že Jiskra, Komorovský a môj otec ne- </text:span><text:span text:style-name="T11">s</text:span><text:span text:style-name="CharStyle6">m</text:span><text:span text:style-name="T11">ýš</text:span><text:span text:style-name="CharStyle6">ľajú najúprimnejšie s vami a s kráľom. </text:span><text:span text:style-name="T11">B;</text:span><text:span text:style-name="CharStyle6"><text:s text:c="1"/></text:span><text:span text:style-name="T11">PÄ</text:span><text:span text:style-name="CharStyle6">k</text:span><text:span text:style-name="T11">oľ</text:span><text:span text:style-name="CharStyle6">k</text:span><text:span text:style-name="T11">o</text:span><text:span text:style-name="CharStyle6"><text:s text:c="1"/>som vyrozumieť mohol, tešia sa, / sa všetko na Viedeň hrnie</text:span><text:span text:style-name="T11">i</text:span><text:span text:style-name="CharStyle6">, že potom budú môcť podľa vôle hospodáriť v stolici. Teraz išli všetci spolu na poľovačku — Boh vie, čo tam </text:span><text:span text:style-name="T11">vy</text:span><text:span text:style-name="CharStyle6">varia! A ja som užil tento čas na to, aby son</text:span><text:span text:style-name="T11">i </text:span><text:span text:style-name="CharStyle6">vá</text:span><text:span text:style-name="T11">s</text:span><text:span text:style-name="CharStyle6"><text:s text:c="1"/>napomenul, že by ste sa mali na pozore.“</text:span></text:p>
        <text:p text:style-name="P293"><text:span text:style-name="CharStyle21">2</text:span><text:span text:style-name="T16">8</text:span></text:p>
        <text:p text:style-name="P294"><text:span text:style-name="CharStyle21">29</text:span></text:p>
        <text:p text:style-name="P295"><text:span text:style-name="CharStyle6">Pán Dlhohorský meral Milka očima od hlavy až do päty a riekn</text:span><text:span text:style-name="T11">e</text:span><text:span text:style-name="CharStyle6">:</text:span></text:p>
        <text:p text:style-name="P296"><text:span text:style-name="CharStyle6">„To je teda vaše tušenie </text:span><text:span text:style-name="T11">—</text:span><text:span text:style-name="CharStyle6"><text:s text:c="1"/>hm </text:span><text:span text:style-name="T11">—</text:span><text:span text:style-name="CharStyle6"><text:s text:c="1"/>istot- ného nič nemáte?“</text:span></text:p>
        <text:p text:style-name="P297"><text:span text:style-name="CharStyle6">„Nie, však mne môj otec nesverí, lebo vie, že inakšie smýšľam, ako on; ib</text:span><text:span text:style-name="T11">a</text:span><text:span text:style-name="CharStyle6"><text:s text:c="1"/>v hneve mu niekedy jazyk vyzradí to, čo by sám vypovedať nechcel. Áno, ešte vám i to vyjaviť mám, že Jiskra, Komorovský a môj otec Matiašovi nijakej pomoci nepošlú; tí dvaja neviem, z akej príčiny, môj otec preto, že s Fridrichom v pokoji žije a sľub mu dal, že proti nemu nikdy bojovať nebude.“</text:span></text:p>
        <text:p text:style-name="P298"><text:span text:style-name="CharStyle6">„A vy </text:span><text:span text:style-name="T11">nejď</text:span><text:span text:style-name="CharStyle6">ete s vašimi priateľmi na vojnu?“ opytuje sa Dlhohorský zdĺhavým a prenikavým hlasom, hľadiac Milkovi strmo do očú.</text:span></text:p>
        <text:p text:style-name="P299"><text:span text:style-name="CharStyle6">Milko chce hovoriť, ale práve vtedy na ulici zakričí tisíc hlasov: „Vivat kráľ Matiaš!“ Bubny zavreštia a do izby vkročí Mária, dcéra Dlhohorského, pokloní sa Milkovi, a pán Dlhohorský, obráťac sa k Márii, predstaví jej Milka, vravia</text:span><text:span text:style-name="T11">c</text:span><text:span text:style-name="CharStyle6">:</text:span></text:p>
        <text:p text:style-name="P300"><text:span text:style-name="CharStyle6">„Pán Pankrác. .. Čo nového?“</text:span></text:p>
        <text:p text:style-name="P301"><text:span text:style-name="CharStyle6">„Otec, všetko sa hýbe k odchodu a radi by ešte s tebou hovoriť.“</text:span></text:p>
        <text:p text:style-name="P302"><text:span text:style-name="CharStyle6">Dlhohorský vybehne von; Milko sa zapáli, ako pivonia; Mária stojí a pozerá na krásneho šuhaja. Šuhaj sklopí oči. Konečne Mária prehovorí:</text:span></text:p>
        <text:p text:style-name="P303"><text:span text:style-name="CharStyle6">„Veru ste zriedkavý hosť v Žiline, hoci ste dosť blízky súsed náš.“</text:span></text:p>
        <text:p text:style-name="P304"><text:span text:style-name="CharStyle6">„Znáte azda, že som už dávno doma nebol, ale Žilina mi predsa vždy dráhou zostala.“</text:span></text:p>
        <text:p text:style-name="P305"><text:span text:style-name="CharStyle6">„Pravda, je tomu už so štyri roky, čo ste ju zanechali.“</text:span></text:p>
        <text:p text:style-name="P306"><text:span text:style-name="CharStyle6">„A pamätáte vy to? To mi </text:span><text:span text:style-name="T11">i</text:span><text:span text:style-name="CharStyle6">e veľmi milé!“ „Videla som vás pa</text:span><text:span text:style-name="T11">ne,</text:span><text:span text:style-name="CharStyle6"><text:s text:c="1"/>veľa ráz, lebo naše</text:span></text:p>
        <text:p text:style-name="P307"><text:span text:style-name="CharStyle6">mesto je nie také veľké“, hovorí zapálená Mária, „a myslím, že ste i môjho otca niekoľko ráz navštívili.“</text:span></text:p>
        <text:p text:style-name="P308"><text:span text:style-name="CharStyle6">Milko pozerá na ňu prenikav</text:span><text:span text:style-name="T11">é</text:span><text:span text:style-name="CharStyle6">, a ona, ledva ostatné slová dohovorila, chytro obráti reč:</text:span></text:p>
        <text:p text:style-name="P309"><text:span text:style-name="CharStyle6">„Už odchádzajú všetci, — odpusťte — azda vás tu zdržujem? Tuším, tiež idete s nimi?“</text:span></text:p>
        <text:p text:style-name="P310"><text:span text:style-name="CharStyle6">„Áno! Otec mi síce bráni a zakazuje, ale darmo je! Boh rozhodol! Vnútorný hlas mi volá: „Iď!“ — a ja sa mu obrániť nemôžem.“</text:span></text:p>
        <text:p text:style-name="P311"><text:span text:style-name="CharStyle6">„I ja myslím, že človek v</text:span><text:span text:style-name="T11">o</text:span><text:span text:style-name="CharStyle6"><text:s text:c="1"/>veciach dobrých vždy má poslúchať hlas svedomia“, dodala Mária, začervenajúc sa ako ruža.</text:span></text:p>
        <text:p text:style-name="P312"><text:span text:style-name="CharStyle6">Milko, ako by mu bolo obrovskej sily pribudlo, schytí sa so sedadla a, horúci pohľad oka svojho vrhnúc na drahé, utešené dievča, myslí, že v jej očiach číta tajomstvá jej duše. I vyšiel z izby, a jasná slza v oku sa mu zaligotala. Mária vyriekla potichu „s Bohom“, stala si k obloku a pozerala za krásnym šuhajom. Srdce sa jej neslýchanou túžbou svieralo.</text:span></text:p>
        <text:p text:style-name="P313"><text:span text:style-name="CharStyle6">Po brehu Váhu cvála bystrým dupotom sivý koník; vietor chytro letí, ale koník letí ešte chytrejšie Na k</text:span><text:span text:style-name="T11">oník</text:span><text:span text:style-name="CharStyle6">u sedí mladý, zamyslený šuhaj; zrak jeho je smutný, tvár jeho zarmútená, ale odhodlaná, často sa obracia k tým stranám, ktoré zanecháva a vzdychá: poznať z celého jeho držania, že zanecháva kraj rodný, rodičov, priateľov, a hádam i to, čo je milšie človeku nad rodičov i priateľov.</text:span></text:p>
        <text:p text:style-name="P314"><text:span text:style-name="T28">W</text:span><text:span text:style-name="CharStyle34"><text:s text:c="1"/>V.</text:span></text:p>
        <text:p text:style-name="P315"><text:span text:style-name="CharStyle6">Na vysokej skale oproti Starému hradu, s druhej strany Váhu, stojí slávny zámok </text:span><text:span text:style-name="T11">St</text:span><text:span text:style-name="CharStyle6">rečn</text:span><text:span text:style-name="T11">c</text:span><text:span text:style-name="CharStyle6">; Váh bije do skaly ako stena dohora sa pnúcej na ktorej Strečno stojí; neviem, či ako</text:span></text:p>
        <text:p text:style-name="P318"><text:span text:style-name="CharStyle21">8</text:span><text:span text:style-name="T16">i</text:span></text:p>
        <text:p text:style-name="P319"><text:span text:style-name="T16">30</text:span></text:p>
        <text:p text:style-name="P320"><text:span text:style-name="CharStyle6">by </text:span><text:span text:style-name="T11">s</text:span><text:span text:style-name="CharStyle6">a chcel s ňo</text:span><text:span text:style-name="T11">u</text:span><text:span text:style-name="CharStyle6"><text:s text:c="1"/>ihrať a či ako by ju chcel podmyť vl</text:span><text:span text:style-name="T11">n</text:span><text:span text:style-name="CharStyle6">ami svojimi: ale skala necíti ani hry, ani hnevu, ona len dvíha zamračenú, šedivú hlavu svoju dohora, ako by si z celého sveta nič nerobila; pozerá na vlny Váhu, ako by im beh predpisovať chcela. Na tej vysokej, šedivej skale stojí Strečno, zámok taký starý, že ani len povesti nesiahajú do tých starožitných vekov, v ktorých ho ľudia stavali; on je skoro taký starý, ako tá skala, na ktorej stojí.</text:span></text:p>
        <text:p text:style-name="P321"><text:span text:style-name="CharStyle6">Strečno teraz, ako celé Horné Uhorsko od Prešporku až do Košíc, poslúcha mocného Jiskru a je imaním pána Vladimíra, vodcu českého, ktorý ho od Pankráca pod</text:span><text:span text:style-name="T12">1</text:span><text:span text:style-name="CharStyle6"><text:s text:c="1"/>výmienkou poslušnosti a neobmedzenej poddanosti dostal. Vladimír je ešte nie taký povestný, ako Komorovský alebo Pankrác, ale panovitý jeho obličaj a dvoje prenikavých očú prezradzujú, ž</text:span><text:span text:style-name="T11">e</text:span><text:span text:style-name="CharStyle6"><text:s text:c="1"/>je on nie horší od nich, že, keď Boh dá, i on sa stane strašným v celom okolí: ale prísnosť Jiskrova požaduje tvrdú podrobenosť, a Vladimír je muž ešte len štyridsaťročný, a tak ešte poslúchať musí. Hej, ale prídu časy, kde sa mu krýdla rozviažu, a svet uvidí,</text:span><text:span text:style-name="T11">,</text:span><text:span text:style-name="CharStyle6"><text:s text:c="1"/>že je cn pravý žiak vojenského Jiskru. Aspoň to už možno čítať na jeho tvári a v jeho očiach.</text:span></text:p>
        <text:p text:style-name="P322"><text:span text:style-name="CharStyle6">Na Strečne u Vladimíra sišli sa do rady Jiskra, Komorovský, Pankrác a k tomu niekoľko vodcov z najbližších okolí: a jednako je na Strečne ticho, že to nikdy tak nebývalo, keď sa na ňom takí slávni hostia ukázali. Sluhov je málo na posluhu</text:span><text:span text:style-name="T11">j</text:span><text:span text:style-name="CharStyle6"><text:s text:c="1"/>vojsko je po okolí a po zámkoch roztratené, tak že ono nič nevie, čo sa po svete robí.</text:span></text:p>
        <text:p text:style-name="P323"><text:span text:style-name="CharStyle6">Pekná, krásna je to izba, kde sa páni radia; strieborné svietniky ju osvecujú, strieborné po-</text:span></text:p>
        <text:p text:style-name="P324"><text:span text:style-name="CharStyle6">há</text:span><text:span text:style-name="T11">ie</text:span><text:span text:style-name="CharStyle6"><text:s text:c="1"/>stoja </text:span><text:span text:style-name="T11">n</text:span><text:span text:style-name="CharStyle6">a stoloch, a zbroj po stenách rozvešaná tak sa iisne, tak sa ligoce, že len milo. Rohy jeleňov, kože medveďov, na ktorých sú trúby a poľovné zbroje medzi vojenskou zbrojou rozvešané, svedčia, že je tu nie kostol pokoja, ale svet boja</text:span><text:span text:style-name="T11">.</text:span></text:p>
        <text:p text:style-name="P325"><text:span text:style-name="CharStyle6">Za ťažkým okrúhlym stolom sedia páni vodcovia okolo starého Jiskru. Po iných stoloch sú porozkladané ich zbroje a ťažké šaty vojenské, v ktorých prišli na Strečno.</text:span></text:p>
        <text:p text:style-name="P326"><text:span text:style-name="CharStyle6">Jiskra je už človek starý. Nos orlic</text:span><text:span text:style-name="T11">i,</text:span><text:span text:style-name="CharStyle6"><text:s text:c="1"/>oči bystré ako strely, vrásky na čele i po tvári a na teniem ostatok šedivých vlasov, ktoré sa ako živé hore dvíhajú, robia celú jeho postavu vážnou a prísnou. Komorovský mu sedí s jedného, Pankrác s druhého boku; vidno, že už dávno o jednom predmete hovori</text:span><text:span text:style-name="T11">á</text:span><text:span text:style-name="CharStyle6">, lebo sa Jiskra mraští, Komorovský sa prudko pohybuje a ostatní s veľkou zvedavosťou počúvajú.</text:span></text:p>
        <text:p text:style-name="P327"><text:span text:style-name="CharStyle6">Jiskra hovorí:</text:span></text:p>
        <text:p text:style-name="P328"><text:span text:style-name="CharStyle6">„No už, bratko, akokoľvek, ja nemôžem inak; celým životom bol som si dôsledný, i te-</text:span></text:p>
        <text:p text:style-name="P331"><text:span text:style-name="T16">33</text:span></text:p>
        <text:p text:style-name="P332"><text:span text:style-name="CharStyle21">3</text:span><text:span text:style-name="T16">2</text:span></text:p>
        <text:p text:style-name="P333"><text:span text:style-name="CharStyle6">raz</text:span></text:p>
        <text:p text:style-name="P334"><text:span text:style-name="CharStyle6">tým zostanem. Muž povie slovo, a stojí pri ňom. Čo by to tam toľko mudroval? Ja som dal slovo Podebradovi, dal slovo Matiašovi, a neťahám ho nazad. Keď oni svoje nazad vezmú </text:span><text:span text:style-name="T11">—</text:span><text:span text:style-name="CharStyle6"><text:s text:c="1"/>zkúsia, čo je starý Jiskra!“</text:span></text:p>
        <text:p text:style-name="P335"><text:span text:style-name="CharStyle6">„</text:span><text:span text:style-name="T11">O</text:span><text:span text:style-name="CharStyle6"><text:s text:c="1"/>Podebradovi hovoríte, bratríčko?“ spýta sa Komorovský. „Hahaha! Ten viac na seba samého myslí, ako na nás všetkých. Celá katolícka strana v Čechách je proti nemu; husitská je s ním nespokojná, že náboženstvo premenil; pápež ho vytvoril z cirkvi; cisár Fridrich nie j</text:span><text:span text:style-name="T11">e</text:span><text:span text:style-name="CharStyle6"><text:s text:c="1"/>s ním v najlepšom priateľstve, — hahaha! — všetko ho so všetkých strán tlačí, a tak je nie div, že aspoň od Uhorskej chce mať pokoj; k tomu si vezme Matiaš jeho dcéru za ženu — a ktože by svojmu dieťaťu </text:span><text:span text:style-name="T11">z</text:span><text:span text:style-name="CharStyle6">le</text:span></text:p>
        <text:p text:style-name="P336"><text:span text:style-name="CharStyle6">prial?“</text:span></text:p>
        <text:p text:style-name="P337"><text:span text:style-name="CharStyle6">„Pokoj Po</text:span><text:span text:style-name="T11">i</text:span><text:span text:style-name="CharStyle6">debradovi!“ zavolá Jiskra. „To je muž statočný a robí, čo mu povinnosť a láska k Čechom káže.“</text:span></text:p>
        <text:p text:style-name="P338"><text:span text:style-name="CharStyle6">„A Matiaš“, vraví ďalej Komorovský, „je mi to kráľ, taký zemänček, ako druhý. A kde je jeho kráľovstvo? Fridrich sa už dal korunovať — čo chce Huňad? Kto má s ním držať? S jednej strany Turci kus z jeho krajiny odtrhnú, s druhej si Fridrich hodný kruch od- štikne, s tretej sa Garovci, Cillovci a Frange- pánovci za vlastných pánov prehlásia — a my sa kde podieme, keď na to všetko pokojne hľadieť budenie?“</text:span></text:p>
        <text:p text:style-name="P339"><text:span text:style-name="CharStyle6">„Brat náš“, odpovie mrzut</text:span><text:span text:style-name="T11">é</text:span><text:span text:style-name="CharStyle6"><text:s text:c="1"/>Jiskra, „nech bude akokoľvek, ja sa ani sem, ani ta nepripojím. Od koľkých rokov sa tu sami držíme, sami, povedám, a nič nám ešte neodolalo.“</text:span></text:p>
        <text:p text:style-name="P340"><text:span text:style-name="CharStyle6">„Na to sa nemáme spúšťať. Matiaš je rezký, silný duch a na všetko pripravený. </text:span><text:span text:style-name="T11">C</text:span><text:span text:style-name="CharStyle6">i ste počuli, čo urobil Matiaš so Siládim, svojím</text:span></text:p>
        <text:p text:style-name="P341"><text:span text:style-name="CharStyle6">ujcom, gubernátorom krajiny a najvyšším vodcom vojenským? Ťažké mu bolo jarmo ujcovo, dal ho zaprieť ako raba </text:span><text:span text:style-name="T11">n</text:span><text:span text:style-name="CharStyle6">a Világošvár. Tu sú listy od palat</text:span><text:span text:style-name="T11">í</text:span><text:span text:style-name="CharStyle6">na — pozrite len, bratríčko, pozrite, čo tam stojí!“</text:span></text:p>
        <text:p text:style-name="P342"><text:span text:style-name="CharStyle6">Jiskra vzal listy do ruky</text:span><text:span text:style-name="T11">,</text:span><text:span text:style-name="CharStyle6"><text:s text:c="1"/>číta prvý — mraští sa; číta druhý — potriasa hlavou; číta tretí — vyskočí zpoza stola a zavolá:</text:span></text:p>
        <text:p text:style-name="P343"><text:span text:style-name="CharStyle6">„Kalich a Kristus! Či je to možné?“</text:span></text:p>
        <text:p text:style-name="P344"><text:span text:style-name="CharStyle6">Celé shromaždenie sa pobúri a Komorovský, s úsmevom pozerajúc na Jiskru a na shro- maždených, povie:</text:span></text:p>
        <text:p text:style-name="P345"><text:span text:style-name="CharStyle6">„</text:span><text:span text:style-name="T11">Je</text:span><text:span text:style-name="CharStyle6">stli dovolíte, páni, prečítam vám pekné veci, len počúvajte. Tak — poriadkom — začnem od prvého.“</text:span></text:p>
        <text:p text:style-name="P346"><text:span text:style-name="T11">í</text:span><text:span text:style-name="CharStyle6"><text:s text:c="1"/>vezme listy, poobzerá sa ešte raz po všetkých a začne čítať:</text:span></text:p>
        <text:p text:style-name="P347"><text:span text:style-name="CharStyle6">„Cisár Fridrich palatínovi Gar</text:span><text:span text:style-name="T11">ov</text:span><text:span text:style-name="CharStyle6">i pozdravenie! Vy konáte pod</text:span><text:span text:style-name="T11">lX </text:span><text:span text:style-name="CharStyle6">práva a spravedlivosti, keď sa Huňadovcovi a jeho strane opierate: lebo uhorská krajina, hoci p</text:span><text:span text:style-name="T11">ro</text:span><text:span text:style-name="CharStyle6"><text:s text:c="1"/>forma po smrti jedného panovníka volieva druhého, jednako prednosť a panovanie prešlo s dcérou Ludvika Veľkého na náš dom, tak že som sa ja po smrti Ladislava podľa práva i korunovať dal, ako zákonný dedič koruny. Huňadovec je od Siládiho a jeho vojska vyvolený, a tak nie podľa zákona, ani vôľou zemianstva, ani dedičným právom. Teraz nám Huňadovec oznámil vojnu, ale s pomocou božou, vašou a pána Jiskru odoláme nápadom jeho. Počuli sme síce, že Jiskra uznal Huňadovca, ba že mu ešte až hen </text:span><text:span text:style-name="T11">d</text:span><text:span text:style-name="CharStyle6">o Čiech v ústrety išiel: my však to na nijaký sp</text:span><text:span text:style-name="T11">ô</text:span><text:span text:style-name="CharStyle6">sob veriť nemôžeme, že taký muž, ako je pán Jiskra, čo od toľkých rokov za náš dom bojoval, ktorého sme my tak vyznačovali, že </text:span><text:span text:style-name="T26">í</text:span><text:span text:style-name="CharStyle6"><text:s text:c="1"/></text:span><text:span text:style-name="T11">i</text:span><text:span text:style-name="CharStyle6"><text:s text:c="1"/>medzi prvými radcami našimi ligotal, mohol</text:span></text:p>
        <text:p text:style-name="P348"><text:span text:style-name="CharStyle35">Ka</text:span><text:span text:style-name="T31">li</text:span><text:span text:style-name="CharStyle35">n</text:span><text:span text:style-name="T31">Sá</text:span><text:span text:style-name="CharStyle35">k III.</text:span></text:p>
        <text:p text:style-name="P349"><text:span text:style-name="CharStyle36">3</text:span></text:p>
        <text:p text:style-name="P351"><text:span text:style-name="CharStyle21">34</text:span></text:p>
        <text:p text:style-name="P352"><text:span text:style-name="T16">3b</text:span></text:p>
        <text:p text:style-name="P353"><text:span text:style-name="CharStyle6">by niekedy náš dom </text:span><text:span text:style-name="T11">a</text:span><text:span text:style-name="CharStyle6"><text:s text:c="1"/>na</text:span><text:span text:style-name="T11">šu</text:span><text:span text:style-name="CharStyle6"><text:s text:c="1"/>rodinu zanechať, ba čo viac, ešte i k nepriateľom našim prejsť! Prosím vás teda, pane palatín, ráčte mojím menom pána Jiskru pozdraviť a odkázať mu, že ja od jeho pomoci a zkúsenosti vojenskej najviac očakávam; on bude najlepšie vedieť, kedy má na Huňadovca udrieť.</text:span><text:span text:style-name="T11">“</text:span></text:p>
        <text:p text:style-name="P354"><text:span text:style-name="CharStyle6">Komorovský zastane, pozre na Jiskru a iných pánov </text:span><text:span text:style-name="T11">—</text:span><text:span text:style-name="CharStyle6"><text:s text:c="1"/>všetko mlčí.</text:span><text:span text:style-name="T11">'</text:span><text:span text:style-name="CharStyle6"><text:s text:c="1"/>Komorovský, usmejúc sa, prehovorí:</text:span></text:p>
        <text:p text:style-name="P355"><text:span text:style-name="CharStyle6">„No, páni moji, ako sa vám to páči?“</text:span></text:p>
        <text:p text:style-name="P356"><text:span text:style-name="CharStyle6">Vladimír zavolá:</text:span></text:p>
        <text:p text:style-name="P357"><text:span text:style-name="CharStyle6">„Pravdu má cisár Fridrich, pravdu.“</text:span></text:p>
        <text:p text:style-name="P358"><text:span text:style-name="CharStyle6">Jiskra odpovie:</text:span></text:p>
        <text:p text:style-name="P359"><text:span text:style-name="CharStyle6">„Čo sa jeho práva dotýka — do toho mňa nič; že som ja jeho domu slúžil, to je pravda, ale je i to pravda, že som Matiašovi vernosť sľúbil.“</text:span></text:p>
        <text:p text:style-name="P360"><text:span text:style-name="T11">Ž</text:span><text:span text:style-name="CharStyle6">atým Komorovský vezme druhý list a Číta:</text:span></text:p>
        <text:p text:style-name="P361"><text:span text:style-name="CharStyle6">„Komorovs</text:span><text:span text:style-name="T11">i</text:span><text:span text:style-name="CharStyle6">kému palatín Gara. Oznamujem vám tu list cisára Fridricha; prosím, dajte ho pánu Jiskrovi. Naše veci stoja dobre; my sbierame vojsko, čo proti Huňadovi postavíme. Matiaš tiahne na Viedeň, a mnoho ľudstva s</text:span><text:span text:style-name="T11">a </text:span><text:span text:style-name="CharStyle6">na jeho rozkazy v Budíne </text:span><text:span text:style-name="T11">s</text:span><text:span text:style-name="CharStyle6">i</text:span><text:span text:style-name="T11"><text:s text:c="1"/></text:span><text:span text:style-name="CharStyle6">šlo, a, ako so žiaľom počúvam, i zo stolíc, nad ktorými vy vládnete. Čo myslíte? Prečo vaše zemianstvo na lepšej</text:span><text:span text:style-name="T11">-</text:span><text:span text:style-name="CharStyle6"><text:s text:c="1"/>úzde nedržíte? Matiaš prezradzuje mnoho ducha, nijakého odporu netrpí, a </text:span><text:span text:style-name="T11">o</text:span><text:span text:style-name="CharStyle6">- nehdy, ako som sa od hodnoverných ľudí dozvedel, keď dal Siládiho zaprieť, povedal: „Musím sa najprv týchto centov, čo mi na pleciach ležia, zbaviť, potom musím tie pijavice, ktoré v Tatrách zem moju sužujú, vy</text:span><text:span text:style-name="T11">l</text:span><text:span text:style-name="CharStyle6">a</text:span><text:span text:style-name="T11">i</text:span><text:span text:style-name="CharStyle6">pať.“ Jeho</text:span><text:span text:style-name="T12">1 </text:span><text:span text:style-name="CharStyle6">úmysel je teda, ako to vidno z jeho </text:span><text:span text:style-name="T11">i</text:span><text:span text:style-name="CharStyle6">skutk</text:span><text:span text:style-name="T11">ov</text:span><text:span text:style-name="CharStyle6"><text:s text:c="1"/>a slov, najprv zo svojej strany odstrániť všetkých</text:span><text:span text:style-name="T11">.</text:span><text:span text:style-name="CharStyle6"/></text:p>
        <text:p text:style-name="P362"><text:span text:style-name="CharStyle6">čo </text:span><text:span text:style-name="T11">s</text:span><text:span text:style-name="CharStyle6">a mu protivia, a potom sa na Ji</text:span><text:span text:style-name="T11">sl</text:span><text:span text:style-name="CharStyle6">kru v Tatrách vrhnúť. Vidno, že Huňad a Jiskra nemôžu byť nikdy priatelia. Ostatne, to je dobre, že Siládiho odstránil; teraz vojsko jeho nemá vodcu, on je nezkúsený, a tak neviem, čo v Rakúsach vykoná. Fridrich však je ešte nie celkom pripravený, ani my za Dunajom: naša nádej spočíva teda najviac na pánu Jiskrovi. Vy máte vycvičené vojsko, a keď sa dolu s vašich hôr spustíte, zaujmete ľahko zle opatrený Bu</text:span><text:span text:style-name="T11">. </text:span><text:span text:style-name="CharStyle6">dín, a Matiaš, kým bude korunu hľadať, utratí krajinu. Ostatne, my všetko ponechávame vašej vojenskej zkúsenosti. Moje ponížené služby pánu Jiskrovi, Pankrácovi a všetkým nám prajúcim pánom.“</text:span></text:p>
        <text:p text:style-name="P363"><text:span text:style-name="CharStyle6">Komorovský prestane čítať a so všetkých strán sa ozv</text:span><text:span text:style-name="T11">e</text:span><text:span text:style-name="CharStyle6">:</text:span></text:p>
        <text:p text:style-name="P364"><text:span text:style-name="CharStyle6">„Zkaza Matiašovi! Zkaza Matiašovi!“</text:span></text:p>
        <text:p text:style-name="P365"><text:span text:style-name="CharStyle6">Jediný Jiskra zakričí:</text:span></text:p>
        <text:p text:style-name="P366"><text:span text:style-name="CharStyle6">„Mlčte, mlčte! To Matiaš povedať nemohol; ináče nevie, čo je starý Jiskra!“</text:span></text:p>
        <text:p text:style-name="P367"><text:span text:style-name="CharStyle6">„A prečo by nemohol povedať?“ skočí mu do reči Pankrác. „Či on to dobre nevie, že ste vy sami do Poľska chodili ku Kazimírovi, aby uhorskú korunu prijal? Či to celý svet nevie, že ste vy a my všetci veční nepriatelia Huňa</text:span><text:span text:style-name="T11">- </text:span><text:span text:style-name="CharStyle6">dovcov? Hahaha! Vás, čo ste prvý v krajine bývali, prvý v rade Ladislava a Fridricha sedávali, teraz už ani do povahy nevezmú. Azda ste nevideli v Strážniciach pri vítačke a podpise smluvy, ktorú s</text:span><text:span text:style-name="T11">b</text:span><text:span text:style-name="CharStyle6">e s ním urobili, že sa na vás ani neobzrel? Je mi to pekný chlapček </text:span><text:span text:style-name="T11">—</text:span><text:span text:style-name="CharStyle6">a vy ste sa mu klaňali, vy, stará, slávou pokrytá hlava, až som zubmi škrípal.“</text:span></text:p>
        <text:p text:style-name="P368"><text:span text:style-name="CharStyle6">„Počkaj, počkaj, b</text:span><text:span text:style-name="T11">’</text:span><text:span text:style-name="CharStyle6">ratku, ešte je to nie všetko“, zavolá Komorovský. „Prečítam ti ešte</text:span></text:p>
        <text:p text:style-name="P369"><text:span text:style-name="CharStyle27">3</text:span><text:span text:style-name="T33">*</text:span><text:span text:style-name="CharStyle27"/></text:p>
        <text:p text:style-name="P372"><text:span text:style-name="CharStyle21">36</text:span></text:p>
        <text:p text:style-name="P373"><text:span text:style-name="CharStyle21">37</text:span></text:p>
        <text:p text:style-name="P374"><text:span text:style-name="CharStyle6">niečo, prečítam — poteší sa ti srdiečko od toho, poteší. Počúvajte, páni:</text:span></text:p>
        <text:p text:style-name="P375"><text:span text:style-name="CharStyle6">„Pánu Dlhohorskému Milko Pankrác.“</text:span></text:p>
        <text:p text:style-name="P376"><text:span text:style-name="CharStyle6">„Milko, môj syn? Hrom a peklo!“ vyskočiac, zakričí Pankrác. „Kde si vzal ten list?“</text:span></text:p>
        <text:p text:style-name="P377"><text:span text:style-name="CharStyle6">Komorovský neodpovedá, len číta:</text:span></text:p>
        <text:p text:style-name="P378"><text:span text:style-name="CharStyle6">„K Bud</text:span><text:span text:style-name="T11">ín</text:span><text:span text:style-name="CharStyle6">u sme šťastne prišli. Hlavný išpán hneď obznámi</text:span><text:span text:style-name="T11">l</text:span><text:span text:style-name="CharStyle6"><text:s text:c="1"/>Jeho milos</text:span><text:span text:style-name="T11">ť</text:span><text:span text:style-name="CharStyle6"><text:s text:c="1"/>pána kráľa so stavom našich vecí, vyrozprávajúc mu, že sa nielen Jiskra s jeho hlavnými vodcami nehýbe, ale ani zemianstvo, ktoré s ním drží; k tomu rozpovedal mu i všetko to, čo so</text:span><text:span text:style-name="T11">m</text:span><text:span text:style-name="CharStyle6">Vá</text:span><text:span text:style-name="T11">i</text:span><text:span text:style-name="CharStyle6">n. ja bol hovoril. Jeho milosť kráľovská sa veľmi nahnevala na Jiskru a jeho spojencov, </text:span><text:span text:style-name="T11">a</text:span><text:span text:style-name="CharStyle6"><text:s text:c="1"/>k tomu doložila: „Musím tú nani</text:span><text:span text:style-name="T11">č</text:span><text:span text:style-name="CharStyle6">hodnú </text:span><text:span text:style-name="T11">š</text:span><text:span text:style-name="CharStyle6">ber</text:span><text:span text:style-name="T11">bu</text:span><text:span text:style-name="CharStyle6"><text:s text:c="1"/>vykoreniť, lebo nebude prv pokoja v krajine. Vaša milosť, pán hlavný išpán, či ste ich teda na nijaký spôsob sem privábiť nemohli</text:span><text:span text:style-name="T11">?</text:span><text:span text:style-name="CharStyle6">“ Hlavný išpán odpovedal: „Dosť som pekne á priateľsky zachádzal s Jiskrom, že som skoro do podozrenia u našich ľudí upadol.“ (Mal rozkázané od jeho milosti pána kráľa, aby Ji- skrovcov do Budína prehovoril, kde ich očakávalo to, čo Siládiho.) „Dajte mi radu, dajte</text:span><text:span text:style-name="T11">,</text:span><text:span text:style-name="CharStyle6"><text:s text:c="1"/>a</text:span><text:span text:style-name="T11">k</text:span><text:span text:style-name="CharStyle6">o čím </text:span><text:span text:style-name="T11">s</text:span><text:span text:style-name="CharStyle6">korej Jiskru a jeho peleš do rúk dostať?“ opýtal sa kráľ. Hlavný išpán odpovedal: „Ja inej rady neviem, iba ak by Dlho- horský všetkých, kým sú spolu v Trenčíne, na nejaký spôsob do rúk dostal.“ Jeho milosť pán kráľ Vám teda, pán r</text:span><text:span text:style-name="T11">yc</text:span><text:span text:style-name="CharStyle6">htár, svoju milosť sľubuje, a žiada Vás, aby ste pred</text:span><text:span text:style-name="T11">m</text:span><text:span text:style-name="CharStyle6">enovaného Jiskru i s jeho hlavnými spojencami či živých, či mŕtvych na každý možn</text:span><text:span text:style-name="T11">ý</text:span><text:span text:style-name="CharStyle6">...“</text:span></text:p>
        <text:p text:style-name="P379"><text:span text:style-name="CharStyle6">„Kalich a Kristus!“ zahrmí Jiškra. „To sú tvoje smluvy, to sú tvoje kráľovské prísahy!“</text:span></text:p>
        <text:p text:style-name="P380"><text:span text:style-name="CharStyle6">„Kde si vzal ten list? To nepísal môj syn!“ volá Pankrác.</text:span></text:p>
        <text:p text:style-name="P381"><text:span text:style-name="CharStyle6">„Meč a hrúza </text:span><text:span text:style-name="T11">Hu</text:span><text:span text:style-name="CharStyle6">ňad</text:span><text:span text:style-name="T11">ov</text:span><text:span text:style-name="CharStyle6">i!“ skríkne Vladimír a všetci ostatní za ním, iba Komorovský mlčí a hoci všetci ako peklo zúria, on, zdá sa. že sa usmieva.</text:span></text:p>
        <text:p text:style-name="P382"><text:span text:style-name="T11">„</text:span><text:span text:style-name="CharStyle6">Zkúsiš, zkúsiš, čo je Ján Jiskra Brandej</text:span><text:span text:style-name="T11">- </text:span><text:span text:style-name="CharStyle6">ský!“ volá Jiskra. „Páni! Každý na svoje zámky, sber. čo máš ľudstva, mečom </text:span><text:span text:style-name="T11">á</text:span><text:span text:style-name="CharStyle6"><text:s text:c="1"/>ohňom p</text:span><text:span text:style-name="T11">l</text:span><text:span text:style-name="CharStyle6">ieň vše</text:span><text:span text:style-name="T11">t</text:span><text:span text:style-name="CharStyle6">ko</text:span><text:span text:style-name="T11">-,</text:span><text:span text:style-name="CharStyle6"><text:s text:c="1"/></text:span><text:span text:style-name="T11">č</text:span><text:span text:style-name="CharStyle6">o zachytíš, lebo Ján Jiskra z Bran- </text:span><text:span text:style-name="T11">dej</text:span><text:span text:style-name="CharStyle6">s</text:span><text:span text:style-name="T11">u</text:span><text:span text:style-name="CharStyle6"><text:s text:c="1"/>pomstu prisahá Matiaš</text:span><text:span text:style-name="T11">ov</text:span><text:span text:style-name="CharStyle6">i!“</text:span></text:p>
        <text:p text:style-name="P383"><text:span text:style-name="CharStyle6">Pankrác vol</text:span><text:span text:style-name="T11">á:</text:span></text:p>
        <text:p text:style-name="P384"><text:span text:style-name="CharStyle6">„Vydaj, Komorovský, počet zo slov svojich! Kde si vzal ten list? Lebo na spasenie svoje prisahám, že to nikdy nijaký Pankrác nepísal!</text:span><text:span text:style-name="T11">“</text:span></text:p>
        <text:p text:style-name="P385"><text:span text:style-name="CharStyle6">„Ticho, ticho, bratríčko“, odpovie posmešne Komorovský. „Kto vie, či sa pánu Milkovi otcových zámkov nezachcelo.“</text:span></text:p>
        <text:p text:style-name="P386"><text:span text:style-name="CharStyle6">„Čuš mi, čuš mi, ty čierny pes!“ volá rozpajedený Pankrác. „Lebo nech ma zem na svojom chrbte nenosí</text:span><text:span text:style-name="T11">,</text:span><text:span text:style-name="CharStyle6"><text:s text:c="1"/>ak si moje ruky v tvojej krvi neumyjem! Preukáž mi. že je to istotne od môjho syna.“</text:span></text:p>
        <text:p text:style-name="P387"><text:span text:style-name="T11">..</text:span><text:span text:style-name="CharStyle6">No, no, len sa tak nehnevaj, bratríčko“. vraví pokojne Komorovský a usmieva sa. „Kto vie, či si ho sám ta neposlal; veď to vieme, že túžiš za panovaním, ako jeleň </text:span><text:span text:style-name="T11">z</text:span><text:span text:style-name="CharStyle6">a vodou. Ktože sa sám bez nás Fridrich</text:span><text:span text:style-name="T11">ov</text:span><text:span text:style-name="CharStyle6">i d</text:span><text:span text:style-name="T11">o</text:span><text:span text:style-name="CharStyle6"><text:s text:c="1"/>ochrany dáva? Č</text:span><text:span text:style-name="T11">i </text:span><text:span text:style-name="CharStyle6">ja, či ty? Či sme oba Jiskrovi neprisahali</text:span><text:span text:style-name="T11">.</text:span><text:span text:style-name="CharStyle6"><text:s text:c="1"/>že všetko v jeho mene konať budeme? Ha? No. ale ani jeden Pankrác tak písať nemôže, ani jeden </text:span><text:span text:style-name="T11">P</text:span><text:span text:style-name="CharStyle6">ankrác nemôže prísahu zlomiť, ani je. de</text:span><text:span text:style-name="T11">n</text:span><text:span text:style-name="CharStyle6"><text:s text:c="1"/>Pankrác proti Jiskrovi nekoná, ale ja nikomu na cti utŕhať nechcem, ani jeden Pankrác nesmie byť neverným, </text:span><text:span text:style-name="T11">n</text:span><text:span text:style-name="CharStyle6">e</text:span><text:span text:style-name="T11">st</text:span><text:span text:style-name="CharStyle6">ato</text:span><text:span text:style-name="T11">č</text:span><text:span text:style-name="CharStyle6">n</text:span><text:span text:style-name="T11">ým</text:span><text:span text:style-name="CharStyle6"><text:s text:c="1"/>ani jeden Pan —</text:span><text:span text:style-name="T11">“</text:span></text:p>
        <text:p text:style-name="P388"><text:span text:style-name="CharStyle6">„Hrom a peklo!“ zubmi </text:span><text:span text:style-name="T11">z</text:span><text:span text:style-name="CharStyle6">aškripiac. zareve Pankrác. oči mu krvou nabehnú a celý s</text:span><text:span text:style-name="T11">a</text:span><text:span text:style-name="CharStyle6"><text:s text:c="1"/>trasie</text:span><text:span text:style-name="T11">.</text:span><text:span text:style-name="CharStyle6"/></text:p>
        <text:p text:style-name="P391"><text:span text:style-name="CharStyle21">39</text:span></text:p>
        <text:p text:style-name="P392"><text:span text:style-name="CharStyle21">3</text:span><text:span text:style-name="T16">8</text:span></text:p>
        <text:p text:style-name="P393"><text:span text:style-name="CharStyle6">ako vetrom vzbúrená jedľa. </text:span><text:span text:style-name="T11">„</text:span><text:span text:style-name="CharStyle6">Hore sa, Vladim</text:span><text:span text:style-name="T11">í</text:span><text:span text:style-name="CharStyle6">r, hore, Strečno, váš pán vám rozkazuje človeka toho</text:span><text:span text:style-name="T11"><text:s text:c="1"/></text:span><text:span text:style-name="CharStyle6">to na kusy rozsekať</text:span><text:span text:style-name="T11">/</text:span><text:span text:style-name="T12">4</text:span></text:p>
        <text:p text:style-name="P394"><text:span text:style-name="CharStyle6">„Strečno nezná iného pána okrem mňa</text:span><text:span text:style-name="T11">“, </text:span><text:span text:style-name="CharStyle6">odpovie Vladimír.</text:span></text:p>
        <text:p text:style-name="P395"><text:span text:style-name="CharStyle6">„Hrúza nebeská!</text:span><text:span text:style-name="T11">“</text:span><text:span text:style-name="CharStyle6"><text:s text:c="1"/>zaškrípe Pankrác a ťahá šabľu z pošvy; „i ty, sluha, sa opovažuješ, pánovi</text:span><text:span text:style-name="T11">'</text:span><text:span text:style-name="CharStyle6"><text:s text:c="1"/>svojmu sa protiviť?“ a tne dookola ako šialený.</text:span></text:p>
        <text:p text:style-name="P396"><text:span text:style-name="CharStyle6">„Kalich a Kristus!“ zakričí Jiskra. „Pokoj</text:span><text:span text:style-name="T11">,</text:span><text:span text:style-name="CharStyle6"><text:s text:c="1"/>lebo ako sa Ján Jiskra z Brandejsu volám —</text:span><text:span text:style-name="T11">“</text:span></text:p>
        <text:p text:style-name="P397"><text:span text:style-name="CharStyle6">Jiskra ešte nedopovedal, a Kom</text:span><text:span text:style-name="T11">p</text:span><text:span text:style-name="CharStyle6">rovský odstúpil na stranu; Pankrác vopchal šabľu d</text:span><text:span text:style-name="T11">p </text:span><text:span text:style-name="CharStyle6">pošvy </text:span><text:span text:style-name="T11">a</text:span><text:span text:style-name="CharStyle6"><text:s text:c="1"/>hoci ešte celý horel hnevom, ako prvý blesk, ktorý sa na mračnom nebi o polnoci ukáže, jednako sa pokoril Jiskrovi a takto sa mu prihováral:</text:span></text:p>
        <text:p text:style-name="P398"><text:span text:style-name="CharStyle6">„Jiskra Brandejský, počul si, videl si. čo </text:span><text:span text:style-name="T11">s</text:span><text:span text:style-name="CharStyle6">a</text:span><text:span text:style-name="T11">'</text:span><text:span text:style-name="CharStyle6"><text:s text:c="1"/>stalo</text:span><text:span text:style-name="T11">-.</text:span><text:span text:style-name="CharStyle6"><text:s text:c="1"/>Prečo sa mi nedáš pomstiť nad </text:span><text:span text:style-name="T11">ne</text:span><text:span text:style-name="CharStyle6">pr</text:span><text:span text:style-name="T11">ia</text:span><text:span text:style-name="CharStyle6">teľom mojím? Čo mi brániš potrestať sluhu od- padlého? Lebo ako je jedno slnce na nebi, tak je len jeden pán na </text:span><text:span text:style-name="T11">St</text:span><text:span text:style-name="CharStyle6">rečne, a to je Pankrác!“</text:span></text:p>
        <text:p text:style-name="P399"><text:span text:style-name="CharStyle6">„Pokoj dnes, Pankrác!“ ticho a vážne odpovie Jiskra. „Ako je jedno slnce na nebi, tak nemá uhorská krajina od Prešporku až po Košice len jedného pána, a to je Jiskra, a ten istý Jiskra ti káže, aby si priam na Starý Hrad odišiel.“</text:span></text:p>
        <text:p text:style-name="P400"><text:span text:style-name="CharStyle6">„Ty kážeš, ale ako že skala, na ktorej Strečno stojí, až po hranice horúceho pekla siaha, tak je pevné panovanie Pankrácovo na Strečne a ten Pankrác prisahá večnú pomstu a nenávisť Komorovškému!“</text:span></text:p>
        <text:p text:style-name="P401"><text:span text:style-name="CharStyle6">Dopovedal a prudko sa odstránil z izby a zo Strečna.</text:span></text:p>
        <text:p text:style-name="P402"><text:span text:style-name="CharStyle34">VI.</text:span></text:p>
        <text:p text:style-name="P403"><text:span text:style-name="CharStyle6">Marienka predtým bývala veselá, ako to slniečko, keď sa nad Považím pohráva, bývala bystrá, ako lastovička, spievala si, a</text:span><text:span text:style-name="T11">n</text:span><text:span text:style-name="CharStyle6">i sama nevediac o čom, žartúvala. každému bola milá a príjemná. Šuhajci vraveli, že nikdy takých pekných očiek nevideli, starí ľudia vzdychli a povedali: „Škoda, že sme nie viac mladí.“ Nebolo široko-ďaleko krajšieho dievčaťa — a teraz? Oheň jej v očiach hasne, červenosť na tvári umiera</text:span><text:span text:style-name="T12">1</text:span><text:span text:style-name="CharStyle6">, smutná je, biedna je. Otec smúti a láme si na tom hlavu, čo sa jeho dieťaťu stať mohlo? Matička beduje a chce sa hneď peknými slovami, hneď zas plačom od nej dozvedieť, čo jej chybí, ale Marienka nič neodpovedá. </text:span><text:span text:style-name="T11">Ľ</text:span><text:span text:style-name="CharStyle6">udia hlavou krútia a vravia všeličo. Celý svet si hlavu láme, celý svet háda, čo sa to rychtáro- v</text:span><text:span text:style-name="T11">ej</text:span><text:span text:style-name="CharStyle6"><text:s text:c="1"/>Marienke stalo, ale nikto sa to dozvedieť nemôže.</text:span></text:p>
        <text:p text:style-name="P404"><text:span text:style-name="CharStyle6">Mamička hladká svoju Máriu, lebo sa od niekoľkých dní prvý raz usmiala, ale i ten ú- smev tak chytro na jej líčku zahynul, ako pami</text:span><text:span text:style-name="T11">atk</text:span><text:span text:style-name="CharStyle6">a po nemilých ľuďoch. Matka sa jej pýta:</text:span></text:p>
        <text:p text:style-name="P405"><text:span text:style-name="CharStyle6">„Či sa nepôjdeme troška na svet podívať? Azda sa ti čelo vyjasní — pôjdeme sa do záhrady prejsť.“</text:span></text:p>
        <text:p text:style-name="P406"><text:span text:style-name="CharStyle6">„Dobre, mamička moja, keď sa ti tak páči.“ A s tým sa vybraly obidve z domu.</text:span></text:p>
        <text:p text:style-name="P407"><text:span text:style-name="CharStyle6">Váh si tečie veselo medzi brehmi svojimi, bystro poskakuje po skalkách, ako chlapci, keď šibenice preskakujú; hučí</text:span><text:span text:style-name="T11">,</text:span><text:span text:style-name="CharStyle6"><text:s text:c="1"/>ako čo by si veselú pesničku spieval; letí voľne dolu dolinami, ako </text:span><text:span text:style-name="T11">(</text:span><text:span text:style-name="CharStyle6"><text:s text:c="1"/>rol, keď kolesá krúti, a ločká a ločká pri zelených brehoch tak tajomne a tak vábiv</text:span><text:span text:style-name="T11">é</text:span><text:span text:style-name="CharStyle6">, ako keď krásny šuhaj o láske pošeptáva do ucha milej svojej.</text:span></text:p>
        <text:p text:style-name="P409"><text:span text:style-name="CharStyle21">40</text:span></text:p>
        <text:p text:style-name="P410"><text:span text:style-name="CharStyle21">41</text:span></text:p>
        <text:p text:style-name="P411"><text:span text:style-name="CharStyle6">Na brehoch</text:span><text:span text:style-name="T11">,</text:span><text:span text:style-name="CharStyle6"><text:s text:c="1"/>jeho sa tiahnu </text:span><text:span text:style-name="T11">od</text:span><text:span text:style-name="CharStyle6"><text:s text:c="1"/>samých múrov mesta záhrady žilinské, široko-ďaleko pre svoju krásu známe; možno by bolo o nich povedať, že sa do toho čistého Váhu zaľúbily a že teraz preto tak pekne rozkvitajú.</text:span></text:p>
        <text:p text:style-name="P412"><text:span text:style-name="CharStyle6">Dolu Váhom po brehu približujú sa k žilinským záhradám dvaja páni, a tak hlasno medzi sebou hovoria, ako by šumot Váhu svojím hlasom preraziť chceli. Jeden z nich vraví:</text:span></text:p>
        <text:p text:style-name="P413"><text:span text:style-name="CharStyle6">„Vidíš, Vladimírko, či som t</text:span><text:span text:style-name="T11">í</text:span><text:span text:style-name="CharStyle6"><text:s text:c="1"/>nepovedal, že ťa Pankrác len za svojho kastelána na Strečne považuje? Ale teraz len veríš, že si ty skutočným pánom na Strečne?“</text:span></text:p>
        <text:p text:style-name="P414"><text:span text:style-name="CharStyle6">„Verím, verím, ale ak Jiskra proti mne vystúpi?“</text:span></text:p>
        <text:p text:style-name="P415"><text:span text:style-name="CharStyle6">„Neboj sa, neboj. Ten starý </text:span><text:span text:style-name="T11">'</text:span><text:span text:style-name="CharStyle6">sa popálil </text:span><text:span text:style-name="T11">svoi</text:span><text:span text:style-name="CharStyle6">ou bláznivou tvrdohlavosťou. Netreba nič inšie, iba ho podpáliť, keď ho človek na niečo chce použiť. Jiskra ti rozkázal Žilinu do koreňa rozrúcať, lebo každý Matiašov priateľ, ktorý nám do ruky padne, musí so sveta. Dlhohorský musí umrieť. Ty nemôžeš inak Žilinu dobýjať, ibe keď je Strečno tvoje, to starý dobre vidí — a o ostatok sa ja postarám. Pankrá</text:span><text:span text:style-name="T11">o</text:span><text:span text:style-name="CharStyle6">a som mu okrem toho ako odpoly na rozume pominutého predstavil.“</text:span></text:p>
        <text:p text:style-name="P416"><text:span text:style-name="CharStyle6">„Ale Pankrác je mocný a ako som počul, hrozne sa besnie a veľmi sa hotuje.“</text:span></text:p>
        <text:p text:style-name="P417"><text:span text:style-name="CharStyle6">„Daj sa mu hotoviť</text:span><text:span text:style-name="T11">,</text:span><text:span text:style-name="CharStyle6"><text:s text:c="1"/>tým hlbšie padne u Jiskru.“</text:span></text:p>
        <text:p text:style-name="P418"><text:span text:style-name="CharStyle6">„Ale Komorovský“, s</text:span><text:span text:style-name="T11">n&lt;</text:span><text:span text:style-name="CharStyle6">ta sa Vladimír. </text:span><text:span text:style-name="T11">..</text:span><text:span text:style-name="CharStyle6">kedyže už prestaneš ľudí na ľudí dráždiť? Ak sa Jiskra dozvie, že s ním úprimne nemieniš, čo potom?“</text:span></text:p>
        <text:p text:style-name="P419"><text:span text:style-name="T11">.</text:span><text:span text:style-name="CharStyle6"><text:s text:c="1"/>„Nuž ty, prešibalá líška, ako čo bys</text:span><text:span text:style-name="T11">’</text:span><text:span text:style-name="CharStyle6"><text:s text:c="1"/>ty to </text:span><text:span text:style-name="T11">t</text:span><text:span text:style-name="CharStyle6">enšie nevedel</text:span><text:span text:style-name="T11">,</text:span><text:span text:style-name="CharStyle6"><text:s text:c="1"/>ako všetci Komo</text:span><text:span text:style-name="T11">rov</text:span><text:span text:style-name="CharStyle6">skovci? Ha</text:span><text:span text:style-name="T11">haha!</text:span><text:span text:style-name="CharStyle6"><text:s text:c="1"/>bolo</text:span><text:span text:style-name="T11"><text:s text:c="1"/></text:span><text:span text:style-name="CharStyle6">že sa mi onehdá v sbore stoličnom</text:span></text:p>
        <text:p text:style-name="P420"><text:span text:style-name="CharStyle6">dobre na to dívať, ako si tam preoblečený mumlal: „či toho zemäni za kráľa vyvolili? Ozaj ho vyvolili? Slládi ho vyvolil. Ja nejdem na vojnu.“ Haha! </text:span><text:span text:style-name="T11">bo</text:span><text:span text:style-name="CharStyle6">lo</text:span><text:span text:style-name="T11"><text:s text:c="1"/></text:span><text:span text:style-name="CharStyle6">ž</text:span><text:span text:style-name="T11"><text:s text:c="1"/></text:span><text:span text:style-name="CharStyle6">e to pekne počúvať, ako s</text:span><text:span text:style-name="T11">r</text:span><text:span text:style-name="CharStyle6">e si tam pred radným domom nadávali. A tie, </text:span><text:span text:style-name="T11">c</text:span><text:span text:style-name="CharStyle6">húďatá, ako sa nevinne k tebe hrnuly a za teba dobre hrdlo nevykričaly, a nikto nevedel, aký je to vl</text:span><text:span text:style-name="T11">k</text:span><text:span text:style-name="CharStyle6"><text:s text:c="1"/>v baranej ko</text:span><text:span text:style-name="T11">ž</text:span><text:span text:style-name="CharStyle6">i</text:span><text:span text:style-name="T11">?</text:span></text:p>
        <text:p text:style-name="P421"><text:span text:style-name="CharStyle6">„Dobre sa ti je teraz smiať, ale povedz mi, kto Vladimíra na to naviedol? Či to nebolo </text:span><text:span text:style-name="T11">di</text:span><text:span text:style-name="CharStyle6">elo Komorovského </text:span><text:span text:style-name="T11">?</text:span><text:span text:style-name="CharStyle6"><text:s text:c="1"/>‘</text:span><text:span text:style-name="T11">‘</text:span></text:p>
        <text:p text:style-name="P422"><text:span text:style-name="CharStyle6">„No, no, Vladimírko! A ktože za to Strečno obdržal? A to je veru pekný zámok, že by sa ani jeden kráľ zaň nehanbil. Ale žarty na stranu. Vidíš, pokiaľ Jiskra žije, nemá páru na svete, lebo akokoľvek, on už vždy len Jiskrom zostane: ale po jeho smrti, či sa to všetko nerozpadne? A kto chce do jeho šľakov vstúpiť, musí byť silný a bohatý; a</text:span><text:span text:style-name="T11">l</text:span><text:span text:style-name="CharStyle6">e</text:span><text:span text:style-name="T11">^</text:span><text:span text:style-name="CharStyle6">keď vidiek s nami drží, akože sa do niekoho zadrapíš? A akože príde hriešny človek k niečomu, ak inému nevezmeš? A práve preto, vidíš, je dobre, že</text:span></text:p>
        <text:p text:style-name="P424"><text:span text:style-name="CharStyle21">42</text:span></text:p>
        <text:p text:style-name="P425"><text:span text:style-name="CharStyle6">sme niektorých s Matiašom poslali, lebo my sa me</text:span><text:span text:style-name="T11">d</text:span><text:span text:style-name="CharStyle6">zitým proti Matiašovi prehlásime, a tým, čo s ním držia, poberieme zámky a majetky. Ja, človek musí vedieť, ako má žiť na svete!“</text:span></text:p>
        <text:p text:style-name="P426"><text:span text:style-name="CharStyle6">„Teda ty by si rád Jiskrovo miesto zaujať?“ spytuje sa Vladimír. „A jednako si proti panovi- tosti Pankrácovej tak horlil.“</text:span></text:p>
        <text:p text:style-name="P427"><text:span text:style-name="CharStyle6">„Hm, ty už máš Strečno, čo by si tiež nemohol byť pánom Tatier</text:span><text:span text:style-name="T11">,</text:span><text:span text:style-name="CharStyle6"><text:s text:c="1"/>rozumie sa, že len po smrti starého, lebo Pankrác musí preto zahynúť, že sa ešte za žitia Jiskrpvho povyšuje.“</text:span></text:p>
        <text:p text:style-name="P428"><text:span text:style-name="CharStyle6">„Čo je ako, už nedbám, len ťa prosím, aby si dal pozor, že by sme nejako oba do jamy nepadli. Ale, bratko, čože teraz? Odkiaľže začneme? Času nám nezbýva.. .“</text:span></text:p>
        <text:p text:style-name="P429"><text:span text:style-name="CharStyle6">„Obzreme si trochu Žilinu, ako je ohradená, •odkiaľ ju najlepšie napadnúť; prenocujeme u Dlhohorského, zvieme, čo myslí a ako to stojí s jeho vecmi.“</text:span></text:p>
        <text:p text:style-name="P430"><text:span text:style-name="CharStyle6">V tom sa priblížili k záhradám. Komorovský sa už od dávna prizeral na pána rychtá- rovu záhradu, a zastanúc pri plote s Vladimírom, ukazoval mu jednotlivé hriadky najvzácnejšími kvetmi zasiate; ukazoval mu ozdobený letný domec, pozorným ho urobil na každú maličkosť, a zavše kýval hlavou, dávajúc znať, že sa mu to páči, tak že to i pani rychtárka zbadať musela. Priblížila sa i s dcérkou k plotu. Komorovský sa poklonil, i pani sa poklonila. Ale vidno, že Máriu tento prích</text:span><text:span text:style-name="T11">o</text:span><text:span text:style-name="CharStyle6">d veľmi neteší. Vladimír sa obzre, pozre panne do očú — i zostane</text:span><text:span text:style-name="T11">;</text:span><text:span text:style-name="CharStyle6"><text:s text:c="1"/>ako skamenelý.</text:span></text:p>
        <text:p text:style-name="P431"><text:span text:style-name="CharStyle6">„Naozaj, milosťpani, vaša záhrada je taká utešená, že som takej širok</text:span><text:span text:style-name="T11">ô</text:span><text:span text:style-name="CharStyle6">-ďaleko nevidel, a veľmi mi je milé, že mám šťastie vašu milosť na tak</text:span><text:span text:style-name="T11">o</text:span><text:span text:style-name="CharStyle6">m peknom mieste stretnúť, idúc práve k pánu r</text:span><text:span text:style-name="T11">yc</text:span><text:span text:style-name="CharStyle6">htár</text:span><text:span text:style-name="T11">ov</text:span><text:span text:style-name="CharStyle6">i.</text:span></text:p>
        <text:p text:style-name="P432"><text:span text:style-name="CharStyle21">48</text:span></text:p>
        <text:p text:style-name="P433"><text:span text:style-name="CharStyle6">„Veľmi ma teší, pán Komorovský“, odpovie pani rychtárka. „Nebude sa vám dnu páčiť?“</text:span></text:p>
        <text:p text:style-name="P434"><text:span text:style-name="CharStyle6">„Veľké šťastie pre nás, milosťpani.“</text:span></text:p>
        <text:p text:style-name="P435"><text:span text:style-name="CharStyle6">„Moja dcéra, pane... “</text:span></text:p>
        <text:p text:style-name="P436"><text:span text:style-name="CharStyle6">„Tak? Áno, áno, mal som šťastie nedávno tiež poznať. Ale odpusťte —“ chytro, ako čo by sa spamätal, vraví Komorovský, „tu pán Vladimír zo Strečna — hádam už známy, veď ste beztoho susedia.“</text:span></text:p>
        <text:p text:style-name="P437"><text:span text:style-name="CharStyle6">„Ba veru u nás zriedkavý hosť“, odpov</text:span><text:span text:style-name="T11">i</text:span><text:span text:style-name="CharStyle6">e pani rychtárka, „tak že sa len podľa mena známe.“</text:span></text:p>
        <text:p text:style-name="P438"><text:span text:style-name="CharStyle6">Vladimír sa len teraz spamätal, pozrel na usmievajúceho sa Komorovského a pani rych- tárku, i prehovoril:</text:span></text:p>
        <text:p text:style-name="P439"><text:span text:style-name="CharStyle6">„Odpusťte, vaša milosť, — mnoho práce, mnoho práce. . .“</text:span></text:p>
        <text:p text:style-name="P440"><text:span text:style-name="CharStyle6">„Veď páni vždy mnoho práce majú, i vtedy, keď by sa o svojich súsedov obzrieť mali. Ale ste ráčili povedať, pán Komorovský, že ste sa práve k nám vybrali — čo nám je veľmi milé - nebude sa vám teda páčiť do mesta?“</text:span></text:p>
        <text:p text:style-name="P441"><text:span text:style-name="CharStyle6">„Bože môj, kom</text:span><text:span text:style-name="T11">ú</text:span><text:span text:style-name="CharStyle6">že by sa chcelo z takého pekného miesta. Ale keď rozkážete...“ preli</text:span><text:span text:style-name="T11"><text:s text:c="1"/>c</text:span><text:span text:style-name="CharStyle6">vor</text:span><text:span text:style-name="T11">í</text:span><text:span text:style-name="CharStyle6"><text:s text:c="1"/>Komorovský.<text:tab/></text:span><text:span text:style-name="T11">»</text:span></text:p>
        <text:p text:style-name="P442"><text:span text:style-name="CharStyle6">Pani sa ľahko usmeje a vychádza spolu i s pánmi zo záhrady do Žiliny.</text:span></text:p>
        <text:p text:style-name="P443"><text:span text:style-name="CharStyle6">Vladimír ide popri Marienke. Nevie, čo sa mu porobilo — dych sa mu v prsiach zastavuje, oči mu </text:span><text:span text:style-name="T11">sv</text:span><text:span text:style-name="CharStyle6">ieťa ako dva ohníky, a hoci je junácky chlap, vo vojnách otužený a smelý, teraz nevie ani slova prehovoriť. Oj, tak mu je ťažko, tak mu je úzko na srdci! Tak je to — netreba</text:span><text:span text:style-name="T11">,</text:span><text:span text:style-name="CharStyle6"><text:s text:c="1"/>pozerať do Marienkin</text:span><text:span text:style-name="T11">ýc</text:span><text:span text:style-name="CharStyle6">h očú, lebo ani nevieš</text:span><text:span text:style-name="T11">,</text:span><text:span text:style-name="CharStyle6"><text:s text:c="1"/>ako s</text:span><text:span text:style-name="T11">a</text:span><text:span text:style-name="CharStyle6"><text:s text:c="1"/>do nich zahľadíš, a ťažko je potom na to zabúdať, na čo sa človek zahľadel.</text:span></text:p>
        <text:p text:style-name="P446"><text:span text:style-name="CharStyle21">45</text:span></text:p>
        <text:p text:style-name="P447"><text:span text:style-name="CharStyle21">44</text:span></text:p>
        <text:p text:style-name="P448"><text:span text:style-name="CharStyle6">U pána Dlhohorského je celý dom osvietený; sluhovia behajú z izby do izby, nosia na stôl najlepšie jedlá, </text:span><text:span text:style-name="T11">l</text:span><text:span text:style-name="CharStyle6">ebo pán neľutuje ani nákladku, ani ustávania, len aby mohol dobre uctiť a učastovať </text:span><text:span text:style-name="T11">z</text:span><text:span text:style-name="CharStyle6"><text:s text:c="1"/></text:span><text:span text:style-name="T11">-ij</text:span><text:span text:style-name="CharStyle6"><text:s text:c="1"/></text:span><text:span text:style-name="T11">h</text:span><text:span text:style-name="CharStyle6"><text:s text:c="1"/>hostí. Mnohí zo slávneho mestského m a</text:span><text:span text:style-name="T11">c</text:span><text:span text:style-name="CharStyle6">h</text:span><text:span text:style-name="T11"><text:s text:c="1"/>i</text:span><text:span text:style-name="CharStyle6"><text:s text:c="1"/>sú pozvaní, mnohí zo známejších pri</text:span><text:span text:style-name="T11">š</text:span><text:span text:style-name="CharStyle6">li sami, tak že celý dom je taký, ak</text:span><text:span text:style-name="T11">o</text:span><text:span text:style-name="CharStyle6"><text:s text:c="1"/>keby sa panská s</text:span><text:span text:style-name="T11">e</text:span><text:span text:style-name="CharStyle6">dnica držala. Po meste sa všelijaké povesti roztrusujú. jedni chvália múdrosť pána Dlhohorského, lebo myslia, že s Jiskrbm večitý pokoj uzaviera</text:span><text:span text:style-name="T11">,</text:span><text:span text:style-name="CharStyle6"><text:s text:c="1"/>a že Jiskrovci o niekoľko dní Mátiašovi na pomoc vytiahnu; druhí, najviac nepriatelia jeho, súdia, že i seba, i mesto, i celú stolicu Jiskrovi zapredáva, a ženičky, bez ktorých jazýčkov nikde nič byť nemôže, Pán Boh vie. čo všetko nenavymýšľajú a nenahovoria. Ale v dome r</text:span><text:span text:style-name="T11">y</text:span><text:span text:style-name="CharStyle6">chtá- rovom sa o jazyky ľudské nestarajú. P</text:span><text:span text:style-name="T11">an</text:span><text:span text:style-name="CharStyle6">i do mová behá okolo hostí, obstaráva všetko</text:span><text:span text:style-name="T11">,</text:span><text:span text:style-name="CharStyle6"><text:s text:c="1"/>krúti von i dnu. Pán rychtár sedí za stolom a shovára sa veľmi horliv</text:span><text:span text:style-name="T11">é</text:span><text:span text:style-name="CharStyle6"><text:s text:c="1"/>s Komorovským. Vladimír šedí vedľa Márie, ktorá trošku líčka vyjasnila, milo sa usmieva a tak prívetivé hovorí</text:span><text:span text:style-name="T11">,</text:span><text:span text:style-name="CharStyle6"><text:s text:c="1"/>že i matka, keď to vidí, z toho sa teší, i otec, keď niekedy na to bokom po</text:span><text:span text:style-name="T11">z</text:span><text:span text:style-name="CharStyle6">re. sa usmieva. Vladimír je bez seba, hádže po nej očami i milé slová jej hovorí; ale keď Mária naň po- z</text:span><text:span text:style-name="T11">r</text:span><text:span text:style-name="CharStyle6">e, strasie sa, </text:span><text:span text:style-name="T11">á</text:span><text:span text:style-name="CharStyle6">ko osika pred tichým vetrom: keď sa usmeje, on sa zapál</text:span><text:span text:style-name="T11">i</text:span><text:span text:style-name="CharStyle6">; keď k nemu pre - rečie, pomúti sa. onemie a ztratí sa v myšlienkach. Celá spoločnosť to spozoruje, každý sa usmieva a súsed so súsedom si pošepkáva.</text:span></text:p>
        <text:p text:style-name="P449"><text:span text:style-name="CharStyle6">Komorovskému sa to akosi nepáči, lebo často t</text:span><text:span text:style-name="T11">a</text:span><text:span text:style-name="CharStyle6">k pozre na Vladimíra, ako keby ho </text:span><text:span text:style-name="T11">c</text:span><text:span text:style-name="CharStyle6">hce</text:span><text:span text:style-name="T11">l</text:span><text:span text:style-name="CharStyle6"><text:s text:c="1"/>pohľadom preklať; ale zase sa obráti k Dlhohorskému a vraví:</text:span></text:p>
        <text:p text:style-name="P450"><text:span text:style-name="T11">„</text:span><text:span text:style-name="CharStyle6">Tak je to, tak, pán rychtár. i mne je to</text:span></text:p>
        <text:p text:style-name="P451"><text:span text:style-name="CharStyle6">nemilé, že od dávna jeden druhého tak nemilo- bohu tlčieme.“</text:span></text:p>
        <text:p text:style-name="P452"><text:span text:style-name="CharStyle6">„Hej,“ odpovie rychtár, „i ja už od dávn</text:span><text:span text:style-name="T11">a, </text:span><text:span text:style-name="CharStyle6">nad tým plačem. Vy ste tu cudzinci, a tak vy to ani tak, ako my, pocítiť nemôžete, ako nás to bolí, keď celá krajina hynie.“</text:span></text:p>
        <text:p text:style-name="P453"><text:span text:style-name="CharStyle6">„A prečo ste nám to už dávno nepovedali? </text:span><text:span text:style-name="T11">I</text:span><text:span text:style-name="CharStyle6">stotne viem, že by vaše múdre slová boly všade prerazily.“</text:span></text:p>
        <text:p text:style-name="P454"><text:span text:style-name="CharStyle6">„Hja, darmo j</text:span><text:span text:style-name="T11">é</text:span><text:span text:style-name="CharStyle6"><text:s text:c="1"/>to </text:span><text:span text:style-name="T11">—</text:span><text:span text:style-name="CharStyle6"><text:s text:c="1"/>kde náruživosti ľudské tak kričia, tam múdre slovo musí mlčať.“</text:span></text:p>
        <text:p text:style-name="P455"><text:span text:style-name="CharStyle6">„No, ale teraz, pán Dlhohorský, teraz už len veríte, že sa vaše žiadosti vyplnia?“</text:span></text:p>
        <text:p text:style-name="P456"><text:span text:style-name="CharStyle6">„Ak</text:span><text:span text:style-name="T11">o</text:span><text:span text:style-name="CharStyle6"><text:s text:c="1"/>Pán Bo</text:span><text:span text:style-name="T11">h</text:span><text:span text:style-name="CharStyle6"><text:s text:c="1"/>dá</text:span><text:span text:style-name="T11">!</text:span><text:span text:style-name="CharStyle6"><text:s text:c="1"/>Mal. som úfnosť, kým bol pán Jiskra s </text:span><text:span text:style-name="T11">M</text:span><text:span text:style-name="CharStyle6">atia</text:span><text:span text:style-name="T11">š</text:span><text:span text:style-name="CharStyle6">om spojený; ale čože</text:span><text:span text:style-name="T11">,</text:span><text:span text:style-name="CharStyle6"><text:s text:c="1"/>keď ho zas necháva a nikde mu nepomáha</text:span><text:span text:style-name="T11">/'</text:span></text:p>
        <text:p text:style-name="P457"><text:span text:style-name="CharStyle6">„Nem</text:span><text:span text:style-name="T11">ys</text:span><text:span text:style-name="CharStyle6">liteže tak zle o Jiskrovi </text:span><text:span text:style-name="T11">—</text:span><text:span text:style-name="CharStyle6"><text:s text:c="1"/>ani ne- </text:span><text:span text:style-name="T11">’</text:span><text:span text:style-name="CharStyle6"><text:s text:c="1"/>viete, v čom vám ešte poslúžiť môže. Či sa Po</text:span><text:span text:style-name="T11">-,</text:span><text:span text:style-name="CharStyle6"><text:s text:c="1"/>liaci každý deň do krajinv vrútiť nemôžu? A kto bude hranice brániť? Či sa Turci zdola do krajiny nederú, a tak či netreba čerstvé </text:span><text:span text:style-name="T11">a</text:span></text:p>
        <text:p text:style-name="P459"><text:span text:style-name="CharStyle21">47</text:span></text:p>
        <text:p text:style-name="P460"><text:span text:style-name="T16">4tí</text:span></text:p>
        <text:p text:style-name="P461"><text:span text:style-name="CharStyle6">svieže </text:span><text:span text:style-name="T11">si</text:span><text:span text:style-name="CharStyle6">ly i proti týmto zachovať? Kto môže za to, že nezkúsený kráľ nespýtal sa múdreho Ji</text:span><text:span text:style-name="T11">s</text:span><text:span text:style-name="CharStyle6">kru</text:span><text:span text:style-name="T11">.</text:span><text:span text:style-name="CharStyle6"><text:s text:c="1"/>čo myslí o stave krajiny? Tak by bol celý svet vedel, že Jiskra má pravdu: lebo za to nám neručí nikto, že Fridrich Matiaša nezbije — a potom čo začať?</text:span><text:span text:style-name="T11">“</text:span></text:p>
        <text:p text:style-name="P462"><text:span text:style-name="CharStyle6">„Ale by ho Fridrich istotne nikdy nepre- vládal, keby sme sa mu opreli spojenými silami.“</text:span></text:p>
        <text:p text:style-name="P463"><text:span text:style-name="CharStyle6">„Spojenými silami? Hahaha! Veď to budete azda vedieť, že je Pankrác </text:span><text:span text:style-name="T11">v</text:span><text:span text:style-name="CharStyle6"><text:s text:c="1"/>tuhom spojení s Fridrichom a že ho Jiskra od cisára odvrátiť nemôže?“</text:span></text:p>
        <text:p text:style-name="P464"><text:span text:style-name="CharStyle6">„To prvé znám — o druhom ani slova: ale myslím, že sa statočný človek nikdy na iných obzerať nemá, keď mu niečo povinnosť káže.“</text:span></text:p>
        <text:p text:style-name="P465"><text:span text:style-name="CharStyle6">„No lenže sa neobzerajte, veď vy veru nai- skorej vyhoríte! Či to ešte neviete, že sa Pankrác v celej hornej Nitrianskej a na Starom hrade proti vám strojí? že chce Žilinu od koreňa vyvrátiť, preto, že ste mu vraj syna sviedli a na vojnu poslali?“</text:span></text:p>
        <text:p text:style-name="P466"><text:span text:style-name="CharStyle6">„Ja som mu syna </text:span><text:span text:style-name="T11">š</text:span><text:span text:style-name="CharStyle6">viedol? Kto to smie povedať? No, ale dobre, nech príde — veď múry žilinské ešte stoja a mešťania vládzu ešte pušky nabíjať a šabľami rúbať! Ďakujem vám, pane Komorovský, že ste mi to ráčili dať na vedomie.“</text:span></text:p>
        <text:p text:style-name="P467"><text:span text:style-name="CharStyle6">Komorovský sa smraštil, ako čo by sa octu napil, ale spamätajúc sa, vyjasnil tvár a chytro so smiechom povedal:</text:span></text:p>
        <text:p text:style-name="P468"><text:span text:style-name="CharStyle6">„Ale my azda i naďalej zostaneme priateľmi.“ </text:span><text:span text:style-name="T11">.</text:span></text:p>
        <text:p text:style-name="P469"><text:span text:style-name="CharStyle6">„To sa rozumie — ak l</text:span><text:span text:style-name="T11">y</text:span><text:span text:style-name="CharStyle6">n vy chcete.“</text:span></text:p>
        <text:p text:style-name="P470"><text:span text:style-name="CharStyle6">„A keď vy chcete, my vám s našou pomo- sou vždy k službám stojíme; len povedzte slovo Vladimírovi, a on vie, čo začať.“</text:span></text:p>
        <text:p text:style-name="P471"><text:span text:style-name="CharStyle6">„Ďakujem vám, pane“, odpovie Dlhohor- </text:span><text:span text:style-name="T11">s</text:span><text:span text:style-name="CharStyle6">k</text:span><text:span text:style-name="T11">ý</text:span><text:span text:style-name="CharStyle6"><text:s text:c="1"/>a obrátiac sa ku shromaždeným úrad- ským, zavolá: „Počuli ste, páni</text:span><text:span text:style-name="T11">,</text:span><text:span text:style-name="CharStyle6"><text:s text:c="1"/>čo pán Komo</text:span><text:span text:style-name="T11">- </text:span><text:span text:style-name="CharStyle6">rovský povedal? Rozíďme sa teda vo meno božie. Stráže na múroch a okolo mesta zdvojnásob</text:span><text:span text:style-name="T11">uj</text:span><text:span text:style-name="CharStyle6">te, pán kapitán. Prach a gule nech sa z dom</text:span><text:span text:style-name="T11">’</text:span><text:span text:style-name="CharStyle6"><text:s text:c="1"/>do domu rozdávajú; čistite pušky, ostrite šable, hotovte ská</text:span><text:span text:style-name="T11">l</text:span><text:span text:style-name="CharStyle6">ie na múry: každý nech je hotový — zajtra na mestskom dome o desiatej shromaždeni</text:span><text:span text:style-name="T11">e</text:span><text:span text:style-name="CharStyle6">!“</text:span></text:p>
        <text:p text:style-name="P472"><text:span text:style-name="CharStyle6">Hostia sa pobúria, povstávajú a odchádzajú domov. Vladimír je rád, že sa môže s Máriou rozlúčiť, lebo mu je v jej blízkosti, ako čo by na uhlí sedel</text:span><text:span text:style-name="T11">,</text:span><text:span text:style-name="CharStyle6"><text:s text:c="1"/>a jednako, keď si pomyslí, že sa má od nej odobrať, tak mu je, ako do plaču.</text:span></text:p>
        <text:p text:style-name="P473"><text:span text:style-name="T34">1</text:span></text:p>
        <text:p text:style-name="P474"><text:span text:style-name="CharStyle6">Komorovský behá za pánom </text:span><text:span text:style-name="T11">ryc</text:span><text:span text:style-name="CharStyle6">h</text:span><text:span text:style-name="T11">tá</text:span><text:span text:style-name="CharStyle6">rom a s úsmevom vraví:</text:span></text:p>
        <text:p text:style-name="P475"><text:span text:style-name="CharStyle6">„Hahaha! Ja som nemyslel, že sa jednýn</text:span><text:span text:style-name="T11">i </text:span><text:span text:style-name="CharStyle6">slovom tak dáte pobúriť! Veď je to nie tak náhlo, ako sa nazdávate; Pankrác je veru tiež nie dnes hotový a Vladimír rozkazuje niekoľko tisíc vojakom, tí sú vám vždy na pomoci: načo</text:span><text:span text:style-name="T11">,</text:span><text:span text:style-name="CharStyle6"><text:s text:c="1"/>teda úbohých mešťanov od ich roboty odháňať?“<text:tab/></text:span><text:span text:style-name="T11">d</text:span></text:p>
        <text:p text:style-name="P476"><text:span text:style-name="CharStyle6">Dlhohorský sa usmeje, pokloní sa a nič nepovie.</text:span></text:p>
        <text:p text:style-name="P477"><text:span text:style-name="CharStyle6">Komo</text:span><text:span text:style-name="T11">rov</text:span><text:span text:style-name="CharStyle6">ského zaviedli do osobitnej izby na odpočinok. Premýšľa, premýšľa; usmieva sa a päsťou hrozí; m</text:span><text:span text:style-name="T11">ú</text:span><text:span text:style-name="CharStyle6">m</text:span><text:span text:style-name="T11">i</text:span><text:span text:style-name="CharStyle6">e niečo pod nos, a potom hovorí:</text:span></text:p>
        <text:p text:style-name="P478"><text:span text:style-name="CharStyle6">„Kozol ťa vedel, že sa hneď tak pobúriš. Nuž ale i to dobre, aspoň budeme mať príčinu do teba sa zadrieť. Vyhlásime, že sa Žilina proti kráľovi pobúrila, a potom — hahaha! — dobrú noc, Matiaš! </text:span><text:span text:style-name="T11">— </text:span><text:span text:style-name="CharStyle6">dobrú noc, Dlhohorský!“</text:span></text:p>
        <text:p text:style-name="P480"><text:span text:style-name="T16">49</text:span></text:p>
        <text:p text:style-name="P481"><text:span text:style-name="CharStyle6">Jiskra hrozne zúri v Šariši a Spiši. Spišský a Šarišský zámok stály sa hrúzou pre okolie, lebo nik nevie, ani prečo, ani načo Jiskra dáva všetko široko-ďaleko páliť — a vojsko jeho ustavične ďalej a ďalej siaha do iných stolíc. I Liptov, i premilený Liptov beduje: dievčatá plačú, že šuhajci hynú; deti nariekajú, keď ich diví vojaci z domov vyháňajú; starí ľudia so svesenou hlavou bolestne horekujú, vidiac, ako ich do</text:span><text:span text:style-name="T11">mj,</text:span><text:span text:style-name="CharStyle6"><text:s text:c="1"/>v ktorých celý svoj život strávili, tu plameňom horia, tam v popole ležia.</text:span></text:p>
        <text:p text:style-name="P482"><text:span text:style-name="CharStyle6">Jiskra ako kameň pozerá na Spiš a Šariš. On len pomyslí, a stane sa, ukáže, a ide sa, povie, a vykoná sa. Ale Komorovský v Liptove tak ľudí zaobchádza, že sa nazdávajú, že im je najlepším priateľom, a keď sa im o jeho priateľstve najsladšie sníva, zablčí strecha nad ich hlavami, zarinčia šable okolo domu, zabúchajú zlodeji na plné truhly. A keď sa idú žalovať Komorovskému, usmeje sa, oči na úzko stiahne a obráti sa im chrbtom.</text:span></text:p>
        <text:p text:style-name="P483"><text:span text:style-name="CharStyle6">A milá Trenčianska stolica očakáva, očakáva, čo sa to robiť bude. Strečno, Starý hrad a Žilina — všetko sa to ozbrojuje a „kráľ Ma- tiaš“, „Vladimír“ a „Pankrác“ ozýva sa povetrím.</text:span></text:p>
        <text:p text:style-name="P484"><text:span text:style-name="CharStyle6">Na Strečno sa tisíce ľudstva sháňa; ze</text:span><text:span text:style-name="T11">. </text:span><text:span text:style-name="CharStyle6">mäni z Jiskrovej strany ustavične sem behajú; nejeden starý pán vykrúti fúzy, pristrojí sa </text:span><text:span text:style-name="T11">ď</text:span><text:span text:style-name="CharStyle6">o svojho dolomána, pripáše okolo drieku strieborný pás, šabľu si naň zavesí, ostrôžkami po- </text:span><text:span text:style-name="T11">b</text:span><text:span text:style-name="CharStyle6">r</text:span><text:span text:style-name="T11">inknia</text:span><text:span text:style-name="CharStyle6"><text:s text:c="1"/>sadá na koňa a letí na Strečno k pánu Vladimírovi, lebo je Vladimír menom Jiskro- vým za hlavného vodcu v Trenčíne vyhlásený, a mnoho je </text:span><text:span text:style-name="T11">v</text:span><text:span text:style-name="CharStyle6"><text:s text:c="1"/>Trenčíne pánov, ktorí odjakživa</text:span></text:p>
        <text:p text:style-name="P485"><text:span text:style-name="CharStyle6">s Jiskrom držali. Synkovia panskí tiež nechcú byť horší od svojich otcov, sadajú na koníky, ozbrojujú poddanstvo a letia na Strečno. Komorovský posiela vojsko z Liptova, doráža na Vladimíra, aby hubil Pankráca; Jiskra rozkazuje, aby vyhladil Žilinu, zaujal Prešporok a blížil sa k Budínu. Narástlo toho vojska okolo </text:span><text:span text:style-name="T11">ô</text:span><text:span text:style-name="CharStyle6">trečna ako vln morských. Páni sa opytujú, prečo sa to toľké prípravy robia, ľudstvo sa do dedín ani neprace, a jednako nevie, načo h</text:span><text:span text:style-name="T11">p </text:span><text:span text:style-name="CharStyle6">z pokojného žitia vyhnali</text:span><text:span text:style-name="T11">.</text:span></text:p>
        <text:p text:style-name="P486"><text:span text:style-name="CharStyle6">„Hej, pán brat, či to ešte dlho takto čakať máme, po strelsk</text:span><text:span text:style-name="T11">ej</text:span><text:span text:style-name="CharStyle6"><text:s text:c="1"/>materi? Či to kedy statočný človek videl?“ spytuje sa jeden zeman druhého na Strečne.</text:span></text:p>
        <text:p text:style-name="P487"><text:span text:style-name="CharStyle6">„Nuž a vy že čo tu chcete? Akože sa vy opovážite sem prísť? Ej, nechže vás tu niektorý z Čechov nezastihne, lebo, ako že tu stojím, živý odtiaľto neodídete.“</text:span></text:p>
        <text:p text:style-name="P488"><text:span text:style-name="CharStyle6">„Len ho pozri! Kdeže ste sa tej ľudskosti naučili? Akože sa vy opovažujete statočnému človeku do poctivosti stúpať?“</text:span></text:p>
        <text:p text:style-name="P489"><text:span text:style-name="CharStyle6">„Statočnému človeku? Nuž či ste </text:span><text:span text:style-name="T11">^</text:span><text:span text:style-name="CharStyle6">y i s vaším ujcom odjakživa s Huňadovci nedržali? Či ste vy nechodili s dediny na dedinu zem</text:span><text:span text:style-name="T11">a</text:span><text:span text:style-name="CharStyle6">nov prehovárať, aby šli za Matiaša na Viedeň?“</text:span></text:p>
        <text:p text:style-name="P490"><text:span text:style-name="CharStyle6">„S Huňadovci som držal — chodil som s dediny na dedinu i s mojím ujcom i s mojím svákom — a čože je viac?“</text:span></text:p>
        <text:p text:style-name="P491"><text:span text:style-name="CharStyle6">„A akože sa teda opovážite na Strečn</text:span><text:span text:style-name="T11">o </text:span><text:span text:style-name="CharStyle6">prísť, kde sa Vladimír proti Matiašovi strojí?“</text:span></text:p>
        <text:p text:style-name="P492"><text:span text:style-name="CharStyle6">„A ktože vám to povedal, že proti Matiašovi? Hej, strojí sa ver</text:span><text:span text:style-name="T11">’</text:span><text:span text:style-name="CharStyle6"><text:s text:c="1"/>na Žilinu, a prečo? Že Žilina od kráľa odpadla a sa s Pankrácom za Fridricha spojila.“</text:span></text:p>
        <text:p text:style-name="P493"><text:span text:style-name="CharStyle6">„Ktože vám to na no</text:span><text:span text:style-name="T11">»</text:span><text:span text:style-name="CharStyle6"><text:s text:c="1"/>zavesil? N</text:span><text:span text:style-name="T11">a</text:span><text:span text:style-name="CharStyle6"><text:s text:c="1"/>Žilinu sa strojí, že sa s Pankrácom proti Jiskrovi vzbú</text:span><text:span text:style-name="T11"/><text:span text:style-name="CharStyle6"/></text:p>
        <text:p text:style-name="P494"><text:span text:style-name="CharStyle16">Kalinčák </text:span><text:span text:style-name="T9">I</text:span><text:span text:style-name="CharStyle16">I</text:span><text:span text:style-name="T9">I.</text:span></text:p>
        <text:p text:style-name="P495"><text:span text:style-name="CharStyle36">4</text:span></text:p>
        <text:p text:style-name="P498"><text:span text:style-name="CharStyle21">50</text:span></text:p>
        <text:p text:style-name="P499"><text:span text:style-name="CharStyle6">rila, lebo Ji</text:span><text:span text:style-name="T11">s</text:span><text:span text:style-name="CharStyle6">kra nechce, aby niekto </text:span><text:span text:style-name="T11">v</text:span><text:span text:style-name="CharStyle6"><text:s text:c="1"/>Horných Uhrách, kd</text:span><text:span text:style-name="T11">e</text:span><text:span text:style-name="CharStyle6"><text:s text:c="1"/>on panuje, Matiaša za pána uznával.“</text:span></text:p>
        <text:p text:style-name="P500"><text:span text:style-name="CharStyle6">„Ale veď ja to musím lepšie vedieť, ako vy, veď u mňa boli nedávno dvaja páni zo Strečna, ktorí mi vraveli, že Žilina od Matiaša odpadla.“</text:span></text:p>
        <text:p text:style-name="P501"><text:span text:style-name="CharStyle6">„A či sa vy nazdávate, že ko mne tiež veľkí páni nechodia, že som ja nie hoden, aby sa k</text:span><text:span text:style-name="T11">p </text:span><text:span text:style-name="CharStyle6">mne niekto up</text:span><text:span text:style-name="T11">on</text:span><text:span text:style-name="CharStyle6">ížil? To si nemyslite, lebo ma v dobrej vôli n</text:span><text:span text:style-name="T11">á</text:span><text:span text:style-name="CharStyle6">jdete! Nuž či mne tiež onehdy dvaja vyslanci zo Strečna neprišili povedať, že sa Žilina proti Jiskrovi búri? Prišli, na moju hriešnu dušu </text:span><text:span text:style-name="T11">—</text:span><text:span text:style-name="CharStyle6"><text:s text:c="1"/>a to ako prišli! Hej, vie to každý, že je starý Matej hlava v dedine a že čo on myslí, to</text:span><text:span text:style-name="T11">-</text:span><text:span text:style-name="CharStyle6"><text:s text:c="1"/>myslí i celá dedina. Prišli veru k</text:span><text:span text:style-name="T11">o </text:span><text:span text:style-name="CharStyle6">mne tak, ako čo by ja bol pánom, a oni moji poddaní. Toľko sa mi naklaňali, vybozkávali ma. ako čo by som bol </text:span><text:span text:style-name="T11">s</text:span><text:span text:style-name="CharStyle6"><text:s text:c="1"/>nimi vyrástol, a ako pán brat Matejko, tak pán brat Matejko n</text:span><text:span text:style-name="T11">m </text:span><text:span text:style-name="CharStyle6">utitulovali. až sa moja žena nazdala, že Pán Boh vie akého slúžno</text:span><text:span text:style-name="T11"><text:s text:c="1"/></text:span><text:span text:style-name="CharStyle6">dvorského zo mňa urobia. „Nože no, pán brat“, vraveli</text:span><text:span text:style-name="T11">,</text:span><text:span text:style-name="CharStyle6"><text:s text:c="1"/>„nože no, ešte raz tú vašu šabľu do ruky vezmite, lebo vám tak pristane, ako čo by ste s ňou na svet prišli.“</text:span></text:p>
        <text:p text:style-name="P502"><text:span text:style-name="CharStyle6">Tak hovoril druhý zem</text:span><text:span text:style-name="T11">a</text:span><text:span text:style-name="CharStyle6">n, pyšne hlavou potriasajúc a šedivé fúziská vysukujúc.</text:span></text:p>
        <text:p text:style-name="P503"><text:span text:style-name="CharStyle6">„Hahaha! Keď vám to raz, teda mne to aspoň dvadsať ráz vraveli: ale ja za to vždy stojím, že Žilina od Matiaša odpadla.“</text:span></text:p>
        <text:p text:style-name="P504"><text:span text:style-name="CharStyle6">„Ba od Jiskru odpadla. Čo sa stavíte?“</text:span></text:p>
        <text:p text:style-name="P505"><text:span text:style-name="CharStyle6">„Päť zlatých stojí.“</text:span></text:p>
        <text:p text:style-name="P506"><text:span text:style-name="CharStyle6">„Dobre! Stojí! Poďme sa Vladimíra </text:span><text:span text:style-name="T11">o</text:span><text:span text:style-name="CharStyle6">- pýtať.“</text:span></text:p>
        <text:p text:style-name="P507"><text:span text:style-name="CharStyle6">„Poďme, poďme k Vladimírovi!“</text:span></text:p>
        <text:p text:style-name="P508"><text:span text:style-name="CharStyle6">A soberú sa oba dnu do zámku. Po dvore ďalej a po izbách sedia starí vojaci, Česi kališníci. Ich vlasť je pre nich ztratená</text:span><text:span text:style-name="T11">/</text:span><text:span text:style-name="CharStyle6">i</text:span><text:span text:style-name="T11">eb</text:span><text:span text:style-name="CharStyle6"><text:s text:c="1"/>viera</text:span></text:p>
        <text:p text:style-name="P509"><text:span text:style-name="CharStyle6">prenasledovaná a ich život samý žiaľ </text:span><text:span text:style-name="T11">a</text:span><text:span text:style-name="CharStyle6"><text:s text:c="1"/></text:span><text:span text:style-name="T11">.</text:span><text:span text:style-name="CharStyle6">smútok. A ten žiaľ im z očú vyzerá</text:span><text:span text:style-name="T11">,</text:span><text:span text:style-name="CharStyle6"><text:s text:c="1"/>lebo od mladi, nemajúc kde hlavy sklonil, vylievajú krv svoju po skalách tatranských a po poliach uhorskej krajiny. Ich srdce zdá sa byť zamrznuté, ich oko skamenelé</text:span><text:span text:style-name="T11">.</text:span><text:span text:style-name="CharStyle6"><text:s text:c="1"/>ich ruky, vlastnou a nepriateľskou krvou postriekané, zdajú sa byť železné. Sedia a čakajú, čo im pán rozkáže; ich neťahá ani vôľa, ani láska a náchylnosť vlastná ani sem ani ta; oni s vlasťou všetko ztrati</text:span><text:span text:style-name="T11">l</text:span><text:span text:style-name="CharStyle6">i a všetko im je jedno: či žiť, či umierať, či za to-</text:span></text:p>
        <text:p text:style-name="P510"><text:span text:style-name="CharStyle6">hoto, či za tamtoho bojovať. Neopýt</text:span><text:span text:style-name="T11">a</text:span><text:span text:style-name="CharStyle6">jú sa: kam ideme? kam nás vedieš? či niečo vykonáme? Ale keď príde zámky vydobýjať, t</text:span><text:span text:style-name="T11">p </text:span><text:span text:style-name="CharStyle6">lez</text:span><text:span text:style-name="T11">ú</text:span><text:span text:style-name="CharStyle6"><text:s text:c="1"/>na múry ako mravce, kým len jeden z nich ž</text:span><text:span text:style-name="T11">i</text:span><text:span text:style-name="CharStyle6">je; keď príde d</text:span><text:span text:style-name="T11">o'</text:span><text:span text:style-name="CharStyle6">oč</text:span><text:span text:style-name="T11">ú</text:span><text:span text:style-name="CharStyle6"><text:s text:c="1"/>pozrieť nepriateľom, to rúbu šabľou, to trepú po hlavách železnými klanicami, nevydávajúc zo seba ani slova, ani hlasu. Tváre sú im dosekané, vlasy zväčša šedivé —</text:span><text:span text:style-name="T11">-</text:span><text:span text:style-name="CharStyle6"><text:s text:c="1"/>smutno je pozrieť na nich. I teraz stoja pod zbrojou; kde majú ísť? </text:span><text:span text:style-name="T11">n</text:span><text:span text:style-name="CharStyle6">a koho? To vie Vladimír.</text:span></text:p>
        <text:p text:style-name="P511"><text:span text:style-name="CharStyle29">4*</text:span></text:p>
        <text:p text:style-name="P513"><text:span text:style-name="T16">53</text:span></text:p>
        <text:p text:style-name="P514"><text:span text:style-name="CharStyle6">Ani páni, ani české vojsko vlastne nevedia</text:span><text:span text:style-name="T11">,</text:span><text:span text:style-name="CharStyle6"><text:s text:c="1"/>čo majú robiť</text:span><text:span text:style-name="T11">,</text:span><text:span text:style-name="CharStyle6"><text:s text:c="1"/>iba všetci znajú to, že ide o Žilinu. A Vladimír? Hoj, to je slávny vodca, Ji- skrov miláček, Pa</text:span><text:span text:style-name="T11">ň</text:span><text:span text:style-name="CharStyle6">krácov vychovanee; on sa bíjal s </text:span><text:span text:style-name="T11">na</text:span><text:span text:style-name="CharStyle6">jprvsími víťazmi uhorskej krajiny, a nikdy sa premôcť nedal </text:span><text:span text:style-name="T11">—</text:span><text:span text:style-name="CharStyle6"><text:s text:c="1"/>a teraz?</text:span></text:p>
        <text:p text:style-name="P515"><text:span text:style-name="CharStyle6">Sám Pán Boh vie, čo sa stalo Vladimírov</text:span><text:span text:style-name="T11">i</text:span><text:span text:style-name="CharStyle6">; od istého času s nikým nič nehovorí, oko jeho pozerá temno na jednu stranu</text:span><text:span text:style-name="T11">,</text:span><text:span text:style-name="CharStyle6"><text:s text:c="1"/>o vojsko nestará sa, celé noci ani oka nezažmúri, celé dni sa túla po horách a poliach. .. všetko na kapitánov sveruje.</text:span></text:p>
        <text:p text:style-name="P516"><text:span text:style-name="CharStyle6">Už je večer, krásny, utešený večer na zelenom Považí; zámok Strečniansky je plný hostí, pánov a vojska, všetko kričí „na Žilinu!“ a ani nevie prečo, a Vladimír uteká z ich spolku; Komorovského a J</text:span><text:span text:style-name="T11">l</text:span><text:span text:style-name="CharStyle6">skrovi poslovia ho nútia, aby čas nemámil, Žilinu dobýjal, pokiaľ sa celkom neozbrojí, pokiaľ mu Pankrác vojenskú nezahrá, a potom aby sa ponáhľal na Budín: ale Vladimír málo na to dbá. skryje sa do samotnej izby a myslí a myslí.</text:span></text:p>
        <text:p text:style-name="P517"><text:span text:style-name="CharStyle6">Už je večer, krásny, utešený večer pod slovenskou Fatrou; zámok je plný hostí</text:span><text:span text:style-name="T11">,</text:span><text:span text:style-name="CharStyle6"><text:s text:c="1"/>pánov a vojska; už sú všetci na Strečne, po súsed- ných zámkoch a po dedinách sa rozchádzajú, a</text:span><text:span text:style-name="T11">,</text:span><text:span text:style-name="CharStyle6"><text:s text:c="1"/>Vladimír sa od nich neodberá, sedí pri stole samojediný, hlavu má rukou podoprenú, oko jeho pozerá odovretým oblokom v tú stranu</text:span><text:span text:style-name="T11">,</text:span><text:span text:style-name="CharStyle6"><text:s text:c="1"/>kde Žilina leží, a takto sám sebe hovorí:</text:span></text:p>
        <text:p text:style-name="P518"><text:span text:style-name="CharStyle6">„Len deň — len dva </text:span><text:span text:style-name="T11">—-</text:span><text:span text:style-name="CharStyle6"><text:s text:c="1"/>kým ťa vidím</text:span><text:span text:style-name="T11">, </text:span><text:span text:style-name="CharStyle6">Mária</text:span><text:span text:style-name="T11">:</text:span><text:span text:style-name="CharStyle6"><text:s text:c="1"/>Potom, potom. </text:span><text:span text:style-name="T11">.</text:span><text:span text:style-name="CharStyle6">. Hrom a peklo, nepadne Žilina, ak ty budeš moja! C</text:span><text:span text:style-name="T11"><text:s text:c="1"/></text:span><text:span text:style-name="CharStyle6">o ma do Jiskru, čo ma do celého sveta</text:span><text:span text:style-name="T11">,</text:span><text:span text:style-name="CharStyle6"><text:s text:c="1"/>keď jej nemám? Bože, Bože!</text:span><text:span text:style-name="T11">“</text:span></text:p>
        <text:p text:style-name="P519"><text:span text:style-name="CharStyle6">A hlboko si vzdychne, oči rukami zakryje, hlavu ovesí</text:span><text:span text:style-name="T11">.</text:span><text:span text:style-name="CharStyle6"><text:s text:c="1"/>ako čo by mu ťažká bola, a zas ju</text:span></text:p>
        <text:p text:style-name="P520"><text:span text:style-name="CharStyle6">zodvihne, pozre von oblokom a ako myslí</text:span><text:span text:style-name="T11">,</text:span><text:span text:style-name="CharStyle6"><text:s text:c="1"/>tak myslí.</text:span></text:p>
        <text:h text:outline-level="3" text:style-name="P521"><text:bookmark-start text:name="bookmark8"/><text:span text:style-name="CharStyle25">v</text:span><text:span text:style-name="T20">ín</text:span><text:bookmark-end text:name="bookmark8"/></text:h>
        <text:p text:style-name="P522"><text:span text:style-name="CharStyle6">Starý hrad, Starý hrad, čože sa to zas x tvojom lone robí? Pankrác mraští čelo, očima blýska, zubmi škrípe, a kedykoľvek pozre na Strečno, do takej divokosti upadne, že mu každý z cesty uteká.</text:span></text:p>
        <text:p text:style-name="P523"><text:span text:style-name="CharStyle6">Pankrác vidí, ako sa Strečno strojí, počuje od svojich vyzvedačov, že Vladimír chce j jeho i Žilinu zahubiť: ale on sa na tom iba smeje. Divný je to však smiech, lebo mu oči dobre nevyskočia a líca mu dobre nezhoria od ohňa. Medzitým vykrúti si fúzy, položí čiapku </text:span><text:span text:style-name="T11">na</text:span><text:span text:style-name="CharStyle6"><text:s text:c="1"/>hlavu, pr</text:span><text:span text:style-name="T11">i</text:span><text:span text:style-name="CharStyle6">páše šabľu a behá samojediný hneď na Podhraď, hneď na Brani</text:span><text:span text:style-name="T11">e</text:span><text:span text:style-name="CharStyle6"><text:s text:c="1"/>a do Skalice, a hneď zas do Turca; obsadzuje zámky, kapitánov na nich stavia, so</text:span><text:span text:style-name="T11"><text:s text:c="1"/></text:span><text:span text:style-name="CharStyle6">ber</text:span><text:span text:style-name="T11">ú</text:span><text:span text:style-name="CharStyle6"><text:s text:c="1"/>ľudstvo</text:span><text:span text:style-name="T11">,</text:span><text:span text:style-name="CharStyle6"><text:s text:c="1"/>a všetko to k Starému hradu a do Varína sťahuje. Ale Pankrác nemá nikde p </text:span><text:span text:style-name="T11">o</text:span><text:span text:style-name="CharStyle6">meškania, beh</text:span><text:span text:style-name="T11">á</text:span><text:span text:style-name="CharStyle6"><text:s text:c="1"/>sem a ta ako divý; nikomu neverí; dnes postaví kapitána na niektorom zámku</text:span><text:span text:style-name="T11">,</text:span><text:span text:style-name="CharStyle6"><text:s text:c="1"/>a už ho zajtra zas shadzuje, lebo ho</text:span><text:span text:style-name="T11">;</text:span><text:span text:style-name="CharStyle6"><text:s text:c="1"/>oklamal Vladimír, oklamal ho </text:span><text:span text:style-name="T11">i</text:span><text:span text:style-name="CharStyle6"><text:s text:c="1"/>Jiskra </text:span><text:span text:style-name="T11">—</text:span><text:span text:style-name="CharStyle6"><text:s text:c="1"/>aspoň si on tak myslí. S Ma- tiašom sa spojiť nechce, to mu pýcha nedovoľuje; od Jiskru celkom odpadnúť nechce, lebo všetku vinu len n</text:span><text:span text:style-name="T11">a</text:span><text:span text:style-name="CharStyle6"><text:s text:c="1"/>Komorovského skladá, a ked</text:span><text:span text:style-name="T11">’</text:span><text:span text:style-name="CharStyle6"><text:s text:c="1"/>si na tohoto pomyslí, hneď zubmi škrípe</text:span><text:span text:style-name="T11">,</text:span><text:span text:style-name="CharStyle6"><text:s text:c="1"/>hneď sa zahrozí a strašne zakľaje. Keď pozre na Strečno. zakričí pomstu, až sa múry za- trasú, káže zbrojiť sa svojim ľuďom, a zas im káže zbroj dolu skladať: pozerá po okolí, skrčí čelo, vyskočí a zas sa zarmúti </text:span><text:span text:style-name="T11">--</text:span><text:span text:style-name="CharStyle6"><text:s text:c="1"/>prečo? začo? To nikto nevie. Ale pri </text:span><text:span text:style-name="T11">ň</text:span><text:span text:style-name="CharStyle6">om je i zamyslenosť i zármutok inakší, ako nri iných ľuďoch: lebo Pankrác nikdy nebol ako obyčajný človek;</text:span></text:p>
        <text:p text:style-name="P525"><text:span text:style-name="T16">5*4</text:span></text:p>
        <text:p text:style-name="P526"><text:span text:style-name="CharStyle21">55</text:span></text:p>
        <text:p text:style-name="P527"><text:span text:style-name="CharStyle6">ustavične myslieval o veľkosti a samostatnosti svojho rodu, nikdy na mále nepristával, a ak</text:span><text:span text:style-name="T11">o </text:span><text:span text:style-name="CharStyle6">boly veľké jeho žiadosti, tak boly veľké i jeho náruživosti, jeho výstupy, kdekoľvek sa obrátil.</text:span></text:p>
        <text:p text:style-name="P528"><text:span text:style-name="CharStyle6">Pa</text:span><text:span text:style-name="T11">nk</text:span><text:span text:style-name="CharStyle6">rác stoj</text:span><text:span text:style-name="T11">í</text:span><text:span text:style-name="CharStyle6"><text:s text:c="1"/>sám jediný, ako prst, na Sta</text:span><text:span text:style-name="T11">. </text:span><text:span text:style-name="CharStyle6">r</text:span><text:span text:style-name="T11">om</text:span><text:span text:style-name="CharStyle6"><text:s text:c="1"/>hrade a pozerá na okolné vrchy a hory. </text:span><text:span text:style-name="T11">Jebc</text:span><text:span text:style-name="CharStyle6"><text:s text:c="1"/>šedivá hlava sa pyšne vypína, vetry si hrajú s jeho striebornými vlasmi, oko jeho sa blyští povedomím</text:span><text:span text:style-name="T11">,</text:span><text:span text:style-name="CharStyle6"><text:s text:c="1"/>že nieto na svete človeka, čo by bol kedy Pankráca prevládal. Ale prsia jeho? Hoj, tie cítia, že je už starý, že je osa mo</text:span><text:span text:style-name="T11">&lt;nelý</text:span><text:span text:style-name="CharStyle6"><text:s text:c="1"/>na celom širokom svete. A syn jeho? </text:span><text:span text:style-name="T11">O</text:span><text:span text:style-name="CharStyle6"><text:s text:c="1"/>tom dáv</text:span><text:span text:style-name="T11">i</text:span><text:span text:style-name="CharStyle6">.</text:span><text:span text:style-name="T11">o</text:span><text:span text:style-name="CharStyle6"><text:s text:c="1"/>nič nepočul, lebo o ňom ani my. slieť nechce; on ho tiež zradil, ako Vladimír, on zhanobil slávu a veľkosť otcovu. Preč, preč s takýmito</text:span><text:span text:style-name="T11">'</text:span><text:span text:style-name="CharStyle6"><text:s text:c="1"/>myšlienkami — nech syn zahynie, kde chce -</text:span><text:span text:style-name="T11">-</text:span><text:span text:style-name="CharStyle6"><text:s text:c="1"/>ale otec zostane pánom nepre- moženým, pokiaľ žiť bude, nech si aspoň svet rozpráva, že sa Pankrác nikomu nepoddal za svojho života. V tom poz</text:span><text:span text:style-name="T11">v</text:span><text:span text:style-name="CharStyle6">e na Strečno, zamračí</text:span><text:span text:style-name="T11">,</text:span><text:span text:style-name="CharStyle6"><text:s text:c="1"/>a zarmúti sa, tvár mu je tmavá ako oblak, čo búrku </text:span><text:span text:style-name="T11">v</text:span><text:span text:style-name="CharStyle6"><text:s text:c="1"/>sebe nesie, vlasy sa mu ježia a zubv škripia. lebo kde je sláva </text:span><text:span text:style-name="T11">a</text:span><text:span text:style-name="CharStyle6"><text:s text:c="1"/>panstvo jeho, keď kapitáni po turčianskych, trenčianskych a nitrianskych zámkoch tak od neho po odpad</text:span><text:span text:style-name="T11">á</text:span><text:span text:style-name="CharStyle6">vajú, ako</text:span><text:span text:style-name="T11">_</text:span><text:span text:style-name="CharStyle6"><text:s text:c="1"/>Vladimír? Či on môže byť všade </text:span><text:span text:style-name="T11">o</text:span><text:span text:style-name="CharStyle6">drazu? Či kapitán, človek cudzí, skorej od neho neodpadne, ako vlastný syn? Preletelo to dušu Pankrácovu ako strela, a prsia vydaly hlas: </text:span><text:span text:style-name="T11">„</text:span><text:span text:style-name="CharStyle6">Dobre, dobre — do Žiliny, do Žiliny!“</text:span></text:p>
        <text:p text:style-name="P529"><text:span text:style-name="CharStyle6">Stojí Žilina medzi dvoma stranami, medzi Vladimírovými a Pankrácovými </text:span><text:span text:style-name="T11">zá</text:span><text:span text:style-name="CharStyle6">mk</text:span><text:span text:style-name="T11">ý</text:span><text:span text:style-name="CharStyle6">, ako sihoť osamotelá medzi vodami morskými, ktoré sa ju každú chvíľku zatopiť stroja. Mešťania sa ozbrojujú, ako môžu</text:span><text:span text:style-name="T11">,</text:span><text:span text:style-name="CharStyle6"><text:s text:c="1"/>ich sily sú nie veľké, lebo mládež zväčša išla na Fridricha, zbroj so sebou poberúc, a tá, ktorá zostala v meste, je</text:span></text:p>
        <text:p text:style-name="P530"><text:span text:style-name="CharStyle6">alebo primladá, alebo nevládna: ale zato tým väčšmi pracujú všetky sily, ktoré v meste ostaly. Kováči kujú šable a kopije, až sa všetky vyhne len tak od iskier ligotajú; mládež čistí zhrdzavené a ostrí vyštrbené šable, chlapci nosia s</text:span><text:span text:style-name="T11">k</text:span><text:span text:style-name="CharStyle6">álie na múry, chlapci ho vozi</text:span><text:span text:style-name="T11">l</text:span><text:span text:style-name="CharStyle6">a z okolia do </text:span><text:span text:style-name="T11">"</text:span><text:span text:style-name="CharStyle6">mesta: slovom, všetko je na nohách.</text:span></text:p>
        <text:p text:style-name="P531"><text:span text:style-name="CharStyle6">Starší sa každý deň radia; pán rychtár stojí, ako skala v mori, medzi nimi; mestský dom je neprestajne plný</text:span><text:span text:style-name="T11">.</text:span></text:p>
        <text:p text:style-name="P532"><text:span text:style-name="CharStyle6">Minulo viacej dní, </text:span><text:span text:style-name="T11">á</text:span><text:span text:style-name="CharStyle6"><text:s text:c="1"/>Pankrác ešte neprichádza: už začínajú byť mešťania netrpeliví. Ale pánu rychtárovi stojí hlava na mieste, on žiada poslušnosť, píše listy po stolici pánom kráľovskej strany, prosí o pomoc, pýta živnosť a chlapstvo. A skutočne, prichodia starí pán</text:span><text:span text:style-name="T11">i</text:span><text:span text:style-name="CharStyle6">, ktorí už n</text:span><text:span text:style-name="T11">a</text:span><text:span text:style-name="CharStyle6"><text:s text:c="1"/>Viedeň ísť nemohli, d</text:span><text:span text:style-name="T11">p</text:span><text:span text:style-name="CharStyle6"><text:s text:c="1"/>Žiliny, poddaní ich nasledujú, vozy so st</text:span><text:span text:style-name="T11">r</text:span><text:span text:style-name="CharStyle6">ovou idú za nimi</text:span><text:span text:style-name="T11">.</text:span></text:p>
        <text:p text:style-name="P533"><text:span text:style-name="CharStyle6">V Žiline na radnom dome sú páni a starší</text:span></text:p>
        <text:p text:style-name="P535"><text:span text:style-name="T16">5 6</text:span></text:p>
        <text:p text:style-name="P536"><text:span text:style-name="CharStyle6">mesta shromaždení. Pán rychtár vstane, pozre dookola, a keď všetko utíchne, začne hovoriť</text:span><text:span text:style-name="T11">: </text:span><text:span text:style-name="CharStyle6">„Páni mešťania! Slávné shromaždenie</text:span><text:span text:style-name="T11">’ </text:span><text:span text:style-name="CharStyle6">Dávno už minul</text:span><text:span text:style-name="T11">ý</text:span><text:span text:style-name="CharStyle6"><text:s text:c="1"/>časy, keď sme my všetci spolu za krajinu uhorskú b</text:span><text:span text:style-name="T11">oj</text:span><text:span text:style-name="CharStyle6">ováváli; dávno je už tomu, čo sa krajina na stránky rozpadla, a my sme tiež s jednou stránkou držať mu</text:span><text:span text:style-name="T11">. </text:span><text:span text:style-name="CharStyle6">seli: ale nrišlo spojenie </text:span><text:span text:style-name="T11">—</text:span><text:span text:style-name="CharStyle6"><text:s text:c="1"/>my sme verili statočnosti ľudskej a urobeným smluvám. Spoliehali sme sa na svätosť prísahy a nasledovali sme naše vnútorné presvedčenie; po siali sme našu mládež do sveta</text:span><text:span text:style-name="T11">,</text:span><text:span text:style-name="CharStyle6"><text:s text:c="1"/>aby ona navrátila ztratenú česť a slávu krajine u</text:span><text:span text:style-name="T11">h</text:span><text:span text:style-name="CharStyle6">or- skei, ale Boh nás nrividel, nie pre našu vinu. Jiskra odpadol od kráľa; jeho vodcovia nám vyhrážajú preto, že sme za kráľa Matiaša.</text:span><text:span text:style-name="T11">.</text:span><text:span text:style-name="CharStyle6"><text:s text:c="1"/>Kto z vás nezná Pankráca? On je mocný a strašný, on nám zkazou hrozí — a mesto naše? Mesto naše je slabé, nep</text:span><text:span text:style-name="T11">r</text:span><text:span text:style-name="CharStyle6">ihotovené. lebo mládež je</text:span><text:span text:style-name="T11">h</text:span><text:span text:style-name="CharStyle6">o išla krv prelievať za kráľa Matiaša. Komorov- sk</text:span><text:span text:style-name="T11">v</text:span><text:span text:style-name="CharStyle6"><text:s text:c="1"/>nám sľúbil pomoc proti Pankrácovi. Ale čože chce Vladimír? Čo chce Komorovský? Či sú oni tiež nie len nástroje vôle J</text:span><text:span text:style-name="T11">i</text:span><text:span text:style-name="CharStyle6">skrov</text:span><text:span text:style-name="T11">ej?</text:span><text:span text:style-name="CharStyle6"><text:s text:c="1"/>A tak sa len na vlastné sily spoľahnúť môžeme. My sme sa raz prehlásili za Huňadovca, my sme ho uznali s celou stolicou za nášho pána, a tak nemôžeme slovo dané meniť, lebo nám tak ani nepriateľ veriť nebude. Páni mo</text:span><text:span text:style-name="T11">í</text:span><text:span text:style-name="CharStyle6">i. robme teda</text:span><text:span text:style-name="T11">,</text:span><text:span text:style-name="CharStyle6"><text:s text:c="1"/>čo môžeme, bráňme sa, kým vládzeme a kým nám pomoc od Boha a kráľa nepríde."</text:span></text:p>
        <text:p text:style-name="P537"><text:span text:style-name="CharStyle6">„Sláva rychtárovi!" zahučí shromaždenie.</text:span></text:p>
        <text:p text:style-name="P538"><text:span text:style-name="CharStyle6">„Vivat kráľ Matiaš!“</text:span></text:p>
        <text:p text:style-name="P539"><text:span text:style-name="CharStyle6">„Predsa je ten Dlhohorský ešte taký, ako bvval pri Belehrade!“ zavolá pán Bacho, starý pán z dolného vidieka, ktorý prišiel Žiline na pomoc.</text:span></text:p>
        <text:p text:style-name="P540"><text:span text:style-name="CharStyle6">„Pán rychtár“, ozve sa mestský kapitán,</text:span></text:p>
        <text:p text:style-name="P541"><text:span text:style-name="T16">57</text:span></text:p>
        <text:p text:style-name="P542"><text:span text:style-name="CharStyle6">„a kto vie, či sú vaše strachy </text:span><text:span text:style-name="T11">n</text:span><text:span text:style-name="CharStyle6">ie daromné, lebo prečo by sa Vladimír i Pankrác tak zbro- </text:span><text:span text:style-name="T11">, </text:span><text:span text:style-name="CharStyle6">jili proti nášmu mestu? Či oni nevedia, že sme my slabí, že nás môžu s malou silou potlačiť? A keby i tak bolo, naše mesto nevydrží</text:span><text:span text:style-name="T11">^</text:span><text:span text:style-name="CharStyle6"><text:s text:c="1"/>a tak sa musíme poddať.“</text:span></text:p>
        <text:p text:style-name="P543"><text:span text:style-name="CharStyle6">„Hej, čo, poddať?“ zavolajú hlasy s boka. „Či my už nič nemôžeme? Či múry žilinské nie sú dosť pevné? Či my už nič nevládzeme, čo sme i starí?“</text:span></text:p>
        <text:p text:style-name="P544"><text:span text:style-name="CharStyle6">„Veď sú pevné naše múry“, hovorí kapitán, „ale predsa veľkej nápasti neodolajú.“</text:span></text:p>
        <text:p text:style-name="P545"><text:span text:style-name="CharStyle6">„Hľa, tak je to“, vraví jeden z prítomných</text:span><text:span text:style-name="T11">,</text:span><text:span text:style-name="CharStyle6"><text:s text:c="1"/>„dávno som ja to povedal, že je tomu všetkému náš rychtár na príčine.“</text:span></text:p>
        <text:p text:style-name="P546"><text:span text:style-name="CharStyle6">„Kto je to, kto je to?“ zavolá niekoľko hlasov. </text:span><text:span text:style-name="T11">»</text:span></text:p>
        <text:p text:style-name="P547"><text:span text:style-name="T11">„</text:span><text:span text:style-name="CharStyle6">Nuž ja som to“, povie na strane jeden mešťan. „Náš rychtár nás vždy prehováral, aby sme sa i my do takých vecí starali, d'o ktorých nás nič. Načo my ta ruku pcháme, kde nám ju zaseknú? Preč</text:span><text:span text:style-name="T11">o.</text:span><text:span text:style-name="CharStyle6"><text:s text:c="1"/>nenecháme pánov pánmi byť, pokiaľ im len bude dobrá vôľa, a načo sa my do panských </text:span><text:span text:style-name="T11">v</text:span><text:span text:style-name="CharStyle6">ecí staráme? Ale, pán rychtár, tu to máte, teraz pre vaše drža</text:span><text:span text:style-name="T11">n</text:span><text:span text:style-name="CharStyle6">ie s pánmi zahynieme všetci. Nebolo treba tak vysoko rúbať.</text:span><text:span text:style-name="T11">“</text:span></text:p>
        <text:p text:style-name="P548"><text:span text:style-name="CharStyle6">Tu zakričí starý pán Otlík, zemäu vážny a pán dobrý:</text:span></text:p>
        <text:p text:style-name="P549"><text:span text:style-name="CharStyle6">„Hanbite sa, Žilinci, že ešte v takýchto časoch. keď vám a celej stolici záhuba hrozí, takýchto ľudí medzi sebou tr</text:span><text:span text:style-name="T11">n</text:span><text:span text:style-name="CharStyle6">íte. Von s ním!“</text:span></text:p>
        <text:p text:style-name="P550"><text:span text:style-name="CharStyle6">Ale ten nečakal dlho; už bol dávno von z paloty.</text:span></text:p>
        <text:p text:style-name="P551"><text:span text:style-name="CharStyle6">Pán rychtár vypočúval všetko, čo sa vravelo, tvár jeho bola spokojná, ani sa neusmial.</text:span></text:p>
        <text:p text:style-name="P553"><text:span text:style-name="T33">59</text:span></text:p>
        <text:p text:style-name="P554"><text:span text:style-name="T37">58</text:span></text:p>
        <text:p text:style-name="P555"><text:span text:style-name="CharStyle6">ani nesmraštil, a len potom, keď sa všetko utíšilo, vstal a prehovoril:</text:span></text:p>
        <text:p text:style-name="P556"><text:span text:style-name="CharStyle6">„Slávné shromaždeni</text:span><text:span text:style-name="T11">e</text:span><text:span text:style-name="CharStyle6">! Vidím, žé sa hlasy i za i proti mne a nášmu bráneniu ozývajú: ja </text:span><text:span text:style-name="T11">'</text:span><text:span text:style-name="CharStyle6"><text:s text:c="1"/>čo robím, robím len pre osoh náš a vlasti, lebo kde je celok na strany potrhaný, tam človek inak nevyjde, len keď sa k jednej alebo</text:span><text:span text:style-name="T11">!</text:span><text:span text:style-name="CharStyle6"><text:s text:c="1"/>k druhej stránke pripojí. Že by Žilina nevydržala návalu nepriateľského, nemyslím: lebo pokiaľ ramená naše vládzu zbroj dvíhať, nemáme sa čoho báť. Pomoc iste príde, naši s</text:span><text:span text:style-name="T11">a</text:span><text:span text:style-name="CharStyle6"><text:s text:c="1"/>z Rakús navráťa, a potom z pomoci božej bude Žilina predok viesť kráľovskej strane v celom Hornom Uhorsku.“</text:span></text:p>
        <text:p text:style-name="P557"><text:span text:style-name="CharStyle6">„Vivat, vivat uhorská krajina!“ zahučí sbor. „Budeme sa brániť, kým žijeme! Vivat kráľ Matiaš! Vivat Dlhohorský!“</text:span></text:p>
        <text:p text:style-name="P558"><text:span text:style-name="CharStyle6">Pán rychtár za</text:span><text:span text:style-name="T11">l</text:span><text:span text:style-name="CharStyle6">kľúčil sbor krátkou rečou, v ktorej napomínal svojich k smelosti a vy- trvanlivosti. Mešťania sa rozchádzajú po domoch; páni zemäni sa okolo rychtára shŕňajú. tľapkajú ho po pleciach, padajú mu okolo hrdla, bozkávajú ho a vravia:</text:span></text:p>
        <text:p text:style-name="P559"><text:span text:style-name="CharStyle6">„Predsa ste vy, pán brat, len ten starý Dlhohorský. Dobre, dobre</text:span><text:span text:style-name="T11">,</text:span><text:span text:style-name="CharStyle6"><text:s text:c="1"/>len držte tých vašich na úzde, lebo je to už raz darmo: kto </text:span><text:span text:style-name="T11">j</text:span><text:span text:style-name="CharStyle6">e nie zeman</text:span><text:span text:style-name="T11">,</text:span><text:span text:style-name="CharStyle6"><text:s text:c="1"/>nemá ani toľko smelosti</text:span><text:span text:style-name="T11">'</text:span><text:span text:style-name="CharStyle6">, ani vytrvalosti.“</text:span></text:p>
        <text:p text:style-name="P560"><text:span text:style-name="CharStyle6">Dlhohorský sa usmeje, stíska im ruky, vysukuje si šedivé fúzy, hladká si bradu a povie:</text:span></text:p>
        <text:p text:style-name="P561"><text:span text:style-name="CharStyle6">„No, páni, nech sa vám páči ko mne.“</text:span></text:p>
        <text:p text:style-name="P562"><text:span text:style-name="CharStyle6">Páni pristali na to všetci a idú k dom</text:span><text:span text:style-name="T11">u </text:span><text:span text:style-name="CharStyle6">rychtárovmu. Zrazu niekto na ul</text:span><text:span text:style-name="T11">i</text:span><text:span text:style-name="CharStyle6">ci</text:span><text:span text:style-name="T11">)</text:span><text:span text:style-name="CharStyle6"><text:s text:c="1"/>zakričí: „Beda nám, beda nám!“ Ľudia vychádzajú z domov, kričia a zas umíkajú od strachu, lebo cez mesto cvalom letí na koni muž vysoký, ani sa</text:span></text:p>
        <text:p text:style-name="P563"><text:span text:style-name="CharStyle6">len neobzre, ťažká šabľa mu hŕka pri boku</text:span><text:span text:style-name="T11">,</text:span><text:span text:style-name="CharStyle6"><text:s text:c="1"/>dlhý šedivý fúz pláva v povetrí, vysoké biele pero na kalpaku len tak povieva, ako by plávalo. To je Pankrác, známy nepriateľ Žiliny! Letí, letí mestom; všetko kričí, kým ho nevidí, ale keď ho zazre, čuší a trasie sa: no on sa na to ani neobzre</text:span><text:span text:style-name="T11">.</text:span><text:span text:style-name="CharStyle6"><text:s text:c="1"/>len ďalej letí ako vietor. Už sa sbl</text:span><text:span text:style-name="T11">íž</text:span><text:span text:style-name="CharStyle6">il k rychtárovmu domu, kde páni práve tiež dochádzajú, zastanú a pozerajú. Pankrác skočí s koňa, uviaže ho na mreže </text:span><text:span text:style-name="T11">a</text:span><text:span text:style-name="CharStyle6"><text:s text:c="1"/>obráti sa, na pánov ani nepohliadnuc, k Dlhohor- skému. Rychtár sa pokloní a Pankrác, kývnuc hlavou, povie:</text:span></text:p>
        <text:p text:style-name="P564"><text:span text:style-name="CharStyle6">„Dlhohorský, rád by som s vami hovoriť.“ „Vďačne, pane, nech sa vám páči dnu“, odpovie rychtár, a obráťac sa k druhým pánom. hovorí: „Prosím vás, odpusťte — vojdite sem.“</text:span></text:p>
        <text:p text:style-name="P565"><text:span text:style-name="CharStyle6">Páni vošli do ukázaných im izieb. Dlhohorský uviedol Pankráca prosto do Chyže, kde jeho žena s dcérou býval</text:span><text:span text:style-name="T11">ý</text:span><text:span text:style-name="CharStyle6">, a riekol:</text:span></text:p>
        <text:p text:style-name="P566"><text:span text:style-name="CharStyle6">„Odpusťte, pane, môj dom je preplnený.“ „Vidím</text:span><text:span text:style-name="T11">,</text:span><text:span text:style-name="CharStyle6"><text:s text:c="1"/>vidím ...“</text:span></text:p>
        <text:p text:style-name="P567"><text:span text:style-name="CharStyle6">„Tu je len moja rodina, a t</text:span><text:span text:style-name="T11">á</text:span><text:span text:style-name="CharStyle6">. ..“</text:span></text:p>
        <text:p text:style-name="P568"><text:span text:style-name="CharStyle6">„To je jedno — to môže celý svet počuť.“ „Tu moja žena, moja dcéra.“</text:span></text:p>
        <text:p text:style-name="P569"><text:span text:style-name="CharStyle6">Pankrác pyšne kývne hlavou na ženské, obráti sa k r</text:span><text:span text:style-name="T11">yc</text:span><text:span text:style-name="CharStyle6">htár</text:span><text:span text:style-name="T11">ov</text:span><text:span text:style-name="CharStyle6">i a vraví</text:span><text:span text:style-name="T11">:</text:span></text:p>
        <text:p text:style-name="P570"><text:span text:style-name="CharStyle6">• „Dlhohorský. vy viete, kde je môj syn.“ „Išiel s Matiašom na </text:span><text:span text:style-name="T11">Pa</text:span><text:span text:style-name="CharStyle6">kúsy.“</text:span></text:p>
        <text:p text:style-name="P571"><text:span text:style-name="CharStyle6">„Vy ste ho ta poslali?“</text:span></text:p>
        <text:p text:style-name="P572"><text:span text:style-name="CharStyle6">„Ja som ho neposlal. Ako som počul, z dobrej vôle vybral sa na Viedeň.“</text:span></text:p>
        <text:p text:style-name="P573"><text:span text:style-name="CharStyle6">„Dobre. Dlhohorský. budete písať za Milkom, aby sa priam ustanovil v Trenčíne. Vy mi zaňho stojíte: ak nepríde, vy budete príčina,</text:span></text:p>
        <text:p text:style-name="P575"><text:span text:style-name="CharStyle21">60</text:span></text:p>
        <text:p text:style-name="P576"><text:span text:style-name="T16">61</text:span></text:p>
        <text:p text:style-name="P577"><text:span text:style-name="CharStyle6">a Pankrác povedá. že zo Žiliny ani skala na skale nezostane.“</text:span></text:p>
        <text:p text:style-name="P578"><text:span text:style-name="T11">„</text:span><text:span text:style-name="CharStyle6">Čože ja zato môžem, ak váš syn nepríde; možno, že už i zahynul.“</text:span></text:p>
        <text:p text:style-name="P579"><text:span text:style-name="CharStyle6">„Hrúza nebeská!“ zakričí Pankrác. „Zahynul? Ak ho- </text:span><text:span text:style-name="T11">ne</text:span><text:span text:style-name="CharStyle6">vzkriesiš </text:span><text:span text:style-name="T11">—</text:span><text:span text:style-name="CharStyle6">“ a v tom sa mu reč zasekla.</text:span></text:p>
        <text:p text:style-name="P580"><text:span text:style-name="CharStyle6">Dlhohorský sa zamračí a skočí mu do reči:</text:span></text:p>
        <text:p text:style-name="P581"><text:span text:style-name="CharStyle6">„Pane! Ja s vaším synom nič nemám</text:span><text:span text:style-name="T11">,</text:span><text:span text:style-name="CharStyle6"><text:s text:c="1"/>ja ho ani dobre nepoznám, neobrážajte ma. Všetky vaše pomsty sú daromné.“</text:span></text:p>
        <text:p text:style-name="P582"><text:span text:style-name="CharStyle6">„Aké pomsty? Hahaha, mal by som sa nad kým pomstiť! Pankrác desať takých Žilín roz</text:span><text:span text:style-name="T11">- </text:span><text:span text:style-name="CharStyle6">mrví.“</text:span></text:p>
        <text:p text:style-name="P583"><text:span text:style-name="CharStyle6">„Dobre teda pán Komorovský povedal, že sa na Žilinu strojíte.“</text:span></text:p>
        <text:p text:style-name="P584"><text:span text:style-name="CharStyle6">„Komorovský? Hrúza nebeská!“ zakričí zas Pankrác. „Komorovský chce zničiť Žilinu i Pankráca — čo? Pankráca? Hahaha! Pan- kráca znivočiť? Dlhohorský! Či vy s Vladimírom držíte?“</text:span></text:p>
        <text:p text:style-name="P585"><text:span text:style-name="CharStyle6">„Ani s vami, ani s Vladimírom, pane. Žilina sa zbrojí za kráľa Matiaša, a vy ste oba s Jiskrom proti nemu.“</text:span></text:p>
        <text:p text:style-name="P586"><text:span text:style-name="CharStyle6">„Nič mi o Matiašovi, nič o Jiskrovi! Povedz, starý, či si za Vladimíra, či za Pankráca?“</text:span></text:p>
        <text:p text:style-name="P587"><text:span text:style-name="CharStyle6">„Ja som za kráľa Matiaša, povedám vám.“</text:span></text:p>
        <text:p text:style-name="P588"><text:span text:style-name="CharStyle6">„Syna mi vystanovíš, a ke</text:span><text:span text:style-name="T11">ď</text:span><text:span text:style-name="CharStyle6"><text:s text:c="1"/>sa do zajtra za Pankráca neprehlásiš, beda tebe, beda Žiline.“</text:span></text:p>
        <text:p text:style-name="P589"><text:span text:style-name="CharStyle6">V tom sa skrútne</text:span><text:span text:style-name="T11">.</text:span><text:span text:style-name="CharStyle6"><text:s text:c="1"/>nepovediac ani slova</text:span><text:span text:style-name="T11">,</text:span><text:span text:style-name="CharStyle6"><text:s text:c="1"/>vyjde z izby, odviaže koňa, vyhodí sa naň a zas letí pomedzi zástupy ľudstva z mesta, ako strela. </text:span><text:span text:style-name="T11"><text:tab/></text:span></text:p>
        <text:p text:style-name="P590"><text:span text:style-name="CharStyle6">Dlhohorský stojí na prostred izby, ako prikovaný; nevie</text:span><text:span text:style-name="T11">,</text:span><text:span text:style-name="CharStyle6"><text:s text:c="1"/>či je to</text:span><text:span text:style-name="T11">.</text:span><text:span text:style-name="CharStyle6"><text:s text:c="1"/>čo sa stalo, skutoč-</text:span></text:p>
        <text:p text:style-name="P591"><text:span text:style-name="CharStyle6">n</text:span><text:span text:style-name="T11"><text:s text:c="1"/></text:span><text:span text:style-name="CharStyle6">osť, a či len sen. Mária a jej matka sa trasú</text:span><text:span text:style-name="T11">,</text:span><text:span text:style-name="CharStyle6"><text:s text:c="1"/>ako topor</text:span><text:span text:style-name="T11">e</text:span><text:span text:style-name="CharStyle6"><text:s text:c="1"/>ve</text:span><text:span text:style-name="T11">n</text:span><text:span text:style-name="CharStyle6">om popohý</text:span><text:span text:style-name="T11">ú</text:span><text:span text:style-name="CharStyle6">ané; v izbe nastalo ticho, ako v hrobe. Dlhohorský, dívajúc sa na plačúce ženské, prehovorí:</text:span></text:p>
        <text:p text:style-name="P592"><text:span text:style-name="CharStyle6">„Ten divoch </text:span><text:span text:style-name="T11">—-</text:span><text:span text:style-name="CharStyle6"><text:s text:c="1"/>ten divoch!“</text:span></text:p>
        <text:p text:style-name="P593"><text:span text:style-name="CharStyle6">„Drahý otec môj, čože teraz začneš?“ ozve sa Mária a hodí sa mu plačúc okolo hrdla.</text:span></text:p>
        <text:p text:style-name="P594"><text:span text:style-name="CharStyle6">„Neboj sa, dieťa moje, a neplač. Boh nás neopustí.“</text:span></text:p>
        <text:p text:style-name="P595"><text:span text:style-name="CharStyle6">Mária začala potichu s otcom a matkou rozprávať. Veľa ráz sa zapálila, ako malina;</text:span></text:p>
        <text:p text:style-name="P596"><text:span text:style-name="CharStyle6">veľa ráz rúčkami zalomila, keď otec na jej reči hlavou pokrútil, ako by chcel povedať: „Nie, nie, to nemôže byť.“ Ale preletí i radosť po jej anjelskej tvári, keď vidí, že sa, otec usmieva a hlavou prisvedčuje. Objíma i otca i matku a nezná si rady od radosti. O čom sa potichu a v tajnosti radili? Ešte neviem, lebo nič dobre nepočuť, len keď sa už dlho na</text:span><text:span text:style-name="T11">v</text:span><text:span text:style-name="CharStyle6">adili, ozve sa Dlhohorský hlasit</text:span><text:span text:style-name="T11">é </text:span><text:span text:style-name="CharStyle6">jšie:</text:span></text:p>
        <text:p text:style-name="P597"><text:span text:style-name="CharStyle6">„Ale ktože nám stojí za Milka</text:span><text:span text:style-name="T11">,</text:span><text:span text:style-name="CharStyle6"><text:s text:c="1"/>že sa on k otcovi neobráti a zostane nám verným?“</text:span></text:p>
        <text:p text:style-name="P600"><text:span text:style-name="T16">6</text:span><text:span text:style-name="CharStyle21">3</text:span></text:p>
        <text:p text:style-name="P601"><text:span text:style-name="T16">62</text:span></text:p>
        <text:p text:style-name="P602"><text:span text:style-name="T11">,</text:span><text:span text:style-name="CharStyle6">,Ja ti stojím za to“, chytro sa ozve Mária, začervenajúc sa až po uši.</text:span></text:p>
        <text:p text:style-name="P603"><text:span text:style-name="CharStyle6">Otec pozre dievčaťu do očú, meria ho od hlavy až do päty, krúti hlavou a spýta sa:</text:span></text:p>
        <text:p text:style-name="P604"><text:span text:style-name="CharStyle6">„Akože ty môžeš zaňho do</text:span><text:span text:style-name="T11">h</text:span><text:span text:style-name="CharStyle6">re stáť?“</text:span></text:p>
        <text:p text:style-name="P605"><text:span text:style-name="CharStyle6">Mária sklopí oči, pozerá na jedno miesto a hovorí:</text:span></text:p>
        <text:p text:style-name="P606"><text:span text:style-name="CharStyle6">„Veď hádam i ty vieš, otec môj, že zanechal otca</text:span><text:span text:style-name="T11">,</text:span><text:span text:style-name="CharStyle6">, ztratil jeho lásku, a hádam i všetko svoje </text:span><text:span text:style-name="T11">de</text:span><text:span text:style-name="CharStyle6">di</text:span><text:span text:style-name="T11">ctv</text:span><text:span text:style-name="CharStyle6">o, i išiel krv vylievať za Matiaša?“</text:span></text:p>
        <text:p text:style-name="P607"><text:span text:style-name="CharStyle6">Dlhohorský len krúti hlavou; nemôže pochopiť, kde die</text:span><text:span text:style-name="T11">Ý</text:span><text:span text:style-name="CharStyle6">čina tých myšlienok nabrala, ako ona môže s takou istotou o Milkovi hovoriť: ale akokoľvek, </text:span><text:span text:style-name="T11">t</text:span><text:span text:style-name="CharStyle6">o je rada dobrá, ona môže spomôcť Žiline. Volá teda na ľudí, dáva</text:span><text:span text:style-name="T11">, </text:span><text:span text:style-name="CharStyle6">biť na zvon radného domu, rozžehná sa so svojimi </text:span><text:span text:style-name="T11">a</text:span><text:span text:style-name="CharStyle6"><text:s text:c="1"/>vychádza von.</text:span></text:p>
        <text:p text:style-name="P608"><text:span text:style-name="CharStyle6">Na ulici je kopa ľudstva, všetko ústa o- tvára</text:span><text:span text:style-name="T11">i</text:span><text:span text:style-name="CharStyle6">, diví sa, opytuje sa. každý si hlavu láme </text:span><text:span text:style-name="T11">•</text:span><text:span text:style-name="CharStyle6">nad tým, čo sa robí v meste; čuduje sa, kde je rychtár, lebo idú chýry, že sa s Pankrácom </text:span><text:span text:style-name="T11">sj</text:span><text:span text:style-name="CharStyle6">ednotil. Každý sa suseda o tom a inom spytuje, a každý inakšiu odpoveď dáva, ako bola otázka, všetko to ako včely bzučí. Pán ry</text:span><text:span text:style-name="T11">d</text:span><text:span text:style-name="CharStyle6">htár sa ukáže na rynku, všetko utichuje, úrad mestský sa hrnie k rychtárovi, starí ľudia idú pomaly za nimi, zemäni sa za nimi tisnú, lebo všetko by rado počuť, čo Pankrác v Žiline robil.</text:span></text:p>
        <text:p text:style-name="P609"><text:span text:style-name="CharStyle6">Dlhohorský kývne</text:span><text:span text:style-name="T11">'</text:span><text:span text:style-name="CharStyle6"><text:s text:c="1"/>rukou, všetko utíchne, a začne od slova do slova hovoriť, čo Pankrác rozprával, a potom pokračuje:</text:span></text:p>
        <text:p text:style-name="P610"><text:span text:style-name="CharStyle6">„Slávny sbor! Hotoví sme všetko podstúpiť za sväté presvedčenie naše, ale sa nám predsa teraz nadhodila príležitosť blízkeho vy- svoboden</text:span><text:span text:style-name="T11">i</text:span><text:span text:style-name="CharStyle6">a. Dvaja nepriatelia sú proti nám: Komorovský skrze Vladimíra a starý Pankrác. Ja by som myslel, aby sme sa prehlásili za</text:span></text:p>
        <text:p text:style-name="P611"><text:span text:style-name="CharStyle6">Milka, syna Pankrácovho. Tak budeme mať od Pa</text:span><text:span text:style-name="T11">n</text:span><text:span text:style-name="CharStyle6">kr</text:span><text:span text:style-name="T11">á</text:span><text:span text:style-name="CharStyle6">ca pokoj, ba nám bude ešte pomáhať proti Vladimírovi, lebo Vladimír nás chce všetkým možným spôsobom zahubiť. Opýtate sa. či my nás samých tým nezapredáme? Nie</text:span><text:span text:style-name="T11">. </text:span><text:span text:style-name="CharStyle6">Milko je náš i s telom i s dušou, a keď ho my za nášho vo</text:span><text:span text:style-name="T11">Hc</text:span><text:span text:style-name="CharStyle6">u vyvolíme, teda on sám všetko len ako vodca kráľovskej strany robiť bude.“</text:span></text:p>
        <text:p text:style-name="P612"><text:span text:style-name="CharStyle6">„Vivat Milko Pankrác!“ zakričí shroma- ždenie.</text:span></text:p>
        <text:p text:style-name="P613"><text:span text:style-name="CharStyle6">„Ale ste vy len jednako chlap na mieste, pán brat Dlhohorský!“ zavolá pán Bacho. „To by Človeku ani na um nezišlo, ako by sa mohol tak ľahko z nepriateľskej pasce vytiahnuť.“</text:span></text:p>
        <text:p text:style-name="P614"><text:span text:style-name="CharStyle6">Dlhohorský nič neodpovedá</text:span><text:span text:style-name="T11">,</text:span><text:span text:style-name="CharStyle6"><text:s text:c="1"/>ale sám pre seba mysl</text:span><text:span text:style-name="T11">í</text:span><text:span text:style-name="CharStyle6">: „To je predsa divná vec — len odkiaľ to moje dievča túto radu vzalo?“</text:span></text:p>
        <text:p text:style-name="P615"><text:span text:style-name="CharStyle6">Radostný krik h</text:span><text:span text:style-name="T11">o</text:span><text:span text:style-name="CharStyle6"><text:s text:c="1"/>sprevádzal, keď i s pánmi zemänmi radný dom zanechával.</text:span></text:p>
        <text:p text:style-name="P616"><text:span text:style-name="CharStyle6">„Sláva Matiašovi, sláva Milkovi! Vivat Dlhohorský a celé zemianstvo!“</text:span></text:p>
        <text:p text:style-name="P617"><text:span text:style-name="CharStyle6">Po meste je veliká radosť: smelí sú smelší, bojazliví o strachu nevedia, lebo nádeja v pomoc Pankrácovu všetkých obživuje. Chlapi si zasa lámu hlavy, že ako rychtár na to prišiel, aby sa s Pankrácom spojil, keď predtým tak bol proti nemu; iní zas nemôžu pochopiť, ako to rychtárovi prišlo na um Mi</text:span><text:span text:style-name="T11">l</text:span><text:span text:style-name="CharStyle6">kovým menom Pankrácovi oči zaslepiť. Ale ženy to všetko lepšie vedia; ony už Pán Boh vie čo všetko po- hovorily, lebo sa im už i o svadbe sníva. Ale čokoľvek ľudia vravia, predsa si len každý ľahšie oddychuje, ako pred niekoľkými hodinami.</text:span></text:p>
        <text:p text:style-name="P618"><text:span text:style-name="CharStyle6">A čože sa robí v dome Dlho</text:span><text:span text:style-name="T11"><text:s text:c="1"/></text:span><text:span text:style-name="CharStyle6">horského? Rychtár píše listy hneď do Budína. hneď do Prešporku, hneď na Starý hrad; po</text:span><text:span text:style-name="T11">s</text:span><text:span text:style-name="CharStyle6">lov jedného za druhým vysiela. Starému Pankrácovi</text:span></text:p>
        <text:p text:style-name="P619"><text:span text:style-name="T9">6</text:span><text:span text:style-name="CharStyle16">4</text:span></text:p>
        <text:p text:style-name="P620"><text:span text:style-name="CharStyle16">6</text:span><text:span text:style-name="T9">5</text:span></text:p>
        <text:p text:style-name="P621"><text:span text:style-name="CharStyle6">píše: „Žilina sa prehlásila za Pankráca, jej heslo bude: Sláva Pankrácovi!“ Do Budína píše, aby sa Žiline čím skorej pomoc poslala. Do Pre</text:span><text:span text:style-name="T11">. š</text:span><text:span text:style-name="CharStyle6">porku píše dlhý list, v ktorom všetko, čo sa stalo, vypisuje; Milka volá, aby sa čím najskôr i s Trenčanmi do Žiliny navrátil.</text:span></text:p>
        <text:p text:style-name="P622"><text:span text:style-name="CharStyle6">Pani rychtárka sa s dcérou shovára, sedia samy </text:span><text:span text:style-name="T11">v</text:span><text:span text:style-name="CharStyle6"><text:s text:c="1"/></text:span><text:span text:style-name="T11">i</text:span><text:span text:style-name="CharStyle6">zbici, a ešte im výjav s Pankrácom z hlavy nevyšiel. Matka len nemôže pochopiť, ako mohla Mária tak neočakávane i otca i mesto z nesnádze vytiahnuť, krúti hlavou, usmieva sa, pozerá na dcéru a prekára ju tu i tu. Di</text:span><text:span text:style-name="T11">é</text:span><text:span text:style-name="CharStyle6">vča nič neodpovedá, len sa obráti k obloku, rúčkami zakryje si rozpálenú tvár, aby j</text:span><text:span text:style-name="T11">u</text:span><text:span text:style-name="CharStyle6"><text:s text:c="1"/>mamka nezbadala.</text:span></text:p>
        <text:p text:style-name="P623"><text:span text:style-name="CharStyle6">Niekto klope na dvere a dnu vstúpi Vladimír. Obe dobre s nôh od strachu nespadly, ale skoro sa spamätaly, privítaly ho, ako</text:span><text:span text:style-name="T11">.</text:span><text:span text:style-name="CharStyle6"><text:s text:c="1"/>mohly. Nedlho sa však Vladimír bavil pri nich. Po chvíľke ako prišiel, tak odišiel. Vidno, ako sa celý trasie a z tvári mu krv dobre cícerkom ne - kvapká, tak sa rozpálil od jedu. Chystajúc sa odísť, hovorí:</text:span></text:p>
        <text:p text:style-name="P624"><text:span text:style-name="CharStyle6">„Dobre, hviezdy nebeské! Uvidíte, čo je Vladimír a sila jeho; čo je ten Vladimír, ktorý teraz hlavu svoju pred vami do prachu klonil, ktorý nič iného, iba srdce jedného dievčaťa žiadal. Mária, zahynieš, ale zahyniem i ja </text:span><text:span text:style-name="T11">—+</text:span><text:span text:style-name="CharStyle6"><text:s text:c="1"/>lebo čo je Vladimírovi život bez teba?</text:span><text:span text:style-name="T11">“</text:span></text:p>
        <text:p text:style-name="P625"><text:span text:style-name="CharStyle6">To dopovedal a ako šialený von sa vyrútil.</text:span></text:p>
        <text:p text:style-name="P626"><text:span text:style-name="CharStyle6">Matka i dcéra bežaly preľaknuté k otcovi a vypr</text:span><text:span text:style-name="T11">áv</text:span><text:span text:style-name="CharStyle6">aly mu, že sa Vladimír tajne vkradol do mesta a ich domu, že žiadal ruku Marien</text:span><text:span text:style-name="T11">- </text:span><text:span text:style-name="CharStyle6">kinu, sľubujúc šanovať Žilinu, keď Marienka láskou jeho nepohrdne.</text:span></text:p>
        <text:p text:style-name="P627"><text:span text:style-name="CharStyle6">„Ale my sme za takú hroznú cenu Žilinu odkúpiť </text:span><text:span text:style-name="T11">ne</text:span><text:span text:style-name="CharStyle6">chcely“, hovorí par.</text:span><text:span text:style-name="T11">:</text:span><text:span text:style-name="CharStyle6"><text:s text:c="1"/>rychtárka.</text:span></text:p>
        <text:p text:style-name="P628"><text:span text:style-name="T11">.„</text:span><text:span text:style-name="CharStyle6">Dobre</text:span><text:span text:style-name="T11">,</text:span><text:span text:style-name="CharStyle6"><text:s text:c="1"/>dobre</text:span><text:span text:style-name="T11">,</text:span><text:span text:style-name="CharStyle6"><text:s text:c="1"/>drahé duše“, vraví D</text:span><text:span text:style-name="T11">lho</text:span><text:span text:style-name="CharStyle6">- horský. </text:span><text:span text:style-name="T11">„</text:span><text:span text:style-name="CharStyle6">Boh </text:span><text:span text:style-name="T11">n</text:span><text:span text:style-name="CharStyle6">ás neopustí, hoci nám naši nepriatelia i zkazu prisahali“, a objíma ich obe a prituľuje na otcovské srdce.</text:span></text:p>
        <text:p text:style-name="P629"><text:span text:style-name="CharStyle6">Práve vtedy letel Vladimír von zo Žiliny </text:span><text:span text:style-name="T11">h</text:span><text:span text:style-name="CharStyle6">a Strečno, a koník jeho rehtal, ako by diabol na ňom sedel.</text:span></text:p>
        <text:p text:style-name="P630"><text:span text:style-name="CharStyle6">IX.</text:span></text:p>
        <text:p text:style-name="P631"><text:span text:style-name="CharStyle6">Vladimír sa naraz premenil. Všetci hovoria, že včera, ako domov prišiel</text:span><text:span text:style-name="T11">,</text:span><text:span text:style-name="CharStyle6"><text:s text:c="1"/>začal behať po St</text:span><text:span text:style-name="T11">r</text:span><text:span text:style-name="CharStyle6">ečne, kázal sa zbrojiť, prebehúval rady vojakov, ktoré sa tak skoro do radu postavily. ako čo by zo zeme vyrástly.</text:span></text:p>
        <text:p text:style-name="P632"><text:span text:style-name="CharStyle6">Ešte sa ani nerozbrieždilo a len tam ďa </text:span><text:span text:style-name="T11">- </text:span><text:span text:style-name="CharStyle6">leko</text:span><text:span text:style-name="T11">-ď</text:span><text:span text:style-name="CharStyle6">aleko na východe sa pozl</text:span><text:span text:style-name="T11">á</text:span><text:span text:style-name="CharStyle6">t</text:span><text:span text:style-name="T11">i</text:span><text:span text:style-name="CharStyle6">s</text:span><text:span text:style-name="T11">+á</text:span><text:span text:style-name="CharStyle6"><text:s text:c="1"/>žiara trošku ukazuje, ako čo by si nebo po dlhom spaní oči pretieralo, a už Vladimír sedí na koni, vojsko sa hýbe, všetko stojí na nohách. Vladimír rozkáže, zakričí, bubny zahučia, ako podzemné mumlanie, kone zarehotajú, vozy z</text:span><text:span text:style-name="T11">a</text:span><text:span text:style-name="CharStyle6">- vrždia a všetko sa to pohybuje dolu Váhom. dolu Váhom.</text:span></text:p>
        <text:p text:style-name="P633"><text:span text:style-name="CharStyle6">Svitať začína a pod múrmi žilinskými už mo</text:span><text:span text:style-name="T11">ž</text:span><text:span text:style-name="CharStyle6">no rozoznať české oceľové šišaky, uhorské kalpaky, vyšnurované dolománe a ligotavé panciere; možno rozoznať, ako muž vysoký</text:span><text:span text:style-name="T11">,</text:span><text:span text:style-name="CharStyle6"><text:s text:c="1"/>zamračenej tvári, ohnivých o</text:span><text:span text:style-name="T11">č</text:span><text:span text:style-name="CharStyle6">ú, silných ramien s holou ťažkou šabľou pomedzi ľudstvo na koni lieta, ako volá, ako rozkazy dáva. Zrazu zadunia bubny, zavreštia ľudia: „Na Žilinu, na Žilinu!“ a všetko sa valí k múrom. Tí strieľajú z niekoľkých diel, títo prikladajú rebríky </text:span><text:span text:style-name="T11">a </text:span><text:span text:style-name="CharStyle6">driapu sa na múry ; tamtí sostreľujú s múrov žilinských mešťanov a pánov, títo obchádzajú a obklopujú celé mesto. Kriku a hukotu nieto </text:span><text:span text:style-name="T11">konc</text:span><text:span text:style-name="CharStyle6">a-kr</text:span><text:span text:style-name="T11">aj</text:span><text:span text:style-name="CharStyle6">a.</text:span></text:p>
        <text:p text:style-name="P634"><text:span text:style-name="CharStyle16">Kal</text:span><text:span text:style-name="T9">i</text:span><text:span text:style-name="CharStyle16">nčák [</text:span><text:span text:style-name="T9">II</text:span><text:span text:style-name="CharStyle16">.<text:tab/>5</text:span></text:p>
        <text:p text:style-name="P636"><text:span text:style-name="CharStyle21">67</text:span></text:p>
        <text:p text:style-name="P637"><text:span text:style-name="T16">6G</text:span></text:p>
        <text:p text:style-name="P638"><text:span text:style-name="CharStyle6">V Žiline zahučaly zvony, až sa človek nazdáva, že len tak plačú. Celé mesto je na mú</text:span><text:span text:style-name="T11"/><text:span text:style-name="CharStyle6">roch, Dlhohorský pozerá na pohybovanie sa nepriateľa, rozdeľuje mešťanov i pánov na rozličné strany. Vladimírovi ľudia </text:span><text:span text:style-name="T11">l</text:span><text:span text:style-name="CharStyle6">ezú na múry od východnej strany ako mravce; Žilinci hádžu skálie na ich hlavy, srážajú ich pikami s rebríkov, šabľami rúbajú do nich, puškami pália ako blesk. Veľa </text:span><text:span text:style-name="T11">le</text:span><text:span text:style-name="CharStyle6">n padá i s jednej i s druhej strany. Vladimír pod múrmi volá, kričí netrpe- live, rád by odrazu všetko zdrúzgať a znivočiť; vychytí prvému zástavníkovi zástavu z ruky, zavolajúc: „Za mnou, za mnou!“ a zubmi škri- pia</text:span><text:span text:style-name="T11">c</text:span><text:span text:style-name="CharStyle6">, ako blesk chytro let</text:span><text:span text:style-name="T11"><text:s text:c="1"/>í</text:span><text:span text:style-name="CharStyle6"><text:s text:c="1"/>na múry </text:span><text:span text:style-name="T11">—</text:span><text:span text:style-name="CharStyle6"><text:s text:c="1"/>ľudstvo sa hrnie za ním.</text:span></text:p>
        <text:p text:style-name="P639"><text:span text:style-name="CharStyle6">Čože sa to zas robí za chrbtom ľudstva Vladimírovho? Nikto nevie, ako, nikto nevie, kedy, len sa odrazu roja </text:span><text:span text:style-name="T11">c</text:span><text:span text:style-name="CharStyle6">d východu hromady ozbrojencov. Váh je zakrytý kom</text:span><text:span text:style-name="T11"><text:s text:c="1"/></text:span><text:span text:style-name="CharStyle6">nami a na nich sa ustavične prevážajú s pravého boka kopy silného mužstva. To je Pankrác zo Starého hradu so svojimi plukmi. Od západu zdola prichádzajú nemo a tmavo zástupy: to sú Pan- krácovi ľudia z Nitrianskej stolice.</text:span></text:p>
        <text:p text:style-name="P640"><text:span text:style-name="CharStyle6">Vladimír už stojí na múroch mestských; biela zástava si pyšne povieva v rukách jeho a ťažká šabľa len sa tak kúpe v krvi Žilincov. Vladimír rúbe a šepc</text:span><text:span text:style-name="T11">e</text:span><text:span text:style-name="CharStyle6">: „Poď poze</text:span><text:span text:style-name="T11">r</text:span><text:span text:style-name="CharStyle6">ať, Mária, či Vladimír nestojí za svoje slovo?“ Dolu volajú: „Pankrác, Pankrác!“ Vladimír sa obzre a zakričí: „Hviezdy nebeské! za mnou, za mnou!“ Skočí s múru a hodí sa na prvého koňa, č</text:span><text:span text:style-name="T11">p </text:span><text:span text:style-name="CharStyle6">popadne, a letí so zástavou na tú stranu, odkiaľ sa nepriateľ približuje. Jeho vojsko </text:span><text:span text:style-name="T11">s</text:span><text:span text:style-name="CharStyle6">a obráti od mesta a ide za vodcom svojím.</text:span></text:p>
        <text:p text:style-name="P641"><text:span text:style-name="CharStyle6">Nebolo dávno takej radosti v Žiline</text:span><text:span text:style-name="T11">,</text:span><text:span text:style-name="CharStyle6"><text:s text:c="1"/>ak</text:span><text:span text:style-name="T11">o </text:span><text:span text:style-name="CharStyle6">teraz, nebolo dávno takého výjavu pod Ži</text:span><text:span text:style-name="T11">-</text:span><text:span text:style-name="CharStyle6"/></text:p>
        <text:p text:style-name="P642"><text:span text:style-name="CharStyle6">Mnou, ako teraz. Pankrác sa objavil na bielom koni</text:span><text:span text:style-name="T11">,</text:span><text:span text:style-name="CharStyle6"><text:s text:c="1"/>behá, skáče s miesta na miesto, miznú pred ním pluky nepriateľské ako tôňa, lebo on jeden stojí za všetkých, a jeho chlapstvo tak z chuti ide za ním, ako šuhaj na sobáš s milou svojou. Pankrác sa mrašt</text:span><text:span text:style-name="T11">í</text:span><text:span text:style-name="CharStyle6">, a kdekoľvek svoje tmavé oko vrhne, tam všetko padá pred jeho strelami. Vladimír sa ženie s druhej strany ako divý, do najväčších a najhustejších kôp nepriateľských, skáče ako</text:span><text:span text:style-name="T11">;</text:span><text:span text:style-name="CharStyle6"><text:s text:c="1"/>šialený, lebo on nebojuje len proti Pankrácovi, ale musí bojovať i proti náruživosti svojej, ktorá ho naháňa. Nešanuje teda nič, ani seba, ani iných.</text:span></text:p>
        <text:p text:style-name="P643"><text:span text:style-name="CharStyle6">Str</text:span><text:span text:style-name="T11">|</text:span><text:span text:style-name="CharStyle6">ašná to bola bitka</text:span><text:span text:style-name="T11">'</text:span><text:span text:style-name="CharStyle6"><text:s text:c="1"/>pod Žilinou medzi Pankrácom a Vladimírom.</text:span></text:p>
        <text:p text:style-name="P644"><text:span text:style-name="CharStyle6">Minulo viacej hodín, a nič iného sa nevykonalo, len že i jedna i druhá strana zredla, pole sa krvou zalialo a mŕtvymi posypalo, ale nezvíťazil ani jeden, ani druhý. Obe strany ustaly, i jedna i druhá odhadzujú zbroj, ale Pankrác a Vladimír len rúbu, len sa premávaj</text:span><text:span text:style-name="T11">ú</text:span><text:span text:style-name="CharStyle6">: lebo Pankrác nikdy bitku neprehral a Vladimír nedbá, čo sa priam celý svet zbúra </text:span><text:span text:style-name="T11">a</text:span><text:span text:style-name="CharStyle6"><text:s text:c="1"/>jeho spolu so sebou zahrabe.</text:span></text:p>
        <text:p text:style-name="P645"><text:span text:style-name="CharStyle6">„Hej, páni, čože robíte?“ zakričí jeden z Vladimírovej strany. „Nám vravíte, že idtete Žilinu </text:span><text:span text:style-name="T11">r</text:span><text:span text:style-name="CharStyle6">ozváľať, preto, že si ona zo zemanov nič nerobí, a vy sa jeden s druhým tlčiete! Hanba, zeman proti zem</text:span><text:span text:style-name="T11">a</text:span><text:span text:style-name="CharStyle6">novi! Ja, nech som </text:span><text:span text:style-name="T11">do</text:span><text:span text:style-name="CharStyle6">brý, ďalej nejdem.“</text:span></text:p>
        <text:p text:style-name="P646"><text:span text:style-name="CharStyle6">„Hej“, zavolá druhý, „čože je to? Veď z vás azda nikto od kráľa neodpadol, a predsa sa tlčiete. Vivat kráľ Matiaš!“</text:span></text:p>
        <text:p text:style-name="P647"><text:span text:style-name="CharStyle6">Ale sotva to dopovedal, už ležal mŕtvy na zemi.</text:span></text:p>
        <text:p text:style-name="P648"><text:span text:style-name="CharStyle6">„Ale, pre Boha“, zas volá jeden, „čože sa</text:span></text:p>
        <text:p text:style-name="P649"><text:span text:style-name="CharStyle27">5*</text:span></text:p>
        <text:p text:style-name="P651"><text:span text:style-name="CharStyle6">vám porobilo</text:span><text:span text:style-name="T11">,</text:span><text:span text:style-name="CharStyle6"><text:s text:c="1"/>veď ste vy oba vodcovia Jiskrovi? Sláva Jiskrovi!</text:span><text:span text:style-name="T11">“</text:span></text:p>
        <text:p text:style-name="P652"><text:span text:style-name="T11">A</text:span><text:span text:style-name="CharStyle6"><text:s text:c="1"/>o</text:span><text:span text:style-name="T11">b</text:span><text:span text:style-name="CharStyle6">e strany volajú</text:span><text:span text:style-name="T11">:</text:span><text:span text:style-name="CharStyle6"><text:s text:c="1"/>,</text:span><text:span text:style-name="T11">.</text:span><text:span text:style-name="CharStyle6">Sláva Jiskrovi!“ Prestanú sa biť. zastanú a pozerajú jedna na druhú. Vladimír sa hnevá, ale nie preto</text:span><text:span text:style-name="T11">,</text:span><text:span text:style-name="CharStyle6"><text:s text:c="1"/>že Jiskrovi na slávu volajú, ale preto</text:span><text:span text:style-name="T11">,</text:span><text:span text:style-name="CharStyle6"><text:s text:c="1"/>že ešte žije a nemôže Márii ukázať moc svoju. Pankrác sa zas hnevá preto, že ľudstvo jeho meno Jiskrovo za väčšie uznáva, ako jeho vôľu. Ale tla</text:span><text:span text:style-name="T11">k</text:span><text:span text:style-name="CharStyle6"><text:s text:c="1"/>to býva, keď vodcovia nikomu nepovedia, čo chcú, čo začínaj</text:span><text:span text:style-name="T11">ú</text:span><text:span text:style-name="CharStyle6">; ich ľudstvo potom často robí z n</text:span><text:span text:style-name="T11"><text:s text:c="1"/></text:span><text:span text:style-name="CharStyle6">e- vedomost</text:span><text:span text:style-name="T11">i</text:span><text:span text:style-name="CharStyle6"><text:s text:c="1"/>proti ich úmyslom.</text:span></text:p>
        <text:p text:style-name="P653"><text:span text:style-name="CharStyle6">Opýtaš sa, prečo je tak málo zemianstva v hornej Trenčianskej stolici? Po bitke žilinskej, kde ani Pankrác, ani Vladimír nič nevykonali. rozišli sa oba po svojich panstvách, </text:span><text:span text:style-name="T11">a </text:span><text:span text:style-name="CharStyle6">dva brehy Váhu boly v rukách dvoch nepriateľských pánov. Na pravom brehu vládol Pan- </text:span><text:span text:style-name="T11">'</text:span><text:span text:style-name="CharStyle6">krác. St</text:span><text:span text:style-name="T11">la</text:span><text:span text:style-name="CharStyle6">rý hrad</text:span><text:span text:style-name="T11">.</text:span><text:span text:style-name="CharStyle6"><text:s text:c="1"/>Podhradie a celá Nitrianska stolica od Nového Me</text:span><text:span text:style-name="T11">s</text:span><text:span text:style-name="CharStyle6">ta a</text:span><text:span text:style-name="T11">ž</text:span><text:span text:style-name="CharStyle6"><text:s text:c="1"/>po Skalicu patrila jemu. Strečno, Lietava,. Trenčín. T</text:span><text:span text:style-name="T11">e</text:span><text:span text:style-name="CharStyle6">mätín a Frašt</text:span><text:span text:style-name="T11">ák</text:span><text:span text:style-name="CharStyle6"><text:s text:c="1"/>boly v rukách českých a nad nimi pa noval Vladimír. Ale nebolo ešte na tom dosť. Komorovský prišiel z Liptova a s Vladimírom z mocne ohradených zámkov ustavičné výbehy robil na okolie. Opustené </text:span><text:span text:style-name="T11">o</text:span><text:span text:style-name="CharStyle6">d zemanov so strany kráľovskej dediny </text:span><text:span text:style-name="T11">n</text:span><text:span text:style-name="CharStyle6">orabova</text:span><text:span text:style-name="T11">l</text:span><text:span text:style-name="CharStyle6"><text:s text:c="1"/>a na prach a popol obrátil, ľudí porozháňal po svete, a títo chudáci bez prístrešia, bez ohniska a chleba utekali, kde mohli.</text:span></text:p>
        <text:p text:style-name="P654"><text:span text:style-name="CharStyle6">Pankrác tiež nebol lepší od iných</text:span><text:span text:style-name="T11">,</text:span><text:span text:style-name="CharStyle6"><text:s text:c="1"/>lebo ako predtým, tak i teraz bez oddychu s</text:span><text:span text:style-name="T11">e</text:span><text:span text:style-name="CharStyle6">m-ta behal, a čo mu prišlo pod ruku, hubil a na nivoč obracal. Vladimír často vtrhúval na pravý breh Váhu, ale Pankrác ešte častejšie na. ľavý. Nikoho sa nepýtal, </text:span><text:span text:style-name="T11">l</text:span><text:span text:style-name="CharStyle6">en pálil, čo popadol, milosti nikomu nedával</text:span><text:span text:style-name="T11">,</text:span><text:span text:style-name="CharStyle6"><text:s text:c="1"/>zámky Vladimírove napádal</text:span><text:span text:style-name="T11">.</text:span><text:span text:style-name="CharStyle6"/></text:p>
        <text:p text:style-name="P655"><text:span text:style-name="CharStyle21">69</text:span></text:p>
        <text:p text:style-name="P656"><text:span text:style-name="T11">a</text:span><text:span text:style-name="CharStyle6"><text:s text:c="1"/>to sa v</text:span><text:span text:style-name="T11">š</text:span><text:span text:style-name="CharStyle6">etko tak skoro a náhle stávalo, že nikto nevedel, kedy prišiel, n</text:span><text:span text:style-name="T11">i</text:span><text:span text:style-name="CharStyle6">kto nevedel, kedy odišiel.</text:span></text:p>
        <text:p text:style-name="P657"><text:span text:style-name="CharStyle6">Smutne je to v Trenčianskej stolici. Popálené dediny ešte sa kúria, rozpŕchn</text:span><text:span text:style-name="T11">ut</text:span><text:span text:style-name="CharStyle6">í ľudia plačú </text:span><text:span text:style-name="T11">p</text:span><text:span text:style-name="CharStyle6"><text:s text:c="1"/>ad svojím nešťastím</text:span><text:span text:style-name="T11">.</text:span></text:p>
        <text:p text:style-name="P658"><text:span text:style-name="CharStyle6">Hore Váhom, hore rodným Váhom idú zdola vojaci na koňoch i pešo. To sa vracajú Trenčania z výpr</text:span><text:span text:style-name="T11">a</text:span><text:span text:style-name="CharStyle6">vy Mat</text:span><text:span text:style-name="T11">i</text:span><text:span text:style-name="CharStyle6">ašovej na Viedeň. Idú smutne, lebo smutné povesti lietajú o Tren- </text:span><text:span text:style-name="T11">cian</text:span><text:span text:style-name="CharStyle6">sk</text:span><text:span text:style-name="T11">ej</text:span><text:span text:style-name="CharStyle6"><text:s text:c="1"/>stolici; idú pomaly, lebo ich ťažké</text:span></text:p>
        <text:p text:style-name="P659"><text:span text:style-name="CharStyle6">práce a dlhé cesty zmorily. Objavilo sa im rodné Považie, a oči ich v</text:span><text:span text:style-name="T11">i</text:span><text:span text:style-name="CharStyle6">dely, čo sa na ňom robilo. Zaplakali všetci nad stavom svojej rodnej zeme; zaškrípali zubmi a pomstu vyvolávali nepriateľom a hubiteľom svojich domov</text:span><text:span text:style-name="T11">,</text:span><text:span text:style-name="CharStyle6"><text:s text:c="1"/>svojich ro</text:span><text:span text:style-name="T11">dí</text:span><text:span text:style-name="CharStyle6">n.</text:span></text:p>
        <text:p text:style-name="P660"><text:span text:style-name="CharStyle6">Bolo to smútku po Trenčíne predtým, ale teraz </text:span><text:span text:style-name="T11">j</text:span><text:span text:style-name="CharStyle6">e sto ráz viac žiaľu po celej stolici. Mužovia. bratia</text:span><text:span text:style-name="T11">,</text:span><text:span text:style-name="CharStyle6"><text:s text:c="1"/>otcovia prichádzajú domov, ale kde kedysi stál ich </text:span><text:span text:style-name="T11">d</text:span><text:span text:style-name="CharStyle6">om, tam teraz iba popol sa p</text:span><text:span text:style-name="T11">r</text:span><text:span text:style-name="CharStyle6">áši. Každý hľadá svojich domácich: ale kto že mu po</text:span><text:span text:style-name="T11">vi</text:span><text:span text:style-name="CharStyle6">e</text:span><text:span text:style-name="T11">,</text:span><text:span text:style-name="CharStyle6"><text:s text:c="1"/>kde sa podeli? Kopa ľudí sa okolo</text:span></text:p>
        <text:p text:style-name="P663"><text:span text:style-name="CharStyle21">71</text:span></text:p>
        <text:p text:style-name="P664"><text:span text:style-name="CharStyle21">70</text:span></text:p>
        <text:p text:style-name="P665"><text:span text:style-name="CharStyle6">prichádzajúcich sbiera; tento sa op</text:span><text:span text:style-name="T11">yt</text:span><text:span text:style-name="CharStyle6">u</text:span><text:span text:style-name="T11">je</text:span><text:span text:style-name="CharStyle6"><text:s text:c="1"/>na s</text:span><text:span text:style-name="T11">v</text:span><text:span text:style-name="CharStyle6">ojho otca</text:span><text:span text:style-name="T11">,</text:span><text:span text:style-name="CharStyle6"><text:s text:c="1"/>tamten na brata, táto </text:span><text:span text:style-name="T11">n</text:span><text:span text:style-name="CharStyle6">a muža</text:span><text:span text:style-name="T11">,</text:span><text:span text:style-name="CharStyle6"><text:s text:c="1"/>tamtá ma syna, ale páni nič neodpovedajú</text:span><text:span text:style-name="T11">,</text:span><text:span text:style-name="CharStyle6"><text:s text:c="1"/>mlčia, plecami stískajú, a bodovaniu a plaču ani konca, ani kraja.</text:span></text:p>
        <text:p text:style-name="P666"><text:span text:style-name="CharStyle6">Medzi smutnými mužmi a mládenci vyniká na koníku zamyslený šuhaj, oko mu sko </text:span><text:span text:style-name="T11">'</text:span><text:span text:style-name="CharStyle6"><text:s text:c="1"/></text:span><text:span text:style-name="T11">&gt; </text:span><text:span text:style-name="CharStyle6">,</text:span><text:span text:style-name="T11">p</text:span><text:span text:style-name="CharStyle6">lače nad biedou rodiny svojej a prsia vzdychajú. Chcel by niečo povedať, ale nemôže, len pozerá hneď na spustošený kraj, hneď na ľudí, čo k nim pristali.</text:span></text:p>
        <text:p text:style-name="P667"><text:span text:style-name="CharStyle6">Zastalo smutné vojjsko. Každý hľadá svojich domácich medzi prišlými, každý sa obzerá po okolí za svojimi dedinami. Plač radosti a plač žalosti ozýva sa dokola; tí sa tešia, že aspoň ich milí žijú, hoc im i majetok prepadol, títo smútia, že im nič na svete neostalo.</text:span></text:p>
        <text:p text:style-name="P668"><text:span text:style-name="CharStyle6">„Neplačte, milí moji“, povie zamyslený mládenec, „neplačte, lebo vám plač nenavráti viacej vašich otcov, bratov a synov; oni zahynuli za krajinu, kráľa</text:span><text:span text:style-name="T11">;</text:span><text:span text:style-name="CharStyle6"><text:s text:c="1"/>a za vás. Skoro príde i vám pomoc.“</text:span></text:p>
        <text:p text:style-name="P669"><text:span text:style-name="CharStyle6">„Otec môj, brat môj”, začnú horekovať i starí i mladí.</text:span></text:p>
        <text:p text:style-name="P670"><text:span text:style-name="CharStyle6">A zamyslený mládenec povie:</text:span></text:p>
        <text:p text:style-name="P671"><text:span text:style-name="CharStyle6">„Páni bratia, ctím si slzy vaše, </text:span><text:span text:style-name="T11">a</text:span><text:span text:style-name="CharStyle6">le tie nám nesp</text:span><text:span text:style-name="T11"><text:s text:c="1"/></text:span><text:span text:style-name="CharStyle6">o môžu . Poďme len d</text:span><text:span text:style-name="T11">l</text:span><text:span text:style-name="CharStyle6">al</text:span><text:span text:style-name="T11">ej,</text:span><text:span text:style-name="CharStyle6"><text:s text:c="1"/>lebo je čas drahý.“</text:span></text:p>
        <text:p text:style-name="P672"><text:span text:style-name="CharStyle6">„Kto je to, kto je to“, zavolajú hlasy, „že nás tak nemilosrdne chce od vás odlúčiť?“</text:span></text:p>
        <text:p text:style-name="P673"><text:span text:style-name="CharStyle6">„To je Milko Pankrác“, odpovedá jeden. ,.po smrti h</text:span><text:span text:style-name="T11">li</text:span><text:span text:style-name="CharStyle6">alvného išpána náš vodca.</text:span></text:p>
        <text:p text:style-name="P674"><text:span text:style-name="CharStyle6">„Pankrác?“ ozvú sa zostrašení ľudia. „Utekajte! Pankrác nám dediny spálil, otcov nám pom</text:span><text:span text:style-name="T11">o</text:span><text:span text:style-name="CharStyle6">rd</text:span><text:span text:style-name="T11">ov</text:span><text:span text:style-name="CharStyle6">al.“</text:span></text:p>
        <text:p text:style-name="P675"><text:span text:style-name="CharStyle6">Tak hovoria a zač</text:span><text:span text:style-name="T11">nú</text:span><text:span text:style-name="CharStyle6"><text:s text:c="1"/>sa všetci búriť, na Milka strašne pozerať. On však stojí medzi</text:span></text:p>
        <text:p text:style-name="P676"><text:span text:style-name="CharStyle6">nimi, ako skala v rozbúrenom mori, kýva hlavou, akoby z ľútosti, a hovorí:</text:span></text:p>
        <text:p text:style-name="P677"><text:span text:style-name="CharStyle6">„Duše moje, nebojte sa mňa. to je môj otec, a nie ja.“</text:span></text:p>
        <text:p text:style-name="P678"><text:span text:style-name="CharStyle6">„Jablko ďaleko od stromu nepadá“, potichu, ale tak</text:span><text:span text:style-name="T11">.</text:span><text:span text:style-name="CharStyle6"><text:s text:c="1"/>že to mnohí počuť mohli</text:span><text:span text:style-name="T11">,</text:span><text:span text:style-name="CharStyle6"><text:s text:c="1"/>niekto povedal.</text:span></text:p>
        <text:p text:style-name="P679"><text:span text:style-name="CharStyle6">Milko to počul, ale sa staval, ako by nepočul. Mlčal chvíľku, a potom ich prísnym hlasom napomenu</text:span><text:span text:style-name="T11">l</text:span><text:span text:style-name="CharStyle6">:</text:span></text:p>
        <text:p text:style-name="P680"><text:span text:style-name="CharStyle6">„Páni bratia</text:span><text:span text:style-name="T11">,</text:span><text:span text:style-name="CharStyle6"><text:s text:c="1"/>poberajme sa ďalej, ča</text:span><text:span text:style-name="T11">s</text:span><text:span text:style-name="CharStyle6"><text:s text:c="1"/>je drahý.“</text:span></text:p>
        <text:p text:style-name="P681"><text:span text:style-name="CharStyle6">„Nenáhliteže tak, nenáhlite, pán brat“</text:span><text:span text:style-name="T11">,</text:span><text:span text:style-name="CharStyle6"><text:s text:c="1"/>povie mrzut</text:span><text:span text:style-name="T11">é</text:span><text:span text:style-name="CharStyle6"><text:s text:c="1"/>jeden pán.</text:span></text:p>
        <text:p text:style-name="P682"><text:span text:style-name="CharStyle6">„Musím“, odpovie Milko. „Či neviete, že máme rozkazy čím skorej ísť do Žiliny a odtiaľ nepriateľov napádať?“<text:tab/>,</text:span></text:p>
        <text:p text:style-name="P683"><text:span text:style-name="CharStyle6">„Hja, rozkazy-nerozkazy“, zas ozve sa jeden, „my máme ísť do Žiliny, a tu nepriateľ páli dediny naše a domácich sužuje! Hej, páni bratia, poďme my domov a ochráňme pred zk</text:span><text:span text:style-name="T11">a</text:span><text:span text:style-name="CharStyle6">zou, čo nám ešte neodňali</text:span><text:span text:style-name="T11">.</text:span><text:span text:style-name="CharStyle6">“</text:span></text:p>
        <text:p text:style-name="P684"><text:span text:style-name="CharStyle6">„Poďme d</text:span><text:span text:style-name="T11">ó</text:span><text:span text:style-name="CharStyle6">mov</text:span><text:span text:style-name="T11">,</text:span><text:span text:style-name="CharStyle6"><text:s text:c="1"/>poďme domov!“ zavolá celý zástup.</text:span></text:p>
        <text:p text:style-name="P685"><text:span text:style-name="CharStyle6">Milko vážne pozre dookola a zavolá:</text:span></text:p>
        <text:p text:style-name="P686"><text:span text:style-name="CharStyle6">„Či ste neztratili už ducha, vy malodu</text:span><text:span text:style-name="T11">š</text:span><text:span text:style-name="CharStyle6">n</text:span><text:span text:style-name="T11">í</text:span><text:span text:style-name="CharStyle6">, a ešte len čiastku zkazy ste videli? či ho </text:span><text:span text:style-name="T11">ne</text:span><text:span text:style-name="CharStyle6">- ztrat</text:span><text:span text:style-name="T11">f</text:span><text:span text:style-name="CharStyle6">te do cela, keď sa rozdvojíte a roztratíte? [</text:span><text:span text:style-name="T11">j</text:span><text:span text:style-name="CharStyle6">ablko vás veru premôže Vladimír dvoch-troch so svojimi starými plukmi a vy vyhyniete a nič nevykonáte. Vaše dediny budú ochránené a</text:span><text:span text:style-name="T11">j </text:span><text:span text:style-name="CharStyle6">nikto sa do nich nepustí, keď Vladimíra všetci spolu prenasledovať budeme. Poďte do Žiliny, volám vás v mene kráľovom!“</text:span></text:p>
        <text:p text:style-name="P687"><text:span text:style-name="CharStyle6">Ale rozpustný zástup neposlúchol. „Domov, domov, brániť ženu a deti!“ volajúc, pe</text:span><text:span text:style-name="T11">k</text:span><text:span text:style-name="CharStyle6">n</text:span><text:span text:style-name="T11">e</text:span><text:span text:style-name="CharStyle6">-krá</text:span><text:span text:style-name="T11">s</text:span><text:span text:style-name="CharStyle6">n</text:span><text:span text:style-name="T11">e</text:span><text:span text:style-name="CharStyle6"><text:s text:c="1"/>sa pri Trenčíne rozchodil. Nie-</text:span></text:p>
        <text:p text:style-name="P689"><text:span text:style-name="CharStyle21">7</text:span><text:span text:style-name="T16">2</text:span></text:p>
        <text:p text:style-name="P690"><text:span text:style-name="CharStyle6">ktorí došli až k Bystrici a tam sa roztratili. Milko</text:span><text:span text:style-name="T11">,</text:span><text:span text:style-name="CharStyle6"><text:s text:c="1"/>zostal skoro samotný; len </text:span><text:span text:style-name="T11">má</text:span><text:span text:style-name="CharStyle6">lo-má</text:span><text:span text:style-name="T11">li</text:span><text:span text:style-name="CharStyle6">ič</text:span><text:span text:style-name="T11">kô </text:span><text:span text:style-name="CharStyle6">priateľov zostalo okolo </text:span><text:span text:style-name="T11">n</text:span><text:span text:style-name="CharStyle6">eho</text:span><text:span text:style-name="T11">,</text:span><text:span text:style-name="CharStyle6"><text:s text:c="1"/>pozerajúc útrpným okom za odchádzajúcimi. Ondrej</text:span><text:span text:style-name="T11">,</text:span><text:span text:style-name="CharStyle6"><text:s text:c="1"/>priateľ Milkov; pozre na neho, ako skloňuje hlavu</text:span><text:span text:style-name="T11">,</text:span><text:span text:style-name="CharStyle6"><text:s text:c="1"/>ako mu je smutno nad tým, že sa jeho zástup tratí a do záhuby nesvornosťou sa rúti</text:span><text:span text:style-name="T11">,</text:span><text:span text:style-name="CharStyle6"><text:s text:c="1"/>i ozve sa k nemu:</text:span></text:p>
        <text:p text:style-name="P691"><text:span text:style-name="CharStyle6">„Nič to, brat môj Milko, veď ešte uvidíme</text:span><text:span text:style-name="T11">,</text:span><text:span text:style-name="CharStyle6"><text:s text:c="1"/>čo vykonáme; ukážeme tým malodušným, že i bez nich niečo vyvedieme</text:span><text:span text:style-name="T11">/''</text:span></text:p>
        <text:p text:style-name="P692"><text:span text:style-name="CharStyle6">„Daj pokoj</text:span><text:span text:style-name="T11">,</text:span><text:span text:style-name="CharStyle6"><text:s text:c="1"/>brat môj, nerob si veľké nádeje. Akože sa v Žiline ukážeme? Ta sme na pomoc poslaní, odtiaľ sme mali Čechov napádať, a hľ</text:span><text:span text:style-name="T11">a.</text:span><text:span text:style-name="CharStyle6"><text:s text:c="1"/></text:span><text:span text:style-name="T11">.</text:span><text:span text:style-name="CharStyle6"><text:s text:c="1"/></text:span><text:span text:style-name="T11">.</text:span><text:span text:style-name="CharStyle6"><text:s text:c="1"/>“</text:span></text:p>
        <text:p text:style-name="P693"><text:span text:style-name="CharStyle6">„Nehnať nádei</text:span><text:span text:style-name="T11">n.</text:span><text:span text:style-name="CharStyle6"><text:s text:c="1"/>Milko, bude to ešte všetko dobre</text:span><text:span text:style-name="T11">.“</text:span></text:p>
        <text:p text:style-name="P694"><text:span text:style-name="CharStyle6">„Netratŕm drahý Ondrej; len ma trápi tá nestálosť, nevyt</text:span><text:span text:style-name="T11">ŕ</text:span><text:span text:style-name="CharStyle6">valosť a nesvornosť nášho ľudu. No ale keď oni nevedeli vydržať a neznal</text:span><text:span text:style-name="T11">?</text:span><text:span text:style-name="CharStyle6"><text:s text:c="1"/>si uctiť svojich vodcov, stojme teda aspoň my pevne a smelo.“</text:span></text:p>
        <text:p text:style-name="P695"><text:span text:style-name="CharStyle6">„My žijeme a mrieme s tebou!“ zahučali pozostalí páni. „Poďme, poďme!“</text:span></text:p>
        <text:p text:style-name="P696"><text:span text:style-name="CharStyle6">Milko sa uklonil, pohol rukou, a zástup sa pustil hore Váhom </text:span><text:span text:style-name="T11">a</text:span><text:span text:style-name="CharStyle6"><text:s text:c="1"/>ľudia, ktorých dediny bo</text:span><text:span text:style-name="T11">l</text:span><text:span text:style-name="CharStyle6">y popálené a ich domáci v </text:span><text:span text:style-name="T11">Pp</text:span><text:span text:style-name="CharStyle6">kúsach popa</text:span><text:span text:style-name="T11">- </text:span><text:span text:style-name="CharStyle6">db</text:span><text:span text:style-name="T11">l</text:span><text:span text:style-name="CharStyle6">i, starí i mladí</text:span><text:span text:style-name="T11">,</text:span><text:span text:style-name="CharStyle6"><text:s text:c="1"/>páni i panie, pripojili sa k n</text:span><text:span text:style-name="T11">i</text:span><text:span text:style-name="CharStyle6">m a idú vo meno božie.</text:span></text:p>
        <text:p text:style-name="P697"><text:span text:style-name="CharStyle6">Už mrká. Slnce zašlo pomaly za hory; mesiac ticho, akoby ukradomky, objavoval sa na</text:span><text:span text:style-name="T11">.</text:span><text:span text:style-name="CharStyle6"><text:s text:c="1"/>nebi a svietil tak čisto, tak ticho, že by </text:span><text:span text:style-name="T11">s</text:span><text:span text:style-name="CharStyle6">i sa nazdal</text:span><text:span text:style-name="T11">,</text:span><text:span text:style-name="CharStyle6"><text:s text:c="1"/>že sa hanbí za svoje svetlo, ako krásna panna, ktorá nevie, že je utešená, a ľudia</text:span><text:span text:style-name="T11">,</text:span><text:span text:style-name="CharStyle6"><text:s text:c="1"/>jej to predsa do o</text:span><text:span text:style-name="T11">č</text:span><text:span text:style-name="CharStyle6">ú hovoria. Vá</text:span><text:span text:style-name="T11">h</text:span><text:span text:style-name="CharStyle6"><text:s text:c="1"/>si </text:span><text:span text:style-name="T11">mnm</text:span><text:span text:style-name="CharStyle6">l</text:span><text:span text:style-name="T11">e</text:span><text:span text:style-name="CharStyle6"><text:s text:c="1"/>pesničky večerní </text:span><text:span text:style-name="T11">š</text:span><text:span text:style-name="CharStyle6">e</text:span><text:span text:style-name="T11">nue</text:span><text:span text:style-name="CharStyle6"><text:s text:c="1"/>niečo, ale a</text:span><text:span text:style-name="T11">m </text:span><text:span text:style-name="CharStyle6">on ani h</text:span><text:span text:style-name="T11">a</text:span><text:span text:style-name="CharStyle6">li</text:span><text:span text:style-name="T11">a</text:span><text:span text:style-name="CharStyle6"><text:s text:c="1"/>nevedia</text:span><text:span text:style-name="T11">,</text:span><text:span text:style-name="CharStyle6"><text:s text:c="1"/>čo. </text:span><text:span text:style-name="T11">km</text:span><text:span text:style-name="CharStyle6"><text:s text:c="1"/>si </text:span><text:span text:style-name="T11">š</text:span><text:span text:style-name="CharStyle6">ep</text:span><text:span text:style-name="T11">ce.</text:span><text:span text:style-name="CharStyle6"><text:s text:c="1"/>k</text:span><text:span text:style-name="T11">m</text:span><text:span text:style-name="CharStyle6"><text:s text:c="1"/>s</text:span><text:span text:style-name="T11">i</text:span></text:p>
        <text:p text:style-name="P698"><text:span text:style-name="T11">73 </text:span><text:span text:style-name="CharStyle6">šepce</text:span><text:span text:style-name="T11">,</text:span><text:span text:style-name="CharStyle6"><text:s text:c="1"/>ako chlapci, keď sa sami so sebou sho várajú. A to Považie tak sa ukazuje oku pri bledom svetle mesiaca, ako kraiin</text:span><text:span text:style-name="T11">l</text:span><text:span text:style-name="CharStyle6">a zakliata, ktorá za svojím osvoboden</text:span><text:span text:style-name="T11">í</text:span><text:span text:style-name="CharStyle6">m vzdychá.</text:span></text:p>
        <text:p text:style-name="P699"><text:span text:style-name="CharStyle6">Hore týmto Považím ide zástup a na jeho čele mládenec. Koník pod ním nôžkami preberá. ako by sa m</text:span><text:span text:style-name="T11"><text:s text:c="1"/></text:span><text:span text:style-name="CharStyle6">n ďalej ísť nechcelo; hádže h</text:span><text:span text:style-name="T11">l</text:span><text:span text:style-name="CharStyle6">avou, ako by sa mu niečo nepáčilo; prská, potkýna sa, ako by si už dávno nebo! odpočinú</text:span><text:span text:style-name="T12">1</text:span><text:span text:style-name="T11">. </text:span><text:span text:style-name="CharStyle6">Pán ho potľapkáva p</text:span><text:span text:style-name="T11">o</text:span><text:span text:style-name="CharStyle6"><text:s text:c="1"/>krásnej hrive a vraví potichu: „Neboj sa, koníček môj, veď sme už skoro v Žiline.“ A zas do premýšľania zaberá sa mládenec popredku idúci, pozerá, vyťahuje sa v stremeňoch. hľadí, hľadí, až sa svetlom mesiaca ožiarená Žilina objaví. Trhlo to mládencom, ruka jeho s</text:span><text:span text:style-name="T11">t</text:span><text:span text:style-name="CharStyle6">a zdvihla, a</text:span><text:span text:style-name="T11">l</text:span><text:span text:style-name="CharStyle6">ko na privítanie, a on ani nevie, že sám sebe vraví: „Bože, čože ma čaká v Žiline? Či smrť a či život a potešenie?“ A voľky-nevoľky vzdychne a z úst mu vyletí tichúčko meno Márie. Potom stiahne kantár koníkovi, Koník zastane a pán jeho sa obzerá za ostatnými. Došli i ostatní, ale už nemlčali t</text:span><text:span text:style-name="T11">/</text:span><text:span text:style-name="CharStyle6">a</text:span><text:span text:style-name="T11">l</text:span><text:span text:style-name="CharStyle6">k, ako predtým, už sa im rozviazaly jazyiky</text:span><text:span text:style-name="T11">,</text:span><text:span text:style-name="CharStyle6"><text:s text:c="1"/>lebo cieľ ich cesty sa približuje. Žilina im je už pred očima.</text:span></text:p>
        <text:p text:style-name="P700"><text:span text:style-name="CharStyle6">Prišli pekne, šťastne až pod múry mesta, ale brány sú pozatvárané, ľudia na múroch a vo svojich kútoch utiahnutí. Buchnú raz na bránu, druhý, tretí raz buchnú</text:span><text:span text:style-name="T11">,</text:span><text:span text:style-name="CharStyle6"><text:s text:c="1"/>a na múroch sa ľudia ukážu a ozvú sa:</text:span></text:p>
        <text:p text:style-name="P701"><text:span text:style-name="T11">..</text:span><text:span text:style-name="CharStyle6">Kto tam?“</text:span></text:p>
        <text:p text:style-name="P702"><text:span text:style-name="CharStyle6">„My sme to, Trenčania z Matiašovej strany.“</text:span></text:p>
        <text:p text:style-name="P703"><text:span text:style-name="CharStyle6">„Kto j</text:span><text:span text:style-name="T11">e</text:span><text:span text:style-name="CharStyle6"><text:s text:c="1"/>váš vodca?“</text:span></text:p>
        <text:p text:style-name="P704"><text:span text:style-name="CharStyle6">„Milko Pankrác.“</text:span></text:p>
        <text:p text:style-name="P705"><text:span text:style-name="CharStyle6">Vrátnik odiš</text:span><text:span text:style-name="T11">'d.</text:span><text:span text:style-name="CharStyle6"><text:s text:c="1"/>zástup pr</text:span><text:span text:style-name="T11">e</text:span><text:span text:style-name="CharStyle6">d bránou musel čakať</text:span><text:span text:style-name="T11">,</text:span><text:span text:style-name="CharStyle6"><text:s text:c="1"/>ale na šťastie ešte je nie tak neskoro.</text:span></text:p>
        <text:p text:style-name="P708"><text:span text:style-name="CharStyle21">74</text:span></text:p>
        <text:p text:style-name="P709"><text:span text:style-name="CharStyle21">7</text:span><text:span text:style-name="T16">5</text:span></text:p>
        <text:p text:style-name="P710"><text:span text:style-name="CharStyle6">ešte sú všetky domy osvetlené. Pán rychtár sedí v kruhu svojej rodiny; matka rozpráva o svojej mladosti, Marienka šije a len kedy- tedy hodí okom na matku</text:span><text:span text:style-name="T11">.</text:span><text:span text:style-name="CharStyle6"><text:s text:c="1"/>Vrátnik príde oznámiť Trenčanov </text:span><text:span text:style-name="T11">a</text:span><text:span text:style-name="CharStyle6"><text:s text:c="1"/>Milka. Márii vypadne šitie z ruky, matka sa usmeje, Dlhohorský vyskočí, opáše šabľu, vykrúti fúzy a volá: „Ej, dobre je, dobre“, a beží do mesta.</text:span></text:p>
        <text:p text:style-name="P711"><text:span text:style-name="CharStyle6">Kde sa vzali, tu sa vzali, ale už bolo plno ľudí po uliciach, a ich počet tak rástol, ako na droždiach. Pán rychtár vojde do izbice </text:span><text:span text:style-name="T11">h</text:span><text:span text:style-name="CharStyle6">ad bránou, pozerá, pozerá, krúti hlavou, síde dolu, dá zabúchať na bránu a volá:</text:span></text:p>
        <text:p text:style-name="P712"><text:span text:style-name="CharStyle6">„Kto je tam?“</text:span></text:p>
        <text:p text:style-name="P713"><text:span text:style-name="T11">„</text:span><text:span text:style-name="CharStyle6">Priate</text:span><text:span text:style-name="T11">!’</text:span><text:span text:style-name="CharStyle6">.</text:span><text:span text:style-name="T11">“</text:span></text:p>
        <text:p text:style-name="P714"><text:span text:style-name="CharStyle6">„Vaše heslo?“</text:span></text:p>
        <text:p text:style-name="P715"><text:span text:style-name="CharStyle6">„Pankrác a Matiaš.“</text:span></text:p>
        <text:p text:style-name="P716"><text:span text:style-name="CharStyle6">„Naši sú, naši!“ radostne zavolá Dlhohorský a dá odmykať záporu, otvárať zámky, pomáha rozhadzovať bran</text:span><text:span text:style-name="T11">ú</text:span><text:span text:style-name="CharStyle6">, a bránou vstúpi na koníku Milko Pankrác a celý jeho zástup.</text:span></text:p>
        <text:p text:style-name="P717"><text:span text:style-name="CharStyle6">Bolo to radosti v Žiline! Slávny úrad pri- šlých hneď rozdelil po domoch a pán rychtár zavolal k sebe, ako obyčajne, vážnejších pánov a pani</text:span><text:span text:style-name="T11">c</text:span><text:span text:style-name="CharStyle6">. V dome jeho je veselo. Dlhohorský mladol od radosti, víta pánov, víta pa- nie, víta Milka a tisne mu ruku, hovoriac:</text:span></text:p>
        <text:p text:style-name="P718"><text:span text:style-name="CharStyle6">„No, neznáme sa ešte síce bližšie, ale hádam sa poznáme.“</text:span></text:p>
        <text:p text:style-name="P719"><text:span text:style-name="CharStyle6">„Boh dá, že sa poznáme“, odpovedá </text:span><text:span text:style-name="T11">M</text:span><text:span text:style-name="CharStyle6">ilko a obráti sa k pan e</text:span><text:span text:style-name="T11"><text:s text:c="1"/></text:span><text:span text:style-name="CharStyle6">j a Márii.</text:span></text:p>
        <text:p text:style-name="P720"><text:span text:style-name="CharStyle6">Ľahký rumenec prelietol mu cez líca</text:span><text:span text:style-name="T11">, </text:span><text:span text:style-name="CharStyle6">zvlášte keď Márii na šťastný príchod ruku podal. Dlhohorský mu nedal pokoja: hneď sa vypytoval o vojne, hneď zas o kráľovi </text:span><text:span text:style-name="T11">Ma</text:span><text:span text:style-name="CharStyle6">tiaŠ</text:span><text:span text:style-name="T11">ov</text:span><text:span text:style-name="CharStyle6">i. </text:span><text:span text:style-name="T11">hov</text:span><text:span text:style-name="CharStyle6">oria</text:span><text:span text:style-name="T11">c</text:span><text:span text:style-name="CharStyle6">:</text:span></text:p>
        <text:p text:style-name="P721"><text:span text:style-name="CharStyle6">„No. či </text:span><text:span text:style-name="T11">sa</text:span><text:span text:style-name="CharStyle6"><text:s text:c="1"/>vyberie nejaký človek z neho?“</text:span></text:p>
        <text:p text:style-name="P722"><text:span text:style-name="CharStyle6">„Hej, pán rychtár, to je duša! Mladý je síce ešte, ale to vám p</text:span><text:span text:style-name="T11">ov</text:span><text:span text:style-name="CharStyle6">edám. že sme takého kráľa ešte nemali, odkedy sa Ludvik Veľký na večnosť odobral.“</text:span></text:p>
        <text:p text:style-name="P723"><text:span text:style-name="CharStyle6">„To rád verím“, pyšne</text:span><text:span text:style-name="T11"><text:s text:c="1"/></text:span><text:span text:style-name="CharStyle6">odpovie Dlhohor ský. „veď je syn Jána Hu</text:span><text:span text:style-name="T11">ň</text:span><text:span text:style-name="CharStyle6">ada</text:span><text:span text:style-name="T11">,</text:span><text:span text:style-name="CharStyle6"><text:s text:c="1"/>A toho by ste len boli videli! Keď si pomyslím, ako mi ho v</text:span><text:span text:style-name="T11">e</text:span><text:span text:style-name="CharStyle6">ril, keď sme sa lúčili: „Pán brat Dlhohorský. pracujte na jednote krajiny, lebo padne za obeť nepriateľom; majte starosť i na moje dietky, môž’ byť, že im niekedy budete môcť pomáhať“, — duša vo mne zaplače, lebo takého človeka viac nebude, ako bol Ján Huňad.“</text:span></text:p>
        <text:p text:style-name="P724"><text:span text:style-name="CharStyle6">„Ej, pán rychtár“, odpovie Milko, „Matiaš je už teraz hodný, čože bude potom z neho, keď dorastie? Ej, pán Dlhohorský, videli by ste vy tie oči, počuli by ste vy tie reči, tak by ste potom povedali, čo to bude z uhorskej krajiny.“</text:span></text:p>
        <text:p text:style-name="P725"><text:span text:style-name="CharStyle6">„Dal by Pán Boh, dal by Pán Boh“, odpovie Dlhohorský, „veď sme sa už dávno s hlavným išpánom z neho tešili. Ale čože nejde hlavný išpán?“</text:span></text:p>
        <text:p text:style-name="P726"><text:span text:style-name="CharStyle6">„Padol, chudák, pri Viedni.“</text:span></text:p>
        <text:p text:style-name="P727"><text:span text:style-name="CharStyle6">„Padol? Teda som už iba sám v Trenčianskej stolici zo starých známych Huňado- vých! No, Pán Boh mu daj večnú slávu!“ smutne dopovie Dlhohorský.</text:span></text:p>
        <text:p text:style-name="P728"><text:span text:style-name="CharStyle6">„Ach, a s ním padá i jednota naša“, povie na to Milko. „Nezľaknite sa, pán rychtár, ale to vám musím povedať. Po smrti jeho sám Matiaš mňa vymenoval za vodcu Trenčanov. Prečo, neviem. Ale naši sa nad tým zlobili. Jedni vraveli: „Ale my takého mladocha počúvať?“ Druhí hovorili: „Čože by ten, veď ten nijakej zkúsenosti nemá.“ Tretí zazeral, štvrtý Pán Boh vie čo nerobil</text:span><text:span text:style-name="T11">,</text:span><text:span text:style-name="CharStyle6"><text:s text:c="1"/>až kým sme prišli</text:span></text:p>
        <text:p text:style-name="P730"><text:span text:style-name="CharStyle21">77</text:span></text:p>
        <text:p text:style-name="P731"><text:span text:style-name="CharStyle6">do Trenčianskej. Tu, vidiac dediny svoje popálené, </text:span><text:span text:style-name="T11">^</text:span><text:span text:style-name="CharStyle6">voju rodinu po </text:span><text:span text:style-name="T11">.</text:span><text:span text:style-name="CharStyle6">svete por</text:span><text:span text:style-name="T11"><text:s text:c="1"/></text:span><text:span text:style-name="CharStyle6">o</text:span><text:span text:style-name="T11"><text:s text:c="1"/></text:span><text:span text:style-name="CharStyle6">zháňanú, rozišli sa každý na svoju stranu, že vraj svoju rodinu brániť. Ale ja viem, prečo to všetko</text:span><text:span text:style-name="T11">/</text:span><text:span text:style-name="T12">1</text:span></text:p>
        <text:p text:style-name="P732"><text:span text:style-name="CharStyle6">„Tí malicherníci“, trasľavým </text:span><text:span text:style-name="T11">a</text:span><text:span text:style-name="CharStyle6"><text:s text:c="1"/>trpkým hlasom povedal Dlhohorský. „A čože, nedali si rozkázať?“</text:span></text:p>
        <text:p text:style-name="P733"><text:span text:style-name="CharStyle6">„To veru nie! Lebo viete, že sa u nás každý nazdáva, že je malým kráľom a že si od nikoho rozkazovať nedá.“</text:span></text:p>
        <text:p text:style-name="P734"><text:span text:style-name="CharStyle6">„Viem, viem, neraz som to s bolesťou zk</text:span><text:span text:style-name="T11">u</text:span><text:span text:style-name="CharStyle6">- sil. A tí, čo s vami ostali?“</text:span></text:p>
        <text:p text:style-name="P735"><text:span text:style-name="CharStyle6">„To sú všetci istí, ale čože</text:span><text:span text:style-name="T11">,</text:span><text:span text:style-name="CharStyle6"><text:s text:c="1"/>keď nás je málo.“</text:span></text:p>
        <text:p text:style-name="P736"><text:span text:style-name="CharStyle6">„Nič sa nebojte</text:span><text:span text:style-name="T11">,</text:span><text:span text:style-name="CharStyle6"><text:s text:c="1"/>aspoň ste vy tu, a tak nám nič nechybí.“</text:span></text:p>
        <text:p text:style-name="P737"><text:span text:style-name="CharStyle6">„A čože vám ja sám spomôžem?“</text:span></text:p>
        <text:p text:style-name="P738"><text:span text:style-name="CharStyle6">„Či váš otec nemá dosť síl vojenských?“</text:span></text:p>
        <text:p text:style-name="P739"><text:span text:style-name="CharStyle6">„Tomu s</text:span><text:span text:style-name="T11">á</text:span><text:span text:style-name="CharStyle6"><text:s text:c="1"/>ukázať nesmiem.“</text:span></text:p>
        <text:p text:style-name="P740"><text:span text:style-name="T11">.</text:span><text:span text:style-name="CharStyle6">Neverte vy to, on túži za vami</text:span><text:span text:style-name="T11">“</text:span><text:span text:style-name="CharStyle6">, hovorí ďalej Dlhohorský a potom</text:span><text:span text:style-name="T11">,</text:span><text:span text:style-name="CharStyle6"><text:s text:c="1"/>usmievajúc sa</text:span><text:span text:style-name="T11">^</text:span><text:span text:style-name="CharStyle6"><text:s text:c="1"/>doloží: „Aspoň moja Mária tak riekla. Či je pravda, Marienka </text:span><text:span text:style-name="T11">?</text:span><text:span text:style-name="CharStyle6"><text:s text:c="1"/></text:span><text:span text:style-name="T11">“</text:span></text:p>
        <text:p text:style-name="P741"><text:span text:style-name="CharStyle6">Dievča počúvalo</text:span><text:span text:style-name="T11">,</text:span><text:span text:style-name="CharStyle6"><text:s text:c="1"/>čo hovoril otec s Milkom, dalo na každé slovo pozor, ale len </text:span><text:span text:style-name="T11">ke</text:span><text:span text:style-name="CharStyle6">dy- tedy pozrelo na nich. Teraz sa však obzrela</text:span><text:span text:style-name="T11">, </text:span><text:span text:style-name="CharStyle6">ako čo by predtým nič nebola počula, a opýtala</text:span><text:span text:style-name="T11">.</text:span><text:span text:style-name="CharStyle6"><text:s text:c="1"/>sa:</text:span></text:p>
        <text:p text:style-name="P742"><text:span text:style-name="CharStyle6">„Čo rozkazuješ,</text:span><text:span text:style-name="T11">"</text:span><text:span text:style-name="CharStyle6"><text:s text:c="1"/>otec?“</text:span></text:p>
        <text:p text:style-name="P743"><text:span text:style-name="CharStyle6">„Pán Pankrác mi nechce veriť, že ho otec dobre príjme, a ja mu vravím, že to ty lepšie vieš</text:span><text:span text:style-name="T11">,</text:span><text:span text:style-name="CharStyle6"><text:s text:c="1"/>ako my všetci.“</text:span></text:p>
        <text:p text:style-name="P744"><text:span text:style-name="CharStyle6">„Ach, otec môj, dajže pokoj. Ja som len to vravela, že mu z očú a tvári bolo vidno</text:span><text:span text:style-name="T11">, </text:span><text:span text:style-name="CharStyle6">že by rád pána Milka pri </text:span><text:span text:style-name="T11">fle</text:span><text:span text:style-name="CharStyle6">b</text:span><text:span text:style-name="T11">c</text:span><text:span text:style-name="CharStyle6"><text:s text:c="1"/>mať. leb</text:span><text:span text:style-name="T11">o</text:span><text:span text:style-name="CharStyle6"><text:s text:c="1"/></text:span><text:span text:style-name="T11">n</text:span><text:span text:style-name="CharStyle6">a</text:span><text:span text:style-name="T11">č</text:span><text:span text:style-name="CharStyle6">o</text:span><text:span text:style-name="T11">ž</text:span><text:span text:style-name="CharStyle6">e by bol prišiel do Žiliny?“</text:span></text:p>
        <text:p text:style-name="P745"><text:span text:style-name="CharStyle6">„Verím, verím“, zavolá Milko, „keď vy hovoríte</text:span><text:span text:style-name="T11">.</text:span><text:span text:style-name="CharStyle6">“</text:span></text:p>
        <text:p text:style-name="P746"><text:span text:style-name="CharStyle6">„A mne neveríte?“ opýta sa so smiechom Dlhohorský. </text:span><text:span text:style-name="T11">.</text:span><text:span text:style-name="CharStyle6">„No, to je pekne!“</text:span></text:p>
        <text:p text:style-name="P747"><text:span text:style-name="CharStyle6">„Verím vám, verím, ale...“</text:span></text:p>
        <text:p text:style-name="P748"><text:span text:style-name="CharStyle6">„Čo ale?“ skočí zas Dlhohorský do reči. „Tak je to </text:span><text:span text:style-name="T11">—</text:span><text:span text:style-name="CharStyle6"><text:s text:c="1"/>už my starí, čo by sme komu zlaté reči dávali, nič nevykonáme. Mladý mladému hneď uverí, roveň k rovni sa hneď pripojí.“</text:span></text:p>
        <text:p text:style-name="P749"><text:span text:style-name="CharStyle6">X.</text:span></text:p>
        <text:p text:style-name="P750"><text:span text:style-name="CharStyle6">Boly to dve rozličné osoby, Pankrácovci</text:span><text:span text:style-name="T11">, </text:span><text:span text:style-name="CharStyle6">boly to dve rozličné postavy, otec a syn. Otec si sedí pri okrúhlom dubovom stole sám a sám na Starom hrade. On je, ako obyčajne, i teraz zamračený, podopiera si starú hla</text:span><text:span text:style-name="T11">y</text:span><text:span text:style-name="CharStyle6">u oboma rukami a tu i tu buchne pravicou na stôl, až izbou zahučí; poznať, že nekuje zasa najlepšie veci. Ale to všetko mu pristane, to mu tak svedčí, že by si človek bez toho starého Pankráca ani myslieť nemohol.</text:span></text:p>
        <text:p text:style-name="P751"><text:span text:style-name="CharStyle6">Otvoria sa dvere. Dnu vojde mladý, ako panička vyrastlý šuhaj; líca sa mu i červenajú i blednú, dlhé čie</text:span><text:span text:style-name="T11">r</text:span><text:span text:style-name="CharStyle6">né vlasy mu poletujú po pleciach a z očú, ktoré sa na starca prenikavé opierajú, vyzerá duch neobyčajný. Starý Pankrác sa obzre, nevstane syna privítať, ale udre pravicou na stôl a zavolá:</text:span></text:p>
        <text:p text:style-name="P752"><text:span text:style-name="CharStyle6">„Či ty nenávidíš Komorovského, nenávidíš V</text:span><text:span text:style-name="T11">l</text:span><text:span text:style-name="CharStyle6">adimíra?“</text:span></text:p>
        <text:p text:style-name="P753"><text:span text:style-name="CharStyle6">„Ach, otec“, riekne Milko, „ja som ťa prišiel za odpustenie. </text:span><text:span text:style-name="T11">.</text:span><text:span text:style-name="CharStyle6">, “</text:span></text:p>
        <text:p text:style-name="P754"><text:span text:style-name="CharStyle6">„Nič o tom. Povedz mi len, chlapče, či nenávidíš Komorovského ? </text:span><text:span text:style-name="T11">“</text:span></text:p>
        <text:p text:style-name="P755"><text:span text:style-name="CharStyle6">„Preto som sa, otec, i bez tvojej vôle z Trenčína odstránil, že si ty s Ko</text:span><text:span text:style-name="T11">mo</text:span><text:span text:style-name="CharStyle6">rovským držal.“</text:span></text:p>
        <text:p text:style-name="P757"><text:span text:style-name="T16">7b</text:span></text:p>
        <text:p text:style-name="P758"><text:span text:style-name="CharStyle6">„Pankrác s Komorovským </text:span><text:span text:style-name="T11">?</text:span><text:span text:style-name="CharStyle6"><text:s text:c="1"/>Hrúza nebeská! Chlapče, nehovor mi to, lebo hoci </text:span><text:span text:style-name="T11">s</text:span><text:span text:style-name="CharStyle6">i </text:span><text:span text:style-name="T11">i</text:span><text:span text:style-name="CharStyle6"><text:s text:c="1"/>krv moja, nevyjdeš živý z tejto izby. Chlapče, prisahaj pomstu a nenávisť i Komorovskému i Vladimírovi!“</text:span></text:p>
        <text:p text:style-name="P759"><text:span text:style-name="CharStyle6">„Ja neprisahám, otec, lebo som si beztoho pred seba vzal Komorovského, kde len budem môcť, prenasledovať.“</text:span></text:p>
        <text:p text:style-name="P760"><text:span text:style-name="CharStyle6">„A písal si ty listy od Viedne Dlhohor- skému?“</text:span></text:p>
        <text:p text:style-name="P761"><text:span text:style-name="CharStyle6">„Nikdy, otec môj!“</text:span></text:p>
        <text:p text:style-name="P762"><text:span text:style-name="CharStyle6">„Hrúza nebeská! A Komorovský vraví, že Pankrác Pankráca zabíjať mieni. Chlapče, sem daj ruku, budeme páliť a rúbať, že živá duša nezostane z Komorovského ľudí.“</text:span></text:p>
        <text:p text:style-name="P763"><text:span text:style-name="CharStyle6">To bolo privítanie Pankrácovo, to boly city otcovské. Ale Milko je s tým spokojný, sám sa teší zo svojho otca, podá mu ruku a začne hovoriť o svojich úmysloch, o Matiaš</text:span><text:span text:style-name="T11">ov</text:span><text:span text:style-name="CharStyle6">i a Jiskrovi, ale otec jeho o ničom počuť nechce. Pankrác hovorí nakrátko, slová jeho kypia iba pomstou a nenávisťou, jeho reči sú len oheň a smrť.</text:span></text:p>
        <text:p text:style-name="P764"><text:span text:style-name="CharStyle6">„Sadni si, chlapče, ko mne; uč sa od svojho otca, ako má človek so svojimi nepriateľmi zachádzať. Sadni si, sadni, nepôjdeš viac k Jiskrovi; Pankrác nechce viac, aby syn jeho bol palatínom, ale aby</text:span><text:span text:style-name="T11"><text:s text:c="1"/></text:span><text:span text:style-name="CharStyle6">bol pánom na svojich dobrách sám a sám. Čo? Druhému slúžiť? Pankrác nebude nikomu slúžiť.“</text:span></text:p>
        <text:p text:style-name="P765"><text:span text:style-name="CharStyle6">Milko na tieto reči nič neodpovedá, lebo vie, že čo si otec do hlavy vezme, od toho neodstúpi, ale sa spytuje, ako veci stoja v Nitre, v Trenčíne a v Turci.</text:span></text:p>
        <text:p text:style-name="P766"><text:span text:style-name="CharStyle6">„Hahaha! On si myslí, že to len tak možno Turiec zo Strečna zaujať; ale moji Vrúčania</text:span></text:p>
        <text:p text:style-name="P767"><text:span text:style-name="CharStyle6">vedia chlapcom do očú napľ</text:span><text:span text:style-name="T11">u</text:span><text:span text:style-name="CharStyle6">vať, ž</text:span><text:span text:style-name="T11">e</text:span><text:span text:style-name="CharStyle6"><text:s text:c="1"/>viacej cesty domov nenajdú.</text:span><text:span text:style-name="T11">“</text:span></text:p>
        <text:p text:style-name="P768"><text:span text:style-name="CharStyle6">„A či Turiec pevne s tebou drží, otec?“</text:span></text:p>
        <text:p text:style-name="P769"><text:span text:style-name="CharStyle6">„To verím. Dobre. Musíš zkúsiť mojich Turčanov. Budeš mojím vodcom v Turci; už máš na Zn</text:span><text:span text:style-name="T11">i</text:span><text:span text:style-name="CharStyle6">eve miesto prihotovené. Ale to ti povedám, chlapče, vo dne, v noci, bez ustan</text:span><text:span text:style-name="T11">i</text:span><text:span text:style-name="CharStyle6">a musíš hubiť Komorovského.“</text:span></text:p>
        <text:p text:style-name="P770"><text:span text:style-name="T11">»</text:span><text:span text:style-name="CharStyle6">Hej, otec môj, to ja urobím, ale prosím ťa, nechaj ma v Trenčíne.“</text:span></text:p>
        <text:p text:style-name="P771"><text:span text:style-name="CharStyle31">„Čo? V Trenčíne? Čo bys’ ty urobil v Tren</text:span></text:p>
        <text:p text:style-name="P772"><text:span text:style-name="CharStyle6">číne, kde je nepriateľ mocnejší? Tu musím ja sám Vladimírovi do očú pozerať; Nitra a Trenčín musia byť spojené.“</text:span></text:p>
        <text:p text:style-name="P773"><text:span text:style-name="CharStyle6">„Či sa nazdávaš, otče, že tvoj syn nič vykonať nemôže, že to len ty vieš mocných lámať?“</text:span></text:p>
        <text:p text:style-name="P774"><text:span text:style-name="CharStyle6">„Neviem, či môže, či nemôže: ale ak je môj syn, teda večne nenávidí Komorovského a nikto ho neprevýši, ako jeho otca nikto neprevýšil.“</text:span></text:p>
        <text:p text:style-name="P775"><text:span text:style-name="CharStyle6">„Teda mi nechaj Trenčín. Vidíš, otec, ja neznám dobre polohu iných krajov, a ty to máš na päť prstoch. K tomu i Žilina Pankrácov po-</text:span></text:p>
        <text:p text:style-name="P777"><text:span text:style-name="CharStyle21">81</text:span></text:p>
        <text:p text:style-name="P778"><text:span text:style-name="T16">So</text:span></text:p>
        <text:p text:style-name="P779"><text:span text:style-name="T11">c</text:span><text:span text:style-name="CharStyle6">úva a ra</text:span><text:span text:style-name="T11">d</text:span><text:span text:style-name="CharStyle6">a by. aby s</text:span><text:span text:style-name="T11">om</text:span><text:span text:style-name="CharStyle6"><text:s text:c="1"/>ju ja sám proti Via </text:span><text:span text:style-name="T11">J </text:span><text:span text:style-name="CharStyle6">im Íro</text:span><text:span text:style-name="T11">vi</text:span><text:span text:style-name="CharStyle6"><text:s text:c="1"/>brá</text:span><text:span text:style-name="T11">n</text:span><text:span text:style-name="CharStyle6">i</text:span><text:span text:style-name="T11">l</text:span><text:span text:style-name="CharStyle6">.“</text:span></text:p>
        <text:p text:style-name="P780"><text:span text:style-name="T11">„</text:span><text:span text:style-name="CharStyle6">Hahaha, Žilina! Čo </text:span><text:span text:style-name="T11">t</text:span><text:span text:style-name="CharStyle6">i Je zo Žiliny? Odkáž jej len slovo, a už ti leží pod nohami. Žilina musí tak tancovať, ako jej ja rozkážem. Čo by s</text:span><text:span text:style-name="T11">i</text:span><text:span text:style-name="CharStyle6"><text:s text:c="1"/>to tam človek robil z niekoľkých mešťanov, ktorí sú radi, že žijú</text:span><text:span text:style-name="T11">,</text:span><text:span text:style-name="CharStyle6"><text:s text:c="1"/>al</text:span><text:span text:style-name="T11">e</text:span><text:span text:style-name="CharStyle6"><text:s text:c="1"/>Komorovskému večnú pomstu, lebo mi hlava do kola ide, keď si len naňho spomeniem.“</text:span></text:p>
        <text:p text:style-name="P781"><text:span text:style-name="CharStyle6">„Ano</text:span><text:span text:style-name="T11">.</text:span><text:span text:style-name="CharStyle6"><text:s text:c="1"/>tak je. Ale </text:span><text:span text:style-name="T11">i</text:span><text:span text:style-name="CharStyle6">a ti povedám</text:span><text:span text:style-name="T11">,</text:span><text:span text:style-name="CharStyle6"><text:s text:c="1"/>že ja nikde tak Komorovsk</text:span><text:span text:style-name="T11">é</text:span><text:span text:style-name="CharStyle6">ho stranu prenasledovať nemôžem, ako zo Starého hradu v Trenčianskej stolici.“</text:span></text:p>
        <text:p text:style-name="P782"><text:span text:style-name="CharStyle6">„Nemôžeš? Teda zostaň na Starom hrade; maj si Trenčín až do Podhradia; ale to ti povedám: pomsta Komorovskému! Turiec ti tiež ostane, veď tam beztoho mnoho práce niet, lebo Turiec i bez osobitného vodcu stojí za Pankráca. Keď sa ti páči, postav nejakého istého človeka na Zniev</text:span><text:span text:style-name="T11">.</text:span><text:span text:style-name="CharStyle6"><text:s text:c="1"/>ktorý cez hory bu</text:span><text:span text:style-name="T11">d</text:span><text:span text:style-name="CharStyle6">e napádať Lietavu a Strečno. Ja pôjdem na Brani</text:span><text:span text:style-name="T11">e</text:span><text:span text:style-name="CharStyle6"><text:s text:c="1"/>a zakúrim Komorovskému vo Fraštáku a Temätí</text:span><text:span text:style-name="T11">ne</text:span><text:span text:style-name="CharStyle6">.“</text:span></text:p>
        <text:p text:style-name="P783"><text:span text:style-name="CharStyle6">To bolo všetko, čo otec synovi pri sv</text:span><text:span text:style-name="T11">i</text:span><text:span text:style-name="CharStyle6">taní vrave</text:span><text:span text:style-name="T11">l</text:span><text:span text:style-name="CharStyle6">; viac ani slova, ani pol. Potom vys</text:span><text:span text:style-name="T11">l</text:span><text:span text:style-name="CharStyle6">al pos</text:span><text:span text:style-name="T11">t</text:span><text:span text:style-name="CharStyle6">ov do Turca, dával svojim vodcom rozkaz</text:span><text:span text:style-name="T11">y,</text:span><text:span text:style-name="CharStyle6"><text:s text:c="1"/>poslal na všetky zámky, čo ho počúvaly, svojich ľudí a oznámil im svoje ustanovenie, aby jeho syna poslúchali. Prečo Pankrác svojmu synovi toľký majetok popustil? To nikto pochopiť nemôže, lebo je známo, že Pankrác nikdy svoje panstvo nerozdeľoval, nikomu neveril, a syn jeho je známy ako najhorlivejší človek strany kráľovskej.</text:span></text:p>
        <text:p text:style-name="P784"><text:span text:style-name="CharStyle6">Ale Žilina sa tomu zaradovala. Pán ryc</text:span><text:span text:style-name="T11">h</text:span><text:span text:style-name="CharStyle6">- </text:span><text:span text:style-name="T11">tá</text:span><text:span text:style-name="CharStyle6">r bol od radosti celý bez s</text:span><text:span text:style-name="T11">-</text:span><text:span text:style-name="CharStyle6">eba. A Mária sa</text:span></text:p>
        <text:p text:style-name="P785"><text:span text:style-name="CharStyle6">usmiala </text:span><text:span text:style-name="T11">a</text:span><text:span text:style-name="CharStyle6"><text:s text:c="1"/>srdce sa jej od potešenia triaslo. V rozkoši svojej prišla k otcovi a riekl</text:span><text:span text:style-name="T11">a</text:span><text:span text:style-name="CharStyle6">:</text:span></text:p>
        <text:p text:style-name="P786"><text:span text:style-name="CharStyle6">„Vidíš, či som ti nepovedala, že Milko Žilinu vysvobodí?“</text:span></text:p>
        <text:p text:style-name="P787"><text:span text:style-name="CharStyle6">„Ticho, dieťa, ticho, to ešte nikto nevie, či nás Milko</text:span><text:span text:style-name="T12">1</text:span><text:span text:style-name="CharStyle6"><text:s text:c="1"/>nezradil a otcovi do náručia sa nehodil.“</text:span></text:p>
        <text:p text:style-name="P788"><text:span text:style-name="CharStyle6">„Ach, prosím ťa, nevrav také smutné reči. Milko iste Žilinu nezradí </text:span><text:span text:style-name="T11">a</text:span><text:span text:style-name="CharStyle6">...“</text:span></text:p>
        <text:p text:style-name="P789"><text:span text:style-name="CharStyle6">Ale matka prísnym pohľadom dala jej znať, aby mlčala. Mária sa začervenala a, nič </text:span><text:span text:style-name="T11">m</text:span><text:span text:style-name="CharStyle6">erieknuc, sadla si k obloku a smútila, že je</text:span><text:span text:style-name="T11">j </text:span><text:span text:style-name="CharStyle6">matka odňala príležitosť hovoriť o Milkovi. Dlhohorský sa prechádza po izbe a vraví:</text:span></text:p>
        <text:p text:style-name="P790"><text:span text:style-name="CharStyle6">„Veď uvidíme, veď uvidíme.“</text:span></text:p>
        <text:p text:style-name="P791"><text:span text:style-name="CharStyle6">V tom na ulici zahučia hlasy: „Sláva Milkovi</text:span><text:span text:style-name="T11">.</text:span><text:span text:style-name="CharStyle6"><text:s text:c="1"/>sláva Milkovi!“ a ľudu mladého i starého sa na ry</text:span><text:span text:style-name="T11">b</text:span><text:span text:style-name="CharStyle6">ku síde, že sa to až tak černie. Prišiel chýr do Žiliny, že Milko zostal pánom na Starom hra</text:span><text:span text:style-name="T11">|</text:span><text:span text:style-name="CharStyle6">de, že starý Pankrác odišiel do Nitrianskej, a dobré nebo vie, čo všetko</text:span><text:span text:style-name="T11"><text:s text:c="1"/></text:span><text:span text:style-name="CharStyle6">hovoria. Jedni zúfajú nad Milkom a pokladajú Žilinu za ztra- tenú; druhí vravia, že sám Pankrác prešiel na kráľovu stranu, lebo že ho</text:span><text:span text:style-name="T11">,</text:span><text:span text:style-name="CharStyle6"><text:s text:c="1"/>k tomu jeho syn prehovoril; tretí sa obávajú, že Milko, keď takým mocným zosta</text:span><text:span text:style-name="T11">l</text:span><text:span text:style-name="CharStyle6">, nebude lepší od otca; štvrtí zazerali na pánov a vojakov s Milkom prišlých krivým</text:span><text:span text:style-name="T11">^</text:span><text:span text:style-name="CharStyle6"><text:s text:c="1"/>okom, lebo si mysleli, že ich Milko</text:span><text:span text:style-name="T11">,</text:span><text:span text:style-name="CharStyle6"><text:s text:c="1"/>na to do Žiliny priviedol, aby potom mesto i zdn</text:span><text:span text:style-name="T11">u </text:span><text:span text:style-name="CharStyle6">i zvonku dobýjať mohli. Ale všetci vojaci Milkovi sa proti tomu stavajú, ba nadávajú a hrozia všetkým, čo na ich vodcu zle hovoria a potom, keď títo zatíchnu, volajú: „Vivat Milko, sláva Milkov</text:span><text:span text:style-name="T11">i</text:span><text:span text:style-name="CharStyle6">!“</text:span></text:p>
        <text:p text:style-name="P792"><text:span text:style-name="CharStyle6">Bolo to kriku, bolo to ľudstva na žilinskom ry</text:span><text:span text:style-name="T11">n</text:span><text:span text:style-name="CharStyle6">ku, ale keď ho predtým moc bolo, teraz ho je iste viac. Na bielom koníku s červenou hri-</text:span></text:p>
        <text:p text:style-name="P793"><text:span text:style-name="CharStyle16">Kalinčák III.</text:span></text:p>
        <text:p text:style-name="P794"><text:span text:style-name="CharStyle36">6</text:span></text:p>
        <text:p text:style-name="P796"><text:span text:style-name="CharStyle21">83</text:span></text:p>
        <text:p text:style-name="P797"><text:span text:style-name="CharStyle21">8</text:span><text:span text:style-name="T16">2</text:span></text:p>
        <text:p text:style-name="P798"><text:span text:style-name="CharStyle6">vo</text:span><text:span text:style-name="T11">n,</text:span><text:span text:style-name="CharStyle6"><text:s text:c="1"/></text:span><text:span text:style-name="T11">s</text:span><text:span text:style-name="CharStyle6">o žltými nôžkami hrdo sa nesie pán Milko, a tak si bystro pozerá d</text:span><text:span text:style-name="T11">ov</text:span><text:span text:style-name="CharStyle6">ókola, ako sa na najbohatšieho pána v Trenčíne svedčí. Ale si i môže pozerať, môže si hore viesť, lebo je už teraz dostatočný Žilinu obránil, </text:span><text:span text:style-name="T11">a</text:span><text:span text:style-name="CharStyle6">ko sám kráľ. Ide si po uliciach, po rynku mesta, ale je už nie viac ten zamyslený mládenec, čo nedávno vstúpil do brán žilinských; spadlo mu mnoho starostí s hlavy, a preto ju tak hore nesie. Otec je </text:span><text:span text:style-name="T11">©</text:span><text:span text:style-name="CharStyle6">mierený </text:span><text:span text:style-name="T11">s</text:span><text:span text:style-name="CharStyle6"><text:s text:c="1"/>ním, Žilina má dosť pomoci, sláva kráľa Matiaša v Trenčíne nezahynie, </text:span><text:span text:style-name="T11">l</text:span><text:span text:style-name="CharStyle6">ebo ju on už má odkiaľ napomáhať: a tak čože mu chybí, čože si má žiadať? Ale jednako mu chybí niečo, hádam si ešte niečo žiada, ale to iba on sám vie a ľudia by to len odtiaľ mohli uhádnuť, že keď skočil na rýnok, bodli očima do oblokov domu pána rychtá- rovho.</text:span></text:p>
        <text:p text:style-name="P799"><text:span text:style-name="CharStyle6">Bolo to kriku, bolo to ľudstva na tom žilinskom rynku; ale keď h</text:span><text:span text:style-name="T11">o</text:span><text:span text:style-name="CharStyle6"><text:s text:c="1"/>predtým moc bolo, teraz ho je ešte viac. Všetko sa to hrnie za Milkom, lebo by každý rád vidieť nového pána na Starom hrade; všetko to kričí:. „Sláva Milkovi!“ Mešťania už zabudli na tie reči, čo prv hovoril</text:span><text:span text:style-name="T11">i;</text:span><text:span text:style-name="CharStyle6"><text:s text:c="1"/>páni si vysukujú </text:span><text:span text:style-name="T11">fú</text:span><text:span text:style-name="CharStyle6">zy a pyšne hlavami hádžu, ako by svoju hrdosť ukázať chceli, že sa v Milkovi nesklamali a že mu verní zostali ; vojaci, čo s ním z </text:span><text:span text:style-name="T11">R</text:span><text:span text:style-name="CharStyle6">akús prišli, len tak si po- brnkávajú šabličkami, len tak pokreskávaju ostrôžkami</text:span><text:span text:style-name="T11">.</text:span><text:span text:style-name="CharStyle6"><text:s text:c="1"/>Pán Milko sa klania, podáva ruky starým známym, a keď uzrel Ondreja, svojho dávneho priateľa, ktorý len zďaleka naň pozeral, skočil k nemu, sosadol s koníka a stískal mu ruku. Ondrej sa zasmial a hovoril:</text:span></text:p>
        <text:p text:style-name="P800"><text:span text:style-name="CharStyle6">„Ej M</text:span><text:span text:style-name="T11">í</text:span><text:span text:style-name="CharStyle6">iko, Čiže si chlap. Tak sa mi zdá, že sa chceš ukázať tomu švárnemu dievčaťu, </text:span><text:span text:style-name="T11">a</text:span><text:span text:style-name="CharStyle6">ko t</text:span><text:span text:style-name="T11">í</text:span><text:span text:style-name="CharStyle6"><text:s text:c="1"/>svedčí na koni.“</text:span></text:p>
        <text:p text:style-name="P801"><text:span text:style-name="CharStyle6">„Dajže pokoj, ty pokušiteľ!“ hovorí Milko a p</text:span><text:span text:style-name="T11">oj</text:span><text:span text:style-name="CharStyle6">íma ho so sebou do r</text:span><text:span text:style-name="T11">yc</text:span><text:span text:style-name="CharStyle6">htárovho domu.</text:span></text:p>
        <text:p text:style-name="P802"><text:span text:style-name="CharStyle6">Páni pripasujú šable k boku a hrnú </text:span><text:span text:style-name="T11">s</text:span><text:span text:style-name="CharStyle6">a k Dlhohorskému, aby uctili Milka.</text:span></text:p>
        <text:p text:style-name="P803"><text:span text:style-name="CharStyle6">U pána rychtára je plno pánov, plno cudzích ľudí. Dlhohorský víta Milka, páni ho tiež vítajú, každý sa teší, že sa s otcom pomeril a dostál samostatné držanie. Milko, usmejúc sa, odpovedá:</text:span></text:p>
        <text:p text:style-name="P804"><text:span text:style-name="CharStyle6">„Prosím vás, páni, dajteže pokoj; ja som len ten starý a chcem, aby ste sa tak ko mne držali, ako predtým.“</text:span></text:p>
        <text:p text:style-name="P805"><text:span text:style-name="CharStyle6">„Ej, č</text:span><text:span text:style-name="T11">o</text:span><text:span text:style-name="CharStyle6"><text:s text:c="1"/>by to“, povie jeden z prítomných, „teraz vy sám stojíte za nás všetkých.“</text:span></text:p>
        <text:p text:style-name="P806"><text:span text:style-name="CharStyle6">„Teda už všetko viete? Ja som vám chcel radostnú novinu povedať, a vy ste, hádam, prv o nej počuli, ako ja.“</text:span></text:p>
        <text:p text:style-name="P807"><text:span text:style-name="CharStyle6">A tak to všetko išlo veselo; už je dom žilinského rychtára nie viac domom ustavičného trápenia, ako predtým, ale je domom radosti, junáckej sily a víťazného zápalu. Milko si už sám svobodnejšie vedie, už viac neprosí</text:span><text:span text:style-name="T11">,</text:span><text:span text:style-name="CharStyle6"><text:s text:c="1"/>ako predtým, ale rozkazuje, neradí, ale vyslovuje svoju mienku, ako by on bol jedinou pravdou: a páni tiež nepovažujú viacej svoje ustávaní</text:span><text:span text:style-name="T11"><text:s text:c="1"/></text:span><text:span text:style-name="CharStyle6">e za dobrú vôľu, ale za potrebu a povinnosť. Predtým Pán Boh vie, čo by bol svet povedal na Mil- </text:span><text:span text:style-name="T11">k</text:span><text:span text:style-name="CharStyle6">ove skutky; páni by sa boli hádam zasmiali, stisli plecom a ri</text:span><text:span text:style-name="T11">'</text:span><text:span text:style-name="CharStyle6">ekli: „Do</text:span><text:span text:style-name="T11">b</text:span><text:span text:style-name="CharStyle6">re, pôjdeme, ak sa nám bude páčiť, čože nám ty máš rozkazovať? Veď si ešte menej, ako</text:span><text:span text:style-name="T11">i</text:span><text:span text:style-name="CharStyle6"><text:s text:c="1"/>my.“ A teraz, keď Milko vraví, že iba spojené sily a jeden zápal za jednotu môže spomôcť uhorskej krajine, môže kráľovi v jeho ustavičných vojnách slávu zachovať a nepriateľov zdrúzgať. že je každý povinný, hoc by i život utratil, pracovať na stroskotaní síl, čo krajinu podrývajú, každý volá:</text:span></text:p>
        <text:p text:style-name="P808"><text:span text:style-name="CharStyle6">6*</text:span></text:p>
        <text:p text:style-name="P810"><text:span text:style-name="CharStyle21">85</text:span></text:p>
        <text:p text:style-name="P811"><text:span text:style-name="T11">„</text:span><text:span text:style-name="CharStyle6">t</text:span><text:span text:style-name="T11">ak</text:span><text:span text:style-name="CharStyle6"><text:s text:c="1"/>je, tak je“, každý vraví, „že i on tak myslí“. Milko býval predtým tichý, smutný, a keď mu prišlo niečo vykonať, čo mu vodcovia ’ká- zal</text:span><text:span text:style-name="T11">i</text:span><text:span text:style-name="CharStyle6">, nepovedal ani slova, ale išiel a vykonal. Potom, keď sa on stal vodcom trenčianskeho vojska, prosil, napomínal, radil, a keď niekedy i neposlušnosť jeho úmysly hubila, radšej mlčal, aby zo zlého ešte horšie nebolo, lebo vedel, akí sú naši ľudia, že keď sa im niečo nepáči, hneď do náruživosti upadajú a nechávajú i najsvätejšie veci stáť len preto, že sa im p</text:span><text:span text:style-name="T11">p </text:span><text:span text:style-name="CharStyle6">vôli nestalo. Ale teraz? Teraz si Milko hore vedie</text:span><text:span text:style-name="T11">,</text:span><text:span text:style-name="CharStyle6"><text:s text:c="1"/>nie z pýchy, ani z precenenia, ale preto, že vie, že nielen sám niečo môže, ale že ani iní neopovážia sa viacej stranu Matiašovu zanechávať.“</text:span></text:p>
        <text:p text:style-name="P812"><text:span text:style-name="CharStyle6">Dlhohorský je rezký, statočný starec; ani len slovom neodporuje Milkovi, iba keď Milko dopovie, začne i on hovoriť </text:span><text:span text:style-name="T11">a</text:span><text:span text:style-name="CharStyle6"><text:s text:c="1"/>tak horliv</text:span><text:span text:style-name="T11">é</text:span><text:span text:style-name="CharStyle6"><text:s text:c="1"/>pánom predstierať, až mu oči iskria, že je len ten jediný mo</text:span><text:span text:style-name="T11">l</text:span><text:span text:style-name="CharStyle6">žný spôsob Trenčín zas sjednotiť, ktorý Milko radí. Páni tiež na tom stoja</text:span><text:span text:style-name="T11">,</text:span><text:span text:style-name="CharStyle6"><text:s text:c="1"/>aby sa Vladimírovi čím skorej cesta ďalšieho pustošenia.</text:span><text:span text:style-name="T11"><text:s text:c="1"/></text:span><text:span text:style-name="CharStyle6">zastúpila, a hoci to niektorý </text:span><text:span text:style-name="T11">i</text:span><text:span text:style-name="CharStyle6"><text:s text:c="1"/>dobre zná, že sú reči Milkove často len číre vrúce reči, že sa to všetko tak ľahko stať nemôže, ak</text:span><text:span text:style-name="T11">oi</text:span><text:span text:style-name="CharStyle6"><text:s text:c="1"/>si on predstavuje: jednako mu to každý vďačne odpúšťa, lebo vie, že je to mladistvý zápal, ale zápal, ktorý len dobré chce a za svojím vlastným úžitkom nejde. A tak sa páni </text:span><text:span text:style-name="T11">ne</text:span><text:span text:style-name="CharStyle6">niesli n</text:span><text:span text:style-name="T11">la </text:span><text:span text:style-name="CharStyle6">tom</text:span><text:span text:style-name="T11">&gt;</text:span><text:span text:style-name="CharStyle6">, že na druhý týždeň začnú Vladimírove zámky dobýjať a že Žilina bude ohniskom všetkého</text:span><text:span text:style-name="T12">1</text:span><text:span text:style-name="CharStyle6"><text:s text:c="1"/>počínania — a s tým sa rozišli.</text:span></text:p>
        <text:p text:style-name="P813"><text:span text:style-name="CharStyle6">Milko zostal sám s Dlhohorským; radia sa ešte ďalej, ako majú k dielu pristúpi</text:span><text:span text:style-name="T11">ť</text:span><text:span text:style-name="CharStyle6">: ale starý pán je celý bez seba a v radosti svojej h</text:span><text:span text:style-name="T11">ovb</text:span><text:span text:style-name="CharStyle6">rí:</text:span></text:p>
        <text:p text:style-name="P814"><text:span text:style-name="CharStyle6">„Robte, čo za dobré držíte, ja všetko na</text:span></text:p>
        <text:p text:style-name="P815"><text:span text:style-name="CharStyle6">vás nechávam, lebo viem, že vy v mladistvom zápale vašom viac urobíte, ako ja starý človek pri všetkej mojej dobrej vôli.“</text:span></text:p>
        <text:p text:style-name="P816"><text:span text:style-name="CharStyle6">A tak všetko zanecháva na Milka.</text:span></text:p>
        <text:p text:style-name="P817"><text:span text:style-name="CharStyle6">Milko stisol ruku starcovi a sľúbil mu, že sa v ňom nesklame; zavolal hlavnejších vodcov k sebe, rozdal ro</text:span><text:span text:style-name="T11">i</text:span><text:span text:style-name="CharStyle6">zkazy, napísal listy i otcovi i do</text:span><text:span text:style-name="T11">&gt;</text:span><text:span text:style-name="CharStyle6"><text:s text:c="1"/>Turca</text:span><text:span text:style-name="T11">,</text:span><text:span text:style-name="CharStyle6"><text:s text:c="1"/>porozposielal poslov a vyzvedačov na všetky strany.</text:span></text:p>
        <text:p text:style-name="P818"><text:span text:style-name="CharStyle6">Potom dal zavolať k sebe Ondreja Bacha, svojho priateľa, a týmito slovami ho privítal:</text:span></text:p>
        <text:p text:style-name="P819"><text:span text:style-name="CharStyle6">„No, chlape, teraz už všetko pôjde, už teraz len veríš, že niečo vykonáme, že sa reči Milkove, ktoré kedysi v Nitre hovorieval, skutočne vyplnia?“</text:span></text:p>
        <text:p text:style-name="P820"><text:span text:style-name="CharStyle6">„Bolo by zle, keby sa nev</text:span><text:span text:style-name="T11">yp</text:span><text:span text:style-name="CharStyle6">lnil</text:span><text:span text:style-name="T11">y</text:span><text:span text:style-name="CharStyle6">; ale i ty veríš, že sa vyplnia i reči Ondrejove, čo kedysi v Nitre hovorieval?“</text:span></text:p>
        <text:p text:style-name="P821"><text:span text:style-name="CharStyle6">Milko stisol plecom, pokýval hlavou a po- vedal:</text:span></text:p>
        <text:p text:style-name="P822"><text:span text:style-name="CharStyle6">„No, n(o, Ondrej, ako bude tak bude, ale ja s</text:span><text:span text:style-name="T11">a</text:span><text:span text:style-name="CharStyle6"><text:s text:c="1"/>ťa musím s hrdla striasť, lebo by takto zo mňa nič nebolo, keby taký pokušiteľ a posmie</text:span><text:span text:style-name="T11">^- </text:span><text:span text:style-name="CharStyle6">vač ustavične pri mne bol. Vieš ty, čo</text:span><text:span text:style-name="T11">i</text:span><text:span text:style-name="CharStyle6">, ale naozaj? Pôjdeš do Turca, budeš vodcom celej stolice v mene Pankrácovom, budeš odtiaľ cez hory zo Znieva Lietavu napádať, od Vrútok zastaneš cestu Vladimírovi zo Strečna</text:span><text:span text:style-name="T11">,</text:span><text:span text:style-name="CharStyle6"><text:s text:c="1"/>na Fatre odrežeš celkom Komorovského od Vladimíra.“</text:span></text:p>
        <text:p text:style-name="P823"><text:span text:style-name="CharStyle6">Ondrej chcel ešte trochu žartovať, ale Milko vážne obrátil reč na druhú stranu, rozpovedal mu jeho povinnosti, a povedal, že už i jeho príchod v Turci oznámil, a rozlučoval sa s ním. Ondrej je duša dobrá, rád vidí svojho priateľa, ako sám seba, a tak ešte pozrel naňho ostatný raz, usmial sa, čosi rukou ukazoval, čomu iba Milko rozumel, vyšiel, usporiadal si</text:span></text:p>
        <text:p text:style-name="P826"><text:span text:style-name="T16">g </text:span><text:span text:style-name="CharStyle21">7</text:span></text:p>
        <text:p text:style-name="P827"><text:span text:style-name="T16">86</text:span></text:p>
        <text:p text:style-name="P828"><text:span text:style-name="CharStyle6">svoje veci a</text:span><text:span text:style-name="T11">'</text:span><text:span text:style-name="CharStyle6"><text:s text:c="1"/>uháňal do Turca, do okrúhleho Turca.</text:span></text:p>
        <text:p text:style-name="P829"><text:span text:style-name="CharStyle6">Milko zostal samojediný vizbici. Dosť sa už napracov</text:span><text:span text:style-name="T11">i</text:span><text:span text:style-name="CharStyle6">al, napísal, navravel, navrtel, a teraz zostal sám, ako prst. A pravda je to, že človek, ktorý vyrástol, učil sa, bojoval a krv za kráľa v spoločnosti s inými vylieval, zatúži, keď sa už namoždí a napracuje, zas len za inými. Milkovi sa tiež znechcelo samotnému, a že sa mal niečo s pánom rychtárom pošhovárať, pobral sa ho hľadať. Prišiel do svetlice, kde obyčajne rodina Dlhoho</text:span><text:span text:style-name="T11">r</text:span><text:span text:style-name="CharStyle6">ského bývala, ale našiel tam len Máriu. Matka odišla po práci </text:span><text:span text:style-name="T11">a</text:span><text:span text:style-name="CharStyle6"><text:s text:c="1"/>Dlhohorský b</text:span><text:span text:style-name="T11">o</text:span><text:span text:style-name="CharStyle6">l v meste.</text:span></text:p>
        <text:p text:style-name="P830"><text:span text:style-name="CharStyle6">Bol si Milko síce pred seba vzal, že už na všetky sny mladosti zabudne a teraz už len celkom svojej veci žiť bude, že všade prísne pozo</text:span><text:span text:style-name="T11">^</text:span><text:span text:style-name="CharStyle6">- rovať bude, ako sa všetko pohybuje, či sa jeho rozkazy plnia, lebo stojí na vážnom mieste, na jeho hlave mnoho starostí leží, n</text:span><text:span text:style-name="T11">a</text:span><text:span text:style-name="CharStyle6"><text:s text:c="1"/>čo treba vážnosti, pilnosti a prísnost</text:span><text:span text:style-name="T11">i</text:span><text:span text:style-name="CharStyle6">: ale ako do</text:span><text:span text:style-name="T12">1</text:span><text:span text:style-name="CharStyle6"><text:s text:c="1"/>izby vstúpil, nevedel, ako, ani prečo sa mu ďalej ísť nechce. Chvíľku trvalo mlčanie, lebo ani jeden, ani druhý nevedel, odkiaľ začať, až naostatok Milko pristúpil bližšie k dievčaťu, chytil ho za b</text:span><text:span text:style-name="T11">iel</text:span><text:span text:style-name="CharStyle6">u</text:span><text:span text:style-name="T11">č</text:span><text:span text:style-name="CharStyle6">kú rúčku, pozrel mu do čiernych očiek a povedal:</text:span></text:p>
        <text:p text:style-name="P831"><text:span text:style-name="T11">..</text:span><text:span text:style-name="CharStyle6">Odpusťte mi, Mária moja, že som vás ešte nemohol od príchodu môjho ani len dobre pozdraviť, ani sa vás len opýtať, ako sa máte.“</text:span></text:p>
        <text:p text:style-name="P832"><text:span text:style-name="CharStyle6">„Ach, veď ja; t</text:span><text:span text:style-name="T11">d</text:span><text:span text:style-name="CharStyle6"><text:s text:c="1"/>viem, že ste veľmi zane- prá</text:span><text:span text:style-name="T11">z</text:span><text:span text:style-name="CharStyle6">dnen</text:span><text:span text:style-name="T11">ý</text:span><text:span text:style-name="CharStyle6">. že máte pred sebou mnoho väčších vecí, ako slabé dievča“</text:span><text:span text:style-name="T11">,</text:span><text:span text:style-name="CharStyle6"><text:s text:c="1"/>hovorí potichu trasúca sa dievčina.</text:span></text:p>
        <text:p text:style-name="P833"><text:span text:style-name="CharStyle6">„Nehovorte tak, Má</text:span><text:span text:style-name="T11">n</text:span><text:span text:style-name="CharStyle6">ia! Od dávna si vás ja už nado všetko vážim, a dá Boh, že sa o mojej úprimnosti onedlho presvedčíte.“</text:span></text:p>
        <text:p text:style-name="P834"><text:span text:style-name="CharStyle6">Mária</text:span><text:span text:style-name="T11">,</text:span><text:span text:style-name="CharStyle6"><text:s text:c="1"/>zapáliac sa, čiernym okom s boku pohliadla na Milka. Ale ten jeden pohľad, hoci bol len s boku, hoci bol ešte nesmelý, mal takú silu, mal takú moc, že ani všetky slová, ani všetky reči to vypovedať a prezradiť nemohly, č</text:span><text:span text:style-name="T11">p </text:span><text:span text:style-name="CharStyle6">Milko v ňom zahliadol. Jeho oči sa po druhý raz sišly s jej pozorom, a len oko v oku môže vidieť, čo duša myslí, čo srdce cíti, lebo oheň jeho je najsilnejším výrazom duše človeka.</text:span></text:p>
        <text:p text:style-name="P835"><text:span text:style-name="CharStyle6">A Milkovi sa dnes otvorila brána do raja lásky. Ale ktože to môže opísať!</text:span></text:p>
        <text:p text:style-name="P836"><text:span text:style-name="CharStyle40">XI.</text:span></text:p>
        <text:p text:style-name="P837"><text:span text:style-name="CharStyle6">Týždeň sa chýlil ku koncu. Zo Starého hradu sa ustavične hrnú zakryté vozy do Žiliny; Milko dáva svážať zbroj, zbožie a rozličnú živnosť do mesta, ktoré to všetko potrebuje, lebo sa ľudstva toľko nahrnulo, že nieto ani dostatočnej zbroje, ani živnosti. Starý Pankrác od dávna hotoval na Starom hrade, čo je na vojnu potrebné, a teraz sa to dobre zišlo Žiline. St</text:span><text:span text:style-name="T11">a^ý </text:span><text:span text:style-name="CharStyle6">hrad sám pre seba to</text:span><text:span text:style-name="T11">l</text:span><text:span text:style-name="CharStyle6">kého dostatku nepotrebuje, lebo keď sa do zámku niekoľko ľudí</text:span></text:p>
        <text:p text:style-name="P839"><text:span text:style-name="CharStyle6">zamkne, nikto ho nemôže dobyť. Pán Ondrej z Turca mnoho zásob </text:span><text:span text:style-name="T11">i</text:span><text:span text:style-name="CharStyle6"><text:s text:c="1"/>ľudí poslal, tak že sa to všetko len tak mrví okolo Žiliny. Všetko je hotové, všetko je pripravené.</text:span></text:p>
        <text:p text:style-name="P840"><text:span text:style-name="CharStyle6">Ale ani Vladimír nedáva na seba čakať. Predtým, po zámkoch utiahnutý, o ničom nemyslel, iba o novom obliehaní Žiliny, o ničom sa mu nesnívalo, iba o jej znivočení. Teraz sa vytiahol zo svojich zámkov a celý ľavý breh Váhu je preplnený jeho ľudom, a husté ohne, </text:span><text:span text:style-name="T11">č</text:span><text:span text:style-name="CharStyle6">o</text:span><text:span text:style-name="T11">i</text:span><text:span text:style-name="CharStyle6"><text:s text:c="1"/>sa večierkom a v noci po nebi l</text:span><text:span text:style-name="T11">i</text:span><text:span text:style-name="CharStyle6">s</text:span><text:span text:style-name="T11">í</text:span><text:span text:style-name="CharStyle6">knú, veštia záhubu a zkazu, ktorú on hotuje Považiu. Ľudia utekajú a hľadajú pr</text:span><text:span text:style-name="T11">f</text:span><text:span text:style-name="CharStyle6">t</text:span><text:span text:style-name="T11">i</text:span><text:span text:style-name="CharStyle6">u</text:span><text:span text:style-name="T11">l</text:span><text:span text:style-name="CharStyle6">ku v Žiline a v okolí</text:span><text:span text:style-name="T11">,</text:span><text:span text:style-name="CharStyle6"><text:s text:c="1"/>nad ktorým Milko vládne.</text:span></text:p>
        <text:p text:style-name="P841"><text:span text:style-name="CharStyle6">Komorovský bol hotový s Liptovom; všetko počúva jeho rozkazy. On tam viac nemá čo robiť, a tak na ustavičnú prosbu Vladimírovu pohnul sa s velikou silou do Trenčína a napadol Turiec. Ale ani do Turca, ani do Trenčína nie je tak ľahko pr</text:span><text:span text:style-name="T11">í</text:span><text:span text:style-name="CharStyle6">jsť, lebo Turčania zastali na Fatre i </text:span><text:span text:style-name="T11">n</text:span><text:span text:style-name="CharStyle6">a, st</text:span><text:span text:style-name="T11">re</text:span><text:span text:style-name="CharStyle6">čnian</text:span><text:span text:style-name="T11">s</text:span><text:span text:style-name="CharStyle6">k</text:span><text:span text:style-name="T11">y</text:span><text:span text:style-name="CharStyle6">ch horách, ta</text:span><text:span text:style-name="T11">l</text:span><text:span text:style-name="CharStyle6">k že sa ani Vladimír ku Komorskému sblížiť nemôže, ani Komorovský k Vladimírovi. Komorovský sa</text:span><text:span text:style-name="T11"><text:s text:c="1"/></text:span><text:span text:style-name="CharStyle6">besnie, vedie svoje ľudstvo hore Fatrou, ale do Turca, hoci je i malý, keď jeho zemianstvo na jednej veci jednomyseľne pracuje, nikto nepristúpi. Nepristúpil ani Komorovský. Dosť sa hádzal</text:span><text:span text:style-name="T11">,</text:span><text:span text:style-name="CharStyle6"><text:s text:c="1"/>dosť zubmi škrípal, ale mu to nič nepomohlo, lebo musel pekne-krásne od Fatry odtiahnuť nazad do Liptova.</text:span></text:p>
        <text:p text:style-name="P842"><text:span text:style-name="CharStyle6">Ale Komorovský našiel si druhú cestu. Cez Oravu, cez hory, ani to nikto nezvedel, priblížil sa až k Varínu. Bolo to odrazu balamuty okolo Žiliny. Komorovský nečaká dlho, nemámi čas, ale sa hneď pustí do roboty. Starý hrad jele</text:span><text:span text:style-name="T11">ň </text:span><text:span text:style-name="CharStyle6">slabo obsadený; ľudstvo, zbroj, strova, všetko je vyvezené do</text:span><text:span text:style-name="T11">'</text:span><text:span text:style-name="CharStyle6"><text:s text:c="1"/>Žiliny, a Komorovský sa rúti</text:span></text:p>
        <text:p text:style-name="P843"><text:span text:style-name="T16">8</text:span><text:span text:style-name="CharStyle21">9</text:span></text:p>
        <text:p text:style-name="P844"><text:span text:style-name="CharStyle6">na jeho steny, dobýja ho vo dne i v noci s jednou čiastkou svojho ľudu, a druhú poslal na Žilinu, aby sa spojila s Vladimírom a obľahla ohradené mesto. Ale Starý hrad sa dobre drží, nie je to tak ľahko na jeho múry sa vyškriabať. </text:span><text:span text:style-name="T11">&lt; </text:span><text:span text:style-name="CharStyle6">Komorovský len búri, strieľa, rebríky prikladá, ale čože vykoná? Nič. A z Turca, z toho malého okrúhleho Turca, ani nikto nezvedel, prikradla sa pravou stranou Váhu kopa ľudstva, rozpŕchla sa po horách a odtiaľ váľa skaly na </text:span><text:span text:style-name="T11">Tú</text:span><text:span text:style-name="CharStyle6">d Komorovského, váľa stromy a púšťa ich dolu dolinou, strieľa a hubí shora dobyvačo</text:span><text:span text:style-name="T11">v</text:span><text:span text:style-name="CharStyle6"><text:s text:c="1"/>— potom sa utiahne na Starý hrad a odtiaľ pozerá Komorovskému </text:span><text:span text:style-name="T11">ď</text:span><text:span text:style-name="CharStyle6">o očú.</text:span></text:p>
        <text:p text:style-name="P845"><text:span text:style-name="CharStyle6">Divné je, čo sa v Turci robí. Celý Turiec sa priznáva k strane Pankrácovej, a nieto ni- koh</text:span><text:span text:style-name="T11">b</text:span><text:span text:style-name="CharStyle6"><text:s text:c="1"/>v celej stolici, čo by inak myslel, ako ost</text:span><text:span text:style-name="T11">ía</text:span><text:span text:style-name="CharStyle6">tní. Pankrác síce málo prichádzal'do Turca, a tak ho i málo ľudí poznalo, ale si každý rozprával o jeho sikutkoch. K to</text:span><text:span text:style-name="T11">l</text:span><text:span text:style-name="CharStyle6">mu nemal Pankrác ani príčiny proti Turcu niečo začínať, lebo zemianstvo sa vždy</text:span><text:span text:style-name="T11"><text:s text:c="1"/></text:span><text:span text:style-name="CharStyle6">jeho pridŕžalo. Mnohé</text:span><text:span text:style-name="T11"><text:s text:c="1"/></text:span><text:span text:style-name="CharStyle6">husitské rodiny české našly v Turci priateľské prijatie a Pankrác bol známy ako </text:span><text:span text:style-name="T11">st</text:span><text:span text:style-name="CharStyle6">rann</text:span><text:span text:style-name="T11">ík</text:span><text:span text:style-name="CharStyle6"><text:s text:c="1"/>Jisk</text:span><text:span text:style-name="T11">rov</text:span><text:span text:style-name="CharStyle6">, tak mu Turčania vždy boli poslušní, ustavične držali s turčianskymi pánmi, ktorí sa však vlastne v mene Pankrácovom riadili. Tak bol Turiec čerstvý, jednomyseľný</text:span><text:span text:style-name="T11">,</text:span><text:span text:style-name="CharStyle6"><text:s text:c="1"/>jeho dobrá a majetky </text:span><text:span text:style-name="T11">ne</text:span><text:span text:style-name="CharStyle6">boly o</text:span><text:span text:style-name="T11">ď</text:span><text:span text:style-name="CharStyle6"><text:s text:c="1"/>nepriateľov spustošené, jeho smelosť a odhodlanosť nebola ešte zlomená. Dobre sa tedy Turčania na Starom hrade držia, dobre sa oni riaďa i v Žiline, kam prišli s pánom Ondrejom, svojím kapitánom.</text:span></text:p>
        <text:p text:style-name="P846"><text:span text:style-name="CharStyle6">V Žiline sa celé mesto pohybuje, lebo sa nikto nestrojí, ako predtým, nepriateľa čakať. Milko píše listy do Nitry otcovi, posiela poslov za ním, chodí po meste, dávajúc rozkazy, radí</text:span></text:p>
        <text:p text:style-name="P848"><text:span text:style-name="T16">91</text:span></text:p>
        <text:p text:style-name="P849"><text:span text:style-name="CharStyle6">sa s Dlhohorským a s pánmi. A keď sa už dosť naradili, dosť nahovorili, otvoria sa brány a množstvo vojska vyhrnie sa rovno na po</text:span><text:span text:style-name="T11">l</text:span><text:span text:style-name="CharStyle6">e a na jeho čele Milko Fankrác</text:span><text:span text:style-name="T11">^</text:span></text:p>
        <text:p text:style-name="P850"><text:span text:style-name="CharStyle6">Vladimír sa prihni</text:span><text:span text:style-name="T11"><text:s text:c="1"/></text:span><text:span text:style-name="CharStyle6">u</text:span><text:span text:style-name="T11">l</text:span><text:span text:style-name="CharStyle6"><text:s text:c="1"/>k Žiline; jeho vojsko je mocné, dobre ozbrojené, a on je taký </text:span><text:span text:style-name="T11">ne</text:span><text:span text:style-name="CharStyle6">trpe- livý, taký nespokojný, že, hoc i všetko zhynie, káže vojsku hýbať sa a ustavične byť pod zbrojou. Komorovský nechá] v zlosti Starý hrad a prirazil sa k Vladimírovi, ale Turčania mu i teraz idú za pätami.</text:span></text:p>
        <text:p text:style-name="P851"><text:span text:style-name="CharStyle6">Na poli žilinskom nič iného nevídať, iba ľudí a ľudí. V meste rozkazuje Dlhohorský a na múroch ča</text:span><text:span text:style-name="T11">l</text:span><text:span text:style-name="CharStyle6">ká začiatok bitky so svojimi mešťanmi; Milko s trenčianskym ľudstvom, s kráľovským zemianstvom a s vlastnými poddanými rúti sa proti Komorovskému na východ, pán Ondrej Bacho s Turčanmi od poludnia si zastane na výškach a ženie sa proti Vladimírovi, ktorý sa od Lietavy približuje.</text:span></text:p>
        <text:p text:style-name="P852"><text:span text:style-name="CharStyle6">Zakypelo to odrazu, ako súdny deň. Milko sa prosto valí na prichádzajúceho Komorov- ského; škoda takej mladej krvi, že sa tak búri, že by sa tak rada z nepriateľského pádu potešiť! Nikto si ani n</text:span><text:span text:style-name="T11">a</text:span><text:span text:style-name="CharStyle6">myslel, ani nepredstavoval, že si mladý Milko tak junácky počínať bude; on sa len ženie, až mu tak mentiečka zlatom a striebrom vyšnurovaná v povetrí pláva, až sa mu tak pero na šišaku kníše. Bubny vreštia, ľudstvo sa hýbe, jazda beží za Milkom prosto do ohňa, prosto do šabieľ. Komorovský lieta na koni, jeho Česi hľadia chladným okom na hrnúcich sa Trenčanov, al</text:span><text:span text:style-name="T11">e</text:span><text:span text:style-name="CharStyle6"><text:s text:c="1"/>tým pilne</text:span><text:span text:style-name="T11">i</text:span><text:span text:style-name="CharStyle6">šie strieľajú, tým ohnivejšie rúbu. Milko sa uhol k Váhu, pechota sa odmykla na druhú stranu a Tur- čania zo Starého hradu pod pánom Rutkajom a Zátureckým prišli tisnú Vladimíra; Ondrej</text:span></text:p>
        <text:p text:style-name="P853"><text:span text:style-name="CharStyle6">Bacho s pánom Vladárom a Košútom od</text:span><text:span text:style-name="T11">s*u</text:span><text:span text:style-name="CharStyle6"><text:s text:c="1"/></text:span><text:span text:style-name="T11">- </text:span><text:span text:style-name="CharStyle6">kávajú spojenie medzi Komorovským a Vladimírom.</text:span></text:p>
        <text:p text:style-name="P854"><text:span text:style-name="CharStyle6">Tak nastala všeobecná surma. Vladimír páli, rúbe Turčanov, ako besný, seká si cestu a prosto na Žilinu udre. Komorovský je so všetkých strán y pomykove, nikde priech</text:span><text:span text:style-name="T11">bď</text:span><text:span text:style-name="CharStyle6">u, nikde svobodnej cesty nemá, iba pri žilinských múroch je prázdné miesto, a tak sa ta hýbe, a keď sa jeho mužstvo o múry oprelo</text:span><text:span text:style-name="T11">’</text:span><text:span text:style-name="CharStyle6">, začalo na Milka páliť. Hej. ale to všetko len tak nejde, ako sa človeku vidí. Komorovskému začí</text:span><text:span text:style-name="T11">na</text:span><text:span text:style-name="CharStyle6"><text:s text:c="1"/>dobre ísť, ale ani n</text:span><text:span text:style-name="T11">ev</text:span><text:span text:style-name="CharStyle6">ie, ako sa to stalo, naraz padajú skaly s múrov mestských na hlavy jeho bojovníkov, guľky z pušiek hviždia, horúca voda sa leje, a s predku Milko pichá koníka, pán Rutk</text:span><text:span text:style-name="T11">aj</text:span><text:span text:style-name="CharStyle6"><text:s text:c="1"/>stíska ostrohami svojho vranka, pán Záturecký si švihá šablicou ponad hlavu, a tak sa to všetko rúti na nepriateľa, že sa Komorovskému v očiach ziskrí. Ale Komorovský ešte predsa stojí, jeho bojovný ľud zrednul, ale jeho starí Česi </text:span><text:span text:style-name="T11">'</text:span><text:span text:style-name="CharStyle6">ešte stoja, majú železo i na hlavách i na prsiach, dobrými panciermi sú ozbrojení, a ľahká uhorská šablica nepretne tak ľahko železný odev, </text:span><text:span text:style-name="T11">ne</text:span><text:span text:style-name="CharStyle6">zkúsený vojak tak ľahko nepristúpi k šedivému udatnému Čechovi, ktorý od</text:span><text:span text:style-name="T11">_d</text:span><text:span text:style-name="CharStyle6">ávnych </text:span><text:span text:style-name="T11">to</text:span><text:span text:style-name="CharStyle6">kov s Jiskrom bojúva. Vyšli teraz Česi proti Milkovi, Komorovský posiela poslov k Vladimírovi, aby sa skoro obrátil na východ a zanechal daromné dobýjanie mesta, a sám si stanúc na čelo svojich bojovníkov, vyrúti] sa proti Trenčanom.</text:span></text:p>
        <text:p text:style-name="P855"><text:span text:style-name="CharStyle6">Vladimír sa predral až k samému mestu. Dosť ho jeho zkúsení vodcovia prehovárali, aby tomu dal pokoj</text:span><text:span text:style-name="T11">,</text:span><text:span text:style-name="CharStyle6"><text:s text:c="1"/>že i v meste je dosť sily, a tak že nič nevykoná, že ich potom môžu</text:span></text:p>
        <text:p text:style-name="P856"><text:span text:style-name="CharStyle6">Turčania od chrbta prepadnúť: ale on nič nepočúva, nič do ohľadu neberie, len si robí dlhým svojím mečom cestu, a iní ako divé husi dlhým radom za ním sa ponáhľajú. Dosť z mesta strieľajú, </text:span><text:span text:style-name="T11">i</text:span><text:span text:style-name="CharStyle6">dosť skálím hádžu, a</text:span><text:span text:style-name="T11">l</text:span><text:span text:style-name="CharStyle6">e Vladimír na to nedbá, ani sa len neobzre, prikladá r</text:span><text:span text:style-name="T11">e</text:span><text:span text:style-name="CharStyle6">bríky a v mihu oka vyhodí sa na múry. Shŕ</text:span><text:span text:style-name="T11">k</text:span><text:span text:style-name="CharStyle6">nu sa okolo neho ako kavky Žilinci, ale Vladimír metie okolo seba mečom, len tak hlavy padajú, a keď si už ur</text:span><text:span text:style-name="T11">o</text:span><text:span text:style-name="CharStyle6">bil svobodné miesto, zodvihne krvavý meč dohora a ústami hýbe, ako by š</text:span><text:span text:style-name="T11">e</text:span><text:span text:style-name="CharStyle6">ptal: „Mária! Vladimír ide Žiline ohnivým mečom zasvietiť!“ A taký zostal strašný, že sa ho všetci Žilinci zľakli, lebo to už nebol ten pekný muž Vladimír; farba zmizla z jeho líc a vpadnuté oči strašne vy- </text:span><text:span text:style-name="T11">-</text:span><text:span text:style-name="CharStyle6"><text:s text:c="1"/>kukávaly zpopod čiernych obŕv. V tom hodí okom za seba a vidí, že ho nikto nenasleduje. Dosť volá, aby šli za n</text:span><text:span text:style-name="T11">í</text:span><text:span text:style-name="CharStyle6">m, al</text:span><text:span text:style-name="T11">te</text:span><text:span text:style-name="CharStyle6"><text:s text:c="1"/>všetci kričia: „Na pomoc Komprovskému!“</text:span></text:p>
        <text:p text:style-name="P857"><text:span text:style-name="CharStyle6">„Hviezdy nebeské!“ volá Vladimír. „Ko- morovskému? A Vladimír neuvidí svojej Márie?!“ a s tým skočí dolu s múru, až sa zem zatrasie, vypočúva poslov Komorovského, vyhodí sa na koňa a ako zlý duch rúti sa </text:span><text:span text:style-name="T11">ď</text:span><text:span text:style-name="CharStyle6">o šabieľ a k</text:span><text:span text:style-name="T11">ó</text:span><text:span text:style-name="CharStyle6">pií Turčanov, ktorí sa od poludnej strany proti nemu postavili. Ale nič to nespo- moh</text:span><text:span text:style-name="T11">ľ</text:span><text:span text:style-name="CharStyle6">o; Vladimír kliesni svojim cestu a naozaj do horúca berie Turčanov, tak ž</text:span><text:span text:style-name="T11">í</text:span><text:span text:style-name="CharStyle6">e</text:span><text:span text:style-name="T11">i</text:span><text:span text:style-name="CharStyle6"><text:s text:c="1"/>skoro boli prelomení; padol Vladár i Košút a mnoho iných pánov, cez ktorých mrtvé telá ako vietor preletel Vladimír a za ním, ako dlhá reťaz, vojsko jeho.</text:span></text:p>
        <text:p text:style-name="P858"><text:span text:style-name="CharStyle6">Tak sa spojil Vladimír s Komorovským. Trvala tá sekanina ešte dlhý čas, až predsa Komorovský s Vladimírom odtiahnuť museli, a hoc i nemuseli, jednako sa im lepšie videlo</text:span></text:p>
        <text:p text:style-name="P859"><text:span text:style-name="CharStyle6">ost</text:span><text:span text:style-name="T11">av</text:span><text:span text:style-name="CharStyle6">šie sily na iný, príhodn</text:span><text:span text:style-name="T11">éj</text:span><text:span text:style-name="CharStyle6">ší čas nechať, keď sa páni zo Žiliny rozpŕchnu a keď Tur- </text:span><text:span text:style-name="T11">é</text:span><text:span text:style-name="CharStyle6">ania domov odídu, lebo čože by robili v takom maličkom meste?</text:span></text:p>
        <text:p text:style-name="P860"><text:span text:style-name="CharStyle6">Milko dá na víťazstvo trúbiť.</text:span></text:p>
        <text:p text:style-name="P861"><text:span text:style-name="CharStyle6">Brány žilinské sa otvorily, zvony zahu- čaly, bubny zasurmovaly, trúby zavrešťaly i v meste i za mestom, a vo všeobecnom radostnom pokrikoyaní vchádza do brány radostné vojsko, čo sa dnes toľko, ale, chvála Bohu, šťastliví</text:span><text:span text:style-name="T11">©</text:span><text:span text:style-name="CharStyle6"><text:s text:c="1"/>napracovalo. Na jeho čele si pyšne na bielom koni poskakuje Milko Pankrác. Jeho sivý koník je celý krvou dostrie- kaný, nôžky sú mu červené ako aksamit, a tak nimi preberá, ako by ho niečo na nich pálilo. A Milko, čo na ňom sedí, tak si junácky vedie! S holou šablicou, ktorú v pravici nadol </text:span><text:span text:style-name="T11">sv</text:span><text:span text:style-name="CharStyle6">e</text:span><text:span text:style-name="T11">se</text:span><text:span text:style-name="CharStyle6">nú drží, vstúpil do mesta; oči sa mu lisnú. líca mu horia, a to všetko od radosti nad dnešným víťazstvom, nad dnešnou slávou.</text:span></text:p>
        <text:p text:style-name="P862"><text:span text:style-name="CharStyle6">A keď už prišli na žilinský rýnok, víta ich pán Dlhohorský, dievčatá kývajú z oblokov červenými i bielymi šatkami, až je milá vec na to pozerať. Milko dáva rozkazy svojim, posiela čiastku ľudstva na ob</text:span><text:span text:style-name="T11">r</text:span><text:span text:style-name="CharStyle6">anu Starého hradu a do Varína, prosí Dlhohorského, aby dal pochovať mŕtvych, zbroj s b</text:span><text:span text:style-name="T11">oj</text:span><text:span text:style-name="CharStyle6">išťa poodvážať, </text:span><text:span text:style-name="T11">a</text:span><text:span text:style-name="CharStyle6"><text:s text:c="1"/>sám si zaskočí bystro, ako jeleň, do domu rychtárovho, že ani nikto nevie, ako sa ztratil. A v rychtárovom dome je neveľká, Milkovi známa izbička — ta on letí, ta sa on ponáhľa. Pri obloku stojí jeho Marienka, ako ruža na púšti vyrastlá. Zdá sa, že nepokojne niekoho čaká, lebo sa odstránila o</text:span><text:span text:style-name="T11">i</text:span><text:span text:style-name="CharStyle6">d</text:span><text:span text:style-name="T12">1</text:span><text:span text:style-name="CharStyle6"><text:s text:c="1"/>spoločnosti a zaprela sa samotná do izby, ako by sama so sebou sp</text:span><text:span text:style-name="T11">ô</text:span><text:span text:style-name="CharStyle6">kojná bol</text:span><text:span text:style-name="T11">i</text:span><text:span text:style-name="CharStyle6">a.</text:span></text:p>
        <text:p text:style-name="P863"><text:span text:style-name="CharStyle6">Milko priskočí k svojej dievčine, veselou</text:span></text:p>
        <text:p text:style-name="P866"><text:span text:style-name="T16">9</text:span><text:span text:style-name="CharStyle21">4</text:span></text:p>
        <text:p text:style-name="P867"><text:span text:style-name="CharStyle6">tvárou, horúcim zrakom ju pozdraví; o</text:span><text:span text:style-name="T11">n</text:span><text:span text:style-name="CharStyle6">a ho tiež usmievav</text:span><text:span text:style-name="T11">é</text:span><text:span text:style-name="CharStyle6"><text:s text:c="1"/>privíta, ale tak naňho pozerá, ako </text:span><text:span text:style-name="T11">č</text:span><text:span text:style-name="CharStyle6">o by mu niečo predhadzovala, ako čo </text:span><text:span text:style-name="T11">b</text:span><text:span text:style-name="CharStyle6">y sa ho niečo opytovala</text:span><text:span text:style-name="T11">.</text:span></text:p>
        <text:p text:style-name="P868"><text:span text:style-name="CharStyle6">„Čo tak na mňa hľadíš, duša moja?“ povie Milko. „Veď som t</text:span><text:span text:style-name="T11">i</text:span><text:span text:style-name="CharStyle6"><text:s text:c="1"/>azda neublížil? A ani sa veru za mňa hanbiť nemusíš.“</text:span></text:p>
        <text:p text:style-name="P869"><text:span text:style-name="CharStyle6">„Keď si ty ta</text:span><text:span text:style-name="T11">í</text:span><text:span text:style-name="CharStyle6">ký“, odpovie Mária tichým hláskom. „Vidíš, že sa my tu trápime, a ty Pán Boh vie</text:span><text:span text:style-name="T11">i</text:span><text:span text:style-name="CharStyle6">, ako lietaš medzi nepriateľmi — nič sa nešanuje</text:span><text:span text:style-name="T11">š</text:span><text:span text:style-name="CharStyle6">...“</text:span></text:p>
        <text:p text:style-name="P870"><text:span text:style-name="CharStyle6">„Haha, duša moja, nič sa neboj, nič sa nestaraj. Milkovi sa nič nestane. A čo by si na t</text:span><text:span text:style-name="T11">p </text:span><text:span text:style-name="CharStyle6">povedala, keby Milko z bitky utekal? </text:span><text:span text:style-name="T11">O</text:span><text:span text:style-name="CharStyle6">i by si sa zaňho nehanbila? Či mi neveríš, že som </text:span><text:span text:style-name="T11">.j</text:span><text:span text:style-name="CharStyle6">a i tam vždy na teba myslel?“</text:span></text:p>
        <text:p text:style-name="P871"><text:span text:style-name="CharStyle6">„Veď si myslel — veď som videla</text:span><text:span text:style-name="T11">,</text:span><text:span text:style-name="CharStyle6"><text:s text:c="1"/>ako </text:span><text:span text:style-name="T11">si </text:span><text:span text:style-name="CharStyle6">sa ani na svoju Máriu neobzrel, keď si stál na •rynku</text:span><text:span text:style-name="T11">,</text:span><text:span text:style-name="CharStyle6"><text:s text:c="1"/>a ja som toľko strachu o teba vytrpela, že mi tento</text:span><text:span text:style-name="T11">'</text:span><text:span text:style-name="CharStyle6"><text:s text:c="1"/>jeden deň bol hroznejší, a</text:span><text:span text:style-name="T11">k</text:span><text:span text:style-name="CharStyle6">o ten dlhý čas, čo si bol </text:span><text:span text:style-name="T11">v</text:span><text:span text:style-name="CharStyle6"><text:s text:c="1"/>Rakúsku. Ach, ty ani nevieš, čo som ja za teba už vytrpela.“</text:span></text:p>
        <text:p text:style-name="P872"><text:span text:style-name="CharStyle6">„Ktože ti to vraví, dieťa moje? Vidíš, ja nemám len dvoje na svete: vernosť k Matiašovi a teba, srdce moje! Vezmi mi jedno z týchto dvoch, tak ma viac nemáš na svete. Ja za to nemôžem, že odrazu, v jednej chvíli, nemôžem i teba k srdcu tisnúť i biť sa za kráľa M</text:span><text:span text:style-name="T11">a</text:span><text:span text:style-name="CharStyle6">- tiaša.“</text:span></text:p>
        <text:p text:style-name="P873"><text:span text:style-name="CharStyle6">„Ale, Milko, predsa by si mohol viac za svoju Máriu pracovať: lebo ver, že jej najväčšie nebezpečenstvo hrozí.“</text:span></text:p>
        <text:p text:style-name="P874"><text:span text:style-name="CharStyle6">„Nuž a aké?“ okom usmievavým na ňu pozrúc, opýta sa Milko.</text:span></text:p>
        <text:p text:style-name="P875"><text:span text:style-name="CharStyle6">„Či nevieš nič o Vladimírovi? Ach, ten len všade na mňa m</text:span><text:span text:style-name="T11">i</text:span><text:span text:style-name="CharStyle6">eri, všade sa len na mne chce vypomstiť. Veď som ti rozprávala o jeho r</text:span><text:span text:style-name="T11">e</text:span><text:span text:style-name="CharStyle6">-</text:span></text:p>
        <text:p text:style-name="P876"><text:span text:style-name="T16">9</text:span><text:span text:style-name="CharStyle21">5</text:span></text:p>
        <text:p text:style-name="P877"><text:span text:style-name="T41">/..r.:</text:span></text:p>
        <text:p text:style-name="P878"><text:span text:style-name="CharStyle6">čiach, ktoré ostatný raz mne a matke hovoril? Vidíš, Vladimír pre mňa Žiline pokoja nedá, a ty, od Žiliny zkazu odvracajúc, nevidíš, že mne od Vladimíra nebezpečenstvo hrozí.“</text:span></text:p>
        <text:p text:style-name="P879"><text:span text:style-name="CharStyle6">„Nestrachuj sa, dieťa moje! Pokiaľ Milko žije, nič </text:span><text:span text:style-name="T11">s</text:span><text:span text:style-name="CharStyle6">a ani Žiline, ani tebe nestane“, vraví Milko a na prsia svoje pritisne trasúce sa dievča, ktoré tiež hľadá prítulok na horúcom srdci milého svojho.</text:span></text:p>
        <text:p text:style-name="P880"><text:span text:style-name="CharStyle6">Dvere sa otvoria na izbe a na prahu zastane pán Ondrej Bacho so smutnou tvárou — ale pozerá na tento zjav</text:span><text:span text:style-name="T11">,</text:span><text:span text:style-name="CharStyle6"><text:s text:c="1"/>pozerá, a tvár sa mu vyjasní, lebo sa teší, že ho nespozorovali, </text:span><text:span text:style-name="T11">— </text:span><text:span text:style-name="CharStyle6">ach, a rád sa on díva na šťastie ľudské! Oj, Milko a Mária, keby sa všetci ľudia z vašej ľúbosti tak tešili, ako Ondrej, nečakal by na vás nijaký smútok v neistej budúcnosti! Ondrej, potichu zatvárajúc dvere, usmieval sa a odchádzal. S ním hľadel ostatný anjel na šťastie milých a s ním vykročil i ostatný anjel pokoja a šťastia z domu Dlhohorského.</text:span></text:p>
        <text:p text:style-name="P882"><text:span text:style-name="CharStyle21">96</text:span></text:p>
        <text:p text:style-name="P883"><text:span text:style-name="CharStyle6">XII.</text:span></text:p>
        <text:p text:style-name="P884"><text:span text:style-name="CharStyle6">Už sa to hádam </text:span><text:span text:style-name="T11">n</text:span><text:span text:style-name="CharStyle6">ikdy neprestane búriť na tom Považí. Druhý raz bola osvo</text:span><text:span text:style-name="T11">b</text:span><text:span text:style-name="CharStyle6">odená Žilina, a Považiu sa tým nič nepomohlo. Kom</text:span><text:span text:style-name="T11">o</text:span><text:span text:style-name="CharStyle6">- rovský s Vladimírom </text:span><text:span text:style-name="T11">s</text:span><text:span text:style-name="CharStyle6">a </text:span><text:span text:style-name="T11">l</text:span><text:span text:style-name="CharStyle6">en zas ukázali pri Žiline, ale nič nezačínajú, iba robia svobodný priechod cez Oravu prichádzajúcemu bojovnému ľudu. Jiskra posiela mnoho ľudstva d</text:span><text:span text:style-name="T11">o </text:span><text:span text:style-name="CharStyle6">Trenčína; nejeden človek prichádza tiež z Liptova. Nikto nevie, kde sa prehrnuli prichádzajú</text:span><text:span text:style-name="T11"><text:s text:c="1"/></text:span><text:span text:style-name="CharStyle6">ci</text:span><text:span text:style-name="T11">_ </text:span><text:span text:style-name="CharStyle6">ľudia a prečo sa i Komorovský i Vladimír od Žiliny ztratili?</text:span></text:p>
        <text:p text:style-name="P885"><text:span text:style-name="CharStyle6">Ale prichádzajú chýry zdola, že starý Pankrác pustoší ľavú stranu Váhu, že, ako počul, že sa Komorovský v Trenčianskej stolici u- kázal, viacej pomeškania nemá, </text:span><text:span text:style-name="T11">i</text:span><text:span text:style-name="CharStyle6"><text:s text:c="1"/>rúti sa, hľadajúc Komorovského, ako Váh, keď je na jar snehom tatranským rozvodnený. A Komorovský sa tiež neodťahuje, ale napáda</text:span><text:span text:style-name="T11">!</text:span><text:span text:style-name="CharStyle6"><text:s text:c="1"/>P</text:span><text:span text:style-name="T11">l</text:span><text:span text:style-name="CharStyle6">ankráca kedy a ako môže. </text:span><text:span text:style-name="T11">Ľ</text:span><text:span text:style-name="CharStyle6">udia vravia, že je tak naňho zajedený, že Vladimíra len preto zas proti Žiline pos</text:span><text:span text:style-name="T11">l</text:span><text:span text:style-name="CharStyle6">al, aby nikomu dopriate nebolo zahubiť jeho starého</text:span><text:span text:style-name="T11">;</text:span><text:span text:style-name="CharStyle6"><text:s text:c="1"/>odporníka, iba jemu samému. A Vladimír sa vd</text:span><text:span text:style-name="T11">l</text:span><text:span text:style-name="CharStyle6">ačne ponáhľa na Žilinu.</text:span></text:p>
        <text:p text:style-name="P886"><text:span text:style-name="CharStyle6">V Žiline je ticho, p</text:span><text:span text:style-name="T11">p</text:span><text:span text:style-name="CharStyle6">koj. </text:span><text:span text:style-name="T11">R</text:span><text:span text:style-name="CharStyle6">eč</text:span><text:span text:style-name="T11">í</text:span><text:span text:style-name="CharStyle6"><text:s text:c="1"/>sa málo hovorí, ale tým viacej sa robí. Pán rychtár sa ustavične stará o opevnenie a ohradenie mesta; Milko lieta na koník</text:span><text:span text:style-name="T11"><text:s text:c="1"/></text:span><text:span text:style-name="CharStyle6">u hneď na Starý hrad, hneď do Turca, hneď zas na Pcdh</text:span><text:span text:style-name="T11">n</text:span><text:span text:style-name="CharStyle6">a</text:span><text:span text:style-name="T11">ď</text:span><text:span text:style-name="CharStyle6">, ako keby mu bolo súdené nemať ani pokoja, ani oddychu.</text:span></text:p>
        <text:p text:style-name="P887"><text:span text:style-name="CharStyle6">Ale teraz čože sa to odrazu stalo? Milko neodchádza zo Žiliny a je smutný. </text:span><text:span text:style-name="T11">S</text:span><text:span text:style-name="CharStyle6"><text:s text:c="1"/>pánom rychtárom sa zatvára do svojej izbice a oba sú zarmútení; sám Pán Boh vie, aké shovory</text:span></text:p>
        <text:p text:style-name="P888"><text:span text:style-name="T16">9</text:span><text:span text:style-name="CharStyle21">7</text:span></text:p>
        <text:p text:style-name="P889"><text:span text:style-name="CharStyle6">m</text:span><text:span text:style-name="T11">i</text:span><text:span text:style-name="CharStyle6">ajú medzi sebou! Mária sa dosť opyt</text:span><text:span text:style-name="T11">uje </text:span><text:span text:style-name="CharStyle6">Milka, čo mu chybí, pani rychtárka sa </text:span><text:span text:style-name="T11">'</text:span><text:span text:style-name="CharStyle6">krúti okolo Dlhohorského a chcela by sa dozvedieť, prečo je smutný: ale on len stisne plecom, pokýva rukou a nič neodpovedá. Rychtárka by sa t</text:span><text:span text:style-name="T11">p</text:span><text:span text:style-name="CharStyle6"><text:s text:c="1"/>však chcela dozvedieť, lebo čím sa väčšmi niečo ukrýva, tým väčšmi to ženské trápi. Prišli boli pred niekoľkými dňami dvaj</text:span><text:span text:style-name="T11">a</text:span><text:span text:style-name="CharStyle6"><text:s text:c="1"/></text:span><text:span text:style-name="T26">pq- </text:span><text:span text:style-name="CharStyle6">slovia z Budína s listami</text:span><text:span text:style-name="T11">'</text:span><text:span text:style-name="CharStyle6">; tí sú ešte </text:span><text:span text:style-name="T11">v</text:span><text:span text:style-name="CharStyle6"><text:s text:c="1"/>dome r</text:span><text:span text:style-name="T11">yc</text:span><text:span text:style-name="CharStyle6">htárovom: ich sa spytuje pani Dlhohorská, čo tam u nich slýchať, načo sem prišli? Ale oni nič viac povedať nevedia, len že listy d</text:span><text:span text:style-name="T11">o</text:span><text:span text:style-name="CharStyle6">- niesli. Pani však tuší, že im to zakázal Dlho- horský vyjaviť.</text:span></text:p>
        <text:p text:style-name="P890"><text:span text:style-name="CharStyle6">V dome rychtárovom, ve veľkej palote, sišiel sa mestský úrad a hlavnejší páni z Trenčianskej stolice, čo so Žilinou držali. Páni schádzajú sa po jednom, po dvoch, aby sa pozornosť nevzbudila, a keď sa už všetci sišli a zasadli si za stôl, pán D</text:span><text:span text:style-name="T11">ľ</text:span><text:span text:style-name="CharStyle6">hohorký začal hovoriť:</text:span></text:p>
        <text:p text:style-name="P891"><text:span text:style-name="CharStyle6">„Páni moji! Spoločná potreba nás k tomu doviedla, aby sme všetko spoločne začínali a v bratskom dorozumení pred seba brali. Spolu sme sa radievali, spolu b</text:span><text:span text:style-name="T11">oj</text:span><text:span text:style-name="CharStyle6">úvali, spolu plakávali a radovali sa, a duše naše s</text:span><text:span text:style-name="T11">a</text:span><text:span text:style-name="CharStyle6"><text:s text:c="1"/>spoločným žiaľom, spoločnou radosťou v jedno telo spojily, v jednu vôľu srástly a to vykona</text:span><text:span text:style-name="T11">l</text:span><text:span text:style-name="CharStyle6">y, že sa posiaľ držíme, že sme posiaľ nepadli. Ale prečože sa teraz verejne neradíme, prečože sme sa teraz tu iba v súkromnosti sišli? Počúvajte, poviem vám. Kráľ Matiaš vie o Žiline a Trenčianskej stolici, že ona za jeho slávu a právo žije a u- miera, a tak nám sľúbil pomoc proti našim nepriateľom, ale kráľ Matiaš teraz píše, že nám pomoc poslať nemôže, ba od nás ešte pomoc žiada. Jeho milosť kráľ píše, že od vý-</text:span></text:p>
        <text:p text:style-name="P892"><text:span text:style-name="T9">K</text:span><text:span text:style-name="CharStyle16">a</text:span><text:span text:style-name="T9">linčák</text:span><text:span text:style-name="CharStyle16"><text:s text:c="1"/></text:span><text:span text:style-name="T9">Hl</text:span><text:span text:style-name="CharStyle16">.<text:tab/></text:span><text:span text:style-name="T42">í</text:span><text:span text:style-name="CharStyle43"/></text:p>
        <text:p text:style-name="P894"><text:span text:style-name="CharStyle21">98</text:span></text:p>
        <text:p text:style-name="P895"><text:span text:style-name="CharStyle6">chodu Turci udierajú </text:span><text:span text:style-name="T11">nla</text:span><text:span text:style-name="CharStyle6"><text:s text:c="1"/>krajinu; starý Siládi je zajatý a hádam už i zahynul v rukách tureckých, Galambovská pevnosť je ztratená. sultán Muhamed vtrhol so 150.000 chlapmi do Bosny a dal sťať jej kráľa; teraz sa blíži k uhorskej krajine. So všetkých strán nám teda hrozí nebezpečenstvo. Cisár Fridrich je ešte nie do cela s našou vlasťou na čistom; čo sa tu v Tatrách robí, znáte; od východu nám Turek záhubou hrozí, a celá krajina naša</text:span><text:span text:style-name="T11">,</text:span><text:span text:style-name="CharStyle6"><text:s text:c="1"/>verte mi, nemá dosť sily toľkej moci odolať. Kráľ Matiaš ide z pomoci božej na Turka a nás pýta, aby sme </text:span><text:span text:style-name="T11">s</text:span><text:span text:style-name="CharStyle6">a všetkým možným spôslobom s Čechmi pokonali, lebo že potrebuje našej pomoci a pokoja od polnoci. Tak píše sám kráľ — teda vidíme, páni moji</text:span><text:span text:style-name="T11">,</text:span><text:span text:style-name="CharStyle6"><text:s text:c="1"/>na čom sme, vidíme, že je celá krajina, a m</text:span><text:span text:style-name="T11">j</text:span><text:span text:style-name="T12">r</text:span><text:span text:style-name="CharStyle6"><text:s text:c="1"/>s ňou, na kocke, ktor</text:span><text:span text:style-name="T11">á</text:span><text:span text:style-name="CharStyle6">. nevieme, ako sa obráti</text:span><text:span text:style-name="T11">,</text:span><text:span text:style-name="CharStyle6"><text:s text:c="1"/>lebo vlasť naša je slabá, Siládi chytený, kráľ nikdy ešte s Turci nebojoval. My sa máme s Čechmi pokonať? Na aký spôsob? Jesto dva spôsoby: alebo odrazu znivočiť Vladimíra s Komorovským, alebo na dobrej ceste s nimi vyjednávať a pokoj uzavierať. Prvé je nemožné a druhé je ťažké, l</text:span><text:span text:style-name="T11">e</text:span><text:span text:style-name="CharStyle6">b</text:span><text:span text:style-name="T11">o </text:span><text:span text:style-name="CharStyle6">oni sú silní, držia spolu ako reťaz a s kráľom nikdy držať nebudú. Páni moji, dajte rady, dajte pomoci!“</text:span></text:p>
        <text:p text:style-name="P896"><text:span text:style-name="CharStyle6">Pán rychtár hovoril smutne a shroma- ždení páni mlčali, počúvali, divili a zhrozili sa. Dlhohorský dohovoril, zodvihol kráľovský list so stola a podal ho susedovi. Každý ohliadal l</text:span><text:span text:style-name="T11">i</text:span><text:span text:style-name="CharStyle6">st, každý videl na ňom kráľovskú pečať a podpis: „Mathilas rex“. A keď sa už páni </text:span><text:span text:style-name="T11">na</text:span><text:span text:style-name="CharStyle6">- pozerali, načítali, namysleli, začali poriadkom svoju mienku vyslovovať. Naostatok sa Milko pozdvihol a vravel:</text:span></text:p>
        <text:p text:style-name="P897"><text:span text:style-name="CharStyle6">„Páni moji! Ja viem len jeden spôsob, ako</text:span></text:p>
        <text:p text:style-name="P898"><text:span text:style-name="CharStyle6">by sme monli obom potrebám vyhovieť, ale či je pravý, neviem. Moja mienka by bola: najp</text:span><text:span text:style-name="T11">r</text:span><text:span text:style-name="CharStyle6">v aby sme na každý možný spôsob hľadeli </text:span><text:span text:style-name="T11">C</text:span><text:span text:style-name="CharStyle6">e</text:span><text:span text:style-name="T11">- c</text:span><text:span text:style-name="CharStyle6">hov medzi sebou roztrhať, a najprv Vladimíra s Komorovským. Vladimír, ako viete, odpadol od môjho otca pre Strečno, na ktorom on b</text:span><text:span text:style-name="T11">o</text:span><text:span text:style-name="CharStyle6">l len kapitánom. Čo by ste mysleli, keby som ja Vladimírovi Strečno podpísal, a to tak, že on na ňom za života môjho otca v mene Pankrá- covon</text:span><text:span text:style-name="T11">i</text:span><text:span text:style-name="CharStyle6"><text:s text:c="1"/>vládnuť bude, a po jeho smrti pripadne mu celkom pod tou výmienkou, aby od Ko</text:span><text:span text:style-name="T11">m</text:span><text:span text:style-name="CharStyle6">Q- rovského odpadol, s nia</text:span><text:span text:style-name="T11">i</text:span><text:span text:style-name="CharStyle6">mi držal a i sám pomoc jeho milosti kráľovi poslal? Ja toto držím za najlepší spôsob obom potrebám vyhovieť; </text:span><text:span text:style-name="T11">ne</text:span><text:span text:style-name="CharStyle6">- šanujem nič, dám všetko, čo mám, len nech je vlasti mojej spomožené. A keď Vladimír na nič nepristane, poručeno Bobu: kráľovi ani člo- viečka poslať nemôžeme, ale ja, čo budem môcť, zbroje a peňazí na Budí</text:span><text:span text:style-name="T11">n</text:span><text:span text:style-name="CharStyle6"><text:s text:c="1"/>vystrojím.“</text:span></text:p>
        <text:p text:style-name="P899"><text:span text:style-name="CharStyle6">Páni si pomysleli, prehovorili dve-tri slová, pristali na Milkov návrh a hneď chceli menovať vyšla</text:span><text:span text:style-name="T11"><text:s text:c="1"/>n s</text:span><text:span text:style-name="CharStyle6">t</text:span><text:span text:style-name="T11"><text:s text:c="1"/></text:span><text:span text:style-name="CharStyle6">vo k Vladimírovi, ale Milko si vyprosil, aby tú celu vec jemu zanechali, že sa on sám bude s Vladimírom shovára</text:span><text:span text:style-name="T11">f</text:span><text:span text:style-name="CharStyle6">.</text:span></text:p>
        <text:p text:style-name="P900"><text:span text:style-name="CharStyle6">Vladimír stojí už neďaleko Žiliny.</text:span><text:span text:style-name="T11">'</text:span><text:span text:style-name="CharStyle6"><text:s text:c="1"/>Komo- rovký sám zostal v </text:span><text:span text:style-name="T11">i</text:span><text:span text:style-name="CharStyle6">d</text:span><text:span text:style-name="T11">b</text:span><text:span text:style-name="CharStyle6">lnom Trenčíne a Nitre, sám sa tlčie so starým Pankrác</text:span><text:span text:style-name="T11">om.</text:span><text:span text:style-name="CharStyle6"><text:s text:c="1"/>Lietava a Strečno sú ešte nie prihotovené, Vadimír teda zastal na šírom poli neďaleko mesta a čaká, kým bude všetko hotové. Tak je Žilina už po tretí raz nepriateľom obtočená, po tretí raz pozerá Vladimír na jej vysoké veže. Ale Vladimír nepozerá len </text:span><text:span text:style-name="T11">m</text:span><text:span text:style-name="CharStyle6">a vysoké veže a na pevné múry</text:span><text:span text:style-name="T11">,</text:span><text:span text:style-name="CharStyle6"><text:s text:c="1"/></text:span><text:span text:style-name="T11">no</text:span><text:span text:style-name="CharStyle6"><text:s text:c="1"/>maľuje si v duši svojej mnoho obrazov, ktoré oko dozrieť nemôže.</text:span></text:p>
        <text:p text:style-name="P901"><text:span text:style-name="CharStyle6">Už je noc, a Vladimír, v dlhom bielom plášti zahalený, blúdi samotný po žilinských</text:span></text:p>
        <text:p text:style-name="P904"><text:span text:style-name="CharStyle21">101</text:span></text:p>
        <text:p text:style-name="P905"><text:span text:style-name="CharStyle21">100</text:span></text:p>
        <text:p text:style-name="P906"><text:span text:style-name="CharStyle6">poliach. Ani nevie, kde ho noha nesie, ani nevie, kde ho</text:span><text:span text:style-name="T11"><text:s text:c="1"/></text:span><text:span text:style-name="CharStyle6">oko vedie, len Mas du</text:span><text:span text:style-name="T11">š</text:span><text:span text:style-name="CharStyle6">e sa v </text:span><text:span text:style-name="T11">ň</text:span><text:span text:style-name="CharStyle6">om ozýva: „V Žiline </text:span><text:span text:style-name="T11">J</text:span><text:span text:style-name="CharStyle6">e tvoj život a tvoja smrť.</text:span><text:span text:style-name="T11">“</text:span><text:span text:style-name="CharStyle6"><text:s text:c="1"/>A Vladimír verí tomu hlasu; jeho myseľ nepozná nemožnosti. Zastane na pustom poli, pozerá na Žilinu, a tu i tu vyderú sa takéto slová z jeho pŕs: „Načo som ťa uvidel? Ty si ma odvrhla, a ja nemôžem na teba zabudnúť. Noc i deň sú svedkovia mojej bolesti, a ty nemáš nado mnou ľútosti! Svet sa nazdáv</text:span><text:span text:style-name="T11">á</text:span><text:span text:style-name="CharStyle6">, i ty sa nazdávaš, že Vladimír nijakého ľudského citu nezná, že je </text:span><text:span text:style-name="T11">j</text:span><text:span text:style-name="CharStyle6">e</text:span><text:span text:style-name="T11">h</text:span><text:span text:style-name="CharStyle6">o radosťou krv ľudská a pohľad na nešťastie, že sa on pri požiaroch dedín zohrieva a biedou nevinných ochladzuje: ale to nezná ani svet, ani ty, že to Vladimír robí pre teba, že v tom chce z</text:span><text:span text:style-name="T11">l</text:span><text:span text:style-name="CharStyle6">abudnúť na žiale svoje.“</text:span></text:p>
        <text:p text:style-name="P907"><text:span text:style-name="CharStyle6">Tmavá noc začína sa pomaly riediť; na východe začínajú sa ukazovať zor</text:span><text:span text:style-name="T11">e</text:span><text:span text:style-name="CharStyle6">; hviezdy sa trasú, ako by cítily svoj blízky pád, i letia jedna za druhou z výsosti nebeskej. S</text:span><text:span text:style-name="T11">l</text:span><text:span text:style-name="CharStyle6">nce vyskočilo zp</text:span><text:span text:style-name="T11">oz</text:span><text:span text:style-name="CharStyle6">a hôr </text:span><text:span text:style-name="T11">a</text:span><text:span text:style-name="CharStyle6"><text:s text:c="1"/>okom plameným víta široké krajiny. Noc zamumlala temným hlasom a utiekla v okamihu s celého Považia, ako by ju bola kliatba denného</text:span><text:span text:style-name="T11">-</text:span><text:span text:style-name="CharStyle6"><text:s text:c="1"/>svetla zastihla. Oko vidí, ako sa hory z nočných pár vymáhajú, </text:span><text:span text:style-name="T11">l</text:span><text:span text:style-name="CharStyle6">ak</text:span><text:span text:style-name="T11">o </text:span><text:span text:style-name="CharStyle6">sa po dedinkách dym dohora vyvíja. Vladimír blúdi sám po poli, pozerá na veže žilinské smutným okom, zahalí sa do širokého bieleho plášťa, a hoci i celú </text:span><text:span text:style-name="T11">h</text:span><text:span text:style-name="CharStyle6">oc ani oka nezažmúril, rýchlym krokom stúpa do svojho tábora. Poznať už z toho náhleho kroku, že je to nie prvá noc, kt</text:span><text:span text:style-name="T11">o</text:span><text:span text:style-name="CharStyle6">rú bez sna strávil.</text:span></text:p>
        <text:p text:style-name="P908"><text:span text:style-name="CharStyle6">Celý tábor odpočíva</text:span><text:span text:style-name="T11">;</text:span><text:span text:style-name="CharStyle6">, len stráže na svojich stanoviskách behajú, lebo je ráno štipľavé, chladný</text:span><text:span text:style-name="T11">,</text:span><text:span text:style-name="CharStyle6"><text:s text:c="1"/>pofukujúci vietor sťahuje ľudské údy, štípe tvár a fúka do</text:span><text:span text:style-name="T11">-</text:span><text:span text:style-name="CharStyle6"><text:s text:c="1"/>očú, že slzy z nich padajú. Vladimír príde až k táboru, prezerá stráže a zo</text:span></text:p>
        <text:p text:style-name="P909"><text:span text:style-name="CharStyle6">stane pri nich, lebo je odtiaľ najlepšie hľadieť na mesto a posielať poslov na Strečno a Lietavu.</text:span></text:p>
        <text:p text:style-name="P910"><text:span text:style-name="CharStyle6">Slnce sa ako obor dvíha dohora, </text:span><text:span text:style-name="T11">a</text:span><text:span text:style-name="CharStyle6"><text:s text:c="1"/>od Žiliny letí mládenec v bojovných šatách oblečený k nepr</text:span><text:span text:style-name="T11">ia</text:span><text:span text:style-name="CharStyle6">teľskému táboru. Koník preberá nožičkami, ako straka jazykom, keď n</text:span><text:span text:style-name="T11">l</text:span><text:span text:style-name="CharStyle6">a kole za- rapoce, hádže hlavou, prská, ako by sa radoval nad ľahkým, sviežim ranným povetrím. Šuhaj si sedí na koníku a popúšťa mu úzdu, vy</text:span></text:p>
        <text:p text:style-name="P911"><text:span text:style-name="CharStyle6">ťahuje sa a pozerá, či už skoro dôjde do tábora. Z jeho držania, z očú a tvári mu poznať, že je nie obecný človek, lebo šibké telo prezradzuje i ohnivú dušu. Letí, letí šuhaj na svojom koníku. priletí až k prvým strážam, kde Vladimír stojí. Povie, že ide zo Žiliny a že by rád hovoriť s Vladimírom.</text:span></text:p>
        <text:p text:style-name="P912"><text:span text:style-name="CharStyle6">„Tak? Zo Žiliny?“ spytuje sa Vladimír a potom, obráťac sa k prišlému jazdcovi</text:span><text:span text:style-name="T11">,</text:span><text:span text:style-name="CharStyle6"><text:s text:c="1"/>preho</text:span><text:span text:style-name="T11">' </text:span><text:span text:style-name="CharStyle6">vorí: „Ja som Vladimír. Čo žiadate?“</text:span></text:p>
        <text:p text:style-name="P913"><text:span text:style-name="CharStyle6">Pr</text:span><text:span text:style-name="T11">iš</text:span><text:span text:style-name="CharStyle6">lý jazdec pozerá na Vladimíra, ktorého</text:span></text:p>
        <text:p text:style-name="P916"><text:span text:style-name="CharStyle21">108</text:span></text:p>
        <text:p text:style-name="P917"><text:span text:style-name="T16">10</text:span><text:span text:style-name="CharStyle21">2</text:span></text:p>
        <text:p text:style-name="P918"><text:span text:style-name="CharStyle6">môž</text:span><text:span text:style-name="T11">’</text:span><text:span text:style-name="CharStyle6"><text:s text:c="1"/>byť pozná, ale akosi sa k nemu priznať nemôže</text:span><text:span text:style-name="T11">.</text:span><text:span text:style-name="CharStyle6"><text:s text:c="1"/>No nie je to čudná vec, lebo Vladimír je celý premenený, oko mu je vpadlé a tvár bledá.</text:span></text:p>
        <text:p text:style-name="P919"><text:span text:style-name="CharStyle6">„Pane, čo vám sveriť mám, to iba vy sami znať potrebujete.“</text:span></text:p>
        <text:p text:style-name="P920"><text:span text:style-name="T11">„</text:span><text:span text:style-name="CharStyle6">D</text:span><text:span text:style-name="T11">d</text:span><text:span text:style-name="CharStyle6">bre. Poďme teda von z tábora.“</text:span></text:p>
        <text:p text:style-name="P921"><text:span text:style-name="CharStyle6">Jazdec skočil s koňa, dal ho do rúk stráži a odchodil pešky s Vladimírom do šíreho poľa. Oba zpočiatku mlčali, až sa Vladimír ohlási</text:span><text:span text:style-name="T11">l</text:span><text:span text:style-name="CharStyle6">:</text:span></text:p>
        <text:p text:style-name="P922"><text:span text:style-name="CharStyle6">„No, čože máte nového v Žiline?“</text:span></text:p>
        <text:p text:style-name="P923"><text:span text:style-name="CharStyle6">„Mňa posiela k vám Pankrác, kapitán žilinský, s pozdravením, že by rád s vami vstúpiť do priateľského sväzku.“</text:span></text:p>
        <text:p text:style-name="P924"><text:span text:style-name="CharStyle6">„Tak? A či on môže myslieť, že Vladimír bude držať so Žilinou, keď on tam všetko utratil?“ trpkými slovami spytuje sa Vladimír.</text:span></text:p>
        <text:p text:style-name="P925"><text:span text:style-name="CharStyle6">„Ja myslím, že ste nič neutratili, lebo ste v Žiline nič nemali.“</text:span></text:p>
        <text:p text:style-name="P926"><text:span text:style-name="CharStyle6">„Nič neutratil? A znáš ty Máriu?“ spýtal sa posla Vladimír a bystro ho chytil za ruku.</text:span></text:p>
        <text:p text:style-name="P927"><text:span text:style-name="CharStyle6">„Ktorú Máriu?“ opytu</text:span><text:span text:style-name="T11">j</text:span><text:span text:style-name="CharStyle6">e sa Žilinčan.</text:span></text:p>
        <text:p text:style-name="P928"><text:span text:style-name="CharStyle6">„Ty si zo Žiliny, a neznáš Máriu?“ trpko riekol Vladimír, smraštil čelo a prvý ra</text:span><text:span text:style-name="T11">j:</text:span><text:span text:style-name="CharStyle6"><text:s text:c="1"/>d</text:span><text:span text:style-name="T11">i</text:span><text:span text:style-name="CharStyle6">obre pozrel do tvári neznámemu </text:span><text:span text:style-name="T11">a?</text:span><text:span text:style-name="CharStyle6"><text:s text:c="1"/>zavolal: „Človeče, ja ťa mám poznať! Ty si s</text:span><text:span text:style-name="T11">ám</text:span><text:span text:style-name="CharStyle6"><text:s text:c="1"/>Pankrác — a </text:span><text:span text:style-name="T11">l</text:span><text:span text:style-name="CharStyle6">u- žeš, keď sa opytuješ: ktorú Máriu?“</text:span></text:p>
        <text:p text:style-name="P929"><text:span text:style-name="CharStyle6">„Áno, ja som Pankrác sám </text:span><text:span text:style-name="T11">—</text:span><text:span text:style-name="CharStyle6"><text:s text:c="1"/>a chcel bv som sa s tebou bližšie spojiť, hoci nás do týchto čias naše zásady delily. Vladimír, ja ťa znám </text:span><text:span text:style-name="T11">a </text:span><text:span text:style-name="CharStyle6">viem, ktorú Máriu mieniš, ale akože ti môže niečo na Márii záležať, keď chceš zahubiť Žilinu: lebo s ňou istotne zahynie i Mária.“</text:span></text:p>
        <text:p text:style-name="P930"><text:span text:style-name="CharStyle6">„Nezahynie, nesmie zahynúť! Na to prisahá Vladimír. Ona mňa odvrhla v pýche svojej; Vladimír chce pokor</text:span><text:span text:style-name="T11">i</text:span><text:span text:style-name="CharStyle6">ť Žilinu</text:span><text:span text:style-name="T11">,</text:span><text:span text:style-name="CharStyle6"><text:s text:c="1"/>chce vidieť pod svojimi nohami celé mesto </text:span><text:span text:style-name="T11">—</text:span><text:span text:style-name="CharStyle6"><text:s text:c="1"/>a potom</text:span></text:p>
        <text:p text:style-name="P931"><text:span text:style-name="CharStyle6">jej povie: „Vezmi si, čo žiadaš“, a položí je</text:span><text:span text:style-name="T11">, </text:span><text:span text:style-name="CharStyle6">k nohám Žilinu, a potom ona musí zvedieť, čo je Vladimír, čo je láska jeho, a azda sa obmäkčí jej tvrdé srdce“.</text:span></text:p>
        <text:p text:style-name="P932"><text:span text:style-name="CharStyle6">Vladimír azda preto tak popustil úzdu svojmu citu, že videl pred sebou človeka nie obyčajného, a hádam i preto, že sa nazdával, že sa to dostane Márii do ušú. Ale že tak cíti, ako</text:span><text:span text:style-name="T11">)</text:span><text:span text:style-name="CharStyle6"><text:s text:c="1"/>hovorí, poznať z toho, že sa celý trasie. Milko pozerá naň hneď útrpným, hneď pokojným okom, ale že mu je to nie milé počúvať</text:span><text:span text:style-name="T11">,</text:span><text:span text:style-name="CharStyle6"><text:s text:c="1"/>vidno z jeho zapálenej tvári. Teraz vša</text:span><text:span text:style-name="T11">k</text:span><text:span text:style-name="CharStyle6"><text:s text:c="1"/>musí sa stavať, ako čo by o ničom nevedel a mal i</text:span><text:span text:style-name="T11">ná</text:span><text:span text:style-name="CharStyle6">kšie veci na pamäti. Spýta sa ho teda:</text:span></text:p>
        <text:p text:style-name="P933"><text:span text:style-name="CharStyle6">„A keď Žilinu nedobyješ?“</text:span></text:p>
        <text:p text:style-name="P934"><text:span text:style-name="CharStyle6">„Tedy zahyniem pod jej múrmi.“</text:span></text:p>
        <text:p text:style-name="P935"><text:span text:style-name="CharStyle6">„Ale </text:span><text:span text:style-name="T11">mii</text:span><text:span text:style-name="CharStyle6"><text:s text:c="1"/>je to divné, Vladimír, že ty, taký otužený muž, toľko myslíš na slabé dievča, ako by ťa nič viacej na svet neviazalo. Spojenie s Komorovským n</text:span><text:span text:style-name="T11">l</text:span><text:span text:style-name="CharStyle6">a príklad ti bude hádam milšie. lebo si skrze neho k </text:span><text:span text:style-name="T11">St</text:span><text:span text:style-name="CharStyle6">rečnu prišiel?“</text:span></text:p>
        <text:p text:style-name="P936"><text:span text:style-name="CharStyle6">„Haha, nezná svet Vladimíra! Komorovský a Mária! Čo</text:span><text:span text:style-name="T11">'</text:span><text:span text:style-name="CharStyle6"><text:s text:c="1"/>mi je z Ko</text:span><text:span text:style-name="T11">mo</text:span><text:span text:style-name="CharStyle6">rovs</text:span><text:span text:style-name="T11">k</text:span><text:span text:style-name="CharStyle6">ého, keď Márie nemám?“</text:span></text:p>
        <text:p text:style-name="P937"><text:span text:style-name="CharStyle6">„Môž</text:span><text:span text:style-name="T11">’</text:span><text:span text:style-name="CharStyle6"><text:s text:c="1"/>byť, že ťa Mária preto tak pyšne odpravila, že s Komorovským držíš.“</text:span></text:p>
        <text:p text:style-name="P938"><text:span text:style-name="CharStyle6">„Hviezdy nebeské! Azda pravdu ho</text:span><text:span text:style-name="T11">v</text:span><text:span text:style-name="CharStyle6">oríš! Komorovský chce celú rodinu Dlhohorského znivočiť. Hahaha! A ja som sa mu dal vari za nástroj užívať </text:span><text:span text:style-name="T11">ž</text:span><text:span text:style-name="CharStyle6">a jeden biedny zámok</text:span><text:span text:style-name="T11">,</text:span><text:span text:style-name="CharStyle6"><text:s text:c="1"/>ktorý sme spolu ukradli? Hahaha!“</text:span></text:p>
        <text:p text:style-name="P939"><text:span text:style-name="CharStyle6">Milko sa prestrašil nad stavom Vladimírovým: videl, že sa s ním nič nedá začať. Milkovi začína byť úzko, lebo takej náruživosti </text:span><text:span text:style-name="T11">■</text:span><text:span text:style-name="CharStyle6">ešte nevidel, a všelijaké myšlienky ho zachvacujú. Bolo to naozaj čudné na obidvoch sa dívať. Jeden kráčal náruživosťou zachvátený,</text:span></text:p>
        <text:p text:style-name="P942"><text:span text:style-name="CharStyle21">105</text:span></text:p>
        <text:p text:style-name="P943"><text:span text:style-name="CharStyle21">104</text:span></text:p>
        <text:p text:style-name="P944"><text:span text:style-name="CharStyle6">druhý išiel zamyslený popr</text:span><text:span text:style-name="T11">i</text:span><text:span text:style-name="CharStyle6"><text:s text:c="1"/>jeho boku. Al</text:span><text:span text:style-name="T11">e </text:span><text:span text:style-name="CharStyle6">Milko sa skoro spamätal a začal ďalej hovoriť:</text:span></text:p>
        <text:p text:style-name="P945"><text:span text:style-name="CharStyle6">„Vladimír, keď chceš, môžeš i Strečno m</text:span><text:span text:style-name="T11">ía</text:span><text:span text:style-name="CharStyle6">ť, i nebudeš musieť sám na seba žalovať: odstúp od Komorovského</text:span><text:span text:style-name="T11">.</text:span><text:span text:style-name="CharStyle6"><text:s text:c="1"/>a drž so Žilinou, a </text:span><text:span text:style-name="T11">j</text:span><text:span text:style-name="CharStyle6">a t</text:span><text:span text:style-name="T11">l</text:span><text:span text:style-name="CharStyle6"><text:s text:c="1"/>sľubujem, že ťa môj otec v panovaní na Strečne zanechá. Pravda, musel by si v jeho mene vládnuť, ale po jeho smrti, dám ti to na písme, ako dedič všetkých Pan</text:span><text:span text:style-name="T11">t</text:span><text:span text:style-name="CharStyle6">krácových majetkov, že Strečno neobmedzene tebe náležať bude. Urob to, Vladimír, urob, </text:span><text:span text:style-name="T11">a</text:span><text:span text:style-name="CharStyle6"><text:s text:c="1"/>osvobodíš sa od Komorovského, ktorý ťa beztoho len za sluhu a nástroj svoj považuje, a jednako t</text:span><text:span text:style-name="T11">í</text:span><text:span text:style-name="CharStyle6"><text:s text:c="1"/>to zostane, čo si od neho dostal.“</text:span></text:p>
        <text:p text:style-name="P946"><text:span text:style-name="CharStyle6">„Čo mi je z tvojho </text:span><text:span text:style-name="T11">St</text:span><text:span text:style-name="CharStyle6">rečna? Nechcem ani vás. ani Komorovského. Daj mi Máriu</text:span><text:span text:style-name="T11">,</text:span><text:span text:style-name="CharStyle6"><text:s text:c="1"/>vezmi si všetko, a ja budem spokojný.“</text:span></text:p>
        <text:p text:style-name="P947"><text:span text:style-name="CharStyle6">Milko pozrel Vladimírovi do očú, zapálil sa, ako čo by mu Vladimírove slová bolv cez dušu preletely, sti</text:span><text:span text:style-name="T11">s</text:span><text:span text:style-name="CharStyle6">nul plecami a poveda</text:span><text:span text:style-name="T11">l</text:span><text:span text:style-name="CharStyle6">:</text:span></text:p>
        <text:p text:style-name="P948"><text:span text:style-name="CharStyle6">„Ja ti ju dať nemôžem!“</text:span></text:p>
        <text:p text:style-name="P949"><text:span text:style-name="CharStyle34">A to takým hlasom, že sa Vladimír zastavil a z</text:span><text:span text:style-name="T11">lav</text:span><text:span text:style-name="CharStyle6">olal:</text:span></text:p>
        <text:p text:style-name="P950"><text:span text:style-name="CharStyle6">„Nemôžeš? A ty tiež miluješ Már</text:span><text:span text:style-name="T11">i</text:span><text:span text:style-name="CharStyle6">u? Áno. to ti čítam v očiach </text:span><text:span text:style-name="T11">—</text:span><text:span text:style-name="CharStyle6"><text:s text:c="1"/>ale. hviezdy nebeské, nepovedz, že ťa ona miluje!“</text:span></text:p>
        <text:p text:style-name="P951"><text:span text:style-name="CharStyle6">„Vladimír, len ma počuj. Ja som prišiel k tebe ponúknuť ti moje priateľstvo, a ty žiadaš odo mňa to, čo v mojej moci nestojí?“</text:span></text:p>
        <text:p text:style-name="P952"><text:span text:style-name="CharStyle6">„Mlč, mlč! Načo si prišiel do môjho tábora? V mojej si moci, a tak počúvaj moje slová: Všetka vaša práca je daromná. Ja nič na svete nechcem, len Máriu, a keď tú mám</text:span><text:span text:style-name="T11">. </text:span><text:span text:style-name="CharStyle6">všetkého ostatného </text:span><text:span text:style-name="T11">sa</text:span><text:span text:style-name="CharStyle6"><text:s text:c="1"/>odriekam!“</text:span></text:p>
        <text:h text:outline-level="3" text:style-name="P953"><text:bookmark-start text:name="bookmark10"/><text:span text:style-name="CharStyle25">x</text:span><text:span text:style-name="T20">m</text:span><text:span text:style-name="CharStyle25">.</text:span><text:bookmark-end text:name="bookmark10"/></text:h>
        <text:p text:style-name="P954"><text:span text:style-name="CharStyle6">Ako začal, tak neprestal byť smutným pán rychtár žilinský. Páni vedia, čo mu chybí</text:span><text:span text:style-name="T11">, </text:span><text:span text:style-name="CharStyle6">a</text:span><text:span text:style-name="T11">l</text:span><text:span text:style-name="CharStyle6">e </text:span><text:span text:style-name="T11">I</text:span><text:span text:style-name="CharStyle6">ní ani v meste ani v jeho dome sa dozvedieť nemôžu, prečo je taký smutný. Ale nikto sa nediví tak na ňom, na starcovi; no niet človeka, čo by sa nad Milkom Pankrácom nezastavil, lebo i on svesuje hlavu a málo vraví, mladistvá sviežosť od niekoľkých týždňov</text:span></text:p>
        <text:p text:style-name="P955"><text:span text:style-name="CharStyle6">zmizla i z jeho pozoru, i z jeho</text:span><text:span text:style-name="T11">,</text:span><text:span text:style-name="CharStyle6"><text:s text:c="1"/>celého držania. Každý už dobre vie, že sa s Máriou rychtárovou radi vidia, každý sa teda diví</text:span><text:span text:style-name="T11">,</text:span><text:span text:style-name="CharStyle6"><text:s text:c="1"/>že je taký opustený. Milko už málo behá do Turca, málo na St</text:span><text:span text:style-name="T11">i</text:span><text:span text:style-name="CharStyle6">arý hrad, ustavične v Žiline sedí. Či pri svojej Márii? Nie. Či zbrojí mesto do vojny? Nie </text:span><text:span text:style-name="T11">— </text:span><text:span text:style-name="CharStyle6">on sedáva v svojej izbici v dome rychtárovom sám a sám. Málokto sa opováži k nemu prichádzať. Marienka ho len kedy -netedy navštívi</text:span><text:span text:style-name="T11">,</text:span><text:span text:style-name="CharStyle6"><text:s text:c="1"/>ale ani ona nemôže odohnať oblaky smutných myšlienok s jeho tvári. Takto ide hodina za</text:span></text:p>
        <text:p text:style-name="P958"><text:span text:style-name="CharStyle21">106</text:span></text:p>
        <text:p text:style-name="P959"><text:span text:style-name="CharStyle21">107</text:span></text:p>
        <text:p text:style-name="P960"><text:span text:style-name="CharStyle6">hodinou, </text:span><text:span text:style-name="T11">ia</text:span><text:span text:style-name="CharStyle6"><text:s text:c="1"/>Milko je len smutný a samotný. Príde k nemu Dlhohorský a opýta sa ho.</text:span></text:p>
        <text:p text:style-name="P961"><text:span text:style-name="CharStyle6">„No akože? Ste si už rozmysleli? </text:span><text:span text:style-name="T11">Ve</text:span><text:span text:style-name="CharStyle6">ďže mi už len povedzte, čo ste u Vladimíra vykonali.“</text:span></text:p>
        <text:p text:style-name="P962"><text:span text:style-name="CharStyle6">„Odpusťte mi, odpusťte, otec môj, že som vám to ešte nepovedal. Nemohol som to, nemohol, lebo od toho slova závisí všetko moje šťastie.“</text:span></text:p>
        <text:p text:style-name="P963"><text:span text:style-name="CharStyle6">„Ej, nech je akokoľvek, lenže sa mi svert</text:span><text:span text:style-name="T11">e</text:span><text:span text:style-name="CharStyle6">. Veď komuže sa sver</text:span><text:span text:style-name="T11">í</text:span><text:span text:style-name="CharStyle6">ť môžte, ak nie mne? A potom viete, že už skoro niečo začínať treba.“</text:span></text:p>
        <text:p text:style-name="P964"><text:span text:style-name="CharStyle6">„Dobre, teda vám poviem. Vladimír je hotový ešte i dnes odpadnúť od Komorovského, hotový je všetko tak urobiť, ako my ustanovíme: ale žiadosť jeho je taká, ktorú my ťažko budeme môcť vyplniť, a keď sa nevyplní, Vladimír je hotový vo svojom šialenstve všetko urobiť</text:span><text:span text:style-name="T11">/'</text:span></text:p>
        <text:p text:style-name="P965"><text:span text:style-name="CharStyle6">„Čože je teda jeho žiadosť? Veď azda len nechce, aby sa mu Žilina, na milosť vydala?</text:span></text:p>
        <text:p text:style-name="P966"><text:span text:style-name="CharStyle6">„Keby to bolo, to by sa skôr stať mohlo pod výmienkami, tak na príklad ako ste sa vy za</text:span><text:span text:style-name="T11">.</text:span><text:span text:style-name="CharStyle6"><text:s text:c="1"/>Pankráca prehlásili. Ale on žiada lásku a ruku vašej Márie, ktorá mu je všetkým na svete.“</text:span></text:p>
        <text:p text:style-name="P967"><text:span text:style-name="CharStyle6">Dlhohorský sa zarazil na tieto slová a zbledol, Milko však pokračoval ď</text:span><text:span text:style-name="T11">l</text:span><text:span text:style-name="CharStyle6">al</text:span><text:span text:style-name="T11">ej:</text:span></text:p>
        <text:p text:style-name="P968"><text:span text:style-name="CharStyle6">„Verte, že o</text:span><text:span text:style-name="T11">n</text:span><text:span text:style-name="CharStyle6"><text:s text:c="1"/>náruživ</text:span><text:span text:style-name="T11">é</text:span><text:span text:style-name="CharStyle6"><text:s text:c="1"/>miluje Máriu. On chce vybojovať Žilinu, aby j</text:span><text:span text:style-name="T11">u</text:span><text:span text:style-name="CharStyle6"><text:s text:c="1"/>potom Márii k nohám ako dar položiť mohol. Ale čože tým získa? Már</text:span><text:span text:style-name="T11">i</text:span><text:span text:style-name="CharStyle6">a ho nikdy ľúbiť nebude. Otče, tak by muselo uvädnúť vaše dieťa, a ja by musel zahynúť, keby sa žiadosť Vladimírova vyplnila, lebo verte, že hoci potichu </text:span><text:span text:style-name="T11">a</text:span><text:span text:style-name="CharStyle6"><text:s text:c="1"/>potajomne, predsa ani jeden človek ta</text:span><text:span text:style-name="T11">k</text:span><text:span text:style-name="CharStyle6"><text:s text:c="1"/>úprimne nemiloval, ako ja Máriu.“</text:span></text:p>
        <text:p text:style-name="P969"><text:span text:style-name="CharStyle6">„A na čomže ste zostali?“ opýtal sa ho bolestné Dlhohorský. „Čože teraz začneme?“</text:span></text:p>
        <text:p text:style-name="P970"><text:span text:style-name="CharStyle6">„Myslel som o tom; bojoval som sám s</text:span><text:span text:style-name="T11">p </text:span><text:span text:style-name="CharStyle6">sebou. Celá budúcnosť uhorskej krajiny leží na v</text:span><text:span text:style-name="T11">á</text:span><text:span text:style-name="CharStyle6">he</text:span><text:span text:style-name="T11">:</text:span><text:span text:style-name="CharStyle6"><text:s text:c="1"/>alebo Považie, alebo krajina padnúť musí </text:span><text:span text:style-name="T11">—</text:span><text:span text:style-name="CharStyle6"><text:s text:c="1"/>a či my tak tiež nezhynieme? Keď trpieť musíme, teda trpme, ale tak, aby sme naším trpením a trápením sa osvobodili i Považie i krajinu. Ja som sa odhodlal na veky opustiť Máriu.“</text:span></text:p>
        <text:p text:style-name="P971"><text:span text:style-name="CharStyle6">„Vy slzíte, syn môj drahý?“ ľútostiv</text:span><text:span text:style-name="T11">é</text:span><text:span text:style-name="CharStyle6"><text:s text:c="1"/>povie Dlhohorský, lebo sa Mi</text:span><text:span text:style-name="T11">lk</text:span><text:span text:style-name="CharStyle6">ovi pri Ostatných slovách dve veľké slzy v očiach objavily. „No, len sa uspokojte“, hovorí ďalej, „neztratíte Máriu</text:span><text:span text:style-name="T11">* </text:span><text:span text:style-name="CharStyle6">lebo ona Vladimíra nikdy ľúbiť nebude. A načo by ste ju zanechávali, keby ste tým nič nevykonali, len by ste seba, ju i nás všetkých utrápili?“</text:span></text:p>
        <text:p text:style-name="P972"><text:span text:style-name="CharStyle6">„Nehovorte, otec môj, viac o tom</text:span><text:span text:style-name="T11">.</text:span><text:span text:style-name="CharStyle6"><text:s text:c="1"/>Ja viem, že rozž</text:span><text:span text:style-name="T11">i</text:span><text:span text:style-name="CharStyle6">alim nás všetkých, že vaše otcovské srdce tiež bude krvácať. Ale ja znám Máriu: ja ju sám budem prosiť, aby šla za Vladimíra</text:span><text:span text:style-name="T11">!.</text:span><text:span text:style-name="CharStyle6"><text:s text:c="1"/>Jej dobré srdce a láska ko mne bude iste spôsobná obetovať sa za veci nám sväté.“</text:span></text:p>
        <text:p text:style-name="P973"><text:span text:style-name="CharStyle6">„Nevravteže, Milko môj, nevravte také reči, lebo ja viem, že čo by sme sa my všetci obetovali, nič nevykonáme, lebo hoci by sa Vladimírova žiadosť i vyplnila, jednako on od Komorovského neodstúpi.“</text:span></text:p>
        <text:p text:style-name="P974"><text:span text:style-name="CharStyle6">„Neverte to, otec môj. Viete, že Vladimír nemá sv</text:span><text:span text:style-name="T11">oj</text:span><text:span text:style-name="CharStyle6">ej vlasti, nijaké rodinné sväzky ho ne- pútajú k zemi našej: nie je teda div, že on le</text:span><text:span text:style-name="T11">n </text:span><text:span text:style-name="CharStyle6">samého seba chce šťastným urobiť</text:span><text:span text:style-name="T11">,</text:span><text:span text:style-name="CharStyle6"><text:s text:c="1"/>a čo šťastie jeho osobe donesie, za to je on umierať hotový</text:span><text:span text:style-name="T11">,</text:span><text:span text:style-name="CharStyle6"><text:s text:c="1"/>a čo proti nemu stojí</text:span><text:span text:style-name="T11">,</text:span><text:span text:style-name="CharStyle6"><text:s text:c="1"/>to nenávidí, a tak bude nenávidieť </text:span><text:span text:style-name="T11">i</text:span><text:span text:style-name="CharStyle6"><text:s text:c="1"/>Komorovského, bude robiť to, čo mu lásku Márie získ</text:span><text:span text:style-name="T11">a.</text:span><text:span text:style-name="CharStyle6"><text:s text:c="1"/>Viem ja, viem, že to</text:span></text:p>
        <text:p text:style-name="P976"><text:span text:style-name="CharStyle21">10</text:span><text:span text:style-name="T16">8</text:span></text:p>
        <text:p text:style-name="P977"><text:span text:style-name="CharStyle21">109</text:span></text:p>
        <text:p text:style-name="P978"><text:span text:style-name="CharStyle6">Mária urobí, že bude jeho ženou, a možno, </text:span><text:span text:style-name="T11">ž</text:span><text:span text:style-name="CharStyle6">e </text:span><text:span text:style-name="T11">h</text:span><text:span text:style-name="CharStyle6">o e</text:span><text:span text:style-name="T11">š</text:span><text:span text:style-name="CharStyle6">te i milovať bude. </text:span><text:span text:style-name="T11">Ja</text:span><text:span text:style-name="CharStyle6"><text:s text:c="1"/></text:span><text:span text:style-name="T11">s</text:span><text:span text:style-name="CharStyle6">a odstránim </text:span><text:span text:style-name="T11">s</text:span><text:span text:style-name="CharStyle6"><text:s text:c="1"/>Považia a pôjdem do Budína slúžiť kráľovi, dokiaľ žiť budem.“</text:span></text:p>
        <text:p text:style-name="P979"><text:span text:style-name="CharStyle6">„Vy nesmiete odísť s Považia. A či mýlite, že by ste tým nepokazili všetko, že by ste tam mohli viac pre našu vec urobiť, </text:span><text:span text:style-name="T11">i</text:span><text:span text:style-name="CharStyle6">ako tu? Či myslíte, že by i vás otec neprenasledoval, ako všetkých kráľovských? “</text:span></text:p>
        <text:p text:style-name="P980"><text:span text:style-name="CharStyle6">„Pravdu máte</text:span><text:span text:style-name="T11">,</text:span><text:span text:style-name="CharStyle6"><text:s text:c="1"/>otec môj! Ja zostanem s vami, ale s Máriou sa ešte dnes na veky rozlúčim.“</text:span></text:p>
        <text:p text:style-name="P981"><text:span text:style-name="CharStyle6">A vyšli oba z Mil</text:span><text:span text:style-name="T11">k</text:span><text:span text:style-name="CharStyle6">ovej izby.</text:span></text:p>
        <text:p text:style-name="P982"><text:span text:style-name="CharStyle6">Vo svojej malej chyži sedí Marienka s</text:span><text:span text:style-name="T11">i</text:span><text:span text:style-name="CharStyle6">am</text:span><text:span text:style-name="T11">o</text:span><text:span text:style-name="CharStyle6">- jed</text:span><text:span text:style-name="T11">í</text:span><text:span text:style-name="CharStyle6">ná. Poznať, že plakala, lebo sú jej oči červené, líca jej ztratily živosť odrazu. A prečo? Sama si na to odpovedať nevie. Sedí si len, sedí</text:span><text:span text:style-name="T11">,</text:span><text:span text:style-name="CharStyle6"><text:s text:c="1"/>ale smutné myšlienky musia preletovať jej hlavou, lebo často spúšťa ľavú ruku na šitie, pravicu si položí na čelo</text:span><text:span text:style-name="T11">,</text:span><text:span text:style-name="CharStyle6"><text:s text:c="1"/>ako by ju hlava bolela, a tak bolestne pozre, že by sa jej i najtvrdší človek, keby ju videl, musel opýtať: „Krásna dievčina, čo ti chybuje?“ Ale Marienka by sotva niekomu odpovedala, čo jej je, lebo to hádaní ani sama nevie. Často mladých také myšlienky trápia, z ktorých si sami počet vydať nevedia. Marienka je teraz taká roztržitá, ale naraz sa strhne, zdvihne strmo hlavu dohora a vidí vchádzať svojho Milka.</text:span></text:p>
        <text:p text:style-name="P983"><text:span text:style-name="CharStyle6">Dlho sa shovárali</text:span><text:span text:style-name="T11">,</text:span><text:span text:style-name="CharStyle6"><text:s text:c="1"/>dlho si pošeptávali, až sa Mária naraz zarmúti, ovesí hlavu a očí jej slzy zalejú. Milko pozre na ňu a hlasitejšie r</text:span><text:span text:style-name="T11">ie</text:span><text:span text:style-name="CharStyle6">kn</text:span><text:span text:style-name="T11">e</text:span><text:span text:style-name="CharStyle6">:</text:span></text:p>
        <text:p text:style-name="P984"><text:span text:style-name="CharStyle6">„Neľakaj sa, srdce moje, neľakaj a nezarmucuj“. a po tvári ju hladkajúc, pokračuje: „Neľakaj sa ničoho. Vidíš</text:span><text:span text:style-name="T11">,</text:span><text:span text:style-name="CharStyle6"><text:s text:c="1"/>hoci ja i o niekoľko dní preč odídem zo Žiliny a na Turka s kráľom</text:span></text:p>
        <text:p text:style-name="P985"><text:span text:style-name="CharStyle6">Matiašom sa odoberiem, predsa ufám </text:span><text:span text:style-name="T11">s</text:span><text:span text:style-name="CharStyle6">a, že m</text:span><text:span text:style-name="T11">a </text:span><text:span text:style-name="CharStyle6">Boh ochraňovať bude.“</text:span></text:p>
        <text:p text:style-name="P986"><text:span text:style-name="T11">„</text:span><text:span text:style-name="CharStyle6">Ted</text:span><text:span text:style-name="T11">ja</text:span><text:span text:style-name="CharStyle6"><text:s text:c="1"/>ma len predsa chceš zanechať!“ hovorí Mária. „Nežartuj, prosím ťa, tak ukrutne so mnou.“</text:span></text:p>
        <text:p text:style-name="P987"><text:span text:style-name="CharStyle6">„Drahé dievča, sama bys’ tak urobila, keby si mnou bola. Stopäťdesiat tisíc Turkov sa rúti na krajinu a kráľ volá, leb</text:span><text:span text:style-name="T11">o</text:span><text:span text:style-name="CharStyle6"><text:s text:c="1"/>je málo sily, čo by sa proti Turkom postaviť mohla, a tak ťa za</text:span><text:span text:style-name="T11">^- </text:span><text:span text:style-name="CharStyle6">nechať musím.“</text:span></text:p>
        <text:p text:style-name="P988"><text:span text:style-name="CharStyle6">Ale Marienka sa pustí do plaču a vraví:</text:span></text:p>
        <text:p text:style-name="P989"><text:span text:style-name="CharStyle6">„Zanecháš? A prídu Česi a s nimi i Vladimír </text:span><text:span text:style-name="T11">—</text:span><text:span text:style-name="CharStyle6"><text:s text:c="1"/>a my zahynieme.“</text:span></text:p>
        <text:p text:style-name="P990"><text:span text:style-name="CharStyle6">„A pr</text:span><text:span text:style-name="T11">í</text:span><text:span text:style-name="CharStyle6">du Turci — a zahynie celá krajina a my ňou, keď sa všetkými silami neo</text:span><text:span text:style-name="T11">p</text:span><text:span text:style-name="CharStyle6">reme. Mária moja! Veľká je láska moja k tebe, ale väčšia k uhorskej vlasti. </text:span><text:span text:style-name="T11">I</text:span><text:span text:style-name="CharStyle6"><text:s text:c="1"/>teba pýtam, ochráň obeťou svojou Považie. Na svätosť ľúbosti našej ťa žiadam, urob taký skutok, ktorým ochrániš od zkazy svoju rodnú zem, lebo to len ty vykonať môžeš. Počuj, srdce moje: Považie sa sjednotí, ale nie inak, len ak sa Vladimír s nami spojí; Vladimír však nič iného nežiada, len tvoju lásku a ruku.“</text:span></text:p>
        <text:p text:style-name="P991"><text:span text:style-name="CharStyle6">„Ty ma chceš teda Vladimírovi zapredať?“</text:span></text:p>
        <text:p text:style-name="P992"><text:span text:style-name="CharStyle6">„Nie, duša moja, lebo keď sa ty sama na to nepodvolíš, nikto ťa siliť nemôže, ale keď to neurobíš, padne alebo Považie, alebo naša vlasť. My ostaneme v Trenčíne, kráľovi naša pomoc ubudne, a Boh vie, čo sa bude robiť; keď však odídeme za jeho roz</text:span><text:span text:style-name="T11">k</text:span><text:span text:style-name="CharStyle6">a</text:span><text:span text:style-name="T11">l</text:span><text:span text:style-name="CharStyle6">zom, padne Žilina pod mečom Vladimírovým, a vy jednako zhyniete. Nie, nikto ťla nechce zapredať — ja som ťa na svätosť lásky našej prosil, aby si vykúpila Považie, lebo chvíle terajšieho času také sú vážné, že inak robiť nemôžeme.“</text:span></text:p>
        <text:p text:style-name="P993"><text:span text:style-name="CharStyle6">Mária prestala plakať. Zdá sa. že už pri</text:span></text:p>
        <text:p text:style-name="P995"><text:span text:style-name="CharStyle21">110</text:span></text:p>
        <text:p text:style-name="P996"><text:span text:style-name="CharStyle21">1</text:span><text:span text:style-name="T16">1</text:span><text:span text:style-name="CharStyle21">1</text:span></text:p>
        <text:p text:style-name="P997"><text:span text:style-name="CharStyle6">vykla načúvať smutné reči, zdá sa, že i ona m</text:span><text:span text:style-name="T11">á </text:span><text:span text:style-name="CharStyle6">útrpnosť nielen so sebou, ale i s Milkom</text:span><text:span text:style-name="T11">,</text:span><text:span text:style-name="CharStyle6"><text:s text:c="1"/>lebo tvár </text:span><text:span text:style-name="T11">j</text:span><text:span text:style-name="CharStyle6">eho stala sa teraz knihou bolesti, v kto rej možno čítať to, čo</text:span><text:span text:style-name="T11">*</text:span><text:span text:style-name="CharStyle6"><text:s text:c="1"/>slovo nevypovie</text:span><text:span text:style-name="T11">,</text:span><text:span text:style-name="CharStyle6"><text:s text:c="1"/>čo reč nevysloví: ale i ona i on mlčí</text:span><text:span text:style-name="T11">,</text:span><text:span text:style-name="CharStyle6"><text:s text:c="1"/>ako dve skame- nelé sochy, lebo ich srdce tuší tmavé dni budúcnosti. Mária naostatok zavolá:</text:span></text:p>
        <text:p text:style-name="P998"><text:span text:style-name="CharStyle6">„Čože teda chce odo</text:span><text:span text:style-name="T11">*</text:span><text:span text:style-name="CharStyle6"><text:s text:c="1"/>mňa Vladimír?“</text:span></text:p>
        <text:p text:style-name="P999"><text:span text:style-name="CharStyle6">„Vladimír je človek nepokazený, on ťa miluje </text:span><text:span text:style-name="T11">nía</text:span><text:span text:style-name="CharStyle6"><text:s text:c="1"/>život a smrť, a nežiadanie iného na svete, ako tvoju ruku, a bude šťastným na veky. Ver mi, že pravdu hovorím. Daj mu svoju ruku, a on je náš do cela. Považie bude potom spojené, nikto nám neodolá, a sily naše bezpečne pošleme na Budín.“</text:span></text:p>
        <text:p text:style-name="P1000"><text:span text:style-name="CharStyle6">„Odstráň, odstráň, drahý môj, toto nešťastie odo mňa, ak môžeš“, trasúcim sa hlasom prosilo dievča.</text:span></text:p>
        <text:p text:style-name="P1001"><text:span text:style-name="CharStyle6">Milko zavolal: „Odhodlaná si, odhodlaná si, Mária moja! Vedel som ja to, že duša taká krásna bude i takej obeti schopná. Podumajme ešte teraz o našom nešťastí, a potom zabudnime na žalosť našu. Dnešný deň náleží ešte nám; prežime ho vedno v čistej láske — lebo príde zajtra</text:span><text:span text:style-name="T11">,</text:span><text:span text:style-name="CharStyle6"><text:s text:c="1"/>a večne nás rozlúči.“</text:span></text:p>
        <text:h text:outline-level="3" text:style-name="P1002"><text:bookmark-start text:name="bookmark12"/><text:span text:style-name="CharStyle25">x</text:span><text:span text:style-name="T20">r</text:span><text:span text:style-name="CharStyle25">v.</text:span><text:bookmark-end text:name="bookmark12"/></text:h>
        <text:p text:style-name="P1003"><text:span text:style-name="CharStyle6">Milko napísal otcovi, že Vladimír, oľutujúc odpadnutie svoje, vrátil sa k strane Pankrá- covej, lebo vidí</text:span><text:span text:style-name="T11">,</text:span><text:span text:style-name="CharStyle6"><text:s text:c="1"/>že ho k tomu len Komorovského </text:span><text:span text:style-name="T11">ne</text:span><text:span text:style-name="CharStyle6">svedomitosť a úlisnosť priviedla, ale nie jeho presvedčenie. Že si Vladimír,</text:span><text:span text:style-name="T11"><text:s text:c="1"/></text:span><text:span text:style-name="CharStyle6">ako predtým, pýta správu a panstvo nad Strečnom, prisľubujúc vždy pridŕžať sa Pankráca. Milko podpísal v mene otcovom smluvu.</text:span></text:p>
        <text:p text:style-name="P1004"><text:span text:style-name="CharStyle6">Pankrác stojí na Podhradskom zámku zamračený, ako obyčajne, ale tie mraky, čo sa na</text:span></text:p>
        <text:p text:style-name="P1005"><text:span text:style-name="T11">j</text:span><text:span text:style-name="CharStyle6">enu čele ro</text:span><text:span text:style-name="T11">z</text:span><text:span text:style-name="CharStyle6">prestrely, sú inakšie ako iný raz, lebo sa čelo krčí, oko sťahuje a tvár sa skr</text:span><text:span text:style-name="T11">l</text:span><text:span text:style-name="CharStyle6">vuje na smiech, a smiech jeho je znakom náruživého srdca, pýchy a pomsty, </text:span><text:span text:style-name="T11">t</text:span><text:span text:style-name="CharStyle6">a</text:span><text:span text:style-name="T11">l</text:span><text:span text:style-name="CharStyle6">e nie radosti, lebo Pankrác nevie, čo je radosť. Darmo by chcel človek uhádnuť, čo on mysl</text:span><text:span text:style-name="T11">í</text:span><text:span text:style-name="CharStyle6"><text:s text:c="1"/>a cíti ; len hlas, čo sa mu z pŕs vyšmykne, prezradzuje jeho rozdráždenosť.</text:span></text:p>
        <text:p text:style-name="P1006"><text:span text:style-name="CharStyle6">„Hrúza ne</text:span><text:span text:style-name="T11">o</text:span><text:span text:style-name="CharStyle6">eská!“ kričí. „Komorovskému na prach rozdrobím hlavu, a</text:span><text:span text:style-name="T11">k</text:span><text:span text:style-name="CharStyle6">o hadovi. Hahaha! Neujdeš mi viac s Považia! Môj chlapec zná dobre, ako ti má človek najpr</text:span><text:span text:style-name="T11">í</text:span><text:span text:style-name="CharStyle6">hodnejšie nôž d</text:span><text:span text:style-name="T11">o </text:span><text:span text:style-name="CharStyle6">srdca zapichnúť. — Hej, Kr</text:span><text:span text:style-name="T11">á</text:span><text:span text:style-name="CharStyle6">ľovič, Šimún, Biely, sedlajte kone, udrite na bubny, pôjdeme na postriežku!“</text:span></text:p>
        <text:p text:style-name="P1007"><text:span text:style-name="CharStyle6">A vo</text:span><text:span text:style-name="T11">*</text:span><text:span text:style-name="CharStyle6"><text:s text:c="1"/>chvíli sa Podhraď hýbe. Pankrác sadá na koňa a ako strela letí so svojimi na ľavý breh Váhu, kde všetko hubí, čo sa ku Kom</text:span><text:span text:style-name="T11">q</text:span><text:span text:style-name="CharStyle6">- rovskému priznáva. Hej, takej surmy nikto na</text:span><text:span text:style-name="T11">. </text:span><text:span text:style-name="CharStyle6">svete robiť nemôže, iba Pankrác!</text:span></text:p>
        <text:p text:style-name="P1008"><text:span text:style-name="CharStyle6">Inak sa veci majú v Žiline. Vladimír chodí po meste, ako dávny známy; ľudstvo jeho si zdravká s vojakmi Pankrácovými a mešťanmi žilinskými; páni zemäni sa vodia popod ruky po meste s prednejšími vodcami Vladimírovými. Po meste sa plno chýrov roznáša a ženičky s</text:span><text:span text:style-name="T11">i </text:span><text:span text:style-name="CharStyle6">o ničom inom nerozprávajú, iba o rychtárovej Marienke, o Milkovi a Vladimírovi. Všetci ľudia ľutujú Milka a Máriu, a ktokoľvek na jedného alebo na druhého pozre, tak smutne pohliadne, ako by ho to samého bolelo, že sa oni rozísť majú. Ondrej B</text:span><text:span text:style-name="T11">ae</text:span><text:span text:style-name="CharStyle6">ho, ktorý prišiel z Turca, prenasleduje Milka, hovoriac:</text:span></text:p>
        <text:p text:style-name="P1009"><text:span text:style-name="CharStyle6">„Priateľ môj, ty nemáš svedomia. Čo si to urobil? Mohol si sám ísť proti Turkom, ja by som bol až do ostatnej krupaje bránil Žilinu i Máriu, lebo i ja som zčiastky na príčine, že je</text:span></text:p>
        <text:p text:style-name="P1011"><text:span text:style-name="T16">11</text:span><text:span text:style-name="CharStyle21">2</text:span></text:p>
        <text:p text:style-name="P1012"><text:span text:style-name="CharStyle21">113</text:span></text:p>
        <text:p text:style-name="P1013"><text:span text:style-name="CharStyle6">nešťastná, lebo ja som tiež rozduchoval p</text:span><text:span text:style-name="T11">r</text:span><text:span text:style-name="CharStyle6">ameň v s</text:span><text:span text:style-name="T11">r</text:span><text:span text:style-name="CharStyle6">dci tvojom, a teraz, neborka, musí </text:span><text:span text:style-name="T11">h</text:span><text:span text:style-name="CharStyle6">yn</text:span><text:span text:style-name="T11">ú</text:span><text:span text:style-name="CharStyle6">ť</text:span><text:span text:style-name="T11">/'</text:span></text:p>
        <text:p text:style-name="P1014"><text:span text:style-name="CharStyle6">„Ondrej môj, Ondrej môj!</text:span><text:span text:style-name="T11">“</text:span><text:span text:style-name="CharStyle6"><text:s text:c="1"/>zažalost</text:span><text:span text:style-name="T11">í </text:span><text:span text:style-name="CharStyle6">Milko.</text:span><text:span text:style-name="T11">.</text:span><text:span text:style-name="CharStyle6"><text:s text:c="1"/>„Nebuď taký neľútostivý: vieš, prečo som to urobiť musel.“</text:span></text:p>
        <text:p text:style-name="P1015"><text:span text:style-name="CharStyle6">Ale Ondrej len dohovára Milkovi a naostatok hovorí:</text:span></text:p>
        <text:p text:style-name="P1016"><text:span text:style-name="CharStyle6">„Maj sa dobre, urob si, ako chceš</text:span><text:span text:style-name="T11">,</text:span><text:span text:style-name="CharStyle6"><text:s text:c="1"/>ale ne- povedz, že si nemal priateľa, čo by ti bol pravdu povedal.“</text:span></text:p>
        <text:p text:style-name="P1017"><text:span text:style-name="CharStyle6">A vzal šišak so stola a zanechal izbu.</text:span></text:p>
        <text:p text:style-name="P1018"><text:span text:style-name="CharStyle6">Milko zostal sám, ale vskutku sám, lebo </text:span><text:span text:style-name="T11">h</text:span><text:span text:style-name="CharStyle6">o opustil priateľ jeho mladosti, ktorý vedel o všetkých tajomstvách jeho duše. Poznať, že trpí, lebo sa schýlila jeho vysoká postava a tvár jeho zbledla. Ale naraz zodvihol hlavu, oko sa mu roziskri</text:span><text:span text:style-name="T11">l</text:span><text:span text:style-name="CharStyle6">o nevídaným ohňom a prsia vy- daly hla</text:span><text:span text:style-name="T11">s</text:span><text:span text:style-name="CharStyle6">: „Nie, nie, čo ma celý svet opustí, neopustím Matiaša a vlasť!“</text:span></text:p>
        <text:p text:style-name="P1019"><text:span text:style-name="CharStyle6">Vladimír je obyčajne veselý, krúti sa okolo Marienky a pekné reči jej dáva; ale Mária je ani smutná, ani veselá, zachádza s Vladimírom pekne a vážne, a keď zostane sama, svesí hlavu a zaplače.</text:span></text:p>
        <text:p text:style-name="P1020"><text:span text:style-name="CharStyle6">Ľudstvo sa i zo Žiliny, i </text:span><text:span text:style-name="T11">i</text:span><text:span text:style-name="CharStyle6">zo Starého hradu, Strečna a Lietavy tratí, ustavične odchádza okolo Strečna do Turca</text:span><text:span text:style-name="T11">;.</text:span><text:span text:style-name="CharStyle6"><text:s text:c="1"/>Vozy so zbrojou sa hrnú za bojovníkmi, lebo i Milko, </text:span><text:span text:style-name="T11">i</text:span><text:span text:style-name="CharStyle6"><text:s text:c="1"/>Žilina, i Vladimír toľko, koľko len môžu, posielajú do Budína. Peniaze posiela i Milko i Vladimír na pomoc kráľovi Matiašovi, lebo Vladimír sa silne pripojil k Milkovi a Dlhohorskému. Pán Ondrej Bacho vedie Trenčanov, pán Vladár Turčanov proti Turkovi. V Trenčíne zostalo málo ľudstva</text:span><text:span text:style-name="T11">.</text:span><text:span text:style-name="CharStyle6"><text:s text:c="1"/>lebo načo, keď ho</text:span><text:span text:style-name="T11">-</text:span><text:span text:style-name="CharStyle6"><text:s text:c="1"/>viacej netreba? Komorovský má dosť práce so starým Pankrácom, a tak nieto ani pomyslenia, aby mohol na horné</text:span></text:p>
        <text:p text:style-name="P1021"><text:span text:style-name="CharStyle6">Považie udrieť. Dlhohorský teda s Milkom poslali preč, čo mohli, len po zámkoch, potom na hraniciach zámkov Komorovského a od chotára oravského nechalo sa málo </text:span><text:span text:style-name="T11">ľ</text:span><text:span text:style-name="CharStyle6"><text:s text:c="1"/>udstva na obranu. Na zelenom Považí je teda ticho.</text:span></text:p>
        <text:p text:style-name="P1022"><text:span text:style-name="CharStyle6">Len v Žiline neprestáva byť živo. Páni a panie prichádzajú do Žiliny k Dlhohorskému, lebo dnes majú byť oddávky Vladimíras</text:span><text:span text:style-name="T11"><text:s text:c="1"/></text:span><text:span text:style-name="CharStyle6">Máriou. Pani rychtárka sa usmieva a vďačne prijíma </text:span><text:span text:style-name="T11">o</text:span><text:span text:style-name="CharStyle6">d nich poklony a vinše, ale starý Dlhohorský je smutný, víta hostí potichu a na ich vinše len. plecom stisne a povie: „Ako Pán Boh dá, tak bude!“</text:span></text:p>
        <text:p text:style-name="P1023"><text:span text:style-name="CharStyle6">Za kráľa Matiaša panovaly po celých Tatrách čisté, nepokazené, staroslovanské obyčaje: nebolo ani svadby, ani oddávok, ani pohrebu, ani krstu bez obyčajov otcovských. Pánom ani na um neprišlo hanbiť sa za staré obyčaje preto, že ich ľud užíval. Ani u pána Dlhohorského nebolo výnimky. Keď sa páni sišli, Vladimír na koni, celkom v zlate a v striebre vyobliekaný, pricválal do mesta, družičky obliekly Marienku do bielych šiat od hlavy až do päty, sadli si všetci za stôl, okrem pána Dlhohorského a jeho panej, ktorá mala mnoho starostí na hlave, a Milko, čierno odetý, smutne sa prizeral na nich. Za vrch stolom sedel pytač, pán starý, hlavy šedivej, fúzov bielych, dolu visiacich; na dolománi mal zlaté gombičky a pri boku draho vykladanú šabľu. Pytač vstal hore, pohladil si fúzy a začal dlhú reč hovoriť, a to všetko podľa svätej biblie. Začal od Adama a prišiel až hen k Panne Márii </text:span><text:span text:style-name="T11">a</text:span><text:span text:style-name="CharStyle6"><text:s text:c="1"/>všetkým svätým až na dnešný deň, a keď sa už dosť naspo- mínal i Evu, Sáru a Rebeku, začal hovoriť o svätom stave manželskom, ako je nie dobre byť človeku samotnému, i ako si hľadá pomoc atď.</text:span></text:p>
        <text:p text:style-name="P1024"><text:span text:style-name="CharStyle16">Kalinčák III.<text:tab/></text:span><text:span text:style-name="T44">8</text:span></text:p>
        <text:p text:style-name="P1027"><text:span text:style-name="CharStyle29">115</text:span></text:p>
        <text:p text:style-name="P1028"><text:span text:style-name="CharStyle21">114</text:span></text:p>
        <text:p text:style-name="P1029"><text:span text:style-name="CharStyle6">A keď </text:span><text:span text:style-name="T11">m</text:span><text:span text:style-name="CharStyle6"><text:s text:c="1"/>už do chuti </text:span><text:span text:style-name="T11">'</text:span><text:span text:style-name="CharStyle6">nahovoril</text:span><text:span text:style-name="T11">,</text:span><text:span text:style-name="CharStyle6"><text:s text:c="1"/>ta</text:span><text:span text:style-name="T11">k</text:span><text:span text:style-name="CharStyle6">to zako</text:span><text:span text:style-name="T11">n</text:span><text:span text:style-name="CharStyle6">čil reč svoju:</text:span></text:p>
        <text:p text:style-name="P1030"><text:span text:style-name="T11">„</text:span><text:span text:style-name="CharStyle6">Tak si umien</text:span><text:span text:style-name="T11">í</text:span><text:span text:style-name="CharStyle6">l i pán Vladimír do stavu manželského vstúpiť, a ja</text:span><text:span text:style-name="T11">i</text:span><text:span text:style-name="CharStyle6">, ako pytač,. prosím vás, pán Dlhohorský, o ruku vašej milej dcéry Márie pre pána Vladimíra.“</text:span></text:p>
        <text:p text:style-name="P1031"><text:span text:style-name="CharStyle6">Dlhohorský </text:span><text:span text:style-name="T11">'</text:span><text:span text:style-name="CharStyle6">stisol plecami a odpovedal:</text:span></text:p>
        <text:p text:style-name="P1032"><text:span text:style-name="CharStyle6">„Staň sa vôľa božia! Ja moje dieťa </text:span><text:span text:style-name="T11">k</text:span><text:span text:style-name="CharStyle6"><text:s text:c="1"/>ničomu siliť nebudem; keď sa mu páči, teda nič nemám proti tomu.“</text:span></text:p>
        <text:p text:style-name="P1033"><text:span text:style-name="CharStyle6">A kývne rukou, panie odišly do bočnej izby, kde sa Mária s družičkami zabávala.</text:span></text:p>
        <text:p text:style-name="P1034"><text:span text:style-name="CharStyle6">Pani Dlhohorská prišla s paniami k pánom do izby, vedúc za ruku Máriu. Inokedy i pri oddávkach i pri svadbách dievčatá obyčajne plakávaly, hanbily sa: ale Marienka kráča smelo, biele šaty jej pekne svedčia k bledej tvári a ruže v čiernych vlasoch zlapletené dodávajú jej kvetu a živosti. Na otázku otcovu, či z dobrej vôle dáva ruku Vladimírovi, takým smelým hlasom odpovedala „áno“, že sa všetci zadivili. Ale nevedeli, že v tom slove bolo jej nešťastie, ktoré mo</text:span><text:span text:style-name="T11">l</text:span><text:span text:style-name="CharStyle6">cou a smelosťou potlačiť chcela.</text:span></text:p>
        <text:p text:style-name="P1035"><text:span text:style-name="CharStyle6">Vstali hore. Oddavač stiahol prsteň s Máriinho prsta a stokol ho na prst Vladimírovi; ale keď pytač prsteň Vladimírov na prst Márii kládol, neznať, akým spôsobom prsteň padol na zem. Panie sa zohly na zem, hľadajúc prsteň; Mária sa obzrela po</text:span><text:span text:style-name="T12">1</text:span><text:span text:style-name="CharStyle6"><text:s text:c="1"/>izbe, a keď jej zdvihnutý prsteň na prst kládli, uzrela Milka — a slabosťou premožená omdlela. Všetci prítomní sa triasli </text:span><text:span text:style-name="T11">o</text:span><text:span text:style-name="CharStyle6">d strachu, len Vladimír stál sám medzi nimi, ako mstiteľ nad hriešnymi dušam</text:span><text:span text:style-name="T11">i</text:span><text:span text:style-name="CharStyle6">; začervenal sa, pery sa mu zatriasly, nepohliadol na Máriu, ale hodil zrakom po Milkovi, ako by ho ním chcel preraziť, lebo dobre vie, čo je</text:span></text:p>
        <text:p text:style-name="P1036"><text:span text:style-name="CharStyle6">vo veci. Ale predsa vidno na jeho tvári, ako sa premáha. Mária prišla k sebe, a o</text:span><text:span text:style-name="T11">d</text:span><text:span text:style-name="CharStyle6">dávky sa skončily. Prikryly sa stoly a panstvo večeralo.</text:span></text:p>
        <text:p text:style-name="P1037"><text:span text:style-name="CharStyle6">Po večeri sa panie vzdialily a páni zostali sami, zabávali sa a zdravkali si. Dlhohorský odíde na stranu a stretne sa s Milkom, vyobliekaným, ako by chcel preč odísť.</text:span></text:p>
        <text:p text:style-name="P1038"><text:span text:style-name="CharStyle6">„Čo je to?“ spytuje sa ho pán rychtár.</text:span></text:p>
        <text:p text:style-name="P1039"><text:span text:style-name="CharStyle6">„Odpusťte mi, nemôžem tu ďalej zostať.“</text:span></text:p>
        <text:p text:style-name="P1040"><text:span text:style-name="CharStyle6">„Čo by ste nemohli? Keď ste sa mohli do týchto čias premôcť, budete mať hádam dosť sily i naďalej vytrvať.“</text:span></text:p>
        <text:p text:style-name="P1041"><text:span text:style-name="CharStyle6">„Nemôžem, otče môj, verte mi!“ a obidvaja si padli okolo hrd</text:span><text:span text:style-name="T11">l</text:span><text:span text:style-name="CharStyle6">a.</text:span></text:p>
        <text:p text:style-name="P1042"><text:span text:style-name="CharStyle6">Ale Dlhohorský mu predsa shodil plášť s pleca a viedol ho popod ruku k hosťom, hovoriac :</text:span></text:p>
        <text:p text:style-name="P1043"><text:span text:style-name="CharStyle6">„Pomyslite si, páni moji, pán Pankrác nás chce hneď teraz zanechať.“</text:span></text:p>
        <text:p text:style-name="P1044"><text:span text:style-name="CharStyle6">A páni prosili Milka, až sa dal uprosiť a</text:span></text:p>
        <text:p text:style-name="P1045"><text:span text:style-name="CharStyle27">8</text:span><text:span text:style-name="T33">’</text:span><text:span text:style-name="CharStyle27"/></text:p>
        <text:p text:style-name="P1048"><text:span text:style-name="CharStyle21">117</text:span></text:p>
        <text:p text:style-name="P1049"><text:span text:style-name="CharStyle21">116</text:span></text:p>
        <text:p text:style-name="P1050"><text:span text:style-name="CharStyle6">zostal. Začali potom </text:span><text:span text:style-name="T11">n</text:span><text:span text:style-name="CharStyle6">a zdravie pripíjať hneď Matiaš</text:span><text:span text:style-name="T11">ov</text:span><text:span text:style-name="CharStyle6">i, </text:span><text:span text:style-name="T11">*</text:span><text:span text:style-name="CharStyle6">hneď Dlhohorskému, ktorý sa klania a chodí od jedného k druhému, pohárom na pohár štr</text:span><text:span text:style-name="T11">n</text:span><text:span text:style-name="CharStyle6">gajúc</text:span><text:span text:style-name="T11">.</text:span><text:span text:style-name="CharStyle6"><text:s text:c="1"/>Všetci sa shovárajú, i Milkovi sa jazyk rozviazal. Spomína svojich priateľov, rozpráva o školských časoch, </text:span><text:span text:style-name="T11">l</text:span><text:span text:style-name="CharStyle6">a iní tiež hovoria, čo im slina na jazyk donesie, lebo je víno dobré a pán hospodár </text:span><text:span text:style-name="T11">s</text:span><text:span text:style-name="CharStyle6"><text:s text:c="1"/>ním negazduje. Iba Vladimír chybí; nikto nevie, kde sa odrazu podel. Len Dlhohorský zbadal, že keď Milko hovoril, že na každý spôsob, čo sa málo ešte i zabaví, na Starý hrad odíde, vyjasnil obličaj a von vyšiel. „No“, myslí si Dlhohorský, „možno, že sa mu spoločnosť medzi paniami lepšie páči“, a ďalej sa oň nestaral.</text:span></text:p>
        <text:p text:style-name="P1051"><text:span text:style-name="CharStyle6">Hostia.</text:span><text:span text:style-name="T11">s</text:span><text:span text:style-name="CharStyle6">a</text:span><text:span text:style-name="CharStyle6"><text:s text:c="1"/>zabrali do rozprávok. Jeden rozpráva o vrank</text:span><text:span text:style-name="T11">ov</text:span><text:span text:style-name="CharStyle6">i, čo jedenásť vlkov zabil; druhý o podnapilom gajdošovi, čo spadol do vlčej jamy, a za ním čľup vlčisko, začal gajdovať a gajdoval až do rána, kým ho ľudia </text:span><text:span text:style-name="T11">n</text:span><text:span text:style-name="CharStyle6">evy</text:span><text:span text:style-name="T11"><text:s text:c="1"/></text:span><text:span text:style-name="CharStyle6">tiahli; tretí rozkladá o</text:span><text:span text:style-name="T11">-</text:span><text:span text:style-name="CharStyle6"><text:s text:c="1"/>barborášovi, čo basou vlkov odháňal — a Pán Bioh vie, čo spomínajú, že tomu nieto ani konca, ani kraja. Odbila polnoc; už je pozde po nej. Páni víno dopíjajú, oči pretierajú a poznať im na tvárach, že sa im veru chce ísť na odpočinok. Milko sa začne prvý poberať. Dosť ho zdržujú i páni i Dlhohorský, a</text:span><text:span text:style-name="T11">l</text:span><text:span text:style-name="CharStyle6">e ho zadržať nemôžu.</text:span></text:p>
        <text:p text:style-name="P1052"><text:span text:style-name="CharStyle6">„No, keď nechcete zostať“, vraví Dlhohorský, „vezmite si aspoň niekoho so sebou, nebezpečno je človeku samému v noci chodiť, a ešte na Starý hrad, čo je i nie ďaleko.“</text:span></text:p>
        <text:p text:style-name="P1053"><text:span text:style-name="CharStyle6">Milko dosť odporoval, ale naostatok predsa len musel pánu rychtárovi popustiť a jedného sluhu so sebou vziať.</text:span></text:p>
        <text:p text:style-name="P1054"><text:span text:style-name="CharStyle6">Noc je ani nie tmavá, ani svetl</text:span><text:span text:style-name="T11">á</text:span><text:span text:style-name="CharStyle6">; oblaky lietajú po nebi a mesiac pláva pomedzi nimi,</text:span></text:p>
        <text:p text:style-name="P1055"><text:span text:style-name="CharStyle6">ako človek, ktorému sa hneď dobre, hneď zle vodí; hneď sa zakryje za oblaky, ako by smútil, hneď vykukne zpomedzi oblakov, ako by sa radoval. Pomysli si, </text:span><text:span text:style-name="T11">l</text:span><text:span text:style-name="CharStyle6">ako je zarmútenému človeku okolo srdca, keď pri svetle mesiaca ďalekú púť koná: budeš vedieť, ako je Milkovi. Koník ide pomaličky, lebo ho pán nedur</text:span><text:span text:style-name="T11">í</text:span><text:span text:style-name="CharStyle6">; tak sa </text:span><text:span text:style-name="T11">v</text:span><text:span text:style-name="CharStyle6">idí, ako by i on premýšľal, čo jeho pán hlavu ovesuje. Ale koník to neuhádne, lebo on nevie čítať tajomstvá blesku mesiaca, nevie, že je mesiačik priateľom všetkých utrápených duší. Ticho je dookola, len šable rinčia pri bokoch jazdcov, kopytá dupocú, a to dupotanie sa popod zem rozlieha; Váh spieva nočné pesničky svojím ločkaním a hviezdy preberajú očima, ako by driemaly, keď mesiačik za o</text:span><text:span text:style-name="T11">- </text:span><text:span text:style-name="CharStyle6">blaky zachádza.</text:span></text:p>
        <text:p text:style-name="P1056"><text:span text:style-name="CharStyle6">Milko sa nesie hore Váhom na kloník</text:span><text:span text:style-name="T11">u </text:span><text:span text:style-name="CharStyle6">sVojom a</text:span><text:span text:style-name="T11">!</text:span><text:span text:style-name="CharStyle6"><text:s text:c="1"/>sluha beží za</text:span><text:span text:style-name="T11">i</text:span><text:span text:style-name="CharStyle6"><text:s text:c="1"/>ním. Prišli až oproti Var</text:span><text:span text:style-name="T11">í</text:span><text:span text:style-name="CharStyle6">nu, kde obyčajne prievozníci ľudí na kompe prevážajú, ale ani živej duše nevidno, lebo je už skoro ráno a prievozníci dlho večerom čakali. Sluha začne hvízdať </text:span><text:span text:style-name="T11">ai</text:span><text:span text:style-name="CharStyle6"><text:s text:c="1"/>kričať: „Prievozníci</text:span><text:span text:style-name="T12">1</text:span><text:span text:style-name="CharStyle6">, vstávajte!“ ale nikto neprichádza; len keď do tretieho razu zavolal, ukázali sa dvaja chlapi </text:span><text:span text:style-name="T11">iu</text:span><text:span text:style-name="CharStyle6"><text:s text:c="1"/>brehu: „Kto to tak neskoro ide?“ mrmla- júci. Odviazali kompu, odrazili ju tyčkami od brehu a prosto plávali k prichádzajúcim. Pribili ku brehu; Milko chce skočiť na koni na k</text:span><text:span text:style-name="T11">o</text:span><text:span text:style-name="CharStyle6">mpu, ale prievozníci zavolajú: „Hej</text:span><text:span text:style-name="T11">.</text:span><text:span text:style-name="CharStyle6"><text:s text:c="1"/>pane, sosadnite a chyťte si koňa, lebo inak dobre ne- prejdeme.“</text:span></text:p>
        <text:p text:style-name="P1057"><text:span text:style-name="CharStyle6">Milkovi sa to nepáči</text:span><text:span text:style-name="T11">;</text:span><text:span text:style-name="CharStyle6">, ale vyhodí jednu nohu </text:span><text:span text:style-name="T11">zO‘</text:span><text:span text:style-name="CharStyle6"><text:s text:c="1"/>strmeňa, stúpi na zem a druhú nohu ešte v strmeni drží. Zrazu vyskočí s kompy jeden z prievozníkov, vytiahne zpoza pása široký nôž a vrazí ho Milkovi prosto do srdca.</text:span></text:p>
        <text:p text:style-name="P1060"><text:span text:style-name="CharStyle21">119</text:span></text:p>
        <text:p text:style-name="P1061"><text:span text:style-name="CharStyle29">118</text:span></text:p>
        <text:p text:style-name="P1062"><text:span text:style-name="CharStyle6">Milko</text:span><text:span text:style-name="T11">,</text:span><text:span text:style-name="CharStyle6"><text:s text:c="1"/>padá na zem, volajúc: „Mária, Mária </text:span><text:span text:style-name="T11">J.“ </text:span><text:span text:style-name="CharStyle6">a prievozník riekne chechtavo:</text:span></text:p>
        <text:p text:style-name="P1063"><text:span text:style-name="CharStyle6">„Hahaha, už tebe viacej ani Mária, ani Ježiš nepomôže; dobre je to pichnuté, pochváli nás Vladimír.“</text:span></text:p>
        <text:p text:style-name="P1064"><text:span text:style-name="CharStyle6">Sluha Milkov to počuje, vidí, čo sa robí, a vytiahnuc šabľu z pošvy, pretne hlavu zločincovi, že</text:span><text:span text:style-name="T11">-</text:span><text:span text:style-name="CharStyle6"><text:s text:c="1"/>sa hneď na zem svalil: ale priskočí druhý prievozník, začne rúbať do sluhu, až padne, a prievozník, vysadnúc na jeho koňa, uteká cvalom hore Váhom.</text:span></text:p>
        <text:p text:style-name="P1065"><text:span text:style-name="CharStyle6">XV.</text:span></text:p>
        <text:p text:style-name="P1066"><text:span text:style-name="CharStyle6">Svitlo ráno. Už dávno pred vrátami stojí biely koník, čaká, kým sa otvoria, hrabe kopytom, potriasa hlavou, štrngá kantárom i strmeňmi, a keď sa ťažké vráta žilinské otvoria, vskočí do mesta a cvalom prosto na rýn</text:span><text:span text:style-name="T11">ó</text:span><text:span text:style-name="CharStyle6">k uteká. Ľudia sa čudujú, aký je to koník</text:span><text:span text:style-name="T11">,</text:span><text:span text:style-name="CharStyle6"><text:s text:c="1"/>ču- </text:span><text:span text:style-name="T11">l</text:span><text:span text:style-name="CharStyle6">u</text:span><text:span text:style-name="T11">i</text:span><text:span text:style-name="CharStyle6">ú sa na ňom, lebo akési tmavé škvrny sa li</text:span><text:span text:style-name="T11">š</text:span><text:span text:style-name="CharStyle6">nú na sneho-bielej koži, ale ktoré v mhle ra</text:span><text:span text:style-name="T11">p</text:span><text:span text:style-name="CharStyle6">nej a že sa ešte dobre nerozvidnilo, dobre nepoznať. Letí koník prosto na rýnok; cesta táto musí mu byť známa, musel ju už neraz odmerať; letí, letí a pred domom rychtárovým zastane. Ľudia sa pri ňom zastavujú, poznávajú ho a zvedia, že je to kôň Milkov, lebo ktože by v Žiline Mi</text:span><text:span text:style-name="T11">l</text:span><text:span text:style-name="CharStyle6">kovho sivka nepoznal? V dome všetko tvrdo spí, len pán r</text:span><text:span text:style-name="T11">yc</text:span><text:span text:style-name="CharStyle6">htár je hore; nespal celú noc, či pre trápenie, či pre starobu a strach pred budúcnosťou. Shovor a hádanie pri koníkovi je vždy živšie</text:span><text:span text:style-name="T11">,</text:span><text:span text:style-name="CharStyle6"><text:s text:c="1"/>tak že to i Dlhohorský počuje, a pozrúc oblokom, uvidí krvou uostriekanéh</text:span><text:span text:style-name="T11">d</text:span><text:span text:style-name="CharStyle6"><text:s text:c="1"/>koňa a pozná</text:span><text:span text:style-name="T11">,</text:span><text:span text:style-name="CharStyle6"><text:s text:c="1"/>že je to koník Milkov. P</text:span><text:span text:style-name="T11">o</text:span><text:span text:style-name="CharStyle6">zkáže sluhom sedlať kone, sám si vysadne na bieleho koníka, a letí von bránou sám a sám. A koník, ako čo by mal rozum</text:span><text:span text:style-name="T11">.</text:span><text:span text:style-name="CharStyle6"/></text:p>
        <text:p text:style-name="P1067"><text:span text:style-name="CharStyle6">beží, beží prosto cestou hore Váhom, až kým nepríde oproti Var</text:span><text:span text:style-name="T11">í</text:span><text:span text:style-name="CharStyle6">nu</text:span><text:span text:style-name="T11">,</text:span><text:span text:style-name="CharStyle6"><text:s text:c="1"/>Dlhohorský sa obzerá všade dookola, ale nič nevid</text:span><text:span text:style-name="T11">í</text:span><text:span text:style-name="CharStyle6">; pustí kantár koňovi, kôň letí pokojne, a len keď už k prievozu dochádza, schytí sa, začne prskať a rehtať; Dlhohorský sa obzre, vidí </text:span><text:span text:style-name="T11">—</text:span><text:span text:style-name="CharStyle6"><text:s text:c="1"/>a do</text:span><text:span text:style-name="T11">b</text:span><text:span text:style-name="CharStyle6">re s koňa nespadne. Kôň zastal, pán jeho zbledol, striasol sa a </text:span><text:span text:style-name="T11">S</text:span><text:span text:style-name="CharStyle6">koč</text:span><text:span text:style-name="T11">i</text:span><text:span text:style-name="CharStyle6">l dolu.</text:span></text:p>
        <text:p text:style-name="P1068"><text:span text:style-name="CharStyle6">Na čiernej studenej zemi leží Milko zabitý. Starý Dlhohorský stojí nad ním ako skame- nelý. Prúd sĺz ho zaleje a biedny starec začne h</text:span><text:span text:style-name="T11">ô</text:span><text:span text:style-name="CharStyle6">rekovať: „Teda si tak márne zahynul, ty duša na Považí najšľachetnejšia! Daromné </text:span><text:span text:style-name="T11">h</text:span><text:span text:style-name="CharStyle6">ol</text:span><text:span text:style-name="T11">ý </text:span><text:span text:style-name="CharStyle6">tvoje obete, daromné tvoje ustávania!“</text:span></text:p>
        <text:p text:style-name="P1069"><text:span text:style-name="CharStyle6">A kľakol si, i pomodlil sa za jeho dušu.</text:span></text:p>
        <text:p text:style-name="P1070"><text:span text:style-name="CharStyle6">Sluhovia pricválali zo Žiliny na koňoch za pá</text:span><text:span text:style-name="T11">n</text:span><text:span text:style-name="CharStyle6">om svojím; mráz ich prebehol, keď videli smutné divadlo. Dlhohorský ani nespozoruje prišlých sluhov, ktorí sa neopovážia rušiť modlitbu starcovu; ústa jeho šepcú, šediny </text:span><text:span text:style-name="T11">sp </text:span><text:span text:style-name="CharStyle6">trasú na jeho hlave. Ale v blízkosti mŕtveho Milka niečo vzdychne, pohne sa a </text:span><text:span text:style-name="T11">-</text:span><text:span text:style-name="CharStyle6">pretrhne tichosť. Dlhohorský ta pohliadne a vidí svojho sluhu, ktorého bol s Milkom poslal, ako</text:span><text:span text:style-name="T11">i</text:span><text:span text:style-name="CharStyle6"><text:s text:c="1"/>sa so smrťou pasuje. Skočí k nemu, natriasa ho, až otvorí oči, pohliadne na svojho pána a začne niečo šeptať, ale tak potichu, že ho nič nepočuť. Dlhohorský sa skloní k nemu, prikladá ucho k jeho ústam, a on šepc</text:span><text:span text:style-name="T11">e</text:span><text:span text:style-name="CharStyle6">:</text:span></text:p>
        <text:p text:style-name="P1071"><text:span text:style-name="CharStyle6">„Vladimírovi ľudia nás prepadli a</text:span><text:span text:style-name="T11">.</text:span><text:span text:style-name="CharStyle6"><text:s text:c="1"/>pichli pánovi do srdca</text:span><text:span text:style-name="T11">,</text:span><text:span text:style-name="CharStyle6"><text:s text:c="1"/>volajúc: Vladimír nás pochváli, lebo je dobre trafené. Pán ešte zavolal: Mária, Mária! ó, Bože môj!“ zaVz</text:span><text:span text:style-name="T11">dycho</text:span><text:span text:style-name="CharStyle6">l ešte sluha a umrel.</text:span></text:p>
        <text:p text:style-name="P1072"><text:span text:style-name="CharStyle6">Darmo sa ho Dlhohorský ďalej opytova</text:span><text:span text:style-name="T11">l</text:span><text:span text:style-name="CharStyle6">, darmo ho sluhovia natriasali, viac nič nepreriekol, a tak sa zdalo, že sa aspoň dotiaľ nedal</text:span></text:p>
        <text:p text:style-name="P1074"><text:span text:style-name="CharStyle21">120</text:span></text:p>
        <text:p text:style-name="P1075"><text:span text:style-name="CharStyle6">smrti premôcť, kým nevypovedal, ako oba siš</text:span><text:span text:style-name="T11">l</text:span><text:span text:style-name="CharStyle6">i so sveta.</text:span></text:p>
        <text:p text:style-name="P1076"><text:span text:style-name="CharStyle6">Sluhovia sa ďalej poobzerajú a na</text:span><text:span text:style-name="T11">j</text:span><text:span text:style-name="CharStyle6">dú tretie mrtvé telo </text:span><text:span text:style-name="T11">i</text:span><text:span text:style-name="CharStyle6">pri samom Váhu, zodvihnú ho a umyjú tvár, lebo bola celá krvou zatečená, a jeden z nich zavolá:</text:span></text:p>
        <text:p text:style-name="P1077"><text:span text:style-name="CharStyle6">„Veď je to pána Vladimírov starý Hurtoš, čo sa ešte včera večer s nami na kocky hral!</text:span><text:span text:style-name="T11">“</text:span></text:p>
        <text:p text:style-name="P1078"><text:span text:style-name="CharStyle6">„Veru, pravdu máš“, odpovedá druhý, „a tak sa hneval, keď ho pán preč odvolal.“</text:span></text:p>
        <text:p text:style-name="P1079"><text:span text:style-name="CharStyle6">Dlhohorský sa prizerá na všetky tri telá; v duši mu je smutno, v mysli mu je tmavo, v hlave sa r</text:span><text:span text:style-name="T11">p</text:span><text:span text:style-name="CharStyle6">u zamračilo, lebo je teraz istota, že to Vladimír urobil. Dlhohorský zavolal:</text:span></text:p>
        <text:p text:style-name="P1080"><text:span text:style-name="CharStyle6">„Nebudeš nikdy zaťom mojím, Vladimír, to prisahám na</text:span><text:span text:style-name="T11">i</text:span><text:span text:style-name="CharStyle6"><text:s text:c="1"/>mŕtvom tele Mi</text:span><text:span text:style-name="T11">r</text:span><text:span text:style-name="CharStyle6">kovom, ktorého som rád videl, ako syna!“</text:span></text:p>
        <text:p text:style-name="P1081"><text:span text:style-name="CharStyle6">A potom sa obrátil k sluhom, zakázal im to</text:span><text:span text:style-name="T11">t</text:span><text:span text:style-name="CharStyle6">o všetko rozprávať a rozkázal im chytro ísť do mesta pre vozy.</text:span></text:p>
        <text:p text:style-name="P1082"><text:span text:style-name="CharStyle6">Plakali v Žiline za Milkom všetci ľudia. Len teraz im prichádza na um, čo im bol Milko za živa. Plakali za ním, ako za svo jím bratom</text:span><text:span text:style-name="T11">; </text:span><text:span text:style-name="CharStyle6">matky rozprávajú deťom, ako by bola Žilina dávno zahynula, keby ju nebol Milko toľko ráz vysvobodil, a dietky složia rúčky a modlia sa za jeho dušu.</text:span></text:p>
        <text:p text:style-name="P1083"><text:span text:style-name="CharStyle6">V dome pána r</text:span><text:span text:style-name="T11">i</text:span><text:span text:style-name="CharStyle6">chtára je </text:span><text:span text:style-name="T11">n</text:span><text:span text:style-name="CharStyle6">lno plaču. Starý D</text:span><text:span text:style-name="T11">^</text:span><text:span text:style-name="CharStyle6">ohorský chodí smutný; vidno, že ho s</text:span><text:span text:style-name="T11">m^’ </text:span><text:span text:style-name="CharStyle6">Milkova najväčšmi pohla. Ale akože by nie?</text:span><text:span text:style-name="T11">. </text:span><text:span text:style-name="CharStyle6">Veď ho on najlepšie zo Všetkých ľudí poznal, on vedel, akú mal statočnú dušu, aké boly veľké jeho obete. Pani rychtárka sa tiež dosť </text:span><text:span text:style-name="T11">na</text:span><text:span text:style-name="CharStyle6">nlakala. D</text:span><text:span text:style-name="T11">l</text:span><text:span text:style-name="CharStyle6">hohorský rozpráva svojej pane</text:span><text:span text:style-name="T11"><text:s text:c="1"/></text:span><text:span text:style-name="CharStyle6">i všetko</text:span><text:span text:style-name="T11">,</text:span><text:span text:style-name="CharStyle6"><text:s text:c="1"/>čo videl, a istí, že Vladimír rozkázal zabiť Milka. A keď jej povedal, že Mi</text:span><text:span text:style-name="T11">r</text:span><text:span text:style-name="CharStyle6">kovo</text:span></text:p>
        <text:p text:style-name="P1084"><text:span text:style-name="CharStyle6">ostatné slovo bolo: „Mária!“ ona plače a nar</text:span><text:span text:style-name="T11">ie</text:span><text:span text:style-name="CharStyle6">ka :</text:span></text:p>
        <text:p text:style-name="P1085"><text:span text:style-name="CharStyle6">„Dieťa moje, i pri smrti na teba myslel.“</text:span></text:p>
        <text:p text:style-name="P1086"><text:span text:style-name="CharStyle6">Tak celé mesto a celý dom rychtárov narieka za Milkom. A Mária? Ach, nežiadajte, aby som vám opisoval bolesť Marienkinu. Ona už leží bez seba v ťažkej chorobe: n</text:span><text:span text:style-name="T11">é</text:span><text:span text:style-name="CharStyle6">mohla zniesť pohľadu na mŕtveho Milka.</text:span></text:p>
        <text:p text:style-name="P1087"><text:span text:style-name="CharStyle6">Pán Dlhohorský pri všetkej biede a všetkom žiali stará sa o slávné pochovanie usmrtených. Vladimír radí, aby sa Milko položil do starohrads</text:span><text:span text:style-name="T11">ke</text:span><text:span text:style-name="CharStyle6">j krypty k svojim praotcom, ale Dlhohorský si myslí: „Chcel bys’, aby nebol na očiach ľudí, ktorí ho tak radi videli!“ Nič neodpovedá Vladimírovi, ale rozkazuje hrob klopať na tom istom mieste, kde bol usmrtený, lebo v tom poli, ba hádam i na tom istom mieste n</text:span><text:span text:style-name="T11">i</text:span><text:span text:style-name="CharStyle6">e</text:span><text:span text:style-name="T11">k</text:span><text:span text:style-name="CharStyle6">edy bojúval, a hoden je taký víťaz, ak</text:span><text:span text:style-name="T11">o </text:span><text:span text:style-name="CharStyle6">bol Milko, aby ležal tam, kde kedysi krv svoju za obecné dobr</text:span><text:span text:style-name="T11">ú</text:span><text:span text:style-name="CharStyle6"><text:s text:c="1"/>vylieval.</text:span></text:p>
        <text:p text:style-name="P1088"><text:span text:style-name="CharStyle6">Zahučaly zvony na žilinských vežiach smutne, žalostne, ako by plakaly nad pomíja- júcnosťou zemskou, zahučaly čiernym súknom obtiahnuté bubny, a dlhý sprievod sa pohol zo Žiliny k varínskemu prievozu</text:span><text:span text:style-name="T11">!</text:span><text:span text:style-name="CharStyle6">. Najprv idú v železných šatách oblečení vojaci, potom</text:span><text:span text:style-name="T11">,</text:span><text:span text:style-name="CharStyle6"><text:s text:c="1"/>trubači a speváci, dvanásť v bielych šatách oblečených a voňačky v rukách nesúcich dievčat, </text:span><text:span text:style-name="T11">ž</text:span><text:span text:style-name="CharStyle6">atým šesť čiernymi závojmi prikrytých koní ťahalo vysoký pohrebný voz, na ktorom ležala Čierna, až k samej zemi čiernym súknom prikrytá truhla. Na. súkne </text:span><text:span text:style-name="T11">s</text:span><text:span text:style-name="CharStyle6"><text:s text:c="1"/>oboch strán v</text:span><text:span text:style-name="T11">is</text:span><text:span text:style-name="CharStyle6">ely címery pánov Pankrácovcov, na truhle le</text:span><text:span text:style-name="T11">ža’</text:span><text:span text:style-name="CharStyle6">v krížom preložené a venčekom obviazané šable — na nich ležala kvetová koruna. Okolo voza idú starci v čiernych plášťoch, v rukách nesú čiernymi stužkami obviazané fakle a na ra</text:span></text:p>
        <text:p text:style-name="P1091"><text:span text:style-name="CharStyle21">122</text:span></text:p>
        <text:p text:style-name="P1092"><text:span text:style-name="T16">1</text:span><text:span text:style-name="CharStyle21">23</text:span></text:p>
        <text:p text:style-name="P1093"><text:span text:style-name="CharStyle6">menách visí im címer Pankrácovský. Okolo nich behajú páni na koňoch s holými šabľami. Za truhlou ide zas dvanásť najkrajších dievčat žilinských, ovenčených a v rukách voňačky nesúcich. Za nimi kráčajú kňazi, za kňazm</text:span><text:span text:style-name="T11">j </text:span><text:span text:style-name="CharStyle6">Dlhohorský s pánmi a s paniam</text:span><text:span text:style-name="T11">i</text:span><text:span text:style-name="CharStyle6">, zas vojsko s bubny a hudbou; naostatok však temer celé mesto. Smutný to bol sprievod; i starí i mladí plakali, a hudba a spevy ticho zavznievaly, ako by dušu jeho do neba sprevádz</text:span><text:span text:style-name="T11">'</text:span><text:span text:style-name="CharStyle6">a</text:span><text:span text:style-name="T11">l</text:span><text:span text:style-name="CharStyle6">y.</text:span></text:p>
        <text:p text:style-name="P1094"><text:span text:style-name="CharStyle6">Prišli až ku hrobu. Už kopa ľudstva bola nashromaždená okolo neho. Voz zastal, páni pomohli dolu sňať truhlu a dievčatá ju vzaly na drúčky a doniesly ju až k samej j</text:span><text:span text:style-name="T11">i</text:span><text:span text:style-name="CharStyle6">ame. Kňazi zaspievali nad jamou, pomodlili sa, dali požehnanie, pokropili i truhlu i jamu </text:span><text:span text:style-name="T11">—</text:span><text:span text:style-name="CharStyle6"><text:s text:c="1"/>a páni spustili truhlu do kvetmi vyloženej jamy. Hudba začala húsť temno a smutne, vojsko kľaklo na koleno, kňaz urobil ešte ostatný raz kríž svätý, a celé shromaždenie začalo plakať. Nebolo tu takého plaču, ako obyčajne; chudák Milko nemal ani matky, ani ženy, ani detí</text:span><text:span text:style-name="T11">:</text:span><text:span text:style-name="CharStyle6"><text:s text:c="1"/>ale dietkami jeho zdali sa byť všeci prítomní. Starý Dlhohorský stál nad jamou ako zabitý, hľadel na čiernu truhlu, slzy mu potokom tiekly po šedivej brade, ústa sa hýbaly, ako by sa mo- dlily, a. ruka sa dvíhala k nebu. Prvý sa zohol a urobil kríž nad jamou a prvý hodil hrsť čiernej zeme na truhlu. Pohreb bol ako nejaká posviacka; ľudia ustavične prichádzali</text:span><text:span text:style-name="T11">'</text:span><text:span text:style-name="CharStyle6">, hádzali zem </text:span><text:span text:style-name="T11">s</text:span><text:span text:style-name="CharStyle6"><text:s text:c="1"/>plačom do jamy: a nebolo tam treba hrobárov, Žilinci vlastnými rukami zaplnili jamu, až nie hrob, ale celý kopec sa nahádzal nad telom Milkovým; taký kopec, ako to za starodávna ľudia svojim vodcom na hroboch stavievali.</text:span></text:p>
        <text:p text:style-name="P1095"><text:span text:style-name="CharStyle6">Bolo to žiaľu po celom okolí.</text:span></text:p>
        <text:p text:style-name="P1096"><text:span text:style-name="CharStyle6">Žilina je smutná; smutný je doni rych- tárov. Pani nemohla ani na pohreb Milkov odísť, musela sedieť pri Márii, lebo upadla do horúčky. Dlhohorský vo svojom žiali už ani nemyslí na vojnu a kráľa </text:span><text:span text:style-name="T11">Ma</text:span><text:span text:style-name="CharStyle6">tiaša, ale stojí nad posteľou svojho dieťaťa a so založenými rukami plače. Spomína často Milka, rozpráva každému o jeho dobrej duši, o jeho stálosti a obetiach. Marienka ťažko oddychuje, oči jej stĺpikom stoja a tu i tu blúzni. Nepozná ani</text:span></text:p>
        <text:p text:style-name="P1097"><text:span text:style-name="CharStyle6">svojich kamarátok, ani otca, ani matky. Už zúfajú nad jej životom.</text:span></text:p>
        <text:p text:style-name="P1098"><text:span text:style-name="CharStyle6">Na Považí je ticho. Vladimír drží silne s Pankrácom i so Žilinou. Raz priletí zo Streč</text:span><text:span text:style-name="T11">na </text:span><text:span text:style-name="CharStyle6">ako šialený. Príde s treskom</text:span><text:span text:style-name="T11">-</text:span><text:span text:style-name="CharStyle6">pleskom k Dlho- horskému a prosto sa vrúti do izby, kde Mária leží: ale Dlhohorský mu zastane cestu</text:span><text:span text:style-name="T11">,</text:span><text:span text:style-name="CharStyle6"><text:s text:c="1"/>hovoriac :</text:span></text:p>
        <text:p text:style-name="P1099"><text:span text:style-name="CharStyle6">,,</text:span><text:span text:style-name="T11">P</text:span><text:span text:style-name="CharStyle6">rosím vás, nechoďte</text:span><text:span text:style-name="T11">-</text:span><text:span text:style-name="CharStyle6"><text:s text:c="1"/>zaspala, nebo- žiatko, azda sa jej choroba obráti.</text:span><text:span text:style-name="T11">“</text:span></text:p>
        <text:p text:style-name="P1100"><text:span text:style-name="CharStyle6">„Zaspala nevesta moja? Hahaha!“ zakričí Vladimír. „Veru zaspala na večnosť!“</text:span></text:p>
        <text:p text:style-name="P1102"><text:span text:style-name="CharStyle21">12</text:span><text:span text:style-name="T16">5</text:span></text:p>
        <text:p text:style-name="P1103"><text:span text:style-name="T11">L</text:span><text:span text:style-name="CharStyle6">24</text:span></text:p>
        <text:p text:style-name="P1104"><text:span text:style-name="CharStyle6">A nedajúc sa zastaviť r</text:span><text:span text:style-name="T11">yc</text:span><text:span text:style-name="CharStyle6">htár</text:span><text:span text:style-name="T11">ov</text:span><text:span text:style-name="CharStyle6">i</text:span><text:span text:style-name="T11">,</text:span><text:span text:style-name="CharStyle6"><text:s text:c="1"/>otvoril dvere a násilne vstúpil do izby.</text:span></text:p>
        <text:p text:style-name="P1105"><text:span text:style-name="CharStyle6">Pravda, po meste i okolí bola sa rozniesla povesť, že Mária umrela, ale ona spí ticho. Naraz otvorí oči a uzre Vladimíra, sediaceho pri</text:span><text:span text:style-name="T11"><text:s text:c="1"/></text:span><text:span text:style-name="CharStyle6">jej nohách</text:span><text:span text:style-name="T11">.</text:span><text:span text:style-name="CharStyle6"><text:s text:c="1"/>Nezľakne sa choré dievča jeho pohľadu, ale zodvihne sa na postieľke a spýta sa Vladimíra:</text:span></text:p>
        <text:p text:style-name="P1106"><text:span text:style-name="CharStyle6">„Ktože si ty?</text:span><text:span text:style-name="T11">“</text:span></text:p>
        <text:p text:style-name="P1107"><text:span text:style-name="CharStyle6">„Tvoj oddanec, srdce moje, tvoj Vladimír.“</text:span></text:p>
        <text:p text:style-name="P1108"><text:span text:style-name="CharStyle6">„Vladimír?“ zdĺhav</text:span><text:span text:style-name="T11">é</text:span><text:span text:style-name="CharStyle6"><text:s text:c="1"/>vyriekne Mária. </text:span><text:span text:style-name="T11">„'</text:span><text:span text:style-name="CharStyle6">Aký Vladimír? Či nie ten, čo mi o ňom Milko vravel, že ma vrúcne miluje?“</text:span></text:p>
        <text:p text:style-name="P1109"><text:span text:style-name="CharStyle6">„Miluje ťa, miluje, ako život svoj!“</text:span></text:p>
        <text:p text:style-name="P1110"><text:span text:style-name="CharStyle6">„Ach, on ma nemiluje“</text:span><text:span text:style-name="T11">,</text:span><text:span text:style-name="CharStyle6"><text:s text:c="1"/>potichu povie celkom oslabnutá Mária. „Keby ma bol miloval, nebol by zabil </text:span><text:span text:style-name="T11">-</text:span><text:span text:style-name="CharStyle6">Milka.“</text:span></text:p>
        <text:p text:style-name="P1111"><text:span text:style-name="CharStyle6">Dohovorila a od slabosti oči zatvorila. A zaspaí</text:span><text:span text:style-name="T11">ä</text:span><text:span text:style-name="CharStyle6"><text:s text:c="1"/>zas.</text:span></text:p>
        <text:p text:style-name="P1112"><text:span text:style-name="CharStyle6">Vladimír hádže okolo seba očima</text:span><text:span text:style-name="T11">,</text:span><text:span text:style-name="CharStyle6"><text:s text:c="1"/>ako by zúfalstvo, bolesť</text:span><text:span text:style-name="T11">,</text:span><text:span text:style-name="CharStyle6"><text:s text:c="1"/>láska a všetko nešťastie na hlavu jeho bolo spadlo; pozerá na hynúcu nevinnosť, ktorú zahubil; jej slová sa mu v srdci ozývajú ako mstiteľ. Vykríkne, vyskočí a zúfale uteká zo Žiliny, zo zarmútenej Žiliny.</text:span></text:p>
        <text:p text:style-name="P1113"><text:span text:style-name="CharStyle7">XVI.</text:span></text:p>
        <text:p text:style-name="P1114"><text:span text:style-name="CharStyle6">Medzi Oravskou a Trenčianskou stolicou ležia pusté starodávné hory; noha ľudská málokedy sa medz</text:span><text:span text:style-name="T11">í</text:span><text:span text:style-name="CharStyle6"><text:s text:c="1"/>ne dostane, len keď k</text:span><text:span text:style-name="T11">e</text:span><text:span text:style-name="CharStyle6">dy-ted</text:span><text:span text:style-name="T11">y </text:span><text:span text:style-name="CharStyle6">z</text:span><text:span text:style-name="T11">e</text:span><text:span text:style-name="CharStyle6">bíúdilý poľovník sa do týchto starých svetov zatúla. Za našich časov je i dedina medzi tými horami a zovie sa Ťarchová. Ale či Ťar</text:span><text:span text:style-name="T11">- </text:span><text:span text:style-name="CharStyle6">chová už za kráľa Matiaša tam stála, či n</text:span><text:span text:style-name="T11">i</text:span><text:span text:style-name="CharStyle6">e, to ľudia nevedia. No sotva tam stála, lebo sem ľudí vyhnala iba bieda a psota, keď sa na brehoch Váhu už nemali kde pratať. Tie hory sa</text:span></text:p>
        <text:p text:style-name="P1115"><text:span text:style-name="CharStyle6">teraz volajú ťarchovské hory; ako sa predtým volaly, sa nevie.</text:span></text:p>
        <text:p text:style-name="P1116"><text:span text:style-name="CharStyle6">V tých ťarchovských</text:span><text:span text:style-name="T11">,</text:span><text:span text:style-name="CharStyle6"><text:s text:c="1"/>horách je pusto a tmavo. Nikdy tam neboly jedle povytínané, tisícročné buky sa samy od seba rozpadávaly </text:span><text:span text:style-name="T11">a </text:span><text:span text:style-name="CharStyle6">slniečko božie skoro nikdy nepreniklo až k samej zemi</text:span><text:span text:style-name="T11">^</text:span><text:span text:style-name="CharStyle6"><text:s text:c="1"/>lebo košaté stromy whnaté zo zeme mládniky svojimi list</text:span><text:span text:style-name="T11"><text:s text:c="1"/></text:span><text:span text:style-name="CharStyle6">m</text:span><text:span text:style-name="T11">i</text:span><text:span text:style-name="CharStyle6"><text:s text:c="1"/>a ihlicami pri- kryly a všetko svetlo slnečné im </text:span><text:span text:style-name="T11">ó</text:span><text:span text:style-name="CharStyle6">dňaly. Ľud sa vtedy triasol, keď kto len spomenul ťarchovské hory, lebo sa o nich čudné povesti roznášaly; k</text:span><text:span text:style-name="T11">$ž</text:span><text:span text:style-name="CharStyle6">d</text:span><text:span text:style-name="T11">á</text:span><text:span text:style-name="CharStyle6"><text:s text:c="1"/>huba v tých horách bola p</text:span><text:span text:style-name="T11">o</text:span><text:span text:style-name="CharStyle6">- čarená, každý strom bol strechou pre strigy, každá škára do skaly bola vchod do dier černokňažníkov a d</text:span><text:span text:style-name="T11">r</text:span><text:span text:style-name="CharStyle6">akov. Na jednom vŕšku strigy na Luciu tancovaly, na druhom čerti zo zeme v</text:span><text:span text:style-name="T11">yc</text:span><text:span text:style-name="CharStyle6">hádzavali. Nikto ani len triesky z ťarchovských hôr nespálil, nikto sa neopovážil tam dobytok pásavať. Keď od tej strany vietor zavial, vtedy sa niesol černokňažník na šarkanovi: a ani za všetek svet by vtedy žobráka bez almužny neboli Odpravili, lebo v ňom každý premeneného čarodejníka videl.</text:span></text:p>
        <text:p text:style-name="P1117"><text:span text:style-name="CharStyle6">Medzi tými ťarchovskými horami, hádam na tom mieste, kde teraz dedina leží, stál ma</text:span><text:span text:style-name="T11">l</text:span><text:span text:style-name="CharStyle6">ý starý domec; strecha bola machom o</text:span><text:span text:style-name="T11">b</text:span><text:span text:style-name="CharStyle6">rastená, steny sa k rozvaleniu nachyľovaly, obloky b</text:span><text:span text:style-name="T11">o</text:span><text:span text:style-name="CharStyle6">ly handrami pozapchávané a len tu a tam boly me</text:span><text:span text:style-name="T11">db</text:span><text:span text:style-name="CharStyle6">úrom zalepené, lebo v tých časoch sklo bolo ešte zriedkavé, chudobní ľudia ho skoro nikde ešte nemali. Starú túto chalupu ľudia obyčajne nazývali čertovým hniezdom a v nej bývala stará Marta, známa po okolí ako chý- rečná čarodejnica, ktorá znala ľudí liečiť, porobiť, čerta vycitovať atď. Ľudia nepamätajú, odkedy v horách bývala, i najstarší p</text:span><text:span text:style-name="T11">ov</text:span><text:span text:style-name="CharStyle6">ed</text:span><text:span text:style-name="T11">ajú</text:span><text:span text:style-name="CharStyle6">, že ich matky, keď ešte boli deti, strašievaly,</text:span></text:p>
        <text:p text:style-name="P1120"><text:span text:style-name="CharStyle21">126</text:span></text:p>
        <text:p text:style-name="P1121"><text:span text:style-name="CharStyle6">hovoriac: „Marta id</text:span><text:span text:style-name="T11">e.“</text:span><text:span text:style-name="CharStyle6"><text:s text:c="1"/>Ale i každý od </text:span><text:span text:style-name="T11">n</text:span><text:span text:style-name="CharStyle6">ej bočil</text:span><text:span text:style-name="T11">,</text:span><text:span text:style-name="CharStyle6"><text:s text:c="1"/>nikto k nej nešiel, iba keď už všetka nádeja v pomoc ľudskú vyhynula, blížili sa</text:span><text:span text:style-name="T12">1</text:span><text:span text:style-name="CharStyle6"><text:s text:c="1"/>k jej chalupe trasúci sa ľudia, prosiac o pomoc a poradu</text:span><text:span text:style-name="T11">,</text:span><text:span text:style-name="CharStyle6"><text:s text:c="1"/>a ona im obyčajne spomáhala. Ona sama často prichádzala do dedín, a čo si zažiadala, to jej ľudia </text:span><text:span text:style-name="T11">d</text:span><text:span text:style-name="CharStyle6">ávali, lebo sa báli, aby im neporobila</text:span><text:span text:style-name="T11">,</text:span><text:span text:style-name="CharStyle6"><text:s text:c="1"/>a keď ju chlapci videli, utekali a skryli zuby, aby ich neuriekla.</text:span></text:p>
        <text:p text:style-name="P1122"><text:span text:style-name="CharStyle6">Ale stará Marta vskutku nebola ako iní ľudila</text:span><text:span text:style-name="T11">i</text:span><text:span text:style-name="CharStyle6">. Jej nízka postava bola celkom vychudlá; brázdy na tvári jej vise</text:span><text:span text:style-name="T11">l</text:span><text:span text:style-name="CharStyle6">y d</text:span><text:span text:style-name="T11">o</text:span><text:span text:style-name="CharStyle6">lu jedna popri druhej, ako by sa za mnohé roky boly spria- telily; veľké čierné oko bolo vypučené, obočie i obrvy boly celkom šedivé, hrdlo nízke a akoby skamenelé, lebo keď sa chcela na druhú stranu obzrieť, musela sa celá obrátiť; jej ruky boly len kosť a koža. I v jej chalupe bolo všetko čudné. Jej neveľká izbica bola dymom z</text:span><text:span text:style-name="T11">i</text:span><text:span text:style-name="CharStyle6">a</text:span><text:span text:style-name="T11">l</text:span><text:span text:style-name="CharStyle6">ča- dená; na čiernych policiach boly všelijaké horské zeliiny rozhádzané</text:span><text:span text:style-name="T11">,</text:span><text:span text:style-name="CharStyle6"><text:s text:c="1"/>v je</text:span><text:span text:style-name="T11">dn</text:span><text:span text:style-name="CharStyle6">om kúte ležaly staré hrnčeky a misky, v nich nakladené zeliny; v kúte od cesty stál starý, z dosák sb</text:span><text:span text:style-name="T11">lt</text:span><text:span text:style-name="CharStyle6">ý stôl, okolo neho lavica, na ktorej sedela stará Marta, preberajúc pátriky a modliac sa večer.</text:span></text:p>
        <text:p text:style-name="P1123"><text:span text:style-name="CharStyle6">Zaklope niekto na jej dvere, ona nepočúva; zaklope druhý raz, ona zavolá: „Daj sa mi vymodliť“; tretí raz to tak zatrasie dvermi, že sa dobre celý domec nesrúti. Marta položí pátriky na stôl, prežehná sa, vezme horiacu hlav</text:span><text:span text:style-name="T11">i</text:span><text:span text:style-name="CharStyle6">enku zpod kozuba a ide do p</text:span><text:span text:style-name="T11">i</text:span><text:span text:style-name="CharStyle6">tvorca. Otvorí dvere, a dnu sa vrúti muž vysoký</text:span><text:span text:style-name="T11">,</text:span><text:span text:style-name="CharStyle6"><text:s text:c="1"/>z</text:span><text:span text:style-name="T11">a</text:span><text:span text:style-name="CharStyle6">- váľaný, tŕním dotrhaný. Vstúpi do začadenej izby; slabé svetlo na kozube horiacich triesok osvecuje čierné steny, ožiaruje sadzami zasadlú povalu: tak je to tu</text:span><text:span text:style-name="T11">,</text:span><text:span text:style-name="CharStyle6"><text:s text:c="1"/>ako v nejakej podzemnej diere, do ktorej svetlo božie nikdy</text:span></text:p>
        <text:p text:style-name="P1124"><text:span text:style-name="CharStyle21">127</text:span></text:p>
        <text:p text:style-name="P1125"><text:span text:style-name="CharStyle6">nevojde. Marta zatvorí dvere, p</text:span><text:span text:style-name="T11">q</text:span><text:span text:style-name="CharStyle6">zre na prišlé</text:span><text:span text:style-name="T11">ho, </text:span><text:span text:style-name="CharStyle6">a temer sa jeho pozoru zľakne; lebo škúlil</text:span><text:span text:style-name="T11">,</text:span><text:span text:style-name="CharStyle6"><text:s text:c="1"/>ako pološialený, a tvár sa mu potrhuje i sťahuje. Stoja obidvaja jeden proti druhému, pozerajú na seba, obidvaja mlčia, ako by sa jeden druhému báli prihovoriť. Až Marta prehovorí:</text:span></text:p>
        <text:p text:style-name="P1126"><text:span text:style-name="CharStyle6">„Čo hľadáte u mňa, dobrý človek?“</text:span></text:p>
        <text:p text:style-name="P1127"><text:span text:style-name="CharStyle6">„Nič nehľadám — pokoj hľadám. Kto t</text:span><text:span text:style-name="T11">u </text:span><text:span text:style-name="CharStyle6">býva?“</text:span></text:p>
        <text:p text:style-name="P1128"><text:span text:style-name="CharStyle6">„Ja tu bývam, stará vdova, ktorú svet do svojho spolku prijať nechce.“</text:span></text:p>
        <text:p text:style-name="P1129"><text:span text:style-name="CharStyle6">„Nechce prijať? </text:span><text:span text:style-name="T11">H</text:span><text:span text:style-name="CharStyle6">a</text:span><text:span text:style-name="T11">h</text:span><text:span text:style-name="CharStyle6">a! A vieš ty, čo je svet? </text:span><text:span text:style-name="T11">_</text:span><text:span text:style-name="CharStyle6">Ni</text:span><text:span text:style-name="T11">č</text:span><text:span text:style-name="CharStyle6"><text:s text:c="1"/>je svet.</text:span><text:span text:style-name="T11"><text:s text:c="1"/></text:span><text:span text:style-name="CharStyle6">. . Stará, daj mi niečo jesť.“</text:span></text:p>
        <text:p text:style-name="P1130"><text:span text:style-name="CharStyle6">„Čože vám ja dám, úbohá stvora, — ja sama z almužny žijem.“</text:span></text:p>
        <text:p text:style-name="P1131"><text:span text:style-name="CharStyle6">„Chleba, chleba daj, stará, lebo Vladimír blúdi tri dni a tri noci, chce sa hladom umoriť, — ale nie — chodí po horách a po tŕňoch, a nemôže si očú vyklať, aby ani to slnečné svetlo nevidely; nemôže ohluchnúť, aby ani zaviatia vetra nepočul; nemôže zabudnúť, že žije...</text:span><text:span text:style-name="T11">, </text:span><text:span text:style-name="CharStyle6">A, stará, kto si ty?“</text:span></text:p>
        <text:p text:style-name="P1132"><text:span text:style-name="CharStyle6">„Ja som úbohá, opustená vdova. Keď som bola mladá, nemali sme s mojím mužom z čoho žiť, vystavili sme si tu kolibu, sbierali sme všelijaké hôrné zeliny pre lekárov, a to bola naša živnosť. Muž umrel, ja som chcela do dediny, ale ma svet nechcel prijať medzi seba, lebo som sa naučila moc zelín poznať, liečila som ľudí, a ľudia za odplatu vyhlásili ma za strigu </text:span><text:span text:style-name="T11">—</text:span><text:span text:style-name="CharStyle6"><text:s text:c="1"/>a teraz </text:span><text:span text:style-name="T11">s</text:span><text:span text:style-name="CharStyle6">a ma každý bojí, každý odo mňa uteká.“</text:span></text:p>
        <text:p text:style-name="P1133"><text:span text:style-name="CharStyle6">„Stará, a či ty poznáš moc zelín?“</text:span></text:p>
        <text:p text:style-name="P1134"><text:span text:style-name="CharStyle6">„Vo mene božom som už mnohých vyliečila.“</text:span></text:p>
        <text:p text:style-name="P1135"><text:span text:style-name="CharStyle6">Vladimír stiahol tvár, uškľabil sa ako v šialenstve, chytil starú za plece a hovoril:</text:span></text:p>
        <text:p text:style-name="P1137"><text:span text:style-name="CharStyle29">12.9</text:span></text:p>
        <text:p text:style-name="P1138"><text:span text:style-name="CharStyle29">128</text:span></text:p>
        <text:p text:style-name="P1139"><text:span text:style-name="CharStyle6">„Hľaďže, ty m</text:span><text:span text:style-name="T11">i</text:span><text:span text:style-name="CharStyle6">a musíš vyliečil, ty </text:span><text:span text:style-name="T11">i</text:span><text:span text:style-name="CharStyle6">na musíš osvobodiť od večného trápenia: lebo ináče strasiem tvoju kolibu, zahrabem i teba i seba </text:span><text:span text:style-name="T11">v</text:span><text:span text:style-name="CharStyle6"><text:s text:c="1"/>jej rozvalinác</text:span><text:span text:style-name="T11">h...</text:span><text:span text:style-name="CharStyle6"><text:s text:c="1"/></text:span><text:span text:style-name="T11">“</text:span></text:p>
        <text:p text:style-name="P1140"><text:span text:style-name="CharStyle6">„A čože vám chybí? Č</text:span><text:span text:style-name="T11">í</text:span><text:span text:style-name="CharStyle6"><text:s text:c="1"/>telo, či srdce, či svedomie trpí? Ak vás telo bolí, v</text:span><text:span text:style-name="T11">ý</text:span><text:span text:style-name="CharStyle6">boja vás zeliny; ak vás srdce bolí, spomôže vám dobré slovo; ak vás svedomie trápi, obráťte sa k Bohu.“</text:span></text:p>
        <text:p text:style-name="P1141"><text:span text:style-name="CharStyle6">„Rozum ma bolí, rozum, srdca nemám, lebo je dávno na kúsky rozmrvené: zabil som Milka, zabil milú, zabil sám seb</text:span><text:span text:style-name="T11">a</text:span><text:span text:style-name="CharStyle6">.... Tu mia páli </text:span><text:span text:style-name="T11">— </text:span><text:span text:style-name="CharStyle6">stará, daj pomoci...“</text:span></text:p>
        <text:p text:style-name="P1142"><text:span text:style-name="CharStyle6">„Bože môj, od čohože vám mám pomáhať?“</text:span></text:p>
        <text:p text:style-name="P1143"><text:span text:style-name="CharStyle6">„Daj mi nápoja, aby som zabudol na všetko!“</text:span></text:p>
        <text:p text:style-name="P1144"><text:span text:style-name="CharStyle6">„Hahaha! Teda i vy páni máte trápenie?</text:span><text:span text:style-name="T11">.</text:span><text:span text:style-name="CharStyle6">! Ja som sa nazdávala, že len chudobní ľudia vzdychajú. Hahaha, a to i páni vzdychajú. No ale nič to — nech sa i páni niekedy na chudobu vtisnú. Teda ste to vy, čo zabil Milka?“</text:span></text:p>
        <text:p text:style-name="P1145"><text:span text:style-name="CharStyle6">„Striga, čo to hovoríš? Či vedia už i hory a lesy o mojom nešťastí? Kde si počula o tom, že Vladimír dal Milka zabiť? Hovor, lebo ti dušu vytrasiem z tvojho zoschnutého tela.“</text:span></text:p>
        <text:p text:style-name="P1146"><text:span text:style-name="CharStyle6">„To ľudia vravia, a ja som to v dedine počula. Tak je to — keď bol pán Milko maličký, nuž som mu hádala s dlane, a stará Marta mu. povedala: „Stre</text:span><text:span text:style-name="T11">ž</text:span><text:span text:style-name="CharStyle6"><text:s text:c="1"/>sa čiernych očú.“ Dieťa sa usmialo a strepotalo rúčkami, i ostatní sa smiali a odohnali ma. Vidíte, nie je dobre veľkým pánom pravdu hovoriť. A Milko predsa pre čierné oči zahynul, a stará Marta mala pravdu. Ale páni nemajú trápenia a hnevajú sa, keď sa človek len o tom nazdáva.“</text:span></text:p>
        <text:p text:style-name="P1147"><text:span text:style-name="CharStyle6">„Či</text:span><text:span text:style-name="T11">e</text:span><text:span text:style-name="CharStyle6">rné oči? Hviezdy nebeské! Kdes’ ty</text:span></text:p>
        <text:p text:style-name="P1148"><text:span text:style-name="CharStyle6">počula o čiernych očiach?“ a lapil ju prudko </text:span><text:span text:style-name="T11">z</text:span><text:span text:style-name="CharStyle6">a ruku.</text:span></text:p>
        <text:p text:style-name="P1149"><text:span text:style-name="CharStyle6">„Ej, nieže tak prudko, ešte jest pomoci. Veď ste vy hádam nepozreli do čiernych očú?“</text:span></text:p>
        <text:p text:style-name="P1150"><text:span text:style-name="CharStyle6">„Ja nepozrel? Prekliata hodina, keď som ich prvý raz videl. Stará, zabil som Milka pre čierné oči a Máriine čierné oči plačú za ním, jej duša preklína Vladimíra, ale ani ona dlho nebude preklínať: pôjde, pôjde preč a bude tam svedčiť na Vladimíra. A prečo? Preto, že ju Vladimír miloval. Haha, ona umre, a Vladimír bude žiť. Pošle všetko trápenie, všetky muky do pŕs, jeho, a ony ho budú za živa zožierať, — hahaha, </text:span><text:span text:style-name="T11">t&gt;</text:span><text:span text:style-name="CharStyle6">r</text:span><text:span text:style-name="T11">e</text:span><text:span text:style-name="CharStyle6"><text:s text:c="1"/>lásku jeho!“</text:span></text:p>
        <text:p text:style-name="P1151"><text:span text:style-name="CharStyle6">„Teda vás ona rada nevidí?“ opýta sa stará Marta, pozrúc na jeho zúfalú postavu. „A vy ste z lásky k nej dali zabiť jej milého? A ona teraz umiera? Či je nie pravda?“</text:span></text:p>
        <text:p text:style-name="P1152"><text:span text:style-name="CharStyle6">Vladimír sa zastaví, trhne sa odrazu, ani čo by všetka krv v jeho žilách zastala, uchytí staričkú za plece</text:span><text:span text:style-name="T11">,</text:span><text:span text:style-name="CharStyle6"><text:s text:c="1"/>strasie ju i volá:</text:span></text:p>
        <text:p text:style-name="P1153"><text:span text:style-name="CharStyle6">„Ty vieš o všetkom? Vieš i o tom. ako som ju miloval?! Hoj. miloval som ju, ako svoj život. Ach, a ona preklína Vladimíra pre lásku jeho, ona umiera a ne</text:span><text:span text:style-name="T11">mTuj</text:span><text:span text:style-name="CharStyle6">e Vladimíra!“</text:span></text:p>
        <text:p text:style-name="P1154"><text:span text:style-name="CharStyle6">Vladimír oslabol a hodil sa n</text:span><text:span text:style-name="T11">o</text:span><text:span text:style-name="CharStyle6"><text:s text:c="1"/>lavicu pri stole. Trápenie duše jeho bolo veľké, smysly napnuté, telo od mnohých dní zomdlené, a tak ho zmo</text:span><text:span text:style-name="T11">r</text:span><text:span text:style-name="CharStyle6">ily posledné reči, že ťažko oddychuje.</text:span></text:p>
        <text:p text:style-name="P1155"><text:span text:style-name="CharStyle6">Marta priskočí k nemu, potre mu žily na rukách, donesie niekoľko stebiel zelín, podloží mu ich pod nos, a on wdýchne hlboko a skoro plačliv</text:span><text:span text:style-name="T11">v</text:span><text:span text:style-name="CharStyle6">m hlasom zavolá:</text:span></text:p>
        <text:p text:style-name="P1156"><text:span text:style-name="CharStyle6">„Nieto pomoci pre Vladimíra, lebo hoci ho ona preklína, on ju predsa miluje.“</text:span></text:p>
        <text:p text:style-name="P1157"><text:span text:style-name="CharStyle6">„Počkaj len, počkaj“, hovorí stará Marta, Kalinč</text:span><text:span text:style-name="T47">á</text:span><text:span text:style-name="CharStyle44">k III.<text:tab/>9</text:span></text:p>
        <text:p text:style-name="P1161"><text:span text:style-name="CharStyle21">131 </text:span><text:span text:style-name="T16">-</text:span></text:p>
        <text:p text:style-name="P1162"><text:span text:style-name="CharStyle21">130</text:span></text:p>
        <text:p text:style-name="P1163"><text:span text:style-name="CharStyle6">podávajúc mu kus chleba. „Ešte bude hádam pomoci, ešte hádam odpočinie krásna Mária na tvojich prsiach — hahaha!“</text:span></text:p>
        <text:p text:style-name="P1164"><text:span text:style-name="CharStyle6">„Odpočinie?“ vyskočí Vladimír a zakričí: „Odpočinie? Stará, čaruj, zaklínaj, rob!“</text:span></text:p>
        <text:p text:style-name="P1165"><text:span text:style-name="CharStyle6">„Uspokoj sa len, uspokoj. Zajedz si trochu, a budeme hneď premýšľať.“</text:span></text:p>
        <text:p text:style-name="P1166"><text:span text:style-name="CharStyle6">Vladimír uchytil chlieb a zjedol ho, napil sa z krči</text:span><text:span text:style-name="T11">a</text:span><text:span text:style-name="CharStyle6">žka vody a stal na prostred izby, volajúc:<text:tab/></text:span><text:span text:style-name="T11">'</text:span></text:p>
        <text:p text:style-name="P1167"><text:span text:style-name="CharStyle6">„Stará, rob, čo môžeš! Rob, čo si sľúbila!“</text:span></text:p>
        <text:p text:style-name="P1168"><text:span text:style-name="CharStyle6">„Nieže, nie tak prudko“, pomaly hovorí Marta. „</text:span><text:span text:style-name="T11">S^</text:span><text:span text:style-name="CharStyle6">em daj ruku </text:span><text:span text:style-name="T11">—</text:span><text:span text:style-name="CharStyle6"><text:s text:c="1"/>Lak. ..“</text:span></text:p>
        <text:p text:style-name="P1169"><text:span text:style-name="CharStyle6">Vladimír jej vytrčil ruku. Marta ju vzala, pritiahla </text:span><text:span text:style-name="T11">.</text:span><text:span text:style-name="CharStyle6">ho ku kozubu, položila niekoľko triesok na kozub, a keď sa rozhore</text:span><text:span text:style-name="T11">íl</text:span><text:span text:style-name="CharStyle6">y, pritiahla ho ešte bližšie k ohňu. Marta drží jeho ruku v svojej pravici, pozerá na ňu padnutými očami a hovorí:</text:span></text:p>
        <text:p text:style-name="P1170"><text:span text:style-name="CharStyle6">„Počkaj len trošku, počkaj. My starí ľudia máme zlé oči, a tu treba silného zraku.“</text:span></text:p>
        <text:p text:style-name="P1171"><text:span text:style-name="CharStyle6">Potom mieša prstom ľavej ruky po jeho dlani, ukazuje niečo, zastavuje prst na troch miestach, šomre niečo</text:span><text:span text:style-name="T11">'</text:span><text:span text:style-name="CharStyle6"><text:s text:c="1"/>pod nos, trasie hlavou, pozerá mu do očú a zas na dlaň. Vladimír sa stal </text:span><text:span text:style-name="T11">ne</text:span><text:span text:style-name="CharStyle6">trpelivým a zavolal:</text:span></text:p>
        <text:p text:style-name="P1172"><text:span text:style-name="CharStyle6">„Či už bude skoro koniec?“</text:span></text:p>
        <text:p text:style-name="P1173"><text:span text:style-name="CharStyle6">„Dočkaj len, dočkaj. Vy páni ste takí </text:span><text:span text:style-name="T11">ne</text:span><text:span text:style-name="CharStyle6">- trpeliví, a predsa viete bedovať.“</text:span></text:p>
        <text:p text:style-name="P1174"><text:span text:style-name="CharStyle6">„A čo tam čítaš, stará?“</text:span></text:p>
        <text:p text:style-name="P1175"><text:span text:style-name="CharStyle6">„Vidíš, každý človek má na dlani tri </text:span><text:span text:style-name="T11">s</text:span><text:span text:style-name="CharStyle6">váry: ten od palca je smrť, od malého prsta je život </text:span><text:span text:style-name="T11">ä</text:span><text:span text:style-name="CharStyle6"><text:s text:c="1"/>v prostriedku je šťastie a nešťastie. Keď sa prostredný k palcovému švár</text:span><text:span text:style-name="T11">u</text:span><text:span text:style-name="CharStyle6"><text:s text:c="1"/>priblíži a s ním spojí, nieto viac pomoci, človek musí zahynúť; keď sa však k prstovému chýli, bude človek dlho žiť. K tomu prídu oči, lebo ony povedajú</text:span><text:span text:style-name="T11">.</text:span><text:span text:style-name="CharStyle6"/></text:p>
        <text:p text:style-name="P1176"><text:span text:style-name="CharStyle6">od čoho človek zahynie, alebo skrze čo stane sa šťastným.“</text:span></text:p>
        <text:p text:style-name="P1177"><text:span text:style-name="CharStyle6">Sotva stará dopovedala ostatné slová, Vladimír už vychytil ruku, sám si pozrel na šváry, sám čítal v nich, ako by sa bol už dávno hádaniu a strigô</text:span><text:span text:style-name="T11">ň </text:span><text:span text:style-name="CharStyle6">stvu učil, a zavolal:</text:span></text:p>
        <text:p text:style-name="P1178"><text:span text:style-name="CharStyle6">„Stará, môj švár nesľubuje ani smrť, ani šťastie.“</text:span></text:p>
        <text:p text:style-name="P1179"><text:span text:style-name="CharStyle6">„Nebud</text:span><text:span text:style-name="T11">^</text:span><text:span text:style-name="CharStyle6">že taký náhlivý, nebuď... Vidíš, tvoj rozum sa daromné namáha poznať tajom</text:span></text:p>
        <text:p text:style-name="P1180"><text:span text:style-name="CharStyle6">stvá mocí vyšších, ktoré sa javia v každom pohnutí človeka. Blázon, tvoj švár skrúca sa jedným koncom na pravo, druhým na ľavo. Vidíš</text:span><text:span text:style-name="T11">,</text:span><text:span text:style-name="CharStyle6"><text:s text:c="1"/>budeš šťastný, dosiahneš, čo žiadaš, ale...“</text:span></text:p>
        <text:p text:style-name="P1181"><text:span text:style-name="CharStyle6">„Mlč! Ďalej ani slova, stará striga — nechcem počuť tvojich jedovatých slov, ktoré majú znivočiť to, čo si povedala. Hoj</text:span><text:span text:style-name="T11">,</text:span><text:span text:style-name="CharStyle6"><text:s text:c="1"/>Vladimír bude šťastný, bude šťastný!“</text:span></text:p>
        <text:p text:style-name="P1182"><text:span text:style-name="CharStyle6">Vladimír tak sa teší, ako</text:span><text:span text:style-name="T11"><text:s text:c="1"/></text:span><text:span text:style-name="CharStyle6">malé dieťa, tak iskrí očima, ako by v ohni na kozúbku videl lietať priateľských duchov.</text:span></text:p>
        <text:p text:style-name="P1183"><text:span text:style-name="CharStyle29">9*</text:span></text:p>
        <text:p text:style-name="P1185"><text:span text:style-name="CharStyle21">132</text:span></text:p>
        <text:p text:style-name="P1186"><text:span text:style-name="CharStyle21">133</text:span></text:p>
        <text:p text:style-name="P1187"><text:span text:style-name="CharStyle6">Marta sa zohla, utiahla sa do kúta a odtiaľ pozerala na vyskakujúceho Vladimíra. Stará učadená izba, </text:span><text:span text:style-name="T11">s</text:span><text:span text:style-name="CharStyle6">labý oheň pod kozubom, pozor starej Marty, šialená radosť Vladimírova tak sa spolu miešaly, tak jedno k druhému svedčalo, že to teraz tu bolo</text:span><text:span text:style-name="T11">-</text:span><text:span text:style-name="CharStyle6">, ako v nejakom </text:span><text:span text:style-name="T11">č</text:span><text:span text:style-name="CharStyle6">aro</text:span><text:span text:style-name="T11">-r </text:span><text:span text:style-name="CharStyle6">dejníckom hniezde. Vonku vietor zahv</text:span><text:span text:style-name="T11">íz</text:span><text:span text:style-name="CharStyle6">dal, stromy zašumely, a Vladimír sa uškľa</text:span><text:span text:style-name="T11">h</text:span><text:span text:style-name="CharStyle6">il a povedal:</text:span></text:p>
        <text:p text:style-name="P1188"><text:span text:style-name="CharStyle6">„Hoj, striga, strašno je u teba; (hovor, čo mám robiť!“</text:span></text:p>
        <text:p text:style-name="P1189"><text:span text:style-name="CharStyle6">A stará, nič neodpovediac, vstala z kúta, vzala s poličky sväzok zelín a dala mu z nich jednu.</text:span></text:p>
        <text:p text:style-name="P1190"><text:span text:style-name="CharStyle6">„Tu máš zelinu života. Pred Bart</text:span><text:span text:style-name="T11">om</text:span><text:span text:style-name="CharStyle6">ilom ma k nej hadisko priviedlo, čo ju hľadalo, aby ňou svoju ranu vyliečilo, lebo hadi ťahajú sa cez doliny, hory a lesy a hľadajú zelinky, o ktorých sa im sníva, keď ich nešťastie potkalo a oni zaspia</text:span><text:span text:style-name="T11">;</text:span><text:span text:style-name="CharStyle6">. Tu máš zelinku, daj ju svojej milej, a uvidíš, čo sa stane.“</text:span></text:p>
        <text:p text:style-name="P1191"><text:span text:style-name="CharStyle6">Nad domom v čiernych oblakoch zahrmelo, zadunelo, zablyslo sa krížom-krážom po nebi, a Vladimír ak beží, tak beží so zelinkou života horami-dola</text:span><text:span text:style-name="T11">r</text:span><text:span text:style-name="CharStyle6">n</text:span><text:span text:style-name="T11">i</text:span><text:span text:style-name="CharStyle6">, krivými cestami.</text:span></text:p>
        <text:p text:style-name="P1192"><text:span text:style-name="CharStyle6">XVII.</text:span></text:p>
        <text:p text:style-name="P1193"><text:span text:style-name="CharStyle6">Svätý pokoj panuje na Považí. Ľudia už skoro zabúdajú na chvíle nešťastia, ktoré minulý, ale nezabúdajú na Milka, o ktorom s</text:span><text:span text:style-name="T11">a </text:span><text:span text:style-name="CharStyle6">mnoho chýrov nesie po zelenom Považí, na ktorých sa múdri smejú, sprostí o ne nedbajú, a</text:span><text:span text:style-name="T11">l</text:span><text:span text:style-name="CharStyle6">e všetci veria, že majú v sebe niečo skutočného. Sotva Milka pochovali, už si ľud o ňom mnoho rozpráva: že bol taký dobrý, taký pobožný, že ešte i po smrti z hrobu vstáva a pr</text:span><text:span text:style-name="T11">i</text:span><text:span text:style-name="CharStyle6"/></text:p>
        <text:p text:style-name="P1194"><text:span text:style-name="CharStyle6">chádza ľuďom vo všelijakých postavách na pomoc.</text:span></text:p>
        <text:p text:style-name="P1195"><text:span text:style-name="CharStyle6">Ale o Milkovi nikde sa toľko nevraví, ako v Žiline: každý ľutuje jeho mladosť, jeho dobrot</text:span><text:span text:style-name="T11">u</text:span><text:span text:style-name="CharStyle6">, ale ešte väčšmi Marienku Dlhoho</text:span><text:span text:style-name="T11">r</text:span><text:span text:style-name="CharStyle6">- ského. Ach, v dome pána rychtárovom sa mnoho zmenilo! Marienka leží v horúčke, volá na svojho milého, shovára sa s ním, plače i smeje sa. Dlhohorský od tých niekoľkých dní, čo Milka pochovali, veľmi zostarel, a keď príde k svojmu dieťaťu, plače nad ním, keď sa trápi, a baví sa s ním, keď príde k sebe. Pani D</text:span><text:span text:style-name="T11">l</text:span><text:span text:style-name="CharStyle6">ho- horská obstaráva celý dom, sedáva v noci pri Marienke a s trpel</text:span><text:span text:style-name="T11">i</text:span><text:span text:style-name="CharStyle6">vou mysľou nesie svoj kríž, lebo sa ho už naučila nosiť. Tak to ide s hodiny na hodinu.</text:span></text:p>
        <text:p text:style-name="P1196"><text:span text:style-name="CharStyle6">Vladimír sa niekde podel. Temer od týždňa ho nikto nevidel; na zámkoch ho niet, do Ži- lihy nechodí, ľuďom sa neukazuje; Pán Boh vie, čo robí, čo začína</text:span><text:span text:style-name="T11">:</text:span><text:span text:style-name="CharStyle6">. Ale ho ani nikto nežiada, nikto sa naň neopytuje. Dlhohorský zatopil celú činnosť v žiali svojom, a tak sa nemá kedy naň opytovať, a kr</text:span><text:span text:style-name="T11">é</text:span><text:span text:style-name="CharStyle6">m toho si ho ani vidieť nežiada, ba často hovorí, že by bol radšej, aby jeho dieťa umrelo, ako by sa malo stať obeťou vraha Milkovho. Ale by dal poklady zemské, dal by všetko, čo má na svete, za jej uzdravenie, lebo ona slabne s hodiny na hodinu viac a viac a nič jej nespomáha.</text:span></text:p>
        <text:p text:style-name="P1197"><text:span text:style-name="CharStyle6">Starý Dlhohorský už zúfa; keď ho niekto teší, pokrúti hlavou a povie: „Nieto už pomoci, iba u Boha.“ Jeho žena je skoro bez seba; očakávajú obidvaja, kedy Mária dokoná. Medzitým kde sa vzal, tu sa vzal Vladimír. Vstúpil do chyže a ako jeleň skočil hneď k posteli, hneď k panej</text:span><text:span text:style-name="T11">.</text:span><text:span text:style-name="CharStyle6"><text:s text:c="1"/>hneď ku pánovi. Pani ho privíta, dá mu dobré slovo, ale pán sa naň ani</text:span></text:p>
        <text:p text:style-name="P1199"><text:span text:style-name="CharStyle29">134</text:span></text:p>
        <text:p text:style-name="P1200"><text:span text:style-name="CharStyle6">neobzre, len pozerá na hynúce dieťa. Ale t</text:span><text:span text:style-name="T11">ak </text:span><text:span text:style-name="CharStyle6">sa zdá,</text:span><text:span text:style-name="T11"><text:s text:c="1"/></text:span><text:span text:style-name="CharStyle6">ako by si Vladimír z toho nič nerobil.</text:span></text:p>
        <text:p text:style-name="P1201"><text:span text:style-name="CharStyle6">Už je pozde v noci. Dlhohorský sa ztrat</text:span><text:span text:style-name="T11">i</text:span><text:span text:style-name="CharStyle6">l v myšlienkach; pani</text:span><text:span text:style-name="T11">u</text:span><text:span text:style-name="CharStyle6"><text:s text:c="1"/>začína sen </text:span><text:span text:style-name="T11">.</text:span><text:span text:style-name="CharStyle6">moriť, lebo si dávno už neodpočinula: len Vladimír sa hýb</text:span><text:span text:style-name="T11">^ </text:span><text:span text:style-name="CharStyle6">a strežie chorú, podáva jej lieky.</text:span></text:p>
        <text:p text:style-name="P1202"><text:span text:style-name="CharStyle6">Na druhý deň svitlo </text:span><text:span text:style-name="T11">—</text:span><text:span text:style-name="CharStyle6"><text:s text:c="1"/>svitla i nádeja y srdciach zarmútených. Mária otvorila oči. začala sa hýbať, život sa navracal do jej slabých údov.</text:span></text:p>
        <text:p text:style-name="P1203"><text:span text:style-name="CharStyle6">Od niekoľkých dní sa po Žiline rozniesla povesť, že je Marienka Dlhohorského celkom uzdravená. Nikto nevie, ako, ale si to celé mesto rozpráva, že je telom zdravá</text:span><text:span text:style-name="T11">,</text:span><text:span text:style-name="CharStyle6"><text:s text:c="1"/>ale na duši trpí. Starý Dlhohorský sa teší, usmechuje sa, ale sa i mrzí i hnevá, lebo Mária ustavične Vladimíra spomína. Vladimír prichádza každý deň do Žiliny, veselý je, ako čo by nebol nikdy smútku zacítil, a tak sa krúti okolo Marienky, že až milá vec. Mária ho obyčajne pekne víta i hovorí:</text:span></text:p>
        <text:p text:style-name="P1204"><text:span text:style-name="CharStyle6">„Milý môj, prečo odchádzaš zo Žiliny a nebývaš tu pri svojej neveste, hoci keď otcovi rozprávam, že ma tvoja neprítomnosť kormúti, hnevá sa a hrozí mi kláštorom</text:span><text:span text:style-name="T11">!</text:span><text:span text:style-name="CharStyle6">“</text:span></text:p>
        <text:p text:style-name="P1205"><text:span text:style-name="CharStyle6">„Tebe, duša moja? Hahaha! Toho sa ty neboj, skorej Vladimír zahynie, ako teba opustí. A prečo sa tvoj otec hnevá?“</text:span></text:p>
        <text:p text:style-name="P1206"><text:span text:style-name="CharStyle6">„On poved</text:span><text:span text:style-name="T11">á</text:span><text:span text:style-name="CharStyle6">, že si vraj akéhosi človeka zabil a že on svoje dieťa nedá vrahovi.“</text:span></text:p>
        <text:p text:style-name="P1207"><text:span text:style-name="CharStyle6">„Zabil som Milk</text:span><text:span text:style-name="T11">a</text:span><text:span text:style-name="CharStyle6">... “</text:span></text:p>
        <text:p text:style-name="P1208"><text:span text:style-name="CharStyle6">„Nespomínaj, nespomínaj to meno, lebo sa krv búri v žilách mojich, keď ho len počujem — hu — také mi je odporné, že by pol života za to dala, keby ho nikdy viacej nepočula. Len ty si moje potešenie.“</text:span></text:p>
        <text:p text:style-name="P1209"><text:span text:style-name="CharStyle6">„Hej, duša moja, ani Vladimír nemá iného</text:span></text:p>
        <text:p text:style-name="P1210"><text:span text:style-name="CharStyle6">135 </text:span><text:span text:style-name="T11">i</text:span><text:span text:style-name="CharStyle6"><text:tab/></text:span><text:span text:style-name="T11">*</text:span></text:p>
        <text:p text:style-name="P1211"><text:span text:style-name="CharStyle6">potešenia kr</text:span><text:span text:style-name="T11">é</text:span><text:span text:style-name="CharStyle6">m teba; on je prachom bez</text:span><text:span text:style-name="T11">'ž</text:span><text:span text:style-name="CharStyle6">ivota, keď ho ty pohľadom svojím neožiariš.“</text:span></text:p>
        <text:p text:style-name="P1212"><text:span text:style-name="CharStyle6">„Verím t</text:span><text:span text:style-name="T11">V</text:span><text:span text:style-name="CharStyle6"><text:s text:c="1"/></text:span><text:span text:style-name="T11">m</text:span><text:span text:style-name="CharStyle6">ilý môj. Oh, nehovor ani slova...“</text:span></text:p>
        <text:p text:style-name="P1213"><text:span text:style-name="CharStyle6">A Vladimír nehovoril ani slova, ale objal milú svoju prudkejšie a náruživejšie, ako by objímal umierajúcu nádej života. V tom sa ukáže na prahu starý Dlh</text:span><text:span text:style-name="T11">o</text:span><text:span text:style-name="CharStyle6">horský. Jeho sve- sená hlava sa hore zodvihne, oko j</text:span><text:span text:style-name="T11">e</text:span><text:span text:style-name="CharStyle6">ho zahorí podivným ohňom</text:span><text:span text:style-name="T11">,</text:span><text:span text:style-name="CharStyle6"><text:s text:c="1"/>dych sa mu v prsiach krúti a ústa zavolajú: „Ha, nebo a peklo! Dieť</text:span><text:span text:style-name="T11">i</text:span><text:span text:style-name="CharStyle6">a Dlhohorského v náručí Milkovho vraha!“ a skočí, ako mstiteľ, medzi obo</text:span><text:span text:style-name="T11">c</text:span><text:span text:style-name="CharStyle6">h, chytí Vladimíra a silou mládeneckou ho odsotí od svojho dieťaťa, </text:span><text:span text:style-name="T11">v</text:span><text:span text:style-name="CharStyle6">olajúc:</text:span></text:p>
        <text:p text:style-name="P1214"><text:span text:style-name="CharStyle6">„Keď ťa peklo tvojho svedomia, keď ťa pomsta nebeská ešte zahladiť nevedela, vystupuje jednou nohou už v hrobe stojaci starec a rozmrví ti hlavu, ako hadovi! Hybaj mi z môjho domu</text:span><text:span text:style-name="T11">,</text:span><text:span text:style-name="CharStyle6"><text:s text:c="1"/>kým ťa pomsta moja nezastihne!“</text:span></text:p>
        <text:p text:style-name="P1215"><text:span text:style-name="CharStyle6">Vladimír pozrel bokom naňho, usmial sa a odišiel. Mária si zakryla tvár </text:span><text:span text:style-name="T11">a</text:span><text:span text:style-name="CharStyle6"><text:s text:c="1"/>plakala. A</text:span><text:span text:style-name="T11">le </text:span><text:span text:style-name="CharStyle6">Dlhohorský stál, ako skamenelý, na prostred izby a bed</text:span><text:span text:style-name="T11">ov</text:span><text:span text:style-name="CharStyle6">a</text:span><text:span text:style-name="T11">l</text:span><text:span text:style-name="CharStyle6">:</text:span></text:p>
        <text:p text:style-name="P1216"><text:span text:style-name="CharStyle6">„Bože, prečo tresceš Dlhohorského? O- statné dieťa z jeho</text:span><text:span text:style-name="T12">1</text:span><text:span text:style-name="CharStyle6"><text:s text:c="1"/>rodu v náručí vraha!“</text:span></text:p>
        <text:p text:style-name="P1217"><text:span text:style-name="CharStyle6">„Ach, otec, šanuj dieťa svoje, ono miluje z celej duše Vladimíra!“</text:span></text:p>
        <text:p text:style-name="P1218"><text:span text:style-name="CharStyle6">„Dieťa moje? Áno, tys’ dieťa moje, ale i Milko bol môjmu srdcu toľko, ako dieťa, a jeho zabil Vladimír, a ten Vladimír berie do náručia dieťa moje, ostatnú dušu z rodiny mojej! Starý Dlhohorský to vidieť musí..</text:span><text:span text:style-name="T11">'</text:span></text:p>
        <text:p text:style-name="P1219"><text:span text:style-name="CharStyle6">Dlhohorský búril, ako čo by sa ostatná sila v prsiach zostarelých sbierala; mrak zastrel jeho čelo a jeh</text:span><text:span text:style-name="T11">o</text:span><text:span text:style-name="CharStyle6"><text:s text:c="1"/>šedivá hlava bola </text:span><text:span text:style-name="T11">v</text:span><text:span text:style-name="CharStyle6"><text:s text:c="1"/>hneve ako skamenelý obraz pomsty. Na šum pribehla</text:span></text:p>
        <text:p text:style-name="P1221"><text:span text:style-name="CharStyle21">13</text:span><text:span text:style-name="T16">6</text:span></text:p>
        <text:p text:style-name="P1222"><text:span text:style-name="T11">i</text:span><text:span text:style-name="CharStyle6"><text:s text:c="1"/>pani Dlhohorská db izby. S jednej strany stojí rozhnevaný muž, ako ho predtým nikdy nevidela, s druhej plačúca dcéra; nevie, čo sa robí. Ledva ju však uzre Mária, letí k nej plačúc, a matka ju pritisne k sebe </text:span><text:span text:style-name="T11">a</text:span><text:span text:style-name="CharStyle6"><text:s text:c="1"/>vraví:</text:span></text:p>
        <text:p text:style-name="P1223"><text:span text:style-name="CharStyle6">„Čože robíš s tým dievčaťom? Veď len teraz vstalo z choroby! Čože sa ti stalo, muž môj? Upokoj sa — veď si ty nikdy taký nebýval.“</text:span></text:p>
        <text:p text:style-name="P1224"><text:span text:style-name="CharStyle6">„Radšej mohla zahynúť“, hovorí Dlhohorský, „ako ju malo vidieť oko moje v náručí vrahovom.“</text:span></text:p>
        <text:p text:style-name="P1225"><text:span text:style-name="CharStyle6">„Nemenuj ho tak, otče“, ozve sa Mária</text:span><text:span text:style-name="T11">,</text:span><text:span text:style-name="CharStyle6"><text:s text:c="1"/>„on toho nezaslúžil; ty s</text:span><text:span text:style-name="T11">l</text:span><text:span text:style-name="CharStyle6"><text:s text:c="1"/>kr</text:span><text:span text:style-name="T11">é</text:span><text:span text:style-name="CharStyle6">m toho privolil k nášmu spojeniu: načo ho teraz trháš?“</text:span></text:p>
        <text:p text:style-name="P1226"><text:span text:style-name="CharStyle6">„Ja som sľúbil dieťa svoje, hoci so žiaľom, statočnému človeku, hoc mi bol i nepriateľom: ale Dlhohorský, hoc i zahynie i s rodom svojím, nikdy nedá dieťa svoje vrahovi. Počkaj, dám rozostaviť stráže, a nevyjde Vladimír viacej zo Žiliny, lebo ho obžalujem pred súdom a budem svedčiť pred tvárou živého Boha naňho.“</text:span></text:p>
        <text:p text:style-name="P1227"><text:span text:style-name="CharStyle6">Dopovedal, sobral sa a vyšiel z izby.</text:span></text:p>
        <text:p text:style-name="P1228"><text:span text:style-name="CharStyle6">Matka sa trasie</text:span><text:span text:style-name="T11">,</text:span><text:span text:style-name="CharStyle6"><text:s text:c="1"/>bojí sa niečoho zlého, lebo ešte nikdy nevidela svojho muža takého rozpáleného — a on býval predtým takým vážnym, takým dobrým, takým rozvážnym človekom.</text:span></text:p>
        <text:p text:style-name="P1229"><text:span text:style-name="CharStyle6">Matka odišla preč; Mária zostala sama. Sadla si k obloku a tam premýšľala, až sa mrkať začalo. Mária si len sedí a premýšľa, až naraz sklopí hlavu a začne hovoriť:</text:span></text:p>
        <text:p text:style-name="P1230"><text:span text:style-name="CharStyle6">„Vladimír, potecha moja, poď k svojej Márii. Ona potrebuje potešenia — všetko ma opúšťa, otec ma kľaje — a ja ťa nemôžem zabudnúť.“</text:span></text:p>
        <text:p text:style-name="P1231"><text:span text:style-name="CharStyle21">137</text:span></text:p>
        <text:p text:style-name="P1232"><text:span text:style-name="CharStyle6">Zrazu sa dvere otvoria, niekto vstúpi a Mária zavolá: „Kto to?“</text:span></text:p>
        <text:p text:style-name="P1233"><text:span text:style-name="CharStyle6">„Ja som to, duša moja, prichodím ťa potešiť po </text:span><text:span text:style-name="T11">bú</text:span><text:span text:style-name="CharStyle6">rke.“</text:span></text:p>
        <text:p text:style-name="P1234"><text:span text:style-name="CharStyle6">Mária vyskočila a zavolala:</text:span></text:p>
        <text:p text:style-name="P1235"><text:span text:style-name="CharStyle6">„Utekaj,</text:span><text:span text:style-name="T11">,V</text:span><text:span text:style-name="CharStyle6">ladimír</text:span><text:span text:style-name="T11"><text:s text:c="1"/></text:span><text:span text:style-name="CharStyle6">môj, utekaj, — otec ťa nenávidí — a ja nikdy tvoja nebudem. .. “</text:span></text:p>
        <text:p text:style-name="P1236"><text:span text:style-name="CharStyle6">„Nebudeš? Kto to povedá?“</text:span></text:p>
        <text:p text:style-name="P1237"><text:span text:style-name="CharStyle6">„Môj otec. Utekaj, milý môj, lebo sme ztratení na veky. Otec ťa chce súdu vydať a hovorí, že ma vrahovi nedá.“</text:span></text:p>
        <text:p text:style-name="P1238"><text:span text:style-name="CharStyle6">„Hahaha, nedá? A ty ho tiež zanechávaš? Či Vladimír neurobil všetko z ľúbosti k tebe?“</text:span></text:p>
        <text:p text:style-name="P1239"><text:span text:style-name="CharStyle6">„Ach, verím ti, verím — ale, pre Boha, utekaj zo Žiliny, lebo sa srdce moje trasie od strachu.“</text:span></text:p>
        <text:p text:style-name="P1240"><text:span text:style-name="CharStyle6">Vladimír mlčal krátku chvíľku; čo myslel, to nevedno, to nepočuť, to nevidieť, lebo je už tma, až sa naostatok zdĺhavým, prenikavým hlasom opýta:</text:span></text:p>
        <text:p text:style-name="P1241"><text:span text:style-name="CharStyle6">„Miluješ ty viac otca, či Vladimíra?“</text:span></text:p>
        <text:p text:style-name="P1242"><text:span text:style-name="CharStyle16">Kalinčák III.</text:span></text:p>
        <text:p text:style-name="P1243"><text:span text:style-name="CharStyle27">10</text:span></text:p>
        <text:p text:style-name="P1245"><text:span text:style-name="CharStyle21">138</text:span></text:p>
        <text:p text:style-name="P1246"><text:span text:style-name="CharStyle21">139</text:span></text:p>
        <text:p text:style-name="P1247"><text:span text:style-name="CharStyle6">„Ach, neopytuj sa ma: i otca milujem, i teba, ale otec zakazuje, a tvoja byť nemôžem</text:span><text:span text:style-name="T11">/</text:span><text:span text:style-name="T12">3</text:span></text:p>
        <text:p text:style-name="P1248"><text:span text:style-name="CharStyle6">Vladimír sa jej hodí k nohám, schytí j</text:span><text:span text:style-name="T11">a </text:span><text:span text:style-name="CharStyle6">za ruku a pritisne k ústam svojim a prosí:</text:span></text:p>
        <text:p text:style-name="P1249"><text:span text:style-name="CharStyle6">„Mária! Vladimír kľačí pred tebou, č</text:span><text:span text:style-name="T11">p </text:span><text:span text:style-name="CharStyle6">toľko vystál, že to sily obra prevyšuje. Ty si mu darovala srdce svoje, a teraz ho chceš zanechať? Ty musíš zanechať otca, ale nie Vladimíra, a keď naopak urobíš: Vladimír nevstane od tvojich nôh. neodíde s miesta tohoto, kým neprídu nepriatelia a pätou mu neroz- mrv</text:span><text:span text:style-name="T11">i</text:span><text:span text:style-name="CharStyle6">a hlavu, ako tvoj otec hovoril. Mária, sľu- tuj sa nado mnou, zanechaj otca i matku a poď so mnou do sveta, kde nás ani vtáča nedohoní, ani vietor nen</text:span><text:span text:style-name="T11">á</text:span><text:span text:style-name="CharStyle6">jde.“</text:span></text:p>
        <text:p text:style-name="P1250"><text:span text:style-name="CharStyle6">„Vstaň, pre Boha</text:span><text:span text:style-name="T11">,</text:span><text:span text:style-name="CharStyle6"><text:s text:c="1"/>vstaň!“</text:span></text:p>
        <text:p text:style-name="P1251"><text:span text:style-name="CharStyle6">„Nevstanem, neoddýchnem si, nepustím ťa skorej</text:span><text:span text:style-name="T11">,</text:span><text:span text:style-name="CharStyle6"><text:s text:c="1"/>kým nesľúbiš, že zanecháš otca i matku...“</text:span></text:p>
        <text:p text:style-name="P1252"><text:span text:style-name="CharStyle6">„Bože môj, akože opustiť otca starého, matku utrápenú a drahý dcm, v ktorom som vyrástla?“</text:span></text:p>
        <text:p text:style-name="P1253"><text:span text:style-name="CharStyle6">Vladimír radostne vyskočí a zavolá:</text:span></text:p>
        <text:p text:style-name="P1254"><text:span text:style-name="CharStyle6">„Áno, ty si vyvolila Vladimíra! Zajtra o desiatej večer vyjdi preoblečená z mestskej brány; neďaleko, tam pri starej lipe, bude na teba čakať osedlaný kôň. Sadni naňho a utekaj hore Váhom, tam neďaleko bude ťa Vladimír očakávať; tam sa sídeme, aby sme večne svoji zostali.“</text:span></text:p>
        <text:p text:style-name="P1255"><text:span text:style-name="CharStyle6">Povedal a vyletel z izby.</text:span></text:p>
        <text:p text:style-name="P1256"><text:span text:style-name="CharStyle6">XVIII.</text:span></text:p>
        <text:p text:style-name="P1257"><text:span text:style-name="CharStyle32">V</text:span><text:span text:style-name="T26">g</text:span><text:span text:style-name="CharStyle6"><text:s text:c="1"/>dne ako vo dne, ale v noci je to smutno, trúchlivo. Ale i v noci, keď mesiačik svieti, býva ľahko človeku; no keď je noc tmavá, i duša najsilnejšieho sa ľaká. A dnes je noc</text:span></text:p>
        <text:p text:style-name="P1258"><text:span text:style-name="CharStyle6">tmavá; vietor hvízda, ako valach, opiera sa o staroveké hory považské, a ony šumia po celom okolí široko-ďaleko, ako hlasy z mrtvých vstávajúcich; opiera sa o vlny Váhu, a tieto sa penia, búria, ako by zradu na ľudské plemeno kovaly. I zdola i shora sa valia mrákavy, také temné, ako nikdy. Kedy-tedy</text:span><text:span text:style-name="T11">.</text:span><text:span text:style-name="CharStyle6"><text:s text:c="1"/>z nich i shora i zdola zahurtuje, ako by sa nebo srútiť chcelo, a hučí to v nicn tak temne, tak tmavo, že živú dušu mráz prejme, že by sa človek nazdal, že </text:span><text:span text:style-name="T11">s</text:span><text:span text:style-name="CharStyle6">a tam tisícročná kliatba a pomsta objímajú a škeria sa na obete, čo im do pazúrov padnúť majú. Kedy-tedy zahorí v oblakoch jasný blesk tak čudne, ako by oblaky chcel ako ohnivý klinec pribiť na sklepenie nebeské.</text:span></text:p>
        <text:p text:style-name="P1259"><text:span text:style-name="CharStyle6">Ľudia sa skrývajú do domov a zvery sa uťahujú do dúpnych skál. Nepočuť </text:span><text:span text:style-name="T11">š</text:span><text:span text:style-name="CharStyle6">iroko-ďaleko ani hlasu vtáčka, ani čľupnutia rybky, ani ľudského dychu.</text:span></text:p>
        <text:p text:style-name="P1260"><text:span text:style-name="CharStyle6">Len Vladimír stojí zamračený, ako to nebo, na brehu Váhu. Kôň jeho sa spína, prská; kto vie, či ho</text:span><text:span text:style-name="T12">1</text:span><text:span text:style-name="CharStyle6"><text:s text:c="1"/>tá rozbúrenosť živlov a či tá ťažkosť pánova nepokoji, lebo Vladimír je celý v oceli oblečený. Stojí Vladimír na brehu Váhu sám a sám v tej temnej, smutnej noci. Pozerá — nič vidieť nemôže; počúva — nič počuť nemôže: len blesky horiace, len hromy hučiace, len vetry tatránske okolo neho lietajú, a h</text:span><text:span text:style-name="T11">’</text:span><text:span text:style-name="CharStyle6">as duše sa ozýva väčšmi ešte, ako všetko búrenie živlov. Čas uchádza — Vladimír darmo čaká a myšlienky tmavšie od tej noci vstupujú do mysli jeho. Či Mária nebola vyzradená? Či ju na úteku nedohonili? Jedenásta je preč, a dávno tu byť mohla. Či ona privolila k úteku? Ha, nepovedala ani slova. Či ho ona nezradila? Či sa le</text:span><text:span text:style-name="T11">n</text:span><text:span text:style-name="CharStyle6"><text:s text:c="1"/>tak k nemu nestavala, aby ho zahubiť mohla? Môže byť, môže byť, lebo keby</text:span></text:p>
        <text:p text:style-name="P1261"><text:span text:style-name="CharStyle27">10</text:span><text:span text:style-name="T33">*</text:span></text:p>
        <text:p text:style-name="P1263"><text:span text:style-name="CharStyle29">140</text:span></text:p>
        <text:p text:style-name="P1264"><text:span text:style-name="CharStyle6">úprimne smýšľala, či by už dávno tu nebola? Tak je, tak j</text:span><text:span text:style-name="T11">e</text:span><text:span text:style-name="CharStyle6">! </text:span><text:span text:style-name="T11">■</text:span><text:span text:style-name="CharStyle6">— Hoj, preletelo to</text:span><text:span text:style-name="T11">-</text:span><text:span text:style-name="CharStyle6"><text:s text:c="1"/>dušou Vladimírovou ako tristotisíc hromov, dych sa mu v prsiach zastavil — a vetry fúkajú, hromy trieskajú a blesky lietajú.</text:span></text:p>
        <text:p text:style-name="P1265"><text:span text:style-name="CharStyle6">Počúvaj, počúvaj. Dupotom, dupotom niečo letí hore Váhcm; zem šumie, ako zakliate zámky, od toho dupotu — hoj, to tam musí byť háveď ľudu, hádam Vladimíra stíhajú, hádam Mária poslala pohon naňh</text:span><text:span text:style-name="T11">o</text:span><text:span text:style-name="CharStyle6">: </text:span><text:span text:style-name="T11">a</text:span><text:span text:style-name="CharStyle6"><text:s text:c="1"/>Vladimír </text:span><text:span text:style-name="T11">s</text:span><text:span text:style-name="CharStyle6">a na tú myšlienku </text:span><text:span text:style-name="T11">za</text:span><text:span text:style-name="CharStyle6">mraští, za</text:span><text:span text:style-name="T11">š</text:span><text:span text:style-name="CharStyle6">krípe zubmi, vyskočí na kopec, čo pri ňom stojí, a prisahá</text:span><text:span text:style-name="T11">^ </text:span><text:span text:style-name="CharStyle45">že sa ani s miesta nepohne, lebo nech zahynie keď je oklamaná láska jeho.</text:span></text:p>
        <text:p text:style-name="P1266"><text:span text:style-name="CharStyle6">Dupotom, dupotom sa niečo nesie po tom brehu považskom. Blesk na nebi zahorí a Vladimír vidí liskot zbroje, blesk šišaka a ligot panciera, počuje štrnganie šable, a búrlivá duša jeho sa rozleje v zúfalý výkrik:</text:span></text:p>
        <text:p text:style-name="P1267"><text:span text:style-name="CharStyle6">„Sklamaná láska moja!“</text:span></text:p>
        <text:p text:style-name="P1268"><text:span text:style-name="CharStyle6">Jazdec sa blíži a blíži</text:span><text:span text:style-name="T11">-,</text:span><text:span text:style-name="CharStyle6"><text:s text:c="1"/>Vladimír vytiahne z pošvy ťažký meč, nazdávajúc sa, že ho množstvo ľudu obklopuje, lebo vetry fúkajú, zem hučí — a rúbe jazdcovi do hlavy...</text:span></text:p>
        <text:p text:style-name="P1269"><text:span text:style-name="CharStyle6">Blesk zahorí na výsosti nebeskej, preťatý železný šišak roznadne sa na dve strany, dlhé čier</text:span><text:span text:style-name="T11">né</text:span><text:span text:style-name="CharStyle6"><text:s text:c="1"/>vlasy vyhrnú sa zpod neho, krv vystrekne z rozštiepenej hlavy a — jazdec padne mŕtvy Vladimírovi na prse. Ešte raz zahorí blesk na výsosti nebeskej, letí na zem, a vidno, ako Vladimír, božou strelou zastihnutý, padá mŕtvy k Márii — na Milk</text:span><text:span text:style-name="T11">ov</text:span><text:span text:style-name="CharStyle6">om hrobe. A hlas kuvika počuť cez hučanie Váhu a durkan</text:span><text:span text:style-name="T11">i</text:span><text:span text:style-name="CharStyle6">e hromu, ako by volal: „Hrom ti ukázal miesto</text:span><text:span text:style-name="T11">-</text:span><text:span text:style-name="CharStyle6">, kde ležať máš.“</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Times New Roman" svg:font-family="'Times New Roman'"/>
    <style:font-face style:name="Arial" svg:font-family="'Arial'"/>
    <style:font-face style:name="Courier New" svg:font-family="'Courier New'"/>
  </office:font-face-decls>
  <office:styles>
    <style:style style:family="text" style:name="DefaultFontStyle">
      <style:text-properties fo:language="sk" style:language-asian="sk" style:language-complex="sk" fo:country="SK" style:country-asian="SK" style:country-complex="SK"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Hyperlink" style:display-name="Hyperlink" style:parent-style-name="DefaultFontStyle">
      <style:text-properties style:text-underline-style="solid" fo:color="#0066CC"/>
    </style:style>
    <style:style style:family="text" style:name="CharStyle4" style:display-name="CharStyle4" style:parent-style-name="DefaultFontStyle">
      <style:text-properties/>
    </style:style>
    <style:style style:family="text" style:name="CharStyle6" style:display-name="CharStyle6" style:parent-style-name="DefaultFontStyle">
      <style:text-properties/>
    </style:style>
    <style:style style:family="text" style:name="CharStyle7" style:display-name="CharStyle7" style:parent-style-name="CharStyle6">
      <style:text-properties fo:language="sk" style:language-asian="sk" style:language-complex="sk" fo:country="SK" style:country-asian="SK" style:country-complex="SK" fo:color="#000000"/>
    </style:style>
    <style:style style:family="text" style:name="CharStyle9" style:display-name="CharStyle9" style:parent-style-name="DefaultFontStyle">
      <style:text-properties/>
    </style:style>
    <style:style style:family="text" style:name="CharStyle11" style:display-name="CharStyle11" style:parent-style-name="DefaultFontStyle">
      <style:text-properties/>
    </style:style>
    <style:style style:family="text" style:name="CharStyle13" style:display-name="CharStyle13" style:parent-style-name="DefaultFontStyle">
      <style:text-properties/>
    </style:style>
    <style:style style:family="text" style:name="CharStyle14" style:display-name="CharStyle14" style:parent-style-name="CharStyle13">
      <style:text-properties fo:language="sk" style:language-asian="sk" style:language-complex="sk" fo:country="SK" style:country-asian="SK" style:country-complex="SK" fo:color="#000000"/>
    </style:style>
    <style:style style:family="text" style:name="CharStyle16" style:display-name="CharStyle16" style:parent-style-name="DefaultFontStyle">
      <style:text-properties/>
    </style:style>
    <style:style style:family="text" style:name="CharStyle18" style:display-name="CharStyle18" style:parent-style-name="DefaultFontStyle">
      <style:text-properties/>
    </style:style>
    <style:style style:family="text" style:name="CharStyle19" style:display-name="CharStyle19" style:parent-style-name="CharStyle18">
      <style:text-properties fo:language="sk" style:language-asian="sk" style:language-complex="sk" fo:country="SK" style:country-asian="SK" style:country-complex="SK" fo:color="#000000"/>
    </style:style>
    <style:style style:family="text" style:name="CharStyle21" style:display-name="CharStyle21" style:parent-style-name="DefaultFontStyle">
      <style:text-properties/>
    </style:style>
    <style:style style:family="text" style:name="CharStyle22" style:display-name="CharStyle22" style:parent-style-name="CharStyle18">
      <style:text-properties fo:language="sk" style:language-asian="sk" style:language-complex="sk" fo:country="SK" style:country-asian="SK" style:country-complex="SK" fo:color="#000000"/>
    </style:style>
    <style:style style:family="text" style:name="CharStyle23" style:display-name="CharStyle23" style:parent-style-name="CharStyle21">
      <style:text-properties fo:language="sk" style:language-asian="sk" style:language-complex="sk" fo:country="SK" style:country-asian="SK" style:country-complex="SK" fo:color="#000000"/>
    </style:style>
    <style:style style:family="text" style:name="CharStyle25" style:display-name="CharStyle25" style:parent-style-name="DefaultFontStyle">
      <style:text-properties/>
    </style:style>
    <style:style style:family="text" style:name="CharStyle27" style:display-name="CharStyle27" style:parent-style-name="DefaultFontStyle">
      <style:text-properties/>
    </style:style>
    <style:style style:family="text" style:name="CharStyle28" style:display-name="CharStyle28" style:parent-style-name="CharStyle18">
      <style:text-properties fo:language="sk" style:language-asian="sk" style:language-complex="sk" fo:country="SK" style:country-asian="SK" style:country-complex="SK" fo:color="#000000"/>
    </style:style>
    <style:style style:family="text" style:name="CharStyle29" style:display-name="CharStyle29" style:parent-style-name="CharStyle21">
      <style:text-properties fo:language="sk" style:language-asian="sk" style:language-complex="sk" fo:country="SK" style:country-asian="SK" style:country-complex="SK" fo:color="#000000"/>
    </style:style>
    <style:style style:family="text" style:name="CharStyle31" style:display-name="CharStyle31" style:parent-style-name="DefaultFontStyle">
      <style:text-properties/>
    </style:style>
    <style:style style:family="text" style:name="CharStyle32" style:display-name="CharStyle32" style:parent-style-name="CharStyle6">
      <style:text-properties fo:language="sk" style:language-asian="sk" style:language-complex="sk" fo:country="SK" style:country-asian="SK" style:country-complex="SK" fo:font-variant="small-caps" fo:color="#000000"/>
    </style:style>
    <style:style style:family="text" style:name="CharStyle33" style:display-name="CharStyle33" style:parent-style-name="CharStyle6">
      <style:text-properties fo:language="sk" style:language-asian="sk" style:language-complex="sk" fo:country="SK" style:country-asian="SK" style:country-complex="SK" fo:color="#000000"/>
    </style:style>
    <style:style style:family="text" style:name="CharStyle34" style:display-name="CharStyle34" style:parent-style-name="CharStyle6">
      <style:text-properties fo:language="sk" style:language-asian="sk" style:language-complex="sk" fo:country="SK" style:country-asian="SK" style:country-complex="SK" fo:color="#000000"/>
    </style:style>
    <style:style style:family="text" style:name="CharStyle35" style:display-name="CharStyle35" style:parent-style-name="CharStyle16">
      <style:text-properties fo:language="sk" style:language-asian="sk" style:language-complex="sk" fo:country="SK" style:country-asian="SK" style:country-complex="SK" fo:color="#000000"/>
    </style:style>
    <style:style style:family="text" style:name="CharStyle36" style:display-name="CharStyle36" style:parent-style-name="CharStyle13">
      <style:text-properties fo:language="sk" style:language-asian="sk" style:language-complex="sk" fo:country="SK" style:country-asian="SK" style:country-complex="SK" fo:color="#000000"/>
    </style:style>
    <style:style style:family="text" style:name="CharStyle38" style:display-name="CharStyle38" style:parent-style-name="DefaultFontStyle">
      <style:text-properties/>
    </style:style>
    <style:style style:family="text" style:name="CharStyle39" style:display-name="CharStyle39" style:parent-style-name="CharStyle6">
      <style:text-properties fo:language="sk" style:language-asian="sk" style:language-complex="sk" fo:country="SK" style:country-asian="SK" style:country-complex="SK" fo:color="#000000"/>
    </style:style>
    <style:style style:family="text" style:name="CharStyle40" style:display-name="CharStyle40" style:parent-style-name="CharStyle31">
      <style:text-properties fo:language="sk" style:language-asian="sk" style:language-complex="sk" fo:country="SK" style:country-asian="SK" style:country-complex="SK" fo:color="#000000"/>
    </style:style>
    <style:style style:family="text" style:name="CharStyle42" style:display-name="CharStyle42" style:parent-style-name="DefaultFontStyle">
      <style:text-properties/>
    </style:style>
    <style:style style:family="text" style:name="CharStyle43" style:display-name="CharStyle43" style:parent-style-name="CharStyle16">
      <style:text-properties fo:language="sk" style:language-asian="sk" style:language-complex="sk" fo:country="SK" style:country-asian="SK" style:country-complex="SK" fo:color="#000000"/>
    </style:style>
    <style:style style:family="text" style:name="CharStyle44" style:display-name="CharStyle44" style:parent-style-name="CharStyle6">
      <style:text-properties fo:language="sk" style:language-asian="sk" style:language-complex="sk" fo:country="SK" style:country-asian="SK" style:country-complex="SK" fo:color="#000000"/>
    </style:style>
    <style:style style:family="text" style:name="CharStyle45" style:display-name="CharStyle45" style:parent-style-name="CharStyle6">
      <style:text-properties fo:language="sk" style:language-asian="sk" style:language-complex="sk" fo:country="SK" style:country-asian="SK" style:country-complex="SK" fo:color="#00000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sk" style:language-asian="sk" style:language-complex="sk" fo:country="SK" style:country-asian="SK" style:country-complex="SK"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3" style:display-name="Záhlavie #2" style:list-style-name="">
      <style:paragraph-properties fo:background-color="transparent" fo:text-align="center" style:page-number="auto"/>
      <style:text-properties/>
    </style:style>
    <style:style style:family="paragraph" style:name="Style5" style:display-name="Základný text">
      <style:paragraph-properties fo:background-color="transparent" fo:text-indent="0.706cm" style:page-number="auto"/>
      <style:text-properties/>
    </style:style>
    <style:style style:family="paragraph" style:name="Style8" style:display-name="Záhlavie #1" style:list-style-name="">
      <style:paragraph-properties fo:background-color="transparent" fo:text-align="center" style:page-number="auto"/>
      <style:text-properties/>
    </style:style>
    <style:style style:family="paragraph" style:name="Style10" style:display-name="Základný text (3)">
      <style:paragraph-properties fo:background-color="transparent" fo:text-align="center" style:page-number="auto"/>
      <style:text-properties/>
    </style:style>
    <style:style style:family="paragraph" style:name="Style12" style:display-name="Iné">
      <style:paragraph-properties fo:background-color="transparent" fo:text-indent="0.706cm" style:page-number="auto"/>
      <style:text-properties/>
    </style:style>
    <style:style style:family="paragraph" style:name="Style15" style:display-name="Základný text (2)">
      <style:paragraph-properties fo:background-color="transparent" style:page-number="auto"/>
      <style:text-properties/>
    </style:style>
    <style:style style:family="paragraph" style:name="Style17" style:display-name="Hlavička alebo päta (2)">
      <style:paragraph-properties fo:background-color="transparent" style:page-number="auto"/>
      <style:text-properties/>
    </style:style>
    <style:style style:family="paragraph" style:name="Style20" style:display-name="Hlavička alebo päta">
      <style:paragraph-properties fo:background-color="transparent" style:page-number="auto"/>
      <style:text-properties/>
    </style:style>
    <style:style style:family="paragraph" style:name="Style24" style:display-name="Záhlavie #3" style:list-style-name="">
      <style:paragraph-properties fo:background-color="transparent" fo:text-align="center" style:page-number="auto"/>
      <style:text-properties/>
    </style:style>
    <style:style style:family="paragraph" style:name="Style26" style:display-name="Základný text (4)">
      <style:paragraph-properties fo:background-color="transparent" fo:text-align="right" style:page-number="auto"/>
      <style:text-properties/>
    </style:style>
    <style:style style:family="paragraph" style:name="Style30" style:display-name="Názov obrázka">
      <style:paragraph-properties fo:background-color="transparent" fo:text-align="right" style:page-number="auto"/>
      <style:text-properties/>
    </style:style>
    <style:style style:family="paragraph" style:name="Style37" style:display-name="Základný text (5)">
      <style:paragraph-properties fo:background-color="transparent" fo:margin-left="2.258cm" style:page-number="auto"/>
      <style:text-properties/>
    </style:style>
    <style:style style:family="paragraph" style:name="Style41" style:display-name="Základný text (8)">
      <style:paragraph-properties fo:background-color="transparent" style:page-number="auto"/>
      <style:text-properties/>
    </style:style>
    <style:style style:name="Frame" style:family="graphic">
      <style:graphic-properties/>
    </style:style>
    <text:notes-configuration text:note-class="footnote" text:start-numbering-at="document" style:num-format="1" text:start-value="0"/>
  </office:styles>
  <office:automatic-styles>
    <style:style style:family="text" style:name="T13" style:display-name="T13" style:parent-style-name="CharStyle19">
      <style:text-properties fo:color="#000000"/>
    </style:style>
    <style:style style:family="text" style:name="T15" style:display-name="T15" style:parent-style-name="CharStyle19">
      <style:text-properties fo:color="#000000" fo:background-color="#80FFFF"/>
    </style:style>
    <style:style style:family="text" style:name="T18" style:display-name="T18" style:parent-style-name="CharStyle22">
      <style:text-properties fo:color="#000000"/>
    </style:style>
    <style:style style:family="text" style:name="T23" style:display-name="T23" style:parent-style-name="CharStyle28">
      <style:text-properties fo:color="#000000"/>
    </style:style>
    <style:style style:family="text" style:name="T36" style:display-name="T36" style:parent-style-name="CharStyle28">
      <style:text-properties fo:color="#000000" fo:background-color="#80FFFF"/>
    </style:style>
    <style:style style:family="text" style:name="T38" style:display-name="T38" style:parent-style-name="CharStyle21">
      <style:text-properties fo:color="#000000" fo:background-color="#80FFFF"/>
    </style:style>
    <style:style style:family="text" style:name="T39" style:display-name="T39" style:parent-style-name="CharStyle21">
      <style:text-properties fo:color="#000000"/>
    </style:style>
    <style:style style:family="text" style:name="T45" style:display-name="T45" style:parent-style-name="CharStyle29">
      <style:text-properties fo:color="#000000"/>
    </style:style>
    <style:style style:family="paragraph" style:name="P1" style:display-name="P1">
      <style:paragraph-properties fo:line-height="0.002cm" style:page-number="auto"/>
      <style:text-properties/>
    </style:style>
    <style:style style:family="paragraph" style:name="P2" style:display-name="P2">
      <style:paragraph-properties fo:line-height="0.002cm" style:page-number="auto"/>
      <style:text-properties/>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line-height="0.002cm" style:page-number="auto"/>
      <style:text-properties/>
    </style:style>
    <style:style style:family="paragraph" style:name="P7" style:display-name="P7">
      <style:paragraph-properties fo:line-height="0.002cm" style:page-number="auto"/>
      <style:text-properties/>
    </style:style>
    <style:style style:family="paragraph" style:name="P8" style:display-name="P8">
      <style:paragraph-properties fo:line-height="0.002cm" style:page-number="auto"/>
      <style:text-properties/>
    </style:style>
    <style:style style:family="paragraph" style:name="P9" style:display-name="P9">
      <style:paragraph-properties fo:line-height="0.002cm" style:page-number="auto"/>
      <style:text-properties/>
    </style:style>
    <style:style style:family="paragraph" style:name="P10" style:display-name="P10">
      <style:paragraph-properties fo:line-height="0.002cm" style:page-number="auto"/>
      <style:text-properties/>
    </style:style>
    <style:style style:family="paragraph" style:name="P11" style:display-name="P11">
      <style:paragraph-properties fo:line-height="0.002cm" style:page-number="auto"/>
      <style:text-properties/>
    </style:style>
    <style:style style:family="paragraph" style:name="P12" style:display-name="P12">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14" style:display-name="P14">
      <style:paragraph-properties fo:line-height="0.002cm" style:page-number="auto"/>
      <style:text-properties/>
    </style:style>
    <style:style style:family="paragraph" style:name="P15" style:display-name="P15">
      <style:paragraph-properties fo:line-height="0.002cm" style:page-number="auto"/>
      <style:text-properties/>
    </style:style>
    <style:style style:family="paragraph" style:name="P16" style:display-name="P16">
      <style:paragraph-properties fo:line-height="0.002cm" style:page-number="auto"/>
      <style:text-properties/>
    </style:style>
    <style:style style:family="paragraph" style:name="P17" style:display-name="P17">
      <style:paragraph-properties fo:line-height="0.002cm" style:page-number="auto"/>
      <style:text-properties/>
    </style:style>
    <style:style style:family="paragraph" style:name="P18" style:display-name="P18">
      <style:paragraph-properties fo:line-height="0.002cm" style:page-number="auto"/>
      <style:text-properties/>
    </style:style>
    <style:style style:family="paragraph" style:name="P19" style:display-name="P19">
      <style:paragraph-properties fo:line-height="0.002cm" style:page-number="auto"/>
      <style:text-properties/>
    </style:style>
    <style:style style:family="paragraph" style:name="P20" style:display-name="P20">
      <style:paragraph-properties fo:line-height="0.002cm" style:page-number="auto"/>
      <style:text-properties/>
    </style:style>
    <style:style style:family="paragraph" style:name="P21" style:display-name="P21">
      <style:paragraph-properties fo:line-height="0.002cm" style:page-number="auto"/>
      <style:text-properties/>
    </style:style>
    <style:style style:family="paragraph" style:name="P22" style:display-name="P22">
      <style:paragraph-properties fo:line-height="0.002cm" style:page-number="auto"/>
      <style:text-properties/>
    </style:style>
    <style:style style:family="paragraph" style:name="P23" style:display-name="P23">
      <style:paragraph-properties fo:line-height="0.002cm" style:page-number="auto"/>
      <style:text-properties/>
    </style:style>
    <style:style style:family="paragraph" style:name="P24" style:display-name="P24">
      <style:paragraph-properties fo:line-height="0.002cm" style:page-number="auto"/>
      <style:text-properties/>
    </style:style>
    <style:style style:family="paragraph" style:name="P25" style:display-name="P25">
      <style:paragraph-properties fo:line-height="0.002cm" style:page-number="auto"/>
      <style:text-properties/>
    </style:style>
    <style:style style:family="paragraph" style:name="P26" style:display-name="P26">
      <style:paragraph-properties fo:line-height="0.002cm" style:page-number="auto"/>
      <style:text-properties/>
    </style:style>
    <style:style style:family="paragraph" style:name="P27" style:display-name="P27">
      <style:paragraph-properties fo:line-height="0.002cm" style:page-number="auto"/>
      <style:text-properties/>
    </style:style>
    <style:style style:family="paragraph" style:name="P28" style:display-name="P28">
      <style:paragraph-properties fo:line-height="0.002cm" style:page-number="auto"/>
      <style:text-properties/>
    </style:style>
    <style:style style:family="paragraph" style:name="P29" style:display-name="P29">
      <style:paragraph-properties fo:line-height="0.002cm" style:page-number="auto"/>
      <style:text-properties/>
    </style:style>
    <style:style style:family="paragraph" style:name="P30" style:display-name="P30">
      <style:paragraph-properties fo:line-height="0.002cm" style:page-number="auto"/>
      <style:text-properties/>
    </style:style>
    <style:style style:family="paragraph" style:name="P31" style:display-name="P31">
      <style:paragraph-properties fo:line-height="0.002cm" style:page-number="auto"/>
      <style:text-properties/>
    </style:style>
    <style:style style:family="paragraph" style:name="P32" style:display-name="P32">
      <style:paragraph-properties fo:line-height="0.002cm" style:page-number="auto"/>
      <style:text-properties/>
    </style:style>
    <style:style style:family="paragraph" style:name="P33" style:display-name="P33">
      <style:paragraph-properties fo:line-height="0.002cm" style:page-number="auto"/>
      <style:text-properties/>
    </style:style>
    <style:style style:family="paragraph" style:name="P34" style:display-name="P34">
      <style:paragraph-properties fo:line-height="0.002cm" style:page-number="auto"/>
      <style:text-properties/>
    </style:style>
    <style:style style:family="paragraph" style:name="P35" style:display-name="P35">
      <style:paragraph-properties fo:line-height="0.002cm" style:page-number="auto"/>
      <style:text-properties/>
    </style:style>
    <style:style style:family="paragraph" style:name="P36" style:display-name="P36">
      <style:paragraph-properties fo:line-height="0.002cm" style:page-number="auto"/>
      <style:text-properties/>
    </style:style>
    <style:style style:family="paragraph" style:name="P37" style:display-name="P37">
      <style:paragraph-properties fo:line-height="0.002cm" style:page-number="auto"/>
      <style:text-properties/>
    </style:style>
    <style:style style:family="paragraph" style:name="P38" style:display-name="P38">
      <style:paragraph-properties fo:line-height="0.002cm" style:page-number="auto"/>
      <style:text-properties/>
    </style:style>
    <style:style style:family="paragraph" style:name="P39" style:display-name="P39">
      <style:paragraph-properties fo:line-height="0.002cm" style:page-number="auto"/>
      <style:text-properties/>
    </style:style>
    <style:style style:family="paragraph" style:name="P40" style:display-name="P40">
      <style:paragraph-properties fo:line-height="0.002cm" style:page-number="auto"/>
      <style:text-properties/>
    </style:style>
    <style:style style:family="paragraph" style:name="P41" style:display-name="P41">
      <style:paragraph-properties fo:line-height="0.002cm" style:page-number="auto"/>
      <style:text-properties/>
    </style:style>
    <style:style style:family="paragraph" style:name="P42" style:display-name="P42">
      <style:paragraph-properties fo:line-height="0.002cm" style:page-number="auto"/>
      <style:text-properties/>
    </style:style>
    <style:style style:family="paragraph" style:name="P43" style:display-name="P43">
      <style:paragraph-properties fo:line-height="0.002cm" style:page-number="auto"/>
      <style:text-properties/>
    </style:style>
    <style:style style:family="paragraph" style:name="P44" style:display-name="P44">
      <style:paragraph-properties fo:line-height="0.002cm" style:page-number="auto"/>
      <style:text-properties/>
    </style:style>
    <style:style style:family="paragraph" style:name="P45" style:display-name="P45">
      <style:paragraph-properties fo:line-height="0.002cm" style:page-number="auto"/>
      <style:text-properties/>
    </style:style>
    <style:style style:family="paragraph" style:name="P46" style:display-name="P46">
      <style:paragraph-properties fo:line-height="0.002cm" style:page-number="auto"/>
      <style:text-properties/>
    </style:style>
    <style:style style:family="paragraph" style:name="P47" style:display-name="P47">
      <style:paragraph-properties fo:line-height="0.002cm" style:page-number="auto"/>
      <style:text-properties/>
    </style:style>
    <style:style style:family="paragraph" style:name="P48" style:display-name="P48">
      <style:paragraph-properties fo:line-height="0.002cm" style:page-number="auto"/>
      <style:text-properties/>
    </style:style>
    <style:style style:family="paragraph" style:name="P49" style:display-name="P49">
      <style:paragraph-properties fo:line-height="0.002cm" style:page-number="auto"/>
      <style:text-properties/>
    </style:style>
    <style:style style:family="paragraph" style:name="P50" style:display-name="P50">
      <style:paragraph-properties fo:line-height="0.002cm" style:page-number="auto"/>
      <style:text-properties/>
    </style:style>
    <style:style style:family="paragraph" style:name="P51" style:display-name="P51">
      <style:paragraph-properties fo:line-height="0.002cm" style:page-number="auto"/>
      <style:text-properties/>
    </style:style>
    <style:style style:family="paragraph" style:name="P52" style:display-name="P52">
      <style:paragraph-properties fo:line-height="0.002cm" style:page-number="auto"/>
      <style:text-properties/>
    </style:style>
    <style:style style:family="paragraph" style:name="P53" style:display-name="P53">
      <style:paragraph-properties fo:line-height="0.002cm" style:page-number="auto"/>
      <style:text-properties/>
    </style:style>
    <style:style style:family="paragraph" style:name="P54" style:display-name="P54">
      <style:paragraph-properties fo:line-height="0.002cm" style:page-number="auto"/>
      <style:text-properties/>
    </style:style>
    <style:style style:family="paragraph" style:name="P55" style:display-name="P55">
      <style:paragraph-properties fo:line-height="0.002cm" style:page-number="auto"/>
      <style:text-properties/>
    </style:style>
    <style:style style:family="paragraph" style:name="P56" style:display-name="P56">
      <style:paragraph-properties fo:line-height="0.002cm" style:page-number="auto"/>
      <style:text-properties/>
    </style:style>
    <style:style style:family="paragraph" style:name="P57" style:display-name="P57">
      <style:paragraph-properties fo:line-height="0.002cm" style:page-number="auto"/>
      <style:text-properties/>
    </style:style>
    <style:style style:family="paragraph" style:name="P58" style:display-name="P58">
      <style:paragraph-properties fo:line-height="0.002cm" style:page-number="auto"/>
      <style:text-properties/>
    </style:style>
    <style:style style:family="paragraph" style:name="P59" style:display-name="P59">
      <style:paragraph-properties fo:line-height="0.002cm" style:page-number="auto"/>
      <style:text-properties/>
    </style:style>
    <style:style style:family="paragraph" style:name="P60" style:display-name="P60">
      <style:paragraph-properties fo:line-height="0.002cm" style:page-number="auto"/>
      <style:text-properties/>
    </style:style>
    <style:style style:family="paragraph" style:name="P61" style:display-name="P61">
      <style:paragraph-properties fo:line-height="0.002cm" style:page-number="auto"/>
      <style:text-properties/>
    </style:style>
    <style:style style:family="paragraph" style:name="P62" style:display-name="P62">
      <style:paragraph-properties fo:line-height="0.002cm" style:page-number="auto"/>
      <style:text-properties/>
    </style:style>
    <style:style style:family="paragraph" style:name="P63" style:display-name="P63">
      <style:paragraph-properties fo:line-height="0.002cm" style:page-number="auto"/>
      <style:text-properties/>
    </style:style>
    <style:style style:family="paragraph" style:name="P64" style:display-name="P64">
      <style:paragraph-properties fo:line-height="0.002cm" style:page-number="auto"/>
      <style:text-properties/>
    </style:style>
    <style:style style:family="paragraph" style:name="P65" style:display-name="P65">
      <style:paragraph-properties fo:line-height="0.002cm" style:page-number="auto"/>
      <style:text-properties/>
    </style:style>
    <style:style style:family="paragraph" style:name="P66" style:display-name="P66">
      <style:paragraph-properties fo:line-height="0.002cm" style:page-number="auto"/>
      <style:text-properties/>
    </style:style>
    <style:style style:family="paragraph" style:name="P67" style:display-name="P67">
      <style:paragraph-properties fo:line-height="0.002cm" style:page-number="auto"/>
      <style:text-properties/>
    </style:style>
    <style:style style:family="paragraph" style:name="P68" style:display-name="P68">
      <style:paragraph-properties fo:line-height="0.002cm" style:page-number="auto"/>
      <style:text-properties/>
    </style:style>
    <style:style style:family="paragraph" style:name="P69" style:display-name="P69">
      <style:paragraph-properties fo:line-height="0.002cm" style:page-number="auto"/>
      <style:text-properties/>
    </style:style>
    <style:style style:family="paragraph" style:name="P90" style:display-name="P90" style:parent-style-name="Style17">
      <style:paragraph-properties fo:background-color="transparent" fo:margin-left="0.000cm" fo:text-indent="0.000cm" fo:text-align="left" style:page-number="auto"/>
      <style:text-properties/>
    </style:style>
    <style:style style:family="paragraph" style:name="P91" style:display-name="P91" style:parent-style-name="Style17">
      <style:paragraph-properties fo:background-color="transparent" fo:margin-left="0.000cm" fo:text-indent="0.000cm" fo:text-align="left" style:page-number="auto"/>
      <style:text-properties/>
    </style:style>
    <style:style style:family="paragraph" style:name="P113" style:display-name="P113" style:parent-style-name="Style17">
      <style:paragraph-properties fo:background-color="transparent" fo:margin-left="0.000cm" fo:text-indent="0.000cm" fo:text-align="left" style:page-number="auto">
        <style:tab-stops>
          <style:tab-stop style:position="11.138cm" style:type="right"/>
        </style:tab-stops>
      </style:paragraph-properties>
      <style:text-properties/>
    </style:style>
    <style:style style:family="paragraph" style:name="P133" style:display-name="P133" style:parent-style-name="Style17">
      <style:paragraph-properties fo:background-color="transparent" fo:margin-left="0.000cm" fo:text-indent="0.000cm" fo:text-align="left" style:page-number="auto">
        <style:tab-stops>
          <style:tab-stop style:position="11.322cm" style:type="right"/>
        </style:tab-stops>
      </style:paragraph-properties>
      <style:text-properties/>
    </style:style>
    <style:style style:family="paragraph" style:name="P145" style:display-name="P145" style:parent-style-name="Style17">
      <style:paragraph-properties fo:background-color="transparent" fo:margin-left="0.000cm" fo:text-indent="0.000cm" fo:text-align="left" style:page-number="auto">
        <style:tab-stops>
          <style:tab-stop style:position="11.151cm" style:type="right"/>
        </style:tab-stops>
      </style:paragraph-properties>
      <style:text-properties/>
    </style:style>
    <style:style style:family="paragraph" style:name="P156" style:display-name="P156" style:parent-style-name="Style17">
      <style:paragraph-properties fo:background-color="transparent" fo:margin-left="0.000cm" fo:text-indent="0.000cm" fo:text-align="left" style:page-number="auto"/>
      <style:text-properties/>
    </style:style>
    <style:style style:family="paragraph" style:name="P157" style:display-name="P157" style:parent-style-name="Style17">
      <style:paragraph-properties fo:background-color="transparent" fo:margin-left="0.000cm" fo:text-indent="0.000cm" fo:text-align="left" style:page-number="auto"/>
      <style:text-properties/>
    </style:style>
    <style:style style:family="paragraph" style:name="P183" style:display-name="P183" style:parent-style-name="Style17">
      <style:paragraph-properties fo:background-color="transparent" fo:margin-left="0.000cm" fo:text-indent="0.000cm" fo:text-align="left" style:page-number="auto">
        <style:tab-stops>
          <style:tab-stop style:position="9.747cm" style:type="right"/>
        </style:tab-stops>
      </style:paragraph-properties>
      <style:text-properties/>
    </style:style>
    <style:style style:family="paragraph" style:name="P196" style:display-name="P196" style:parent-style-name="Style17">
      <style:paragraph-properties fo:background-color="transparent" fo:margin-left="0.000cm" fo:text-indent="0.000cm" fo:text-align="left" style:page-number="auto">
        <style:tab-stops>
          <style:tab-stop style:position="10.814cm" style:type="right"/>
        </style:tab-stops>
      </style:paragraph-properties>
      <style:text-properties/>
    </style:style>
    <style:style style:family="paragraph" style:name="P197" style:display-name="P197" style:parent-style-name="Style17">
      <style:paragraph-properties fo:background-color="transparent" fo:margin-left="0.000cm" fo:text-indent="0.000cm" fo:text-align="left" style:page-number="auto"/>
      <style:text-properties/>
    </style:style>
    <style:style style:family="paragraph" style:name="P214" style:display-name="P214" style:parent-style-name="Style17">
      <style:paragraph-properties fo:background-color="transparent" fo:margin-left="0.000cm" fo:text-indent="0.000cm" fo:text-align="left" style:page-number="auto">
        <style:tab-stops>
          <style:tab-stop style:position="11.132cm" style:type="right"/>
        </style:tab-stops>
      </style:paragraph-properties>
      <style:text-properties/>
    </style:style>
    <style:style style:family="paragraph" style:name="P230" style:display-name="P230" style:parent-style-name="Style17">
      <style:paragraph-properties fo:background-color="transparent" fo:margin-left="0.000cm" fo:text-indent="0.000cm" fo:text-align="left" style:page-number="auto"/>
      <style:text-properties/>
    </style:style>
    <style:style style:family="paragraph" style:name="P245" style:display-name="P245" style:parent-style-name="Style17">
      <style:paragraph-properties fo:background-color="transparent" fo:margin-left="0.000cm" fo:text-indent="0.000cm" fo:text-align="left" style:page-number="auto">
        <style:tab-stops>
          <style:tab-stop style:position="11.373cm" style:type="right"/>
        </style:tab-stops>
      </style:paragraph-properties>
      <style:text-properties/>
    </style:style>
    <style:style style:family="paragraph" style:name="P264" style:display-name="P264" style:parent-style-name="Style17">
      <style:paragraph-properties fo:background-color="transparent" fo:margin-left="0.000cm" fo:text-indent="0.000cm" fo:text-align="left" style:page-number="auto"/>
      <style:text-properties/>
    </style:style>
    <style:style style:family="paragraph" style:name="P292" style:display-name="P292" style:parent-style-name="Style17">
      <style:paragraph-properties fo:background-color="transparent" fo:margin-left="0.000cm" fo:text-indent="0.000cm" fo:text-align="left" style:page-number="auto">
        <style:tab-stops>
          <style:tab-stop style:position="11.227cm" style:type="right"/>
        </style:tab-stops>
      </style:paragraph-properties>
      <style:text-properties/>
    </style:style>
    <style:style style:family="paragraph" style:name="P316" style:display-name="P316" style:parent-style-name="Style17">
      <style:paragraph-properties fo:background-color="transparent" fo:margin-left="0.000cm" fo:text-indent="0.000cm" fo:text-align="left" style:page-number="auto"/>
      <style:text-properties/>
    </style:style>
    <style:style style:family="paragraph" style:name="P317" style:display-name="P317" style:parent-style-name="Style17">
      <style:paragraph-properties fo:background-color="transparent" fo:margin-left="0.000cm" fo:text-indent="0.000cm" fo:text-align="left" style:page-number="auto"/>
      <style:text-properties/>
    </style:style>
    <style:style style:family="paragraph" style:name="P329" style:display-name="P329" style:parent-style-name="Style17">
      <style:paragraph-properties fo:background-color="transparent" fo:margin-left="0.000cm" fo:text-indent="0.000cm" fo:text-align="left" style:page-number="auto"/>
      <style:text-properties/>
    </style:style>
    <style:style style:family="paragraph" style:name="P330" style:display-name="P330" style:parent-style-name="Style17">
      <style:paragraph-properties fo:background-color="transparent" fo:margin-left="0.000cm" fo:text-indent="0.000cm" fo:text-align="left" style:page-number="auto"/>
      <style:text-properties/>
    </style:style>
    <style:style style:family="paragraph" style:name="P350" style:display-name="P350" style:parent-style-name="Style17">
      <style:paragraph-properties fo:background-color="transparent" fo:margin-left="0.000cm" fo:text-indent="0.000cm" fo:text-align="left" style:page-number="auto">
        <style:tab-stops>
          <style:tab-stop style:position="10.643cm" style:type="right"/>
        </style:tab-stops>
      </style:paragraph-properties>
      <style:text-properties/>
    </style:style>
    <style:style style:family="paragraph" style:name="P370" style:display-name="P370" style:parent-style-name="Style17">
      <style:paragraph-properties fo:background-color="transparent" fo:margin-left="0.000cm" fo:text-indent="0.000cm" fo:text-align="left" style:page-number="auto"/>
      <style:text-properties/>
    </style:style>
    <style:style style:family="paragraph" style:name="P371" style:display-name="P371" style:parent-style-name="Style17">
      <style:paragraph-properties fo:background-color="transparent" fo:margin-left="0.000cm" fo:text-indent="0.000cm" fo:text-align="left" style:page-number="auto"/>
      <style:text-properties/>
    </style:style>
    <style:style style:family="paragraph" style:name="P389" style:display-name="P389" style:parent-style-name="Style17">
      <style:paragraph-properties fo:background-color="transparent" fo:margin-left="0.000cm" fo:text-indent="0.000cm" fo:text-align="left" style:page-number="auto"/>
      <style:text-properties/>
    </style:style>
    <style:style style:family="paragraph" style:name="P390" style:display-name="P390" style:parent-style-name="Style17">
      <style:paragraph-properties fo:background-color="transparent" fo:margin-left="0.000cm" fo:text-indent="0.000cm" fo:text-align="left" style:page-number="auto"/>
      <style:text-properties/>
    </style:style>
    <style:style style:family="paragraph" style:name="P408" style:display-name="P408" style:parent-style-name="Style17">
      <style:paragraph-properties fo:background-color="transparent" fo:margin-left="0.000cm" fo:text-indent="0.000cm" fo:text-align="left" style:page-number="auto">
        <style:tab-stops>
          <style:tab-stop style:position="11.487cm" style:type="right"/>
        </style:tab-stops>
      </style:paragraph-properties>
      <style:text-properties/>
    </style:style>
    <style:style style:family="paragraph" style:name="P423" style:display-name="P423" style:parent-style-name="Style17">
      <style:paragraph-properties fo:background-color="transparent" fo:margin-left="0.000cm" fo:text-indent="0.000cm" fo:text-align="left" style:page-number="auto">
        <style:tab-stops>
          <style:tab-stop style:position="11.347cm" style:type="right"/>
        </style:tab-stops>
      </style:paragraph-properties>
      <style:text-properties/>
    </style:style>
    <style:style style:family="paragraph" style:name="P444" style:display-name="P444" style:parent-style-name="Style17">
      <style:paragraph-properties fo:background-color="transparent" fo:margin-left="0.000cm" fo:text-indent="0.000cm" fo:text-align="left" style:page-number="auto"/>
      <style:text-properties/>
    </style:style>
    <style:style style:family="paragraph" style:name="P445" style:display-name="P445" style:parent-style-name="Style17">
      <style:paragraph-properties fo:background-color="transparent" fo:margin-left="0.000cm" fo:text-indent="0.000cm" fo:text-align="left" style:page-number="auto"/>
      <style:text-properties/>
    </style:style>
    <style:style style:family="paragraph" style:name="P458" style:display-name="P458" style:parent-style-name="Style17">
      <style:paragraph-properties fo:background-color="transparent" fo:margin-left="0.000cm" fo:text-indent="0.000cm" fo:text-align="left" style:page-number="auto">
        <style:tab-stops>
          <style:tab-stop style:position="9.906cm" style:type="right"/>
        </style:tab-stops>
      </style:paragraph-properties>
      <style:text-properties/>
    </style:style>
    <style:style style:family="paragraph" style:name="P479" style:display-name="P479" style:parent-style-name="Style17">
      <style:paragraph-properties fo:background-color="transparent" fo:margin-left="0.000cm" fo:text-indent="0.000cm" fo:text-align="left" style:page-number="auto"/>
      <style:text-properties/>
    </style:style>
    <style:style style:family="paragraph" style:name="P496" style:display-name="P496" style:parent-style-name="Style17">
      <style:paragraph-properties fo:background-color="transparent" fo:margin-left="0.000cm" fo:text-indent="0.000cm" fo:text-align="left" style:page-number="auto"/>
      <style:text-properties/>
    </style:style>
    <style:style style:family="paragraph" style:name="P497" style:display-name="P497" style:parent-style-name="Style17">
      <style:paragraph-properties fo:background-color="transparent" fo:margin-left="0.000cm" fo:text-indent="0.000cm" fo:text-align="left" style:page-number="auto"/>
      <style:text-properties/>
    </style:style>
    <style:style style:family="paragraph" style:name="P512" style:display-name="P512" style:parent-style-name="Style17">
      <style:paragraph-properties fo:background-color="transparent" fo:margin-left="0.000cm" fo:text-indent="0.000cm" fo:text-align="left" style:page-number="auto"/>
      <style:text-properties/>
    </style:style>
    <style:style style:family="paragraph" style:name="P524" style:display-name="P524" style:parent-style-name="Style17">
      <style:paragraph-properties fo:background-color="transparent" fo:margin-left="0.000cm" fo:text-indent="0.000cm" fo:text-align="left" style:page-number="auto">
        <style:tab-stops>
          <style:tab-stop style:position="11.487cm" style:type="right"/>
        </style:tab-stops>
      </style:paragraph-properties>
      <style:text-properties/>
    </style:style>
    <style:style style:family="paragraph" style:name="P534" style:display-name="P534" style:parent-style-name="Style17">
      <style:paragraph-properties fo:background-color="transparent" fo:margin-left="0.000cm" fo:text-indent="0.000cm" fo:text-align="left" style:page-number="auto">
        <style:tab-stops>
          <style:tab-stop style:position="11.506cm" style:type="right"/>
        </style:tab-stops>
      </style:paragraph-properties>
      <style:text-properties/>
    </style:style>
    <style:style style:family="paragraph" style:name="P552" style:display-name="P552" style:parent-style-name="Style17">
      <style:paragraph-properties fo:background-color="transparent" fo:margin-left="0.000cm" fo:text-indent="0.000cm" fo:text-align="left" style:page-number="auto"/>
      <style:text-properties/>
    </style:style>
    <style:style style:family="paragraph" style:name="P574" style:display-name="P574" style:parent-style-name="Style17">
      <style:paragraph-properties fo:background-color="transparent" fo:margin-left="0.000cm" fo:text-indent="0.000cm" fo:text-align="left" style:page-number="auto">
        <style:tab-stops>
          <style:tab-stop style:position="11.500cm" style:type="right"/>
        </style:tab-stops>
      </style:paragraph-properties>
      <style:text-properties/>
    </style:style>
    <style:style style:family="paragraph" style:name="P598" style:display-name="P598" style:parent-style-name="Style17">
      <style:paragraph-properties fo:background-color="transparent" fo:margin-left="0.000cm" fo:text-indent="0.000cm" fo:text-align="left" style:page-number="auto"/>
      <style:text-properties/>
    </style:style>
    <style:style style:family="paragraph" style:name="P599" style:display-name="P599" style:parent-style-name="Style17">
      <style:paragraph-properties fo:background-color="transparent" fo:margin-left="0.000cm" fo:text-indent="0.000cm" fo:text-align="left" style:page-number="auto"/>
      <style:text-properties/>
    </style:style>
    <style:style style:family="paragraph" style:name="P635" style:display-name="P635" style:parent-style-name="Style20">
      <style:paragraph-properties fo:background-color="transparent" fo:margin-left="0.000cm" fo:text-indent="0.000cm" fo:text-align="left" style:page-number="auto">
        <style:tab-stops>
          <style:tab-stop style:position="10.547cm" style:type="right"/>
        </style:tab-stops>
      </style:paragraph-properties>
      <style:text-properties/>
    </style:style>
    <style:style style:family="paragraph" style:name="P650" style:display-name="P650" style:parent-style-name="Style20">
      <style:paragraph-properties fo:background-color="transparent" fo:margin-left="0.000cm" fo:text-indent="0.000cm" fo:text-align="left" style:page-number="auto"/>
      <style:text-properties/>
    </style:style>
    <style:style style:family="paragraph" style:name="P661" style:display-name="P661" style:parent-style-name="Style20">
      <style:paragraph-properties fo:background-color="transparent" fo:margin-left="0.000cm" fo:text-indent="0.000cm" fo:text-align="left" style:page-number="auto"/>
      <style:text-properties/>
    </style:style>
    <style:style style:family="paragraph" style:name="P662" style:display-name="P662" style:parent-style-name="Style20">
      <style:paragraph-properties fo:background-color="transparent" fo:margin-left="0.000cm" fo:text-indent="0.000cm" fo:text-align="left" style:page-number="auto"/>
      <style:text-properties/>
    </style:style>
    <style:style style:family="paragraph" style:name="P688" style:display-name="P688" style:parent-style-name="Style20">
      <style:paragraph-properties fo:background-color="transparent" fo:margin-left="0.000cm" fo:text-indent="0.000cm" fo:text-align="left" style:page-number="auto"/>
      <style:text-properties/>
    </style:style>
    <style:style style:family="paragraph" style:name="P706" style:display-name="P706" style:parent-style-name="Style20">
      <style:paragraph-properties fo:background-color="transparent" fo:margin-left="0.000cm" fo:text-indent="0.000cm" fo:text-align="left" style:page-number="auto"/>
      <style:text-properties/>
    </style:style>
    <style:style style:family="paragraph" style:name="P707" style:display-name="P707" style:parent-style-name="Style20">
      <style:paragraph-properties fo:background-color="transparent" fo:margin-left="0.000cm" fo:text-indent="0.000cm" fo:text-align="left" style:page-number="auto"/>
      <style:text-properties/>
    </style:style>
    <style:style style:family="paragraph" style:name="P729" style:display-name="P729" style:parent-style-name="Style20">
      <style:paragraph-properties fo:background-color="transparent" fo:margin-left="0.000cm" fo:text-indent="0.000cm" fo:text-align="left" style:page-number="auto"/>
      <style:text-properties/>
    </style:style>
    <style:style style:family="paragraph" style:name="P756" style:display-name="P756" style:parent-style-name="Style20">
      <style:paragraph-properties fo:background-color="transparent" fo:margin-left="0.000cm" fo:text-indent="0.000cm" fo:text-align="left" style:page-number="auto"/>
      <style:text-properties/>
    </style:style>
    <style:style style:family="paragraph" style:name="P776" style:display-name="P776" style:parent-style-name="Style20">
      <style:paragraph-properties fo:background-color="transparent" fo:margin-left="0.000cm" fo:text-indent="0.000cm" fo:text-align="left" style:page-number="auto">
        <style:tab-stops>
          <style:tab-stop style:position="10.579cm" style:type="right"/>
        </style:tab-stops>
      </style:paragraph-properties>
      <style:text-properties/>
    </style:style>
    <style:style style:family="paragraph" style:name="P795" style:display-name="P795" style:parent-style-name="Style20">
      <style:paragraph-properties fo:background-color="transparent" fo:margin-left="0.000cm" fo:text-indent="0.000cm" fo:text-align="left" style:page-number="auto">
        <style:tab-stops>
          <style:tab-stop style:position="10.833cm" style:type="right"/>
        </style:tab-stops>
      </style:paragraph-properties>
      <style:text-properties/>
    </style:style>
    <style:style style:family="paragraph" style:name="P809" style:display-name="P809" style:parent-style-name="Style20">
      <style:paragraph-properties fo:background-color="transparent" fo:margin-left="0.000cm" fo:text-indent="0.000cm" fo:text-align="left" style:page-number="auto"/>
      <style:text-properties/>
    </style:style>
    <style:style style:family="paragraph" style:name="P824" style:display-name="P824" style:parent-style-name="Style20">
      <style:paragraph-properties fo:background-color="transparent" fo:margin-left="0.000cm" fo:text-indent="0.000cm" fo:text-align="left" style:page-number="auto"/>
      <style:text-properties/>
    </style:style>
    <style:style style:family="paragraph" style:name="P825" style:display-name="P825" style:parent-style-name="Style20">
      <style:paragraph-properties fo:background-color="transparent" fo:margin-left="0.000cm" fo:text-indent="0.000cm" fo:text-align="left" style:page-number="auto"/>
      <style:text-properties/>
    </style:style>
    <style:style style:family="paragraph" style:name="P838" style:display-name="P838" style:parent-style-name="Style20">
      <style:paragraph-properties fo:background-color="transparent" fo:margin-left="0.000cm" fo:text-indent="0.000cm" fo:text-align="left" style:page-number="auto"/>
      <style:text-properties/>
    </style:style>
    <style:style style:family="paragraph" style:name="P847" style:display-name="P847" style:parent-style-name="Style20">
      <style:paragraph-properties fo:background-color="transparent" fo:margin-left="0.000cm" fo:text-indent="0.000cm" fo:text-align="left" style:page-number="auto"/>
      <style:text-properties/>
    </style:style>
    <style:style style:family="paragraph" style:name="P864" style:display-name="P864" style:parent-style-name="Style20">
      <style:paragraph-properties fo:background-color="transparent" fo:margin-left="0.000cm" fo:text-indent="0.000cm" fo:text-align="left" style:page-number="auto"/>
      <style:text-properties/>
    </style:style>
    <style:style style:family="paragraph" style:name="P865" style:display-name="P865" style:parent-style-name="Style20">
      <style:paragraph-properties fo:background-color="transparent" fo:margin-left="0.000cm" fo:text-indent="0.000cm" fo:text-align="left" style:page-number="auto"/>
      <style:text-properties/>
    </style:style>
    <style:style style:family="paragraph" style:name="P881" style:display-name="P881" style:parent-style-name="Style20">
      <style:paragraph-properties fo:background-color="transparent" fo:margin-left="0.000cm" fo:text-indent="0.000cm" fo:text-align="left" style:page-number="auto">
        <style:tab-stops>
          <style:tab-stop style:position="10.433cm" style:type="right"/>
        </style:tab-stops>
      </style:paragraph-properties>
      <style:text-properties/>
    </style:style>
    <style:style style:family="paragraph" style:name="P893" style:display-name="P893" style:parent-style-name="Style20">
      <style:paragraph-properties fo:background-color="transparent" fo:margin-left="0.000cm" fo:text-indent="0.000cm" fo:text-align="left" style:page-number="auto"/>
      <style:text-properties/>
    </style:style>
    <style:style style:family="paragraph" style:name="P902" style:display-name="P902" style:parent-style-name="Style20">
      <style:paragraph-properties fo:background-color="transparent" fo:margin-left="0.000cm" fo:text-indent="0.000cm" fo:text-align="left" style:page-number="auto"/>
      <style:text-properties/>
    </style:style>
    <style:style style:family="paragraph" style:name="P903" style:display-name="P903" style:parent-style-name="Style20">
      <style:paragraph-properties fo:background-color="transparent" fo:margin-left="0.000cm" fo:text-indent="0.000cm" fo:text-align="left" style:page-number="auto"/>
      <style:text-properties/>
    </style:style>
    <style:style style:family="paragraph" style:name="P914" style:display-name="P914" style:parent-style-name="Style20">
      <style:paragraph-properties fo:background-color="transparent" fo:margin-left="0.000cm" fo:text-indent="0.000cm" fo:text-align="left" style:page-number="auto"/>
      <style:text-properties/>
    </style:style>
    <style:style style:family="paragraph" style:name="P915" style:display-name="P915" style:parent-style-name="Style20">
      <style:paragraph-properties fo:background-color="transparent" fo:margin-left="0.000cm" fo:text-indent="0.000cm" fo:text-align="left" style:page-number="auto"/>
      <style:text-properties/>
    </style:style>
    <style:style style:family="paragraph" style:name="P940" style:display-name="P940" style:parent-style-name="Style20">
      <style:paragraph-properties fo:background-color="transparent" fo:margin-left="0.000cm" fo:text-indent="0.000cm" fo:text-align="left" style:page-number="auto"/>
      <style:text-properties/>
    </style:style>
    <style:style style:family="paragraph" style:name="P941" style:display-name="P941" style:parent-style-name="Style20">
      <style:paragraph-properties fo:background-color="transparent" fo:margin-left="0.000cm" fo:text-indent="0.000cm" fo:text-align="left" style:page-number="auto"/>
      <style:text-properties/>
    </style:style>
    <style:style style:family="paragraph" style:name="P956" style:display-name="P956" style:parent-style-name="Style20">
      <style:paragraph-properties fo:background-color="transparent" fo:margin-left="0.000cm" fo:text-indent="0.000cm" fo:text-align="left" style:page-number="auto"/>
      <style:text-properties/>
    </style:style>
    <style:style style:family="paragraph" style:name="P957" style:display-name="P957" style:parent-style-name="Style20">
      <style:paragraph-properties fo:background-color="transparent" fo:margin-left="0.000cm" fo:text-indent="0.000cm" fo:text-align="left" style:page-number="auto"/>
      <style:text-properties/>
    </style:style>
    <style:style style:family="paragraph" style:name="P975" style:display-name="P975" style:parent-style-name="Style20">
      <style:paragraph-properties fo:background-color="transparent" fo:margin-left="0.000cm" fo:text-indent="0.000cm" fo:text-align="left" style:page-number="auto">
        <style:tab-stops>
          <style:tab-stop style:position="11.227cm" style:type="right"/>
        </style:tab-stops>
      </style:paragraph-properties>
      <style:text-properties/>
    </style:style>
    <style:style style:family="paragraph" style:name="P994" style:display-name="P994" style:parent-style-name="Style20">
      <style:paragraph-properties fo:background-color="transparent" fo:margin-left="0.000cm" fo:text-indent="0.000cm" fo:text-align="left" style:page-number="auto">
        <style:tab-stops>
          <style:tab-stop style:position="10.852cm" style:type="right"/>
        </style:tab-stops>
      </style:paragraph-properties>
      <style:text-properties/>
    </style:style>
    <style:style style:family="paragraph" style:name="P1010" style:display-name="P1010" style:parent-style-name="Style20">
      <style:paragraph-properties fo:background-color="transparent" fo:margin-left="0.000cm" fo:text-indent="0.000cm" fo:text-align="left" style:page-number="auto">
        <style:tab-stops>
          <style:tab-stop style:position="10.573cm" style:type="right"/>
        </style:tab-stops>
      </style:paragraph-properties>
      <style:text-properties/>
    </style:style>
    <style:style style:family="paragraph" style:name="P1025" style:display-name="P1025" style:parent-style-name="Style20">
      <style:paragraph-properties fo:background-color="transparent" fo:margin-left="0.000cm" fo:text-indent="0.000cm" fo:text-align="left" style:page-number="auto"/>
      <style:text-properties/>
    </style:style>
    <style:style style:family="paragraph" style:name="P1026" style:display-name="P1026" style:parent-style-name="Style20">
      <style:paragraph-properties fo:background-color="transparent" fo:margin-left="0.000cm" fo:text-indent="0.000cm" fo:text-align="left" style:page-number="auto"/>
      <style:text-properties/>
    </style:style>
    <style:style style:family="paragraph" style:name="P1046" style:display-name="P1046" style:parent-style-name="Style20">
      <style:paragraph-properties fo:background-color="transparent" fo:margin-left="0.000cm" fo:text-indent="0.000cm" fo:text-align="left" style:page-number="auto"/>
      <style:text-properties/>
    </style:style>
    <style:style style:family="paragraph" style:name="P1047" style:display-name="P1047" style:parent-style-name="Style20">
      <style:paragraph-properties fo:background-color="transparent" fo:margin-left="0.000cm" fo:text-indent="0.000cm" fo:text-align="left" style:page-number="auto"/>
      <style:text-properties/>
    </style:style>
    <style:style style:family="paragraph" style:name="P1058" style:display-name="P1058" style:parent-style-name="Style20">
      <style:paragraph-properties fo:background-color="transparent" fo:margin-left="0.000cm" fo:text-indent="0.000cm" fo:text-align="left" style:page-number="auto"/>
      <style:text-properties/>
    </style:style>
    <style:style style:family="paragraph" style:name="P1059" style:display-name="P1059" style:parent-style-name="Style20">
      <style:paragraph-properties fo:background-color="transparent" fo:margin-left="0.000cm" fo:text-indent="0.000cm" fo:text-align="left" style:page-number="auto"/>
      <style:text-properties/>
    </style:style>
    <style:style style:family="paragraph" style:name="P1073" style:display-name="P1073" style:parent-style-name="Style20">
      <style:paragraph-properties fo:background-color="transparent" fo:margin-left="0.000cm" fo:text-indent="0.000cm" fo:text-align="left" style:page-number="auto"/>
      <style:text-properties/>
    </style:style>
    <style:style style:family="paragraph" style:name="P1089" style:display-name="P1089" style:parent-style-name="Style20">
      <style:paragraph-properties fo:background-color="transparent" fo:margin-left="0.000cm" fo:text-indent="0.000cm" fo:text-align="left" style:page-number="auto"/>
      <style:text-properties/>
    </style:style>
    <style:style style:family="paragraph" style:name="P1090" style:display-name="P1090" style:parent-style-name="Style20">
      <style:paragraph-properties fo:background-color="transparent" fo:margin-left="0.000cm" fo:text-indent="0.000cm" fo:text-align="left" style:page-number="auto"/>
      <style:text-properties/>
    </style:style>
    <style:style style:family="paragraph" style:name="P1101" style:display-name="P1101" style:parent-style-name="Style20">
      <style:paragraph-properties fo:background-color="transparent" fo:margin-left="0.000cm" fo:text-indent="0.000cm" fo:text-align="left" style:page-number="auto"/>
      <style:text-properties/>
    </style:style>
    <style:style style:family="paragraph" style:name="P1118" style:display-name="P1118" style:parent-style-name="Style20">
      <style:paragraph-properties fo:background-color="transparent" fo:margin-left="0.000cm" fo:text-indent="0.000cm" fo:text-align="left" style:page-number="auto"/>
      <style:text-properties/>
    </style:style>
    <style:style style:family="paragraph" style:name="P1119" style:display-name="P1119" style:parent-style-name="Style20">
      <style:paragraph-properties fo:background-color="transparent" fo:margin-left="0.000cm" fo:text-indent="0.000cm" fo:text-align="left" style:page-number="auto"/>
      <style:text-properties/>
    </style:style>
    <style:style style:family="paragraph" style:name="P1136" style:display-name="P1136" style:parent-style-name="Style20">
      <style:paragraph-properties fo:background-color="transparent" fo:margin-left="0.000cm" fo:text-indent="0.000cm" fo:text-align="left" style:page-number="auto">
        <style:tab-stops>
          <style:tab-stop style:position="10.935cm" style:type="right"/>
        </style:tab-stops>
      </style:paragraph-properties>
      <style:text-properties/>
    </style:style>
    <style:style style:family="paragraph" style:name="P1158" style:display-name="P1158" style:parent-style-name="Style20">
      <style:paragraph-properties fo:background-color="transparent" fo:margin-left="0.000cm" fo:text-indent="0.000cm" fo:text-align="left" style:page-number="auto"/>
      <style:text-properties/>
    </style:style>
    <style:style style:family="paragraph" style:name="P1159" style:display-name="P1159" style:parent-style-name="Style20">
      <style:paragraph-properties fo:background-color="transparent" fo:margin-left="0.000cm" fo:text-indent="0.000cm" fo:text-align="left" style:page-number="auto"/>
      <style:text-properties/>
    </style:style>
    <style:style style:family="paragraph" style:name="P1160" style:display-name="P1160" style:parent-style-name="Style20">
      <style:paragraph-properties fo:background-color="transparent" fo:margin-left="0.000cm" fo:text-indent="0.000cm" fo:text-align="left" style:page-number="auto"/>
      <style:text-properties/>
    </style:style>
    <style:style style:family="paragraph" style:name="P1184" style:display-name="P1184" style:parent-style-name="Style20">
      <style:paragraph-properties fo:background-color="transparent" fo:margin-left="0.000cm" fo:text-indent="0.000cm" fo:text-align="left" style:page-number="auto">
        <style:tab-stops>
          <style:tab-stop style:position="11.659cm" style:type="right"/>
        </style:tab-stops>
      </style:paragraph-properties>
      <style:text-properties/>
    </style:style>
    <style:style style:family="paragraph" style:name="P1198" style:display-name="P1198" style:parent-style-name="Style20">
      <style:paragraph-properties fo:background-color="transparent" fo:margin-left="0.000cm" fo:text-indent="0.000cm" fo:text-align="left" style:page-number="auto"/>
      <style:text-properties/>
    </style:style>
    <style:style style:family="paragraph" style:name="P1220" style:display-name="P1220" style:parent-style-name="Style20">
      <style:paragraph-properties fo:background-color="transparent" fo:margin-left="0.000cm" fo:text-indent="0.000cm" fo:text-align="left" style:page-number="auto">
        <style:tab-stops>
          <style:tab-stop style:position="10.776cm" style:type="right"/>
        </style:tab-stops>
      </style:paragraph-properties>
      <style:text-properties/>
    </style:style>
    <style:style style:family="paragraph" style:name="P1244" style:display-name="P1244" style:parent-style-name="Style20">
      <style:paragraph-properties fo:background-color="transparent" fo:margin-left="0.000cm" fo:text-indent="0.000cm" fo:text-align="left" style:page-number="auto">
        <style:tab-stops>
          <style:tab-stop style:position="12.040cm" style:type="right"/>
        </style:tab-stops>
      </style:paragraph-properties>
      <style:text-properties/>
    </style:style>
    <style:style style:family="paragraph" style:name="P1262" style:display-name="P1262" style:parent-style-name="Style20">
      <style:paragraph-properties fo:background-color="transparent" fo:margin-left="0.000cm" fo:text-indent="0.000cm" fo:text-align="left" style:page-number="auto"/>
      <style:text-properties/>
    </style:style>
    <style:style style:family="paragraph" style:name="P1272" style:display-name="P1272">
      <style:paragraph-properties style:page-number="auto"/>
      <style:text-properties fo:font-size="5.0000000000000003e-002pt" style:font-size-asian="5.0000000000000003e-002pt" style:font-size-complex="5.0000000000000003e-002pt"/>
    </style:style>
    <style:style style:name="M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29.693cm" fo:page-height="21.006cm" style:print-orientation="landscape" style:num-format="1" fo:margin-left="0.000cm" fo:margin-right="0.000cm" fo:margin-top="0cm" fo:margin-bottom="0cm"/>
      <style:header-style>
        <style:header-footer-properties fo:min-height="0.667cm"/>
      </style:header-style>
      <style:footer-style>
        <style:header-footer-properties fo:min-height="0.635cm" fo:margin-top="0.635cm"/>
      </style:footer-style>
    </style:page-layout>
  </office:automatic-styles>
  <office:master-styles>
    <style:master-page style:name="PageStyle0" style:page-layout-name="Mpm0">
      <style:header>
        <text:p text:style-name="P1272"/>
      </style:header>
      <style:footer>
        <text:p text:style-name="P127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Sminolta_c324041908060</dc:title>
    <dc:subject/>
    <meta:initial-creator/>
    <meta:keyword/>
  </office:meta>
</office:document-meta>
</file>